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5953in" svg:y="0.0394in">
            <draw:object draw:notify-on-update-of-ranges="Sheet1.A1:Sheet1.A1718 Sheet1.B1:Sheet1.B1718 Sheet1.C1:Sheet1.C1718 Sheet1.D1:Sheet1.D17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4509" calcext:value-type="float">
            <text:p>0.014509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0814" calcext:value-type="float">
            <text:p>-0.000814</text:p>
          </table:table-cell>
          <table:table-cell office:value-type="float" office:value="0.013881" calcext:value-type="float">
            <text:p>0.013881</text:p>
          </table:table-cell>
          <table:table-cell office:value-type="float" office:value="0.000139" calcext:value-type="float">
            <text:p>0.000139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01589" calcext:value-type="float">
            <text:p>-0.001589</text:p>
          </table:table-cell>
          <table:table-cell office:value-type="float" office:value="0.013183" calcext:value-type="float">
            <text:p>0.013183</text:p>
          </table:table-cell>
          <table:table-cell office:value-type="float" office:value="-0.001969" calcext:value-type="float">
            <text:p>-0.001969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02327" calcext:value-type="float">
            <text:p>-0.002327</text:p>
          </table:table-cell>
          <table:table-cell office:value-type="float" office:value="0.012256" calcext:value-type="float">
            <text:p>0.012256</text:p>
          </table:table-cell>
          <table:table-cell office:value-type="float" office:value="-0.001858" calcext:value-type="float">
            <text:p>-0.001858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0303" calcext:value-type="float">
            <text:p>-0.00303</text:p>
          </table:table-cell>
          <table:table-cell office:value-type="float" office:value="0.011206" calcext:value-type="float">
            <text:p>0.011206</text:p>
          </table:table-cell>
          <table:table-cell office:value-type="float" office:value="-0.001754" calcext:value-type="float">
            <text:p>-0.0017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0.010356" calcext:value-type="float">
            <text:p>0.010356</text:p>
          </table:table-cell>
          <table:table-cell office:value-type="float" office:value="0.000589" calcext:value-type="float">
            <text:p>0.000589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04338" calcext:value-type="float">
            <text:p>-0.004338</text:p>
          </table:table-cell>
          <table:table-cell office:value-type="float" office:value="0.009376" calcext:value-type="float">
            <text:p>0.009376</text:p>
          </table:table-cell>
          <table:table-cell office:value-type="float" office:value="-0.001535" calcext:value-type="float">
            <text:p>-0.001535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04945" calcext:value-type="float">
            <text:p>-0.004945</text:p>
          </table:table-cell>
          <table:table-cell office:value-type="float" office:value="0.007998" calcext:value-type="float">
            <text:p>0.007998</text:p>
          </table:table-cell>
          <table:table-cell office:value-type="float" office:value="-0.001434" calcext:value-type="float">
            <text:p>-0.001434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05524" calcext:value-type="float">
            <text:p>-0.005524</text:p>
          </table:table-cell>
          <table:table-cell office:value-type="float" office:value="0.006737" calcext:value-type="float">
            <text:p>0.006737</text:p>
          </table:table-cell>
          <table:table-cell office:value-type="float" office:value="-0.00134" calcext:value-type="float">
            <text:p>-0.00134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06074" calcext:value-type="float">
            <text:p>-0.006074</text:p>
          </table:table-cell>
          <table:table-cell office:value-type="float" office:value="0.005511" calcext:value-type="float">
            <text:p>0.005511</text:p>
          </table:table-cell>
          <table:table-cell office:value-type="float" office:value="-0.001254" calcext:value-type="float">
            <text:p>-0.001254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06599" calcext:value-type="float">
            <text:p>-0.006599</text:p>
          </table:table-cell>
          <table:table-cell office:value-type="float" office:value="0.003935" calcext:value-type="float">
            <text:p>0.003935</text:p>
          </table:table-cell>
          <table:table-cell office:value-type="float" office:value="-0.003414" calcext:value-type="float">
            <text:p>-0.003414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07099" calcext:value-type="float">
            <text:p>-0.007099</text:p>
          </table:table-cell>
          <table:table-cell office:value-type="float" office:value="0.001992" calcext:value-type="float">
            <text:p>0.001992</text:p>
          </table:table-cell>
          <table:table-cell office:value-type="float" office:value="-0.003353" calcext:value-type="float">
            <text:p>-0.003353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07575" calcext:value-type="float">
            <text:p>-0.007575</text:p>
          </table:table-cell>
          <table:table-cell office:value-type="float" office:value="-0.000218" calcext:value-type="float">
            <text:p>-0.000218</text:p>
          </table:table-cell>
          <table:table-cell office:value-type="float" office:value="-0.003297" calcext:value-type="float">
            <text:p>-0.003297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08028" calcext:value-type="float">
            <text:p>-0.008028</text:p>
          </table:table-cell>
          <table:table-cell office:value-type="float" office:value="-0.00248" calcext:value-type="float">
            <text:p>-0.00248</text:p>
          </table:table-cell>
          <table:table-cell office:value-type="float" office:value="-0.000999" calcext:value-type="float">
            <text:p>-0.000999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0846" calcext:value-type="float">
            <text:p>-0.00846</text:p>
          </table:table-cell>
          <table:table-cell office:value-type="float" office:value="-0.004496" calcext:value-type="float">
            <text:p>-0.004496</text:p>
          </table:table-cell>
          <table:table-cell office:value-type="float" office:value="-0.000925" calcext:value-type="float">
            <text:p>-0.0009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8871" calcext:value-type="float">
            <text:p>-0.008871</text:p>
          </table:table-cell>
          <table:table-cell office:value-type="float" office:value="-0.007051" calcext:value-type="float">
            <text:p>-0.007051</text:p>
          </table:table-cell>
          <table:table-cell office:value-type="float" office:value="0.001394" calcext:value-type="float">
            <text:p>0.0013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9262" calcext:value-type="float">
            <text:p>-0.009262</text:p>
          </table:table-cell>
          <table:table-cell office:value-type="float" office:value="-0.009218" calcext:value-type="float">
            <text:p>-0.009218</text:p>
          </table:table-cell>
          <table:table-cell office:value-type="float" office:value="0.001484" calcext:value-type="float">
            <text:p>0.0014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9635" calcext:value-type="float">
            <text:p>-0.009635</text:p>
          </table:table-cell>
          <table:table-cell office:value-type="float" office:value="-0.011014" calcext:value-type="float">
            <text:p>-0.011014</text:p>
          </table:table-cell>
          <table:table-cell office:value-type="float" office:value="0.001567" calcext:value-type="float">
            <text:p>0.001567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0999" calcext:value-type="float">
            <text:p>-0.00999</text:p>
          </table:table-cell>
          <table:table-cell office:value-type="float" office:value="-0.012335" calcext:value-type="float">
            <text:p>-0.012335</text:p>
          </table:table-cell>
          <table:table-cell office:value-type="float" office:value="-0.000602" calcext:value-type="float">
            <text:p>-0.0006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0328" calcext:value-type="float">
            <text:p>-0.010328</text:p>
          </table:table-cell>
          <table:table-cell office:value-type="float" office:value="-0.013327" calcext:value-type="float">
            <text:p>-0.013327</text:p>
          </table:table-cell>
          <table:table-cell office:value-type="float" office:value="0.001686" calcext:value-type="float">
            <text:p>0.0016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065" calcext:value-type="float">
            <text:p>-0.01065</text:p>
          </table:table-cell>
          <table:table-cell office:value-type="float" office:value="-0.013992" calcext:value-type="float">
            <text:p>-0.013992</text:p>
          </table:table-cell>
          <table:table-cell office:value-type="float" office:value="0.001741" calcext:value-type="float">
            <text:p>0.001741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-0.010957" calcext:value-type="float">
            <text:p>-0.010957</text:p>
          </table:table-cell>
          <table:table-cell office:value-type="float" office:value="-0.014775" calcext:value-type="float">
            <text:p>-0.014775</text:p>
          </table:table-cell>
          <table:table-cell office:value-type="float" office:value="0.004041" calcext:value-type="float">
            <text:p>0.0040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1249" calcext:value-type="float">
            <text:p>-0.011249</text:p>
          </table:table-cell>
          <table:table-cell office:value-type="float" office:value="-0.015345" calcext:value-type="float">
            <text:p>-0.015345</text:p>
          </table:table-cell>
          <table:table-cell office:value-type="float" office:value="0.001874" calcext:value-type="float">
            <text:p>0.0018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1528" calcext:value-type="float">
            <text:p>-0.011528</text:p>
          </table:table-cell>
          <table:table-cell office:value-type="float" office:value="-0.015765" calcext:value-type="float">
            <text:p>-0.015765</text:p>
          </table:table-cell>
          <table:table-cell office:value-type="float" office:value="0.001935" calcext:value-type="float">
            <text:p>0.0019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1793" calcext:value-type="float">
            <text:p>-0.011793</text:p>
          </table:table-cell>
          <table:table-cell office:value-type="float" office:value="-0.016378" calcext:value-type="float">
            <text:p>-0.016378</text:p>
          </table:table-cell>
          <table:table-cell office:value-type="float" office:value="0.001989" calcext:value-type="float">
            <text:p>0.0019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2045" calcext:value-type="float">
            <text:p>-0.012045</text:p>
          </table:table-cell>
          <table:table-cell office:value-type="float" office:value="-0.017031" calcext:value-type="float">
            <text:p>-0.017031</text:p>
          </table:table-cell>
          <table:table-cell office:value-type="float" office:value="0.00204" calcext:value-type="float">
            <text:p>0.00204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12285" calcext:value-type="float">
            <text:p>-0.012285</text:p>
          </table:table-cell>
          <table:table-cell office:value-type="float" office:value="-0.017598" calcext:value-type="float">
            <text:p>-0.017598</text:p>
          </table:table-cell>
          <table:table-cell office:value-type="float" office:value="0.006574" calcext:value-type="float">
            <text:p>0.006574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-0.012514" calcext:value-type="float">
            <text:p>-0.012514</text:p>
          </table:table-cell>
          <table:table-cell office:value-type="float" office:value="-0.018251" calcext:value-type="float">
            <text:p>-0.018251</text:p>
          </table:table-cell>
          <table:table-cell office:value-type="float" office:value="0.004416" calcext:value-type="float">
            <text:p>0.004416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-0.012732" calcext:value-type="float">
            <text:p>-0.012732</text:p>
          </table:table-cell>
          <table:table-cell office:value-type="float" office:value="-0.019034" calcext:value-type="float">
            <text:p>-0.019034</text:p>
          </table:table-cell>
          <table:table-cell office:value-type="float" office:value="0.008973" calcext:value-type="float">
            <text:p>0.008973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-0.01294" calcext:value-type="float">
            <text:p>-0.01294</text:p>
          </table:table-cell>
          <table:table-cell office:value-type="float" office:value="-0.019815" calcext:value-type="float">
            <text:p>-0.019815</text:p>
          </table:table-cell>
          <table:table-cell office:value-type="float" office:value="0.011314" calcext:value-type="float">
            <text:p>0.011314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13138" calcext:value-type="float">
            <text:p>-0.013138</text:p>
          </table:table-cell>
          <table:table-cell office:value-type="float" office:value="-0.020635" calcext:value-type="float">
            <text:p>-0.020635</text:p>
          </table:table-cell>
          <table:table-cell office:value-type="float" office:value="0.006942" calcext:value-type="float">
            <text:p>0.006942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-0.013326" calcext:value-type="float">
            <text:p>-0.013326</text:p>
          </table:table-cell>
          <table:table-cell office:value-type="float" office:value="-0.021026" calcext:value-type="float">
            <text:p>-0.021026</text:p>
          </table:table-cell>
          <table:table-cell office:value-type="float" office:value="0.011498" calcext:value-type="float">
            <text:p>0.011498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-0.013505" calcext:value-type="float">
            <text:p>-0.013505</text:p>
          </table:table-cell>
          <table:table-cell office:value-type="float" office:value="-0.020708" calcext:value-type="float">
            <text:p>-0.020708</text:p>
          </table:table-cell>
          <table:table-cell office:value-type="float" office:value="0.011588" calcext:value-type="float">
            <text:p>0.011588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-0.013676" calcext:value-type="float">
            <text:p>-0.013676</text:p>
          </table:table-cell>
          <table:table-cell office:value-type="float" office:value="-0.018938" calcext:value-type="float">
            <text:p>-0.018938</text:p>
          </table:table-cell>
          <table:table-cell office:value-type="float" office:value="0.013919" calcext:value-type="float">
            <text:p>0.013919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-0.013839" calcext:value-type="float">
            <text:p>-0.013839</text:p>
          </table:table-cell>
          <table:table-cell office:value-type="float" office:value="-0.015858" calcext:value-type="float">
            <text:p>-0.015858</text:p>
          </table:table-cell>
          <table:table-cell office:value-type="float" office:value="0.016266" calcext:value-type="float">
            <text:p>0.016266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-0.013994" calcext:value-type="float">
            <text:p>-0.013994</text:p>
          </table:table-cell>
          <table:table-cell office:value-type="float" office:value="-0.012503" calcext:value-type="float">
            <text:p>-0.012503</text:p>
          </table:table-cell>
          <table:table-cell office:value-type="float" office:value="0.018631" calcext:value-type="float">
            <text:p>0.018631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-0.014141" calcext:value-type="float">
            <text:p>-0.014141</text:p>
          </table:table-cell>
          <table:table-cell office:value-type="float" office:value="-0.008767" calcext:value-type="float">
            <text:p>-0.008767</text:p>
          </table:table-cell>
          <table:table-cell office:value-type="float" office:value="0.018769" calcext:value-type="float">
            <text:p>0.018769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-0.014282" calcext:value-type="float">
            <text:p>-0.014282</text:p>
          </table:table-cell>
          <table:table-cell office:value-type="float" office:value="-0.004258" calcext:value-type="float">
            <text:p>-0.004258</text:p>
          </table:table-cell>
          <table:table-cell office:value-type="float" office:value="0.021146" calcext:value-type="float">
            <text:p>0.021146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-0.014416" calcext:value-type="float">
            <text:p>-0.014416</text:p>
          </table:table-cell>
          <table:table-cell office:value-type="float" office:value="-0.000148" calcext:value-type="float">
            <text:p>-0.000148</text:p>
          </table:table-cell>
          <table:table-cell office:value-type="float" office:value="0.021288" calcext:value-type="float">
            <text:p>0.021288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-0.014543" calcext:value-type="float">
            <text:p>-0.014543</text:p>
          </table:table-cell>
          <table:table-cell office:value-type="float" office:value="0.004143" calcext:value-type="float">
            <text:p>0.004143</text:p>
          </table:table-cell>
          <table:table-cell office:value-type="float" office:value="0.019183" calcext:value-type="float">
            <text:p>0.019183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-0.014664" calcext:value-type="float">
            <text:p>-0.014664</text:p>
          </table:table-cell>
          <table:table-cell office:value-type="float" office:value="0.008295" calcext:value-type="float">
            <text:p>0.008295</text:p>
          </table:table-cell>
          <table:table-cell office:value-type="float" office:value="0.019296" calcext:value-type="float">
            <text:p>0.019296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-0.01478" calcext:value-type="float">
            <text:p>-0.01478</text:p>
          </table:table-cell>
          <table:table-cell office:value-type="float" office:value="0.012147" calcext:value-type="float">
            <text:p>0.012147</text:p>
          </table:table-cell>
          <table:table-cell office:value-type="float" office:value="0.019403" calcext:value-type="float">
            <text:p>0.019403</text:p>
          </table:table-cell>
        </table:table-row>
        <table:table-row table:style-name="ro1">
          <table:table-cell office:value-type="float" office:value="-0.209696" calcext:value-type="float">
            <text:p>-0.209696</text:p>
          </table:table-cell>
          <table:table-cell office:value-type="float" office:value="-0.01489" calcext:value-type="float">
            <text:p>-0.01489</text:p>
          </table:table-cell>
          <table:table-cell office:value-type="float" office:value="0.015626" calcext:value-type="float">
            <text:p>0.015626</text:p>
          </table:table-cell>
          <table:table-cell office:value-type="float" office:value="-0.032061" calcext:value-type="float">
            <text:p>-0.032061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-0.014995" calcext:value-type="float">
            <text:p>-0.014995</text:p>
          </table:table-cell>
          <table:table-cell office:value-type="float" office:value="0.019031" calcext:value-type="float">
            <text:p>0.019031</text:p>
          </table:table-cell>
          <table:table-cell office:value-type="float" office:value="0.02371" calcext:value-type="float">
            <text:p>0.02371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-0.015095" calcext:value-type="float">
            <text:p>-0.015095</text:p>
          </table:table-cell>
          <table:table-cell office:value-type="float" office:value="0.022102" calcext:value-type="float">
            <text:p>0.022102</text:p>
          </table:table-cell>
          <table:table-cell office:value-type="float" office:value="0.023822" calcext:value-type="float">
            <text:p>0.023822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-0.01519" calcext:value-type="float">
            <text:p>-0.01519</text:p>
          </table:table-cell>
          <table:table-cell office:value-type="float" office:value="0.028719" calcext:value-type="float">
            <text:p>0.028719</text:p>
          </table:table-cell>
          <table:table-cell office:value-type="float" office:value="0.015073" calcext:value-type="float">
            <text:p>0.015073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-0.015281" calcext:value-type="float">
            <text:p>-0.015281</text:p>
          </table:table-cell>
          <table:table-cell office:value-type="float" office:value="0.036789" calcext:value-type="float">
            <text:p>0.036789</text:p>
          </table:table-cell>
          <table:table-cell office:value-type="float" office:value="0.013026" calcext:value-type="float">
            <text:p>0.013026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-0.015367" calcext:value-type="float">
            <text:p>-0.015367</text:p>
          </table:table-cell>
          <table:table-cell office:value-type="float" office:value="0.045244" calcext:value-type="float">
            <text:p>0.045244</text:p>
          </table:table-cell>
          <table:table-cell office:value-type="float" office:value="0.013159" calcext:value-type="float">
            <text:p>0.013159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-0.015449" calcext:value-type="float">
            <text:p>-0.015449</text:p>
          </table:table-cell>
          <table:table-cell office:value-type="float" office:value="0.049989" calcext:value-type="float">
            <text:p>0.049989</text:p>
          </table:table-cell>
          <table:table-cell office:value-type="float" office:value="0.013241" calcext:value-type="float">
            <text:p>0.013241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15527" calcext:value-type="float">
            <text:p>-0.015527</text:p>
          </table:table-cell>
          <table:table-cell office:value-type="float" office:value="0.052519" calcext:value-type="float">
            <text:p>0.052519</text:p>
          </table:table-cell>
          <table:table-cell office:value-type="float" office:value="0.002087" calcext:value-type="float">
            <text:p>0.002087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15602" calcext:value-type="float">
            <text:p>-0.015602</text:p>
          </table:table-cell>
          <table:table-cell office:value-type="float" office:value="0.052759" calcext:value-type="float">
            <text:p>0.052759</text:p>
          </table:table-cell>
          <table:table-cell office:value-type="float" office:value="0.002053" calcext:value-type="float">
            <text:p>0.002053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5673" calcext:value-type="float">
            <text:p>-0.015673</text:p>
          </table:table-cell>
          <table:table-cell office:value-type="float" office:value="0.050104" calcext:value-type="float">
            <text:p>0.050104</text:p>
          </table:table-cell>
          <table:table-cell office:value-type="float" office:value="-0.000227" calcext:value-type="float">
            <text:p>-0.000227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-0.01574" calcext:value-type="float">
            <text:p>-0.01574</text:p>
          </table:table-cell>
          <table:table-cell office:value-type="float" office:value="0.047193" calcext:value-type="float">
            <text:p>0.047193</text:p>
          </table:table-cell>
          <table:table-cell office:value-type="float" office:value="-0.004745" calcext:value-type="float">
            <text:p>-0.004745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-0.015805" calcext:value-type="float">
            <text:p>-0.015805</text:p>
          </table:table-cell>
          <table:table-cell office:value-type="float" office:value="0.044495" calcext:value-type="float">
            <text:p>0.044495</text:p>
          </table:table-cell>
          <table:table-cell office:value-type="float" office:value="-0.004784" calcext:value-type="float">
            <text:p>-0.004784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5866" calcext:value-type="float">
            <text:p>-0.015866</text:p>
          </table:table-cell>
          <table:table-cell office:value-type="float" office:value="0.041609" calcext:value-type="float">
            <text:p>0.041609</text:p>
          </table:table-cell>
          <table:table-cell office:value-type="float" office:value="-0.000319" calcext:value-type="float">
            <text:p>-0.000319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-0.015924" calcext:value-type="float">
            <text:p>-0.015924</text:p>
          </table:table-cell>
          <table:table-cell office:value-type="float" office:value="0.038695" calcext:value-type="float">
            <text:p>0.038695</text:p>
          </table:table-cell>
          <table:table-cell office:value-type="float" office:value="-0.009256" calcext:value-type="float">
            <text:p>-0.009256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-0.01598" calcext:value-type="float">
            <text:p>-0.01598</text:p>
          </table:table-cell>
          <table:table-cell office:value-type="float" office:value="0.036237" calcext:value-type="float">
            <text:p>0.036237</text:p>
          </table:table-cell>
          <table:table-cell office:value-type="float" office:value="-0.007039" calcext:value-type="float">
            <text:p>-0.007039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-0.016033" calcext:value-type="float">
            <text:p>-0.016033</text:p>
          </table:table-cell>
          <table:table-cell office:value-type="float" office:value="0.032934" calcext:value-type="float">
            <text:p>0.032934</text:p>
          </table:table-cell>
          <table:table-cell office:value-type="float" office:value="-0.007062" calcext:value-type="float">
            <text:p>-0.007062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-0.016084" calcext:value-type="float">
            <text:p>-0.016084</text:p>
          </table:table-cell>
          <table:table-cell office:value-type="float" office:value="0.028579" calcext:value-type="float">
            <text:p>0.028579</text:p>
          </table:table-cell>
          <table:table-cell office:value-type="float" office:value="-0.011576" calcext:value-type="float">
            <text:p>-0.011576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-0.016132" calcext:value-type="float">
            <text:p>-0.016132</text:p>
          </table:table-cell>
          <table:table-cell office:value-type="float" office:value="0.025365" calcext:value-type="float">
            <text:p>0.025365</text:p>
          </table:table-cell>
          <table:table-cell office:value-type="float" office:value="-0.009399" calcext:value-type="float">
            <text:p>-0.009399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-0.016177" calcext:value-type="float">
            <text:p>-0.016177</text:p>
          </table:table-cell>
          <table:table-cell office:value-type="float" office:value="0.021956" calcext:value-type="float">
            <text:p>0.021956</text:p>
          </table:table-cell>
          <table:table-cell office:value-type="float" office:value="-0.009454" calcext:value-type="float">
            <text:p>-0.009454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-0.016221" calcext:value-type="float">
            <text:p>-0.016221</text:p>
          </table:table-cell>
          <table:table-cell office:value-type="float" office:value="0.017883" calcext:value-type="float">
            <text:p>0.017883</text:p>
          </table:table-cell>
          <table:table-cell office:value-type="float" office:value="-0.013991" calcext:value-type="float">
            <text:p>-0.013991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-0.016262" calcext:value-type="float">
            <text:p>-0.016262</text:p>
          </table:table-cell>
          <table:table-cell office:value-type="float" office:value="0.014054" calcext:value-type="float">
            <text:p>0.014054</text:p>
          </table:table-cell>
          <table:table-cell office:value-type="float" office:value="-0.011831" calcext:value-type="float">
            <text:p>-0.011831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-0.016302" calcext:value-type="float">
            <text:p>-0.016302</text:p>
          </table:table-cell>
          <table:table-cell office:value-type="float" office:value="0.010621" calcext:value-type="float">
            <text:p>0.010621</text:p>
          </table:table-cell>
          <table:table-cell office:value-type="float" office:value="-0.011901" calcext:value-type="float">
            <text:p>-0.011901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-0.01634" calcext:value-type="float">
            <text:p>-0.01634</text:p>
          </table:table-cell>
          <table:table-cell office:value-type="float" office:value="0.007247" calcext:value-type="float">
            <text:p>0.007247</text:p>
          </table:table-cell>
          <table:table-cell office:value-type="float" office:value="-0.009724" calcext:value-type="float">
            <text:p>-0.009724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-0.016375" calcext:value-type="float">
            <text:p>-0.016375</text:p>
          </table:table-cell>
          <table:table-cell office:value-type="float" office:value="0.003577" calcext:value-type="float">
            <text:p>0.003577</text:p>
          </table:table-cell>
          <table:table-cell office:value-type="float" office:value="-0.005283" calcext:value-type="float">
            <text:p>-0.005283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-0.01641" calcext:value-type="float">
            <text:p>-0.01641</text:p>
          </table:table-cell>
          <table:table-cell office:value-type="float" office:value="0.000496" calcext:value-type="float">
            <text:p>0.000496</text:p>
          </table:table-cell>
          <table:table-cell office:value-type="float" office:value="-0.012017" calcext:value-type="float">
            <text:p>-0.012017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-0.016442" calcext:value-type="float">
            <text:p>-0.016442</text:p>
          </table:table-cell>
          <table:table-cell office:value-type="float" office:value="-0.002605" calcext:value-type="float">
            <text:p>-0.002605</text:p>
          </table:table-cell>
          <table:table-cell office:value-type="float" office:value="-0.007593" calcext:value-type="float">
            <text:p>-0.007593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-0.016473" calcext:value-type="float">
            <text:p>-0.016473</text:p>
          </table:table-cell>
          <table:table-cell office:value-type="float" office:value="-0.005714" calcext:value-type="float">
            <text:p>-0.005714</text:p>
          </table:table-cell>
          <table:table-cell office:value-type="float" office:value="-0.00988" calcext:value-type="float">
            <text:p>-0.00988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-0.016502" calcext:value-type="float">
            <text:p>-0.016502</text:p>
          </table:table-cell>
          <table:table-cell office:value-type="float" office:value="-0.008395" calcext:value-type="float">
            <text:p>-0.008395</text:p>
          </table:table-cell>
          <table:table-cell office:value-type="float" office:value="-0.007703" calcext:value-type="float">
            <text:p>-0.007703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-0.016531" calcext:value-type="float">
            <text:p>-0.016531</text:p>
          </table:table-cell>
          <table:table-cell office:value-type="float" office:value="-0.010898" calcext:value-type="float">
            <text:p>-0.010898</text:p>
          </table:table-cell>
          <table:table-cell office:value-type="float" office:value="-0.003268" calcext:value-type="float">
            <text:p>-0.003268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6557" calcext:value-type="float">
            <text:p>-0.016557</text:p>
          </table:table-cell>
          <table:table-cell office:value-type="float" office:value="-0.013358" calcext:value-type="float">
            <text:p>-0.013358</text:p>
          </table:table-cell>
          <table:table-cell office:value-type="float" office:value="-0.001038" calcext:value-type="float">
            <text:p>-0.001038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6583" calcext:value-type="float">
            <text:p>-0.016583</text:p>
          </table:table-cell>
          <table:table-cell office:value-type="float" office:value="-0.015509" calcext:value-type="float">
            <text:p>-0.015509</text:p>
          </table:table-cell>
          <table:table-cell office:value-type="float" office:value="-0.001028" calcext:value-type="float">
            <text:p>-0.001028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6607" calcext:value-type="float">
            <text:p>-0.016607</text:p>
          </table:table-cell>
          <table:table-cell office:value-type="float" office:value="-0.017362" calcext:value-type="float">
            <text:p>-0.017362</text:p>
          </table:table-cell>
          <table:table-cell office:value-type="float" office:value="-0.00102" calcext:value-type="float">
            <text:p>-0.00102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663" calcext:value-type="float">
            <text:p>-0.01663</text:p>
          </table:table-cell>
          <table:table-cell office:value-type="float" office:value="-0.01907" calcext:value-type="float">
            <text:p>-0.01907</text:p>
          </table:table-cell>
          <table:table-cell office:value-type="float" office:value="-0.001025" calcext:value-type="float">
            <text:p>-0.0010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6652" calcext:value-type="float">
            <text:p>-0.016652</text:p>
          </table:table-cell>
          <table:table-cell office:value-type="float" office:value="-0.020557" calcext:value-type="float">
            <text:p>-0.020557</text:p>
          </table:table-cell>
          <table:table-cell office:value-type="float" office:value="0.003444" calcext:value-type="float">
            <text:p>0.003444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-0.016673" calcext:value-type="float">
            <text:p>-0.016673</text:p>
          </table:table-cell>
          <table:table-cell office:value-type="float" office:value="-0.021647" calcext:value-type="float">
            <text:p>-0.021647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6693" calcext:value-type="float">
            <text:p>-0.016693</text:p>
          </table:table-cell>
          <table:table-cell office:value-type="float" office:value="-0.022503" calcext:value-type="float">
            <text:p>-0.022503</text:p>
          </table:table-cell>
          <table:table-cell office:value-type="float" office:value="0.003493" calcext:value-type="float">
            <text:p>0.0034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6712" calcext:value-type="float">
            <text:p>-0.016712</text:p>
          </table:table-cell>
          <table:table-cell office:value-type="float" office:value="-0.023049" calcext:value-type="float">
            <text:p>-0.023049</text:p>
          </table:table-cell>
          <table:table-cell office:value-type="float" office:value="0.003512" calcext:value-type="float">
            <text:p>0.0035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673" calcext:value-type="float">
            <text:p>-0.01673</text:p>
          </table:table-cell>
          <table:table-cell office:value-type="float" office:value="-0.023211" calcext:value-type="float">
            <text:p>-0.023211</text:p>
          </table:table-cell>
          <table:table-cell office:value-type="float" office:value="0.003523" calcext:value-type="float">
            <text:p>0.003523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-0.016747" calcext:value-type="float">
            <text:p>-0.016747</text:p>
          </table:table-cell>
          <table:table-cell office:value-type="float" office:value="-0.023422" calcext:value-type="float">
            <text:p>-0.023422</text:p>
          </table:table-cell>
          <table:table-cell office:value-type="float" office:value="0.005771" calcext:value-type="float">
            <text:p>0.005771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-0.016764" calcext:value-type="float">
            <text:p>-0.016764</text:p>
          </table:table-cell>
          <table:table-cell office:value-type="float" office:value="-0.023412" calcext:value-type="float">
            <text:p>-0.023412</text:p>
          </table:table-cell>
          <table:table-cell office:value-type="float" office:value="0.005796" calcext:value-type="float">
            <text:p>0.005796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-0.01678" calcext:value-type="float">
            <text:p>-0.01678</text:p>
          </table:table-cell>
          <table:table-cell office:value-type="float" office:value="-0.023235" calcext:value-type="float">
            <text:p>-0.023235</text:p>
          </table:table-cell>
          <table:table-cell office:value-type="float" office:value="0.005828" calcext:value-type="float">
            <text:p>0.005828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-0.016794" calcext:value-type="float">
            <text:p>-0.016794</text:p>
          </table:table-cell>
          <table:table-cell office:value-type="float" office:value="-0.022697" calcext:value-type="float">
            <text:p>-0.022697</text:p>
          </table:table-cell>
          <table:table-cell office:value-type="float" office:value="0.005861" calcext:value-type="float">
            <text:p>0.005861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-0.016809" calcext:value-type="float">
            <text:p>-0.016809</text:p>
          </table:table-cell>
          <table:table-cell office:value-type="float" office:value="-0.02252" calcext:value-type="float">
            <text:p>-0.02252</text:p>
          </table:table-cell>
          <table:table-cell office:value-type="float" office:value="0.005893" calcext:value-type="float">
            <text:p>0.0058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6822" calcext:value-type="float">
            <text:p>-0.016822</text:p>
          </table:table-cell>
          <table:table-cell office:value-type="float" office:value="-0.022532" calcext:value-type="float">
            <text:p>-0.022532</text:p>
          </table:table-cell>
          <table:table-cell office:value-type="float" office:value="0.003681" calcext:value-type="float">
            <text:p>0.0036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6835" calcext:value-type="float">
            <text:p>-0.016835</text:p>
          </table:table-cell>
          <table:table-cell office:value-type="float" office:value="-0.022512" calcext:value-type="float">
            <text:p>-0.022512</text:p>
          </table:table-cell>
          <table:table-cell office:value-type="float" office:value="0.003693" calcext:value-type="float">
            <text:p>0.003693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16847" calcext:value-type="float">
            <text:p>-0.016847</text:p>
          </table:table-cell>
          <table:table-cell office:value-type="float" office:value="-0.023013" calcext:value-type="float">
            <text:p>-0.023013</text:p>
          </table:table-cell>
          <table:table-cell office:value-type="float" office:value="0.008188" calcext:value-type="float">
            <text:p>0.0081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6859" calcext:value-type="float">
            <text:p>-0.016859</text:p>
          </table:table-cell>
          <table:table-cell office:value-type="float" office:value="-0.023853" calcext:value-type="float">
            <text:p>-0.023853</text:p>
          </table:table-cell>
          <table:table-cell office:value-type="float" office:value="0.003751" calcext:value-type="float">
            <text:p>0.003751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-0.01687" calcext:value-type="float">
            <text:p>-0.01687</text:p>
          </table:table-cell>
          <table:table-cell office:value-type="float" office:value="-0.024032" calcext:value-type="float">
            <text:p>-0.024032</text:p>
          </table:table-cell>
          <table:table-cell office:value-type="float" office:value="0.006015" calcext:value-type="float">
            <text:p>0.006015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-0.016881" calcext:value-type="float">
            <text:p>-0.016881</text:p>
          </table:table-cell>
          <table:table-cell office:value-type="float" office:value="-0.024446" calcext:value-type="float">
            <text:p>-0.024446</text:p>
          </table:table-cell>
          <table:table-cell office:value-type="float" office:value="0.010535" calcext:value-type="float">
            <text:p>0.010535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-0.016891" calcext:value-type="float">
            <text:p>-0.016891</text:p>
          </table:table-cell>
          <table:table-cell office:value-type="float" office:value="-0.02402" calcext:value-type="float">
            <text:p>-0.02402</text:p>
          </table:table-cell>
          <table:table-cell office:value-type="float" office:value="0.017331" calcext:value-type="float">
            <text:p>0.017331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-0.0169" calcext:value-type="float">
            <text:p>-0.0169</text:p>
          </table:table-cell>
          <table:table-cell office:value-type="float" office:value="-0.021377" calcext:value-type="float">
            <text:p>-0.021377</text:p>
          </table:table-cell>
          <table:table-cell office:value-type="float" office:value="0.017457" calcext:value-type="float">
            <text:p>0.017457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-0.016909" calcext:value-type="float">
            <text:p>-0.016909</text:p>
          </table:table-cell>
          <table:table-cell office:value-type="float" office:value="-0.017026" calcext:value-type="float">
            <text:p>-0.017026</text:p>
          </table:table-cell>
          <table:table-cell office:value-type="float" office:value="0.022066" calcext:value-type="float">
            <text:p>0.022066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" calcext:value-type="float">
            <text:p>0</text:p>
          </table:table-cell>
          <table:table-cell office:value-type="float" office:value="-0.012979" calcext:value-type="float">
            <text:p>-0.012979</text:p>
          </table:table-cell>
          <table:table-cell office:value-type="float" office:value="0.021556" calcext:value-type="float">
            <text:p>0.021556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" calcext:value-type="float">
            <text:p>0</text:p>
          </table:table-cell>
          <table:table-cell office:value-type="float" office:value="-0.008473" calcext:value-type="float">
            <text:p>-0.008473</text:p>
          </table:table-cell>
          <table:table-cell office:value-type="float" office:value="0.014622" calcext:value-type="float">
            <text:p>0.014622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10714" calcext:value-type="float">
            <text:p>0.010714</text:p>
          </table:table-cell>
          <table:table-cell office:value-type="float" office:value="-0.002831" calcext:value-type="float">
            <text:p>-0.002831</text:p>
          </table:table-cell>
          <table:table-cell office:value-type="float" office:value="0.017088" calcext:value-type="float">
            <text:p>0.017088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21344" calcext:value-type="float">
            <text:p>0.021344</text:p>
          </table:table-cell>
          <table:table-cell office:value-type="float" office:value="0.001987" calcext:value-type="float">
            <text:p>0.001987</text:p>
          </table:table-cell>
          <table:table-cell office:value-type="float" office:value="0.015854" calcext:value-type="float">
            <text:p>0.015854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31888" calcext:value-type="float">
            <text:p>0.031888</text:p>
          </table:table-cell>
          <table:table-cell office:value-type="float" office:value="0.006034" calcext:value-type="float">
            <text:p>0.006034</text:p>
          </table:table-cell>
          <table:table-cell office:value-type="float" office:value="0.012728" calcext:value-type="float">
            <text:p>0.012728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4235" calcext:value-type="float">
            <text:p>0.04235</text:p>
          </table:table-cell>
          <table:table-cell office:value-type="float" office:value="0.00962" calcext:value-type="float">
            <text:p>0.00962</text:p>
          </table:table-cell>
          <table:table-cell office:value-type="float" office:value="0.011422" calcext:value-type="float">
            <text:p>0.011422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52728" calcext:value-type="float">
            <text:p>0.052728</text:p>
          </table:table-cell>
          <table:table-cell office:value-type="float" office:value="0.012374" calcext:value-type="float">
            <text:p>0.012374</text:p>
          </table:table-cell>
          <table:table-cell office:value-type="float" office:value="0.00635" calcext:value-type="float">
            <text:p>0.00635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63024" calcext:value-type="float">
            <text:p>0.063024</text:p>
          </table:table-cell>
          <table:table-cell office:value-type="float" office:value="0.014274" calcext:value-type="float">
            <text:p>0.014274</text:p>
          </table:table-cell>
          <table:table-cell office:value-type="float" office:value="-0.002569" calcext:value-type="float">
            <text:p>-0.002569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73238" calcext:value-type="float">
            <text:p>0.073238</text:p>
          </table:table-cell>
          <table:table-cell office:value-type="float" office:value="0.015332" calcext:value-type="float">
            <text:p>0.015332</text:p>
          </table:table-cell>
          <table:table-cell office:value-type="float" office:value="-0.00605" calcext:value-type="float">
            <text:p>-0.00605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83371" calcext:value-type="float">
            <text:p>0.083371</text:p>
          </table:table-cell>
          <table:table-cell office:value-type="float" office:value="0.015519" calcext:value-type="float">
            <text:p>0.015519</text:p>
          </table:table-cell>
          <table:table-cell office:value-type="float" office:value="-0.005839" calcext:value-type="float">
            <text:p>-0.005839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93423" calcext:value-type="float">
            <text:p>0.093423</text:p>
          </table:table-cell>
          <table:table-cell office:value-type="float" office:value="0.014734" calcext:value-type="float">
            <text:p>0.014734</text:p>
          </table:table-cell>
          <table:table-cell office:value-type="float" office:value="-0.007458" calcext:value-type="float">
            <text:p>-0.007458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103396" calcext:value-type="float">
            <text:p>0.103396</text:p>
          </table:table-cell>
          <table:table-cell office:value-type="float" office:value="0.013131" calcext:value-type="float">
            <text:p>0.013131</text:p>
          </table:table-cell>
          <table:table-cell office:value-type="float" office:value="-0.010942" calcext:value-type="float">
            <text:p>-0.0109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329" calcext:value-type="float">
            <text:p>0.11329</text:p>
          </table:table-cell>
          <table:table-cell office:value-type="float" office:value="0.011272" calcext:value-type="float">
            <text:p>0.011272</text:p>
          </table:table-cell>
          <table:table-cell office:value-type="float" office:value="-0.014473" calcext:value-type="float">
            <text:p>-0.014473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123105" calcext:value-type="float">
            <text:p>0.123105</text:p>
          </table:table-cell>
          <table:table-cell office:value-type="float" office:value="0.009356" calcext:value-type="float">
            <text:p>0.009356</text:p>
          </table:table-cell>
          <table:table-cell office:value-type="float" office:value="-0.018068" calcext:value-type="float">
            <text:p>-0.0180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2842" calcext:value-type="float">
            <text:p>0.132842</text:p>
          </table:table-cell>
          <table:table-cell office:value-type="float" office:value="0.007686" calcext:value-type="float">
            <text:p>0.007686</text:p>
          </table:table-cell>
          <table:table-cell office:value-type="float" office:value="-0.017982" calcext:value-type="float">
            <text:p>-0.017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2502" calcext:value-type="float">
            <text:p>0.142502</text:p>
          </table:table-cell>
          <table:table-cell office:value-type="float" office:value="0.005964" calcext:value-type="float">
            <text:p>0.005964</text:p>
          </table:table-cell>
          <table:table-cell office:value-type="float" office:value="-0.019754" calcext:value-type="float">
            <text:p>-0.019754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152086" calcext:value-type="float">
            <text:p>0.152086</text:p>
          </table:table-cell>
          <table:table-cell office:value-type="float" office:value="0.004185" calcext:value-type="float">
            <text:p>0.004185</text:p>
          </table:table-cell>
          <table:table-cell office:value-type="float" office:value="-0.023417" calcext:value-type="float">
            <text:p>-0.023417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161593" calcext:value-type="float">
            <text:p>0.161593</text:p>
          </table:table-cell>
          <table:table-cell office:value-type="float" office:value="0.0025" calcext:value-type="float">
            <text:p>0.0025</text:p>
          </table:table-cell>
          <table:table-cell office:value-type="float" office:value="-0.025266" calcext:value-type="float">
            <text:p>-0.025266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171025" calcext:value-type="float">
            <text:p>0.171025</text:p>
          </table:table-cell>
          <table:table-cell office:value-type="float" office:value="0.000779" calcext:value-type="float">
            <text:p>0.000779</text:p>
          </table:table-cell>
          <table:table-cell office:value-type="float" office:value="-0.027138" calcext:value-type="float">
            <text:p>-0.027138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180382" calcext:value-type="float">
            <text:p>0.180382</text:p>
          </table:table-cell>
          <table:table-cell office:value-type="float" office:value="-0.001058" calcext:value-type="float">
            <text:p>-0.001058</text:p>
          </table:table-cell>
          <table:table-cell office:value-type="float" office:value="-0.03278" calcext:value-type="float">
            <text:p>-0.03278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189664" calcext:value-type="float">
            <text:p>0.189664</text:p>
          </table:table-cell>
          <table:table-cell office:value-type="float" office:value="-0.002951" calcext:value-type="float">
            <text:p>-0.002951</text:p>
          </table:table-cell>
          <table:table-cell office:value-type="float" office:value="-0.032899" calcext:value-type="float">
            <text:p>-0.032899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198873" calcext:value-type="float">
            <text:p>0.198873</text:p>
          </table:table-cell>
          <table:table-cell office:value-type="float" office:value="-0.00478" calcext:value-type="float">
            <text:p>-0.00478</text:p>
          </table:table-cell>
          <table:table-cell office:value-type="float" office:value="-0.032994" calcext:value-type="float">
            <text:p>-0.032994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208009" calcext:value-type="float">
            <text:p>0.208009</text:p>
          </table:table-cell>
          <table:table-cell office:value-type="float" office:value="-0.00668" calcext:value-type="float">
            <text:p>-0.00668</text:p>
          </table:table-cell>
          <table:table-cell office:value-type="float" office:value="-0.036805" calcext:value-type="float">
            <text:p>-0.036805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217073" calcext:value-type="float">
            <text:p>0.217073</text:p>
          </table:table-cell>
          <table:table-cell office:value-type="float" office:value="-0.008613" calcext:value-type="float">
            <text:p>-0.008613</text:p>
          </table:table-cell>
          <table:table-cell office:value-type="float" office:value="-0.042545" calcext:value-type="float">
            <text:p>-0.042545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226064" calcext:value-type="float">
            <text:p>0.226064</text:p>
          </table:table-cell>
          <table:table-cell office:value-type="float" office:value="-0.011334" calcext:value-type="float">
            <text:p>-0.011334</text:p>
          </table:table-cell>
          <table:table-cell office:value-type="float" office:value="-0.046516" calcext:value-type="float">
            <text:p>-0.046516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234984" calcext:value-type="float">
            <text:p>0.234984</text:p>
          </table:table-cell>
          <table:table-cell office:value-type="float" office:value="-0.0154" calcext:value-type="float">
            <text:p>-0.0154</text:p>
          </table:table-cell>
          <table:table-cell office:value-type="float" office:value="-0.048681" calcext:value-type="float">
            <text:p>-0.048681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243834" calcext:value-type="float">
            <text:p>0.243834</text:p>
          </table:table-cell>
          <table:table-cell office:value-type="float" office:value="-0.020012" calcext:value-type="float">
            <text:p>-0.020012</text:p>
          </table:table-cell>
          <table:table-cell office:value-type="float" office:value="-0.048986" calcext:value-type="float">
            <text:p>-0.048986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252613" calcext:value-type="float">
            <text:p>0.252613</text:p>
          </table:table-cell>
          <table:table-cell office:value-type="float" office:value="-0.025414" calcext:value-type="float">
            <text:p>-0.025414</text:p>
          </table:table-cell>
          <table:table-cell office:value-type="float" office:value="-0.053004" calcext:value-type="float">
            <text:p>-0.053004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0.261322" calcext:value-type="float">
            <text:p>0.261322</text:p>
          </table:table-cell>
          <table:table-cell office:value-type="float" office:value="-0.031145" calcext:value-type="float">
            <text:p>-0.031145</text:p>
          </table:table-cell>
          <table:table-cell office:value-type="float" office:value="-0.060819" calcext:value-type="float">
            <text:p>-0.060819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269962" calcext:value-type="float">
            <text:p>0.269962</text:p>
          </table:table-cell>
          <table:table-cell office:value-type="float" office:value="-0.037992" calcext:value-type="float">
            <text:p>-0.037992</text:p>
          </table:table-cell>
          <table:table-cell office:value-type="float" office:value="-0.057529" calcext:value-type="float">
            <text:p>-0.057529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278534" calcext:value-type="float">
            <text:p>0.278534</text:p>
          </table:table-cell>
          <table:table-cell office:value-type="float" office:value="-0.046091" calcext:value-type="float">
            <text:p>-0.046091</text:p>
          </table:table-cell>
          <table:table-cell office:value-type="float" office:value="-0.057882" calcext:value-type="float">
            <text:p>-0.057882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287038" calcext:value-type="float">
            <text:p>0.287038</text:p>
          </table:table-cell>
          <table:table-cell office:value-type="float" office:value="-0.054741" calcext:value-type="float">
            <text:p>-0.054741</text:p>
          </table:table-cell>
          <table:table-cell office:value-type="float" office:value="-0.061947" calcext:value-type="float">
            <text:p>-0.061947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295474" calcext:value-type="float">
            <text:p>0.295474</text:p>
          </table:table-cell>
          <table:table-cell office:value-type="float" office:value="-0.06359" calcext:value-type="float">
            <text:p>-0.06359</text:p>
          </table:table-cell>
          <table:table-cell office:value-type="float" office:value="-0.06419" calcext:value-type="float">
            <text:p>-0.06419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303843" calcext:value-type="float">
            <text:p>0.303843</text:p>
          </table:table-cell>
          <table:table-cell office:value-type="float" office:value="-0.072781" calcext:value-type="float">
            <text:p>-0.072781</text:p>
          </table:table-cell>
          <table:table-cell office:value-type="float" office:value="-0.062709" calcext:value-type="float">
            <text:p>-0.062709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312146" calcext:value-type="float">
            <text:p>0.312146</text:p>
          </table:table-cell>
          <table:table-cell office:value-type="float" office:value="-0.082635" calcext:value-type="float">
            <text:p>-0.082635</text:p>
          </table:table-cell>
          <table:table-cell office:value-type="float" office:value="-0.066792" calcext:value-type="float">
            <text:p>-0.066792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320383" calcext:value-type="float">
            <text:p>0.320383</text:p>
          </table:table-cell>
          <table:table-cell office:value-type="float" office:value="-0.093162" calcext:value-type="float">
            <text:p>-0.093162</text:p>
          </table:table-cell>
          <table:table-cell office:value-type="float" office:value="-0.069061" calcext:value-type="float">
            <text:p>-0.069061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328555" calcext:value-type="float">
            <text:p>0.328555</text:p>
          </table:table-cell>
          <table:table-cell office:value-type="float" office:value="-0.102469" calcext:value-type="float">
            <text:p>-0.102469</text:p>
          </table:table-cell>
          <table:table-cell office:value-type="float" office:value="-0.065726" calcext:value-type="float">
            <text:p>-0.0657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36661" calcext:value-type="float">
            <text:p>0.336661</text:p>
          </table:table-cell>
          <table:table-cell office:value-type="float" office:value="-0.109176" calcext:value-type="float">
            <text:p>-0.109176</text:p>
          </table:table-cell>
          <table:table-cell office:value-type="float" office:value="-0.066031" calcext:value-type="float">
            <text:p>-0.066031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344704" calcext:value-type="float">
            <text:p>0.344704</text:p>
          </table:table-cell>
          <table:table-cell office:value-type="float" office:value="-0.113679" calcext:value-type="float">
            <text:p>-0.113679</text:p>
          </table:table-cell>
          <table:table-cell office:value-type="float" office:value="-0.064427" calcext:value-type="float">
            <text:p>-0.064427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352682" calcext:value-type="float">
            <text:p>0.352682</text:p>
          </table:table-cell>
          <table:table-cell office:value-type="float" office:value="-0.117541" calcext:value-type="float">
            <text:p>-0.117541</text:p>
          </table:table-cell>
          <table:table-cell office:value-type="float" office:value="-0.064627" calcext:value-type="float">
            <text:p>-0.064627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360597" calcext:value-type="float">
            <text:p>0.360597</text:p>
          </table:table-cell>
          <table:table-cell office:value-type="float" office:value="-0.121771" calcext:value-type="float">
            <text:p>-0.121771</text:p>
          </table:table-cell>
          <table:table-cell office:value-type="float" office:value="-0.068557" calcext:value-type="float">
            <text:p>-0.068557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36845" calcext:value-type="float">
            <text:p>0.36845</text:p>
          </table:table-cell>
          <table:table-cell office:value-type="float" office:value="-0.126275" calcext:value-type="float">
            <text:p>-0.126275</text:p>
          </table:table-cell>
          <table:table-cell office:value-type="float" office:value="-0.06881" calcext:value-type="float">
            <text:p>-0.06881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37624" calcext:value-type="float">
            <text:p>0.37624</text:p>
          </table:table-cell>
          <table:table-cell office:value-type="float" office:value="-0.132232" calcext:value-type="float">
            <text:p>-0.132232</text:p>
          </table:table-cell>
          <table:table-cell office:value-type="float" office:value="-0.065301" calcext:value-type="float">
            <text:p>-0.065301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383968" calcext:value-type="float">
            <text:p>0.383968</text:p>
          </table:table-cell>
          <table:table-cell office:value-type="float" office:value="-0.137509" calcext:value-type="float">
            <text:p>-0.137509</text:p>
          </table:table-cell>
          <table:table-cell office:value-type="float" office:value="-0.069183" calcext:value-type="float">
            <text:p>-0.069183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391635" calcext:value-type="float">
            <text:p>0.391635</text:p>
          </table:table-cell>
          <table:table-cell office:value-type="float" office:value="-0.141279" calcext:value-type="float">
            <text:p>-0.141279</text:p>
          </table:table-cell>
          <table:table-cell office:value-type="float" office:value="-0.06749" calcext:value-type="float">
            <text:p>-0.06749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399241" calcext:value-type="float">
            <text:p>0.399241</text:p>
          </table:table-cell>
          <table:table-cell office:value-type="float" office:value="-0.144427" calcext:value-type="float">
            <text:p>-0.144427</text:p>
          </table:table-cell>
          <table:table-cell office:value-type="float" office:value="-0.060102" calcext:value-type="float">
            <text:p>-0.060102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406787" calcext:value-type="float">
            <text:p>0.406787</text:p>
          </table:table-cell>
          <table:table-cell office:value-type="float" office:value="-0.147417" calcext:value-type="float">
            <text:p>-0.147417</text:p>
          </table:table-cell>
          <table:table-cell office:value-type="float" office:value="-0.063763" calcext:value-type="float">
            <text:p>-0.063763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414273" calcext:value-type="float">
            <text:p>0.414273</text:p>
          </table:table-cell>
          <table:table-cell office:value-type="float" office:value="-0.149052" calcext:value-type="float">
            <text:p>-0.149052</text:p>
          </table:table-cell>
          <table:table-cell office:value-type="float" office:value="-0.0581" calcext:value-type="float">
            <text:p>-0.0581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421699" calcext:value-type="float">
            <text:p>0.421699</text:p>
          </table:table-cell>
          <table:table-cell office:value-type="float" office:value="-0.150006" calcext:value-type="float">
            <text:p>-0.150006</text:p>
          </table:table-cell>
          <table:table-cell office:value-type="float" office:value="-0.05792" calcext:value-type="float">
            <text:p>-0.05792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429067" calcext:value-type="float">
            <text:p>0.429067</text:p>
          </table:table-cell>
          <table:table-cell office:value-type="float" office:value="-0.15065" calcext:value-type="float">
            <text:p>-0.15065</text:p>
          </table:table-cell>
          <table:table-cell office:value-type="float" office:value="-0.057724" calcext:value-type="float">
            <text:p>-0.057724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436376" calcext:value-type="float">
            <text:p>0.436376</text:p>
          </table:table-cell>
          <table:table-cell office:value-type="float" office:value="-0.150695" calcext:value-type="float">
            <text:p>-0.150695</text:p>
          </table:table-cell>
          <table:table-cell office:value-type="float" office:value="-0.055641" calcext:value-type="float">
            <text:p>-0.055641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443627" calcext:value-type="float">
            <text:p>0.443627</text:p>
          </table:table-cell>
          <table:table-cell office:value-type="float" office:value="-0.149831" calcext:value-type="float">
            <text:p>-0.149831</text:p>
          </table:table-cell>
          <table:table-cell office:value-type="float" office:value="-0.057252" calcext:value-type="float">
            <text:p>-0.057252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45082" calcext:value-type="float">
            <text:p>0.45082</text:p>
          </table:table-cell>
          <table:table-cell office:value-type="float" office:value="-0.148866" calcext:value-type="float">
            <text:p>-0.148866</text:p>
          </table:table-cell>
          <table:table-cell office:value-type="float" office:value="-0.051382" calcext:value-type="float">
            <text:p>-0.051382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457956" calcext:value-type="float">
            <text:p>0.457956</text:p>
          </table:table-cell>
          <table:table-cell office:value-type="float" office:value="-0.14745" calcext:value-type="float">
            <text:p>-0.14745</text:p>
          </table:table-cell>
          <table:table-cell office:value-type="float" office:value="-0.05286" calcext:value-type="float">
            <text:p>-0.05286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465036" calcext:value-type="float">
            <text:p>0.465036</text:p>
          </table:table-cell>
          <table:table-cell office:value-type="float" office:value="-0.145904" calcext:value-type="float">
            <text:p>-0.145904</text:p>
          </table:table-cell>
          <table:table-cell office:value-type="float" office:value="-0.054346" calcext:value-type="float">
            <text:p>-0.054346</text:p>
          </table:table-cell>
        </table:table-row>
        <table:table-row table:style-name="ro1">
          <table:table-cell office:value-type="float" office:value="0.314544" calcext:value-type="float">
            <text:p>0.314544</text:p>
          </table:table-cell>
          <table:table-cell office:value-type="float" office:value="0.47206" calcext:value-type="float">
            <text:p>0.47206</text:p>
          </table:table-cell>
          <table:table-cell office:value-type="float" office:value="-0.143769" calcext:value-type="float">
            <text:p>-0.143769</text:p>
          </table:table-cell>
          <table:table-cell office:value-type="float" office:value="-0.053976" calcext:value-type="float">
            <text:p>-0.053976</text:p>
          </table:table-cell>
        </table:table-row>
        <table:table-row table:style-name="ro1">
          <table:table-cell office:value-type="float" office:value="0.340756" calcext:value-type="float">
            <text:p>0.340756</text:p>
          </table:table-cell>
          <table:table-cell office:value-type="float" office:value="0.479027" calcext:value-type="float">
            <text:p>0.479027</text:p>
          </table:table-cell>
          <table:table-cell office:value-type="float" office:value="-0.142209" calcext:value-type="float">
            <text:p>-0.142209</text:p>
          </table:table-cell>
          <table:table-cell office:value-type="float" office:value="-0.05171" calcext:value-type="float">
            <text:p>-0.05171</text:p>
          </table:table-cell>
        </table:table-row>
        <table:table-row table:style-name="ro1">
          <table:table-cell office:value-type="float" office:value="0.340756" calcext:value-type="float">
            <text:p>0.340756</text:p>
          </table:table-cell>
          <table:table-cell office:value-type="float" office:value="0.48594" calcext:value-type="float">
            <text:p>0.48594</text:p>
          </table:table-cell>
          <table:table-cell office:value-type="float" office:value="-0.141037" calcext:value-type="float">
            <text:p>-0.141037</text:p>
          </table:table-cell>
          <table:table-cell office:value-type="float" office:value="-0.053122" calcext:value-type="float">
            <text:p>-0.053122</text:p>
          </table:table-cell>
        </table:table-row>
        <table:table-row table:style-name="ro1">
          <table:table-cell office:value-type="float" office:value="0.340756" calcext:value-type="float">
            <text:p>0.340756</text:p>
          </table:table-cell>
          <table:table-cell office:value-type="float" office:value="0.492797" calcext:value-type="float">
            <text:p>0.492797</text:p>
          </table:table-cell>
          <table:table-cell office:value-type="float" office:value="-0.139715" calcext:value-type="float">
            <text:p>-0.139715</text:p>
          </table:table-cell>
          <table:table-cell office:value-type="float" office:value="-0.054543" calcext:value-type="float">
            <text:p>-0.054543</text:p>
          </table:table-cell>
        </table:table-row>
        <table:table-row table:style-name="ro1">
          <table:table-cell office:value-type="float" office:value="0.380074" calcext:value-type="float">
            <text:p>0.380074</text:p>
          </table:table-cell>
          <table:table-cell office:value-type="float" office:value="0.499601" calcext:value-type="float">
            <text:p>0.499601</text:p>
          </table:table-cell>
          <table:table-cell office:value-type="float" office:value="-0.137653" calcext:value-type="float">
            <text:p>-0.137653</text:p>
          </table:table-cell>
          <table:table-cell office:value-type="float" office:value="-0.050354" calcext:value-type="float">
            <text:p>-0.050354</text:p>
          </table:table-cell>
        </table:table-row>
        <table:table-row table:style-name="ro1">
          <table:table-cell office:value-type="float" office:value="0.380074" calcext:value-type="float">
            <text:p>0.380074</text:p>
          </table:table-cell>
          <table:table-cell office:value-type="float" office:value="0.50635" calcext:value-type="float">
            <text:p>0.50635</text:p>
          </table:table-cell>
          <table:table-cell office:value-type="float" office:value="-0.136453" calcext:value-type="float">
            <text:p>-0.136453</text:p>
          </table:table-cell>
          <table:table-cell office:value-type="float" office:value="-0.051677" calcext:value-type="float">
            <text:p>-0.051677</text:p>
          </table:table-cell>
        </table:table-row>
        <table:table-row table:style-name="ro1">
          <table:table-cell office:value-type="float" office:value="0.353862" calcext:value-type="float">
            <text:p>0.353862</text:p>
          </table:table-cell>
          <table:table-cell office:value-type="float" office:value="0.513045" calcext:value-type="float">
            <text:p>0.513045</text:p>
          </table:table-cell>
          <table:table-cell office:value-type="float" office:value="-0.136062" calcext:value-type="float">
            <text:p>-0.136062</text:p>
          </table:table-cell>
          <table:table-cell office:value-type="float" office:value="-0.056759" calcext:value-type="float">
            <text:p>-0.056759</text:p>
          </table:table-cell>
        </table:table-row>
        <table:table-row table:style-name="ro1">
          <table:table-cell office:value-type="float" office:value="0.380074" calcext:value-type="float">
            <text:p>0.380074</text:p>
          </table:table-cell>
          <table:table-cell office:value-type="float" office:value="0.519688" calcext:value-type="float">
            <text:p>0.519688</text:p>
          </table:table-cell>
          <table:table-cell office:value-type="float" office:value="-0.135047" calcext:value-type="float">
            <text:p>-0.135047</text:p>
          </table:table-cell>
          <table:table-cell office:value-type="float" office:value="-0.054445" calcext:value-type="float">
            <text:p>-0.054445</text:p>
          </table:table-cell>
        </table:table-row>
        <table:table-row table:style-name="ro1">
          <table:table-cell office:value-type="float" office:value="0.419392" calcext:value-type="float">
            <text:p>0.419392</text:p>
          </table:table-cell>
          <table:table-cell office:value-type="float" office:value="0.526278" calcext:value-type="float">
            <text:p>0.526278</text:p>
          </table:table-cell>
          <table:table-cell office:value-type="float" office:value="-0.135575" calcext:value-type="float">
            <text:p>-0.135575</text:p>
          </table:table-cell>
          <table:table-cell office:value-type="float" office:value="-0.050194" calcext:value-type="float">
            <text:p>-0.050194</text:p>
          </table:table-cell>
        </table:table-row>
        <table:table-row table:style-name="ro1">
          <table:table-cell office:value-type="float" office:value="0.380074" calcext:value-type="float">
            <text:p>0.380074</text:p>
          </table:table-cell>
          <table:table-cell office:value-type="float" office:value="0.532815" calcext:value-type="float">
            <text:p>0.532815</text:p>
          </table:table-cell>
          <table:table-cell office:value-type="float" office:value="-0.136247" calcext:value-type="float">
            <text:p>-0.136247</text:p>
          </table:table-cell>
          <table:table-cell office:value-type="float" office:value="-0.057073" calcext:value-type="float">
            <text:p>-0.057073</text:p>
          </table:table-cell>
        </table:table-row>
        <table:table-row table:style-name="ro1">
          <table:table-cell office:value-type="float" office:value="0.432498" calcext:value-type="float">
            <text:p>0.432498</text:p>
          </table:table-cell>
          <table:table-cell office:value-type="float" office:value="0.539301" calcext:value-type="float">
            <text:p>0.539301</text:p>
          </table:table-cell>
          <table:table-cell office:value-type="float" office:value="-0.135555" calcext:value-type="float">
            <text:p>-0.135555</text:p>
          </table:table-cell>
          <table:table-cell office:value-type="float" office:value="-0.050958" calcext:value-type="float">
            <text:p>-0.050958</text:p>
          </table:table-cell>
        </table:table-row>
        <table:table-row table:style-name="ro1">
          <table:table-cell office:value-type="float" office:value="0.419392" calcext:value-type="float">
            <text:p>0.419392</text:p>
          </table:table-cell>
          <table:table-cell office:value-type="float" office:value="0.545735" calcext:value-type="float">
            <text:p>0.545735</text:p>
          </table:table-cell>
          <table:table-cell office:value-type="float" office:value="-0.135958" calcext:value-type="float">
            <text:p>-0.135958</text:p>
          </table:table-cell>
          <table:table-cell office:value-type="float" office:value="-0.054068" calcext:value-type="float">
            <text:p>-0.054068</text:p>
          </table:table-cell>
        </table:table-row>
        <table:table-row table:style-name="ro1">
          <table:table-cell office:value-type="float" office:value="0.406286" calcext:value-type="float">
            <text:p>0.406286</text:p>
          </table:table-cell>
          <table:table-cell office:value-type="float" office:value="0.552118" calcext:value-type="float">
            <text:p>0.552118</text:p>
          </table:table-cell>
          <table:table-cell office:value-type="float" office:value="-0.136625" calcext:value-type="float">
            <text:p>-0.136625</text:p>
          </table:table-cell>
          <table:table-cell office:value-type="float" office:value="-0.057232" calcext:value-type="float">
            <text:p>-0.057232</text:p>
          </table:table-cell>
        </table:table-row>
        <table:table-row table:style-name="ro1">
          <table:table-cell office:value-type="float" office:value="0.471816" calcext:value-type="float">
            <text:p>0.471816</text:p>
          </table:table-cell>
          <table:table-cell office:value-type="float" office:value="0.55845" calcext:value-type="float">
            <text:p>0.55845</text:p>
          </table:table-cell>
          <table:table-cell office:value-type="float" office:value="-0.136871" calcext:value-type="float">
            <text:p>-0.136871</text:p>
          </table:table-cell>
          <table:table-cell office:value-type="float" office:value="-0.049206" calcext:value-type="float">
            <text:p>-0.049206</text:p>
          </table:table-cell>
        </table:table-row>
        <table:table-row table:style-name="ro1">
          <table:table-cell office:value-type="float" office:value="0.45871" calcext:value-type="float">
            <text:p>0.45871</text:p>
          </table:table-cell>
          <table:table-cell office:value-type="float" office:value="0.564732" calcext:value-type="float">
            <text:p>0.564732</text:p>
          </table:table-cell>
          <table:table-cell office:value-type="float" office:value="-0.137331" calcext:value-type="float">
            <text:p>-0.137331</text:p>
          </table:table-cell>
          <table:table-cell office:value-type="float" office:value="-0.052236" calcext:value-type="float">
            <text:p>-0.052236</text:p>
          </table:table-cell>
        </table:table-row>
        <table:table-row table:style-name="ro1">
          <table:table-cell office:value-type="float" office:value="0.45871" calcext:value-type="float">
            <text:p>0.45871</text:p>
          </table:table-cell>
          <table:table-cell office:value-type="float" office:value="0.570965" calcext:value-type="float">
            <text:p>0.570965</text:p>
          </table:table-cell>
          <table:table-cell office:value-type="float" office:value="-0.137023" calcext:value-type="float">
            <text:p>-0.137023</text:p>
          </table:table-cell>
          <table:table-cell office:value-type="float" office:value="-0.053435" calcext:value-type="float">
            <text:p>-0.053435</text:p>
          </table:table-cell>
        </table:table-row>
        <table:table-row table:style-name="ro1">
          <table:table-cell office:value-type="float" office:value="0.484922" calcext:value-type="float">
            <text:p>0.484922</text:p>
          </table:table-cell>
          <table:table-cell office:value-type="float" office:value="0.577147" calcext:value-type="float">
            <text:p>0.577147</text:p>
          </table:table-cell>
          <table:table-cell office:value-type="float" office:value="-0.137037" calcext:value-type="float">
            <text:p>-0.137037</text:p>
          </table:table-cell>
          <table:table-cell office:value-type="float" office:value="-0.050903" calcext:value-type="float">
            <text:p>-0.050903</text:p>
          </table:table-cell>
        </table:table-row>
        <table:table-row table:style-name="ro1">
          <table:table-cell office:value-type="float" office:value="0.498028" calcext:value-type="float">
            <text:p>0.498028</text:p>
          </table:table-cell>
          <table:table-cell office:value-type="float" office:value="0.583281" calcext:value-type="float">
            <text:p>0.583281</text:p>
          </table:table-cell>
          <table:table-cell office:value-type="float" office:value="-0.137148" calcext:value-type="float">
            <text:p>-0.137148</text:p>
          </table:table-cell>
          <table:table-cell office:value-type="float" office:value="-0.050183" calcext:value-type="float">
            <text:p>-0.050183</text:p>
          </table:table-cell>
        </table:table-row>
        <table:table-row table:style-name="ro1">
          <table:table-cell office:value-type="float" office:value="0.511134" calcext:value-type="float">
            <text:p>0.511134</text:p>
          </table:table-cell>
          <table:table-cell office:value-type="float" office:value="0.589366" calcext:value-type="float">
            <text:p>0.589366</text:p>
          </table:table-cell>
          <table:table-cell office:value-type="float" office:value="-0.136892" calcext:value-type="float">
            <text:p>-0.136892</text:p>
          </table:table-cell>
          <table:table-cell office:value-type="float" office:value="-0.049433" calcext:value-type="float">
            <text:p>-0.049433</text:p>
          </table:table-cell>
        </table:table-row>
        <table:table-row table:style-name="ro1">
          <table:table-cell office:value-type="float" office:value="0.52424" calcext:value-type="float">
            <text:p>0.52424</text:p>
          </table:table-cell>
          <table:table-cell office:value-type="float" office:value="0.595403" calcext:value-type="float">
            <text:p>0.595403</text:p>
          </table:table-cell>
          <table:table-cell office:value-type="float" office:value="-0.136633" calcext:value-type="float">
            <text:p>-0.136633</text:p>
          </table:table-cell>
          <table:table-cell office:value-type="float" office:value="-0.048653" calcext:value-type="float">
            <text:p>-0.048653</text:p>
          </table:table-cell>
        </table:table-row>
        <table:table-row table:style-name="ro1">
          <table:table-cell office:value-type="float" office:value="0.537346" calcext:value-type="float">
            <text:p>0.537346</text:p>
          </table:table-cell>
          <table:table-cell office:value-type="float" office:value="0.601392" calcext:value-type="float">
            <text:p>0.601392</text:p>
          </table:table-cell>
          <table:table-cell office:value-type="float" office:value="-0.136407" calcext:value-type="float">
            <text:p>-0.136407</text:p>
          </table:table-cell>
          <table:table-cell office:value-type="float" office:value="-0.047846" calcext:value-type="float">
            <text:p>-0.047846</text:p>
          </table:table-cell>
        </table:table-row>
        <table:table-row table:style-name="ro1">
          <table:table-cell office:value-type="float" office:value="0.550452" calcext:value-type="float">
            <text:p>0.550452</text:p>
          </table:table-cell>
          <table:table-cell office:value-type="float" office:value="0.607333" calcext:value-type="float">
            <text:p>0.607333</text:p>
          </table:table-cell>
          <table:table-cell office:value-type="float" office:value="-0.136661" calcext:value-type="float">
            <text:p>-0.136661</text:p>
          </table:table-cell>
          <table:table-cell office:value-type="float" office:value="-0.047012" calcext:value-type="float">
            <text:p>-0.047012</text:p>
          </table:table-cell>
        </table:table-row>
        <table:table-row table:style-name="ro1">
          <table:table-cell office:value-type="float" office:value="0.550452" calcext:value-type="float">
            <text:p>0.550452</text:p>
          </table:table-cell>
          <table:table-cell office:value-type="float" office:value="0.613227" calcext:value-type="float">
            <text:p>0.613227</text:p>
          </table:table-cell>
          <table:table-cell office:value-type="float" office:value="-0.136303" calcext:value-type="float">
            <text:p>-0.136303</text:p>
          </table:table-cell>
          <table:table-cell office:value-type="float" office:value="-0.048027" calcext:value-type="float">
            <text:p>-0.048027</text:p>
          </table:table-cell>
        </table:table-row>
        <table:table-row table:style-name="ro1">
          <table:table-cell office:value-type="float" office:value="0.563558" calcext:value-type="float">
            <text:p>0.563558</text:p>
          </table:table-cell>
          <table:table-cell office:value-type="float" office:value="0.619075" calcext:value-type="float">
            <text:p>0.619075</text:p>
          </table:table-cell>
          <table:table-cell office:value-type="float" office:value="-0.136478" calcext:value-type="float">
            <text:p>-0.136478</text:p>
          </table:table-cell>
          <table:table-cell office:value-type="float" office:value="-0.047182" calcext:value-type="float">
            <text:p>-0.047182</text:p>
          </table:table-cell>
        </table:table-row>
        <table:table-row table:style-name="ro1">
          <table:table-cell office:value-type="float" office:value="0.58977" calcext:value-type="float">
            <text:p>0.58977</text:p>
          </table:table-cell>
          <table:table-cell office:value-type="float" office:value="0.624876" calcext:value-type="float">
            <text:p>0.624876</text:p>
          </table:table-cell>
          <table:table-cell office:value-type="float" office:value="-0.136164" calcext:value-type="float">
            <text:p>-0.136164</text:p>
          </table:table-cell>
          <table:table-cell office:value-type="float" office:value="-0.044436" calcext:value-type="float">
            <text:p>-0.044436</text:p>
          </table:table-cell>
        </table:table-row>
        <table:table-row table:style-name="ro1">
          <table:table-cell office:value-type="float" office:value="0.58977" calcext:value-type="float">
            <text:p>0.58977</text:p>
          </table:table-cell>
          <table:table-cell office:value-type="float" office:value="0.630631" calcext:value-type="float">
            <text:p>0.630631</text:p>
          </table:table-cell>
          <table:table-cell office:value-type="float" office:value="-0.13598" calcext:value-type="float">
            <text:p>-0.13598</text:p>
          </table:table-cell>
          <table:table-cell office:value-type="float" office:value="-0.045366" calcext:value-type="float">
            <text:p>-0.045366</text:p>
          </table:table-cell>
        </table:table-row>
        <table:table-row table:style-name="ro1">
          <table:table-cell office:value-type="float" office:value="0.602876" calcext:value-type="float">
            <text:p>0.602876</text:p>
          </table:table-cell>
          <table:table-cell office:value-type="float" office:value="0.63634" calcext:value-type="float">
            <text:p>0.63634</text:p>
          </table:table-cell>
          <table:table-cell office:value-type="float" office:value="-0.135369" calcext:value-type="float">
            <text:p>-0.135369</text:p>
          </table:table-cell>
          <table:table-cell office:value-type="float" office:value="-0.044429" calcext:value-type="float">
            <text:p>-0.044429</text:p>
          </table:table-cell>
        </table:table-row>
        <table:table-row table:style-name="ro1">
          <table:table-cell office:value-type="float" office:value="0.629088" calcext:value-type="float">
            <text:p>0.629088</text:p>
          </table:table-cell>
          <table:table-cell office:value-type="float" office:value="0.642004" calcext:value-type="float">
            <text:p>0.642004</text:p>
          </table:table-cell>
          <table:table-cell office:value-type="float" office:value="-0.13522" calcext:value-type="float">
            <text:p>-0.13522</text:p>
          </table:table-cell>
          <table:table-cell office:value-type="float" office:value="-0.041588" calcext:value-type="float">
            <text:p>-0.041588</text:p>
          </table:table-cell>
        </table:table-row>
        <table:table-row table:style-name="ro1">
          <table:table-cell office:value-type="float" office:value="0.642194" calcext:value-type="float">
            <text:p>0.642194</text:p>
          </table:table-cell>
          <table:table-cell office:value-type="float" office:value="0.647623" calcext:value-type="float">
            <text:p>0.647623</text:p>
          </table:table-cell>
          <table:table-cell office:value-type="float" office:value="-0.13533" calcext:value-type="float">
            <text:p>-0.13533</text:p>
          </table:table-cell>
          <table:table-cell office:value-type="float" office:value="-0.040551" calcext:value-type="float">
            <text:p>-0.040551</text:p>
          </table:table-cell>
        </table:table-row>
        <table:table-row table:style-name="ro1">
          <table:table-cell office:value-type="float" office:value="0.642194" calcext:value-type="float">
            <text:p>0.642194</text:p>
          </table:table-cell>
          <table:table-cell office:value-type="float" office:value="0.653197" calcext:value-type="float">
            <text:p>0.653197</text:p>
          </table:table-cell>
          <table:table-cell office:value-type="float" office:value="-0.135922" calcext:value-type="float">
            <text:p>-0.135922</text:p>
          </table:table-cell>
          <table:table-cell office:value-type="float" office:value="-0.041357" calcext:value-type="float">
            <text:p>-0.041357</text:p>
          </table:table-cell>
        </table:table-row>
        <table:table-row table:style-name="ro1">
          <table:table-cell office:value-type="float" office:value="0.668406" calcext:value-type="float">
            <text:p>0.668406</text:p>
          </table:table-cell>
          <table:table-cell office:value-type="float" office:value="0.658727" calcext:value-type="float">
            <text:p>0.658727</text:p>
          </table:table-cell>
          <table:table-cell office:value-type="float" office:value="-0.136139" calcext:value-type="float">
            <text:p>-0.136139</text:p>
          </table:table-cell>
          <table:table-cell office:value-type="float" office:value="-0.03843" calcext:value-type="float">
            <text:p>-0.03843</text:p>
          </table:table-cell>
        </table:table-row>
        <table:table-row table:style-name="ro1">
          <table:table-cell office:value-type="float" office:value="0.681512" calcext:value-type="float">
            <text:p>0.681512</text:p>
          </table:table-cell>
          <table:table-cell office:value-type="float" office:value="0.664214" calcext:value-type="float">
            <text:p>0.664214</text:p>
          </table:table-cell>
          <table:table-cell office:value-type="float" office:value="-0.136493" calcext:value-type="float">
            <text:p>-0.136493</text:p>
          </table:table-cell>
          <table:table-cell office:value-type="float" office:value="-0.037311" calcext:value-type="float">
            <text:p>-0.037311</text:p>
          </table:table-cell>
        </table:table-row>
        <table:table-row table:style-name="ro1">
          <table:table-cell office:value-type="float" office:value="0.694618" calcext:value-type="float">
            <text:p>0.694618</text:p>
          </table:table-cell>
          <table:table-cell office:value-type="float" office:value="0.669656" calcext:value-type="float">
            <text:p>0.669656</text:p>
          </table:table-cell>
          <table:table-cell office:value-type="float" office:value="-0.137465" calcext:value-type="float">
            <text:p>-0.137465</text:p>
          </table:table-cell>
          <table:table-cell office:value-type="float" office:value="-0.036163" calcext:value-type="float">
            <text:p>-0.036163</text:p>
          </table:table-cell>
        </table:table-row>
        <table:table-row table:style-name="ro1">
          <table:table-cell office:value-type="float" office:value="0.694618" calcext:value-type="float">
            <text:p>0.694618</text:p>
          </table:table-cell>
          <table:table-cell office:value-type="float" office:value="0.675056" calcext:value-type="float">
            <text:p>0.675056</text:p>
          </table:table-cell>
          <table:table-cell office:value-type="float" office:value="-0.138514" calcext:value-type="float">
            <text:p>-0.138514</text:p>
          </table:table-cell>
          <table:table-cell office:value-type="float" office:value="-0.036861" calcext:value-type="float">
            <text:p>-0.036861</text:p>
          </table:table-cell>
        </table:table-row>
        <table:table-row table:style-name="ro1">
          <table:table-cell office:value-type="float" office:value="0.733936" calcext:value-type="float">
            <text:p>0.733936</text:p>
          </table:table-cell>
          <table:table-cell office:value-type="float" office:value="0.680413" calcext:value-type="float">
            <text:p>0.680413</text:p>
          </table:table-cell>
          <table:table-cell office:value-type="float" office:value="-0.138484" calcext:value-type="float">
            <text:p>-0.138484</text:p>
          </table:table-cell>
          <table:table-cell office:value-type="float" office:value="-0.031948" calcext:value-type="float">
            <text:p>-0.031948</text:p>
          </table:table-cell>
        </table:table-row>
        <table:table-row table:style-name="ro1">
          <table:table-cell office:value-type="float" office:value="0.747042" calcext:value-type="float">
            <text:p>0.747042</text:p>
          </table:table-cell>
          <table:table-cell office:value-type="float" office:value="0.685727" calcext:value-type="float">
            <text:p>0.685727</text:p>
          </table:table-cell>
          <table:table-cell office:value-type="float" office:value="-0.138258" calcext:value-type="float">
            <text:p>-0.138258</text:p>
          </table:table-cell>
          <table:table-cell office:value-type="float" office:value="-0.030673" calcext:value-type="float">
            <text:p>-0.030673</text:p>
          </table:table-cell>
        </table:table-row>
        <table:table-row table:style-name="ro1">
          <table:table-cell office:value-type="float" office:value="0.812572" calcext:value-type="float">
            <text:p>0.812572</text:p>
          </table:table-cell>
          <table:table-cell office:value-type="float" office:value="0.690999" calcext:value-type="float">
            <text:p>0.690999</text:p>
          </table:table-cell>
          <table:table-cell office:value-type="float" office:value="-0.137907" calcext:value-type="float">
            <text:p>-0.137907</text:p>
          </table:table-cell>
          <table:table-cell office:value-type="float" office:value="-0.02186" calcext:value-type="float">
            <text:p>-0.02186</text:p>
          </table:table-cell>
        </table:table-row>
        <table:table-row table:style-name="ro1">
          <table:table-cell office:value-type="float" office:value="0.694618" calcext:value-type="float">
            <text:p>0.694618</text:p>
          </table:table-cell>
          <table:table-cell office:value-type="float" office:value="0.696229" calcext:value-type="float">
            <text:p>0.696229</text:p>
          </table:table-cell>
          <table:table-cell office:value-type="float" office:value="-0.136867" calcext:value-type="float">
            <text:p>-0.136867</text:p>
          </table:table-cell>
          <table:table-cell office:value-type="float" office:value="-0.039098" calcext:value-type="float">
            <text:p>-0.039098</text:p>
          </table:table-cell>
        </table:table-row>
        <table:table-row table:style-name="ro1">
          <table:table-cell office:value-type="float" office:value="0.78636" calcext:value-type="float">
            <text:p>0.78636</text:p>
          </table:table-cell>
          <table:table-cell office:value-type="float" office:value="0.701418" calcext:value-type="float">
            <text:p>0.701418</text:p>
          </table:table-cell>
          <table:table-cell office:value-type="float" office:value="-0.13605" calcext:value-type="float">
            <text:p>-0.13605</text:p>
          </table:table-cell>
          <table:table-cell office:value-type="float" office:value="-0.026735" calcext:value-type="float">
            <text:p>-0.026735</text:p>
          </table:table-cell>
        </table:table-row>
        <table:table-row table:style-name="ro1">
          <table:table-cell office:value-type="float" office:value="0.812572" calcext:value-type="float">
            <text:p>0.812572</text:p>
          </table:table-cell>
          <table:table-cell office:value-type="float" office:value="0.706565" calcext:value-type="float">
            <text:p>0.706565</text:p>
          </table:table-cell>
          <table:table-cell office:value-type="float" office:value="-0.135401" calcext:value-type="float">
            <text:p>-0.135401</text:p>
          </table:table-cell>
          <table:table-cell office:value-type="float" office:value="-0.023492" calcext:value-type="float">
            <text:p>-0.023492</text:p>
          </table:table-cell>
        </table:table-row>
        <table:table-row table:style-name="ro1">
          <table:table-cell office:value-type="float" office:value="0.825678" calcext:value-type="float">
            <text:p>0.825678</text:p>
          </table:table-cell>
          <table:table-cell office:value-type="float" office:value="0.711672" calcext:value-type="float">
            <text:p>0.711672</text:p>
          </table:table-cell>
          <table:table-cell office:value-type="float" office:value="-0.134325" calcext:value-type="float">
            <text:p>-0.134325</text:p>
          </table:table-cell>
          <table:table-cell office:value-type="float" office:value="-0.022034" calcext:value-type="float">
            <text:p>-0.022034</text:p>
          </table:table-cell>
        </table:table-row>
        <table:table-row table:style-name="ro1">
          <table:table-cell office:value-type="float" office:value="0.838784" calcext:value-type="float">
            <text:p>0.838784</text:p>
          </table:table-cell>
          <table:table-cell office:value-type="float" office:value="0.716738" calcext:value-type="float">
            <text:p>0.716738</text:p>
          </table:table-cell>
          <table:table-cell office:value-type="float" office:value="-0.133029" calcext:value-type="float">
            <text:p>-0.133029</text:p>
          </table:table-cell>
          <table:table-cell office:value-type="float" office:value="-0.020528" calcext:value-type="float">
            <text:p>-0.020528</text:p>
          </table:table-cell>
        </table:table-row>
        <table:table-row table:style-name="ro1">
          <table:table-cell office:value-type="float" office:value="0.864996" calcext:value-type="float">
            <text:p>0.864996</text:p>
          </table:table-cell>
          <table:table-cell office:value-type="float" office:value="0.721764" calcext:value-type="float">
            <text:p>0.721764</text:p>
          </table:table-cell>
          <table:table-cell office:value-type="float" office:value="-0.132085" calcext:value-type="float">
            <text:p>-0.132085</text:p>
          </table:table-cell>
          <table:table-cell office:value-type="float" office:value="-0.017116" calcext:value-type="float">
            <text:p>-0.017116</text:p>
          </table:table-cell>
        </table:table-row>
        <table:table-row table:style-name="ro1">
          <table:table-cell office:value-type="float" office:value="0.864996" calcext:value-type="float">
            <text:p>0.864996</text:p>
          </table:table-cell>
          <table:table-cell office:value-type="float" office:value="0.72675" calcext:value-type="float">
            <text:p>0.72675</text:p>
          </table:table-cell>
          <table:table-cell office:value-type="float" office:value="-0.13226" calcext:value-type="float">
            <text:p>-0.13226</text:p>
          </table:table-cell>
          <table:table-cell office:value-type="float" office:value="-0.017389" calcext:value-type="float">
            <text:p>-0.017389</text:p>
          </table:table-cell>
        </table:table-row>
        <table:table-row table:style-name="ro1">
          <table:table-cell office:value-type="float" office:value="0.891208" calcext:value-type="float">
            <text:p>0.891208</text:p>
          </table:table-cell>
          <table:table-cell office:value-type="float" office:value="0.731696" calcext:value-type="float">
            <text:p>0.731696</text:p>
          </table:table-cell>
          <table:table-cell office:value-type="float" office:value="-0.130749" calcext:value-type="float">
            <text:p>-0.130749</text:p>
          </table:table-cell>
          <table:table-cell office:value-type="float" office:value="-0.013932" calcext:value-type="float">
            <text:p>-0.013932</text:p>
          </table:table-cell>
        </table:table-row>
        <table:table-row table:style-name="ro1">
          <table:table-cell office:value-type="float" office:value="0.891208" calcext:value-type="float">
            <text:p>0.891208</text:p>
          </table:table-cell>
          <table:table-cell office:value-type="float" office:value="0.736603" calcext:value-type="float">
            <text:p>0.736603</text:p>
          </table:table-cell>
          <table:table-cell office:value-type="float" office:value="-0.129484" calcext:value-type="float">
            <text:p>-0.129484</text:p>
          </table:table-cell>
          <table:table-cell office:value-type="float" office:value="-0.014161" calcext:value-type="float">
            <text:p>-0.014161</text:p>
          </table:table-cell>
        </table:table-row>
        <table:table-row table:style-name="ro1">
          <table:table-cell office:value-type="float" office:value="0.956738" calcext:value-type="float">
            <text:p>0.956738</text:p>
          </table:table-cell>
          <table:table-cell office:value-type="float" office:value="0.741471" calcext:value-type="float">
            <text:p>0.741471</text:p>
          </table:table-cell>
          <table:table-cell office:value-type="float" office:value="-0.12914" calcext:value-type="float">
            <text:p>-0.12914</text:p>
          </table:table-cell>
          <table:table-cell office:value-type="float" office:value="-0.005028" calcext:value-type="float">
            <text:p>-0.005028</text:p>
          </table:table-cell>
        </table:table-row>
        <table:table-row table:style-name="ro1">
          <table:table-cell office:value-type="float" office:value="0.930526" calcext:value-type="float">
            <text:p>0.930526</text:p>
          </table:table-cell>
          <table:table-cell office:value-type="float" office:value="0.746301" calcext:value-type="float">
            <text:p>0.746301</text:p>
          </table:table-cell>
          <table:table-cell office:value-type="float" office:value="-0.129006" calcext:value-type="float">
            <text:p>-0.129006</text:p>
          </table:table-cell>
          <table:table-cell office:value-type="float" office:value="-0.00882" calcext:value-type="float">
            <text:p>-0.00882</text:p>
          </table:table-cell>
        </table:table-row>
        <table:table-row table:style-name="ro1">
          <table:table-cell office:value-type="float" office:value="0.956738" calcext:value-type="float">
            <text:p>0.956738</text:p>
          </table:table-cell>
          <table:table-cell office:value-type="float" office:value="0.751092" calcext:value-type="float">
            <text:p>0.751092</text:p>
          </table:table-cell>
          <table:table-cell office:value-type="float" office:value="-0.128154" calcext:value-type="float">
            <text:p>-0.128154</text:p>
          </table:table-cell>
          <table:table-cell office:value-type="float" office:value="-0.0052" calcext:value-type="float">
            <text:p>-0.0052</text:p>
          </table:table-cell>
        </table:table-row>
        <table:table-row table:style-name="ro1">
          <table:table-cell office:value-type="float" office:value="0.996056" calcext:value-type="float">
            <text:p>0.996056</text:p>
          </table:table-cell>
          <table:table-cell office:value-type="float" office:value="0.755845" calcext:value-type="float">
            <text:p>0.755845</text:p>
          </table:table-cell>
          <table:table-cell office:value-type="float" office:value="-0.125484" calcext:value-type="float">
            <text:p>-0.125484</text:p>
          </table:table-cell>
          <table:table-cell office:value-type="float" office:value="0.000359" calcext:value-type="float">
            <text:p>0.000359</text:p>
          </table:table-cell>
        </table:table-row>
        <table:table-row table:style-name="ro1">
          <table:table-cell office:value-type="float" office:value="0.956738" calcext:value-type="float">
            <text:p>0.956738</text:p>
          </table:table-cell>
          <table:table-cell office:value-type="float" office:value="0.760561" calcext:value-type="float">
            <text:p>0.760561</text:p>
          </table:table-cell>
          <table:table-cell office:value-type="float" office:value="-0.123129" calcext:value-type="float">
            <text:p>-0.123129</text:p>
          </table:table-cell>
          <table:table-cell office:value-type="float" office:value="-0.00522" calcext:value-type="float">
            <text:p>-0.00522</text:p>
          </table:table-cell>
        </table:table-row>
        <table:table-row table:style-name="ro1">
          <table:table-cell office:value-type="float" office:value="0.996056" calcext:value-type="float">
            <text:p>0.996056</text:p>
          </table:table-cell>
          <table:table-cell office:value-type="float" office:value="0.765239" calcext:value-type="float">
            <text:p>0.765239</text:p>
          </table:table-cell>
          <table:table-cell office:value-type="float" office:value="-0.120299" calcext:value-type="float">
            <text:p>-0.120299</text:p>
          </table:table-cell>
          <table:table-cell office:value-type="float" office:value="0.000314" calcext:value-type="float">
            <text:p>0.000314</text:p>
          </table:table-cell>
        </table:table-row>
        <table:table-row table:style-name="ro1">
          <table:table-cell office:value-type="float" office:value="1.035374" calcext:value-type="float">
            <text:p>1.035374</text:p>
          </table:table-cell>
          <table:table-cell office:value-type="float" office:value="0.76988" calcext:value-type="float">
            <text:p>0.76988</text:p>
          </table:table-cell>
          <table:table-cell office:value-type="float" office:value="-0.116571" calcext:value-type="float">
            <text:p>-0.116571</text:p>
          </table:table-cell>
          <table:table-cell office:value-type="float" office:value="0.005954" calcext:value-type="float">
            <text:p>0.005954</text:p>
          </table:table-cell>
        </table:table-row>
        <table:table-row table:style-name="ro1">
          <table:table-cell office:value-type="float" office:value="1.04848" calcext:value-type="float">
            <text:p>1.04848</text:p>
          </table:table-cell>
          <table:table-cell office:value-type="float" office:value="0.774484" calcext:value-type="float">
            <text:p>0.774484</text:p>
          </table:table-cell>
          <table:table-cell office:value-type="float" office:value="-0.111888" calcext:value-type="float">
            <text:p>-0.111888</text:p>
          </table:table-cell>
          <table:table-cell office:value-type="float" office:value="0.007968" calcext:value-type="float">
            <text:p>0.007968</text:p>
          </table:table-cell>
        </table:table-row>
        <table:table-row table:style-name="ro1">
          <table:table-cell office:value-type="float" office:value="1.04848" calcext:value-type="float">
            <text:p>1.04848</text:p>
          </table:table-cell>
          <table:table-cell office:value-type="float" office:value="0.779052" calcext:value-type="float">
            <text:p>0.779052</text:p>
          </table:table-cell>
          <table:table-cell office:value-type="float" office:value="-0.106928" calcext:value-type="float">
            <text:p>-0.106928</text:p>
          </table:table-cell>
          <table:table-cell office:value-type="float" office:value="0.008149" calcext:value-type="float">
            <text:p>0.008149</text:p>
          </table:table-cell>
        </table:table-row>
        <table:table-row table:style-name="ro1">
          <table:table-cell office:value-type="float" office:value="1.035374" calcext:value-type="float">
            <text:p>1.035374</text:p>
          </table:table-cell>
          <table:table-cell office:value-type="float" office:value="0.783583" calcext:value-type="float">
            <text:p>0.783583</text:p>
          </table:table-cell>
          <table:table-cell office:value-type="float" office:value="-0.102161" calcext:value-type="float">
            <text:p>-0.102161</text:p>
          </table:table-cell>
          <table:table-cell office:value-type="float" office:value="0.006441" calcext:value-type="float">
            <text:p>0.006441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0.788078" calcext:value-type="float">
            <text:p>0.788078</text:p>
          </table:table-cell>
          <table:table-cell office:value-type="float" office:value="-0.097422" calcext:value-type="float">
            <text:p>-0.097422</text:p>
          </table:table-cell>
          <table:table-cell office:value-type="float" office:value="0.014041" calcext:value-type="float">
            <text:p>0.014041</text:p>
          </table:table-cell>
        </table:table-row>
        <table:table-row table:style-name="ro1">
          <table:table-cell office:value-type="float" office:value="1.100904" calcext:value-type="float">
            <text:p>1.100904</text:p>
          </table:table-cell>
          <table:table-cell office:value-type="float" office:value="0.792538" calcext:value-type="float">
            <text:p>0.792538</text:p>
          </table:table-cell>
          <table:table-cell office:value-type="float" office:value="-0.093263" calcext:value-type="float">
            <text:p>-0.093263</text:p>
          </table:table-cell>
          <table:table-cell office:value-type="float" office:value="0.016168" calcext:value-type="float">
            <text:p>0.016168</text:p>
          </table:table-cell>
        </table:table-row>
        <table:table-row table:style-name="ro1">
          <table:table-cell office:value-type="float" office:value="1.140222" calcext:value-type="float">
            <text:p>1.140222</text:p>
          </table:table-cell>
          <table:table-cell office:value-type="float" office:value="0.796962" calcext:value-type="float">
            <text:p>0.796962</text:p>
          </table:table-cell>
          <table:table-cell office:value-type="float" office:value="-0.089448" calcext:value-type="float">
            <text:p>-0.089448</text:p>
          </table:table-cell>
          <table:table-cell office:value-type="float" office:value="0.022088" calcext:value-type="float">
            <text:p>0.022088</text:p>
          </table:table-cell>
        </table:table-row>
        <table:table-row table:style-name="ro1">
          <table:table-cell office:value-type="float" office:value="1.127116" calcext:value-type="float">
            <text:p>1.127116</text:p>
          </table:table-cell>
          <table:table-cell office:value-type="float" office:value="0.801351" calcext:value-type="float">
            <text:p>0.801351</text:p>
          </table:table-cell>
          <table:table-cell office:value-type="float" office:value="-0.085414" calcext:value-type="float">
            <text:p>-0.085414</text:p>
          </table:table-cell>
          <table:table-cell office:value-type="float" office:value="0.02063" calcext:value-type="float">
            <text:p>0.02063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0.805706" calcext:value-type="float">
            <text:p>0.805706</text:p>
          </table:table-cell>
          <table:table-cell office:value-type="float" office:value="-0.081355" calcext:value-type="float">
            <text:p>-0.081355</text:p>
          </table:table-cell>
          <table:table-cell office:value-type="float" office:value="0.024743" calcext:value-type="float">
            <text:p>0.024743</text:p>
          </table:table-cell>
        </table:table-row>
        <table:table-row table:style-name="ro1">
          <table:table-cell office:value-type="float" office:value="1.11401" calcext:value-type="float">
            <text:p>1.11401</text:p>
          </table:table-cell>
          <table:table-cell office:value-type="float" office:value="0.810026" calcext:value-type="float">
            <text:p>0.810026</text:p>
          </table:table-cell>
          <table:table-cell office:value-type="float" office:value="-0.077219" calcext:value-type="float">
            <text:p>-0.077219</text:p>
          </table:table-cell>
          <table:table-cell office:value-type="float" office:value="0.01954" calcext:value-type="float">
            <text:p>0.01954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0.814311" calcext:value-type="float">
            <text:p>0.814311</text:p>
          </table:table-cell>
          <table:table-cell office:value-type="float" office:value="-0.073637" calcext:value-type="float">
            <text:p>-0.073637</text:p>
          </table:table-cell>
          <table:table-cell office:value-type="float" office:value="0.02919" calcext:value-type="float">
            <text:p>0.02919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0.818563" calcext:value-type="float">
            <text:p>0.818563</text:p>
          </table:table-cell>
          <table:table-cell office:value-type="float" office:value="-0.071272" calcext:value-type="float">
            <text:p>-0.071272</text:p>
          </table:table-cell>
          <table:table-cell office:value-type="float" office:value="0.025911" calcext:value-type="float">
            <text:p>0.025911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0.82278" calcext:value-type="float">
            <text:p>0.82278</text:p>
          </table:table-cell>
          <table:table-cell office:value-type="float" office:value="-0.068447" calcext:value-type="float">
            <text:p>-0.068447</text:p>
          </table:table-cell>
          <table:table-cell office:value-type="float" office:value="0.028175" calcext:value-type="float">
            <text:p>0.028175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0.826964" calcext:value-type="float">
            <text:p>0.826964</text:p>
          </table:table-cell>
          <table:table-cell office:value-type="float" office:value="-0.063813" calcext:value-type="float">
            <text:p>-0.063813</text:p>
          </table:table-cell>
          <table:table-cell office:value-type="float" office:value="0.028599" calcext:value-type="float">
            <text:p>0.028599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0.831116" calcext:value-type="float">
            <text:p>0.831116</text:p>
          </table:table-cell>
          <table:table-cell office:value-type="float" office:value="-0.061194" calcext:value-type="float">
            <text:p>-0.061194</text:p>
          </table:table-cell>
          <table:table-cell office:value-type="float" office:value="0.030892" calcext:value-type="float">
            <text:p>0.030892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0.835234" calcext:value-type="float">
            <text:p>0.835234</text:p>
          </table:table-cell>
          <table:table-cell office:value-type="float" office:value="-0.058516" calcext:value-type="float">
            <text:p>-0.058516</text:p>
          </table:table-cell>
          <table:table-cell office:value-type="float" office:value="0.033221" calcext:value-type="float">
            <text:p>0.033221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0.839319" calcext:value-type="float">
            <text:p>0.839319</text:p>
          </table:table-cell>
          <table:table-cell office:value-type="float" office:value="-0.055992" calcext:value-type="float">
            <text:p>-0.055992</text:p>
          </table:table-cell>
          <table:table-cell office:value-type="float" office:value="0.033714" calcext:value-type="float">
            <text:p>0.033714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0.843372" calcext:value-type="float">
            <text:p>0.843372</text:p>
          </table:table-cell>
          <table:table-cell office:value-type="float" office:value="-0.053581" calcext:value-type="float">
            <text:p>-0.053581</text:p>
          </table:table-cell>
          <table:table-cell office:value-type="float" office:value="0.036074" calcext:value-type="float">
            <text:p>0.036074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0.847393" calcext:value-type="float">
            <text:p>0.847393</text:p>
          </table:table-cell>
          <table:table-cell office:value-type="float" office:value="-0.051257" calcext:value-type="float">
            <text:p>-0.051257</text:p>
          </table:table-cell>
          <table:table-cell office:value-type="float" office:value="0.034715" calcext:value-type="float">
            <text:p>0.034715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0.851382" calcext:value-type="float">
            <text:p>0.851382</text:p>
          </table:table-cell>
          <table:table-cell office:value-type="float" office:value="-0.049328" calcext:value-type="float">
            <text:p>-0.049328</text:p>
          </table:table-cell>
          <table:table-cell office:value-type="float" office:value="0.048304" calcext:value-type="float">
            <text:p>0.048304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0.855339" calcext:value-type="float">
            <text:p>0.855339</text:p>
          </table:table-cell>
          <table:table-cell office:value-type="float" office:value="-0.047537" calcext:value-type="float">
            <text:p>-0.047537</text:p>
          </table:table-cell>
          <table:table-cell office:value-type="float" office:value="0.037804" calcext:value-type="float">
            <text:p>0.037804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0.859265" calcext:value-type="float">
            <text:p>0.859265</text:p>
          </table:table-cell>
          <table:table-cell office:value-type="float" office:value="-0.043604" calcext:value-type="float">
            <text:p>-0.043604</text:p>
          </table:table-cell>
          <table:table-cell office:value-type="float" office:value="0.04205" calcext:value-type="float">
            <text:p>0.04205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0.86316" calcext:value-type="float">
            <text:p>0.86316</text:p>
          </table:table-cell>
          <table:table-cell office:value-type="float" office:value="-0.040659" calcext:value-type="float">
            <text:p>-0.040659</text:p>
          </table:table-cell>
          <table:table-cell office:value-type="float" office:value="0.048225" calcext:value-type="float">
            <text:p>0.048225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0.867023" calcext:value-type="float">
            <text:p>0.867023</text:p>
          </table:table-cell>
          <table:table-cell office:value-type="float" office:value="-0.038251" calcext:value-type="float">
            <text:p>-0.038251</text:p>
          </table:table-cell>
          <table:table-cell office:value-type="float" office:value="0.047016" calcext:value-type="float">
            <text:p>0.047016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0.870857" calcext:value-type="float">
            <text:p>0.870857</text:p>
          </table:table-cell>
          <table:table-cell office:value-type="float" office:value="-0.035184" calcext:value-type="float">
            <text:p>-0.035184</text:p>
          </table:table-cell>
          <table:table-cell office:value-type="float" office:value="0.04764" calcext:value-type="float">
            <text:p>0.04764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0.874659" calcext:value-type="float">
            <text:p>0.874659</text:p>
          </table:table-cell>
          <table:table-cell office:value-type="float" office:value="-0.03144" calcext:value-type="float">
            <text:p>-0.03144</text:p>
          </table:table-cell>
          <table:table-cell office:value-type="float" office:value="0.048253" calcext:value-type="float">
            <text:p>0.048253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0.878432" calcext:value-type="float">
            <text:p>0.878432</text:p>
          </table:table-cell>
          <table:table-cell office:value-type="float" office:value="-0.027602" calcext:value-type="float">
            <text:p>-0.027602</text:p>
          </table:table-cell>
          <table:table-cell office:value-type="float" office:value="0.056354" calcext:value-type="float">
            <text:p>0.056354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0.882174" calcext:value-type="float">
            <text:p>0.882174</text:p>
          </table:table-cell>
          <table:table-cell office:value-type="float" office:value="-0.023403" calcext:value-type="float">
            <text:p>-0.023403</text:p>
          </table:table-cell>
          <table:table-cell office:value-type="float" office:value="0.058996" calcext:value-type="float">
            <text:p>0.058996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0.885887" calcext:value-type="float">
            <text:p>0.885887</text:p>
          </table:table-cell>
          <table:table-cell office:value-type="float" office:value="-0.018583" calcext:value-type="float">
            <text:p>-0.018583</text:p>
          </table:table-cell>
          <table:table-cell office:value-type="float" office:value="0.063561" calcext:value-type="float">
            <text:p>0.063561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0.889571" calcext:value-type="float">
            <text:p>0.889571</text:p>
          </table:table-cell>
          <table:table-cell office:value-type="float" office:value="-0.013656" calcext:value-type="float">
            <text:p>-0.013656</text:p>
          </table:table-cell>
          <table:table-cell office:value-type="float" office:value="0.05695" calcext:value-type="float">
            <text:p>0.05695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0.893225" calcext:value-type="float">
            <text:p>0.893225</text:p>
          </table:table-cell>
          <table:table-cell office:value-type="float" office:value="-0.009471" calcext:value-type="float">
            <text:p>-0.009471</text:p>
          </table:table-cell>
          <table:table-cell office:value-type="float" office:value="0.063272" calcext:value-type="float">
            <text:p>0.063272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0.89685" calcext:value-type="float">
            <text:p>0.89685</text:p>
          </table:table-cell>
          <table:table-cell office:value-type="float" office:value="-0.005695" calcext:value-type="float">
            <text:p>-0.005695</text:p>
          </table:table-cell>
          <table:table-cell office:value-type="float" office:value="0.06594" calcext:value-type="float">
            <text:p>0.06594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0.900446" calcext:value-type="float">
            <text:p>0.900446</text:p>
          </table:table-cell>
          <table:table-cell office:value-type="float" office:value="-0.003189" calcext:value-type="float">
            <text:p>-0.003189</text:p>
          </table:table-cell>
          <table:table-cell office:value-type="float" office:value="0.063019" calcext:value-type="float">
            <text:p>0.063019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0.904014" calcext:value-type="float">
            <text:p>0.904014</text:p>
          </table:table-cell>
          <table:table-cell office:value-type="float" office:value="-0.000471" calcext:value-type="float">
            <text:p>-0.000471</text:p>
          </table:table-cell>
          <table:table-cell office:value-type="float" office:value="0.065637" calcext:value-type="float">
            <text:p>0.065637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0.907554" calcext:value-type="float">
            <text:p>0.907554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.068289" calcext:value-type="float">
            <text:p>0.068289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0.911065" calcext:value-type="float">
            <text:p>0.911065</text:p>
          </table:table-cell>
          <table:table-cell office:value-type="float" office:value="0.005232" calcext:value-type="float">
            <text:p>0.005232</text:p>
          </table:table-cell>
          <table:table-cell office:value-type="float" office:value="0.067233" calcext:value-type="float">
            <text:p>0.067233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0.914549" calcext:value-type="float">
            <text:p>0.914549</text:p>
          </table:table-cell>
          <table:table-cell office:value-type="float" office:value="0.008526" calcext:value-type="float">
            <text:p>0.008526</text:p>
          </table:table-cell>
          <table:table-cell office:value-type="float" office:value="0.069886" calcext:value-type="float">
            <text:p>0.069886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0.918005" calcext:value-type="float">
            <text:p>0.918005</text:p>
          </table:table-cell>
          <table:table-cell office:value-type="float" office:value="0.012115" calcext:value-type="float">
            <text:p>0.012115</text:p>
          </table:table-cell>
          <table:table-cell office:value-type="float" office:value="0.072575" calcext:value-type="float">
            <text:p>0.072575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0.921433" calcext:value-type="float">
            <text:p>0.921433</text:p>
          </table:table-cell>
          <table:table-cell office:value-type="float" office:value="0.016157" calcext:value-type="float">
            <text:p>0.016157</text:p>
          </table:table-cell>
          <table:table-cell office:value-type="float" office:value="0.071553" calcext:value-type="float">
            <text:p>0.071553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0.924835" calcext:value-type="float">
            <text:p>0.924835</text:p>
          </table:table-cell>
          <table:table-cell office:value-type="float" office:value="0.018806" calcext:value-type="float">
            <text:p>0.018806</text:p>
          </table:table-cell>
          <table:table-cell office:value-type="float" office:value="0.074232" calcext:value-type="float">
            <text:p>0.074232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0.928209" calcext:value-type="float">
            <text:p>0.928209</text:p>
          </table:table-cell>
          <table:table-cell office:value-type="float" office:value="0.02179" calcext:value-type="float">
            <text:p>0.02179</text:p>
          </table:table-cell>
          <table:table-cell office:value-type="float" office:value="0.076941" calcext:value-type="float">
            <text:p>0.076941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0.931556" calcext:value-type="float">
            <text:p>0.931556</text:p>
          </table:table-cell>
          <table:table-cell office:value-type="float" office:value="0.02565" calcext:value-type="float">
            <text:p>0.02565</text:p>
          </table:table-cell>
          <table:table-cell office:value-type="float" office:value="0.077809" calcext:value-type="float">
            <text:p>0.077809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0.934877" calcext:value-type="float">
            <text:p>0.934877</text:p>
          </table:table-cell>
          <table:table-cell office:value-type="float" office:value="0.029615" calcext:value-type="float">
            <text:p>0.029615</text:p>
          </table:table-cell>
          <table:table-cell office:value-type="float" office:value="0.078672" calcext:value-type="float">
            <text:p>0.078672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0.938172" calcext:value-type="float">
            <text:p>0.938172</text:p>
          </table:table-cell>
          <table:table-cell office:value-type="float" office:value="0.033131" calcext:value-type="float">
            <text:p>0.033131</text:p>
          </table:table-cell>
          <table:table-cell office:value-type="float" office:value="0.079524" calcext:value-type="float">
            <text:p>0.079524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0.94144" calcext:value-type="float">
            <text:p>0.94144</text:p>
          </table:table-cell>
          <table:table-cell office:value-type="float" office:value="0.037328" calcext:value-type="float">
            <text:p>0.037328</text:p>
          </table:table-cell>
          <table:table-cell office:value-type="float" office:value="0.078489" calcext:value-type="float">
            <text:p>0.078489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0.944683" calcext:value-type="float">
            <text:p>0.944683</text:p>
          </table:table-cell>
          <table:table-cell office:value-type="float" office:value="0.041754" calcext:value-type="float">
            <text:p>0.041754</text:p>
          </table:table-cell>
          <table:table-cell office:value-type="float" office:value="0.084903" calcext:value-type="float">
            <text:p>0.084903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0.9479" calcext:value-type="float">
            <text:p>0.9479</text:p>
          </table:table-cell>
          <table:table-cell office:value-type="float" office:value="0.045367" calcext:value-type="float">
            <text:p>0.045367</text:p>
          </table:table-cell>
          <table:table-cell office:value-type="float" office:value="0.085815" calcext:value-type="float">
            <text:p>0.085815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0.951091" calcext:value-type="float">
            <text:p>0.951091</text:p>
          </table:table-cell>
          <table:table-cell office:value-type="float" office:value="0.049371" calcext:value-type="float">
            <text:p>0.049371</text:p>
          </table:table-cell>
          <table:table-cell office:value-type="float" office:value="0.084857" calcext:value-type="float">
            <text:p>0.084857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0.954257" calcext:value-type="float">
            <text:p>0.954257</text:p>
          </table:table-cell>
          <table:table-cell office:value-type="float" office:value="0.053156" calcext:value-type="float">
            <text:p>0.053156</text:p>
          </table:table-cell>
          <table:table-cell office:value-type="float" office:value="0.085724" calcext:value-type="float">
            <text:p>0.085724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0.957398" calcext:value-type="float">
            <text:p>0.957398</text:p>
          </table:table-cell>
          <table:table-cell office:value-type="float" office:value="0.056528" calcext:value-type="float">
            <text:p>0.056528</text:p>
          </table:table-cell>
          <table:table-cell office:value-type="float" office:value="0.090325" calcext:value-type="float">
            <text:p>0.090325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0.960514" calcext:value-type="float">
            <text:p>0.960514</text:p>
          </table:table-cell>
          <table:table-cell office:value-type="float" office:value="0.058983" calcext:value-type="float">
            <text:p>0.058983</text:p>
          </table:table-cell>
          <table:table-cell office:value-type="float" office:value="0.085627" calcext:value-type="float">
            <text:p>0.085627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0.963605" calcext:value-type="float">
            <text:p>0.963605</text:p>
          </table:table-cell>
          <table:table-cell office:value-type="float" office:value="0.060697" calcext:value-type="float">
            <text:p>0.060697</text:p>
          </table:table-cell>
          <table:table-cell office:value-type="float" office:value="0.088298" calcext:value-type="float">
            <text:p>0.088298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0.966671" calcext:value-type="float">
            <text:p>0.966671</text:p>
          </table:table-cell>
          <table:table-cell office:value-type="float" office:value="0.062393" calcext:value-type="float">
            <text:p>0.062393</text:p>
          </table:table-cell>
          <table:table-cell office:value-type="float" office:value="0.087249" calcext:value-type="float">
            <text:p>0.087249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0.969714" calcext:value-type="float">
            <text:p>0.969714</text:p>
          </table:table-cell>
          <table:table-cell office:value-type="float" office:value="0.063971" calcext:value-type="float">
            <text:p>0.063971</text:p>
          </table:table-cell>
          <table:table-cell office:value-type="float" office:value="0.088029" calcext:value-type="float">
            <text:p>0.088029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0.972732" calcext:value-type="float">
            <text:p>0.972732</text:p>
          </table:table-cell>
          <table:table-cell office:value-type="float" office:value="0.064612" calcext:value-type="float">
            <text:p>0.064612</text:p>
          </table:table-cell>
          <table:table-cell office:value-type="float" office:value="0.09256" calcext:value-type="float">
            <text:p>0.09256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0.975726" calcext:value-type="float">
            <text:p>0.975726</text:p>
          </table:table-cell>
          <table:table-cell office:value-type="float" office:value="0.065279" calcext:value-type="float">
            <text:p>0.065279</text:p>
          </table:table-cell>
          <table:table-cell office:value-type="float" office:value="0.085927" calcext:value-type="float">
            <text:p>0.085927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0.978696" calcext:value-type="float">
            <text:p>0.978696</text:p>
          </table:table-cell>
          <table:table-cell office:value-type="float" office:value="0.066134" calcext:value-type="float">
            <text:p>0.066134</text:p>
          </table:table-cell>
          <table:table-cell office:value-type="float" office:value="0.086625" calcext:value-type="float">
            <text:p>0.086625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0.981643" calcext:value-type="float">
            <text:p>0.981643</text:p>
          </table:table-cell>
          <table:table-cell office:value-type="float" office:value="0.066953" calcext:value-type="float">
            <text:p>0.066953</text:p>
          </table:table-cell>
          <table:table-cell office:value-type="float" office:value="0.094809" calcext:value-type="float">
            <text:p>0.094809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0.984567" calcext:value-type="float">
            <text:p>0.984567</text:p>
          </table:table-cell>
          <table:table-cell office:value-type="float" office:value="0.067471" calcext:value-type="float">
            <text:p>0.067471</text:p>
          </table:table-cell>
          <table:table-cell office:value-type="float" office:value="0.090036" calcext:value-type="float">
            <text:p>0.090036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0.987467" calcext:value-type="float">
            <text:p>0.987467</text:p>
          </table:table-cell>
          <table:table-cell office:value-type="float" office:value="0.069524" calcext:value-type="float">
            <text:p>0.069524</text:p>
          </table:table-cell>
          <table:table-cell office:value-type="float" office:value="0.090769" calcext:value-type="float">
            <text:p>0.090769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0.990344" calcext:value-type="float">
            <text:p>0.990344</text:p>
          </table:table-cell>
          <table:table-cell office:value-type="float" office:value="0.072291" calcext:value-type="float">
            <text:p>0.072291</text:p>
          </table:table-cell>
          <table:table-cell office:value-type="float" office:value="0.097115" calcext:value-type="float">
            <text:p>0.097115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0.993198" calcext:value-type="float">
            <text:p>0.993198</text:p>
          </table:table-cell>
          <table:table-cell office:value-type="float" office:value="0.073655" calcext:value-type="float">
            <text:p>0.073655</text:p>
          </table:table-cell>
          <table:table-cell office:value-type="float" office:value="0.096079" calcext:value-type="float">
            <text:p>0.096079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0.99603" calcext:value-type="float">
            <text:p>0.99603</text:p>
          </table:table-cell>
          <table:table-cell office:value-type="float" office:value="0.076212" calcext:value-type="float">
            <text:p>0.076212</text:p>
          </table:table-cell>
          <table:table-cell office:value-type="float" office:value="0.096874" calcext:value-type="float">
            <text:p>0.096874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0.998839" calcext:value-type="float">
            <text:p>0.998839</text:p>
          </table:table-cell>
          <table:table-cell office:value-type="float" office:value="0.079743" calcext:value-type="float">
            <text:p>0.079743</text:p>
          </table:table-cell>
          <table:table-cell office:value-type="float" office:value="0.099533" calcext:value-type="float">
            <text:p>0.099533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001626" calcext:value-type="float">
            <text:p>1.001626</text:p>
          </table:table-cell>
          <table:table-cell office:value-type="float" office:value="0.082637" calcext:value-type="float">
            <text:p>0.082637</text:p>
          </table:table-cell>
          <table:table-cell office:value-type="float" office:value="0.100345" calcext:value-type="float">
            <text:p>0.100345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004391" calcext:value-type="float">
            <text:p>1.004391</text:p>
          </table:table-cell>
          <table:table-cell office:value-type="float" office:value="0.085946" calcext:value-type="float">
            <text:p>0.085946</text:p>
          </table:table-cell>
          <table:table-cell office:value-type="float" office:value="0.10115" calcext:value-type="float">
            <text:p>0.10115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007134" calcext:value-type="float">
            <text:p>1.007134</text:p>
          </table:table-cell>
          <table:table-cell office:value-type="float" office:value="0.088644" calcext:value-type="float">
            <text:p>0.088644</text:p>
          </table:table-cell>
          <table:table-cell office:value-type="float" office:value="0.100071" calcext:value-type="float">
            <text:p>0.100071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009855" calcext:value-type="float">
            <text:p>1.009855</text:p>
          </table:table-cell>
          <table:table-cell office:value-type="float" office:value="0.091841" calcext:value-type="float">
            <text:p>0.091841</text:p>
          </table:table-cell>
          <table:table-cell office:value-type="float" office:value="0.102692" calcext:value-type="float">
            <text:p>0.102692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012555" calcext:value-type="float">
            <text:p>1.012555</text:p>
          </table:table-cell>
          <table:table-cell office:value-type="float" office:value="0.094642" calcext:value-type="float">
            <text:p>0.094642</text:p>
          </table:table-cell>
          <table:table-cell office:value-type="float" office:value="0.101599" calcext:value-type="float">
            <text:p>0.101599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015233" calcext:value-type="float">
            <text:p>1.015233</text:p>
          </table:table-cell>
          <table:table-cell office:value-type="float" office:value="0.096802" calcext:value-type="float">
            <text:p>0.096802</text:p>
          </table:table-cell>
          <table:table-cell office:value-type="float" office:value="0.104214" calcext:value-type="float">
            <text:p>0.104214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01789" calcext:value-type="float">
            <text:p>1.01789</text:p>
          </table:table-cell>
          <table:table-cell office:value-type="float" office:value="0.099423" calcext:value-type="float">
            <text:p>0.099423</text:p>
          </table:table-cell>
          <table:table-cell office:value-type="float" office:value="0.103119" calcext:value-type="float">
            <text:p>0.103119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020525" calcext:value-type="float">
            <text:p>1.020525</text:p>
          </table:table-cell>
          <table:table-cell office:value-type="float" office:value="0.102059" calcext:value-type="float">
            <text:p>0.102059</text:p>
          </table:table-cell>
          <table:table-cell office:value-type="float" office:value="0.103856" calcext:value-type="float">
            <text:p>0.103856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02314" calcext:value-type="float">
            <text:p>1.02314</text:p>
          </table:table-cell>
          <table:table-cell office:value-type="float" office:value="0.104308" calcext:value-type="float">
            <text:p>0.104308</text:p>
          </table:table-cell>
          <table:table-cell office:value-type="float" office:value="0.100837" calcext:value-type="float">
            <text:p>0.100837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025734" calcext:value-type="float">
            <text:p>1.025734</text:p>
          </table:table-cell>
          <table:table-cell office:value-type="float" office:value="0.106481" calcext:value-type="float">
            <text:p>0.106481</text:p>
          </table:table-cell>
          <table:table-cell office:value-type="float" office:value="0.103352" calcext:value-type="float">
            <text:p>0.103352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028308" calcext:value-type="float">
            <text:p>1.028308</text:p>
          </table:table-cell>
          <table:table-cell office:value-type="float" office:value="0.108981" calcext:value-type="float">
            <text:p>0.108981</text:p>
          </table:table-cell>
          <table:table-cell office:value-type="float" office:value="0.102153" calcext:value-type="float">
            <text:p>0.102153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030861" calcext:value-type="float">
            <text:p>1.030861</text:p>
          </table:table-cell>
          <table:table-cell office:value-type="float" office:value="0.111921" calcext:value-type="float">
            <text:p>0.111921</text:p>
          </table:table-cell>
          <table:table-cell office:value-type="float" office:value="0.100913" calcext:value-type="float">
            <text:p>0.100913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033394" calcext:value-type="float">
            <text:p>1.033394</text:p>
          </table:table-cell>
          <table:table-cell office:value-type="float" office:value="0.114691" calcext:value-type="float">
            <text:p>0.114691</text:p>
          </table:table-cell>
          <table:table-cell office:value-type="float" office:value="0.101505" calcext:value-type="float">
            <text:p>0.101505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035907" calcext:value-type="float">
            <text:p>1.035907</text:p>
          </table:table-cell>
          <table:table-cell office:value-type="float" office:value="0.11741" calcext:value-type="float">
            <text:p>0.11741</text:p>
          </table:table-cell>
          <table:table-cell office:value-type="float" office:value="0.100218" calcext:value-type="float">
            <text:p>0.100218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038399" calcext:value-type="float">
            <text:p>1.038399</text:p>
          </table:table-cell>
          <table:table-cell office:value-type="float" office:value="0.120169" calcext:value-type="float">
            <text:p>0.120169</text:p>
          </table:table-cell>
          <table:table-cell office:value-type="float" office:value="0.100765" calcext:value-type="float">
            <text:p>0.100765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040872" calcext:value-type="float">
            <text:p>1.040872</text:p>
          </table:table-cell>
          <table:table-cell office:value-type="float" office:value="0.123115" calcext:value-type="float">
            <text:p>0.123115</text:p>
          </table:table-cell>
          <table:table-cell office:value-type="float" office:value="0.101309" calcext:value-type="float">
            <text:p>0.101309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043326" calcext:value-type="float">
            <text:p>1.043326</text:p>
          </table:table-cell>
          <table:table-cell office:value-type="float" office:value="0.124428" calcext:value-type="float">
            <text:p>0.124428</text:p>
          </table:table-cell>
          <table:table-cell office:value-type="float" office:value="0.099977" calcext:value-type="float">
            <text:p>0.099977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04576" calcext:value-type="float">
            <text:p>1.04576</text:p>
          </table:table-cell>
          <table:table-cell office:value-type="float" office:value="0.126681" calcext:value-type="float">
            <text:p>0.126681</text:p>
          </table:table-cell>
          <table:table-cell office:value-type="float" office:value="0.100475" calcext:value-type="float">
            <text:p>0.100475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048174" calcext:value-type="float">
            <text:p>1.048174</text:p>
          </table:table-cell>
          <table:table-cell office:value-type="float" office:value="0.128689" calcext:value-type="float">
            <text:p>0.128689</text:p>
          </table:table-cell>
          <table:table-cell office:value-type="float" office:value="0.099091" calcext:value-type="float">
            <text:p>0.099091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05057" calcext:value-type="float">
            <text:p>1.05057</text:p>
          </table:table-cell>
          <table:table-cell office:value-type="float" office:value="0.13058" calcext:value-type="float">
            <text:p>0.13058</text:p>
          </table:table-cell>
          <table:table-cell office:value-type="float" office:value="0.09766" calcext:value-type="float">
            <text:p>0.09766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052946" calcext:value-type="float">
            <text:p>1.052946</text:p>
          </table:table-cell>
          <table:table-cell office:value-type="float" office:value="0.132644" calcext:value-type="float">
            <text:p>0.132644</text:p>
          </table:table-cell>
          <table:table-cell office:value-type="float" office:value="0.09618" calcext:value-type="float">
            <text:p>0.09618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055304" calcext:value-type="float">
            <text:p>1.055304</text:p>
          </table:table-cell>
          <table:table-cell office:value-type="float" office:value="0.134915" calcext:value-type="float">
            <text:p>0.134915</text:p>
          </table:table-cell>
          <table:table-cell office:value-type="float" office:value="0.096528" calcext:value-type="float">
            <text:p>0.096528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057642" calcext:value-type="float">
            <text:p>1.057642</text:p>
          </table:table-cell>
          <table:table-cell office:value-type="float" office:value="0.134877" calcext:value-type="float">
            <text:p>0.134877</text:p>
          </table:table-cell>
          <table:table-cell office:value-type="float" office:value="0.096876" calcext:value-type="float">
            <text:p>0.096876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059963" calcext:value-type="float">
            <text:p>1.059963</text:p>
          </table:table-cell>
          <table:table-cell office:value-type="float" office:value="0.134464" calcext:value-type="float">
            <text:p>0.134464</text:p>
          </table:table-cell>
          <table:table-cell office:value-type="float" office:value="0.095353" calcext:value-type="float">
            <text:p>0.095353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062265" calcext:value-type="float">
            <text:p>1.062265</text:p>
          </table:table-cell>
          <table:table-cell office:value-type="float" office:value="0.132378" calcext:value-type="float">
            <text:p>0.132378</text:p>
          </table:table-cell>
          <table:table-cell office:value-type="float" office:value="0.091914" calcext:value-type="float">
            <text:p>0.091914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064548" calcext:value-type="float">
            <text:p>1.064548</text:p>
          </table:table-cell>
          <table:table-cell office:value-type="float" office:value="0.131051" calcext:value-type="float">
            <text:p>0.131051</text:p>
          </table:table-cell>
          <table:table-cell office:value-type="float" office:value="0.092134" calcext:value-type="float">
            <text:p>0.092134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066814" calcext:value-type="float">
            <text:p>1.066814</text:p>
          </table:table-cell>
          <table:table-cell office:value-type="float" office:value="0.128857" calcext:value-type="float">
            <text:p>0.128857</text:p>
          </table:table-cell>
          <table:table-cell office:value-type="float" office:value="0.090471" calcext:value-type="float">
            <text:p>0.090471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069061" calcext:value-type="float">
            <text:p>1.069061</text:p>
          </table:table-cell>
          <table:table-cell office:value-type="float" office:value="0.12562" calcext:value-type="float">
            <text:p>0.12562</text:p>
          </table:table-cell>
          <table:table-cell office:value-type="float" office:value="0.090642" calcext:value-type="float">
            <text:p>0.090642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071291" calcext:value-type="float">
            <text:p>1.071291</text:p>
          </table:table-cell>
          <table:table-cell office:value-type="float" office:value="0.122032" calcext:value-type="float">
            <text:p>0.122032</text:p>
          </table:table-cell>
          <table:table-cell office:value-type="float" office:value="0.090814" calcext:value-type="float">
            <text:p>0.090814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073503" calcext:value-type="float">
            <text:p>1.073503</text:p>
          </table:table-cell>
          <table:table-cell office:value-type="float" office:value="0.118582" calcext:value-type="float">
            <text:p>0.118582</text:p>
          </table:table-cell>
          <table:table-cell office:value-type="float" office:value="0.089113" calcext:value-type="float">
            <text:p>0.089113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075697" calcext:value-type="float">
            <text:p>1.075697</text:p>
          </table:table-cell>
          <table:table-cell office:value-type="float" office:value="0.115029" calcext:value-type="float">
            <text:p>0.115029</text:p>
          </table:table-cell>
          <table:table-cell office:value-type="float" office:value="0.089245" calcext:value-type="float">
            <text:p>0.089245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077874" calcext:value-type="float">
            <text:p>1.077874</text:p>
          </table:table-cell>
          <table:table-cell office:value-type="float" office:value="0.111215" calcext:value-type="float">
            <text:p>0.111215</text:p>
          </table:table-cell>
          <table:table-cell office:value-type="float" office:value="0.08937" calcext:value-type="float">
            <text:p>0.08937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080034" calcext:value-type="float">
            <text:p>1.080034</text:p>
          </table:table-cell>
          <table:table-cell office:value-type="float" office:value="0.107747" calcext:value-type="float">
            <text:p>0.107747</text:p>
          </table:table-cell>
          <table:table-cell office:value-type="float" office:value="0.089491" calcext:value-type="float">
            <text:p>0.089491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082176" calcext:value-type="float">
            <text:p>1.082176</text:p>
          </table:table-cell>
          <table:table-cell office:value-type="float" office:value="0.104473" calcext:value-type="float">
            <text:p>0.104473</text:p>
          </table:table-cell>
          <table:table-cell office:value-type="float" office:value="0.093359" calcext:value-type="float">
            <text:p>0.093359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084302" calcext:value-type="float">
            <text:p>1.084302</text:p>
          </table:table-cell>
          <table:table-cell office:value-type="float" office:value="0.101605" calcext:value-type="float">
            <text:p>0.101605</text:p>
          </table:table-cell>
          <table:table-cell office:value-type="float" office:value="0.093559" calcext:value-type="float">
            <text:p>0.093559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086411" calcext:value-type="float">
            <text:p>1.086411</text:p>
          </table:table-cell>
          <table:table-cell office:value-type="float" office:value="0.099047" calcext:value-type="float">
            <text:p>0.099047</text:p>
          </table:table-cell>
          <table:table-cell office:value-type="float" office:value="0.088131" calcext:value-type="float">
            <text:p>0.088131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088503" calcext:value-type="float">
            <text:p>1.088503</text:p>
          </table:table-cell>
          <table:table-cell office:value-type="float" office:value="0.097272" calcext:value-type="float">
            <text:p>0.097272</text:p>
          </table:table-cell>
          <table:table-cell office:value-type="float" office:value="0.091938" calcext:value-type="float">
            <text:p>0.091938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090578" calcext:value-type="float">
            <text:p>1.090578</text:p>
          </table:table-cell>
          <table:table-cell office:value-type="float" office:value="0.096566" calcext:value-type="float">
            <text:p>0.096566</text:p>
          </table:table-cell>
          <table:table-cell office:value-type="float" office:value="0.093937" calcext:value-type="float">
            <text:p>0.093937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092637" calcext:value-type="float">
            <text:p>1.092637</text:p>
          </table:table-cell>
          <table:table-cell office:value-type="float" office:value="0.097834" calcext:value-type="float">
            <text:p>0.097834</text:p>
          </table:table-cell>
          <table:table-cell office:value-type="float" office:value="0.095979" calcext:value-type="float">
            <text:p>0.095979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094679" calcext:value-type="float">
            <text:p>1.094679</text:p>
          </table:table-cell>
          <table:table-cell office:value-type="float" office:value="0.099452" calcext:value-type="float">
            <text:p>0.099452</text:p>
          </table:table-cell>
          <table:table-cell office:value-type="float" office:value="0.098068" calcext:value-type="float">
            <text:p>0.098068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096706" calcext:value-type="float">
            <text:p>1.096706</text:p>
          </table:table-cell>
          <table:table-cell office:value-type="float" office:value="0.101567" calcext:value-type="float">
            <text:p>0.101567</text:p>
          </table:table-cell>
          <table:table-cell office:value-type="float" office:value="0.096449" calcext:value-type="float">
            <text:p>0.096449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098716" calcext:value-type="float">
            <text:p>1.098716</text:p>
          </table:table-cell>
          <table:table-cell office:value-type="float" office:value="0.104613" calcext:value-type="float">
            <text:p>0.104613</text:p>
          </table:table-cell>
          <table:table-cell office:value-type="float" office:value="0.096652" calcext:value-type="float">
            <text:p>0.096652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10071" calcext:value-type="float">
            <text:p>1.10071</text:p>
          </table:table-cell>
          <table:table-cell office:value-type="float" office:value="0.107997" calcext:value-type="float">
            <text:p>0.107997</text:p>
          </table:table-cell>
          <table:table-cell office:value-type="float" office:value="0.094964" calcext:value-type="float">
            <text:p>0.094964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102689" calcext:value-type="float">
            <text:p>1.102689</text:p>
          </table:table-cell>
          <table:table-cell office:value-type="float" office:value="0.111588" calcext:value-type="float">
            <text:p>0.111588</text:p>
          </table:table-cell>
          <table:table-cell office:value-type="float" office:value="0.098847" calcext:value-type="float">
            <text:p>0.098847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104651" calcext:value-type="float">
            <text:p>1.104651</text:p>
          </table:table-cell>
          <table:table-cell office:value-type="float" office:value="0.115536" calcext:value-type="float">
            <text:p>0.115536</text:p>
          </table:table-cell>
          <table:table-cell office:value-type="float" office:value="0.097186" calcext:value-type="float">
            <text:p>0.097186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106598" calcext:value-type="float">
            <text:p>1.106598</text:p>
          </table:table-cell>
          <table:table-cell office:value-type="float" office:value="0.119348" calcext:value-type="float">
            <text:p>0.119348</text:p>
          </table:table-cell>
          <table:table-cell office:value-type="float" office:value="0.099238" calcext:value-type="float">
            <text:p>0.099238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10853" calcext:value-type="float">
            <text:p>1.10853</text:p>
          </table:table-cell>
          <table:table-cell office:value-type="float" office:value="0.123788" calcext:value-type="float">
            <text:p>0.123788</text:p>
          </table:table-cell>
          <table:table-cell office:value-type="float" office:value="0.095708" calcext:value-type="float">
            <text:p>0.095708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110447" calcext:value-type="float">
            <text:p>1.110447</text:p>
          </table:table-cell>
          <table:table-cell office:value-type="float" office:value="0.128844" calcext:value-type="float">
            <text:p>0.128844</text:p>
          </table:table-cell>
          <table:table-cell office:value-type="float" office:value="0.092089" calcext:value-type="float">
            <text:p>0.092089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112348" calcext:value-type="float">
            <text:p>1.112348</text:p>
          </table:table-cell>
          <table:table-cell office:value-type="float" office:value="0.132478" calcext:value-type="float">
            <text:p>0.132478</text:p>
          </table:table-cell>
          <table:table-cell office:value-type="float" office:value="0.092124" calcext:value-type="float">
            <text:p>0.092124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114234" calcext:value-type="float">
            <text:p>1.114234</text:p>
          </table:table-cell>
          <table:table-cell office:value-type="float" office:value="0.135739" calcext:value-type="float">
            <text:p>0.135739</text:p>
          </table:table-cell>
          <table:table-cell office:value-type="float" office:value="0.094029" calcext:value-type="float">
            <text:p>0.094029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116105" calcext:value-type="float">
            <text:p>1.116105</text:p>
          </table:table-cell>
          <table:table-cell office:value-type="float" office:value="0.137662" calcext:value-type="float">
            <text:p>0.137662</text:p>
          </table:table-cell>
          <table:table-cell office:value-type="float" office:value="0.088483" calcext:value-type="float">
            <text:p>0.088483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117961" calcext:value-type="float">
            <text:p>1.117961</text:p>
          </table:table-cell>
          <table:table-cell office:value-type="float" office:value="0.138286" calcext:value-type="float">
            <text:p>0.138286</text:p>
          </table:table-cell>
          <table:table-cell office:value-type="float" office:value="0.084695" calcext:value-type="float">
            <text:p>0.084695</text:p>
          </table:table-cell>
        </table:table-row>
        <table:table-row table:style-name="ro1">
          <table:table-cell office:value-type="float" office:value="1.127116" calcext:value-type="float">
            <text:p>1.127116</text:p>
          </table:table-cell>
          <table:table-cell office:value-type="float" office:value="1.119803" calcext:value-type="float">
            <text:p>1.119803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078941" calcext:value-type="float">
            <text:p>0.078941</text:p>
          </table:table-cell>
        </table:table-row>
        <table:table-row table:style-name="ro1">
          <table:table-cell office:value-type="float" office:value="1.11401" calcext:value-type="float">
            <text:p>1.11401</text:p>
          </table:table-cell>
          <table:table-cell office:value-type="float" office:value="1.12163" calcext:value-type="float">
            <text:p>1.12163</text:p>
          </table:table-cell>
          <table:table-cell office:value-type="float" office:value="0.137634" calcext:value-type="float">
            <text:p>0.137634</text:p>
          </table:table-cell>
          <table:table-cell office:value-type="float" office:value="0.076804" calcext:value-type="float">
            <text:p>0.076804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123442" calcext:value-type="float">
            <text:p>1.123442</text:p>
          </table:table-cell>
          <table:table-cell office:value-type="float" office:value="0.136331" calcext:value-type="float">
            <text:p>0.136331</text:p>
          </table:table-cell>
          <table:table-cell office:value-type="float" office:value="0.084003" calcext:value-type="float">
            <text:p>0.084003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1.12524" calcext:value-type="float">
            <text:p>1.12524</text:p>
          </table:table-cell>
          <table:table-cell office:value-type="float" office:value="0.134662" calcext:value-type="float">
            <text:p>0.134662</text:p>
          </table:table-cell>
          <table:table-cell office:value-type="float" office:value="0.072638" calcext:value-type="float">
            <text:p>0.072638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127024" calcext:value-type="float">
            <text:p>1.127024</text:p>
          </table:table-cell>
          <table:table-cell office:value-type="float" office:value="0.132903" calcext:value-type="float">
            <text:p>0.132903</text:p>
          </table:table-cell>
          <table:table-cell office:value-type="float" office:value="0.070413" calcext:value-type="float">
            <text:p>0.070413</text:p>
          </table:table-cell>
        </table:table-row>
        <table:table-row table:style-name="ro1">
          <table:table-cell office:value-type="float" office:value="1.100904" calcext:value-type="float">
            <text:p>1.100904</text:p>
          </table:table-cell>
          <table:table-cell office:value-type="float" office:value="1.128794" calcext:value-type="float">
            <text:p>1.128794</text:p>
          </table:table-cell>
          <table:table-cell office:value-type="float" office:value="0.131001" calcext:value-type="float">
            <text:p>0.131001</text:p>
          </table:table-cell>
          <table:table-cell office:value-type="float" office:value="0.073759" calcext:value-type="float">
            <text:p>0.073759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130549" calcext:value-type="float">
            <text:p>1.130549</text:p>
          </table:table-cell>
          <table:table-cell office:value-type="float" office:value="0.129311" calcext:value-type="float">
            <text:p>0.129311</text:p>
          </table:table-cell>
          <table:table-cell office:value-type="float" office:value="0.069683" calcext:value-type="float">
            <text:p>0.069683</text:p>
          </table:table-cell>
        </table:table-row>
        <table:table-row table:style-name="ro1">
          <table:table-cell office:value-type="float" office:value="1.061586" calcext:value-type="float">
            <text:p>1.061586</text:p>
          </table:table-cell>
          <table:table-cell office:value-type="float" office:value="1.132291" calcext:value-type="float">
            <text:p>1.132291</text:p>
          </table:table-cell>
          <table:table-cell office:value-type="float" office:value="0.127649" calcext:value-type="float">
            <text:p>0.127649</text:p>
          </table:table-cell>
          <table:table-cell office:value-type="float" office:value="0.067404" calcext:value-type="float">
            <text:p>0.067404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1.134019" calcext:value-type="float">
            <text:p>1.134019</text:p>
          </table:table-cell>
          <table:table-cell office:value-type="float" office:value="0.12551" calcext:value-type="float">
            <text:p>0.12551</text:p>
          </table:table-cell>
          <table:table-cell office:value-type="float" office:value="0.070705" calcext:value-type="float">
            <text:p>0.070705</text:p>
          </table:table-cell>
        </table:table-row>
        <table:table-row table:style-name="ro1">
          <table:table-cell office:value-type="float" office:value="1.061586" calcext:value-type="float">
            <text:p>1.061586</text:p>
          </table:table-cell>
          <table:table-cell office:value-type="float" office:value="1.135733" calcext:value-type="float">
            <text:p>1.135733</text:p>
          </table:table-cell>
          <table:table-cell office:value-type="float" office:value="0.123222" calcext:value-type="float">
            <text:p>0.123222</text:p>
          </table:table-cell>
          <table:table-cell office:value-type="float" office:value="0.066585" calcext:value-type="float">
            <text:p>0.066585</text:p>
          </table:table-cell>
        </table:table-row>
        <table:table-row table:style-name="ro1">
          <table:table-cell office:value-type="float" office:value="1.04848" calcext:value-type="float">
            <text:p>1.04848</text:p>
          </table:table-cell>
          <table:table-cell office:value-type="float" office:value="1.137433" calcext:value-type="float">
            <text:p>1.137433</text:p>
          </table:table-cell>
          <table:table-cell office:value-type="float" office:value="0.120562" calcext:value-type="float">
            <text:p>0.120562</text:p>
          </table:table-cell>
          <table:table-cell office:value-type="float" office:value="0.064256" calcext:value-type="float">
            <text:p>0.064256</text:p>
          </table:table-cell>
        </table:table-row>
        <table:table-row table:style-name="ro1">
          <table:table-cell office:value-type="float" office:value="1.035374" calcext:value-type="float">
            <text:p>1.035374</text:p>
          </table:table-cell>
          <table:table-cell office:value-type="float" office:value="1.13912" calcext:value-type="float">
            <text:p>1.13912</text:p>
          </table:table-cell>
          <table:table-cell office:value-type="float" office:value="0.117346" calcext:value-type="float">
            <text:p>0.117346</text:p>
          </table:table-cell>
          <table:table-cell office:value-type="float" office:value="0.061874" calcext:value-type="float">
            <text:p>0.061874</text:p>
          </table:table-cell>
        </table:table-row>
        <table:table-row table:style-name="ro1">
          <table:table-cell office:value-type="float" office:value="1.04848" calcext:value-type="float">
            <text:p>1.04848</text:p>
          </table:table-cell>
          <table:table-cell office:value-type="float" office:value="1.140794" calcext:value-type="float">
            <text:p>1.140794</text:p>
          </table:table-cell>
          <table:table-cell office:value-type="float" office:value="0.11407" calcext:value-type="float">
            <text:p>0.11407</text:p>
          </table:table-cell>
          <table:table-cell office:value-type="float" office:value="0.06319" calcext:value-type="float">
            <text:p>0.06319</text:p>
          </table:table-cell>
        </table:table-row>
        <table:table-row table:style-name="ro1">
          <table:table-cell office:value-type="float" office:value="1.035374" calcext:value-type="float">
            <text:p>1.035374</text:p>
          </table:table-cell>
          <table:table-cell office:value-type="float" office:value="1.142454" calcext:value-type="float">
            <text:p>1.142454</text:p>
          </table:table-cell>
          <table:table-cell office:value-type="float" office:value="0.110673" calcext:value-type="float">
            <text:p>0.110673</text:p>
          </table:table-cell>
          <table:table-cell office:value-type="float" office:value="0.060796" calcext:value-type="float">
            <text:p>0.060796</text:p>
          </table:table-cell>
        </table:table-row>
        <table:table-row table:style-name="ro1">
          <table:table-cell office:value-type="float" office:value="1.04848" calcext:value-type="float">
            <text:p>1.04848</text:p>
          </table:table-cell>
          <table:table-cell office:value-type="float" office:value="1.144102" calcext:value-type="float">
            <text:p>1.144102</text:p>
          </table:table-cell>
          <table:table-cell office:value-type="float" office:value="0.106525" calcext:value-type="float">
            <text:p>0.106525</text:p>
          </table:table-cell>
          <table:table-cell office:value-type="float" office:value="0.062117" calcext:value-type="float">
            <text:p>0.062117</text:p>
          </table:table-cell>
        </table:table-row>
        <table:table-row table:style-name="ro1">
          <table:table-cell office:value-type="float" office:value="1.022268" calcext:value-type="float">
            <text:p>1.022268</text:p>
          </table:table-cell>
          <table:table-cell office:value-type="float" office:value="1.145736" calcext:value-type="float">
            <text:p>1.145736</text:p>
          </table:table-cell>
          <table:table-cell office:value-type="float" office:value="0.102536" calcext:value-type="float">
            <text:p>0.102536</text:p>
          </table:table-cell>
          <table:table-cell office:value-type="float" office:value="0.057855" calcext:value-type="float">
            <text:p>0.057855</text:p>
          </table:table-cell>
        </table:table-row>
        <table:table-row table:style-name="ro1">
          <table:table-cell office:value-type="float" office:value="1.009162" calcext:value-type="float">
            <text:p>1.009162</text:p>
          </table:table-cell>
          <table:table-cell office:value-type="float" office:value="1.147357" calcext:value-type="float">
            <text:p>1.147357</text:p>
          </table:table-cell>
          <table:table-cell office:value-type="float" office:value="0.098757" calcext:value-type="float">
            <text:p>0.098757</text:p>
          </table:table-cell>
          <table:table-cell office:value-type="float" office:value="0.055383" calcext:value-type="float">
            <text:p>0.055383</text:p>
          </table:table-cell>
        </table:table-row>
        <table:table-row table:style-name="ro1">
          <table:table-cell office:value-type="float" office:value="1.022268" calcext:value-type="float">
            <text:p>1.022268</text:p>
          </table:table-cell>
          <table:table-cell office:value-type="float" office:value="1.148965" calcext:value-type="float">
            <text:p>1.148965</text:p>
          </table:table-cell>
          <table:table-cell office:value-type="float" office:value="0.094784" calcext:value-type="float">
            <text:p>0.094784</text:p>
          </table:table-cell>
          <table:table-cell office:value-type="float" office:value="0.056609" calcext:value-type="float">
            <text:p>0.056609</text:p>
          </table:table-cell>
        </table:table-row>
        <table:table-row table:style-name="ro1">
          <table:table-cell office:value-type="float" office:value="1.04848" calcext:value-type="float">
            <text:p>1.04848</text:p>
          </table:table-cell>
          <table:table-cell office:value-type="float" office:value="1.15056" calcext:value-type="float">
            <text:p>1.15056</text:p>
          </table:table-cell>
          <table:table-cell office:value-type="float" office:value="0.090676" calcext:value-type="float">
            <text:p>0.090676</text:p>
          </table:table-cell>
          <table:table-cell office:value-type="float" office:value="0.059748" calcext:value-type="float">
            <text:p>0.059748</text:p>
          </table:table-cell>
        </table:table-row>
        <table:table-row table:style-name="ro1">
          <table:table-cell office:value-type="float" office:value="1.022268" calcext:value-type="float">
            <text:p>1.022268</text:p>
          </table:table-cell>
          <table:table-cell office:value-type="float" office:value="1.152143" calcext:value-type="float">
            <text:p>1.152143</text:p>
          </table:table-cell>
          <table:table-cell office:value-type="float" office:value="0.086461" calcext:value-type="float">
            <text:p>0.086461</text:p>
          </table:table-cell>
          <table:table-cell office:value-type="float" office:value="0.055479" calcext:value-type="float">
            <text:p>0.055479</text:p>
          </table:table-cell>
        </table:table-row>
        <table:table-row table:style-name="ro1">
          <table:table-cell office:value-type="float" office:value="1.022268" calcext:value-type="float">
            <text:p>1.022268</text:p>
          </table:table-cell>
          <table:table-cell office:value-type="float" office:value="1.153714" calcext:value-type="float">
            <text:p>1.153714</text:p>
          </table:table-cell>
          <table:table-cell office:value-type="float" office:value="0.082365" calcext:value-type="float">
            <text:p>0.082365</text:p>
          </table:table-cell>
          <table:table-cell office:value-type="float" office:value="0.054878" calcext:value-type="float">
            <text:p>0.054878</text:p>
          </table:table-cell>
        </table:table-row>
        <table:table-row table:style-name="ro1">
          <table:table-cell office:value-type="float" office:value="1.022268" calcext:value-type="float">
            <text:p>1.022268</text:p>
          </table:table-cell>
          <table:table-cell office:value-type="float" office:value="1.155271" calcext:value-type="float">
            <text:p>1.155271</text:p>
          </table:table-cell>
          <table:table-cell office:value-type="float" office:value="0.07815" calcext:value-type="float">
            <text:p>0.07815</text:p>
          </table:table-cell>
          <table:table-cell office:value-type="float" office:value="0.054266" calcext:value-type="float">
            <text:p>0.054266</text:p>
          </table:table-cell>
        </table:table-row>
        <table:table-row table:style-name="ro1">
          <table:table-cell office:value-type="float" office:value="1.061586" calcext:value-type="float">
            <text:p>1.061586</text:p>
          </table:table-cell>
          <table:table-cell office:value-type="float" office:value="1.156817" calcext:value-type="float">
            <text:p>1.156817</text:p>
          </table:table-cell>
          <table:table-cell office:value-type="float" office:value="0.073748" calcext:value-type="float">
            <text:p>0.073748</text:p>
          </table:table-cell>
          <table:table-cell office:value-type="float" office:value="0.05927" calcext:value-type="float">
            <text:p>0.05927</text:p>
          </table:table-cell>
        </table:table-row>
        <table:table-row table:style-name="ro1">
          <table:table-cell office:value-type="float" office:value="1.035374" calcext:value-type="float">
            <text:p>1.035374</text:p>
          </table:table-cell>
          <table:table-cell office:value-type="float" office:value="1.15835" calcext:value-type="float">
            <text:p>1.15835</text:p>
          </table:table-cell>
          <table:table-cell office:value-type="float" office:value="0.069176" calcext:value-type="float">
            <text:p>0.069176</text:p>
          </table:table-cell>
          <table:table-cell office:value-type="float" office:value="0.055024" calcext:value-type="float">
            <text:p>0.055024</text:p>
          </table:table-cell>
        </table:table-row>
        <table:table-row table:style-name="ro1">
          <table:table-cell office:value-type="float" office:value="1.04848" calcext:value-type="float">
            <text:p>1.04848</text:p>
          </table:table-cell>
          <table:table-cell office:value-type="float" office:value="1.159871" calcext:value-type="float">
            <text:p>1.159871</text:p>
          </table:table-cell>
          <table:table-cell office:value-type="float" office:value="0.06478" calcext:value-type="float">
            <text:p>0.06478</text:p>
          </table:table-cell>
          <table:table-cell office:value-type="float" office:value="0.056321" calcext:value-type="float">
            <text:p>0.056321</text:p>
          </table:table-cell>
        </table:table-row>
        <table:table-row table:style-name="ro1">
          <table:table-cell office:value-type="float" office:value="1.035374" calcext:value-type="float">
            <text:p>1.035374</text:p>
          </table:table-cell>
          <table:table-cell office:value-type="float" office:value="1.16138" calcext:value-type="float">
            <text:p>1.16138</text:p>
          </table:table-cell>
          <table:table-cell office:value-type="float" office:value="0.060431" calcext:value-type="float">
            <text:p>0.060431</text:p>
          </table:table-cell>
          <table:table-cell office:value-type="float" office:value="0.053899" calcext:value-type="float">
            <text:p>0.053899</text:p>
          </table:table-cell>
        </table:table-row>
        <table:table-row table:style-name="ro1">
          <table:table-cell office:value-type="float" office:value="1.035374" calcext:value-type="float">
            <text:p>1.035374</text:p>
          </table:table-cell>
          <table:table-cell office:value-type="float" office:value="1.162877" calcext:value-type="float">
            <text:p>1.162877</text:p>
          </table:table-cell>
          <table:table-cell office:value-type="float" office:value="0.057729" calcext:value-type="float">
            <text:p>0.057729</text:p>
          </table:table-cell>
          <table:table-cell office:value-type="float" office:value="0.053301" calcext:value-type="float">
            <text:p>0.053301</text:p>
          </table:table-cell>
        </table:table-row>
        <table:table-row table:style-name="ro1">
          <table:table-cell office:value-type="float" office:value="1.04848" calcext:value-type="float">
            <text:p>1.04848</text:p>
          </table:table-cell>
          <table:table-cell office:value-type="float" office:value="1.164362" calcext:value-type="float">
            <text:p>1.164362</text:p>
          </table:table-cell>
          <table:table-cell office:value-type="float" office:value="0.056405" calcext:value-type="float">
            <text:p>0.056405</text:p>
          </table:table-cell>
          <table:table-cell office:value-type="float" office:value="0.05457" calcext:value-type="float">
            <text:p>0.05457</text:p>
          </table:table-cell>
        </table:table-row>
        <table:table-row table:style-name="ro1">
          <table:table-cell office:value-type="float" office:value="1.061586" calcext:value-type="float">
            <text:p>1.061586</text:p>
          </table:table-cell>
          <table:table-cell office:value-type="float" office:value="1.165835" calcext:value-type="float">
            <text:p>1.165835</text:p>
          </table:table-cell>
          <table:table-cell office:value-type="float" office:value="0.055342" calcext:value-type="float">
            <text:p>0.055342</text:p>
          </table:table-cell>
          <table:table-cell office:value-type="float" office:value="0.055881" calcext:value-type="float">
            <text:p>0.055881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167297" calcext:value-type="float">
            <text:p>1.167297</text:p>
          </table:table-cell>
          <table:table-cell office:value-type="float" office:value="0.055206" calcext:value-type="float">
            <text:p>0.055206</text:p>
          </table:table-cell>
          <table:table-cell office:value-type="float" office:value="0.05724" calcext:value-type="float">
            <text:p>0.05724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168747" calcext:value-type="float">
            <text:p>1.168747</text:p>
          </table:table-cell>
          <table:table-cell office:value-type="float" office:value="0.056536" calcext:value-type="float">
            <text:p>0.056536</text:p>
          </table:table-cell>
          <table:table-cell office:value-type="float" office:value="0.056769" calcext:value-type="float">
            <text:p>0.056769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1.170185" calcext:value-type="float">
            <text:p>1.170185</text:p>
          </table:table-cell>
          <table:table-cell office:value-type="float" office:value="0.058758" calcext:value-type="float">
            <text:p>0.058758</text:p>
          </table:table-cell>
          <table:table-cell office:value-type="float" office:value="0.058169" calcext:value-type="float">
            <text:p>0.058169</text:p>
          </table:table-cell>
        </table:table-row>
        <table:table-row table:style-name="ro1">
          <table:table-cell office:value-type="float" office:value="1.100904" calcext:value-type="float">
            <text:p>1.100904</text:p>
          </table:table-cell>
          <table:table-cell office:value-type="float" office:value="1.171612" calcext:value-type="float">
            <text:p>1.171612</text:p>
          </table:table-cell>
          <table:table-cell office:value-type="float" office:value="0.060811" calcext:value-type="float">
            <text:p>0.060811</text:p>
          </table:table-cell>
          <table:table-cell office:value-type="float" office:value="0.059601" calcext:value-type="float">
            <text:p>0.059601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173028" calcext:value-type="float">
            <text:p>1.173028</text:p>
          </table:table-cell>
          <table:table-cell office:value-type="float" office:value="0.062652" calcext:value-type="float">
            <text:p>0.062652</text:p>
          </table:table-cell>
          <table:table-cell office:value-type="float" office:value="0.055441" calcext:value-type="float">
            <text:p>0.055441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174433" calcext:value-type="float">
            <text:p>1.174433</text:p>
          </table:table-cell>
          <table:table-cell office:value-type="float" office:value="0.065048" calcext:value-type="float">
            <text:p>0.065048</text:p>
          </table:table-cell>
          <table:table-cell office:value-type="float" office:value="0.054936" calcext:value-type="float">
            <text:p>0.054936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175826" calcext:value-type="float">
            <text:p>1.175826</text:p>
          </table:table-cell>
          <table:table-cell office:value-type="float" office:value="0.067738" calcext:value-type="float">
            <text:p>0.067738</text:p>
          </table:table-cell>
          <table:table-cell office:value-type="float" office:value="0.054416" calcext:value-type="float">
            <text:p>0.054416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177208" calcext:value-type="float">
            <text:p>1.177208</text:p>
          </table:table-cell>
          <table:table-cell office:value-type="float" office:value="0.070429" calcext:value-type="float">
            <text:p>0.070429</text:p>
          </table:table-cell>
          <table:table-cell office:value-type="float" office:value="0.053894" calcext:value-type="float">
            <text:p>0.053894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17858" calcext:value-type="float">
            <text:p>1.17858</text:p>
          </table:table-cell>
          <table:table-cell office:value-type="float" office:value="0.073203" calcext:value-type="float">
            <text:p>0.073203</text:p>
          </table:table-cell>
          <table:table-cell office:value-type="float" office:value="0.053378" calcext:value-type="float">
            <text:p>0.053378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17994" calcext:value-type="float">
            <text:p>1.17994</text:p>
          </table:table-cell>
          <table:table-cell office:value-type="float" office:value="0.076136" calcext:value-type="float">
            <text:p>0.076136</text:p>
          </table:table-cell>
          <table:table-cell office:value-type="float" office:value="0.052868" calcext:value-type="float">
            <text:p>0.052868</text:p>
          </table:table-cell>
        </table:table-row>
        <table:table-row table:style-name="ro1">
          <table:table-cell office:value-type="float" office:value="1.061586" calcext:value-type="float">
            <text:p>1.061586</text:p>
          </table:table-cell>
          <table:table-cell office:value-type="float" office:value="1.18129" calcext:value-type="float">
            <text:p>1.18129</text:p>
          </table:table-cell>
          <table:table-cell office:value-type="float" office:value="0.078919" calcext:value-type="float">
            <text:p>0.078919</text:p>
          </table:table-cell>
          <table:table-cell office:value-type="float" office:value="0.050487" calcext:value-type="float">
            <text:p>0.050487</text:p>
          </table:table-cell>
        </table:table-row>
        <table:table-row table:style-name="ro1">
          <table:table-cell office:value-type="float" office:value="1.009162" calcext:value-type="float">
            <text:p>1.009162</text:p>
          </table:table-cell>
          <table:table-cell office:value-type="float" office:value="1.182629" calcext:value-type="float">
            <text:p>1.182629</text:p>
          </table:table-cell>
          <table:table-cell office:value-type="float" office:value="0.082112" calcext:value-type="float">
            <text:p>0.082112</text:p>
          </table:table-cell>
          <table:table-cell office:value-type="float" office:value="0.042437" calcext:value-type="float">
            <text:p>0.042437</text:p>
          </table:table-cell>
        </table:table-row>
        <table:table-row table:style-name="ro1">
          <table:table-cell office:value-type="float" office:value="1.009162" calcext:value-type="float">
            <text:p>1.009162</text:p>
          </table:table-cell>
          <table:table-cell office:value-type="float" office:value="1.183957" calcext:value-type="float">
            <text:p>1.183957</text:p>
          </table:table-cell>
          <table:table-cell office:value-type="float" office:value="0.083423" calcext:value-type="float">
            <text:p>0.083423</text:p>
          </table:table-cell>
          <table:table-cell office:value-type="float" office:value="0.041709" calcext:value-type="float">
            <text:p>0.041709</text:p>
          </table:table-cell>
        </table:table-row>
        <table:table-row table:style-name="ro1">
          <table:table-cell office:value-type="float" office:value="1.022268" calcext:value-type="float">
            <text:p>1.022268</text:p>
          </table:table-cell>
          <table:table-cell office:value-type="float" office:value="1.185275" calcext:value-type="float">
            <text:p>1.185275</text:p>
          </table:table-cell>
          <table:table-cell office:value-type="float" office:value="0.082398" calcext:value-type="float">
            <text:p>0.082398</text:p>
          </table:table-cell>
          <table:table-cell office:value-type="float" office:value="0.042846" calcext:value-type="float">
            <text:p>0.042846</text:p>
          </table:table-cell>
        </table:table-row>
        <table:table-row table:style-name="ro1">
          <table:table-cell office:value-type="float" office:value="1.009162" calcext:value-type="float">
            <text:p>1.009162</text:p>
          </table:table-cell>
          <table:table-cell office:value-type="float" office:value="1.186582" calcext:value-type="float">
            <text:p>1.186582</text:p>
          </table:table-cell>
          <table:table-cell office:value-type="float" office:value="0.08152" calcext:value-type="float">
            <text:p>0.08152</text:p>
          </table:table-cell>
          <table:table-cell office:value-type="float" office:value="0.040286" calcext:value-type="float">
            <text:p>0.040286</text:p>
          </table:table-cell>
        </table:table-row>
        <table:table-row table:style-name="ro1">
          <table:table-cell office:value-type="float" office:value="0.996056" calcext:value-type="float">
            <text:p>0.996056</text:p>
          </table:table-cell>
          <table:table-cell office:value-type="float" office:value="1.187879" calcext:value-type="float">
            <text:p>1.187879</text:p>
          </table:table-cell>
          <table:table-cell office:value-type="float" office:value="0.080607" calcext:value-type="float">
            <text:p>0.080607</text:p>
          </table:table-cell>
          <table:table-cell office:value-type="float" office:value="0.037701" calcext:value-type="float">
            <text:p>0.037701</text:p>
          </table:table-cell>
        </table:table-row>
        <table:table-row table:style-name="ro1">
          <table:table-cell office:value-type="float" office:value="0.969844" calcext:value-type="float">
            <text:p>0.969844</text:p>
          </table:table-cell>
          <table:table-cell office:value-type="float" office:value="1.189166" calcext:value-type="float">
            <text:p>1.189166</text:p>
          </table:table-cell>
          <table:table-cell office:value-type="float" office:value="0.079191" calcext:value-type="float">
            <text:p>0.079191</text:p>
          </table:table-cell>
          <table:table-cell office:value-type="float" office:value="0.033204" calcext:value-type="float">
            <text:p>0.033204</text:p>
          </table:table-cell>
        </table:table-row>
        <table:table-row table:style-name="ro1">
          <table:table-cell office:value-type="float" office:value="0.956738" calcext:value-type="float">
            <text:p>0.956738</text:p>
          </table:table-cell>
          <table:table-cell office:value-type="float" office:value="1.190442" calcext:value-type="float">
            <text:p>1.190442</text:p>
          </table:table-cell>
          <table:table-cell office:value-type="float" office:value="0.075968" calcext:value-type="float">
            <text:p>0.075968</text:p>
          </table:table-cell>
          <table:table-cell office:value-type="float" office:value="0.030491" calcext:value-type="float">
            <text:p>0.030491</text:p>
          </table:table-cell>
        </table:table-row>
        <table:table-row table:style-name="ro1">
          <table:table-cell office:value-type="float" office:value="0.956738" calcext:value-type="float">
            <text:p>0.956738</text:p>
          </table:table-cell>
          <table:table-cell office:value-type="float" office:value="1.191709" calcext:value-type="float">
            <text:p>1.191709</text:p>
          </table:table-cell>
          <table:table-cell office:value-type="float" office:value="0.072103" calcext:value-type="float">
            <text:p>0.072103</text:p>
          </table:table-cell>
          <table:table-cell office:value-type="float" office:value="0.029604" calcext:value-type="float">
            <text:p>0.029604</text:p>
          </table:table-cell>
        </table:table-row>
        <table:table-row table:style-name="ro1">
          <table:table-cell office:value-type="float" office:value="0.956738" calcext:value-type="float">
            <text:p>0.956738</text:p>
          </table:table-cell>
          <table:table-cell office:value-type="float" office:value="1.192965" calcext:value-type="float">
            <text:p>1.192965</text:p>
          </table:table-cell>
          <table:table-cell office:value-type="float" office:value="0.068285" calcext:value-type="float">
            <text:p>0.068285</text:p>
          </table:table-cell>
          <table:table-cell office:value-type="float" office:value="0.028717" calcext:value-type="float">
            <text:p>0.028717</text:p>
          </table:table-cell>
        </table:table-row>
        <table:table-row table:style-name="ro1">
          <table:table-cell office:value-type="float" office:value="0.904314" calcext:value-type="float">
            <text:p>0.904314</text:p>
          </table:table-cell>
          <table:table-cell office:value-type="float" office:value="1.194211" calcext:value-type="float">
            <text:p>1.194211</text:p>
          </table:table-cell>
          <table:table-cell office:value-type="float" office:value="0.064377" calcext:value-type="float">
            <text:p>0.064377</text:p>
          </table:table-cell>
          <table:table-cell office:value-type="float" office:value="0.020336" calcext:value-type="float">
            <text:p>0.020336</text:p>
          </table:table-cell>
        </table:table-row>
        <table:table-row table:style-name="ro1">
          <table:table-cell office:value-type="float" office:value="0.943632" calcext:value-type="float">
            <text:p>0.943632</text:p>
          </table:table-cell>
          <table:table-cell office:value-type="float" office:value="1.195448" calcext:value-type="float">
            <text:p>1.195448</text:p>
          </table:table-cell>
          <table:table-cell office:value-type="float" office:value="0.060142" calcext:value-type="float">
            <text:p>0.060142</text:p>
          </table:table-cell>
          <table:table-cell office:value-type="float" office:value="0.024912" calcext:value-type="float">
            <text:p>0.024912</text:p>
          </table:table-cell>
        </table:table-row>
        <table:table-row table:style-name="ro1">
          <table:table-cell office:value-type="float" office:value="0.943632" calcext:value-type="float">
            <text:p>0.943632</text:p>
          </table:table-cell>
          <table:table-cell office:value-type="float" office:value="1.196674" calcext:value-type="float">
            <text:p>1.196674</text:p>
          </table:table-cell>
          <table:table-cell office:value-type="float" office:value="0.055624" calcext:value-type="float">
            <text:p>0.055624</text:p>
          </table:table-cell>
          <table:table-cell office:value-type="float" office:value="0.023986" calcext:value-type="float">
            <text:p>0.023986</text:p>
          </table:table-cell>
        </table:table-row>
        <table:table-row table:style-name="ro1">
          <table:table-cell office:value-type="float" office:value="0.943632" calcext:value-type="float">
            <text:p>0.943632</text:p>
          </table:table-cell>
          <table:table-cell office:value-type="float" office:value="1.197891" calcext:value-type="float">
            <text:p>1.197891</text:p>
          </table:table-cell>
          <table:table-cell office:value-type="float" office:value="0.050784" calcext:value-type="float">
            <text:p>0.050784</text:p>
          </table:table-cell>
          <table:table-cell office:value-type="float" office:value="0.02307" calcext:value-type="float">
            <text:p>0.02307</text:p>
          </table:table-cell>
        </table:table-row>
        <table:table-row table:style-name="ro1">
          <table:table-cell office:value-type="float" office:value="0.943632" calcext:value-type="float">
            <text:p>0.943632</text:p>
          </table:table-cell>
          <table:table-cell office:value-type="float" office:value="1.199098" calcext:value-type="float">
            <text:p>1.199098</text:p>
          </table:table-cell>
          <table:table-cell office:value-type="float" office:value="0.045831" calcext:value-type="float">
            <text:p>0.045831</text:p>
          </table:table-cell>
          <table:table-cell office:value-type="float" office:value="0.022159" calcext:value-type="float">
            <text:p>0.022159</text:p>
          </table:table-cell>
        </table:table-row>
        <table:table-row table:style-name="ro1">
          <table:table-cell office:value-type="float" office:value="0.930526" calcext:value-type="float">
            <text:p>0.930526</text:p>
          </table:table-cell>
          <table:table-cell office:value-type="float" office:value="1.200296" calcext:value-type="float">
            <text:p>1.200296</text:p>
          </table:table-cell>
          <table:table-cell office:value-type="float" office:value="0.040369" calcext:value-type="float">
            <text:p>0.040369</text:p>
          </table:table-cell>
          <table:table-cell office:value-type="float" office:value="0.019364" calcext:value-type="float">
            <text:p>0.019364</text:p>
          </table:table-cell>
        </table:table-row>
        <table:table-row table:style-name="ro1">
          <table:table-cell office:value-type="float" office:value="0.930526" calcext:value-type="float">
            <text:p>0.930526</text:p>
          </table:table-cell>
          <table:table-cell office:value-type="float" office:value="1.201484" calcext:value-type="float">
            <text:p>1.201484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1839" calcext:value-type="float">
            <text:p>0.01839</text:p>
          </table:table-cell>
        </table:table-row>
        <table:table-row table:style-name="ro1">
          <table:table-cell office:value-type="float" office:value="0.930526" calcext:value-type="float">
            <text:p>0.930526</text:p>
          </table:table-cell>
          <table:table-cell office:value-type="float" office:value="1.202663" calcext:value-type="float">
            <text:p>1.202663</text:p>
          </table:table-cell>
          <table:table-cell office:value-type="float" office:value="0.032239" calcext:value-type="float">
            <text:p>0.032239</text:p>
          </table:table-cell>
          <table:table-cell office:value-type="float" office:value="0.017403" calcext:value-type="float">
            <text:p>0.017403</text:p>
          </table:table-cell>
        </table:table-row>
        <table:table-row table:style-name="ro1">
          <table:table-cell office:value-type="float" office:value="0.956738" calcext:value-type="float">
            <text:p>0.956738</text:p>
          </table:table-cell>
          <table:table-cell office:value-type="float" office:value="1.203832" calcext:value-type="float">
            <text:p>1.203832</text:p>
          </table:table-cell>
          <table:table-cell office:value-type="float" office:value="0.030236" calcext:value-type="float">
            <text:p>0.030236</text:p>
          </table:table-cell>
          <table:table-cell office:value-type="float" office:value="0.020162" calcext:value-type="float">
            <text:p>0.020162</text:p>
          </table:table-cell>
        </table:table-row>
        <table:table-row table:style-name="ro1">
          <table:table-cell office:value-type="float" office:value="0.943632" calcext:value-type="float">
            <text:p>0.943632</text:p>
          </table:table-cell>
          <table:table-cell office:value-type="float" office:value="1.204992" calcext:value-type="float">
            <text:p>1.204992</text:p>
          </table:table-cell>
          <table:table-cell office:value-type="float" office:value="0.028599" calcext:value-type="float">
            <text:p>0.028599</text:p>
          </table:table-cell>
          <table:table-cell office:value-type="float" office:value="0.017383" calcext:value-type="float">
            <text:p>0.017383</text:p>
          </table:table-cell>
        </table:table-row>
        <table:table-row table:style-name="ro1">
          <table:table-cell office:value-type="float" office:value="0.98295" calcext:value-type="float">
            <text:p>0.98295</text:p>
          </table:table-cell>
          <table:table-cell office:value-type="float" office:value="1.206143" calcext:value-type="float">
            <text:p>1.206143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22068" calcext:value-type="float">
            <text:p>0.022068</text:p>
          </table:table-cell>
        </table:table-row>
        <table:table-row table:style-name="ro1">
          <table:table-cell office:value-type="float" office:value="0.956738" calcext:value-type="float">
            <text:p>0.956738</text:p>
          </table:table-cell>
          <table:table-cell office:value-type="float" office:value="1.207284" calcext:value-type="float">
            <text:p>1.207284</text:p>
          </table:table-cell>
          <table:table-cell office:value-type="float" office:value="0.025933" calcext:value-type="float">
            <text:p>0.025933</text:p>
          </table:table-cell>
          <table:table-cell office:value-type="float" office:value="0.017502" calcext:value-type="float">
            <text:p>0.017502</text:p>
          </table:table-cell>
        </table:table-row>
        <table:table-row table:style-name="ro1">
          <table:table-cell office:value-type="float" office:value="0.98295" calcext:value-type="float">
            <text:p>0.98295</text:p>
          </table:table-cell>
          <table:table-cell office:value-type="float" office:value="1.208417" calcext:value-type="float">
            <text:p>1.208417</text:p>
          </table:table-cell>
          <table:table-cell office:value-type="float" office:value="0.025216" calcext:value-type="float">
            <text:p>0.025216</text:p>
          </table:table-cell>
          <table:table-cell office:value-type="float" office:value="0.020347" calcext:value-type="float">
            <text:p>0.020347</text:p>
          </table:table-cell>
        </table:table-row>
        <table:table-row table:style-name="ro1">
          <table:table-cell office:value-type="float" office:value="0.98295" calcext:value-type="float">
            <text:p>0.98295</text:p>
          </table:table-cell>
          <table:table-cell office:value-type="float" office:value="1.209541" calcext:value-type="float">
            <text:p>1.209541</text:p>
          </table:table-cell>
          <table:table-cell office:value-type="float" office:value="0.024058" calcext:value-type="float">
            <text:p>0.024058</text:p>
          </table:table-cell>
          <table:table-cell office:value-type="float" office:value="0.019514" calcext:value-type="float">
            <text:p>0.019514</text:p>
          </table:table-cell>
        </table:table-row>
        <table:table-row table:style-name="ro1">
          <table:table-cell office:value-type="float" office:value="0.996056" calcext:value-type="float">
            <text:p>0.996056</text:p>
          </table:table-cell>
          <table:table-cell office:value-type="float" office:value="1.210655" calcext:value-type="float">
            <text:p>1.210655</text:p>
          </table:table-cell>
          <table:table-cell office:value-type="float" office:value="0.02267" calcext:value-type="float">
            <text:p>0.02267</text:p>
          </table:table-cell>
          <table:table-cell office:value-type="float" office:value="0.02055" calcext:value-type="float">
            <text:p>0.02055</text:p>
          </table:table-cell>
        </table:table-row>
        <table:table-row table:style-name="ro1">
          <table:table-cell office:value-type="float" office:value="0.996056" calcext:value-type="float">
            <text:p>0.996056</text:p>
          </table:table-cell>
          <table:table-cell office:value-type="float" office:value="1.211761" calcext:value-type="float">
            <text:p>1.211761</text:p>
          </table:table-cell>
          <table:table-cell office:value-type="float" office:value="0.020967" calcext:value-type="float">
            <text:p>0.020967</text:p>
          </table:table-cell>
          <table:table-cell office:value-type="float" office:value="0.019747" calcext:value-type="float">
            <text:p>0.019747</text:p>
          </table:table-cell>
        </table:table-row>
        <table:table-row table:style-name="ro1">
          <table:table-cell office:value-type="float" office:value="0.956738" calcext:value-type="float">
            <text:p>0.956738</text:p>
          </table:table-cell>
          <table:table-cell office:value-type="float" office:value="1.212858" calcext:value-type="float">
            <text:p>1.212858</text:p>
          </table:table-cell>
          <table:table-cell office:value-type="float" office:value="0.020424" calcext:value-type="float">
            <text:p>0.020424</text:p>
          </table:table-cell>
          <table:table-cell office:value-type="float" office:value="0.013314" calcext:value-type="float">
            <text:p>0.013314</text:p>
          </table:table-cell>
        </table:table-row>
        <table:table-row table:style-name="ro1">
          <table:table-cell office:value-type="float" office:value="0.969844" calcext:value-type="float">
            <text:p>0.969844</text:p>
          </table:table-cell>
          <table:table-cell office:value-type="float" office:value="1.213947" calcext:value-type="float">
            <text:p>1.213947</text:p>
          </table:table-cell>
          <table:table-cell office:value-type="float" office:value="0.019862" calcext:value-type="float">
            <text:p>0.019862</text:p>
          </table:table-cell>
          <table:table-cell office:value-type="float" office:value="0.014245" calcext:value-type="float">
            <text:p>0.014245</text:p>
          </table:table-cell>
        </table:table-row>
        <table:table-row table:style-name="ro1">
          <table:table-cell office:value-type="float" office:value="0.996056" calcext:value-type="float">
            <text:p>0.996056</text:p>
          </table:table-cell>
          <table:table-cell office:value-type="float" office:value="1.215027" calcext:value-type="float">
            <text:p>1.215027</text:p>
          </table:table-cell>
          <table:table-cell office:value-type="float" office:value="0.018819" calcext:value-type="float">
            <text:p>0.018819</text:p>
          </table:table-cell>
          <table:table-cell office:value-type="float" office:value="0.017084" calcext:value-type="float">
            <text:p>0.017084</text:p>
          </table:table-cell>
        </table:table-row>
        <table:table-row table:style-name="ro1">
          <table:table-cell office:value-type="float" office:value="0.98295" calcext:value-type="float">
            <text:p>0.98295</text:p>
          </table:table-cell>
          <table:table-cell office:value-type="float" office:value="1.216098" calcext:value-type="float">
            <text:p>1.216098</text:p>
          </table:table-cell>
          <table:table-cell office:value-type="float" office:value="0.017765" calcext:value-type="float">
            <text:p>0.017765</text:p>
          </table:table-cell>
          <table:table-cell office:value-type="float" office:value="0.014392" calcext:value-type="float">
            <text:p>0.014392</text:p>
          </table:table-cell>
        </table:table-row>
        <table:table-row table:style-name="ro1">
          <table:table-cell office:value-type="float" office:value="0.98295" calcext:value-type="float">
            <text:p>0.98295</text:p>
          </table:table-cell>
          <table:table-cell office:value-type="float" office:value="1.21716" calcext:value-type="float">
            <text:p>1.21716</text:p>
          </table:table-cell>
          <table:table-cell office:value-type="float" office:value="0.017487" calcext:value-type="float">
            <text:p>0.017487</text:p>
          </table:table-cell>
          <table:table-cell office:value-type="float" office:value="0.013547" calcext:value-type="float">
            <text:p>0.013547</text:p>
          </table:table-cell>
        </table:table-row>
        <table:table-row table:style-name="ro1">
          <table:table-cell office:value-type="float" office:value="0.969844" calcext:value-type="float">
            <text:p>0.969844</text:p>
          </table:table-cell>
          <table:table-cell office:value-type="float" office:value="1.218215" calcext:value-type="float">
            <text:p>1.218215</text:p>
          </table:table-cell>
          <table:table-cell office:value-type="float" office:value="0.018814" calcext:value-type="float">
            <text:p>0.018814</text:p>
          </table:table-cell>
          <table:table-cell office:value-type="float" office:value="0.010826" calcext:value-type="float">
            <text:p>0.010826</text:p>
          </table:table-cell>
        </table:table-row>
        <table:table-row table:style-name="ro1">
          <table:table-cell office:value-type="float" office:value="0.969844" calcext:value-type="float">
            <text:p>0.969844</text:p>
          </table:table-cell>
          <table:table-cell office:value-type="float" office:value="1.219261" calcext:value-type="float">
            <text:p>1.219261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9931" calcext:value-type="float">
            <text:p>0.009931</text:p>
          </table:table-cell>
        </table:table-row>
        <table:table-row table:style-name="ro1">
          <table:table-cell office:value-type="float" office:value="0.996056" calcext:value-type="float">
            <text:p>0.996056</text:p>
          </table:table-cell>
          <table:table-cell office:value-type="float" office:value="1.220298" calcext:value-type="float">
            <text:p>1.220298</text:p>
          </table:table-cell>
          <table:table-cell office:value-type="float" office:value="0.018202" calcext:value-type="float">
            <text:p>0.018202</text:p>
          </table:table-cell>
          <table:table-cell office:value-type="float" office:value="0.01278" calcext:value-type="float">
            <text:p>0.01278</text:p>
          </table:table-cell>
        </table:table-row>
        <table:table-row table:style-name="ro1">
          <table:table-cell office:value-type="float" office:value="0.956738" calcext:value-type="float">
            <text:p>0.956738</text:p>
          </table:table-cell>
          <table:table-cell office:value-type="float" office:value="1.221328" calcext:value-type="float">
            <text:p>1.221328</text:p>
          </table:table-cell>
          <table:table-cell office:value-type="float" office:value="0.016778" calcext:value-type="float">
            <text:p>0.016778</text:p>
          </table:table-cell>
          <table:table-cell office:value-type="float" office:value="0.006338" calcext:value-type="float">
            <text:p>0.006338</text:p>
          </table:table-cell>
        </table:table-row>
        <table:table-row table:style-name="ro1">
          <table:table-cell office:value-type="float" office:value="0.943632" calcext:value-type="float">
            <text:p>0.943632</text:p>
          </table:table-cell>
          <table:table-cell office:value-type="float" office:value="1.222349" calcext:value-type="float">
            <text:p>1.222349</text:p>
          </table:table-cell>
          <table:table-cell office:value-type="float" office:value="0.015065" calcext:value-type="float">
            <text:p>0.015065</text:p>
          </table:table-cell>
          <table:table-cell office:value-type="float" office:value="0.003522" calcext:value-type="float">
            <text:p>0.003522</text:p>
          </table:table-cell>
        </table:table-row>
        <table:table-row table:style-name="ro1">
          <table:table-cell office:value-type="float" office:value="0.956738" calcext:value-type="float">
            <text:p>0.956738</text:p>
          </table:table-cell>
          <table:table-cell office:value-type="float" office:value="1.223362" calcext:value-type="float">
            <text:p>1.223362</text:p>
          </table:table-cell>
          <table:table-cell office:value-type="float" office:value="0.01319" calcext:value-type="float">
            <text:p>0.01319</text:p>
          </table:table-cell>
          <table:table-cell office:value-type="float" office:value="0.004403" calcext:value-type="float">
            <text:p>0.004403</text:p>
          </table:table-cell>
        </table:table-row>
        <table:table-row table:style-name="ro1">
          <table:table-cell office:value-type="float" office:value="0.969844" calcext:value-type="float">
            <text:p>0.969844</text:p>
          </table:table-cell>
          <table:table-cell office:value-type="float" office:value="1.224367" calcext:value-type="float">
            <text:p>1.224367</text:p>
          </table:table-cell>
          <table:table-cell office:value-type="float" office:value="0.011078" calcext:value-type="float">
            <text:p>0.011078</text:p>
          </table:table-cell>
          <table:table-cell office:value-type="float" office:value="0.005324" calcext:value-type="float">
            <text:p>0.005324</text:p>
          </table:table-cell>
        </table:table-row>
        <table:table-row table:style-name="ro1">
          <table:table-cell office:value-type="float" office:value="0.98295" calcext:value-type="float">
            <text:p>0.98295</text:p>
          </table:table-cell>
          <table:table-cell office:value-type="float" office:value="1.225364" calcext:value-type="float">
            <text:p>1.225364</text:p>
          </table:table-cell>
          <table:table-cell office:value-type="float" office:value="0.009003" calcext:value-type="float">
            <text:p>0.009003</text:p>
          </table:table-cell>
          <table:table-cell office:value-type="float" office:value="0.006297" calcext:value-type="float">
            <text:p>0.006297</text:p>
          </table:table-cell>
        </table:table-row>
        <table:table-row table:style-name="ro1">
          <table:table-cell office:value-type="float" office:value="0.969844" calcext:value-type="float">
            <text:p>0.969844</text:p>
          </table:table-cell>
          <table:table-cell office:value-type="float" office:value="1.226353" calcext:value-type="float">
            <text:p>1.226353</text:p>
          </table:table-cell>
          <table:table-cell office:value-type="float" office:value="0.006797" calcext:value-type="float">
            <text:p>0.006797</text:p>
          </table:table-cell>
          <table:table-cell office:value-type="float" office:value="0.003573" calcext:value-type="float">
            <text:p>0.003573</text:p>
          </table:table-cell>
        </table:table-row>
        <table:table-row table:style-name="ro1">
          <table:table-cell office:value-type="float" office:value="0.969844" calcext:value-type="float">
            <text:p>0.969844</text:p>
          </table:table-cell>
          <table:table-cell office:value-type="float" office:value="1.227334" calcext:value-type="float">
            <text:p>1.227334</text:p>
          </table:table-cell>
          <table:table-cell office:value-type="float" office:value="0.004885" calcext:value-type="float">
            <text:p>0.004885</text:p>
          </table:table-cell>
          <table:table-cell office:value-type="float" office:value="0.00268" calcext:value-type="float">
            <text:p>0.00268</text:p>
          </table:table-cell>
        </table:table-row>
        <table:table-row table:style-name="ro1">
          <table:table-cell office:value-type="float" office:value="0.956738" calcext:value-type="float">
            <text:p>0.956738</text:p>
          </table:table-cell>
          <table:table-cell office:value-type="float" office:value="1.228308" calcext:value-type="float">
            <text:p>1.228308</text:p>
          </table:table-cell>
          <table:table-cell office:value-type="float" office:value="0.003431" calcext:value-type="float">
            <text:p>0.003431</text:p>
          </table:table-cell>
          <table:table-cell office:value-type="float" office:value="-0.0001" calcext:value-type="float">
            <text:p>-0.0001</text:p>
          </table:table-cell>
        </table:table-row>
        <table:table-row table:style-name="ro1">
          <table:table-cell office:value-type="float" office:value="0.956738" calcext:value-type="float">
            <text:p>0.956738</text:p>
          </table:table-cell>
          <table:table-cell office:value-type="float" office:value="1.229274" calcext:value-type="float">
            <text:p>1.229274</text:p>
          </table:table-cell>
          <table:table-cell office:value-type="float" office:value="0.003155" calcext:value-type="float">
            <text:p>0.003155</text:p>
          </table:table-cell>
          <table:table-cell office:value-type="float" office:value="-0.001061" calcext:value-type="float">
            <text:p>-0.001061</text:p>
          </table:table-cell>
        </table:table-row>
        <table:table-row table:style-name="ro1">
          <table:table-cell office:value-type="float" office:value="0.98295" calcext:value-type="float">
            <text:p>0.98295</text:p>
          </table:table-cell>
          <table:table-cell office:value-type="float" office:value="1.230232" calcext:value-type="float">
            <text:p>1.230232</text:p>
          </table:table-cell>
          <table:table-cell office:value-type="float" office:value="0.003546" calcext:value-type="float">
            <text:p>0.003546</text:p>
          </table:table-cell>
          <table:table-cell office:value-type="float" office:value="0.001722" calcext:value-type="float">
            <text:p>0.001722</text:p>
          </table:table-cell>
        </table:table-row>
        <table:table-row table:style-name="ro1">
          <table:table-cell office:value-type="float" office:value="0.969844" calcext:value-type="float">
            <text:p>0.969844</text:p>
          </table:table-cell>
          <table:table-cell office:value-type="float" office:value="1.231182" calcext:value-type="float">
            <text:p>1.231182</text:p>
          </table:table-cell>
          <table:table-cell office:value-type="float" office:value="0.002588" calcext:value-type="float">
            <text:p>0.002588</text:p>
          </table:table-cell>
          <table:table-cell office:value-type="float" office:value="-0.001032" calcext:value-type="float">
            <text:p>-0.001032</text:p>
          </table:table-cell>
        </table:table-row>
        <table:table-row table:style-name="ro1">
          <table:table-cell office:value-type="float" office:value="0.969844" calcext:value-type="float">
            <text:p>0.969844</text:p>
          </table:table-cell>
          <table:table-cell office:value-type="float" office:value="1.232125" calcext:value-type="float">
            <text:p>1.232125</text:p>
          </table:table-cell>
          <table:table-cell office:value-type="float" office:value="0.002085" calcext:value-type="float">
            <text:p>0.002085</text:p>
          </table:table-cell>
          <table:table-cell office:value-type="float" office:value="-0.001946" calcext:value-type="float">
            <text:p>-0.001946</text:p>
          </table:table-cell>
        </table:table-row>
        <table:table-row table:style-name="ro1">
          <table:table-cell office:value-type="float" office:value="0.956738" calcext:value-type="float">
            <text:p>0.956738</text:p>
          </table:table-cell>
          <table:table-cell office:value-type="float" office:value="1.233061" calcext:value-type="float">
            <text:p>1.233061</text:p>
          </table:table-cell>
          <table:table-cell office:value-type="float" office:value="0.001716" calcext:value-type="float">
            <text:p>0.001716</text:p>
          </table:table-cell>
          <table:table-cell office:value-type="float" office:value="-0.004739" calcext:value-type="float">
            <text:p>-0.004739</text:p>
          </table:table-cell>
        </table:table-row>
        <table:table-row table:style-name="ro1">
          <table:table-cell office:value-type="float" office:value="0.969844" calcext:value-type="float">
            <text:p>0.969844</text:p>
          </table:table-cell>
          <table:table-cell office:value-type="float" office:value="1.233989" calcext:value-type="float">
            <text:p>1.233989</text:p>
          </table:table-cell>
          <table:table-cell office:value-type="float" office:value="0.001417" calcext:value-type="float">
            <text:p>0.001417</text:p>
          </table:table-cell>
          <table:table-cell office:value-type="float" office:value="-0.003829" calcext:value-type="float">
            <text:p>-0.003829</text:p>
          </table:table-cell>
        </table:table-row>
        <table:table-row table:style-name="ro1">
          <table:table-cell office:value-type="float" office:value="0.98295" calcext:value-type="float">
            <text:p>0.98295</text:p>
          </table:table-cell>
          <table:table-cell office:value-type="float" office:value="1.234909" calcext:value-type="float">
            <text:p>1.234909</text:p>
          </table:table-cell>
          <table:table-cell office:value-type="float" office:value="-0.00017" calcext:value-type="float">
            <text:p>-0.00017</text:p>
          </table:table-cell>
          <table:table-cell office:value-type="float" office:value="-0.002881" calcext:value-type="float">
            <text:p>-0.002881</text:p>
          </table:table-cell>
        </table:table-row>
        <table:table-row table:style-name="ro1">
          <table:table-cell office:value-type="float" office:value="0.996056" calcext:value-type="float">
            <text:p>0.996056</text:p>
          </table:table-cell>
          <table:table-cell office:value-type="float" office:value="1.235823" calcext:value-type="float">
            <text:p>1.235823</text:p>
          </table:table-cell>
          <table:table-cell office:value-type="float" office:value="-0.002359" calcext:value-type="float">
            <text:p>-0.002359</text:p>
          </table:table-cell>
          <table:table-cell office:value-type="float" office:value="-0.001888" calcext:value-type="float">
            <text:p>-0.001888</text:p>
          </table:table-cell>
        </table:table-row>
        <table:table-row table:style-name="ro1">
          <table:table-cell office:value-type="float" office:value="0.98295" calcext:value-type="float">
            <text:p>0.98295</text:p>
          </table:table-cell>
          <table:table-cell office:value-type="float" office:value="1.236729" calcext:value-type="float">
            <text:p>1.236729</text:p>
          </table:table-cell>
          <table:table-cell office:value-type="float" office:value="-0.004883" calcext:value-type="float">
            <text:p>-0.004883</text:p>
          </table:table-cell>
          <table:table-cell office:value-type="float" office:value="-0.004598" calcext:value-type="float">
            <text:p>-0.004598</text:p>
          </table:table-cell>
        </table:table-row>
        <table:table-row table:style-name="ro1">
          <table:table-cell office:value-type="float" office:value="0.969844" calcext:value-type="float">
            <text:p>0.969844</text:p>
          </table:table-cell>
          <table:table-cell office:value-type="float" office:value="1.237628" calcext:value-type="float">
            <text:p>1.237628</text:p>
          </table:table-cell>
          <table:table-cell office:value-type="float" office:value="-0.008168" calcext:value-type="float">
            <text:p>-0.008168</text:p>
          </table:table-cell>
          <table:table-cell office:value-type="float" office:value="-0.007354" calcext:value-type="float">
            <text:p>-0.007354</text:p>
          </table:table-cell>
        </table:table-row>
        <table:table-row table:style-name="ro1">
          <table:table-cell office:value-type="float" office:value="0.98295" calcext:value-type="float">
            <text:p>0.98295</text:p>
          </table:table-cell>
          <table:table-cell office:value-type="float" office:value="1.23852" calcext:value-type="float">
            <text:p>1.23852</text:p>
          </table:table-cell>
          <table:table-cell office:value-type="float" office:value="-0.011949" calcext:value-type="float">
            <text:p>-0.011949</text:p>
          </table:table-cell>
          <table:table-cell office:value-type="float" office:value="-0.006416" calcext:value-type="float">
            <text:p>-0.006416</text:p>
          </table:table-cell>
        </table:table-row>
        <table:table-row table:style-name="ro1">
          <table:table-cell office:value-type="float" office:value="0.943632" calcext:value-type="float">
            <text:p>0.943632</text:p>
          </table:table-cell>
          <table:table-cell office:value-type="float" office:value="1.239404" calcext:value-type="float">
            <text:p>1.239404</text:p>
          </table:table-cell>
          <table:table-cell office:value-type="float" office:value="-0.015549" calcext:value-type="float">
            <text:p>-0.015549</text:p>
          </table:table-cell>
          <table:table-cell office:value-type="float" office:value="-0.012946" calcext:value-type="float">
            <text:p>-0.012946</text:p>
          </table:table-cell>
        </table:table-row>
        <table:table-row table:style-name="ro1">
          <table:table-cell office:value-type="float" office:value="0.98295" calcext:value-type="float">
            <text:p>0.98295</text:p>
          </table:table-cell>
          <table:table-cell office:value-type="float" office:value="1.240282" calcext:value-type="float">
            <text:p>1.240282</text:p>
          </table:table-cell>
          <table:table-cell office:value-type="float" office:value="-0.018975" calcext:value-type="float">
            <text:p>-0.018975</text:p>
          </table:table-cell>
          <table:table-cell office:value-type="float" office:value="-0.008353" calcext:value-type="float">
            <text:p>-0.008353</text:p>
          </table:table-cell>
        </table:table-row>
        <table:table-row table:style-name="ro1">
          <table:table-cell office:value-type="float" office:value="0.969844" calcext:value-type="float">
            <text:p>0.969844</text:p>
          </table:table-cell>
          <table:table-cell office:value-type="float" office:value="1.241153" calcext:value-type="float">
            <text:p>1.241153</text:p>
          </table:table-cell>
          <table:table-cell office:value-type="float" office:value="-0.022754" calcext:value-type="float">
            <text:p>-0.022754</text:p>
          </table:table-cell>
          <table:table-cell office:value-type="float" office:value="-0.011133" calcext:value-type="float">
            <text:p>-0.011133</text:p>
          </table:table-cell>
        </table:table-row>
        <table:table-row table:style-name="ro1">
          <table:table-cell office:value-type="float" office:value="0.98295" calcext:value-type="float">
            <text:p>0.98295</text:p>
          </table:table-cell>
          <table:table-cell office:value-type="float" office:value="1.242017" calcext:value-type="float">
            <text:p>1.242017</text:p>
          </table:table-cell>
          <table:table-cell office:value-type="float" office:value="-0.026055" calcext:value-type="float">
            <text:p>-0.026055</text:p>
          </table:table-cell>
          <table:table-cell office:value-type="float" office:value="-0.010193" calcext:value-type="float">
            <text:p>-0.010193</text:p>
          </table:table-cell>
        </table:table-row>
        <table:table-row table:style-name="ro1">
          <table:table-cell office:value-type="float" office:value="0.996056" calcext:value-type="float">
            <text:p>0.996056</text:p>
          </table:table-cell>
          <table:table-cell office:value-type="float" office:value="1.242874" calcext:value-type="float">
            <text:p>1.242874</text:p>
          </table:table-cell>
          <table:table-cell office:value-type="float" office:value="-0.027848" calcext:value-type="float">
            <text:p>-0.027848</text:p>
          </table:table-cell>
          <table:table-cell office:value-type="float" office:value="-0.009205" calcext:value-type="float">
            <text:p>-0.009205</text:p>
          </table:table-cell>
        </table:table-row>
        <table:table-row table:style-name="ro1">
          <table:table-cell office:value-type="float" office:value="0.996056" calcext:value-type="float">
            <text:p>0.996056</text:p>
          </table:table-cell>
          <table:table-cell office:value-type="float" office:value="1.243724" calcext:value-type="float">
            <text:p>1.243724</text:p>
          </table:table-cell>
          <table:table-cell office:value-type="float" office:value="-0.029434" calcext:value-type="float">
            <text:p>-0.029434</text:p>
          </table:table-cell>
          <table:table-cell office:value-type="float" office:value="-0.010049" calcext:value-type="float">
            <text:p>-0.010049</text:p>
          </table:table-cell>
        </table:table-row>
        <table:table-row table:style-name="ro1">
          <table:table-cell office:value-type="float" office:value="1.022268" calcext:value-type="float">
            <text:p>1.022268</text:p>
          </table:table-cell>
          <table:table-cell office:value-type="float" office:value="1.244567" calcext:value-type="float">
            <text:p>1.244567</text:p>
          </table:table-cell>
          <table:table-cell office:value-type="float" office:value="-0.031345" calcext:value-type="float">
            <text:p>-0.031345</text:p>
          </table:table-cell>
          <table:table-cell office:value-type="float" office:value="-0.007147" calcext:value-type="float">
            <text:p>-0.007147</text:p>
          </table:table-cell>
        </table:table-row>
        <table:table-row table:style-name="ro1">
          <table:table-cell office:value-type="float" office:value="1.022268" calcext:value-type="float">
            <text:p>1.022268</text:p>
          </table:table-cell>
          <table:table-cell office:value-type="float" office:value="1.245404" calcext:value-type="float">
            <text:p>1.245404</text:p>
          </table:table-cell>
          <table:table-cell office:value-type="float" office:value="-0.034885" calcext:value-type="float">
            <text:p>-0.034885</text:p>
          </table:table-cell>
          <table:table-cell office:value-type="float" office:value="-0.007919" calcext:value-type="float">
            <text:p>-0.007919</text:p>
          </table:table-cell>
        </table:table-row>
        <table:table-row table:style-name="ro1">
          <table:table-cell office:value-type="float" office:value="1.04848" calcext:value-type="float">
            <text:p>1.04848</text:p>
          </table:table-cell>
          <table:table-cell office:value-type="float" office:value="1.246234" calcext:value-type="float">
            <text:p>1.246234</text:p>
          </table:table-cell>
          <table:table-cell office:value-type="float" office:value="-0.038735" calcext:value-type="float">
            <text:p>-0.038735</text:p>
          </table:table-cell>
          <table:table-cell office:value-type="float" office:value="-0.004947" calcext:value-type="float">
            <text:p>-0.004947</text:p>
          </table:table-cell>
        </table:table-row>
        <table:table-row table:style-name="ro1">
          <table:table-cell office:value-type="float" office:value="0.996056" calcext:value-type="float">
            <text:p>0.996056</text:p>
          </table:table-cell>
          <table:table-cell office:value-type="float" office:value="1.247058" calcext:value-type="float">
            <text:p>1.247058</text:p>
          </table:table-cell>
          <table:table-cell office:value-type="float" office:value="-0.041062" calcext:value-type="float">
            <text:p>-0.041062</text:p>
          </table:table-cell>
          <table:table-cell office:value-type="float" office:value="-0.013152" calcext:value-type="float">
            <text:p>-0.013152</text:p>
          </table:table-cell>
        </table:table-row>
        <table:table-row table:style-name="ro1">
          <table:table-cell office:value-type="float" office:value="1.035374" calcext:value-type="float">
            <text:p>1.035374</text:p>
          </table:table-cell>
          <table:table-cell office:value-type="float" office:value="1.247874" calcext:value-type="float">
            <text:p>1.247874</text:p>
          </table:table-cell>
          <table:table-cell office:value-type="float" office:value="-0.043128" calcext:value-type="float">
            <text:p>-0.043128</text:p>
          </table:table-cell>
          <table:table-cell office:value-type="float" office:value="-0.008413" calcext:value-type="float">
            <text:p>-0.008413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248685" calcext:value-type="float">
            <text:p>1.248685</text:p>
          </table:table-cell>
          <table:table-cell office:value-type="float" office:value="-0.044258" calcext:value-type="float">
            <text:p>-0.044258</text:p>
          </table:table-cell>
          <table:table-cell office:value-type="float" office:value="-0.00356" calcext:value-type="float">
            <text:p>-0.00356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249489" calcext:value-type="float">
            <text:p>1.249489</text:p>
          </table:table-cell>
          <table:table-cell office:value-type="float" office:value="-0.044949" calcext:value-type="float">
            <text:p>-0.044949</text:p>
          </table:table-cell>
          <table:table-cell office:value-type="float" office:value="-0.004196" calcext:value-type="float">
            <text:p>-0.004196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1.250287" calcext:value-type="float">
            <text:p>1.250287</text:p>
          </table:table-cell>
          <table:table-cell office:value-type="float" office:value="-0.04545" calcext:value-type="float">
            <text:p>-0.04545</text:p>
          </table:table-cell>
          <table:table-cell office:value-type="float" office:value="-0.002944" calcext:value-type="float">
            <text:p>-0.002944</text:p>
          </table:table-cell>
        </table:table-row>
        <table:table-row table:style-name="ro1">
          <table:table-cell office:value-type="float" office:value="1.04848" calcext:value-type="float">
            <text:p>1.04848</text:p>
          </table:table-cell>
          <table:table-cell office:value-type="float" office:value="1.251078" calcext:value-type="float">
            <text:p>1.251078</text:p>
          </table:table-cell>
          <table:table-cell office:value-type="float" office:value="-0.045335" calcext:value-type="float">
            <text:p>-0.045335</text:p>
          </table:table-cell>
          <table:table-cell office:value-type="float" office:value="-0.009156" calcext:value-type="float">
            <text:p>-0.009156</text:p>
          </table:table-cell>
        </table:table-row>
        <table:table-row table:style-name="ro1">
          <table:table-cell office:value-type="float" office:value="1.100904" calcext:value-type="float">
            <text:p>1.100904</text:p>
          </table:table-cell>
          <table:table-cell office:value-type="float" office:value="1.251863" calcext:value-type="float">
            <text:p>1.251863</text:p>
          </table:table-cell>
          <table:table-cell office:value-type="float" office:value="-0.045263" calcext:value-type="float">
            <text:p>-0.045263</text:p>
          </table:table-cell>
          <table:table-cell office:value-type="float" office:value="-0.002385" calcext:value-type="float">
            <text:p>-0.002385</text:p>
          </table:table-cell>
        </table:table-row>
        <table:table-row table:style-name="ro1">
          <table:table-cell office:value-type="float" office:value="1.127116" calcext:value-type="float">
            <text:p>1.127116</text:p>
          </table:table-cell>
          <table:table-cell office:value-type="float" office:value="1.252642" calcext:value-type="float">
            <text:p>1.252642</text:p>
          </table:table-cell>
          <table:table-cell office:value-type="float" office:value="-0.046512" calcext:value-type="float">
            <text:p>-0.046512</text:p>
          </table:table-cell>
          <table:table-cell office:value-type="float" office:value="0.000791" calcext:value-type="float">
            <text:p>0.000791</text:p>
          </table:table-cell>
        </table:table-row>
        <table:table-row table:style-name="ro1">
          <table:table-cell office:value-type="float" office:value="1.11401" calcext:value-type="float">
            <text:p>1.11401</text:p>
          </table:table-cell>
          <table:table-cell office:value-type="float" office:value="1.253415" calcext:value-type="float">
            <text:p>1.253415</text:p>
          </table:table-cell>
          <table:table-cell office:value-type="float" office:value="-0.047607" calcext:value-type="float">
            <text:p>-0.047607</text:p>
          </table:table-cell>
          <table:table-cell office:value-type="float" office:value="-0.001566" calcext:value-type="float">
            <text:p>-0.001566</text:p>
          </table:table-cell>
        </table:table-row>
        <table:table-row table:style-name="ro1">
          <table:table-cell office:value-type="float" office:value="1.140222" calcext:value-type="float">
            <text:p>1.140222</text:p>
          </table:table-cell>
          <table:table-cell office:value-type="float" office:value="1.254181" calcext:value-type="float">
            <text:p>1.254181</text:p>
          </table:table-cell>
          <table:table-cell office:value-type="float" office:value="-0.047958" calcext:value-type="float">
            <text:p>-0.047958</text:p>
          </table:table-cell>
          <table:table-cell office:value-type="float" office:value="0.001664" calcext:value-type="float">
            <text:p>0.001664</text:p>
          </table:table-cell>
        </table:table-row>
        <table:table-row table:style-name="ro1">
          <table:table-cell office:value-type="float" office:value="1.140222" calcext:value-type="float">
            <text:p>1.140222</text:p>
          </table:table-cell>
          <table:table-cell office:value-type="float" office:value="1.254941" calcext:value-type="float">
            <text:p>1.254941</text:p>
          </table:table-cell>
          <table:table-cell office:value-type="float" office:value="-0.047407" calcext:value-type="float">
            <text:p>-0.047407</text:p>
          </table:table-cell>
          <table:table-cell office:value-type="float" office:value="0.001218" calcext:value-type="float">
            <text:p>0.001218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1.255696" calcext:value-type="float">
            <text:p>1.255696</text:p>
          </table:table-cell>
          <table:table-cell office:value-type="float" office:value="-0.046877" calcext:value-type="float">
            <text:p>-0.046877</text:p>
          </table:table-cell>
          <table:table-cell office:value-type="float" office:value="-0.006736" calcext:value-type="float">
            <text:p>-0.006736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256444" calcext:value-type="float">
            <text:p>1.256444</text:p>
          </table:table-cell>
          <table:table-cell office:value-type="float" office:value="-0.046748" calcext:value-type="float">
            <text:p>-0.046748</text:p>
          </table:table-cell>
          <table:table-cell office:value-type="float" office:value="0.003878" calcext:value-type="float">
            <text:p>0.003878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257187" calcext:value-type="float">
            <text:p>1.257187</text:p>
          </table:table-cell>
          <table:table-cell office:value-type="float" office:value="-0.04718" calcext:value-type="float">
            <text:p>-0.04718</text:p>
          </table:table-cell>
          <table:table-cell office:value-type="float" office:value="0.003487" calcext:value-type="float">
            <text:p>0.003487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257923" calcext:value-type="float">
            <text:p>1.257923</text:p>
          </table:table-cell>
          <table:table-cell office:value-type="float" office:value="-0.046917" calcext:value-type="float">
            <text:p>-0.046917</text:p>
          </table:table-cell>
          <table:table-cell office:value-type="float" office:value="0.003115" calcext:value-type="float">
            <text:p>0.003115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258654" calcext:value-type="float">
            <text:p>1.258654</text:p>
          </table:table-cell>
          <table:table-cell office:value-type="float" office:value="-0.046021" calcext:value-type="float">
            <text:p>-0.046021</text:p>
          </table:table-cell>
          <table:table-cell office:value-type="float" office:value="0.002749" calcext:value-type="float">
            <text:p>0.002749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259379" calcext:value-type="float">
            <text:p>1.259379</text:p>
          </table:table-cell>
          <table:table-cell office:value-type="float" office:value="-0.045958" calcext:value-type="float">
            <text:p>-0.045958</text:p>
          </table:table-cell>
          <table:table-cell office:value-type="float" office:value="0.004247" calcext:value-type="float">
            <text:p>0.004247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260098" calcext:value-type="float">
            <text:p>1.260098</text:p>
          </table:table-cell>
          <table:table-cell office:value-type="float" office:value="-0.045888" calcext:value-type="float">
            <text:p>-0.045888</text:p>
          </table:table-cell>
          <table:table-cell office:value-type="float" office:value="0.005778" calcext:value-type="float">
            <text:p>0.005778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260812" calcext:value-type="float">
            <text:p>1.260812</text:p>
          </table:table-cell>
          <table:table-cell office:value-type="float" office:value="-0.044865" calcext:value-type="float">
            <text:p>-0.044865</text:p>
          </table:table-cell>
          <table:table-cell office:value-type="float" office:value="0.003597" calcext:value-type="float">
            <text:p>0.003597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261519" calcext:value-type="float">
            <text:p>1.261519</text:p>
          </table:table-cell>
          <table:table-cell office:value-type="float" office:value="-0.043574" calcext:value-type="float">
            <text:p>-0.043574</text:p>
          </table:table-cell>
          <table:table-cell office:value-type="float" office:value="0.00512" calcext:value-type="float">
            <text:p>0.00512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262222" calcext:value-type="float">
            <text:p>1.262222</text:p>
          </table:table-cell>
          <table:table-cell office:value-type="float" office:value="-0.042514" calcext:value-type="float">
            <text:p>-0.042514</text:p>
          </table:table-cell>
          <table:table-cell office:value-type="float" office:value="0.00293" calcext:value-type="float">
            <text:p>0.00293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262918" calcext:value-type="float">
            <text:p>1.262918</text:p>
          </table:table-cell>
          <table:table-cell office:value-type="float" office:value="-0.042538" calcext:value-type="float">
            <text:p>-0.042538</text:p>
          </table:table-cell>
          <table:table-cell office:value-type="float" office:value="0.00632" calcext:value-type="float">
            <text:p>0.00632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263609" calcext:value-type="float">
            <text:p>1.263609</text:p>
          </table:table-cell>
          <table:table-cell office:value-type="float" office:value="-0.041894" calcext:value-type="float">
            <text:p>-0.041894</text:p>
          </table:table-cell>
          <table:table-cell office:value-type="float" office:value="0.007922" calcext:value-type="float">
            <text:p>0.007922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264295" calcext:value-type="float">
            <text:p>1.264295</text:p>
          </table:table-cell>
          <table:table-cell office:value-type="float" office:value="-0.040298" calcext:value-type="float">
            <text:p>-0.040298</text:p>
          </table:table-cell>
          <table:table-cell office:value-type="float" office:value="0.007697" calcext:value-type="float">
            <text:p>0.007697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264975" calcext:value-type="float">
            <text:p>1.264975</text:p>
          </table:table-cell>
          <table:table-cell office:value-type="float" office:value="-0.038827" calcext:value-type="float">
            <text:p>-0.038827</text:p>
          </table:table-cell>
          <table:table-cell office:value-type="float" office:value="0.005599" calcext:value-type="float">
            <text:p>0.005599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26565" calcext:value-type="float">
            <text:p>1.26565</text:p>
          </table:table-cell>
          <table:table-cell office:value-type="float" office:value="-0.038209" calcext:value-type="float">
            <text:p>-0.038209</text:p>
          </table:table-cell>
          <table:table-cell office:value-type="float" office:value="0.01095" calcext:value-type="float">
            <text:p>0.01095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266319" calcext:value-type="float">
            <text:p>1.266319</text:p>
          </table:table-cell>
          <table:table-cell office:value-type="float" office:value="-0.037626" calcext:value-type="float">
            <text:p>-0.037626</text:p>
          </table:table-cell>
          <table:table-cell office:value-type="float" office:value="0.00892" calcext:value-type="float">
            <text:p>0.00892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266983" calcext:value-type="float">
            <text:p>1.266983</text:p>
          </table:table-cell>
          <table:table-cell office:value-type="float" office:value="-0.036466" calcext:value-type="float">
            <text:p>-0.036466</text:p>
          </table:table-cell>
          <table:table-cell office:value-type="float" office:value="0.010598" calcext:value-type="float">
            <text:p>0.010598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267642" calcext:value-type="float">
            <text:p>1.267642</text:p>
          </table:table-cell>
          <table:table-cell office:value-type="float" office:value="-0.034872" calcext:value-type="float">
            <text:p>-0.034872</text:p>
          </table:table-cell>
          <table:table-cell office:value-type="float" office:value="0.012313" calcext:value-type="float">
            <text:p>0.012313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268296" calcext:value-type="float">
            <text:p>1.268296</text:p>
          </table:table-cell>
          <table:table-cell office:value-type="float" office:value="-0.033568" calcext:value-type="float">
            <text:p>-0.033568</text:p>
          </table:table-cell>
          <table:table-cell office:value-type="float" office:value="0.015943" calcext:value-type="float">
            <text:p>0.015943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268944" calcext:value-type="float">
            <text:p>1.268944</text:p>
          </table:table-cell>
          <table:table-cell office:value-type="float" office:value="-0.032148" calcext:value-type="float">
            <text:p>-0.032148</text:p>
          </table:table-cell>
          <table:table-cell office:value-type="float" office:value="0.010281" calcext:value-type="float">
            <text:p>0.010281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269587" calcext:value-type="float">
            <text:p>1.269587</text:p>
          </table:table-cell>
          <table:table-cell office:value-type="float" office:value="-0.028867" calcext:value-type="float">
            <text:p>-0.028867</text:p>
          </table:table-cell>
          <table:table-cell office:value-type="float" office:value="0.013862" calcext:value-type="float">
            <text:p>0.013862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270226" calcext:value-type="float">
            <text:p>1.270226</text:p>
          </table:table-cell>
          <table:table-cell office:value-type="float" office:value="-0.026692" calcext:value-type="float">
            <text:p>-0.026692</text:p>
          </table:table-cell>
          <table:table-cell office:value-type="float" office:value="0.01564" calcext:value-type="float">
            <text:p>0.01564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270859" calcext:value-type="float">
            <text:p>1.270859</text:p>
          </table:table-cell>
          <table:table-cell office:value-type="float" office:value="-0.025483" calcext:value-type="float">
            <text:p>-0.025483</text:p>
          </table:table-cell>
          <table:table-cell office:value-type="float" office:value="0.015586" calcext:value-type="float">
            <text:p>0.015586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271487" calcext:value-type="float">
            <text:p>1.271487</text:p>
          </table:table-cell>
          <table:table-cell office:value-type="float" office:value="-0.025323" calcext:value-type="float">
            <text:p>-0.025323</text:p>
          </table:table-cell>
          <table:table-cell office:value-type="float" office:value="0.013661" calcext:value-type="float">
            <text:p>0.013661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27211" calcext:value-type="float">
            <text:p>1.27211</text:p>
          </table:table-cell>
          <table:table-cell office:value-type="float" office:value="-0.024621" calcext:value-type="float">
            <text:p>-0.024621</text:p>
          </table:table-cell>
          <table:table-cell office:value-type="float" office:value="0.01544" calcext:value-type="float">
            <text:p>0.01544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272728" calcext:value-type="float">
            <text:p>1.272728</text:p>
          </table:table-cell>
          <table:table-cell office:value-type="float" office:value="-0.024817" calcext:value-type="float">
            <text:p>-0.024817</text:p>
          </table:table-cell>
          <table:table-cell office:value-type="float" office:value="0.021008" calcext:value-type="float">
            <text:p>0.021008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273341" calcext:value-type="float">
            <text:p>1.273341</text:p>
          </table:table-cell>
          <table:table-cell office:value-type="float" office:value="-0.025278" calcext:value-type="float">
            <text:p>-0.025278</text:p>
          </table:table-cell>
          <table:table-cell office:value-type="float" office:value="0.009831" calcext:value-type="float">
            <text:p>0.009831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27395" calcext:value-type="float">
            <text:p>1.27395</text:p>
          </table:table-cell>
          <table:table-cell office:value-type="float" office:value="-0.025202" calcext:value-type="float">
            <text:p>-0.025202</text:p>
          </table:table-cell>
          <table:table-cell office:value-type="float" office:value="0.0134" calcext:value-type="float">
            <text:p>0.0134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274553" calcext:value-type="float">
            <text:p>1.274553</text:p>
          </table:table-cell>
          <table:table-cell office:value-type="float" office:value="-0.02559" calcext:value-type="float">
            <text:p>-0.02559</text:p>
          </table:table-cell>
          <table:table-cell office:value-type="float" office:value="0.018912" calcext:value-type="float">
            <text:p>0.018912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275152" calcext:value-type="float">
            <text:p>1.275152</text:p>
          </table:table-cell>
          <table:table-cell office:value-type="float" office:value="-0.025925" calcext:value-type="float">
            <text:p>-0.025925</text:p>
          </table:table-cell>
          <table:table-cell office:value-type="float" office:value="0.020809" calcext:value-type="float">
            <text:p>0.020809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275746" calcext:value-type="float">
            <text:p>1.275746</text:p>
          </table:table-cell>
          <table:table-cell office:value-type="float" office:value="-0.025844" calcext:value-type="float">
            <text:p>-0.025844</text:p>
          </table:table-cell>
          <table:table-cell office:value-type="float" office:value="0.015265" calcext:value-type="float">
            <text:p>0.015265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276335" calcext:value-type="float">
            <text:p>1.276335</text:p>
          </table:table-cell>
          <table:table-cell office:value-type="float" office:value="-0.025551" calcext:value-type="float">
            <text:p>-0.025551</text:p>
          </table:table-cell>
          <table:table-cell office:value-type="float" office:value="0.017093" calcext:value-type="float">
            <text:p>0.017093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27692" calcext:value-type="float">
            <text:p>1.27692</text:p>
          </table:table-cell>
          <table:table-cell office:value-type="float" office:value="-0.025454" calcext:value-type="float">
            <text:p>-0.025454</text:p>
          </table:table-cell>
          <table:table-cell office:value-type="float" office:value="0.018945" calcext:value-type="float">
            <text:p>0.018945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2775" calcext:value-type="float">
            <text:p>1.2775</text:p>
          </table:table-cell>
          <table:table-cell office:value-type="float" office:value="-0.025202" calcext:value-type="float">
            <text:p>-0.025202</text:p>
          </table:table-cell>
          <table:table-cell office:value-type="float" office:value="0.020832" calcext:value-type="float">
            <text:p>0.020832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278075" calcext:value-type="float">
            <text:p>1.278075</text:p>
          </table:table-cell>
          <table:table-cell office:value-type="float" office:value="-0.025128" calcext:value-type="float">
            <text:p>-0.025128</text:p>
          </table:table-cell>
          <table:table-cell office:value-type="float" office:value="0.022766" calcext:value-type="float">
            <text:p>0.022766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278646" calcext:value-type="float">
            <text:p>1.278646</text:p>
          </table:table-cell>
          <table:table-cell office:value-type="float" office:value="-0.02468" calcext:value-type="float">
            <text:p>-0.02468</text:p>
          </table:table-cell>
          <table:table-cell office:value-type="float" office:value="0.022871" calcext:value-type="float">
            <text:p>0.022871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279212" calcext:value-type="float">
            <text:p>1.279212</text:p>
          </table:table-cell>
          <table:table-cell office:value-type="float" office:value="-0.022714" calcext:value-type="float">
            <text:p>-0.022714</text:p>
          </table:table-cell>
          <table:table-cell office:value-type="float" office:value="0.022972" calcext:value-type="float">
            <text:p>0.022972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279774" calcext:value-type="float">
            <text:p>1.279774</text:p>
          </table:table-cell>
          <table:table-cell office:value-type="float" office:value="-0.020975" calcext:value-type="float">
            <text:p>-0.020975</text:p>
          </table:table-cell>
          <table:table-cell office:value-type="float" office:value="0.026815" calcext:value-type="float">
            <text:p>0.026815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280331" calcext:value-type="float">
            <text:p>1.280331</text:p>
          </table:table-cell>
          <table:table-cell office:value-type="float" office:value="-0.019132" calcext:value-type="float">
            <text:p>-0.019132</text:p>
          </table:table-cell>
          <table:table-cell office:value-type="float" office:value="0.026986" calcext:value-type="float">
            <text:p>0.026986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280884" calcext:value-type="float">
            <text:p>1.280884</text:p>
          </table:table-cell>
          <table:table-cell office:value-type="float" office:value="-0.016075" calcext:value-type="float">
            <text:p>-0.016075</text:p>
          </table:table-cell>
          <table:table-cell office:value-type="float" office:value="0.030907" calcext:value-type="float">
            <text:p>0.030907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281433" calcext:value-type="float">
            <text:p>1.281433</text:p>
          </table:table-cell>
          <table:table-cell office:value-type="float" office:value="-0.012396" calcext:value-type="float">
            <text:p>-0.012396</text:p>
          </table:table-cell>
          <table:table-cell office:value-type="float" office:value="0.031159" calcext:value-type="float">
            <text:p>0.031159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281977" calcext:value-type="float">
            <text:p>1.281977</text:p>
          </table:table-cell>
          <table:table-cell office:value-type="float" office:value="-0.008893" calcext:value-type="float">
            <text:p>-0.008893</text:p>
          </table:table-cell>
          <table:table-cell office:value-type="float" office:value="0.033284" calcext:value-type="float">
            <text:p>0.033284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282517" calcext:value-type="float">
            <text:p>1.282517</text:p>
          </table:table-cell>
          <table:table-cell office:value-type="float" office:value="-0.005957" calcext:value-type="float">
            <text:p>-0.005957</text:p>
          </table:table-cell>
          <table:table-cell office:value-type="float" office:value="0.033568" calcext:value-type="float">
            <text:p>0.033568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283052" calcext:value-type="float">
            <text:p>1.283052</text:p>
          </table:table-cell>
          <table:table-cell office:value-type="float" office:value="-0.003836" calcext:value-type="float">
            <text:p>-0.003836</text:p>
          </table:table-cell>
          <table:table-cell office:value-type="float" office:value="0.03197" calcext:value-type="float">
            <text:p>0.03197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283584" calcext:value-type="float">
            <text:p>1.283584</text:p>
          </table:table-cell>
          <table:table-cell office:value-type="float" office:value="-0.001571" calcext:value-type="float">
            <text:p>-0.001571</text:p>
          </table:table-cell>
          <table:table-cell office:value-type="float" office:value="0.034072" calcext:value-type="float">
            <text:p>0.034072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284111" calcext:value-type="float">
            <text:p>1.284111</text:p>
          </table:table-cell>
          <table:table-cell office:value-type="float" office:value="-0.00068" calcext:value-type="float">
            <text:p>-0.00068</text:p>
          </table:table-cell>
          <table:table-cell office:value-type="float" office:value="0.032461" calcext:value-type="float">
            <text:p>0.032461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284634" calcext:value-type="float">
            <text:p>1.284634</text:p>
          </table:table-cell>
          <table:table-cell office:value-type="float" office:value="0.001635" calcext:value-type="float">
            <text:p>0.001635</text:p>
          </table:table-cell>
          <table:table-cell office:value-type="float" office:value="0.028935" calcext:value-type="float">
            <text:p>0.028935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285152" calcext:value-type="float">
            <text:p>1.285152</text:p>
          </table:table-cell>
          <table:table-cell office:value-type="float" office:value="0.002956" calcext:value-type="float">
            <text:p>0.002956</text:p>
          </table:table-cell>
          <table:table-cell office:value-type="float" office:value="0.030951" calcext:value-type="float">
            <text:p>0.030951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285667" calcext:value-type="float">
            <text:p>1.285667</text:p>
          </table:table-cell>
          <table:table-cell office:value-type="float" office:value="0.004456" calcext:value-type="float">
            <text:p>0.004456</text:p>
          </table:table-cell>
          <table:table-cell office:value-type="float" office:value="0.034886" calcext:value-type="float">
            <text:p>0.034886</text:p>
          </table:table-cell>
        </table:table-row>
        <table:table-row table:style-name="ro1">
          <table:table-cell office:value-type="float" office:value="1.454766" calcext:value-type="float">
            <text:p>1.454766</text:p>
          </table:table-cell>
          <table:table-cell office:value-type="float" office:value="1.286178" calcext:value-type="float">
            <text:p>1.286178</text:p>
          </table:table-cell>
          <table:table-cell office:value-type="float" office:value="0.005303" calcext:value-type="float">
            <text:p>0.005303</text:p>
          </table:table-cell>
          <table:table-cell office:value-type="float" office:value="0.042672" calcext:value-type="float">
            <text:p>0.042672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286684" calcext:value-type="float">
            <text:p>1.286684</text:p>
          </table:table-cell>
          <table:table-cell office:value-type="float" office:value="0.006654" calcext:value-type="float">
            <text:p>0.006654</text:p>
          </table:table-cell>
          <table:table-cell office:value-type="float" office:value="0.022516" calcext:value-type="float">
            <text:p>0.022516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287187" calcext:value-type="float">
            <text:p>1.287187</text:p>
          </table:table-cell>
          <table:table-cell office:value-type="float" office:value="0.008161" calcext:value-type="float">
            <text:p>0.008161</text:p>
          </table:table-cell>
          <table:table-cell office:value-type="float" office:value="0.033765" calcext:value-type="float">
            <text:p>0.033765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287685" calcext:value-type="float">
            <text:p>1.287685</text:p>
          </table:table-cell>
          <table:table-cell office:value-type="float" office:value="0.008944" calcext:value-type="float">
            <text:p>0.008944</text:p>
          </table:table-cell>
          <table:table-cell office:value-type="float" office:value="0.035858" calcext:value-type="float">
            <text:p>0.035858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28818" calcext:value-type="float">
            <text:p>1.28818</text:p>
          </table:table-cell>
          <table:table-cell office:value-type="float" office:value="0.009757" calcext:value-type="float">
            <text:p>0.009757</text:p>
          </table:table-cell>
          <table:table-cell office:value-type="float" office:value="0.034252" calcext:value-type="float">
            <text:p>0.034252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28867" calcext:value-type="float">
            <text:p>1.28867</text:p>
          </table:table-cell>
          <table:table-cell office:value-type="float" office:value="0.011309" calcext:value-type="float">
            <text:p>0.011309</text:p>
          </table:table-cell>
          <table:table-cell office:value-type="float" office:value="0.032618" calcext:value-type="float">
            <text:p>0.032618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289157" calcext:value-type="float">
            <text:p>1.289157</text:p>
          </table:table-cell>
          <table:table-cell office:value-type="float" office:value="0.013722" calcext:value-type="float">
            <text:p>0.013722</text:p>
          </table:table-cell>
          <table:table-cell office:value-type="float" office:value="0.03844" calcext:value-type="float">
            <text:p>0.03844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28964" calcext:value-type="float">
            <text:p>1.28964</text:p>
          </table:table-cell>
          <table:table-cell office:value-type="float" office:value="0.015472" calcext:value-type="float">
            <text:p>0.015472</text:p>
          </table:table-cell>
          <table:table-cell office:value-type="float" office:value="0.035008" calcext:value-type="float">
            <text:p>0.035008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290119" calcext:value-type="float">
            <text:p>1.290119</text:p>
          </table:table-cell>
          <table:table-cell office:value-type="float" office:value="0.01777" calcext:value-type="float">
            <text:p>0.01777</text:p>
          </table:table-cell>
          <table:table-cell office:value-type="float" office:value="0.037119" calcext:value-type="float">
            <text:p>0.037119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290594" calcext:value-type="float">
            <text:p>1.290594</text:p>
          </table:table-cell>
          <table:table-cell office:value-type="float" office:value="0.020981" calcext:value-type="float">
            <text:p>0.020981</text:p>
          </table:table-cell>
          <table:table-cell office:value-type="float" office:value="0.039265" calcext:value-type="float">
            <text:p>0.039265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291065" calcext:value-type="float">
            <text:p>1.291065</text:p>
          </table:table-cell>
          <table:table-cell office:value-type="float" office:value="0.023967" calcext:value-type="float">
            <text:p>0.023967</text:p>
          </table:table-cell>
          <table:table-cell office:value-type="float" office:value="0.039575" calcext:value-type="float">
            <text:p>0.039575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291533" calcext:value-type="float">
            <text:p>1.291533</text:p>
          </table:table-cell>
          <table:table-cell office:value-type="float" office:value="0.026187" calcext:value-type="float">
            <text:p>0.026187</text:p>
          </table:table-cell>
          <table:table-cell office:value-type="float" office:value="0.041759" calcext:value-type="float">
            <text:p>0.041759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291997" calcext:value-type="float">
            <text:p>1.291997</text:p>
          </table:table-cell>
          <table:table-cell office:value-type="float" office:value="0.029736" calcext:value-type="float">
            <text:p>0.029736</text:p>
          </table:table-cell>
          <table:table-cell office:value-type="float" office:value="0.038358" calcext:value-type="float">
            <text:p>0.038358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292457" calcext:value-type="float">
            <text:p>1.292457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8616" calcext:value-type="float">
            <text:p>0.038616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292914" calcext:value-type="float">
            <text:p>1.292914</text:p>
          </table:table-cell>
          <table:table-cell office:value-type="float" office:value="0.033926" calcext:value-type="float">
            <text:p>0.033926</text:p>
          </table:table-cell>
          <table:table-cell office:value-type="float" office:value="0.038864" calcext:value-type="float">
            <text:p>0.038864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293367" calcext:value-type="float">
            <text:p>1.293367</text:p>
          </table:table-cell>
          <table:table-cell office:value-type="float" office:value="0.035034" calcext:value-type="float">
            <text:p>0.035034</text:p>
          </table:table-cell>
          <table:table-cell office:value-type="float" office:value="0.039112" calcext:value-type="float">
            <text:p>0.039112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293816" calcext:value-type="float">
            <text:p>1.293816</text:p>
          </table:table-cell>
          <table:table-cell office:value-type="float" office:value="0.035731" calcext:value-type="float">
            <text:p>0.035731</text:p>
          </table:table-cell>
          <table:table-cell office:value-type="float" office:value="0.037491" calcext:value-type="float">
            <text:p>0.037491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294262" calcext:value-type="float">
            <text:p>1.294262</text:p>
          </table:table-cell>
          <table:table-cell office:value-type="float" office:value="0.036212" calcext:value-type="float">
            <text:p>0.036212</text:p>
          </table:table-cell>
          <table:table-cell office:value-type="float" office:value="0.037709" calcext:value-type="float">
            <text:p>0.037709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294705" calcext:value-type="float">
            <text:p>1.294705</text:p>
          </table:table-cell>
          <table:table-cell office:value-type="float" office:value="0.03626" calcext:value-type="float">
            <text:p>0.03626</text:p>
          </table:table-cell>
          <table:table-cell office:value-type="float" office:value="0.037929" calcext:value-type="float">
            <text:p>0.037929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295143" calcext:value-type="float">
            <text:p>1.295143</text:p>
          </table:table-cell>
          <table:table-cell office:value-type="float" office:value="0.036147" calcext:value-type="float">
            <text:p>0.036147</text:p>
          </table:table-cell>
          <table:table-cell office:value-type="float" office:value="0.034402" calcext:value-type="float">
            <text:p>0.034402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295579" calcext:value-type="float">
            <text:p>1.295579</text:p>
          </table:table-cell>
          <table:table-cell office:value-type="float" office:value="0.035717" calcext:value-type="float">
            <text:p>0.035717</text:p>
          </table:table-cell>
          <table:table-cell office:value-type="float" office:value="0.038291" calcext:value-type="float">
            <text:p>0.038291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296011" calcext:value-type="float">
            <text:p>1.296011</text:p>
          </table:table-cell>
          <table:table-cell office:value-type="float" office:value="0.034626" calcext:value-type="float">
            <text:p>0.034626</text:p>
          </table:table-cell>
          <table:table-cell office:value-type="float" office:value="0.036638" calcext:value-type="float">
            <text:p>0.036638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296439" calcext:value-type="float">
            <text:p>1.296439</text:p>
          </table:table-cell>
          <table:table-cell office:value-type="float" office:value="0.03303" calcext:value-type="float">
            <text:p>0.03303</text:p>
          </table:table-cell>
          <table:table-cell office:value-type="float" office:value="0.034949" calcext:value-type="float">
            <text:p>0.034949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296864" calcext:value-type="float">
            <text:p>1.296864</text:p>
          </table:table-cell>
          <table:table-cell office:value-type="float" office:value="0.03149" calcext:value-type="float">
            <text:p>0.03149</text:p>
          </table:table-cell>
          <table:table-cell office:value-type="float" office:value="0.035091" calcext:value-type="float">
            <text:p>0.035091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297286" calcext:value-type="float">
            <text:p>1.297286</text:p>
          </table:table-cell>
          <table:table-cell office:value-type="float" office:value="0.030746" calcext:value-type="float">
            <text:p>0.030746</text:p>
          </table:table-cell>
          <table:table-cell office:value-type="float" office:value="0.037102" calcext:value-type="float">
            <text:p>0.037102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297704" calcext:value-type="float">
            <text:p>1.297704</text:p>
          </table:table-cell>
          <table:table-cell office:value-type="float" office:value="0.029719" calcext:value-type="float">
            <text:p>0.029719</text:p>
          </table:table-cell>
          <table:table-cell office:value-type="float" office:value="0.039158" calcext:value-type="float">
            <text:p>0.039158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298119" calcext:value-type="float">
            <text:p>1.298119</text:p>
          </table:table-cell>
          <table:table-cell office:value-type="float" office:value="0.027921" calcext:value-type="float">
            <text:p>0.027921</text:p>
          </table:table-cell>
          <table:table-cell office:value-type="float" office:value="0.033761" calcext:value-type="float">
            <text:p>0.033761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298531" calcext:value-type="float">
            <text:p>1.298531</text:p>
          </table:table-cell>
          <table:table-cell office:value-type="float" office:value="0.026648" calcext:value-type="float">
            <text:p>0.026648</text:p>
          </table:table-cell>
          <table:table-cell office:value-type="float" office:value="0.039485" calcext:value-type="float">
            <text:p>0.039485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298939" calcext:value-type="float">
            <text:p>1.298939</text:p>
          </table:table-cell>
          <table:table-cell office:value-type="float" office:value="0.024841" calcext:value-type="float">
            <text:p>0.024841</text:p>
          </table:table-cell>
          <table:table-cell office:value-type="float" office:value="0.039702" calcext:value-type="float">
            <text:p>0.039702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299344" calcext:value-type="float">
            <text:p>1.299344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39922" calcext:value-type="float">
            <text:p>0.039922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299746" calcext:value-type="float">
            <text:p>1.299746</text:p>
          </table:table-cell>
          <table:table-cell office:value-type="float" office:value="0.023011" calcext:value-type="float">
            <text:p>0.023011</text:p>
          </table:table-cell>
          <table:table-cell office:value-type="float" office:value="0.042017" calcext:value-type="float">
            <text:p>0.042017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00145" calcext:value-type="float">
            <text:p>1.300145</text:p>
          </table:table-cell>
          <table:table-cell office:value-type="float" office:value="0.023144" calcext:value-type="float">
            <text:p>0.023144</text:p>
          </table:table-cell>
          <table:table-cell office:value-type="float" office:value="0.046025" calcext:value-type="float">
            <text:p>0.046025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00541" calcext:value-type="float">
            <text:p>1.300541</text:p>
          </table:table-cell>
          <table:table-cell office:value-type="float" office:value="0.022247" calcext:value-type="float">
            <text:p>0.022247</text:p>
          </table:table-cell>
          <table:table-cell office:value-type="float" office:value="0.046365" calcext:value-type="float">
            <text:p>0.046365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00933" calcext:value-type="float">
            <text:p>1.300933</text:p>
          </table:table-cell>
          <table:table-cell office:value-type="float" office:value="0.021819" calcext:value-type="float">
            <text:p>0.021819</text:p>
          </table:table-cell>
          <table:table-cell office:value-type="float" office:value="0.037326" calcext:value-type="float">
            <text:p>0.037326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01323" calcext:value-type="float">
            <text:p>1.301323</text:p>
          </table:table-cell>
          <table:table-cell office:value-type="float" office:value="0.020148" calcext:value-type="float">
            <text:p>0.020148</text:p>
          </table:table-cell>
          <table:table-cell office:value-type="float" office:value="0.044937" calcext:value-type="float">
            <text:p>0.044937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301709" calcext:value-type="float">
            <text:p>1.301709</text:p>
          </table:table-cell>
          <table:table-cell office:value-type="float" office:value="0.020337" calcext:value-type="float">
            <text:p>0.020337</text:p>
          </table:table-cell>
          <table:table-cell office:value-type="float" office:value="0.04895" calcext:value-type="float">
            <text:p>0.04895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302092" calcext:value-type="float">
            <text:p>1.302092</text:p>
          </table:table-cell>
          <table:table-cell office:value-type="float" office:value="0.020232" calcext:value-type="float">
            <text:p>0.020232</text:p>
          </table:table-cell>
          <table:table-cell office:value-type="float" office:value="0.049315" calcext:value-type="float">
            <text:p>0.049315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02472" calcext:value-type="float">
            <text:p>1.302472</text:p>
          </table:table-cell>
          <table:table-cell office:value-type="float" office:value="0.020777" calcext:value-type="float">
            <text:p>0.020777</text:p>
          </table:table-cell>
          <table:table-cell office:value-type="float" office:value="0.045944" calcext:value-type="float">
            <text:p>0.045944</text:p>
          </table:table-cell>
        </table:table-row>
        <table:table-row table:style-name="ro1">
          <table:table-cell office:value-type="float" office:value="1.454766" calcext:value-type="float">
            <text:p>1.454766</text:p>
          </table:table-cell>
          <table:table-cell office:value-type="float" office:value="1.30285" calcext:value-type="float">
            <text:p>1.30285</text:p>
          </table:table-cell>
          <table:table-cell office:value-type="float" office:value="0.021839" calcext:value-type="float">
            <text:p>0.021839</text:p>
          </table:table-cell>
          <table:table-cell office:value-type="float" office:value="0.05186" calcext:value-type="float">
            <text:p>0.05186</text:p>
          </table:table-cell>
        </table:table-row>
        <table:table-row table:style-name="ro1">
          <table:table-cell office:value-type="float" office:value="1.467872" calcext:value-type="float">
            <text:p>1.467872</text:p>
          </table:table-cell>
          <table:table-cell office:value-type="float" office:value="1.303224" calcext:value-type="float">
            <text:p>1.303224</text:p>
          </table:table-cell>
          <table:table-cell office:value-type="float" office:value="0.022729" calcext:value-type="float">
            <text:p>0.022729</text:p>
          </table:table-cell>
          <table:table-cell office:value-type="float" office:value="0.054141" calcext:value-type="float">
            <text:p>0.054141</text:p>
          </table:table-cell>
        </table:table-row>
        <table:table-row table:style-name="ro1">
          <table:table-cell office:value-type="float" office:value="1.467872" calcext:value-type="float">
            <text:p>1.467872</text:p>
          </table:table-cell>
          <table:table-cell office:value-type="float" office:value="1.303595" calcext:value-type="float">
            <text:p>1.303595</text:p>
          </table:table-cell>
          <table:table-cell office:value-type="float" office:value="0.023925" calcext:value-type="float">
            <text:p>0.023925</text:p>
          </table:table-cell>
          <table:table-cell office:value-type="float" office:value="0.054591" calcext:value-type="float">
            <text:p>0.054591</text:p>
          </table:table-cell>
        </table:table-row>
        <table:table-row table:style-name="ro1">
          <table:table-cell office:value-type="float" office:value="1.454766" calcext:value-type="float">
            <text:p>1.454766</text:p>
          </table:table-cell>
          <table:table-cell office:value-type="float" office:value="1.303963" calcext:value-type="float">
            <text:p>1.303963</text:p>
          </table:table-cell>
          <table:table-cell office:value-type="float" office:value="0.025894" calcext:value-type="float">
            <text:p>0.025894</text:p>
          </table:table-cell>
          <table:table-cell office:value-type="float" office:value="0.053163" calcext:value-type="float">
            <text:p>0.053163</text:p>
          </table:table-cell>
        </table:table-row>
        <table:table-row table:style-name="ro1">
          <table:table-cell office:value-type="float" office:value="1.494084" calcext:value-type="float">
            <text:p>1.494084</text:p>
          </table:table-cell>
          <table:table-cell office:value-type="float" office:value="1.304329" calcext:value-type="float">
            <text:p>1.304329</text:p>
          </table:table-cell>
          <table:table-cell office:value-type="float" office:value="0.028644" calcext:value-type="float">
            <text:p>0.028644</text:p>
          </table:table-cell>
          <table:table-cell office:value-type="float" office:value="0.059183" calcext:value-type="float">
            <text:p>0.059183</text:p>
          </table:table-cell>
        </table:table-row>
        <table:table-row table:style-name="ro1">
          <table:table-cell office:value-type="float" office:value="1.494084" calcext:value-type="float">
            <text:p>1.494084</text:p>
          </table:table-cell>
          <table:table-cell office:value-type="float" office:value="1.304691" calcext:value-type="float">
            <text:p>1.304691</text:p>
          </table:table-cell>
          <table:table-cell office:value-type="float" office:value="0.032054" calcext:value-type="float">
            <text:p>0.032054</text:p>
          </table:table-cell>
          <table:table-cell office:value-type="float" office:value="0.059697" calcext:value-type="float">
            <text:p>0.059697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0505" calcext:value-type="float">
            <text:p>1.30505</text:p>
          </table:table-cell>
          <table:table-cell office:value-type="float" office:value="0.035246" calcext:value-type="float">
            <text:p>0.035246</text:p>
          </table:table-cell>
          <table:table-cell office:value-type="float" office:value="0.050838" calcext:value-type="float">
            <text:p>0.050838</text:p>
          </table:table-cell>
        </table:table-row>
        <table:table-row table:style-name="ro1">
          <table:table-cell office:value-type="float" office:value="1.467872" calcext:value-type="float">
            <text:p>1.467872</text:p>
          </table:table-cell>
          <table:table-cell office:value-type="float" office:value="1.305407" calcext:value-type="float">
            <text:p>1.305407</text:p>
          </table:table-cell>
          <table:table-cell office:value-type="float" office:value="0.040194" calcext:value-type="float">
            <text:p>0.040194</text:p>
          </table:table-cell>
          <table:table-cell office:value-type="float" office:value="0.05676" calcext:value-type="float">
            <text:p>0.05676</text:p>
          </table:table-cell>
        </table:table-row>
        <table:table-row table:style-name="ro1">
          <table:table-cell office:value-type="float" office:value="1.494084" calcext:value-type="float">
            <text:p>1.494084</text:p>
          </table:table-cell>
          <table:table-cell office:value-type="float" office:value="1.305761" calcext:value-type="float">
            <text:p>1.305761</text:p>
          </table:table-cell>
          <table:table-cell office:value-type="float" office:value="0.044259" calcext:value-type="float">
            <text:p>0.044259</text:p>
          </table:table-cell>
          <table:table-cell office:value-type="float" office:value="0.060922" calcext:value-type="float">
            <text:p>0.060922</text:p>
          </table:table-cell>
        </table:table-row>
        <table:table-row table:style-name="ro1">
          <table:table-cell office:value-type="float" office:value="1.480978" calcext:value-type="float">
            <text:p>1.480978</text:p>
          </table:table-cell>
          <table:table-cell office:value-type="float" office:value="1.306112" calcext:value-type="float">
            <text:p>1.306112</text:p>
          </table:table-cell>
          <table:table-cell office:value-type="float" office:value="0.048019" calcext:value-type="float">
            <text:p>0.048019</text:p>
          </table:table-cell>
          <table:table-cell office:value-type="float" office:value="0.059558" calcext:value-type="float">
            <text:p>0.059558</text:p>
          </table:table-cell>
        </table:table-row>
        <table:table-row table:style-name="ro1">
          <table:table-cell office:value-type="float" office:value="1.480978" calcext:value-type="float">
            <text:p>1.480978</text:p>
          </table:table-cell>
          <table:table-cell office:value-type="float" office:value="1.30646" calcext:value-type="float">
            <text:p>1.30646</text:p>
          </table:table-cell>
          <table:table-cell office:value-type="float" office:value="0.051458" calcext:value-type="float">
            <text:p>0.051458</text:p>
          </table:table-cell>
          <table:table-cell office:value-type="float" office:value="0.060044" calcext:value-type="float">
            <text:p>0.060044</text:p>
          </table:table-cell>
        </table:table-row>
        <table:table-row table:style-name="ro1">
          <table:table-cell office:value-type="float" office:value="1.467872" calcext:value-type="float">
            <text:p>1.467872</text:p>
          </table:table-cell>
          <table:table-cell office:value-type="float" office:value="1.306806" calcext:value-type="float">
            <text:p>1.306806</text:p>
          </table:table-cell>
          <table:table-cell office:value-type="float" office:value="0.054592" calcext:value-type="float">
            <text:p>0.054592</text:p>
          </table:table-cell>
          <table:table-cell office:value-type="float" office:value="0.058653" calcext:value-type="float">
            <text:p>0.058653</text:p>
          </table:table-cell>
        </table:table-row>
        <table:table-row table:style-name="ro1">
          <table:table-cell office:value-type="float" office:value="1.480978" calcext:value-type="float">
            <text:p>1.480978</text:p>
          </table:table-cell>
          <table:table-cell office:value-type="float" office:value="1.307149" calcext:value-type="float">
            <text:p>1.307149</text:p>
          </table:table-cell>
          <table:table-cell office:value-type="float" office:value="0.057021" calcext:value-type="float">
            <text:p>0.057021</text:p>
          </table:table-cell>
          <table:table-cell office:value-type="float" office:value="0.060961" calcext:value-type="float">
            <text:p>0.060961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307489" calcext:value-type="float">
            <text:p>1.307489</text:p>
          </table:table-cell>
          <table:table-cell office:value-type="float" office:value="0.059677" calcext:value-type="float">
            <text:p>0.059677</text:p>
          </table:table-cell>
          <table:table-cell office:value-type="float" office:value="0.055804" calcext:value-type="float">
            <text:p>0.055804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307826" calcext:value-type="float">
            <text:p>1.307826</text:p>
          </table:table-cell>
          <table:table-cell office:value-type="float" office:value="0.062152" calcext:value-type="float">
            <text:p>0.062152</text:p>
          </table:table-cell>
          <table:table-cell office:value-type="float" office:value="0.056143" calcext:value-type="float">
            <text:p>0.056143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08161" calcext:value-type="float">
            <text:p>1.308161</text:p>
          </table:table-cell>
          <table:table-cell office:value-type="float" office:value="0.064719" calcext:value-type="float">
            <text:p>0.064719</text:p>
          </table:table-cell>
          <table:table-cell office:value-type="float" office:value="0.054602" calcext:value-type="float">
            <text:p>0.054602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08493" calcext:value-type="float">
            <text:p>1.308493</text:p>
          </table:table-cell>
          <table:table-cell office:value-type="float" office:value="0.066322" calcext:value-type="float">
            <text:p>0.066322</text:p>
          </table:table-cell>
          <table:table-cell office:value-type="float" office:value="0.054899" calcext:value-type="float">
            <text:p>0.054899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08822" calcext:value-type="float">
            <text:p>1.308822</text:p>
          </table:table-cell>
          <table:table-cell office:value-type="float" office:value="0.068241" calcext:value-type="float">
            <text:p>0.068241</text:p>
          </table:table-cell>
          <table:table-cell office:value-type="float" office:value="0.053331" calcext:value-type="float">
            <text:p>0.053331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09149" calcext:value-type="float">
            <text:p>1.309149</text:p>
          </table:table-cell>
          <table:table-cell office:value-type="float" office:value="0.070296" calcext:value-type="float">
            <text:p>0.070296</text:p>
          </table:table-cell>
          <table:table-cell office:value-type="float" office:value="0.053606" calcext:value-type="float">
            <text:p>0.053606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09473" calcext:value-type="float">
            <text:p>1.309473</text:p>
          </table:table-cell>
          <table:table-cell office:value-type="float" office:value="0.072091" calcext:value-type="float">
            <text:p>0.072091</text:p>
          </table:table-cell>
          <table:table-cell office:value-type="float" office:value="0.053887" calcext:value-type="float">
            <text:p>0.053887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09795" calcext:value-type="float">
            <text:p>1.309795</text:p>
          </table:table-cell>
          <table:table-cell office:value-type="float" office:value="0.073785" calcext:value-type="float">
            <text:p>0.073785</text:p>
          </table:table-cell>
          <table:table-cell office:value-type="float" office:value="0.052296" calcext:value-type="float">
            <text:p>0.052296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10114" calcext:value-type="float">
            <text:p>1.310114</text:p>
          </table:table-cell>
          <table:table-cell office:value-type="float" office:value="0.075583" calcext:value-type="float">
            <text:p>0.075583</text:p>
          </table:table-cell>
          <table:table-cell office:value-type="float" office:value="0.050662" calcext:value-type="float">
            <text:p>0.050662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1043" calcext:value-type="float">
            <text:p>1.31043</text:p>
          </table:table-cell>
          <table:table-cell office:value-type="float" office:value="0.076825" calcext:value-type="float">
            <text:p>0.076825</text:p>
          </table:table-cell>
          <table:table-cell office:value-type="float" office:value="0.050856" calcext:value-type="float">
            <text:p>0.050856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10744" calcext:value-type="float">
            <text:p>1.310744</text:p>
          </table:table-cell>
          <table:table-cell office:value-type="float" office:value="0.077628" calcext:value-type="float">
            <text:p>0.077628</text:p>
          </table:table-cell>
          <table:table-cell office:value-type="float" office:value="0.04917" calcext:value-type="float">
            <text:p>0.04917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11056" calcext:value-type="float">
            <text:p>1.311056</text:p>
          </table:table-cell>
          <table:table-cell office:value-type="float" office:value="0.078852" calcext:value-type="float">
            <text:p>0.078852</text:p>
          </table:table-cell>
          <table:table-cell office:value-type="float" office:value="0.049317" calcext:value-type="float">
            <text:p>0.049317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11365" calcext:value-type="float">
            <text:p>1.311365</text:p>
          </table:table-cell>
          <table:table-cell office:value-type="float" office:value="0.078955" calcext:value-type="float">
            <text:p>0.078955</text:p>
          </table:table-cell>
          <table:table-cell office:value-type="float" office:value="0.047592" calcext:value-type="float">
            <text:p>0.047592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11671" calcext:value-type="float">
            <text:p>1.311671</text:p>
          </table:table-cell>
          <table:table-cell office:value-type="float" office:value="0.078479" calcext:value-type="float">
            <text:p>0.078479</text:p>
          </table:table-cell>
          <table:table-cell office:value-type="float" office:value="0.042076" calcext:value-type="float">
            <text:p>0.042076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11976" calcext:value-type="float">
            <text:p>1.311976</text:p>
          </table:table-cell>
          <table:table-cell office:value-type="float" office:value="0.077717" calcext:value-type="float">
            <text:p>0.077717</text:p>
          </table:table-cell>
          <table:table-cell office:value-type="float" office:value="0.047683" calcext:value-type="float">
            <text:p>0.047683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12277" calcext:value-type="float">
            <text:p>1.312277</text:p>
          </table:table-cell>
          <table:table-cell office:value-type="float" office:value="0.076703" calcext:value-type="float">
            <text:p>0.076703</text:p>
          </table:table-cell>
          <table:table-cell office:value-type="float" office:value="0.047793" calcext:value-type="float">
            <text:p>0.047793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12577" calcext:value-type="float">
            <text:p>1.312577</text:p>
          </table:table-cell>
          <table:table-cell office:value-type="float" office:value="0.074921" calcext:value-type="float">
            <text:p>0.074921</text:p>
          </table:table-cell>
          <table:table-cell office:value-type="float" office:value="0.042292" calcext:value-type="float">
            <text:p>0.042292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12874" calcext:value-type="float">
            <text:p>1.312874</text:p>
          </table:table-cell>
          <table:table-cell office:value-type="float" office:value="0.072717" calcext:value-type="float">
            <text:p>0.072717</text:p>
          </table:table-cell>
          <table:table-cell office:value-type="float" office:value="0.044168" calcext:value-type="float">
            <text:p>0.044168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13168" calcext:value-type="float">
            <text:p>1.313168</text:p>
          </table:table-cell>
          <table:table-cell office:value-type="float" office:value="0.070368" calcext:value-type="float">
            <text:p>0.070368</text:p>
          </table:table-cell>
          <table:table-cell office:value-type="float" office:value="0.04045" calcext:value-type="float">
            <text:p>0.04045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1346" calcext:value-type="float">
            <text:p>1.31346</text:p>
          </table:table-cell>
          <table:table-cell office:value-type="float" office:value="0.067911" calcext:value-type="float">
            <text:p>0.067911</text:p>
          </table:table-cell>
          <table:table-cell office:value-type="float" office:value="0.04227" calcext:value-type="float">
            <text:p>0.04227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1375" calcext:value-type="float">
            <text:p>1.31375</text:p>
          </table:table-cell>
          <table:table-cell office:value-type="float" office:value="0.06519" calcext:value-type="float">
            <text:p>0.06519</text:p>
          </table:table-cell>
          <table:table-cell office:value-type="float" office:value="0.044132" calcext:value-type="float">
            <text:p>0.044132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14038" calcext:value-type="float">
            <text:p>1.314038</text:p>
          </table:table-cell>
          <table:table-cell office:value-type="float" office:value="0.06223" calcext:value-type="float">
            <text:p>0.06223</text:p>
          </table:table-cell>
          <table:table-cell office:value-type="float" office:value="0.044169" calcext:value-type="float">
            <text:p>0.044169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14323" calcext:value-type="float">
            <text:p>1.314323</text:p>
          </table:table-cell>
          <table:table-cell office:value-type="float" office:value="0.05899" calcext:value-type="float">
            <text:p>0.05899</text:p>
          </table:table-cell>
          <table:table-cell office:value-type="float" office:value="0.042338" calcext:value-type="float">
            <text:p>0.042338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14607" calcext:value-type="float">
            <text:p>1.314607</text:p>
          </table:table-cell>
          <table:table-cell office:value-type="float" office:value="0.055575" calcext:value-type="float">
            <text:p>0.055575</text:p>
          </table:table-cell>
          <table:table-cell office:value-type="float" office:value="0.044211" calcext:value-type="float">
            <text:p>0.044211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14887" calcext:value-type="float">
            <text:p>1.314887</text:p>
          </table:table-cell>
          <table:table-cell office:value-type="float" office:value="0.052228" calcext:value-type="float">
            <text:p>0.052228</text:p>
          </table:table-cell>
          <table:table-cell office:value-type="float" office:value="0.046118" calcext:value-type="float">
            <text:p>0.046118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15166" calcext:value-type="float">
            <text:p>1.315166</text:p>
          </table:table-cell>
          <table:table-cell office:value-type="float" office:value="0.048319" calcext:value-type="float">
            <text:p>0.048319</text:p>
          </table:table-cell>
          <table:table-cell office:value-type="float" office:value="0.042439" calcext:value-type="float">
            <text:p>0.042439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15442" calcext:value-type="float">
            <text:p>1.315442</text:p>
          </table:table-cell>
          <table:table-cell office:value-type="float" office:value="0.044991" calcext:value-type="float">
            <text:p>0.044991</text:p>
          </table:table-cell>
          <table:table-cell office:value-type="float" office:value="0.042423" calcext:value-type="float">
            <text:p>0.042423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15717" calcext:value-type="float">
            <text:p>1.315717</text:p>
          </table:table-cell>
          <table:table-cell office:value-type="float" office:value="0.042246" calcext:value-type="float">
            <text:p>0.042246</text:p>
          </table:table-cell>
          <table:table-cell office:value-type="float" office:value="0.046148" calcext:value-type="float">
            <text:p>0.046148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15989" calcext:value-type="float">
            <text:p>1.315989</text:p>
          </table:table-cell>
          <table:table-cell office:value-type="float" office:value="0.039499" calcext:value-type="float">
            <text:p>0.039499</text:p>
          </table:table-cell>
          <table:table-cell office:value-type="float" office:value="0.048084" calcext:value-type="float">
            <text:p>0.048084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16259" calcext:value-type="float">
            <text:p>1.316259</text:p>
          </table:table-cell>
          <table:table-cell office:value-type="float" office:value="0.037449" calcext:value-type="float">
            <text:p>0.037449</text:p>
          </table:table-cell>
          <table:table-cell office:value-type="float" office:value="0.042571" calcext:value-type="float">
            <text:p>0.042571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16526" calcext:value-type="float">
            <text:p>1.316526</text:p>
          </table:table-cell>
          <table:table-cell office:value-type="float" office:value="0.036321" calcext:value-type="float">
            <text:p>0.036321</text:p>
          </table:table-cell>
          <table:table-cell office:value-type="float" office:value="0.048183" calcext:value-type="float">
            <text:p>0.048183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16792" calcext:value-type="float">
            <text:p>1.316792</text:p>
          </table:table-cell>
          <table:table-cell office:value-type="float" office:value="0.036103" calcext:value-type="float">
            <text:p>0.036103</text:p>
          </table:table-cell>
          <table:table-cell office:value-type="float" office:value="0.048285" calcext:value-type="float">
            <text:p>0.048285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17055" calcext:value-type="float">
            <text:p>1.317055</text:p>
          </table:table-cell>
          <table:table-cell office:value-type="float" office:value="0.036407" calcext:value-type="float">
            <text:p>0.036407</text:p>
          </table:table-cell>
          <table:table-cell office:value-type="float" office:value="0.054017" calcext:value-type="float">
            <text:p>0.054017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17317" calcext:value-type="float">
            <text:p>1.317317</text:p>
          </table:table-cell>
          <table:table-cell office:value-type="float" office:value="0.036169" calcext:value-type="float">
            <text:p>0.036169</text:p>
          </table:table-cell>
          <table:table-cell office:value-type="float" office:value="0.052378" calcext:value-type="float">
            <text:p>0.052378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17576" calcext:value-type="float">
            <text:p>1.317576</text:p>
          </table:table-cell>
          <table:table-cell office:value-type="float" office:value="0.038785" calcext:value-type="float">
            <text:p>0.038785</text:p>
          </table:table-cell>
          <table:table-cell office:value-type="float" office:value="0.056322" calcext:value-type="float">
            <text:p>0.056322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17834" calcext:value-type="float">
            <text:p>1.317834</text:p>
          </table:table-cell>
          <table:table-cell office:value-type="float" office:value="0.040619" calcext:value-type="float">
            <text:p>0.040619</text:p>
          </table:table-cell>
          <table:table-cell office:value-type="float" office:value="0.054712" calcext:value-type="float">
            <text:p>0.054712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18089" calcext:value-type="float">
            <text:p>1.318089</text:p>
          </table:table-cell>
          <table:table-cell office:value-type="float" office:value="0.042026" calcext:value-type="float">
            <text:p>0.042026</text:p>
          </table:table-cell>
          <table:table-cell office:value-type="float" office:value="0.0568" calcext:value-type="float">
            <text:p>0.0568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18342" calcext:value-type="float">
            <text:p>1.318342</text:p>
          </table:table-cell>
          <table:table-cell office:value-type="float" office:value="0.043868" calcext:value-type="float">
            <text:p>0.043868</text:p>
          </table:table-cell>
          <table:table-cell office:value-type="float" office:value="0.057044" calcext:value-type="float">
            <text:p>0.057044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18593" calcext:value-type="float">
            <text:p>1.318593</text:p>
          </table:table-cell>
          <table:table-cell office:value-type="float" office:value="0.04684" calcext:value-type="float">
            <text:p>0.04684</text:p>
          </table:table-cell>
          <table:table-cell office:value-type="float" office:value="0.05541" calcext:value-type="float">
            <text:p>0.05541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18842" calcext:value-type="float">
            <text:p>1.318842</text:p>
          </table:table-cell>
          <table:table-cell office:value-type="float" office:value="0.049045" calcext:value-type="float">
            <text:p>0.049045</text:p>
          </table:table-cell>
          <table:table-cell office:value-type="float" office:value="0.055607" calcext:value-type="float">
            <text:p>0.055607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1909" calcext:value-type="float">
            <text:p>1.31909</text:p>
          </table:table-cell>
          <table:table-cell office:value-type="float" office:value="0.051097" calcext:value-type="float">
            <text:p>0.051097</text:p>
          </table:table-cell>
          <table:table-cell office:value-type="float" office:value="0.055804" calcext:value-type="float">
            <text:p>0.055804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19335" calcext:value-type="float">
            <text:p>1.319335</text:p>
          </table:table-cell>
          <table:table-cell office:value-type="float" office:value="0.052843" calcext:value-type="float">
            <text:p>0.052843</text:p>
          </table:table-cell>
          <table:table-cell office:value-type="float" office:value="0.054131" calcext:value-type="float">
            <text:p>0.054131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19578" calcext:value-type="float">
            <text:p>1.319578</text:p>
          </table:table-cell>
          <table:table-cell office:value-type="float" office:value="0.056001" calcext:value-type="float">
            <text:p>0.056001</text:p>
          </table:table-cell>
          <table:table-cell office:value-type="float" office:value="0.056173" calcext:value-type="float">
            <text:p>0.056173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1982" calcext:value-type="float">
            <text:p>1.31982</text:p>
          </table:table-cell>
          <table:table-cell office:value-type="float" office:value="0.059341" calcext:value-type="float">
            <text:p>0.059341</text:p>
          </table:table-cell>
          <table:table-cell office:value-type="float" office:value="0.056388" calcext:value-type="float">
            <text:p>0.056388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20059" calcext:value-type="float">
            <text:p>1.320059</text:p>
          </table:table-cell>
          <table:table-cell office:value-type="float" office:value="0.06267" calcext:value-type="float">
            <text:p>0.06267</text:p>
          </table:table-cell>
          <table:table-cell office:value-type="float" office:value="0.054734" calcext:value-type="float">
            <text:p>0.054734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20297" calcext:value-type="float">
            <text:p>1.320297</text:p>
          </table:table-cell>
          <table:table-cell office:value-type="float" office:value="0.066279" calcext:value-type="float">
            <text:p>0.066279</text:p>
          </table:table-cell>
          <table:table-cell office:value-type="float" office:value="0.053038" calcext:value-type="float">
            <text:p>0.053038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20532" calcext:value-type="float">
            <text:p>1.320532</text:p>
          </table:table-cell>
          <table:table-cell office:value-type="float" office:value="0.070042" calcext:value-type="float">
            <text:p>0.070042</text:p>
          </table:table-cell>
          <table:table-cell office:value-type="float" office:value="0.055044" calcext:value-type="float">
            <text:p>0.055044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20766" calcext:value-type="float">
            <text:p>1.320766</text:p>
          </table:table-cell>
          <table:table-cell office:value-type="float" office:value="0.072979" calcext:value-type="float">
            <text:p>0.072979</text:p>
          </table:table-cell>
          <table:table-cell office:value-type="float" office:value="0.051463" calcext:value-type="float">
            <text:p>0.051463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20998" calcext:value-type="float">
            <text:p>1.320998</text:p>
          </table:table-cell>
          <table:table-cell office:value-type="float" office:value="0.076603" calcext:value-type="float">
            <text:p>0.076603</text:p>
          </table:table-cell>
          <table:table-cell office:value-type="float" office:value="0.051551" calcext:value-type="float">
            <text:p>0.051551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21229" calcext:value-type="float">
            <text:p>1.321229</text:p>
          </table:table-cell>
          <table:table-cell office:value-type="float" office:value="0.080457" calcext:value-type="float">
            <text:p>0.080457</text:p>
          </table:table-cell>
          <table:table-cell office:value-type="float" office:value="0.047887" calcext:value-type="float">
            <text:p>0.047887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21457" calcext:value-type="float">
            <text:p>1.321457</text:p>
          </table:table-cell>
          <table:table-cell office:value-type="float" office:value="0.084145" calcext:value-type="float">
            <text:p>0.084145</text:p>
          </table:table-cell>
          <table:table-cell office:value-type="float" office:value="0.047889" calcext:value-type="float">
            <text:p>0.047889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21683" calcext:value-type="float">
            <text:p>1.321683</text:p>
          </table:table-cell>
          <table:table-cell office:value-type="float" office:value="0.088192" calcext:value-type="float">
            <text:p>0.088192</text:p>
          </table:table-cell>
          <table:table-cell office:value-type="float" office:value="0.042269" calcext:value-type="float">
            <text:p>0.042269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21908" calcext:value-type="float">
            <text:p>1.321908</text:p>
          </table:table-cell>
          <table:table-cell office:value-type="float" office:value="0.091299" calcext:value-type="float">
            <text:p>0.091299</text:p>
          </table:table-cell>
          <table:table-cell office:value-type="float" office:value="0.047777" calcext:value-type="float">
            <text:p>0.047777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22131" calcext:value-type="float">
            <text:p>1.322131</text:p>
          </table:table-cell>
          <table:table-cell office:value-type="float" office:value="0.093098" calcext:value-type="float">
            <text:p>0.093098</text:p>
          </table:table-cell>
          <table:table-cell office:value-type="float" office:value="0.045919" calcext:value-type="float">
            <text:p>0.045919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322352" calcext:value-type="float">
            <text:p>1.322352</text:p>
          </table:table-cell>
          <table:table-cell office:value-type="float" office:value="0.093223" calcext:value-type="float">
            <text:p>0.093223</text:p>
          </table:table-cell>
          <table:table-cell office:value-type="float" office:value="0.034658" calcext:value-type="float">
            <text:p>0.034658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22571" calcext:value-type="float">
            <text:p>1.322571</text:p>
          </table:table-cell>
          <table:table-cell office:value-type="float" office:value="0.091985" calcext:value-type="float">
            <text:p>0.091985</text:p>
          </table:table-cell>
          <table:table-cell office:value-type="float" office:value="0.038141" calcext:value-type="float">
            <text:p>0.038141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322789" calcext:value-type="float">
            <text:p>1.322789</text:p>
          </table:table-cell>
          <table:table-cell office:value-type="float" office:value="0.089806" calcext:value-type="float">
            <text:p>0.089806</text:p>
          </table:table-cell>
          <table:table-cell office:value-type="float" office:value="0.034192" calcext:value-type="float">
            <text:p>0.034192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323005" calcext:value-type="float">
            <text:p>1.323005</text:p>
          </table:table-cell>
          <table:table-cell office:value-type="float" office:value="0.08648" calcext:value-type="float">
            <text:p>0.08648</text:p>
          </table:table-cell>
          <table:table-cell office:value-type="float" office:value="0.032042" calcext:value-type="float">
            <text:p>0.032042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323219" calcext:value-type="float">
            <text:p>1.323219</text:p>
          </table:table-cell>
          <table:table-cell office:value-type="float" office:value="0.0826" calcext:value-type="float">
            <text:p>0.0826</text:p>
          </table:table-cell>
          <table:table-cell office:value-type="float" office:value="0.031736" calcext:value-type="float">
            <text:p>0.031736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323432" calcext:value-type="float">
            <text:p>1.323432</text:p>
          </table:table-cell>
          <table:table-cell office:value-type="float" office:value="0.078104" calcext:value-type="float">
            <text:p>0.078104</text:p>
          </table:table-cell>
          <table:table-cell office:value-type="float" office:value="0.025812" calcext:value-type="float">
            <text:p>0.025812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323643" calcext:value-type="float">
            <text:p>1.323643</text:p>
          </table:table-cell>
          <table:table-cell office:value-type="float" office:value="0.073481" calcext:value-type="float">
            <text:p>0.073481</text:p>
          </table:table-cell>
          <table:table-cell office:value-type="float" office:value="0.029144" calcext:value-type="float">
            <text:p>0.029144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323852" calcext:value-type="float">
            <text:p>1.323852</text:p>
          </table:table-cell>
          <table:table-cell office:value-type="float" office:value="0.068993" calcext:value-type="float">
            <text:p>0.068993</text:p>
          </table:table-cell>
          <table:table-cell office:value-type="float" office:value="0.026936" calcext:value-type="float">
            <text:p>0.026936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324059" calcext:value-type="float">
            <text:p>1.324059</text:p>
          </table:table-cell>
          <table:table-cell office:value-type="float" office:value="0.06459" calcext:value-type="float">
            <text:p>0.06459</text:p>
          </table:table-cell>
          <table:table-cell office:value-type="float" office:value="0.03032" calcext:value-type="float">
            <text:p>0.03032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324265" calcext:value-type="float">
            <text:p>1.324265</text:p>
          </table:table-cell>
          <table:table-cell office:value-type="float" office:value="0.059518" calcext:value-type="float">
            <text:p>0.059518</text:p>
          </table:table-cell>
          <table:table-cell office:value-type="float" office:value="0.022539" calcext:value-type="float">
            <text:p>0.022539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324469" calcext:value-type="float">
            <text:p>1.324469</text:p>
          </table:table-cell>
          <table:table-cell office:value-type="float" office:value="0.054848" calcext:value-type="float">
            <text:p>0.054848</text:p>
          </table:table-cell>
          <table:table-cell office:value-type="float" office:value="0.027712" calcext:value-type="float">
            <text:p>0.027712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324672" calcext:value-type="float">
            <text:p>1.324672</text:p>
          </table:table-cell>
          <table:table-cell office:value-type="float" office:value="0.049762" calcext:value-type="float">
            <text:p>0.049762</text:p>
          </table:table-cell>
          <table:table-cell office:value-type="float" office:value="0.025497" calcext:value-type="float">
            <text:p>0.025497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324873" calcext:value-type="float">
            <text:p>1.324873</text:p>
          </table:table-cell>
          <table:table-cell office:value-type="float" office:value="0.044694" calcext:value-type="float">
            <text:p>0.044694</text:p>
          </table:table-cell>
          <table:table-cell office:value-type="float" office:value="0.02699" calcext:value-type="float">
            <text:p>0.02699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325072" calcext:value-type="float">
            <text:p>1.325072</text:p>
          </table:table-cell>
          <table:table-cell office:value-type="float" office:value="0.039822" calcext:value-type="float">
            <text:p>0.039822</text:p>
          </table:table-cell>
          <table:table-cell office:value-type="float" office:value="0.028525" calcext:value-type="float">
            <text:p>0.028525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32527" calcext:value-type="float">
            <text:p>1.32527</text:p>
          </table:table-cell>
          <table:table-cell office:value-type="float" office:value="0.034616" calcext:value-type="float">
            <text:p>0.034616</text:p>
          </table:table-cell>
          <table:table-cell office:value-type="float" office:value="0.024477" calcext:value-type="float">
            <text:p>0.024477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325466" calcext:value-type="float">
            <text:p>1.325466</text:p>
          </table:table-cell>
          <table:table-cell office:value-type="float" office:value="0.031162" calcext:value-type="float">
            <text:p>0.031162</text:p>
          </table:table-cell>
          <table:table-cell office:value-type="float" office:value="0.025966" calcext:value-type="float">
            <text:p>0.025966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325661" calcext:value-type="float">
            <text:p>1.325661</text:p>
          </table:table-cell>
          <table:table-cell office:value-type="float" office:value="0.02885" calcext:value-type="float">
            <text:p>0.02885</text:p>
          </table:table-cell>
          <table:table-cell office:value-type="float" office:value="0.027488" calcext:value-type="float">
            <text:p>0.027488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25854" calcext:value-type="float">
            <text:p>1.325854</text:p>
          </table:table-cell>
          <table:table-cell office:value-type="float" office:value="0.027103" calcext:value-type="float">
            <text:p>0.027103</text:p>
          </table:table-cell>
          <table:table-cell office:value-type="float" office:value="0.030929" calcext:value-type="float">
            <text:p>0.030929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26046" calcext:value-type="float">
            <text:p>1.326046</text:p>
          </table:table-cell>
          <table:table-cell office:value-type="float" office:value="0.025662" calcext:value-type="float">
            <text:p>0.025662</text:p>
          </table:table-cell>
          <table:table-cell office:value-type="float" office:value="0.032585" calcext:value-type="float">
            <text:p>0.032585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26236" calcext:value-type="float">
            <text:p>1.326236</text:p>
          </table:table-cell>
          <table:table-cell office:value-type="float" office:value="0.025734" calcext:value-type="float">
            <text:p>0.025734</text:p>
          </table:table-cell>
          <table:table-cell office:value-type="float" office:value="0.032413" calcext:value-type="float">
            <text:p>0.032413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26424" calcext:value-type="float">
            <text:p>1.326424</text:p>
          </table:table-cell>
          <table:table-cell office:value-type="float" office:value="0.025885" calcext:value-type="float">
            <text:p>0.025885</text:p>
          </table:table-cell>
          <table:table-cell office:value-type="float" office:value="0.032235" calcext:value-type="float">
            <text:p>0.032235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26612" calcext:value-type="float">
            <text:p>1.326612</text:p>
          </table:table-cell>
          <table:table-cell office:value-type="float" office:value="0.026081" calcext:value-type="float">
            <text:p>0.026081</text:p>
          </table:table-cell>
          <table:table-cell office:value-type="float" office:value="0.033917" calcext:value-type="float">
            <text:p>0.033917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26797" calcext:value-type="float">
            <text:p>1.326797</text:p>
          </table:table-cell>
          <table:table-cell office:value-type="float" office:value="0.026704" calcext:value-type="float">
            <text:p>0.026704</text:p>
          </table:table-cell>
          <table:table-cell office:value-type="float" office:value="0.035631" calcext:value-type="float">
            <text:p>0.035631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26981" calcext:value-type="float">
            <text:p>1.326981</text:p>
          </table:table-cell>
          <table:table-cell office:value-type="float" office:value="0.02825" calcext:value-type="float">
            <text:p>0.02825</text:p>
          </table:table-cell>
          <table:table-cell office:value-type="float" office:value="0.033634" calcext:value-type="float">
            <text:p>0.033634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27164" calcext:value-type="float">
            <text:p>1.327164</text:p>
          </table:table-cell>
          <table:table-cell office:value-type="float" office:value="0.029621" calcext:value-type="float">
            <text:p>0.029621</text:p>
          </table:table-cell>
          <table:table-cell office:value-type="float" office:value="0.03722" calcext:value-type="float">
            <text:p>0.03722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27345" calcext:value-type="float">
            <text:p>1.327345</text:p>
          </table:table-cell>
          <table:table-cell office:value-type="float" office:value="0.030576" calcext:value-type="float">
            <text:p>0.030576</text:p>
          </table:table-cell>
          <table:table-cell office:value-type="float" office:value="0.031513" calcext:value-type="float">
            <text:p>0.031513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27525" calcext:value-type="float">
            <text:p>1.327525</text:p>
          </table:table-cell>
          <table:table-cell office:value-type="float" office:value="0.031346" calcext:value-type="float">
            <text:p>0.031346</text:p>
          </table:table-cell>
          <table:table-cell office:value-type="float" office:value="0.031304" calcext:value-type="float">
            <text:p>0.031304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27703" calcext:value-type="float">
            <text:p>1.327703</text:p>
          </table:table-cell>
          <table:table-cell office:value-type="float" office:value="0.03286" calcext:value-type="float">
            <text:p>0.03286</text:p>
          </table:table-cell>
          <table:table-cell office:value-type="float" office:value="0.03484" calcext:value-type="float">
            <text:p>0.03484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2788" calcext:value-type="float">
            <text:p>1.32788</text:p>
          </table:table-cell>
          <table:table-cell office:value-type="float" office:value="0.033933" calcext:value-type="float">
            <text:p>0.033933</text:p>
          </table:table-cell>
          <table:table-cell office:value-type="float" office:value="0.032841" calcext:value-type="float">
            <text:p>0.032841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28056" calcext:value-type="float">
            <text:p>1.328056</text:p>
          </table:table-cell>
          <table:table-cell office:value-type="float" office:value="0.035303" calcext:value-type="float">
            <text:p>0.035303</text:p>
          </table:table-cell>
          <table:table-cell office:value-type="float" office:value="0.032688" calcext:value-type="float">
            <text:p>0.032688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2823" calcext:value-type="float">
            <text:p>1.32823</text:p>
          </table:table-cell>
          <table:table-cell office:value-type="float" office:value="0.037279" calcext:value-type="float">
            <text:p>0.037279</text:p>
          </table:table-cell>
          <table:table-cell office:value-type="float" office:value="0.028787" calcext:value-type="float">
            <text:p>0.028787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28402" calcext:value-type="float">
            <text:p>1.328402</text:p>
          </table:table-cell>
          <table:table-cell office:value-type="float" office:value="0.040028" calcext:value-type="float">
            <text:p>0.040028</text:p>
          </table:table-cell>
          <table:table-cell office:value-type="float" office:value="0.030423" calcext:value-type="float">
            <text:p>0.030423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28574" calcext:value-type="float">
            <text:p>1.328574</text:p>
          </table:table-cell>
          <table:table-cell office:value-type="float" office:value="0.04219" calcext:value-type="float">
            <text:p>0.04219</text:p>
          </table:table-cell>
          <table:table-cell office:value-type="float" office:value="0.030221" calcext:value-type="float">
            <text:p>0.030221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28744" calcext:value-type="float">
            <text:p>1.328744</text:p>
          </table:table-cell>
          <table:table-cell office:value-type="float" office:value="0.044177" calcext:value-type="float">
            <text:p>0.044177</text:p>
          </table:table-cell>
          <table:table-cell office:value-type="float" office:value="0.030025" calcext:value-type="float">
            <text:p>0.030025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28912" calcext:value-type="float">
            <text:p>1.328912</text:p>
          </table:table-cell>
          <table:table-cell office:value-type="float" office:value="0.046767" calcext:value-type="float">
            <text:p>0.046767</text:p>
          </table:table-cell>
          <table:table-cell office:value-type="float" office:value="0.029833" calcext:value-type="float">
            <text:p>0.029833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2908" calcext:value-type="float">
            <text:p>1.32908</text:p>
          </table:table-cell>
          <table:table-cell office:value-type="float" office:value="0.048664" calcext:value-type="float">
            <text:p>0.048664</text:p>
          </table:table-cell>
          <table:table-cell office:value-type="float" office:value="0.029644" calcext:value-type="float">
            <text:p>0.029644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329246" calcext:value-type="float">
            <text:p>1.329246</text:p>
          </table:table-cell>
          <table:table-cell office:value-type="float" office:value="0.050934" calcext:value-type="float">
            <text:p>0.050934</text:p>
          </table:table-cell>
          <table:table-cell office:value-type="float" office:value="0.025701" calcext:value-type="float">
            <text:p>0.025701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329411" calcext:value-type="float">
            <text:p>1.329411</text:p>
          </table:table-cell>
          <table:table-cell office:value-type="float" office:value="0.05309" calcext:value-type="float">
            <text:p>0.05309</text:p>
          </table:table-cell>
          <table:table-cell office:value-type="float" office:value="0.023545" calcext:value-type="float">
            <text:p>0.023545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329574" calcext:value-type="float">
            <text:p>1.329574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021337" calcext:value-type="float">
            <text:p>0.021337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329736" calcext:value-type="float">
            <text:p>1.329736</text:p>
          </table:table-cell>
          <table:table-cell office:value-type="float" office:value="0.057481" calcext:value-type="float">
            <text:p>0.057481</text:p>
          </table:table-cell>
          <table:table-cell office:value-type="float" office:value="0.024714" calcext:value-type="float">
            <text:p>0.024714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329897" calcext:value-type="float">
            <text:p>1.329897</text:p>
          </table:table-cell>
          <table:table-cell office:value-type="float" office:value="0.05891" calcext:value-type="float">
            <text:p>0.05891</text:p>
          </table:table-cell>
          <table:table-cell office:value-type="float" office:value="0.020684" calcext:value-type="float">
            <text:p>0.020684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330056" calcext:value-type="float">
            <text:p>1.330056</text:p>
          </table:table-cell>
          <table:table-cell office:value-type="float" office:value="0.059419" calcext:value-type="float">
            <text:p>0.059419</text:p>
          </table:table-cell>
          <table:table-cell office:value-type="float" office:value="0.016584" calcext:value-type="float">
            <text:p>0.016584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330215" calcext:value-type="float">
            <text:p>1.330215</text:p>
          </table:table-cell>
          <table:table-cell office:value-type="float" office:value="0.058588" calcext:value-type="float">
            <text:p>0.058588</text:p>
          </table:table-cell>
          <table:table-cell office:value-type="float" office:value="0.014274" calcext:value-type="float">
            <text:p>0.014274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330372" calcext:value-type="float">
            <text:p>1.330372</text:p>
          </table:table-cell>
          <table:table-cell office:value-type="float" office:value="0.055952" calcext:value-type="float">
            <text:p>0.055952</text:p>
          </table:table-cell>
          <table:table-cell office:value-type="float" office:value="0.015666" calcext:value-type="float">
            <text:p>0.015666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330527" calcext:value-type="float">
            <text:p>1.330527</text:p>
          </table:table-cell>
          <table:table-cell office:value-type="float" office:value="0.052654" calcext:value-type="float">
            <text:p>0.052654</text:p>
          </table:table-cell>
          <table:table-cell office:value-type="float" office:value="0.009603" calcext:value-type="float">
            <text:p>0.009603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330682" calcext:value-type="float">
            <text:p>1.330682</text:p>
          </table:table-cell>
          <table:table-cell office:value-type="float" office:value="0.048403" calcext:value-type="float">
            <text:p>0.048403</text:p>
          </table:table-cell>
          <table:table-cell office:value-type="float" office:value="0.009047" calcext:value-type="float">
            <text:p>0.009047</text:p>
          </table:table-cell>
        </table:table-row>
        <table:table-row table:style-name="ro1">
          <table:table-cell office:value-type="float" office:value="1.127116" calcext:value-type="float">
            <text:p>1.127116</text:p>
          </table:table-cell>
          <table:table-cell office:value-type="float" office:value="1.330835" calcext:value-type="float">
            <text:p>1.330835</text:p>
          </table:table-cell>
          <table:table-cell office:value-type="float" office:value="0.043933" calcext:value-type="float">
            <text:p>0.043933</text:p>
          </table:table-cell>
          <table:table-cell office:value-type="float" office:value="0.004741" calcext:value-type="float">
            <text:p>0.004741</text:p>
          </table:table-cell>
        </table:table-row>
        <table:table-row table:style-name="ro1">
          <table:table-cell office:value-type="float" office:value="1.140222" calcext:value-type="float">
            <text:p>1.140222</text:p>
          </table:table-cell>
          <table:table-cell office:value-type="float" office:value="1.330987" calcext:value-type="float">
            <text:p>1.330987</text:p>
          </table:table-cell>
          <table:table-cell office:value-type="float" office:value="0.03892" calcext:value-type="float">
            <text:p>0.03892</text:p>
          </table:table-cell>
          <table:table-cell office:value-type="float" office:value="0.005979" calcext:value-type="float">
            <text:p>0.005979</text:p>
          </table:table-cell>
        </table:table-row>
        <table:table-row table:style-name="ro1">
          <table:table-cell office:value-type="float" office:value="1.140222" calcext:value-type="float">
            <text:p>1.140222</text:p>
          </table:table-cell>
          <table:table-cell office:value-type="float" office:value="1.331138" calcext:value-type="float">
            <text:p>1.331138</text:p>
          </table:table-cell>
          <table:table-cell office:value-type="float" office:value="0.03362" calcext:value-type="float">
            <text:p>0.03362</text:p>
          </table:table-cell>
          <table:table-cell office:value-type="float" office:value="0.00539" calcext:value-type="float">
            <text:p>0.00539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331288" calcext:value-type="float">
            <text:p>1.331288</text:p>
          </table:table-cell>
          <table:table-cell office:value-type="float" office:value="0.027782" calcext:value-type="float">
            <text:p>0.027782</text:p>
          </table:table-cell>
          <table:table-cell office:value-type="float" office:value="0.006686" calcext:value-type="float">
            <text:p>0.006686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331436" calcext:value-type="float">
            <text:p>1.331436</text:p>
          </table:table-cell>
          <table:table-cell office:value-type="float" office:value="0.021722" calcext:value-type="float">
            <text:p>0.021722</text:p>
          </table:table-cell>
          <table:table-cell office:value-type="float" office:value="0.006156" calcext:value-type="float">
            <text:p>0.006156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331584" calcext:value-type="float">
            <text:p>1.331584</text:p>
          </table:table-cell>
          <table:table-cell office:value-type="float" office:value="0.015417" calcext:value-type="float">
            <text:p>0.015417</text:p>
          </table:table-cell>
          <table:table-cell office:value-type="float" office:value="0.009376" calcext:value-type="float">
            <text:p>0.009376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33173" calcext:value-type="float">
            <text:p>1.33173</text:p>
          </table:table-cell>
          <table:table-cell office:value-type="float" office:value="0.008633" calcext:value-type="float">
            <text:p>0.008633</text:p>
          </table:table-cell>
          <table:table-cell office:value-type="float" office:value="0.005173" calcext:value-type="float">
            <text:p>0.005173</text:p>
          </table:table-cell>
        </table:table-row>
        <table:table-row table:style-name="ro1">
          <table:table-cell office:value-type="float" office:value="1.140222" calcext:value-type="float">
            <text:p>1.140222</text:p>
          </table:table-cell>
          <table:table-cell office:value-type="float" office:value="1.331875" calcext:value-type="float">
            <text:p>1.331875</text:p>
          </table:table-cell>
          <table:table-cell office:value-type="float" office:value="0.002326" calcext:value-type="float">
            <text:p>0.002326</text:p>
          </table:table-cell>
          <table:table-cell office:value-type="float" office:value="0.002751" calcext:value-type="float">
            <text:p>0.002751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332019" calcext:value-type="float">
            <text:p>1.332019</text:p>
          </table:table-cell>
          <table:table-cell office:value-type="float" office:value="-0.002013" calcext:value-type="float">
            <text:p>-0.002013</text:p>
          </table:table-cell>
          <table:table-cell office:value-type="float" office:value="0.007769" calcext:value-type="float">
            <text:p>0.007769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332161" calcext:value-type="float">
            <text:p>1.332161</text:p>
          </table:table-cell>
          <table:table-cell office:value-type="float" office:value="-0.005624" calcext:value-type="float">
            <text:p>-0.005624</text:p>
          </table:table-cell>
          <table:table-cell office:value-type="float" office:value="0.007281" calcext:value-type="float">
            <text:p>0.007281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332303" calcext:value-type="float">
            <text:p>1.332303</text:p>
          </table:table-cell>
          <table:table-cell office:value-type="float" office:value="-0.008218" calcext:value-type="float">
            <text:p>-0.008218</text:p>
          </table:table-cell>
          <table:table-cell office:value-type="float" office:value="0.010555" calcext:value-type="float">
            <text:p>0.010555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332443" calcext:value-type="float">
            <text:p>1.332443</text:p>
          </table:table-cell>
          <table:table-cell office:value-type="float" office:value="-0.009941" calcext:value-type="float">
            <text:p>-0.009941</text:p>
          </table:table-cell>
          <table:table-cell office:value-type="float" office:value="0.012044" calcext:value-type="float">
            <text:p>0.012044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332583" calcext:value-type="float">
            <text:p>1.332583</text:p>
          </table:table-cell>
          <table:table-cell office:value-type="float" office:value="-0.011381" calcext:value-type="float">
            <text:p>-0.011381</text:p>
          </table:table-cell>
          <table:table-cell office:value-type="float" office:value="0.009825" calcext:value-type="float">
            <text:p>0.009825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332721" calcext:value-type="float">
            <text:p>1.332721</text:p>
          </table:table-cell>
          <table:table-cell office:value-type="float" office:value="-0.011475" calcext:value-type="float">
            <text:p>-0.011475</text:p>
          </table:table-cell>
          <table:table-cell office:value-type="float" office:value="0.013182" calcext:value-type="float">
            <text:p>0.013182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32858" calcext:value-type="float">
            <text:p>1.332858</text:p>
          </table:table-cell>
          <table:table-cell office:value-type="float" office:value="-0.010957" calcext:value-type="float">
            <text:p>-0.010957</text:p>
          </table:table-cell>
          <table:table-cell office:value-type="float" office:value="0.02036" calcext:value-type="float">
            <text:p>0.02036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32994" calcext:value-type="float">
            <text:p>1.332994</text:p>
          </table:table-cell>
          <table:table-cell office:value-type="float" office:value="-0.010755" calcext:value-type="float">
            <text:p>-0.010755</text:p>
          </table:table-cell>
          <table:table-cell office:value-type="float" office:value="0.020208" calcext:value-type="float">
            <text:p>0.020208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33129" calcext:value-type="float">
            <text:p>1.333129</text:p>
          </table:table-cell>
          <table:table-cell office:value-type="float" office:value="-0.009726" calcext:value-type="float">
            <text:p>-0.009726</text:p>
          </table:table-cell>
          <table:table-cell office:value-type="float" office:value="0.016307" calcext:value-type="float">
            <text:p>0.016307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33263" calcext:value-type="float">
            <text:p>1.333263</text:p>
          </table:table-cell>
          <table:table-cell office:value-type="float" office:value="-0.009009" calcext:value-type="float">
            <text:p>-0.009009</text:p>
          </table:table-cell>
          <table:table-cell office:value-type="float" office:value="0.016057" calcext:value-type="float">
            <text:p>0.016057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33395" calcext:value-type="float">
            <text:p>1.333395</text:p>
          </table:table-cell>
          <table:table-cell office:value-type="float" office:value="-0.007978" calcext:value-type="float">
            <text:p>-0.007978</text:p>
          </table:table-cell>
          <table:table-cell office:value-type="float" office:value="0.019534" calcext:value-type="float">
            <text:p>0.019534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33527" calcext:value-type="float">
            <text:p>1.333527</text:p>
          </table:table-cell>
          <table:table-cell office:value-type="float" office:value="-0.007367" calcext:value-type="float">
            <text:p>-0.007367</text:p>
          </table:table-cell>
          <table:table-cell office:value-type="float" office:value="0.023094" calcext:value-type="float">
            <text:p>0.023094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33658" calcext:value-type="float">
            <text:p>1.333658</text:p>
          </table:table-cell>
          <table:table-cell office:value-type="float" office:value="-0.006682" calcext:value-type="float">
            <text:p>-0.006682</text:p>
          </table:table-cell>
          <table:table-cell office:value-type="float" office:value="0.017376" calcext:value-type="float">
            <text:p>0.017376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33788" calcext:value-type="float">
            <text:p>1.333788</text:p>
          </table:table-cell>
          <table:table-cell office:value-type="float" office:value="-0.004971" calcext:value-type="float">
            <text:p>-0.004971</text:p>
          </table:table-cell>
          <table:table-cell office:value-type="float" office:value="0.019041" calcext:value-type="float">
            <text:p>0.019041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33916" calcext:value-type="float">
            <text:p>1.333916</text:p>
          </table:table-cell>
          <table:table-cell office:value-type="float" office:value="-0.002235" calcext:value-type="float">
            <text:p>-0.002235</text:p>
          </table:table-cell>
          <table:table-cell office:value-type="float" office:value="0.02074" calcext:value-type="float">
            <text:p>0.02074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34044" calcext:value-type="float">
            <text:p>1.334044</text:p>
          </table:table-cell>
          <table:table-cell office:value-type="float" office:value="-0.000704" calcext:value-type="float">
            <text:p>-0.000704</text:p>
          </table:table-cell>
          <table:table-cell office:value-type="float" office:value="0.020608" calcext:value-type="float">
            <text:p>0.020608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3417" calcext:value-type="float">
            <text:p>1.33417</text:p>
          </table:table-cell>
          <table:table-cell office:value-type="float" office:value="0.001027" calcext:value-type="float">
            <text:p>0.001027</text:p>
          </table:table-cell>
          <table:table-cell office:value-type="float" office:value="0.020482" calcext:value-type="float">
            <text:p>0.020482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34296" calcext:value-type="float">
            <text:p>1.334296</text:p>
          </table:table-cell>
          <table:table-cell office:value-type="float" office:value="0.004002" calcext:value-type="float">
            <text:p>0.004002</text:p>
          </table:table-cell>
          <table:table-cell office:value-type="float" office:value="0.018481" calcext:value-type="float">
            <text:p>0.018481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34421" calcext:value-type="float">
            <text:p>1.334421</text:p>
          </table:table-cell>
          <table:table-cell office:value-type="float" office:value="0.006888" calcext:value-type="float">
            <text:p>0.006888</text:p>
          </table:table-cell>
          <table:table-cell office:value-type="float" office:value="0.014558" calcext:value-type="float">
            <text:p>0.014558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34544" calcext:value-type="float">
            <text:p>1.334544</text:p>
          </table:table-cell>
          <table:table-cell office:value-type="float" office:value="0.008948" calcext:value-type="float">
            <text:p>0.008948</text:p>
          </table:table-cell>
          <table:table-cell office:value-type="float" office:value="0.021796" calcext:value-type="float">
            <text:p>0.021796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34667" calcext:value-type="float">
            <text:p>1.334667</text:p>
          </table:table-cell>
          <table:table-cell office:value-type="float" office:value="0.01159" calcext:value-type="float">
            <text:p>0.01159</text:p>
          </table:table-cell>
          <table:table-cell office:value-type="float" office:value="0.019828" calcext:value-type="float">
            <text:p>0.019828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34789" calcext:value-type="float">
            <text:p>1.334789</text:p>
          </table:table-cell>
          <table:table-cell office:value-type="float" office:value="0.015333" calcext:value-type="float">
            <text:p>0.015333</text:p>
          </table:table-cell>
          <table:table-cell office:value-type="float" office:value="0.017834" calcext:value-type="float">
            <text:p>0.017834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34909" calcext:value-type="float">
            <text:p>1.334909</text:p>
          </table:table-cell>
          <table:table-cell office:value-type="float" office:value="0.018865" calcext:value-type="float">
            <text:p>0.018865</text:p>
          </table:table-cell>
          <table:table-cell office:value-type="float" office:value="0.017673" calcext:value-type="float">
            <text:p>0.017673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35029" calcext:value-type="float">
            <text:p>1.335029</text:p>
          </table:table-cell>
          <table:table-cell office:value-type="float" office:value="0.022259" calcext:value-type="float">
            <text:p>0.022259</text:p>
          </table:table-cell>
          <table:table-cell office:value-type="float" office:value="0.017503" calcext:value-type="float">
            <text:p>0.017503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35148" calcext:value-type="float">
            <text:p>1.335148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1733" calcext:value-type="float">
            <text:p>0.01733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35266" calcext:value-type="float">
            <text:p>1.335266</text:p>
          </table:table-cell>
          <table:table-cell office:value-type="float" office:value="0.028066" calcext:value-type="float">
            <text:p>0.028066</text:p>
          </table:table-cell>
          <table:table-cell office:value-type="float" office:value="0.013406" calcext:value-type="float">
            <text:p>0.013406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35383" calcext:value-type="float">
            <text:p>1.335383</text:p>
          </table:table-cell>
          <table:table-cell office:value-type="float" office:value="0.030521" calcext:value-type="float">
            <text:p>0.030521</text:p>
          </table:table-cell>
          <table:table-cell office:value-type="float" office:value="0.013148" calcext:value-type="float">
            <text:p>0.013148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335499" calcext:value-type="float">
            <text:p>1.335499</text:p>
          </table:table-cell>
          <table:table-cell office:value-type="float" office:value="0.032632" calcext:value-type="float">
            <text:p>0.032632</text:p>
          </table:table-cell>
          <table:table-cell office:value-type="float" office:value="0.011013" calcext:value-type="float">
            <text:p>0.011013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335614" calcext:value-type="float">
            <text:p>1.335614</text:p>
          </table:table-cell>
          <table:table-cell office:value-type="float" office:value="0.034324" calcext:value-type="float">
            <text:p>0.034324</text:p>
          </table:table-cell>
          <table:table-cell office:value-type="float" office:value="0.008839" calcext:value-type="float">
            <text:p>0.008839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335728" calcext:value-type="float">
            <text:p>1.335728</text:p>
          </table:table-cell>
          <table:table-cell office:value-type="float" office:value="0.035254" calcext:value-type="float">
            <text:p>0.035254</text:p>
          </table:table-cell>
          <table:table-cell office:value-type="float" office:value="0.008504" calcext:value-type="float">
            <text:p>0.008504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335841" calcext:value-type="float">
            <text:p>1.335841</text:p>
          </table:table-cell>
          <table:table-cell office:value-type="float" office:value="0.034664" calcext:value-type="float">
            <text:p>0.034664</text:p>
          </table:table-cell>
          <table:table-cell office:value-type="float" office:value="0.008175" calcext:value-type="float">
            <text:p>0.008175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335953" calcext:value-type="float">
            <text:p>1.335953</text:p>
          </table:table-cell>
          <table:table-cell office:value-type="float" office:value="0.032239" calcext:value-type="float">
            <text:p>0.032239</text:p>
          </table:table-cell>
          <table:table-cell office:value-type="float" office:value="0.004104" calcext:value-type="float">
            <text:p>0.004104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336065" calcext:value-type="float">
            <text:p>1.336065</text:p>
          </table:table-cell>
          <table:table-cell office:value-type="float" office:value="0.029334" calcext:value-type="float">
            <text:p>0.029334</text:p>
          </table:table-cell>
          <table:table-cell office:value-type="float" office:value="0.003702" calcext:value-type="float">
            <text:p>0.003702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336175" calcext:value-type="float">
            <text:p>1.336175</text:p>
          </table:table-cell>
          <table:table-cell office:value-type="float" office:value="0.02586" calcext:value-type="float">
            <text:p>0.02586</text:p>
          </table:table-cell>
          <table:table-cell office:value-type="float" office:value="-0.004204" calcext:value-type="float">
            <text:p>-0.004204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336285" calcext:value-type="float">
            <text:p>1.336285</text:p>
          </table:table-cell>
          <table:table-cell office:value-type="float" office:value="0.021505" calcext:value-type="float">
            <text:p>0.021505</text:p>
          </table:table-cell>
          <table:table-cell office:value-type="float" office:value="-0.001032" calcext:value-type="float">
            <text:p>-0.001032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336394" calcext:value-type="float">
            <text:p>1.336394</text:p>
          </table:table-cell>
          <table:table-cell office:value-type="float" office:value="0.016563" calcext:value-type="float">
            <text:p>0.016563</text:p>
          </table:table-cell>
          <table:table-cell office:value-type="float" office:value="0.000349" calcext:value-type="float">
            <text:p>0.000349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336502" calcext:value-type="float">
            <text:p>1.336502</text:p>
          </table:table-cell>
          <table:table-cell office:value-type="float" office:value="0.011204" calcext:value-type="float">
            <text:p>0.011204</text:p>
          </table:table-cell>
          <table:table-cell office:value-type="float" office:value="-0.000086" calcext:value-type="float">
            <text:p>-0.000086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336609" calcext:value-type="float">
            <text:p>1.336609</text:p>
          </table:table-cell>
          <table:table-cell office:value-type="float" office:value="0.005126" calcext:value-type="float">
            <text:p>0.005126</text:p>
          </table:table-cell>
          <table:table-cell office:value-type="float" office:value="-0.000506" calcext:value-type="float">
            <text:p>-0.000506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336715" calcext:value-type="float">
            <text:p>1.336715</text:p>
          </table:table-cell>
          <table:table-cell office:value-type="float" office:value="-0.001279" calcext:value-type="float">
            <text:p>-0.001279</text:p>
          </table:table-cell>
          <table:table-cell office:value-type="float" office:value="0.000947" calcext:value-type="float">
            <text:p>0.000947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33682" calcext:value-type="float">
            <text:p>1.33682</text:p>
          </table:table-cell>
          <table:table-cell office:value-type="float" office:value="-0.008044" calcext:value-type="float">
            <text:p>-0.008044</text:p>
          </table:table-cell>
          <table:table-cell office:value-type="float" office:value="-0.005066" calcext:value-type="float">
            <text:p>-0.005066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336925" calcext:value-type="float">
            <text:p>1.33692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-0.007469" calcext:value-type="float">
            <text:p>-0.007469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337029" calcext:value-type="float">
            <text:p>1.337029</text:p>
          </table:table-cell>
          <table:table-cell office:value-type="float" office:value="-0.018124" calcext:value-type="float">
            <text:p>-0.018124</text:p>
          </table:table-cell>
          <table:table-cell office:value-type="float" office:value="-0.004307" calcext:value-type="float">
            <text:p>-0.004307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37132" calcext:value-type="float">
            <text:p>1.337132</text:p>
          </table:table-cell>
          <table:table-cell office:value-type="float" office:value="-0.021076" calcext:value-type="float">
            <text:p>-0.021076</text:p>
          </table:table-cell>
          <table:table-cell office:value-type="float" office:value="0.006442" calcext:value-type="float">
            <text:p>0.006442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337234" calcext:value-type="float">
            <text:p>1.337234</text:p>
          </table:table-cell>
          <table:table-cell office:value-type="float" office:value="-0.022644" calcext:value-type="float">
            <text:p>-0.022644</text:p>
          </table:table-cell>
          <table:table-cell office:value-type="float" office:value="0.004341" calcext:value-type="float">
            <text:p>0.004341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37335" calcext:value-type="float">
            <text:p>1.337335</text:p>
          </table:table-cell>
          <table:table-cell office:value-type="float" office:value="-0.023704" calcext:value-type="float">
            <text:p>-0.023704</text:p>
          </table:table-cell>
          <table:table-cell office:value-type="float" office:value="0.00597" calcext:value-type="float">
            <text:p>0.00597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37435" calcext:value-type="float">
            <text:p>1.337435</text:p>
          </table:table-cell>
          <table:table-cell office:value-type="float" office:value="-0.024217" calcext:value-type="float">
            <text:p>-0.024217</text:p>
          </table:table-cell>
          <table:table-cell office:value-type="float" office:value="0.007627" calcext:value-type="float">
            <text:p>0.007627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37535" calcext:value-type="float">
            <text:p>1.337535</text:p>
          </table:table-cell>
          <table:table-cell office:value-type="float" office:value="-0.023531" calcext:value-type="float">
            <text:p>-0.023531</text:p>
          </table:table-cell>
          <table:table-cell office:value-type="float" office:value="0.013051" calcext:value-type="float">
            <text:p>0.013051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37634" calcext:value-type="float">
            <text:p>1.337634</text:p>
          </table:table-cell>
          <table:table-cell office:value-type="float" office:value="-0.022317" calcext:value-type="float">
            <text:p>-0.022317</text:p>
          </table:table-cell>
          <table:table-cell office:value-type="float" office:value="0.012961" calcext:value-type="float">
            <text:p>0.012961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37732" calcext:value-type="float">
            <text:p>1.337732</text:p>
          </table:table-cell>
          <table:table-cell office:value-type="float" office:value="-0.021204" calcext:value-type="float">
            <text:p>-0.021204</text:p>
          </table:table-cell>
          <table:table-cell office:value-type="float" office:value="0.014737" calcext:value-type="float">
            <text:p>0.014737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37829" calcext:value-type="float">
            <text:p>1.337829</text:p>
          </table:table-cell>
          <table:table-cell office:value-type="float" office:value="-0.020465" calcext:value-type="float">
            <text:p>-0.020465</text:p>
          </table:table-cell>
          <table:table-cell office:value-type="float" office:value="0.012793" calcext:value-type="float">
            <text:p>0.012793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37926" calcext:value-type="float">
            <text:p>1.337926</text:p>
          </table:table-cell>
          <table:table-cell office:value-type="float" office:value="-0.018284" calcext:value-type="float">
            <text:p>-0.018284</text:p>
          </table:table-cell>
          <table:table-cell office:value-type="float" office:value="0.016424" calcext:value-type="float">
            <text:p>0.016424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38022" calcext:value-type="float">
            <text:p>1.338022</text:p>
          </table:table-cell>
          <table:table-cell office:value-type="float" office:value="-0.016903" calcext:value-type="float">
            <text:p>-0.016903</text:p>
          </table:table-cell>
          <table:table-cell office:value-type="float" office:value="0.014509" calcext:value-type="float">
            <text:p>0.014509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38117" calcext:value-type="float">
            <text:p>1.338117</text:p>
          </table:table-cell>
          <table:table-cell office:value-type="float" office:value="-0.01578" calcext:value-type="float">
            <text:p>-0.01578</text:p>
          </table:table-cell>
          <table:table-cell office:value-type="float" office:value="0.016309" calcext:value-type="float">
            <text:p>0.016309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38211" calcext:value-type="float">
            <text:p>1.338211</text:p>
          </table:table-cell>
          <table:table-cell office:value-type="float" office:value="-0.013956" calcext:value-type="float">
            <text:p>-0.013956</text:p>
          </table:table-cell>
          <table:table-cell office:value-type="float" office:value="0.014405" calcext:value-type="float">
            <text:p>0.014405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38305" calcext:value-type="float">
            <text:p>1.338305</text:p>
          </table:table-cell>
          <table:table-cell office:value-type="float" office:value="-0.011814" calcext:value-type="float">
            <text:p>-0.011814</text:p>
          </table:table-cell>
          <table:table-cell office:value-type="float" office:value="0.014338" calcext:value-type="float">
            <text:p>0.014338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38398" calcext:value-type="float">
            <text:p>1.338398</text:p>
          </table:table-cell>
          <table:table-cell office:value-type="float" office:value="-0.009581" calcext:value-type="float">
            <text:p>-0.009581</text:p>
          </table:table-cell>
          <table:table-cell office:value-type="float" office:value="0.014272" calcext:value-type="float">
            <text:p>0.014272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3849" calcext:value-type="float">
            <text:p>1.33849</text:p>
          </table:table-cell>
          <table:table-cell office:value-type="float" office:value="-0.007283" calcext:value-type="float">
            <text:p>-0.007283</text:p>
          </table:table-cell>
          <table:table-cell office:value-type="float" office:value="0.016084" calcext:value-type="float">
            <text:p>0.016084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38581" calcext:value-type="float">
            <text:p>1.338581</text:p>
          </table:table-cell>
          <table:table-cell office:value-type="float" office:value="-0.005155" calcext:value-type="float">
            <text:p>-0.005155</text:p>
          </table:table-cell>
          <table:table-cell office:value-type="float" office:value="0.016068" calcext:value-type="float">
            <text:p>0.016068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38671" calcext:value-type="float">
            <text:p>1.338671</text:p>
          </table:table-cell>
          <table:table-cell office:value-type="float" office:value="-0.002165" calcext:value-type="float">
            <text:p>-0.002165</text:p>
          </table:table-cell>
          <table:table-cell office:value-type="float" office:value="0.016058" calcext:value-type="float">
            <text:p>0.016058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38761" calcext:value-type="float">
            <text:p>1.338761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0.019798" calcext:value-type="float">
            <text:p>0.019798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3885" calcext:value-type="float">
            <text:p>1.33885</text:p>
          </table:table-cell>
          <table:table-cell office:value-type="float" office:value="0.002296" calcext:value-type="float">
            <text:p>0.002296</text:p>
          </table:table-cell>
          <table:table-cell office:value-type="float" office:value="0.012368" calcext:value-type="float">
            <text:p>0.012368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38939" calcext:value-type="float">
            <text:p>1.338939</text:p>
          </table:table-cell>
          <table:table-cell office:value-type="float" office:value="0.004831" calcext:value-type="float">
            <text:p>0.004831</text:p>
          </table:table-cell>
          <table:table-cell office:value-type="float" office:value="0.012264" calcext:value-type="float">
            <text:p>0.012264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39027" calcext:value-type="float">
            <text:p>1.339027</text:p>
          </table:table-cell>
          <table:table-cell office:value-type="float" office:value="0.007344" calcext:value-type="float">
            <text:p>0.007344</text:p>
          </table:table-cell>
          <table:table-cell office:value-type="float" office:value="0.015896" calcext:value-type="float">
            <text:p>0.015896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39114" calcext:value-type="float">
            <text:p>1.339114</text:p>
          </table:table-cell>
          <table:table-cell office:value-type="float" office:value="0.009497" calcext:value-type="float">
            <text:p>0.009497</text:p>
          </table:table-cell>
          <table:table-cell office:value-type="float" office:value="0.013989" calcext:value-type="float">
            <text:p>0.013989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392" calcext:value-type="float">
            <text:p>1.3392</text:p>
          </table:table-cell>
          <table:table-cell office:value-type="float" office:value="0.01207" calcext:value-type="float">
            <text:p>0.01207</text:p>
          </table:table-cell>
          <table:table-cell office:value-type="float" office:value="0.015805" calcext:value-type="float">
            <text:p>0.015805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39286" calcext:value-type="float">
            <text:p>1.339286</text:p>
          </table:table-cell>
          <table:table-cell office:value-type="float" office:value="0.014112" calcext:value-type="float">
            <text:p>0.014112</text:p>
          </table:table-cell>
          <table:table-cell office:value-type="float" office:value="0.010169" calcext:value-type="float">
            <text:p>0.010169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39371" calcext:value-type="float">
            <text:p>1.339371</text:p>
          </table:table-cell>
          <table:table-cell office:value-type="float" office:value="0.016394" calcext:value-type="float">
            <text:p>0.016394</text:p>
          </table:table-cell>
          <table:table-cell office:value-type="float" office:value="0.01003" calcext:value-type="float">
            <text:p>0.01003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39455" calcext:value-type="float">
            <text:p>1.339455</text:p>
          </table:table-cell>
          <table:table-cell office:value-type="float" office:value="0.01791" calcext:value-type="float">
            <text:p>0.01791</text:p>
          </table:table-cell>
          <table:table-cell office:value-type="float" office:value="0.011758" calcext:value-type="float">
            <text:p>0.011758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39539" calcext:value-type="float">
            <text:p>1.339539</text:p>
          </table:table-cell>
          <table:table-cell office:value-type="float" office:value="0.018753" calcext:value-type="float">
            <text:p>0.018753</text:p>
          </table:table-cell>
          <table:table-cell office:value-type="float" office:value="0.011655" calcext:value-type="float">
            <text:p>0.011655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39622" calcext:value-type="float">
            <text:p>1.339622</text:p>
          </table:table-cell>
          <table:table-cell office:value-type="float" office:value="0.019094" calcext:value-type="float">
            <text:p>0.019094</text:p>
          </table:table-cell>
          <table:table-cell office:value-type="float" office:value="0.011562" calcext:value-type="float">
            <text:p>0.011562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39704" calcext:value-type="float">
            <text:p>1.339704</text:p>
          </table:table-cell>
          <table:table-cell office:value-type="float" office:value="0.019201" calcext:value-type="float">
            <text:p>0.019201</text:p>
          </table:table-cell>
          <table:table-cell office:value-type="float" office:value="0.007724" calcext:value-type="float">
            <text:p>0.007724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39786" calcext:value-type="float">
            <text:p>1.339786</text:p>
          </table:table-cell>
          <table:table-cell office:value-type="float" office:value="0.018803" calcext:value-type="float">
            <text:p>0.018803</text:p>
          </table:table-cell>
          <table:table-cell office:value-type="float" office:value="0.007547" calcext:value-type="float">
            <text:p>0.007547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39867" calcext:value-type="float">
            <text:p>1.339867</text:p>
          </table:table-cell>
          <table:table-cell office:value-type="float" office:value="0.017618" calcext:value-type="float">
            <text:p>0.017618</text:p>
          </table:table-cell>
          <table:table-cell office:value-type="float" office:value="0.007362" calcext:value-type="float">
            <text:p>0.007362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39947" calcext:value-type="float">
            <text:p>1.339947</text:p>
          </table:table-cell>
          <table:table-cell office:value-type="float" office:value="0.015853" calcext:value-type="float">
            <text:p>0.015853</text:p>
          </table:table-cell>
          <table:table-cell office:value-type="float" office:value="0.003427" calcext:value-type="float">
            <text:p>0.003427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40027" calcext:value-type="float">
            <text:p>1.340027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03162" calcext:value-type="float">
            <text:p>0.003162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40106" calcext:value-type="float">
            <text:p>1.340106</text:p>
          </table:table-cell>
          <table:table-cell office:value-type="float" office:value="0.010095" calcext:value-type="float">
            <text:p>0.010095</text:p>
          </table:table-cell>
          <table:table-cell office:value-type="float" office:value="0.004773" calcext:value-type="float">
            <text:p>0.004773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40184" calcext:value-type="float">
            <text:p>1.340184</text:p>
          </table:table-cell>
          <table:table-cell office:value-type="float" office:value="0.006454" calcext:value-type="float">
            <text:p>0.006454</text:p>
          </table:table-cell>
          <table:table-cell office:value-type="float" office:value="0.006434" calcext:value-type="float">
            <text:p>0.006434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40262" calcext:value-type="float">
            <text:p>1.340262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44" calcext:value-type="float">
            <text:p>0.0044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4034" calcext:value-type="float">
            <text:p>1.34034</text:p>
          </table:table-cell>
          <table:table-cell office:value-type="float" office:value="-0.002363" calcext:value-type="float">
            <text:p>-0.002363</text:p>
          </table:table-cell>
          <table:table-cell office:value-type="float" office:value="0.002325" calcext:value-type="float">
            <text:p>0.002325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40416" calcext:value-type="float">
            <text:p>1.340416</text:p>
          </table:table-cell>
          <table:table-cell office:value-type="float" office:value="-0.00573" calcext:value-type="float">
            <text:p>-0.00573</text:p>
          </table:table-cell>
          <table:table-cell office:value-type="float" office:value="0.002073" calcext:value-type="float">
            <text:p>0.002073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40492" calcext:value-type="float">
            <text:p>1.340492</text:p>
          </table:table-cell>
          <table:table-cell office:value-type="float" office:value="-0.007991" calcext:value-type="float">
            <text:p>-0.007991</text:p>
          </table:table-cell>
          <table:table-cell office:value-type="float" office:value="0.005561" calcext:value-type="float">
            <text:p>0.005561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40568" calcext:value-type="float">
            <text:p>1.340568</text:p>
          </table:table-cell>
          <table:table-cell office:value-type="float" office:value="-0.00922" calcext:value-type="float">
            <text:p>-0.00922</text:p>
          </table:table-cell>
          <table:table-cell office:value-type="float" office:value="0.005383" calcext:value-type="float">
            <text:p>0.005383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40643" calcext:value-type="float">
            <text:p>1.340643</text:p>
          </table:table-cell>
          <table:table-cell office:value-type="float" office:value="-0.00999" calcext:value-type="float">
            <text:p>-0.00999</text:p>
          </table:table-cell>
          <table:table-cell office:value-type="float" office:value="0.007089" calcext:value-type="float">
            <text:p>0.007089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40717" calcext:value-type="float">
            <text:p>1.340717</text:p>
          </table:table-cell>
          <table:table-cell office:value-type="float" office:value="-0.010854" calcext:value-type="float">
            <text:p>-0.010854</text:p>
          </table:table-cell>
          <table:table-cell office:value-type="float" office:value="0.008837" calcext:value-type="float">
            <text:p>0.008837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0791" calcext:value-type="float">
            <text:p>1.340791</text:p>
          </table:table-cell>
          <table:table-cell office:value-type="float" office:value="-0.01117" calcext:value-type="float">
            <text:p>-0.01117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0864" calcext:value-type="float">
            <text:p>1.340864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0.012494" calcext:value-type="float">
            <text:p>0.012494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40936" calcext:value-type="float">
            <text:p>1.340936</text:p>
          </table:table-cell>
          <table:table-cell office:value-type="float" office:value="-0.010843" calcext:value-type="float">
            <text:p>-0.010843</text:p>
          </table:table-cell>
          <table:table-cell office:value-type="float" office:value="0.016232" calcext:value-type="float">
            <text:p>0.016232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1008" calcext:value-type="float">
            <text:p>1.341008</text:p>
          </table:table-cell>
          <table:table-cell office:value-type="float" office:value="-0.01188" calcext:value-type="float">
            <text:p>-0.01188</text:p>
          </table:table-cell>
          <table:table-cell office:value-type="float" office:value="0.014418" calcext:value-type="float">
            <text:p>0.014418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1079" calcext:value-type="float">
            <text:p>1.341079</text:p>
          </table:table-cell>
          <table:table-cell office:value-type="float" office:value="-0.011924" calcext:value-type="float">
            <text:p>-0.011924</text:p>
          </table:table-cell>
          <table:table-cell office:value-type="float" office:value="0.014428" calcext:value-type="float">
            <text:p>0.014428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115" calcext:value-type="float">
            <text:p>1.34115</text:p>
          </table:table-cell>
          <table:table-cell office:value-type="float" office:value="-0.011313" calcext:value-type="float">
            <text:p>-0.011313</text:p>
          </table:table-cell>
          <table:table-cell office:value-type="float" office:value="0.014427" calcext:value-type="float">
            <text:p>0.014427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4122" calcext:value-type="float">
            <text:p>1.34122</text:p>
          </table:table-cell>
          <table:table-cell office:value-type="float" office:value="-0.011734" calcext:value-type="float">
            <text:p>-0.011734</text:p>
          </table:table-cell>
          <table:table-cell office:value-type="float" office:value="0.016295" calcext:value-type="float">
            <text:p>0.016295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129" calcext:value-type="float">
            <text:p>1.34129</text:p>
          </table:table-cell>
          <table:table-cell office:value-type="float" office:value="-0.011652" calcext:value-type="float">
            <text:p>-0.011652</text:p>
          </table:table-cell>
          <table:table-cell office:value-type="float" office:value="0.01446" calcext:value-type="float">
            <text:p>0.01446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41359" calcext:value-type="float">
            <text:p>1.341359</text:p>
          </table:table-cell>
          <table:table-cell office:value-type="float" office:value="-0.011324" calcext:value-type="float">
            <text:p>-0.011324</text:p>
          </table:table-cell>
          <table:table-cell office:value-type="float" office:value="0.018216" calcext:value-type="float">
            <text:p>0.018216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41428" calcext:value-type="float">
            <text:p>1.341428</text:p>
          </table:table-cell>
          <table:table-cell office:value-type="float" office:value="-0.010836" calcext:value-type="float">
            <text:p>-0.010836</text:p>
          </table:table-cell>
          <table:table-cell office:value-type="float" office:value="0.016436" calcext:value-type="float">
            <text:p>0.016436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41496" calcext:value-type="float">
            <text:p>1.341496</text:p>
          </table:table-cell>
          <table:table-cell office:value-type="float" office:value="-0.010749" calcext:value-type="float">
            <text:p>-0.010749</text:p>
          </table:table-cell>
          <table:table-cell office:value-type="float" office:value="0.018371" calcext:value-type="float">
            <text:p>0.018371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41563" calcext:value-type="float">
            <text:p>1.341563</text:p>
          </table:table-cell>
          <table:table-cell office:value-type="float" office:value="-0.009768" calcext:value-type="float">
            <text:p>-0.009768</text:p>
          </table:table-cell>
          <table:table-cell office:value-type="float" office:value="0.018471" calcext:value-type="float">
            <text:p>0.018471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4163" calcext:value-type="float">
            <text:p>1.34163</text:p>
          </table:table-cell>
          <table:table-cell office:value-type="float" office:value="-0.007062" calcext:value-type="float">
            <text:p>-0.007062</text:p>
          </table:table-cell>
          <table:table-cell office:value-type="float" office:value="0.020445" calcext:value-type="float">
            <text:p>0.020445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41696" calcext:value-type="float">
            <text:p>1.341696</text:p>
          </table:table-cell>
          <table:table-cell office:value-type="float" office:value="-0.004516" calcext:value-type="float">
            <text:p>-0.004516</text:p>
          </table:table-cell>
          <table:table-cell office:value-type="float" office:value="0.022458" calcext:value-type="float">
            <text:p>0.022458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41762" calcext:value-type="float">
            <text:p>1.341762</text:p>
          </table:table-cell>
          <table:table-cell office:value-type="float" office:value="-0.002015" calcext:value-type="float">
            <text:p>-0.002015</text:p>
          </table:table-cell>
          <table:table-cell office:value-type="float" office:value="0.022638" calcext:value-type="float">
            <text:p>0.022638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41828" calcext:value-type="float">
            <text:p>1.341828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0.022815" calcext:value-type="float">
            <text:p>0.022815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41892" calcext:value-type="float">
            <text:p>1.341892</text:p>
          </table:table-cell>
          <table:table-cell office:value-type="float" office:value="0.002945" calcext:value-type="float">
            <text:p>0.002945</text:p>
          </table:table-cell>
          <table:table-cell office:value-type="float" office:value="0.02111" calcext:value-type="float">
            <text:p>0.02111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41957" calcext:value-type="float">
            <text:p>1.341957</text:p>
          </table:table-cell>
          <table:table-cell office:value-type="float" office:value="0.00558" calcext:value-type="float">
            <text:p>0.00558</text:p>
          </table:table-cell>
          <table:table-cell office:value-type="float" office:value="0.02498" calcext:value-type="float">
            <text:p>0.02498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42021" calcext:value-type="float">
            <text:p>1.342021</text:p>
          </table:table-cell>
          <table:table-cell office:value-type="float" office:value="0.007448" calcext:value-type="float">
            <text:p>0.007448</text:p>
          </table:table-cell>
          <table:table-cell office:value-type="float" office:value="0.023308" calcext:value-type="float">
            <text:p>0.023308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42084" calcext:value-type="float">
            <text:p>1.342084</text:p>
          </table:table-cell>
          <table:table-cell office:value-type="float" office:value="0.010188" calcext:value-type="float">
            <text:p>0.010188</text:p>
          </table:table-cell>
          <table:table-cell office:value-type="float" office:value="0.025349" calcext:value-type="float">
            <text:p>0.025349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42147" calcext:value-type="float">
            <text:p>1.342147</text:p>
          </table:table-cell>
          <table:table-cell office:value-type="float" office:value="0.012338" calcext:value-type="float">
            <text:p>0.012338</text:p>
          </table:table-cell>
          <table:table-cell office:value-type="float" office:value="0.021809" calcext:value-type="float">
            <text:p>0.021809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42209" calcext:value-type="float">
            <text:p>1.342209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25685" calcext:value-type="float">
            <text:p>0.025685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42271" calcext:value-type="float">
            <text:p>1.342271</text:p>
          </table:table-cell>
          <table:table-cell office:value-type="float" office:value="0.015415" calcext:value-type="float">
            <text:p>0.015415</text:p>
          </table:table-cell>
          <table:table-cell office:value-type="float" office:value="0.020267" calcext:value-type="float">
            <text:p>0.020267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42332" calcext:value-type="float">
            <text:p>1.342332</text:p>
          </table:table-cell>
          <table:table-cell office:value-type="float" office:value="0.016553" calcext:value-type="float">
            <text:p>0.016553</text:p>
          </table:table-cell>
          <table:table-cell office:value-type="float" office:value="0.022226" calcext:value-type="float">
            <text:p>0.022226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42393" calcext:value-type="float">
            <text:p>1.342393</text:p>
          </table:table-cell>
          <table:table-cell office:value-type="float" office:value="0.016896" calcext:value-type="float">
            <text:p>0.016896</text:p>
          </table:table-cell>
          <table:table-cell office:value-type="float" office:value="0.022349" calcext:value-type="float">
            <text:p>0.022349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42453" calcext:value-type="float">
            <text:p>1.342453</text:p>
          </table:table-cell>
          <table:table-cell office:value-type="float" office:value="0.016192" calcext:value-type="float">
            <text:p>0.016192</text:p>
          </table:table-cell>
          <table:table-cell office:value-type="float" office:value="0.022478" calcext:value-type="float">
            <text:p>0.022478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42513" calcext:value-type="float">
            <text:p>1.342513</text:p>
          </table:table-cell>
          <table:table-cell office:value-type="float" office:value="0.014538" calcext:value-type="float">
            <text:p>0.014538</text:p>
          </table:table-cell>
          <table:table-cell office:value-type="float" office:value="0.018864" calcext:value-type="float">
            <text:p>0.018864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42572" calcext:value-type="float">
            <text:p>1.342572</text:p>
          </table:table-cell>
          <table:table-cell office:value-type="float" office:value="0.014536" calcext:value-type="float">
            <text:p>0.014536</text:p>
          </table:table-cell>
          <table:table-cell office:value-type="float" office:value="0.020791" calcext:value-type="float">
            <text:p>0.020791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42631" calcext:value-type="float">
            <text:p>1.342631</text:p>
          </table:table-cell>
          <table:table-cell office:value-type="float" office:value="0.013577" calcext:value-type="float">
            <text:p>0.013577</text:p>
          </table:table-cell>
          <table:table-cell office:value-type="float" office:value="0.019007" calcext:value-type="float">
            <text:p>0.019007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269" calcext:value-type="float">
            <text:p>1.34269</text:p>
          </table:table-cell>
          <table:table-cell office:value-type="float" office:value="0.012357" calcext:value-type="float">
            <text:p>0.012357</text:p>
          </table:table-cell>
          <table:table-cell office:value-type="float" office:value="0.017183" calcext:value-type="float">
            <text:p>0.017183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42748" calcext:value-type="float">
            <text:p>1.342748</text:p>
          </table:table-cell>
          <table:table-cell office:value-type="float" office:value="0.011255" calcext:value-type="float">
            <text:p>0.011255</text:p>
          </table:table-cell>
          <table:table-cell office:value-type="float" office:value="0.024695" calcext:value-type="float">
            <text:p>0.024695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2805" calcext:value-type="float">
            <text:p>1.342805</text:p>
          </table:table-cell>
          <table:table-cell office:value-type="float" office:value="0.010911" calcext:value-type="float">
            <text:p>0.010911</text:p>
          </table:table-cell>
          <table:table-cell office:value-type="float" office:value="0.017379" calcext:value-type="float">
            <text:p>0.017379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42862" calcext:value-type="float">
            <text:p>1.342862</text:p>
          </table:table-cell>
          <table:table-cell office:value-type="float" office:value="0.009965" calcext:value-type="float">
            <text:p>0.009965</text:p>
          </table:table-cell>
          <table:table-cell office:value-type="float" office:value="0.019277" calcext:value-type="float">
            <text:p>0.019277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42919" calcext:value-type="float">
            <text:p>1.342919</text:p>
          </table:table-cell>
          <table:table-cell office:value-type="float" office:value="0.008941" calcext:value-type="float">
            <text:p>0.008941</text:p>
          </table:table-cell>
          <table:table-cell office:value-type="float" office:value="0.023082" calcext:value-type="float">
            <text:p>0.023082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42975" calcext:value-type="float">
            <text:p>1.342975</text:p>
          </table:table-cell>
          <table:table-cell office:value-type="float" office:value="0.009035" calcext:value-type="float">
            <text:p>0.009035</text:p>
          </table:table-cell>
          <table:table-cell office:value-type="float" office:value="0.02697" calcext:value-type="float">
            <text:p>0.02697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43031" calcext:value-type="float">
            <text:p>1.343031</text:p>
          </table:table-cell>
          <table:table-cell office:value-type="float" office:value="0.009829" calcext:value-type="float">
            <text:p>0.009829</text:p>
          </table:table-cell>
          <table:table-cell office:value-type="float" office:value="0.0272" calcext:value-type="float">
            <text:p>0.0272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43086" calcext:value-type="float">
            <text:p>1.343086</text:p>
          </table:table-cell>
          <table:table-cell office:value-type="float" office:value="0.010771" calcext:value-type="float">
            <text:p>0.010771</text:p>
          </table:table-cell>
          <table:table-cell office:value-type="float" office:value="0.02368" calcext:value-type="float">
            <text:p>0.02368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43141" calcext:value-type="float">
            <text:p>1.343141</text:p>
          </table:table-cell>
          <table:table-cell office:value-type="float" office:value="0.011689" calcext:value-type="float">
            <text:p>0.011689</text:p>
          </table:table-cell>
          <table:table-cell office:value-type="float" office:value="0.025686" calcext:value-type="float">
            <text:p>0.025686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43195" calcext:value-type="float">
            <text:p>1.343195</text:p>
          </table:table-cell>
          <table:table-cell office:value-type="float" office:value="0.013067" calcext:value-type="float">
            <text:p>0.013067</text:p>
          </table:table-cell>
          <table:table-cell office:value-type="float" office:value="0.027716" calcext:value-type="float">
            <text:p>0.027716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43249" calcext:value-type="float">
            <text:p>1.343249</text:p>
          </table:table-cell>
          <table:table-cell office:value-type="float" office:value="0.013878" calcext:value-type="float">
            <text:p>0.013878</text:p>
          </table:table-cell>
          <table:table-cell office:value-type="float" office:value="0.027911" calcext:value-type="float">
            <text:p>0.027911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43303" calcext:value-type="float">
            <text:p>1.343303</text:p>
          </table:table-cell>
          <table:table-cell office:value-type="float" office:value="0.014821" calcext:value-type="float">
            <text:p>0.014821</text:p>
          </table:table-cell>
          <table:table-cell office:value-type="float" office:value="0.028113" calcext:value-type="float">
            <text:p>0.028113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343356" calcext:value-type="float">
            <text:p>1.343356</text:p>
          </table:table-cell>
          <table:table-cell office:value-type="float" office:value="0.015425" calcext:value-type="float">
            <text:p>0.015425</text:p>
          </table:table-cell>
          <table:table-cell office:value-type="float" office:value="0.032069" calcext:value-type="float">
            <text:p>0.032069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43409" calcext:value-type="float">
            <text:p>1.343409</text:p>
          </table:table-cell>
          <table:table-cell office:value-type="float" office:value="0.016716" calcext:value-type="float">
            <text:p>0.016716</text:p>
          </table:table-cell>
          <table:table-cell office:value-type="float" office:value="0.026737" calcext:value-type="float">
            <text:p>0.026737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43461" calcext:value-type="float">
            <text:p>1.343461</text:p>
          </table:table-cell>
          <table:table-cell office:value-type="float" office:value="0.017517" calcext:value-type="float">
            <text:p>0.017517</text:p>
          </table:table-cell>
          <table:table-cell office:value-type="float" office:value="0.028778" calcext:value-type="float">
            <text:p>0.028778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43513" calcext:value-type="float">
            <text:p>1.343513</text:p>
          </table:table-cell>
          <table:table-cell office:value-type="float" office:value="0.018014" calcext:value-type="float">
            <text:p>0.018014</text:p>
          </table:table-cell>
          <table:table-cell office:value-type="float" office:value="0.028977" calcext:value-type="float">
            <text:p>0.028977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43564" calcext:value-type="float">
            <text:p>1.343564</text:p>
          </table:table-cell>
          <table:table-cell office:value-type="float" office:value="0.020514" calcext:value-type="float">
            <text:p>0.020514</text:p>
          </table:table-cell>
          <table:table-cell office:value-type="float" office:value="0.027301" calcext:value-type="float">
            <text:p>0.027301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43615" calcext:value-type="float">
            <text:p>1.343615</text:p>
          </table:table-cell>
          <table:table-cell office:value-type="float" office:value="0.020374" calcext:value-type="float">
            <text:p>0.020374</text:p>
          </table:table-cell>
          <table:table-cell office:value-type="float" office:value="0.025587" calcext:value-type="float">
            <text:p>0.025587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43666" calcext:value-type="float">
            <text:p>1.343666</text:p>
          </table:table-cell>
          <table:table-cell office:value-type="float" office:value="0.02177" calcext:value-type="float">
            <text:p>0.02177</text:p>
          </table:table-cell>
          <table:table-cell office:value-type="float" office:value="0.029457" calcext:value-type="float">
            <text:p>0.029457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43716" calcext:value-type="float">
            <text:p>1.343716</text:p>
          </table:table-cell>
          <table:table-cell office:value-type="float" office:value="0.023366" calcext:value-type="float">
            <text:p>0.023366</text:p>
          </table:table-cell>
          <table:table-cell office:value-type="float" office:value="0.031541" calcext:value-type="float">
            <text:p>0.031541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43766" calcext:value-type="float">
            <text:p>1.343766</text:p>
          </table:table-cell>
          <table:table-cell office:value-type="float" office:value="0.025885" calcext:value-type="float">
            <text:p>0.025885</text:p>
          </table:table-cell>
          <table:table-cell office:value-type="float" office:value="0.029929" calcext:value-type="float">
            <text:p>0.029929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43815" calcext:value-type="float">
            <text:p>1.343815</text:p>
          </table:table-cell>
          <table:table-cell office:value-type="float" office:value="0.028099" calcext:value-type="float">
            <text:p>0.028099</text:p>
          </table:table-cell>
          <table:table-cell office:value-type="float" office:value="0.030154" calcext:value-type="float">
            <text:p>0.030154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43864" calcext:value-type="float">
            <text:p>1.343864</text:p>
          </table:table-cell>
          <table:table-cell office:value-type="float" office:value="0.029879" calcext:value-type="float">
            <text:p>0.029879</text:p>
          </table:table-cell>
          <table:table-cell office:value-type="float" office:value="0.032244" calcext:value-type="float">
            <text:p>0.032244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43913" calcext:value-type="float">
            <text:p>1.343913</text:p>
          </table:table-cell>
          <table:table-cell office:value-type="float" office:value="0.031438" calcext:value-type="float">
            <text:p>0.031438</text:p>
          </table:table-cell>
          <table:table-cell office:value-type="float" office:value="0.028742" calcext:value-type="float">
            <text:p>0.028742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43961" calcext:value-type="float">
            <text:p>1.343961</text:p>
          </table:table-cell>
          <table:table-cell office:value-type="float" office:value="0.032606" calcext:value-type="float">
            <text:p>0.032606</text:p>
          </table:table-cell>
          <table:table-cell office:value-type="float" office:value="0.025151" calcext:value-type="float">
            <text:p>0.025151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44009" calcext:value-type="float">
            <text:p>1.344009</text:p>
          </table:table-cell>
          <table:table-cell office:value-type="float" office:value="0.03499" calcext:value-type="float">
            <text:p>0.03499</text:p>
          </table:table-cell>
          <table:table-cell office:value-type="float" office:value="0.028967" calcext:value-type="float">
            <text:p>0.028967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44057" calcext:value-type="float">
            <text:p>1.344057</text:p>
          </table:table-cell>
          <table:table-cell office:value-type="float" office:value="0.036505" calcext:value-type="float">
            <text:p>0.036505</text:p>
          </table:table-cell>
          <table:table-cell office:value-type="float" office:value="0.029119" calcext:value-type="float">
            <text:p>0.029119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44104" calcext:value-type="float">
            <text:p>1.344104</text:p>
          </table:table-cell>
          <table:table-cell office:value-type="float" office:value="0.03832" calcext:value-type="float">
            <text:p>0.03832</text:p>
          </table:table-cell>
          <table:table-cell office:value-type="float" office:value="0.027411" calcext:value-type="float">
            <text:p>0.027411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44151" calcext:value-type="float">
            <text:p>1.344151</text:p>
          </table:table-cell>
          <table:table-cell office:value-type="float" office:value="0.039953" calcext:value-type="float">
            <text:p>0.039953</text:p>
          </table:table-cell>
          <table:table-cell office:value-type="float" office:value="0.027547" calcext:value-type="float">
            <text:p>0.027547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44197" calcext:value-type="float">
            <text:p>1.344197</text:p>
          </table:table-cell>
          <table:table-cell office:value-type="float" office:value="0.041362" calcext:value-type="float">
            <text:p>0.041362</text:p>
          </table:table-cell>
          <table:table-cell office:value-type="float" office:value="0.027683" calcext:value-type="float">
            <text:p>0.027683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44243" calcext:value-type="float">
            <text:p>1.344243</text:p>
          </table:table-cell>
          <table:table-cell office:value-type="float" office:value="0.043025" calcext:value-type="float">
            <text:p>0.043025</text:p>
          </table:table-cell>
          <table:table-cell office:value-type="float" office:value="0.027817" calcext:value-type="float">
            <text:p>0.027817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44289" calcext:value-type="float">
            <text:p>1.344289</text:p>
          </table:table-cell>
          <table:table-cell office:value-type="float" office:value="0.043834" calcext:value-type="float">
            <text:p>0.043834</text:p>
          </table:table-cell>
          <table:table-cell office:value-type="float" office:value="0.026075" calcext:value-type="float">
            <text:p>0.026075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4334" calcext:value-type="float">
            <text:p>1.344334</text:p>
          </table:table-cell>
          <table:table-cell office:value-type="float" office:value="0.044686" calcext:value-type="float">
            <text:p>0.044686</text:p>
          </table:table-cell>
          <table:table-cell office:value-type="float" office:value="0.020538" calcext:value-type="float">
            <text:p>0.020538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4379" calcext:value-type="float">
            <text:p>1.344379</text:p>
          </table:table-cell>
          <table:table-cell office:value-type="float" office:value="0.045121" calcext:value-type="float">
            <text:p>0.045121</text:p>
          </table:table-cell>
          <table:table-cell office:value-type="float" office:value="0.022367" calcext:value-type="float">
            <text:p>0.022367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4424" calcext:value-type="float">
            <text:p>1.344424</text:p>
          </table:table-cell>
          <table:table-cell office:value-type="float" office:value="0.045307" calcext:value-type="float">
            <text:p>0.045307</text:p>
          </table:table-cell>
          <table:table-cell office:value-type="float" office:value="0.02236" calcext:value-type="float">
            <text:p>0.02236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4468" calcext:value-type="float">
            <text:p>1.344468</text:p>
          </table:table-cell>
          <table:table-cell office:value-type="float" office:value="0.043859" calcext:value-type="float">
            <text:p>0.043859</text:p>
          </table:table-cell>
          <table:table-cell office:value-type="float" office:value="0.022365" calcext:value-type="float">
            <text:p>0.022365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4512" calcext:value-type="float">
            <text:p>1.344512</text:p>
          </table:table-cell>
          <table:table-cell office:value-type="float" office:value="0.041895" calcext:value-type="float">
            <text:p>0.041895</text:p>
          </table:table-cell>
          <table:table-cell office:value-type="float" office:value="0.022384" calcext:value-type="float">
            <text:p>0.022384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4555" calcext:value-type="float">
            <text:p>1.344555</text:p>
          </table:table-cell>
          <table:table-cell office:value-type="float" office:value="0.03931" calcext:value-type="float">
            <text:p>0.03931</text:p>
          </table:table-cell>
          <table:table-cell office:value-type="float" office:value="0.02241" calcext:value-type="float">
            <text:p>0.02241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4598" calcext:value-type="float">
            <text:p>1.344598</text:p>
          </table:table-cell>
          <table:table-cell office:value-type="float" office:value="0.036747" calcext:value-type="float">
            <text:p>0.036747</text:p>
          </table:table-cell>
          <table:table-cell office:value-type="float" office:value="0.02056" calcext:value-type="float">
            <text:p>0.02056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4641" calcext:value-type="float">
            <text:p>1.344641</text:p>
          </table:table-cell>
          <table:table-cell office:value-type="float" office:value="0.033631" calcext:value-type="float">
            <text:p>0.033631</text:p>
          </table:table-cell>
          <table:table-cell office:value-type="float" office:value="0.020537" calcext:value-type="float">
            <text:p>0.020537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44684" calcext:value-type="float">
            <text:p>1.344684</text:p>
          </table:table-cell>
          <table:table-cell office:value-type="float" office:value="0.029767" calcext:value-type="float">
            <text:p>0.029767</text:p>
          </table:table-cell>
          <table:table-cell office:value-type="float" office:value="0.018631" calcext:value-type="float">
            <text:p>0.018631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4726" calcext:value-type="float">
            <text:p>1.344726</text:p>
          </table:table-cell>
          <table:table-cell office:value-type="float" office:value="0.02604" calcext:value-type="float">
            <text:p>0.02604</text:p>
          </table:table-cell>
          <table:table-cell office:value-type="float" office:value="0.02043" calcext:value-type="float">
            <text:p>0.02043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44768" calcext:value-type="float">
            <text:p>1.344768</text:p>
          </table:table-cell>
          <table:table-cell office:value-type="float" office:value="0.021586" calcext:value-type="float">
            <text:p>0.021586</text:p>
          </table:table-cell>
          <table:table-cell office:value-type="float" office:value="0.024148" calcext:value-type="float">
            <text:p>0.024148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44809" calcext:value-type="float">
            <text:p>1.344809</text:p>
          </table:table-cell>
          <table:table-cell office:value-type="float" office:value="0.017375" calcext:value-type="float">
            <text:p>0.017375</text:p>
          </table:table-cell>
          <table:table-cell office:value-type="float" office:value="0.016708" calcext:value-type="float">
            <text:p>0.016708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485" calcext:value-type="float">
            <text:p>1.34485</text:p>
          </table:table-cell>
          <table:table-cell office:value-type="float" office:value="0.01385" calcext:value-type="float">
            <text:p>0.01385</text:p>
          </table:table-cell>
          <table:table-cell office:value-type="float" office:value="0.020353" calcext:value-type="float">
            <text:p>0.020353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4891" calcext:value-type="float">
            <text:p>1.344891</text:p>
          </table:table-cell>
          <table:table-cell office:value-type="float" office:value="0.010244" calcext:value-type="float">
            <text:p>0.010244</text:p>
          </table:table-cell>
          <table:table-cell office:value-type="float" office:value="0.022196" calcext:value-type="float">
            <text:p>0.022196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44932" calcext:value-type="float">
            <text:p>1.344932</text:p>
          </table:table-cell>
          <table:table-cell office:value-type="float" office:value="0.008057" calcext:value-type="float">
            <text:p>0.008057</text:p>
          </table:table-cell>
          <table:table-cell office:value-type="float" office:value="0.025959" calcext:value-type="float">
            <text:p>0.025959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44972" calcext:value-type="float">
            <text:p>1.344972</text:p>
          </table:table-cell>
          <table:table-cell office:value-type="float" office:value="0.005454" calcext:value-type="float">
            <text:p>0.005454</text:p>
          </table:table-cell>
          <table:table-cell office:value-type="float" office:value="0.026066" calcext:value-type="float">
            <text:p>0.026066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45012" calcext:value-type="float">
            <text:p>1.345012</text:p>
          </table:table-cell>
          <table:table-cell office:value-type="float" office:value="0.003515" calcext:value-type="float">
            <text:p>0.003515</text:p>
          </table:table-cell>
          <table:table-cell office:value-type="float" office:value="0.026174" calcext:value-type="float">
            <text:p>0.026174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45051" calcext:value-type="float">
            <text:p>1.345051</text:p>
          </table:table-cell>
          <table:table-cell office:value-type="float" office:value="0.001969" calcext:value-type="float">
            <text:p>0.001969</text:p>
          </table:table-cell>
          <table:table-cell office:value-type="float" office:value="0.030022" calcext:value-type="float">
            <text:p>0.030022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45091" calcext:value-type="float">
            <text:p>1.345091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0.030192" calcext:value-type="float">
            <text:p>0.030192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45129" calcext:value-type="float">
            <text:p>1.345129</text:p>
          </table:table-cell>
          <table:table-cell office:value-type="float" office:value="-0.000047" calcext:value-type="float">
            <text:p>-0.000047</text:p>
          </table:table-cell>
          <table:table-cell office:value-type="float" office:value="0.030358" calcext:value-type="float">
            <text:p>0.030358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45168" calcext:value-type="float">
            <text:p>1.345168</text:p>
          </table:table-cell>
          <table:table-cell office:value-type="float" office:value="0.000606" calcext:value-type="float">
            <text:p>0.000606</text:p>
          </table:table-cell>
          <table:table-cell office:value-type="float" office:value="0.032391" calcext:value-type="float">
            <text:p>0.032391</text:p>
          </table:table-cell>
        </table:table-row>
        <table:table-row table:style-name="ro1">
          <table:table-cell office:value-type="float" office:value="1.454766" calcext:value-type="float">
            <text:p>1.454766</text:p>
          </table:table-cell>
          <table:table-cell office:value-type="float" office:value="1.345206" calcext:value-type="float">
            <text:p>1.345206</text:p>
          </table:table-cell>
          <table:table-cell office:value-type="float" office:value="0.001645" calcext:value-type="float">
            <text:p>0.001645</text:p>
          </table:table-cell>
          <table:table-cell office:value-type="float" office:value="0.038213" calcext:value-type="float">
            <text:p>0.038213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345244" calcext:value-type="float">
            <text:p>1.345244</text:p>
          </table:table-cell>
          <table:table-cell office:value-type="float" office:value="0.002327" calcext:value-type="float">
            <text:p>0.002327</text:p>
          </table:table-cell>
          <table:table-cell office:value-type="float" office:value="0.036665" calcext:value-type="float">
            <text:p>0.036665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345282" calcext:value-type="float">
            <text:p>1.345282</text:p>
          </table:table-cell>
          <table:table-cell office:value-type="float" office:value="0.004867" calcext:value-type="float">
            <text:p>0.004867</text:p>
          </table:table-cell>
          <table:table-cell office:value-type="float" office:value="0.036955" calcext:value-type="float">
            <text:p>0.036955</text:p>
          </table:table-cell>
        </table:table-row>
        <table:table-row table:style-name="ro1">
          <table:table-cell office:value-type="float" office:value="1.467872" calcext:value-type="float">
            <text:p>1.467872</text:p>
          </table:table-cell>
          <table:table-cell office:value-type="float" office:value="1.34532" calcext:value-type="float">
            <text:p>1.34532</text:p>
          </table:table-cell>
          <table:table-cell office:value-type="float" office:value="0.007725" calcext:value-type="float">
            <text:p>0.007725</text:p>
          </table:table-cell>
          <table:table-cell office:value-type="float" office:value="0.040986" calcext:value-type="float">
            <text:p>0.040986</text:p>
          </table:table-cell>
        </table:table-row>
        <table:table-row table:style-name="ro1">
          <table:table-cell office:value-type="float" office:value="1.480978" calcext:value-type="float">
            <text:p>1.480978</text:p>
          </table:table-cell>
          <table:table-cell office:value-type="float" office:value="1.345357" calcext:value-type="float">
            <text:p>1.345357</text:p>
          </table:table-cell>
          <table:table-cell office:value-type="float" office:value="0.011121" calcext:value-type="float">
            <text:p>0.011121</text:p>
          </table:table-cell>
          <table:table-cell office:value-type="float" office:value="0.043219" calcext:value-type="float">
            <text:p>0.043219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345393" calcext:value-type="float">
            <text:p>1.345393</text:p>
          </table:table-cell>
          <table:table-cell office:value-type="float" office:value="0.015052" calcext:value-type="float">
            <text:p>0.015052</text:p>
          </table:table-cell>
          <table:table-cell office:value-type="float" office:value="0.037996" calcext:value-type="float">
            <text:p>0.037996</text:p>
          </table:table-cell>
        </table:table-row>
        <table:table-row table:style-name="ro1">
          <table:table-cell office:value-type="float" office:value="1.467872" calcext:value-type="float">
            <text:p>1.467872</text:p>
          </table:table-cell>
          <table:table-cell office:value-type="float" office:value="1.34543" calcext:value-type="float">
            <text:p>1.34543</text:p>
          </table:table-cell>
          <table:table-cell office:value-type="float" office:value="0.020137" calcext:value-type="float">
            <text:p>0.020137</text:p>
          </table:table-cell>
          <table:table-cell office:value-type="float" office:value="0.042017" calcext:value-type="float">
            <text:p>0.042017</text:p>
          </table:table-cell>
        </table:table-row>
        <table:table-row table:style-name="ro1">
          <table:table-cell office:value-type="float" office:value="1.467872" calcext:value-type="float">
            <text:p>1.467872</text:p>
          </table:table-cell>
          <table:table-cell office:value-type="float" office:value="1.345466" calcext:value-type="float">
            <text:p>1.345466</text:p>
          </table:table-cell>
          <table:table-cell office:value-type="float" office:value="0.024888" calcext:value-type="float">
            <text:p>0.024888</text:p>
          </table:table-cell>
          <table:table-cell office:value-type="float" office:value="0.042363" calcext:value-type="float">
            <text:p>0.042363</text:p>
          </table:table-cell>
        </table:table-row>
        <table:table-row table:style-name="ro1">
          <table:table-cell office:value-type="float" office:value="1.480978" calcext:value-type="float">
            <text:p>1.480978</text:p>
          </table:table-cell>
          <table:table-cell office:value-type="float" office:value="1.345502" calcext:value-type="float">
            <text:p>1.345502</text:p>
          </table:table-cell>
          <table:table-cell office:value-type="float" office:value="0.030418" calcext:value-type="float">
            <text:p>0.030418</text:p>
          </table:table-cell>
          <table:table-cell office:value-type="float" office:value="0.044589" calcext:value-type="float">
            <text:p>0.044589</text:p>
          </table:table-cell>
        </table:table-row>
        <table:table-row table:style-name="ro1">
          <table:table-cell office:value-type="float" office:value="1.467872" calcext:value-type="float">
            <text:p>1.467872</text:p>
          </table:table-cell>
          <table:table-cell office:value-type="float" office:value="1.345538" calcext:value-type="float">
            <text:p>1.345538</text:p>
          </table:table-cell>
          <table:table-cell office:value-type="float" office:value="0.035582" calcext:value-type="float">
            <text:p>0.035582</text:p>
          </table:table-cell>
          <table:table-cell office:value-type="float" office:value="0.043115" calcext:value-type="float">
            <text:p>0.043115</text:p>
          </table:table-cell>
        </table:table-row>
        <table:table-row table:style-name="ro1">
          <table:table-cell office:value-type="float" office:value="1.467872" calcext:value-type="float">
            <text:p>1.467872</text:p>
          </table:table-cell>
          <table:table-cell office:value-type="float" office:value="1.345573" calcext:value-type="float">
            <text:p>1.345573</text:p>
          </table:table-cell>
          <table:table-cell office:value-type="float" office:value="0.040589" calcext:value-type="float">
            <text:p>0.040589</text:p>
          </table:table-cell>
          <table:table-cell office:value-type="float" office:value="0.043477" calcext:value-type="float">
            <text:p>0.043477</text:p>
          </table:table-cell>
        </table:table-row>
        <table:table-row table:style-name="ro1">
          <table:table-cell office:value-type="float" office:value="1.454766" calcext:value-type="float">
            <text:p>1.454766</text:p>
          </table:table-cell>
          <table:table-cell office:value-type="float" office:value="1.345608" calcext:value-type="float">
            <text:p>1.345608</text:p>
          </table:table-cell>
          <table:table-cell office:value-type="float" office:value="0.045216" calcext:value-type="float">
            <text:p>0.045216</text:p>
          </table:table-cell>
          <table:table-cell office:value-type="float" office:value="0.041961" calcext:value-type="float">
            <text:p>0.041961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345643" calcext:value-type="float">
            <text:p>1.345643</text:p>
          </table:table-cell>
          <table:table-cell office:value-type="float" office:value="0.049806" calcext:value-type="float">
            <text:p>0.049806</text:p>
          </table:table-cell>
          <table:table-cell office:value-type="float" office:value="0.040399" calcext:value-type="float">
            <text:p>0.040399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45678" calcext:value-type="float">
            <text:p>1.345678</text:p>
          </table:table-cell>
          <table:table-cell office:value-type="float" office:value="0.054378" calcext:value-type="float">
            <text:p>0.054378</text:p>
          </table:table-cell>
          <table:table-cell office:value-type="float" office:value="0.038792" calcext:value-type="float">
            <text:p>0.038792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45712" calcext:value-type="float">
            <text:p>1.345712</text:p>
          </table:table-cell>
          <table:table-cell office:value-type="float" office:value="0.058918" calcext:value-type="float">
            <text:p>0.058918</text:p>
          </table:table-cell>
          <table:table-cell office:value-type="float" office:value="0.037144" calcext:value-type="float">
            <text:p>0.037144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45746" calcext:value-type="float">
            <text:p>1.345746</text:p>
          </table:table-cell>
          <table:table-cell office:value-type="float" office:value="0.0633" calcext:value-type="float">
            <text:p>0.0633</text:p>
          </table:table-cell>
          <table:table-cell office:value-type="float" office:value="0.035458" calcext:value-type="float">
            <text:p>0.035458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4578" calcext:value-type="float">
            <text:p>1.34578</text:p>
          </table:table-cell>
          <table:table-cell office:value-type="float" office:value="0.066341" calcext:value-type="float">
            <text:p>0.066341</text:p>
          </table:table-cell>
          <table:table-cell office:value-type="float" office:value="0.035614" calcext:value-type="float">
            <text:p>0.035614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45813" calcext:value-type="float">
            <text:p>1.345813</text:p>
          </table:table-cell>
          <table:table-cell office:value-type="float" office:value="0.068871" calcext:value-type="float">
            <text:p>0.068871</text:p>
          </table:table-cell>
          <table:table-cell office:value-type="float" office:value="0.035779" calcext:value-type="float">
            <text:p>0.035779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45846" calcext:value-type="float">
            <text:p>1.345846</text:p>
          </table:table-cell>
          <table:table-cell office:value-type="float" office:value="0.069171" calcext:value-type="float">
            <text:p>0.069171</text:p>
          </table:table-cell>
          <table:table-cell office:value-type="float" office:value="0.030329" calcext:value-type="float">
            <text:p>0.030329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5879" calcext:value-type="float">
            <text:p>1.345879</text:p>
          </table:table-cell>
          <table:table-cell office:value-type="float" office:value="0.069216" calcext:value-type="float">
            <text:p>0.069216</text:p>
          </table:table-cell>
          <table:table-cell office:value-type="float" office:value="0.028505" calcext:value-type="float">
            <text:p>0.028505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5912" calcext:value-type="float">
            <text:p>1.345912</text:p>
          </table:table-cell>
          <table:table-cell office:value-type="float" office:value="0.067313" calcext:value-type="float">
            <text:p>0.067313</text:p>
          </table:table-cell>
          <table:table-cell office:value-type="float" office:value="0.026631" calcext:value-type="float">
            <text:p>0.026631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45944" calcext:value-type="float">
            <text:p>1.345944</text:p>
          </table:table-cell>
          <table:table-cell office:value-type="float" office:value="0.066138" calcext:value-type="float">
            <text:p>0.066138</text:p>
          </table:table-cell>
          <table:table-cell office:value-type="float" office:value="0.022839" calcext:value-type="float">
            <text:p>0.022839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45976" calcext:value-type="float">
            <text:p>1.345976</text:p>
          </table:table-cell>
          <table:table-cell office:value-type="float" office:value="0.064325" calcext:value-type="float">
            <text:p>0.064325</text:p>
          </table:table-cell>
          <table:table-cell office:value-type="float" office:value="0.022719" calcext:value-type="float">
            <text:p>0.022719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46008" calcext:value-type="float">
            <text:p>1.346008</text:p>
          </table:table-cell>
          <table:table-cell office:value-type="float" office:value="0.061611" calcext:value-type="float">
            <text:p>0.061611</text:p>
          </table:table-cell>
          <table:table-cell office:value-type="float" office:value="0.022606" calcext:value-type="float">
            <text:p>0.022606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4604" calcext:value-type="float">
            <text:p>1.34604</text:p>
          </table:table-cell>
          <table:table-cell office:value-type="float" office:value="0.058723" calcext:value-type="float">
            <text:p>0.058723</text:p>
          </table:table-cell>
          <table:table-cell office:value-type="float" office:value="0.018755" calcext:value-type="float">
            <text:p>0.018755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46071" calcext:value-type="float">
            <text:p>1.346071</text:p>
          </table:table-cell>
          <table:table-cell office:value-type="float" office:value="0.055365" calcext:value-type="float">
            <text:p>0.055365</text:p>
          </table:table-cell>
          <table:table-cell office:value-type="float" office:value="0.020453" calcext:value-type="float">
            <text:p>0.020453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46102" calcext:value-type="float">
            <text:p>1.346102</text:p>
          </table:table-cell>
          <table:table-cell office:value-type="float" office:value="0.052126" calcext:value-type="float">
            <text:p>0.052126</text:p>
          </table:table-cell>
          <table:table-cell office:value-type="float" office:value="0.020318" calcext:value-type="float">
            <text:p>0.020318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46133" calcext:value-type="float">
            <text:p>1.346133</text:p>
          </table:table-cell>
          <table:table-cell office:value-type="float" office:value="0.048495" calcext:value-type="float">
            <text:p>0.048495</text:p>
          </table:table-cell>
          <table:table-cell office:value-type="float" office:value="0.020185" calcext:value-type="float">
            <text:p>0.020185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46164" calcext:value-type="float">
            <text:p>1.346164</text:p>
          </table:table-cell>
          <table:table-cell office:value-type="float" office:value="0.044703" calcext:value-type="float">
            <text:p>0.044703</text:p>
          </table:table-cell>
          <table:table-cell office:value-type="float" office:value="0.020053" calcext:value-type="float">
            <text:p>0.020053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46194" calcext:value-type="float">
            <text:p>1.346194</text:p>
          </table:table-cell>
          <table:table-cell office:value-type="float" office:value="0.041019" calcext:value-type="float">
            <text:p>0.041019</text:p>
          </table:table-cell>
          <table:table-cell office:value-type="float" office:value="0.01804" calcext:value-type="float">
            <text:p>0.01804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46224" calcext:value-type="float">
            <text:p>1.346224</text:p>
          </table:table-cell>
          <table:table-cell office:value-type="float" office:value="0.037327" calcext:value-type="float">
            <text:p>0.037327</text:p>
          </table:table-cell>
          <table:table-cell office:value-type="float" office:value="0.021603" calcext:value-type="float">
            <text:p>0.021603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46254" calcext:value-type="float">
            <text:p>1.346254</text:p>
          </table:table-cell>
          <table:table-cell office:value-type="float" office:value="0.033446" calcext:value-type="float">
            <text:p>0.033446</text:p>
          </table:table-cell>
          <table:table-cell office:value-type="float" office:value="0.01962" calcext:value-type="float">
            <text:p>0.01962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46284" calcext:value-type="float">
            <text:p>1.346284</text:p>
          </table:table-cell>
          <table:table-cell office:value-type="float" office:value="0.029239" calcext:value-type="float">
            <text:p>0.029239</text:p>
          </table:table-cell>
          <table:table-cell office:value-type="float" office:value="0.019472" calcext:value-type="float">
            <text:p>0.019472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46313" calcext:value-type="float">
            <text:p>1.346313</text:p>
          </table:table-cell>
          <table:table-cell office:value-type="float" office:value="0.025076" calcext:value-type="float">
            <text:p>0.025076</text:p>
          </table:table-cell>
          <table:table-cell office:value-type="float" office:value="0.021196" calcext:value-type="float">
            <text:p>0.021196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46343" calcext:value-type="float">
            <text:p>1.346343</text:p>
          </table:table-cell>
          <table:table-cell office:value-type="float" office:value="0.020532" calcext:value-type="float">
            <text:p>0.020532</text:p>
          </table:table-cell>
          <table:table-cell office:value-type="float" office:value="0.01921" calcext:value-type="float">
            <text:p>0.01921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6372" calcext:value-type="float">
            <text:p>1.346372</text:p>
          </table:table-cell>
          <table:table-cell office:value-type="float" office:value="0.016686" calcext:value-type="float">
            <text:p>0.016686</text:p>
          </table:table-cell>
          <table:table-cell office:value-type="float" office:value="0.024683" calcext:value-type="float">
            <text:p>0.024683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464" calcext:value-type="float">
            <text:p>1.3464</text:p>
          </table:table-cell>
          <table:table-cell office:value-type="float" office:value="0.013682" calcext:value-type="float">
            <text:p>0.013682</text:p>
          </table:table-cell>
          <table:table-cell office:value-type="float" office:value="0.020908" calcext:value-type="float">
            <text:p>0.020908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46429" calcext:value-type="float">
            <text:p>1.346429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22677" calcext:value-type="float">
            <text:p>0.022677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6457" calcext:value-type="float">
            <text:p>1.346457</text:p>
          </table:table-cell>
          <table:table-cell office:value-type="float" office:value="0.009216" calcext:value-type="float">
            <text:p>0.009216</text:p>
          </table:table-cell>
          <table:table-cell office:value-type="float" office:value="0.024481" calcext:value-type="float">
            <text:p>0.024481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6485" calcext:value-type="float">
            <text:p>1.346485</text:p>
          </table:table-cell>
          <table:table-cell office:value-type="float" office:value="0.008678" calcext:value-type="float">
            <text:p>0.008678</text:p>
          </table:table-cell>
          <table:table-cell office:value-type="float" office:value="0.026324" calcext:value-type="float">
            <text:p>0.026324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46513" calcext:value-type="float">
            <text:p>1.346513</text:p>
          </table:table-cell>
          <table:table-cell office:value-type="float" office:value="0.008888" calcext:value-type="float">
            <text:p>0.008888</text:p>
          </table:table-cell>
          <table:table-cell office:value-type="float" office:value="0.028212" calcext:value-type="float">
            <text:p>0.028212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46541" calcext:value-type="float">
            <text:p>1.346541</text:p>
          </table:table-cell>
          <table:table-cell office:value-type="float" office:value="0.009837" calcext:value-type="float">
            <text:p>0.009837</text:p>
          </table:table-cell>
          <table:table-cell office:value-type="float" office:value="0.032018" calcext:value-type="float">
            <text:p>0.032018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46568" calcext:value-type="float">
            <text:p>1.346568</text:p>
          </table:table-cell>
          <table:table-cell office:value-type="float" office:value="0.011642" calcext:value-type="float">
            <text:p>0.011642</text:p>
          </table:table-cell>
          <table:table-cell office:value-type="float" office:value="0.032156" calcext:value-type="float">
            <text:p>0.032156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46595" calcext:value-type="float">
            <text:p>1.346595</text:p>
          </table:table-cell>
          <table:table-cell office:value-type="float" office:value="0.014115" calcext:value-type="float">
            <text:p>0.014115</text:p>
          </table:table-cell>
          <table:table-cell office:value-type="float" office:value="0.032289" calcext:value-type="float">
            <text:p>0.032289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46622" calcext:value-type="float">
            <text:p>1.346622</text:p>
          </table:table-cell>
          <table:table-cell office:value-type="float" office:value="0.017331" calcext:value-type="float">
            <text:p>0.017331</text:p>
          </table:table-cell>
          <table:table-cell office:value-type="float" office:value="0.032409" calcext:value-type="float">
            <text:p>0.032409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46649" calcext:value-type="float">
            <text:p>1.346649</text:p>
          </table:table-cell>
          <table:table-cell office:value-type="float" office:value="0.020635" calcext:value-type="float">
            <text:p>0.020635</text:p>
          </table:table-cell>
          <table:table-cell office:value-type="float" office:value="0.034394" calcext:value-type="float">
            <text:p>0.034394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46676" calcext:value-type="float">
            <text:p>1.346676</text:p>
          </table:table-cell>
          <table:table-cell office:value-type="float" office:value="0.024561" calcext:value-type="float">
            <text:p>0.024561</text:p>
          </table:table-cell>
          <table:table-cell office:value-type="float" office:value="0.034542" calcext:value-type="float">
            <text:p>0.034542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46702" calcext:value-type="float">
            <text:p>1.346702</text:p>
          </table:table-cell>
          <table:table-cell office:value-type="float" office:value="0.029535" calcext:value-type="float">
            <text:p>0.029535</text:p>
          </table:table-cell>
          <table:table-cell office:value-type="float" office:value="0.034693" calcext:value-type="float">
            <text:p>0.034693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46728" calcext:value-type="float">
            <text:p>1.346728</text:p>
          </table:table-cell>
          <table:table-cell office:value-type="float" office:value="0.034037" calcext:value-type="float">
            <text:p>0.034037</text:p>
          </table:table-cell>
          <table:table-cell office:value-type="float" office:value="0.034848" calcext:value-type="float">
            <text:p>0.034848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346754" calcext:value-type="float">
            <text:p>1.346754</text:p>
          </table:table-cell>
          <table:table-cell office:value-type="float" office:value="0.038194" calcext:value-type="float">
            <text:p>0.038194</text:p>
          </table:table-cell>
          <table:table-cell office:value-type="float" office:value="0.04063" calcext:value-type="float">
            <text:p>0.04063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4678" calcext:value-type="float">
            <text:p>1.34678</text:p>
          </table:table-cell>
          <table:table-cell office:value-type="float" office:value="0.042399" calcext:value-type="float">
            <text:p>0.042399</text:p>
          </table:table-cell>
          <table:table-cell office:value-type="float" office:value="0.020291" calcext:value-type="float">
            <text:p>0.020291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6805" calcext:value-type="float">
            <text:p>1.346805</text:p>
          </table:table-cell>
          <table:table-cell office:value-type="float" office:value="0.046034" calcext:value-type="float">
            <text:p>0.046034</text:p>
          </table:table-cell>
          <table:table-cell office:value-type="float" office:value="0.027608" calcext:value-type="float">
            <text:p>0.027608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46809" calcext:value-type="float">
            <text:p>1.346809</text:p>
          </table:table-cell>
          <table:table-cell office:value-type="float" office:value="0.04913" calcext:value-type="float">
            <text:p>0.04913</text:p>
          </table:table-cell>
          <table:table-cell office:value-type="float" office:value="0.029449" calcext:value-type="float">
            <text:p>0.029449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46704" calcext:value-type="float">
            <text:p>1.346704</text:p>
          </table:table-cell>
          <table:table-cell office:value-type="float" office:value="0.053338" calcext:value-type="float">
            <text:p>0.053338</text:p>
          </table:table-cell>
          <table:table-cell office:value-type="float" office:value="0.031372" calcext:value-type="float">
            <text:p>0.031372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6491" calcext:value-type="float">
            <text:p>1.346491</text:p>
          </table:table-cell>
          <table:table-cell office:value-type="float" office:value="0.056402" calcext:value-type="float">
            <text:p>0.056402</text:p>
          </table:table-cell>
          <table:table-cell office:value-type="float" office:value="0.025886" calcext:value-type="float">
            <text:p>0.025886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6174" calcext:value-type="float">
            <text:p>1.346174</text:p>
          </table:table-cell>
          <table:table-cell office:value-type="float" office:value="0.05854" calcext:value-type="float">
            <text:p>0.05854</text:p>
          </table:table-cell>
          <table:table-cell office:value-type="float" office:value="0.027801" calcext:value-type="float">
            <text:p>0.027801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45752" calcext:value-type="float">
            <text:p>1.345752</text:p>
          </table:table-cell>
          <table:table-cell office:value-type="float" office:value="0.059529" calcext:value-type="float">
            <text:p>0.059529</text:p>
          </table:table-cell>
          <table:table-cell office:value-type="float" office:value="0.022262" calcext:value-type="float">
            <text:p>0.022262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45229" calcext:value-type="float">
            <text:p>1.345229</text:p>
          </table:table-cell>
          <table:table-cell office:value-type="float" office:value="0.058332" calcext:value-type="float">
            <text:p>0.058332</text:p>
          </table:table-cell>
          <table:table-cell office:value-type="float" office:value="0.020354" calcext:value-type="float">
            <text:p>0.020354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44607" calcext:value-type="float">
            <text:p>1.344607</text:p>
          </table:table-cell>
          <table:table-cell office:value-type="float" office:value="0.057318" calcext:value-type="float">
            <text:p>0.057318</text:p>
          </table:table-cell>
          <table:table-cell office:value-type="float" office:value="0.018409" calcext:value-type="float">
            <text:p>0.018409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43889" calcext:value-type="float">
            <text:p>1.343889</text:p>
          </table:table-cell>
          <table:table-cell office:value-type="float" office:value="0.05535" calcext:value-type="float">
            <text:p>0.05535</text:p>
          </table:table-cell>
          <table:table-cell office:value-type="float" office:value="0.018312" calcext:value-type="float">
            <text:p>0.018312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343074" calcext:value-type="float">
            <text:p>1.343074</text:p>
          </table:table-cell>
          <table:table-cell office:value-type="float" office:value="0.052657" calcext:value-type="float">
            <text:p>0.052657</text:p>
          </table:table-cell>
          <table:table-cell office:value-type="float" office:value="0.010742" calcext:value-type="float">
            <text:p>0.010742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42167" calcext:value-type="float">
            <text:p>1.342167</text:p>
          </table:table-cell>
          <table:table-cell office:value-type="float" office:value="0.049064" calcext:value-type="float">
            <text:p>0.049064</text:p>
          </table:table-cell>
          <table:table-cell office:value-type="float" office:value="0.014279" calcext:value-type="float">
            <text:p>0.014279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341167" calcext:value-type="float">
            <text:p>1.341167</text:p>
          </table:table-cell>
          <table:table-cell office:value-type="float" office:value="0.045328" calcext:value-type="float">
            <text:p>0.045328</text:p>
          </table:table-cell>
          <table:table-cell office:value-type="float" office:value="0.010421" calcext:value-type="float">
            <text:p>0.010421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40077" calcext:value-type="float">
            <text:p>1.340077</text:p>
          </table:table-cell>
          <table:table-cell office:value-type="float" office:value="0.041224" calcext:value-type="float">
            <text:p>0.041224</text:p>
          </table:table-cell>
          <table:table-cell office:value-type="float" office:value="0.014009" calcext:value-type="float">
            <text:p>0.014009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38895" calcext:value-type="float">
            <text:p>1.338895</text:p>
          </table:table-cell>
          <table:table-cell office:value-type="float" office:value="0.036972" calcext:value-type="float">
            <text:p>0.036972</text:p>
          </table:table-cell>
          <table:table-cell office:value-type="float" office:value="0.013956" calcext:value-type="float">
            <text:p>0.013956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37622" calcext:value-type="float">
            <text:p>1.337622</text:p>
          </table:table-cell>
          <table:table-cell office:value-type="float" office:value="0.032487" calcext:value-type="float">
            <text:p>0.032487</text:p>
          </table:table-cell>
          <table:table-cell office:value-type="float" office:value="0.013927" calcext:value-type="float">
            <text:p>0.013927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3626" calcext:value-type="float">
            <text:p>1.33626</text:p>
          </table:table-cell>
          <table:table-cell office:value-type="float" office:value="0.027674" calcext:value-type="float">
            <text:p>0.027674</text:p>
          </table:table-cell>
          <table:table-cell office:value-type="float" office:value="0.01391" calcext:value-type="float">
            <text:p>0.01391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334809" calcext:value-type="float">
            <text:p>1.334809</text:p>
          </table:table-cell>
          <table:table-cell office:value-type="float" office:value="0.023276" calcext:value-type="float">
            <text:p>0.023276</text:p>
          </table:table-cell>
          <table:table-cell office:value-type="float" office:value="0.012023" calcext:value-type="float">
            <text:p>0.012023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33271" calcext:value-type="float">
            <text:p>1.333271</text:p>
          </table:table-cell>
          <table:table-cell office:value-type="float" office:value="0.019066" calcext:value-type="float">
            <text:p>0.019066</text:p>
          </table:table-cell>
          <table:table-cell office:value-type="float" office:value="0.017598" calcext:value-type="float">
            <text:p>0.017598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331643" calcext:value-type="float">
            <text:p>1.331643</text:p>
          </table:table-cell>
          <table:table-cell office:value-type="float" office:value="0.014771" calcext:value-type="float">
            <text:p>0.014771</text:p>
          </table:table-cell>
          <table:table-cell office:value-type="float" office:value="0.012061" calcext:value-type="float">
            <text:p>0.012061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29929" calcext:value-type="float">
            <text:p>1.329929</text:p>
          </table:table-cell>
          <table:table-cell office:value-type="float" office:value="0.010811" calcext:value-type="float">
            <text:p>0.010811</text:p>
          </table:table-cell>
          <table:table-cell office:value-type="float" office:value="0.017667" calcext:value-type="float">
            <text:p>0.017667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28126" calcext:value-type="float">
            <text:p>1.328126</text:p>
          </table:table-cell>
          <table:table-cell office:value-type="float" office:value="0.007278" calcext:value-type="float">
            <text:p>0.007278</text:p>
          </table:table-cell>
          <table:table-cell office:value-type="float" office:value="0.021539" calcext:value-type="float">
            <text:p>0.021539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26234" calcext:value-type="float">
            <text:p>1.326234</text:p>
          </table:table-cell>
          <table:table-cell office:value-type="float" office:value="0.002795" calcext:value-type="float">
            <text:p>0.002795</text:p>
          </table:table-cell>
          <table:table-cell office:value-type="float" office:value="0.019896" calcext:value-type="float">
            <text:p>0.019896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24254" calcext:value-type="float">
            <text:p>1.324254</text:p>
          </table:table-cell>
          <table:table-cell office:value-type="float" office:value="-0.000242" calcext:value-type="float">
            <text:p>-0.000242</text:p>
          </table:table-cell>
          <table:table-cell office:value-type="float" office:value="0.021982" calcext:value-type="float">
            <text:p>0.021982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22186" calcext:value-type="float">
            <text:p>1.322186</text:p>
          </table:table-cell>
          <table:table-cell office:value-type="float" office:value="-0.002113" calcext:value-type="float">
            <text:p>-0.002113</text:p>
          </table:table-cell>
          <table:table-cell office:value-type="float" office:value="0.020367" calcext:value-type="float">
            <text:p>0.020367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20031" calcext:value-type="float">
            <text:p>1.320031</text:p>
          </table:table-cell>
          <table:table-cell office:value-type="float" office:value="-0.003753" calcext:value-type="float">
            <text:p>-0.003753</text:p>
          </table:table-cell>
          <table:table-cell office:value-type="float" office:value="0.029969" calcext:value-type="float">
            <text:p>0.029969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17785" calcext:value-type="float">
            <text:p>1.317785</text:p>
          </table:table-cell>
          <table:table-cell office:value-type="float" office:value="-0.005196" calcext:value-type="float">
            <text:p>-0.005196</text:p>
          </table:table-cell>
          <table:table-cell office:value-type="float" office:value="0.026674" calcext:value-type="float">
            <text:p>0.026674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15451" calcext:value-type="float">
            <text:p>1.315451</text:p>
          </table:table-cell>
          <table:table-cell office:value-type="float" office:value="-0.005414" calcext:value-type="float">
            <text:p>-0.005414</text:p>
          </table:table-cell>
          <table:table-cell office:value-type="float" office:value="0.027071" calcext:value-type="float">
            <text:p>0.027071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13029" calcext:value-type="float">
            <text:p>1.313029</text:p>
          </table:table-cell>
          <table:table-cell office:value-type="float" office:value="-0.004476" calcext:value-type="float">
            <text:p>-0.004476</text:p>
          </table:table-cell>
          <table:table-cell office:value-type="float" office:value="0.025601" calcext:value-type="float">
            <text:p>0.025601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10521" calcext:value-type="float">
            <text:p>1.310521</text:p>
          </table:table-cell>
          <table:table-cell office:value-type="float" office:value="-0.003187" calcext:value-type="float">
            <text:p>-0.003187</text:p>
          </table:table-cell>
          <table:table-cell office:value-type="float" office:value="0.035349" calcext:value-type="float">
            <text:p>0.035349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07923" calcext:value-type="float">
            <text:p>1.307923</text:p>
          </table:table-cell>
          <table:table-cell office:value-type="float" office:value="-0.000493" calcext:value-type="float">
            <text:p>-0.000493</text:p>
          </table:table-cell>
          <table:table-cell office:value-type="float" office:value="0.03783" calcext:value-type="float">
            <text:p>0.03783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05235" calcext:value-type="float">
            <text:p>1.305235</text:p>
          </table:table-cell>
          <table:table-cell office:value-type="float" office:value="0.004411" calcext:value-type="float">
            <text:p>0.004411</text:p>
          </table:table-cell>
          <table:table-cell office:value-type="float" office:value="0.038517" calcext:value-type="float">
            <text:p>0.038517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02456" calcext:value-type="float">
            <text:p>1.302456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411" calcext:value-type="float">
            <text:p>0.0411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299587" calcext:value-type="float">
            <text:p>1.299587</text:p>
          </table:table-cell>
          <table:table-cell office:value-type="float" office:value="0.013817" calcext:value-type="float">
            <text:p>0.013817</text:p>
          </table:table-cell>
          <table:table-cell office:value-type="float" office:value="0.041857" calcext:value-type="float">
            <text:p>0.041857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296629" calcext:value-type="float">
            <text:p>1.296629</text:p>
          </table:table-cell>
          <table:table-cell office:value-type="float" office:value="0.018563" calcext:value-type="float">
            <text:p>0.018563</text:p>
          </table:table-cell>
          <table:table-cell office:value-type="float" office:value="0.040746" calcext:value-type="float">
            <text:p>0.040746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293582" calcext:value-type="float">
            <text:p>1.293582</text:p>
          </table:table-cell>
          <table:table-cell office:value-type="float" office:value="0.02496" calcext:value-type="float">
            <text:p>0.02496</text:p>
          </table:table-cell>
          <table:table-cell office:value-type="float" office:value="0.045228" calcext:value-type="float">
            <text:p>0.045228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290447" calcext:value-type="float">
            <text:p>1.290447</text:p>
          </table:table-cell>
          <table:table-cell office:value-type="float" office:value="0.031225" calcext:value-type="float">
            <text:p>0.031225</text:p>
          </table:table-cell>
          <table:table-cell office:value-type="float" office:value="0.047937" calcext:value-type="float">
            <text:p>0.047937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287222" calcext:value-type="float">
            <text:p>1.287222</text:p>
          </table:table-cell>
          <table:table-cell office:value-type="float" office:value="0.037234" calcext:value-type="float">
            <text:p>0.037234</text:p>
          </table:table-cell>
          <table:table-cell office:value-type="float" office:value="0.039469" calcext:value-type="float">
            <text:p>0.039469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283913" calcext:value-type="float">
            <text:p>1.283913</text:p>
          </table:table-cell>
          <table:table-cell office:value-type="float" office:value="0.043482" calcext:value-type="float">
            <text:p>0.043482</text:p>
          </table:table-cell>
          <table:table-cell office:value-type="float" office:value="0.042064" calcext:value-type="float">
            <text:p>0.042064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280521" calcext:value-type="float">
            <text:p>1.280521</text:p>
          </table:table-cell>
          <table:table-cell office:value-type="float" office:value="0.049354" calcext:value-type="float">
            <text:p>0.049354</text:p>
          </table:table-cell>
          <table:table-cell office:value-type="float" office:value="0.044713" calcext:value-type="float">
            <text:p>0.044713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277044" calcext:value-type="float">
            <text:p>1.277044</text:p>
          </table:table-cell>
          <table:table-cell office:value-type="float" office:value="0.05472" calcext:value-type="float">
            <text:p>0.05472</text:p>
          </table:table-cell>
          <table:table-cell office:value-type="float" office:value="0.038061" calcext:value-type="float">
            <text:p>0.038061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273488" calcext:value-type="float">
            <text:p>1.273488</text:p>
          </table:table-cell>
          <table:table-cell office:value-type="float" office:value="0.060475" calcext:value-type="float">
            <text:p>0.060475</text:p>
          </table:table-cell>
          <table:table-cell office:value-type="float" office:value="0.040652" calcext:value-type="float">
            <text:p>0.040652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269851" calcext:value-type="float">
            <text:p>1.269851</text:p>
          </table:table-cell>
          <table:table-cell office:value-type="float" office:value="0.066071" calcext:value-type="float">
            <text:p>0.066071</text:p>
          </table:table-cell>
          <table:table-cell office:value-type="float" office:value="0.04331" calcext:value-type="float">
            <text:p>0.04331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266135" calcext:value-type="float">
            <text:p>1.266135</text:p>
          </table:table-cell>
          <table:table-cell office:value-type="float" office:value="0.071691" calcext:value-type="float">
            <text:p>0.071691</text:p>
          </table:table-cell>
          <table:table-cell office:value-type="float" office:value="0.042294" calcext:value-type="float">
            <text:p>0.042294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262339" calcext:value-type="float">
            <text:p>1.262339</text:p>
          </table:table-cell>
          <table:table-cell office:value-type="float" office:value="0.07519" calcext:value-type="float">
            <text:p>0.07519</text:p>
          </table:table-cell>
          <table:table-cell office:value-type="float" office:value="0.035644" calcext:value-type="float">
            <text:p>0.035644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25847" calcext:value-type="float">
            <text:p>1.25847</text:p>
          </table:table-cell>
          <table:table-cell office:value-type="float" office:value="0.077409" calcext:value-type="float">
            <text:p>0.077409</text:p>
          </table:table-cell>
          <table:table-cell office:value-type="float" office:value="0.034466" calcext:value-type="float">
            <text:p>0.034466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254528" calcext:value-type="float">
            <text:p>1.254528</text:p>
          </table:table-cell>
          <table:table-cell office:value-type="float" office:value="0.078094" calcext:value-type="float">
            <text:p>0.078094</text:p>
          </table:table-cell>
          <table:table-cell office:value-type="float" office:value="0.035128" calcext:value-type="float">
            <text:p>0.035128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250515" calcext:value-type="float">
            <text:p>1.250515</text:p>
          </table:table-cell>
          <table:table-cell office:value-type="float" office:value="0.077698" calcext:value-type="float">
            <text:p>0.077698</text:p>
          </table:table-cell>
          <table:table-cell office:value-type="float" office:value="0.032065" calcext:value-type="float">
            <text:p>0.032065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246432" calcext:value-type="float">
            <text:p>1.246432</text:p>
          </table:table-cell>
          <table:table-cell office:value-type="float" office:value="0.076525" calcext:value-type="float">
            <text:p>0.076525</text:p>
          </table:table-cell>
          <table:table-cell office:value-type="float" office:value="0.030828" calcext:value-type="float">
            <text:p>0.030828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242283" calcext:value-type="float">
            <text:p>1.242283</text:p>
          </table:table-cell>
          <table:table-cell office:value-type="float" office:value="0.075497" calcext:value-type="float">
            <text:p>0.075497</text:p>
          </table:table-cell>
          <table:table-cell office:value-type="float" office:value="0.027705" calcext:value-type="float">
            <text:p>0.027705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238068" calcext:value-type="float">
            <text:p>1.238068</text:p>
          </table:table-cell>
          <table:table-cell office:value-type="float" office:value="0.073062" calcext:value-type="float">
            <text:p>0.073062</text:p>
          </table:table-cell>
          <table:table-cell office:value-type="float" office:value="0.028277" calcext:value-type="float">
            <text:p>0.028277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233789" calcext:value-type="float">
            <text:p>1.233789</text:p>
          </table:table-cell>
          <table:table-cell office:value-type="float" office:value="0.070803" calcext:value-type="float">
            <text:p>0.070803</text:p>
          </table:table-cell>
          <table:table-cell office:value-type="float" office:value="0.028876" calcext:value-type="float">
            <text:p>0.028876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229446" calcext:value-type="float">
            <text:p>1.229446</text:p>
          </table:table-cell>
          <table:table-cell office:value-type="float" office:value="0.068026" calcext:value-type="float">
            <text:p>0.068026</text:p>
          </table:table-cell>
          <table:table-cell office:value-type="float" office:value="0.027632" calcext:value-type="float">
            <text:p>0.027632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225041" calcext:value-type="float">
            <text:p>1.225041</text:p>
          </table:table-cell>
          <table:table-cell office:value-type="float" office:value="0.06537" calcext:value-type="float">
            <text:p>0.06537</text:p>
          </table:table-cell>
          <table:table-cell office:value-type="float" office:value="0.026374" calcext:value-type="float">
            <text:p>0.026374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220576" calcext:value-type="float">
            <text:p>1.220576</text:p>
          </table:table-cell>
          <table:table-cell office:value-type="float" office:value="0.06259" calcext:value-type="float">
            <text:p>0.06259</text:p>
          </table:table-cell>
          <table:table-cell office:value-type="float" office:value="0.028842" calcext:value-type="float">
            <text:p>0.028842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216049" calcext:value-type="float">
            <text:p>1.216049</text:p>
          </table:table-cell>
          <table:table-cell office:value-type="float" office:value="0.059691" calcext:value-type="float">
            <text:p>0.059691</text:p>
          </table:table-cell>
          <table:table-cell office:value-type="float" office:value="0.027622" calcext:value-type="float">
            <text:p>0.027622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211462" calcext:value-type="float">
            <text:p>1.211462</text:p>
          </table:table-cell>
          <table:table-cell office:value-type="float" office:value="0.056926" calcext:value-type="float">
            <text:p>0.056926</text:p>
          </table:table-cell>
          <table:table-cell office:value-type="float" office:value="0.028257" calcext:value-type="float">
            <text:p>0.028257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206816" calcext:value-type="float">
            <text:p>1.206816</text:p>
          </table:table-cell>
          <table:table-cell office:value-type="float" office:value="0.054057" calcext:value-type="float">
            <text:p>0.054057</text:p>
          </table:table-cell>
          <table:table-cell office:value-type="float" office:value="0.030786" calcext:value-type="float">
            <text:p>0.030786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202109" calcext:value-type="float">
            <text:p>1.202109</text:p>
          </table:table-cell>
          <table:table-cell office:value-type="float" office:value="0.050962" calcext:value-type="float">
            <text:p>0.050962</text:p>
          </table:table-cell>
          <table:table-cell office:value-type="float" office:value="0.031504" calcext:value-type="float">
            <text:p>0.031504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197342" calcext:value-type="float">
            <text:p>1.197342</text:p>
          </table:table-cell>
          <table:table-cell office:value-type="float" office:value="0.047777" calcext:value-type="float">
            <text:p>0.047777</text:p>
          </table:table-cell>
          <table:table-cell office:value-type="float" office:value="0.037872" calcext:value-type="float">
            <text:p>0.037872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192514" calcext:value-type="float">
            <text:p>1.192514</text:p>
          </table:table-cell>
          <table:table-cell office:value-type="float" office:value="0.044351" calcext:value-type="float">
            <text:p>0.044351</text:p>
          </table:table-cell>
          <table:table-cell office:value-type="float" office:value="0.03689" calcext:value-type="float">
            <text:p>0.03689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187625" calcext:value-type="float">
            <text:p>1.187625</text:p>
          </table:table-cell>
          <table:table-cell office:value-type="float" office:value="0.041086" calcext:value-type="float">
            <text:p>0.041086</text:p>
          </table:table-cell>
          <table:table-cell office:value-type="float" office:value="0.032138" calcext:value-type="float">
            <text:p>0.032138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18268" calcext:value-type="float">
            <text:p>1.18268</text:p>
          </table:table-cell>
          <table:table-cell office:value-type="float" office:value="0.038272" calcext:value-type="float">
            <text:p>0.038272</text:p>
          </table:table-cell>
          <table:table-cell office:value-type="float" office:value="0.038516" calcext:value-type="float">
            <text:p>0.038516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177674" calcext:value-type="float">
            <text:p>1.177674</text:p>
          </table:table-cell>
          <table:table-cell office:value-type="float" office:value="0.035941" calcext:value-type="float">
            <text:p>0.035941</text:p>
          </table:table-cell>
          <table:table-cell office:value-type="float" office:value="0.039404" calcext:value-type="float">
            <text:p>0.039404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17261" calcext:value-type="float">
            <text:p>1.17261</text:p>
          </table:table-cell>
          <table:table-cell office:value-type="float" office:value="0.033638" calcext:value-type="float">
            <text:p>0.033638</text:p>
          </table:table-cell>
          <table:table-cell office:value-type="float" office:value="0.042198" calcext:value-type="float">
            <text:p>0.042198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167486" calcext:value-type="float">
            <text:p>1.167486</text:p>
          </table:table-cell>
          <table:table-cell office:value-type="float" office:value="0.031724" calcext:value-type="float">
            <text:p>0.031724</text:p>
          </table:table-cell>
          <table:table-cell office:value-type="float" office:value="0.039441" calcext:value-type="float">
            <text:p>0.039441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162305" calcext:value-type="float">
            <text:p>1.162305</text:p>
          </table:table-cell>
          <table:table-cell office:value-type="float" office:value="0.031332" calcext:value-type="float">
            <text:p>0.031332</text:p>
          </table:table-cell>
          <table:table-cell office:value-type="float" office:value="0.045999" calcext:value-type="float">
            <text:p>0.045999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157064" calcext:value-type="float">
            <text:p>1.157064</text:p>
          </table:table-cell>
          <table:table-cell office:value-type="float" office:value="0.033153" calcext:value-type="float">
            <text:p>0.033153</text:p>
          </table:table-cell>
          <table:table-cell office:value-type="float" office:value="0.048954" calcext:value-type="float">
            <text:p>0.048954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151763" calcext:value-type="float">
            <text:p>1.151763</text:p>
          </table:table-cell>
          <table:table-cell office:value-type="float" office:value="0.034302" calcext:value-type="float">
            <text:p>0.034302</text:p>
          </table:table-cell>
          <table:table-cell office:value-type="float" office:value="0.050107" calcext:value-type="float">
            <text:p>0.050107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146402" calcext:value-type="float">
            <text:p>1.146402</text:p>
          </table:table-cell>
          <table:table-cell office:value-type="float" office:value="0.036026" calcext:value-type="float">
            <text:p>0.036026</text:p>
          </table:table-cell>
          <table:table-cell office:value-type="float" office:value="0.051285" calcext:value-type="float">
            <text:p>0.051285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140981" calcext:value-type="float">
            <text:p>1.140981</text:p>
          </table:table-cell>
          <table:table-cell office:value-type="float" office:value="0.040015" calcext:value-type="float">
            <text:p>0.040015</text:p>
          </table:table-cell>
          <table:table-cell office:value-type="float" office:value="0.056228" calcext:value-type="float">
            <text:p>0.056228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1355" calcext:value-type="float">
            <text:p>1.1355</text:p>
          </table:table-cell>
          <table:table-cell office:value-type="float" office:value="0.044579" calcext:value-type="float">
            <text:p>0.044579</text:p>
          </table:table-cell>
          <table:table-cell office:value-type="float" office:value="0.057522" calcext:value-type="float">
            <text:p>0.057522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129958" calcext:value-type="float">
            <text:p>1.129958</text:p>
          </table:table-cell>
          <table:table-cell office:value-type="float" office:value="0.049393" calcext:value-type="float">
            <text:p>0.049393</text:p>
          </table:table-cell>
          <table:table-cell office:value-type="float" office:value="0.058839" calcext:value-type="float">
            <text:p>0.058839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124356" calcext:value-type="float">
            <text:p>1.124356</text:p>
          </table:table-cell>
          <table:table-cell office:value-type="float" office:value="0.054513" calcext:value-type="float">
            <text:p>0.054513</text:p>
          </table:table-cell>
          <table:table-cell office:value-type="float" office:value="0.062052" calcext:value-type="float">
            <text:p>0.062052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118693" calcext:value-type="float">
            <text:p>1.118693</text:p>
          </table:table-cell>
          <table:table-cell office:value-type="float" office:value="0.060887" calcext:value-type="float">
            <text:p>0.060887</text:p>
          </table:table-cell>
          <table:table-cell office:value-type="float" office:value="0.059703" calcext:value-type="float">
            <text:p>0.059703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112972" calcext:value-type="float">
            <text:p>1.112972</text:p>
          </table:table-cell>
          <table:table-cell office:value-type="float" office:value="0.067489" calcext:value-type="float">
            <text:p>0.067489</text:p>
          </table:table-cell>
          <table:table-cell office:value-type="float" office:value="0.062917" calcext:value-type="float">
            <text:p>0.062917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107193" calcext:value-type="float">
            <text:p>1.107193</text:p>
          </table:table-cell>
          <table:table-cell office:value-type="float" office:value="0.074218" calcext:value-type="float">
            <text:p>0.074218</text:p>
          </table:table-cell>
          <table:table-cell office:value-type="float" office:value="0.062445" calcext:value-type="float">
            <text:p>0.062445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101357" calcext:value-type="float">
            <text:p>1.101357</text:p>
          </table:table-cell>
          <table:table-cell office:value-type="float" office:value="0.081346" calcext:value-type="float">
            <text:p>0.081346</text:p>
          </table:table-cell>
          <table:table-cell office:value-type="float" office:value="0.061961" calcext:value-type="float">
            <text:p>0.061961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095465" calcext:value-type="float">
            <text:p>1.095465</text:p>
          </table:table-cell>
          <table:table-cell office:value-type="float" office:value="0.088511" calcext:value-type="float">
            <text:p>0.088511</text:p>
          </table:table-cell>
          <table:table-cell office:value-type="float" office:value="0.063339" calcext:value-type="float">
            <text:p>0.063339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089518" calcext:value-type="float">
            <text:p>1.089518</text:p>
          </table:table-cell>
          <table:table-cell office:value-type="float" office:value="0.096018" calcext:value-type="float">
            <text:p>0.096018</text:p>
          </table:table-cell>
          <table:table-cell office:value-type="float" office:value="0.062872" calcext:value-type="float">
            <text:p>0.062872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083517" calcext:value-type="float">
            <text:p>1.083517</text:p>
          </table:table-cell>
          <table:table-cell office:value-type="float" office:value="0.103665" calcext:value-type="float">
            <text:p>0.103665</text:p>
          </table:table-cell>
          <table:table-cell office:value-type="float" office:value="0.056769" calcext:value-type="float">
            <text:p>0.056769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077467" calcext:value-type="float">
            <text:p>1.077467</text:p>
          </table:table-cell>
          <table:table-cell office:value-type="float" office:value="0.110777" calcext:value-type="float">
            <text:p>0.110777</text:p>
          </table:table-cell>
          <table:table-cell office:value-type="float" office:value="0.058024" calcext:value-type="float">
            <text:p>0.058024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071368" calcext:value-type="float">
            <text:p>1.071368</text:p>
          </table:table-cell>
          <table:table-cell office:value-type="float" office:value="0.115722" calcext:value-type="float">
            <text:p>0.115722</text:p>
          </table:table-cell>
          <table:table-cell office:value-type="float" office:value="0.059301" calcext:value-type="float">
            <text:p>0.059301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065222" calcext:value-type="float">
            <text:p>1.065222</text:p>
          </table:table-cell>
          <table:table-cell office:value-type="float" office:value="0.119219" calcext:value-type="float">
            <text:p>0.119219</text:p>
          </table:table-cell>
          <table:table-cell office:value-type="float" office:value="0.058742" calcext:value-type="float">
            <text:p>0.058742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059028" calcext:value-type="float">
            <text:p>1.059028</text:p>
          </table:table-cell>
          <table:table-cell office:value-type="float" office:value="0.121523" calcext:value-type="float">
            <text:p>0.121523</text:p>
          </table:table-cell>
          <table:table-cell office:value-type="float" office:value="0.056307" calcext:value-type="float">
            <text:p>0.056307</text:p>
          </table:table-cell>
        </table:table-row>
        <table:table-row table:style-name="ro1">
          <table:table-cell office:value-type="float" office:value="1.127116" calcext:value-type="float">
            <text:p>1.127116</text:p>
          </table:table-cell>
          <table:table-cell office:value-type="float" office:value="1.052789" calcext:value-type="float">
            <text:p>1.052789</text:p>
          </table:table-cell>
          <table:table-cell office:value-type="float" office:value="0.12236" calcext:value-type="float">
            <text:p>0.12236</text:p>
          </table:table-cell>
          <table:table-cell office:value-type="float" office:value="0.050068" calcext:value-type="float">
            <text:p>0.050068</text:p>
          </table:table-cell>
        </table:table-row>
        <table:table-row table:style-name="ro1">
          <table:table-cell office:value-type="float" office:value="1.127116" calcext:value-type="float">
            <text:p>1.127116</text:p>
          </table:table-cell>
          <table:table-cell office:value-type="float" office:value="1.046511" calcext:value-type="float">
            <text:p>1.046511</text:p>
          </table:table-cell>
          <table:table-cell office:value-type="float" office:value="0.123316" calcext:value-type="float">
            <text:p>0.123316</text:p>
          </table:table-cell>
          <table:table-cell office:value-type="float" office:value="0.05118" calcext:value-type="float">
            <text:p>0.05118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1.040193" calcext:value-type="float">
            <text:p>1.040193</text:p>
          </table:table-cell>
          <table:table-cell office:value-type="float" office:value="0.123539" calcext:value-type="float">
            <text:p>0.123539</text:p>
          </table:table-cell>
          <table:table-cell office:value-type="float" office:value="0.046686" calcext:value-type="float">
            <text:p>0.046686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1.033839" calcext:value-type="float">
            <text:p>1.033839</text:p>
          </table:table-cell>
          <table:table-cell office:value-type="float" office:value="0.122902" calcext:value-type="float">
            <text:p>0.122902</text:p>
          </table:table-cell>
          <table:table-cell office:value-type="float" office:value="0.047725" calcext:value-type="float">
            <text:p>0.047725</text:p>
          </table:table-cell>
        </table:table-row>
        <table:table-row table:style-name="ro1">
          <table:table-cell office:value-type="float" office:value="1.061586" calcext:value-type="float">
            <text:p>1.061586</text:p>
          </table:table-cell>
          <table:table-cell office:value-type="float" office:value="1.027449" calcext:value-type="float">
            <text:p>1.027449</text:p>
          </table:table-cell>
          <table:table-cell office:value-type="float" office:value="0.121353" calcext:value-type="float">
            <text:p>0.121353</text:p>
          </table:table-cell>
          <table:table-cell office:value-type="float" office:value="0.045049" calcext:value-type="float">
            <text:p>0.045049</text:p>
          </table:table-cell>
        </table:table-row>
        <table:table-row table:style-name="ro1">
          <table:table-cell office:value-type="float" office:value="1.061586" calcext:value-type="float">
            <text:p>1.061586</text:p>
          </table:table-cell>
          <table:table-cell office:value-type="float" office:value="1.021026" calcext:value-type="float">
            <text:p>1.021026</text:p>
          </table:table-cell>
          <table:table-cell office:value-type="float" office:value="0.119907" calcext:value-type="float">
            <text:p>0.119907</text:p>
          </table:table-cell>
          <table:table-cell office:value-type="float" office:value="0.046078" calcext:value-type="float">
            <text:p>0.046078</text:p>
          </table:table-cell>
        </table:table-row>
        <table:table-row table:style-name="ro1">
          <table:table-cell office:value-type="float" office:value="1.035374" calcext:value-type="float">
            <text:p>1.035374</text:p>
          </table:table-cell>
          <table:table-cell office:value-type="float" office:value="1.014569" calcext:value-type="float">
            <text:p>1.014569</text:p>
          </table:table-cell>
          <table:table-cell office:value-type="float" office:value="0.118174" calcext:value-type="float">
            <text:p>0.118174</text:p>
          </table:table-cell>
          <table:table-cell office:value-type="float" office:value="0.04339" calcext:value-type="float">
            <text:p>0.04339</text:p>
          </table:table-cell>
        </table:table-row>
        <table:table-row table:style-name="ro1">
          <table:table-cell office:value-type="float" office:value="1.035374" calcext:value-type="float">
            <text:p>1.035374</text:p>
          </table:table-cell>
          <table:table-cell office:value-type="float" office:value="1.008082" calcext:value-type="float">
            <text:p>1.008082</text:p>
          </table:table-cell>
          <table:table-cell office:value-type="float" office:value="0.115331" calcext:value-type="float">
            <text:p>0.115331</text:p>
          </table:table-cell>
          <table:table-cell office:value-type="float" office:value="0.044396" calcext:value-type="float">
            <text:p>0.044396</text:p>
          </table:table-cell>
        </table:table-row>
        <table:table-row table:style-name="ro1">
          <table:table-cell office:value-type="float" office:value="1.022268" calcext:value-type="float">
            <text:p>1.022268</text:p>
          </table:table-cell>
          <table:table-cell office:value-type="float" office:value="1.001563" calcext:value-type="float">
            <text:p>1.001563</text:p>
          </table:table-cell>
          <table:table-cell office:value-type="float" office:value="0.112646" calcext:value-type="float">
            <text:p>0.112646</text:p>
          </table:table-cell>
          <table:table-cell office:value-type="float" office:value="0.04355" calcext:value-type="float">
            <text:p>0.04355</text:p>
          </table:table-cell>
        </table:table-row>
        <table:table-row table:style-name="ro1">
          <table:table-cell office:value-type="float" office:value="1.022268" calcext:value-type="float">
            <text:p>1.022268</text:p>
          </table:table-cell>
          <table:table-cell office:value-type="float" office:value="0.995015" calcext:value-type="float">
            <text:p>0.995015</text:p>
          </table:table-cell>
          <table:table-cell office:value-type="float" office:value="0.109445" calcext:value-type="float">
            <text:p>0.109445</text:p>
          </table:table-cell>
          <table:table-cell office:value-type="float" office:value="0.044561" calcext:value-type="float">
            <text:p>0.044561</text:p>
          </table:table-cell>
        </table:table-row>
        <table:table-row table:style-name="ro1">
          <table:table-cell office:value-type="float" office:value="0.996056" calcext:value-type="float">
            <text:p>0.996056</text:p>
          </table:table-cell>
          <table:table-cell office:value-type="float" office:value="0.988438" calcext:value-type="float">
            <text:p>0.988438</text:p>
          </table:table-cell>
          <table:table-cell office:value-type="float" office:value="0.106442" calcext:value-type="float">
            <text:p>0.106442</text:p>
          </table:table-cell>
          <table:table-cell office:value-type="float" office:value="0.041844" calcext:value-type="float">
            <text:p>0.041844</text:p>
          </table:table-cell>
        </table:table-row>
        <table:table-row table:style-name="ro1">
          <table:table-cell office:value-type="float" office:value="0.996056" calcext:value-type="float">
            <text:p>0.996056</text:p>
          </table:table-cell>
          <table:table-cell office:value-type="float" office:value="0.981835" calcext:value-type="float">
            <text:p>0.981835</text:p>
          </table:table-cell>
          <table:table-cell office:value-type="float" office:value="0.103807" calcext:value-type="float">
            <text:p>0.103807</text:p>
          </table:table-cell>
          <table:table-cell office:value-type="float" office:value="0.042815" calcext:value-type="float">
            <text:p>0.042815</text:p>
          </table:table-cell>
        </table:table-row>
        <table:table-row table:style-name="ro1">
          <table:table-cell office:value-type="float" office:value="1.022268" calcext:value-type="float">
            <text:p>1.022268</text:p>
          </table:table-cell>
          <table:table-cell office:value-type="float" office:value="0.975204" calcext:value-type="float">
            <text:p>0.975204</text:p>
          </table:table-cell>
          <table:table-cell office:value-type="float" office:value="0.101276" calcext:value-type="float">
            <text:p>0.101276</text:p>
          </table:table-cell>
          <table:table-cell office:value-type="float" office:value="0.047557" calcext:value-type="float">
            <text:p>0.047557</text:p>
          </table:table-cell>
        </table:table-row>
        <table:table-row table:style-name="ro1">
          <table:table-cell office:value-type="float" office:value="1.022268" calcext:value-type="float">
            <text:p>1.022268</text:p>
          </table:table-cell>
          <table:table-cell office:value-type="float" office:value="0.968545" calcext:value-type="float">
            <text:p>0.968545</text:p>
          </table:table-cell>
          <table:table-cell office:value-type="float" office:value="0.098567" calcext:value-type="float">
            <text:p>0.098567</text:p>
          </table:table-cell>
          <table:table-cell office:value-type="float" office:value="0.048662" calcext:value-type="float">
            <text:p>0.048662</text:p>
          </table:table-cell>
        </table:table-row>
        <table:table-row table:style-name="ro1">
          <table:table-cell office:value-type="float" office:value="1.009162" calcext:value-type="float">
            <text:p>1.009162</text:p>
          </table:table-cell>
          <table:table-cell office:value-type="float" office:value="0.961858" calcext:value-type="float">
            <text:p>0.961858</text:p>
          </table:table-cell>
          <table:table-cell office:value-type="float" office:value="0.096703" calcext:value-type="float">
            <text:p>0.096703</text:p>
          </table:table-cell>
          <table:table-cell office:value-type="float" office:value="0.047925" calcext:value-type="float">
            <text:p>0.047925</text:p>
          </table:table-cell>
        </table:table-row>
        <table:table-row table:style-name="ro1">
          <table:table-cell office:value-type="float" office:value="1.009162" calcext:value-type="float">
            <text:p>1.009162</text:p>
          </table:table-cell>
          <table:table-cell office:value-type="float" office:value="0.955144" calcext:value-type="float">
            <text:p>0.955144</text:p>
          </table:table-cell>
          <table:table-cell office:value-type="float" office:value="0.095261" calcext:value-type="float">
            <text:p>0.095261</text:p>
          </table:table-cell>
          <table:table-cell office:value-type="float" office:value="0.049043" calcext:value-type="float">
            <text:p>0.049043</text:p>
          </table:table-cell>
        </table:table-row>
        <table:table-row table:style-name="ro1">
          <table:table-cell office:value-type="float" office:value="0.996056" calcext:value-type="float">
            <text:p>0.996056</text:p>
          </table:table-cell>
          <table:table-cell office:value-type="float" office:value="0.948403" calcext:value-type="float">
            <text:p>0.948403</text:p>
          </table:table-cell>
          <table:table-cell office:value-type="float" office:value="0.093961" calcext:value-type="float">
            <text:p>0.093961</text:p>
          </table:table-cell>
          <table:table-cell office:value-type="float" office:value="0.048297" calcext:value-type="float">
            <text:p>0.048297</text:p>
          </table:table-cell>
        </table:table-row>
        <table:table-row table:style-name="ro1">
          <table:table-cell office:value-type="float" office:value="1.022268" calcext:value-type="float">
            <text:p>1.022268</text:p>
          </table:table-cell>
          <table:table-cell office:value-type="float" office:value="0.941636" calcext:value-type="float">
            <text:p>0.941636</text:p>
          </table:table-cell>
          <table:table-cell office:value-type="float" office:value="0.093579" calcext:value-type="float">
            <text:p>0.093579</text:p>
          </table:table-cell>
          <table:table-cell office:value-type="float" office:value="0.053151" calcext:value-type="float">
            <text:p>0.053151</text:p>
          </table:table-cell>
        </table:table-row>
        <table:table-row table:style-name="ro1">
          <table:table-cell office:value-type="float" office:value="1.009162" calcext:value-type="float">
            <text:p>1.009162</text:p>
          </table:table-cell>
          <table:table-cell office:value-type="float" office:value="0.934842" calcext:value-type="float">
            <text:p>0.934842</text:p>
          </table:table-cell>
          <table:table-cell office:value-type="float" office:value="0.092001" calcext:value-type="float">
            <text:p>0.092001</text:p>
          </table:table-cell>
          <table:table-cell office:value-type="float" office:value="0.052486" calcext:value-type="float">
            <text:p>0.052486</text:p>
          </table:table-cell>
        </table:table-row>
        <table:table-row table:style-name="ro1">
          <table:table-cell office:value-type="float" office:value="1.009162" calcext:value-type="float">
            <text:p>1.009162</text:p>
          </table:table-cell>
          <table:table-cell office:value-type="float" office:value="0.928022" calcext:value-type="float">
            <text:p>0.928022</text:p>
          </table:table-cell>
          <table:table-cell office:value-type="float" office:value="0.090776" calcext:value-type="float">
            <text:p>0.090776</text:p>
          </table:table-cell>
          <table:table-cell office:value-type="float" office:value="0.053686" calcext:value-type="float">
            <text:p>0.053686</text:p>
          </table:table-cell>
        </table:table-row>
        <table:table-row table:style-name="ro1">
          <table:table-cell office:value-type="float" office:value="0.98295" calcext:value-type="float">
            <text:p>0.98295</text:p>
          </table:table-cell>
          <table:table-cell office:value-type="float" office:value="0.921176" calcext:value-type="float">
            <text:p>0.921176</text:p>
          </table:table-cell>
          <table:table-cell office:value-type="float" office:value="0.089846" calcext:value-type="float">
            <text:p>0.089846</text:p>
          </table:table-cell>
          <table:table-cell office:value-type="float" office:value="0.051158" calcext:value-type="float">
            <text:p>0.051158</text:p>
          </table:table-cell>
        </table:table-row>
        <table:table-row table:style-name="ro1">
          <table:table-cell office:value-type="float" office:value="1.009162" calcext:value-type="float">
            <text:p>1.009162</text:p>
          </table:table-cell>
          <table:table-cell office:value-type="float" office:value="0.914307" calcext:value-type="float">
            <text:p>0.914307</text:p>
          </table:table-cell>
          <table:table-cell office:value-type="float" office:value="0.089084" calcext:value-type="float">
            <text:p>0.089084</text:p>
          </table:table-cell>
          <table:table-cell office:value-type="float" office:value="0.056066" calcext:value-type="float">
            <text:p>0.056066</text:p>
          </table:table-cell>
        </table:table-row>
        <table:table-row table:style-name="ro1">
          <table:table-cell office:value-type="float" office:value="1.022268" calcext:value-type="float">
            <text:p>1.022268</text:p>
          </table:table-cell>
          <table:table-cell office:value-type="float" office:value="0.90705" calcext:value-type="float">
            <text:p>0.90705</text:p>
          </table:table-cell>
          <table:table-cell office:value-type="float" office:value="0.088122" calcext:value-type="float">
            <text:p>0.088122</text:p>
          </table:table-cell>
          <table:table-cell office:value-type="float" office:value="0.059259" calcext:value-type="float">
            <text:p>0.059259</text:p>
          </table:table-cell>
        </table:table-row>
        <table:table-row table:style-name="ro1">
          <table:table-cell office:value-type="float" office:value="1.009162" calcext:value-type="float">
            <text:p>1.009162</text:p>
          </table:table-cell>
          <table:table-cell office:value-type="float" office:value="0.899851" calcext:value-type="float">
            <text:p>0.899851</text:p>
          </table:table-cell>
          <table:table-cell office:value-type="float" office:value="0.087814" calcext:value-type="float">
            <text:p>0.087814</text:p>
          </table:table-cell>
          <table:table-cell office:value-type="float" office:value="0.058768" calcext:value-type="float">
            <text:p>0.058768</text:p>
          </table:table-cell>
        </table:table-row>
        <table:table-row table:style-name="ro1">
          <table:table-cell office:value-type="float" office:value="0.996056" calcext:value-type="float">
            <text:p>0.996056</text:p>
          </table:table-cell>
          <table:table-cell office:value-type="float" office:value="0.89271" calcext:value-type="float">
            <text:p>0.89271</text:p>
          </table:table-cell>
          <table:table-cell office:value-type="float" office:value="0.087617" calcext:value-type="float">
            <text:p>0.087617</text:p>
          </table:table-cell>
          <table:table-cell office:value-type="float" office:value="0.058254" calcext:value-type="float">
            <text:p>0.058254</text:p>
          </table:table-cell>
        </table:table-row>
        <table:table-row table:style-name="ro1">
          <table:table-cell office:value-type="float" office:value="0.996056" calcext:value-type="float">
            <text:p>0.996056</text:p>
          </table:table-cell>
          <table:table-cell office:value-type="float" office:value="0.885625" calcext:value-type="float">
            <text:p>0.885625</text:p>
          </table:table-cell>
          <table:table-cell office:value-type="float" office:value="0.087951" calcext:value-type="float">
            <text:p>0.087951</text:p>
          </table:table-cell>
          <table:table-cell office:value-type="float" office:value="0.059578" calcext:value-type="float">
            <text:p>0.059578</text:p>
          </table:table-cell>
        </table:table-row>
        <table:table-row table:style-name="ro1">
          <table:table-cell office:value-type="float" office:value="0.996056" calcext:value-type="float">
            <text:p>0.996056</text:p>
          </table:table-cell>
          <table:table-cell office:value-type="float" office:value="0.878596" calcext:value-type="float">
            <text:p>0.878596</text:p>
          </table:table-cell>
          <table:table-cell office:value-type="float" office:value="0.088914" calcext:value-type="float">
            <text:p>0.088914</text:p>
          </table:table-cell>
          <table:table-cell office:value-type="float" office:value="0.060907" calcext:value-type="float">
            <text:p>0.060907</text:p>
          </table:table-cell>
        </table:table-row>
        <table:table-row table:style-name="ro1">
          <table:table-cell office:value-type="float" office:value="0.98295" calcext:value-type="float">
            <text:p>0.98295</text:p>
          </table:table-cell>
          <table:table-cell office:value-type="float" office:value="0.871623" calcext:value-type="float">
            <text:p>0.871623</text:p>
          </table:table-cell>
          <table:table-cell office:value-type="float" office:value="0.090377" calcext:value-type="float">
            <text:p>0.090377</text:p>
          </table:table-cell>
          <table:table-cell office:value-type="float" office:value="0.060373" calcext:value-type="float">
            <text:p>0.060373</text:p>
          </table:table-cell>
        </table:table-row>
        <table:table-row table:style-name="ro1">
          <table:table-cell office:value-type="float" office:value="0.996056" calcext:value-type="float">
            <text:p>0.996056</text:p>
          </table:table-cell>
          <table:table-cell office:value-type="float" office:value="0.864705" calcext:value-type="float">
            <text:p>0.864705</text:p>
          </table:table-cell>
          <table:table-cell office:value-type="float" office:value="0.09217" calcext:value-type="float">
            <text:p>0.09217</text:p>
          </table:table-cell>
          <table:table-cell office:value-type="float" office:value="0.063564" calcext:value-type="float">
            <text:p>0.063564</text:p>
          </table:table-cell>
        </table:table-row>
        <table:table-row table:style-name="ro1">
          <table:table-cell office:value-type="float" office:value="1.009162" calcext:value-type="float">
            <text:p>1.009162</text:p>
          </table:table-cell>
          <table:table-cell office:value-type="float" office:value="0.857842" calcext:value-type="float">
            <text:p>0.857842</text:p>
          </table:table-cell>
          <table:table-cell office:value-type="float" office:value="0.094688" calcext:value-type="float">
            <text:p>0.094688</text:p>
          </table:table-cell>
          <table:table-cell office:value-type="float" office:value="0.066813" calcext:value-type="float">
            <text:p>0.066813</text:p>
          </table:table-cell>
        </table:table-row>
        <table:table-row table:style-name="ro1">
          <table:table-cell office:value-type="float" office:value="0.996056" calcext:value-type="float">
            <text:p>0.996056</text:p>
          </table:table-cell>
          <table:table-cell office:value-type="float" office:value="0.851034" calcext:value-type="float">
            <text:p>0.851034</text:p>
          </table:table-cell>
          <table:table-cell office:value-type="float" office:value="0.097682" calcext:value-type="float">
            <text:p>0.097682</text:p>
          </table:table-cell>
          <table:table-cell office:value-type="float" office:value="0.066376" calcext:value-type="float">
            <text:p>0.066376</text:p>
          </table:table-cell>
        </table:table-row>
        <table:table-row table:style-name="ro1">
          <table:table-cell office:value-type="float" office:value="0.996056" calcext:value-type="float">
            <text:p>0.996056</text:p>
          </table:table-cell>
          <table:table-cell office:value-type="float" office:value="0.84428" calcext:value-type="float">
            <text:p>0.84428</text:p>
          </table:table-cell>
          <table:table-cell office:value-type="float" office:value="0.100672" calcext:value-type="float">
            <text:p>0.100672</text:p>
          </table:table-cell>
          <table:table-cell office:value-type="float" office:value="0.067788" calcext:value-type="float">
            <text:p>0.067788</text:p>
          </table:table-cell>
        </table:table-row>
        <table:table-row table:style-name="ro1">
          <table:table-cell office:value-type="float" office:value="0.98295" calcext:value-type="float">
            <text:p>0.98295</text:p>
          </table:table-cell>
          <table:table-cell office:value-type="float" office:value="0.837579" calcext:value-type="float">
            <text:p>0.837579</text:p>
          </table:table-cell>
          <table:table-cell office:value-type="float" office:value="0.10323" calcext:value-type="float">
            <text:p>0.10323</text:p>
          </table:table-cell>
          <table:table-cell office:value-type="float" office:value="0.06733" calcext:value-type="float">
            <text:p>0.06733</text:p>
          </table:table-cell>
        </table:table-row>
        <table:table-row table:style-name="ro1">
          <table:table-cell office:value-type="float" office:value="0.969844" calcext:value-type="float">
            <text:p>0.969844</text:p>
          </table:table-cell>
          <table:table-cell office:value-type="float" office:value="0.830932" calcext:value-type="float">
            <text:p>0.830932</text:p>
          </table:table-cell>
          <table:table-cell office:value-type="float" office:value="0.106093" calcext:value-type="float">
            <text:p>0.106093</text:p>
          </table:table-cell>
          <table:table-cell office:value-type="float" office:value="0.066836" calcext:value-type="float">
            <text:p>0.066836</text:p>
          </table:table-cell>
        </table:table-row>
        <table:table-row table:style-name="ro1">
          <table:table-cell office:value-type="float" office:value="0.969844" calcext:value-type="float">
            <text:p>0.969844</text:p>
          </table:table-cell>
          <table:table-cell office:value-type="float" office:value="0.824337" calcext:value-type="float">
            <text:p>0.824337</text:p>
          </table:table-cell>
          <table:table-cell office:value-type="float" office:value="0.10889" calcext:value-type="float">
            <text:p>0.10889</text:p>
          </table:table-cell>
          <table:table-cell office:value-type="float" office:value="0.068181" calcext:value-type="float">
            <text:p>0.068181</text:p>
          </table:table-cell>
        </table:table-row>
        <table:table-row table:style-name="ro1">
          <table:table-cell office:value-type="float" office:value="0.943632" calcext:value-type="float">
            <text:p>0.943632</text:p>
          </table:table-cell>
          <table:table-cell office:value-type="float" office:value="0.817795" calcext:value-type="float">
            <text:p>0.817795</text:p>
          </table:table-cell>
          <table:table-cell office:value-type="float" office:value="0.112242" calcext:value-type="float">
            <text:p>0.112242</text:p>
          </table:table-cell>
          <table:table-cell office:value-type="float" office:value="0.065789" calcext:value-type="float">
            <text:p>0.065789</text:p>
          </table:table-cell>
        </table:table-row>
        <table:table-row table:style-name="ro1">
          <table:table-cell office:value-type="float" office:value="0.930526" calcext:value-type="float">
            <text:p>0.930526</text:p>
          </table:table-cell>
          <table:table-cell office:value-type="float" office:value="0.811304" calcext:value-type="float">
            <text:p>0.811304</text:p>
          </table:table-cell>
          <table:table-cell office:value-type="float" office:value="0.116294" calcext:value-type="float">
            <text:p>0.116294</text:p>
          </table:table-cell>
          <table:table-cell office:value-type="float" office:value="0.065205" calcext:value-type="float">
            <text:p>0.065205</text:p>
          </table:table-cell>
        </table:table-row>
        <table:table-row table:style-name="ro1">
          <table:table-cell office:value-type="float" office:value="0.91742" calcext:value-type="float">
            <text:p>0.91742</text:p>
          </table:table-cell>
          <table:table-cell office:value-type="float" office:value="0.804865" calcext:value-type="float">
            <text:p>0.804865</text:p>
          </table:table-cell>
          <table:table-cell office:value-type="float" office:value="0.121327" calcext:value-type="float">
            <text:p>0.121327</text:p>
          </table:table-cell>
          <table:table-cell office:value-type="float" office:value="0.064594" calcext:value-type="float">
            <text:p>0.064594</text:p>
          </table:table-cell>
        </table:table-row>
        <table:table-row table:style-name="ro1">
          <table:table-cell office:value-type="float" office:value="0.930526" calcext:value-type="float">
            <text:p>0.930526</text:p>
          </table:table-cell>
          <table:table-cell office:value-type="float" office:value="0.798477" calcext:value-type="float">
            <text:p>0.798477</text:p>
          </table:table-cell>
          <table:table-cell office:value-type="float" office:value="0.126444" calcext:value-type="float">
            <text:p>0.126444</text:p>
          </table:table-cell>
          <table:table-cell office:value-type="float" office:value="0.067711" calcext:value-type="float">
            <text:p>0.067711</text:p>
          </table:table-cell>
        </table:table-row>
        <table:table-row table:style-name="ro1">
          <table:table-cell office:value-type="float" office:value="0.904314" calcext:value-type="float">
            <text:p>0.904314</text:p>
          </table:table-cell>
          <table:table-cell office:value-type="float" office:value="0.79214" calcext:value-type="float">
            <text:p>0.79214</text:p>
          </table:table-cell>
          <table:table-cell office:value-type="float" office:value="0.130472" calcext:value-type="float">
            <text:p>0.130472</text:p>
          </table:table-cell>
          <table:table-cell office:value-type="float" office:value="0.065267" calcext:value-type="float">
            <text:p>0.065267</text:p>
          </table:table-cell>
        </table:table-row>
        <table:table-row table:style-name="ro1">
          <table:table-cell office:value-type="float" office:value="0.891208" calcext:value-type="float">
            <text:p>0.891208</text:p>
          </table:table-cell>
          <table:table-cell office:value-type="float" office:value="0.785853" calcext:value-type="float">
            <text:p>0.785853</text:p>
          </table:table-cell>
          <table:table-cell office:value-type="float" office:value="0.133096" calcext:value-type="float">
            <text:p>0.133096</text:p>
          </table:table-cell>
          <table:table-cell office:value-type="float" office:value="0.064637" calcext:value-type="float">
            <text:p>0.064637</text:p>
          </table:table-cell>
        </table:table-row>
        <table:table-row table:style-name="ro1">
          <table:table-cell office:value-type="float" office:value="0.878102" calcext:value-type="float">
            <text:p>0.878102</text:p>
          </table:table-cell>
          <table:table-cell office:value-type="float" office:value="0.779616" calcext:value-type="float">
            <text:p>0.779616</text:p>
          </table:table-cell>
          <table:table-cell office:value-type="float" office:value="0.134996" calcext:value-type="float">
            <text:p>0.134996</text:p>
          </table:table-cell>
          <table:table-cell office:value-type="float" office:value="0.063975" calcext:value-type="float">
            <text:p>0.063975</text:p>
          </table:table-cell>
        </table:table-row>
        <table:table-row table:style-name="ro1">
          <table:table-cell office:value-type="float" office:value="0.838784" calcext:value-type="float">
            <text:p>0.838784</text:p>
          </table:table-cell>
          <table:table-cell office:value-type="float" office:value="0.773429" calcext:value-type="float">
            <text:p>0.773429</text:p>
          </table:table-cell>
          <table:table-cell office:value-type="float" office:value="0.137613" calcext:value-type="float">
            <text:p>0.137613</text:p>
          </table:table-cell>
          <table:table-cell office:value-type="float" office:value="0.059529" calcext:value-type="float">
            <text:p>0.059529</text:p>
          </table:table-cell>
        </table:table-row>
        <table:table-row table:style-name="ro1">
          <table:table-cell office:value-type="float" office:value="0.838784" calcext:value-type="float">
            <text:p>0.838784</text:p>
          </table:table-cell>
          <table:table-cell office:value-type="float" office:value="0.767291" calcext:value-type="float">
            <text:p>0.767291</text:p>
          </table:table-cell>
          <table:table-cell office:value-type="float" office:value="0.137787" calcext:value-type="float">
            <text:p>0.137787</text:p>
          </table:table-cell>
          <table:table-cell office:value-type="float" office:value="0.060591" calcext:value-type="float">
            <text:p>0.060591</text:p>
          </table:table-cell>
        </table:table-row>
        <table:table-row table:style-name="ro1">
          <table:table-cell office:value-type="float" office:value="0.812572" calcext:value-type="float">
            <text:p>0.812572</text:p>
          </table:table-cell>
          <table:table-cell office:value-type="float" office:value="0.761201" calcext:value-type="float">
            <text:p>0.761201</text:p>
          </table:table-cell>
          <table:table-cell office:value-type="float" office:value="0.136139" calcext:value-type="float">
            <text:p>0.136139</text:p>
          </table:table-cell>
          <table:table-cell office:value-type="float" office:value="0.057914" calcext:value-type="float">
            <text:p>0.057914</text:p>
          </table:table-cell>
        </table:table-row>
        <table:table-row table:style-name="ro1">
          <table:table-cell office:value-type="float" office:value="0.78636" calcext:value-type="float">
            <text:p>0.78636</text:p>
          </table:table-cell>
          <table:table-cell office:value-type="float" office:value="0.75516" calcext:value-type="float">
            <text:p>0.75516</text:p>
          </table:table-cell>
          <table:table-cell office:value-type="float" office:value="0.136702" calcext:value-type="float">
            <text:p>0.136702</text:p>
          </table:table-cell>
          <table:table-cell office:value-type="float" office:value="0.055173" calcext:value-type="float">
            <text:p>0.055173</text:p>
          </table:table-cell>
        </table:table-row>
        <table:table-row table:style-name="ro1">
          <table:table-cell office:value-type="float" office:value="0.78636" calcext:value-type="float">
            <text:p>0.78636</text:p>
          </table:table-cell>
          <table:table-cell office:value-type="float" office:value="0.749166" calcext:value-type="float">
            <text:p>0.749166</text:p>
          </table:table-cell>
          <table:table-cell office:value-type="float" office:value="0.134467" calcext:value-type="float">
            <text:p>0.134467</text:p>
          </table:table-cell>
          <table:table-cell office:value-type="float" office:value="0.056117" calcext:value-type="float">
            <text:p>0.056117</text:p>
          </table:table-cell>
        </table:table-row>
        <table:table-row table:style-name="ro1">
          <table:table-cell office:value-type="float" office:value="0.760148" calcext:value-type="float">
            <text:p>0.760148</text:p>
          </table:table-cell>
          <table:table-cell office:value-type="float" office:value="0.74322" calcext:value-type="float">
            <text:p>0.74322</text:p>
          </table:table-cell>
          <table:table-cell office:value-type="float" office:value="0.132882" calcext:value-type="float">
            <text:p>0.132882</text:p>
          </table:table-cell>
          <table:table-cell office:value-type="float" office:value="0.05333" calcext:value-type="float">
            <text:p>0.05333</text:p>
          </table:table-cell>
        </table:table-row>
        <table:table-row table:style-name="ro1">
          <table:table-cell office:value-type="float" office:value="0.760148" calcext:value-type="float">
            <text:p>0.760148</text:p>
          </table:table-cell>
          <table:table-cell office:value-type="float" office:value="0.737322" calcext:value-type="float">
            <text:p>0.737322</text:p>
          </table:table-cell>
          <table:table-cell office:value-type="float" office:value="0.131635" calcext:value-type="float">
            <text:p>0.131635</text:p>
          </table:table-cell>
          <table:table-cell office:value-type="float" office:value="0.05423" calcext:value-type="float">
            <text:p>0.05423</text:p>
          </table:table-cell>
        </table:table-row>
        <table:table-row table:style-name="ro1">
          <table:table-cell office:value-type="float" office:value="0.760148" calcext:value-type="float">
            <text:p>0.760148</text:p>
          </table:table-cell>
          <table:table-cell office:value-type="float" office:value="0.73147" calcext:value-type="float">
            <text:p>0.73147</text:p>
          </table:table-cell>
          <table:table-cell office:value-type="float" office:value="0.129159" calcext:value-type="float">
            <text:p>0.129159</text:p>
          </table:table-cell>
          <table:table-cell office:value-type="float" office:value="0.055147" calcext:value-type="float">
            <text:p>0.055147</text:p>
          </table:table-cell>
        </table:table-row>
        <table:table-row table:style-name="ro1">
          <table:table-cell office:value-type="float" office:value="0.747042" calcext:value-type="float">
            <text:p>0.747042</text:p>
          </table:table-cell>
          <table:table-cell office:value-type="float" office:value="0.725665" calcext:value-type="float">
            <text:p>0.725665</text:p>
          </table:table-cell>
          <table:table-cell office:value-type="float" office:value="0.127418" calcext:value-type="float">
            <text:p>0.127418</text:p>
          </table:table-cell>
          <table:table-cell office:value-type="float" office:value="0.054207" calcext:value-type="float">
            <text:p>0.054207</text:p>
          </table:table-cell>
        </table:table-row>
        <table:table-row table:style-name="ro1">
          <table:table-cell office:value-type="float" office:value="0.733936" calcext:value-type="float">
            <text:p>0.733936</text:p>
          </table:table-cell>
          <table:table-cell office:value-type="float" office:value="0.719905" calcext:value-type="float">
            <text:p>0.719905</text:p>
          </table:table-cell>
          <table:table-cell office:value-type="float" office:value="0.124893" calcext:value-type="float">
            <text:p>0.124893</text:p>
          </table:table-cell>
          <table:table-cell office:value-type="float" office:value="0.053237" calcext:value-type="float">
            <text:p>0.053237</text:p>
          </table:table-cell>
        </table:table-row>
        <table:table-row table:style-name="ro1">
          <table:table-cell office:value-type="float" office:value="0.72083" calcext:value-type="float">
            <text:p>0.72083</text:p>
          </table:table-cell>
          <table:table-cell office:value-type="float" office:value="0.714192" calcext:value-type="float">
            <text:p>0.714192</text:p>
          </table:table-cell>
          <table:table-cell office:value-type="float" office:value="0.123606" calcext:value-type="float">
            <text:p>0.123606</text:p>
          </table:table-cell>
          <table:table-cell office:value-type="float" office:value="0.052231" calcext:value-type="float">
            <text:p>0.052231</text:p>
          </table:table-cell>
        </table:table-row>
        <table:table-row table:style-name="ro1">
          <table:table-cell office:value-type="float" office:value="0.707724" calcext:value-type="float">
            <text:p>0.707724</text:p>
          </table:table-cell>
          <table:table-cell office:value-type="float" office:value="0.708524" calcext:value-type="float">
            <text:p>0.708524</text:p>
          </table:table-cell>
          <table:table-cell office:value-type="float" office:value="0.121878" calcext:value-type="float">
            <text:p>0.121878</text:p>
          </table:table-cell>
          <table:table-cell office:value-type="float" office:value="0.051186" calcext:value-type="float">
            <text:p>0.051186</text:p>
          </table:table-cell>
        </table:table-row>
        <table:table-row table:style-name="ro1">
          <table:table-cell office:value-type="float" office:value="0.733936" calcext:value-type="float">
            <text:p>0.733936</text:p>
          </table:table-cell>
          <table:table-cell office:value-type="float" office:value="0.7029" calcext:value-type="float">
            <text:p>0.7029</text:p>
          </table:table-cell>
          <table:table-cell office:value-type="float" office:value="0.120272" calcext:value-type="float">
            <text:p>0.120272</text:p>
          </table:table-cell>
          <table:table-cell office:value-type="float" office:value="0.055732" calcext:value-type="float">
            <text:p>0.055732</text:p>
          </table:table-cell>
        </table:table-row>
        <table:table-row table:style-name="ro1">
          <table:table-cell office:value-type="float" office:value="0.72083" calcext:value-type="float">
            <text:p>0.72083</text:p>
          </table:table-cell>
          <table:table-cell office:value-type="float" office:value="0.697322" calcext:value-type="float">
            <text:p>0.697322</text:p>
          </table:table-cell>
          <table:table-cell office:value-type="float" office:value="0.119516" calcext:value-type="float">
            <text:p>0.119516</text:p>
          </table:table-cell>
          <table:table-cell office:value-type="float" office:value="0.054753" calcext:value-type="float">
            <text:p>0.054753</text:p>
          </table:table-cell>
        </table:table-row>
        <table:table-row table:style-name="ro1">
          <table:table-cell office:value-type="float" office:value="0.694618" calcext:value-type="float">
            <text:p>0.694618</text:p>
          </table:table-cell>
          <table:table-cell office:value-type="float" office:value="0.691788" calcext:value-type="float">
            <text:p>0.691788</text:p>
          </table:table-cell>
          <table:table-cell office:value-type="float" office:value="0.117479" calcext:value-type="float">
            <text:p>0.117479</text:p>
          </table:table-cell>
          <table:table-cell office:value-type="float" office:value="0.051877" calcext:value-type="float">
            <text:p>0.051877</text:p>
          </table:table-cell>
        </table:table-row>
        <table:table-row table:style-name="ro1">
          <table:table-cell office:value-type="float" office:value="0.668406" calcext:value-type="float">
            <text:p>0.668406</text:p>
          </table:table-cell>
          <table:table-cell office:value-type="float" office:value="0.686297" calcext:value-type="float">
            <text:p>0.686297</text:p>
          </table:table-cell>
          <table:table-cell office:value-type="float" office:value="0.11611" calcext:value-type="float">
            <text:p>0.11611</text:p>
          </table:table-cell>
          <table:table-cell office:value-type="float" office:value="0.048923" calcext:value-type="float">
            <text:p>0.048923</text:p>
          </table:table-cell>
        </table:table-row>
        <table:table-row table:style-name="ro1">
          <table:table-cell office:value-type="float" office:value="0.707724" calcext:value-type="float">
            <text:p>0.707724</text:p>
          </table:table-cell>
          <table:table-cell office:value-type="float" office:value="0.68085" calcext:value-type="float">
            <text:p>0.68085</text:p>
          </table:table-cell>
          <table:table-cell office:value-type="float" office:value="0.114446" calcext:value-type="float">
            <text:p>0.114446</text:p>
          </table:table-cell>
          <table:table-cell office:value-type="float" office:value="0.055261" calcext:value-type="float">
            <text:p>0.055261</text:p>
          </table:table-cell>
        </table:table-row>
        <table:table-row table:style-name="ro1">
          <table:table-cell office:value-type="float" office:value="0.681512" calcext:value-type="float">
            <text:p>0.681512</text:p>
          </table:table-cell>
          <table:table-cell office:value-type="float" office:value="0.675447" calcext:value-type="float">
            <text:p>0.675447</text:p>
          </table:table-cell>
          <table:table-cell office:value-type="float" office:value="0.11223" calcext:value-type="float">
            <text:p>0.11223</text:p>
          </table:table-cell>
          <table:table-cell office:value-type="float" office:value="0.052361" calcext:value-type="float">
            <text:p>0.052361</text:p>
          </table:table-cell>
        </table:table-row>
        <table:table-row table:style-name="ro1">
          <table:table-cell office:value-type="float" office:value="0.668406" calcext:value-type="float">
            <text:p>0.668406</text:p>
          </table:table-cell>
          <table:table-cell office:value-type="float" office:value="0.670086" calcext:value-type="float">
            <text:p>0.670086</text:p>
          </table:table-cell>
          <table:table-cell office:value-type="float" office:value="0.11096" calcext:value-type="float">
            <text:p>0.11096</text:p>
          </table:table-cell>
          <table:table-cell office:value-type="float" office:value="0.051275" calcext:value-type="float">
            <text:p>0.051275</text:p>
          </table:table-cell>
        </table:table-row>
        <table:table-row table:style-name="ro1">
          <table:table-cell office:value-type="float" office:value="0.681512" calcext:value-type="float">
            <text:p>0.681512</text:p>
          </table:table-cell>
          <table:table-cell office:value-type="float" office:value="0.664768" calcext:value-type="float">
            <text:p>0.664768</text:p>
          </table:table-cell>
          <table:table-cell office:value-type="float" office:value="0.110345" calcext:value-type="float">
            <text:p>0.110345</text:p>
          </table:table-cell>
          <table:table-cell office:value-type="float" office:value="0.053909" calcext:value-type="float">
            <text:p>0.053909</text:p>
          </table:table-cell>
        </table:table-row>
        <table:table-row table:style-name="ro1">
          <table:table-cell office:value-type="float" office:value="0.681512" calcext:value-type="float">
            <text:p>0.681512</text:p>
          </table:table-cell>
          <table:table-cell office:value-type="float" office:value="0.659492" calcext:value-type="float">
            <text:p>0.659492</text:p>
          </table:table-cell>
          <table:table-cell office:value-type="float" office:value="0.10987" calcext:value-type="float">
            <text:p>0.10987</text:p>
          </table:table-cell>
          <table:table-cell office:value-type="float" office:value="0.054718" calcext:value-type="float">
            <text:p>0.054718</text:p>
          </table:table-cell>
        </table:table-row>
        <table:table-row table:style-name="ro1">
          <table:table-cell office:value-type="float" office:value="0.681512" calcext:value-type="float">
            <text:p>0.681512</text:p>
          </table:table-cell>
          <table:table-cell office:value-type="float" office:value="0.654258" calcext:value-type="float">
            <text:p>0.654258</text:p>
          </table:table-cell>
          <table:table-cell office:value-type="float" office:value="0.110937" calcext:value-type="float">
            <text:p>0.110937</text:p>
          </table:table-cell>
          <table:table-cell office:value-type="float" office:value="0.055543" calcext:value-type="float">
            <text:p>0.055543</text:p>
          </table:table-cell>
        </table:table-row>
        <table:table-row table:style-name="ro1">
          <table:table-cell office:value-type="float" office:value="0.681512" calcext:value-type="float">
            <text:p>0.681512</text:p>
          </table:table-cell>
          <table:table-cell office:value-type="float" office:value="0.649065" calcext:value-type="float">
            <text:p>0.649065</text:p>
          </table:table-cell>
          <table:table-cell office:value-type="float" office:value="0.111223" calcext:value-type="float">
            <text:p>0.111223</text:p>
          </table:table-cell>
          <table:table-cell office:value-type="float" office:value="0.056378" calcext:value-type="float">
            <text:p>0.056378</text:p>
          </table:table-cell>
        </table:table-row>
        <table:table-row table:style-name="ro1">
          <table:table-cell office:value-type="float" office:value="0.6553" calcext:value-type="float">
            <text:p>0.6553</text:p>
          </table:table-cell>
          <table:table-cell office:value-type="float" office:value="0.643914" calcext:value-type="float">
            <text:p>0.643914</text:p>
          </table:table-cell>
          <table:table-cell office:value-type="float" office:value="0.111943" calcext:value-type="float">
            <text:p>0.111943</text:p>
          </table:table-cell>
          <table:table-cell office:value-type="float" office:value="0.053469" calcext:value-type="float">
            <text:p>0.053469</text:p>
          </table:table-cell>
        </table:table-row>
        <table:table-row table:style-name="ro1">
          <table:table-cell office:value-type="float" office:value="0.6553" calcext:value-type="float">
            <text:p>0.6553</text:p>
          </table:table-cell>
          <table:table-cell office:value-type="float" office:value="0.638803" calcext:value-type="float">
            <text:p>0.638803</text:p>
          </table:table-cell>
          <table:table-cell office:value-type="float" office:value="0.112949" calcext:value-type="float">
            <text:p>0.112949</text:p>
          </table:table-cell>
          <table:table-cell office:value-type="float" office:value="0.054229" calcext:value-type="float">
            <text:p>0.054229</text:p>
          </table:table-cell>
        </table:table-row>
        <table:table-row table:style-name="ro1">
          <table:table-cell office:value-type="float" office:value="0.629088" calcext:value-type="float">
            <text:p>0.629088</text:p>
          </table:table-cell>
          <table:table-cell office:value-type="float" office:value="0.633734" calcext:value-type="float">
            <text:p>0.633734</text:p>
          </table:table-cell>
          <table:table-cell office:value-type="float" office:value="0.113622" calcext:value-type="float">
            <text:p>0.113622</text:p>
          </table:table-cell>
          <table:table-cell office:value-type="float" office:value="0.05124" calcext:value-type="float">
            <text:p>0.05124</text:p>
          </table:table-cell>
        </table:table-row>
        <table:table-row table:style-name="ro1">
          <table:table-cell office:value-type="float" office:value="0.629088" calcext:value-type="float">
            <text:p>0.629088</text:p>
          </table:table-cell>
          <table:table-cell office:value-type="float" office:value="0.628704" calcext:value-type="float">
            <text:p>0.628704</text:p>
          </table:table-cell>
          <table:table-cell office:value-type="float" office:value="0.11464" calcext:value-type="float">
            <text:p>0.11464</text:p>
          </table:table-cell>
          <table:table-cell office:value-type="float" office:value="0.051927" calcext:value-type="float">
            <text:p>0.051927</text:p>
          </table:table-cell>
        </table:table-row>
        <table:table-row table:style-name="ro1">
          <table:table-cell office:value-type="float" office:value="0.629088" calcext:value-type="float">
            <text:p>0.629088</text:p>
          </table:table-cell>
          <table:table-cell office:value-type="float" office:value="0.623714" calcext:value-type="float">
            <text:p>0.623714</text:p>
          </table:table-cell>
          <table:table-cell office:value-type="float" office:value="0.115263" calcext:value-type="float">
            <text:p>0.115263</text:p>
          </table:table-cell>
          <table:table-cell office:value-type="float" office:value="0.052627" calcext:value-type="float">
            <text:p>0.052627</text:p>
          </table:table-cell>
        </table:table-row>
        <table:table-row table:style-name="ro1">
          <table:table-cell office:value-type="float" office:value="0.602876" calcext:value-type="float">
            <text:p>0.602876</text:p>
          </table:table-cell>
          <table:table-cell office:value-type="float" office:value="0.618764" calcext:value-type="float">
            <text:p>0.618764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049598" calcext:value-type="float">
            <text:p>0.049598</text:p>
          </table:table-cell>
        </table:table-row>
        <table:table-row table:style-name="ro1">
          <table:table-cell office:value-type="float" office:value="0.602876" calcext:value-type="float">
            <text:p>0.602876</text:p>
          </table:table-cell>
          <table:table-cell office:value-type="float" office:value="0.613853" calcext:value-type="float">
            <text:p>0.613853</text:p>
          </table:table-cell>
          <table:table-cell office:value-type="float" office:value="0.117157" calcext:value-type="float">
            <text:p>0.117157</text:p>
          </table:table-cell>
          <table:table-cell office:value-type="float" office:value="0.050253" calcext:value-type="float">
            <text:p>0.050253</text:p>
          </table:table-cell>
        </table:table-row>
        <table:table-row table:style-name="ro1">
          <table:table-cell office:value-type="float" office:value="0.615982" calcext:value-type="float">
            <text:p>0.615982</text:p>
          </table:table-cell>
          <table:table-cell office:value-type="float" office:value="0.608981" calcext:value-type="float">
            <text:p>0.608981</text:p>
          </table:table-cell>
          <table:table-cell office:value-type="float" office:value="0.117696" calcext:value-type="float">
            <text:p>0.117696</text:p>
          </table:table-cell>
          <table:table-cell office:value-type="float" office:value="0.052795" calcext:value-type="float">
            <text:p>0.052795</text:p>
          </table:table-cell>
        </table:table-row>
        <table:table-row table:style-name="ro1">
          <table:table-cell office:value-type="float" office:value="0.576664" calcext:value-type="float">
            <text:p>0.576664</text:p>
          </table:table-cell>
          <table:table-cell office:value-type="float" office:value="0.604148" calcext:value-type="float">
            <text:p>0.604148</text:p>
          </table:table-cell>
          <table:table-cell office:value-type="float" office:value="0.117647" calcext:value-type="float">
            <text:p>0.117647</text:p>
          </table:table-cell>
          <table:table-cell office:value-type="float" office:value="0.047893" calcext:value-type="float">
            <text:p>0.047893</text:p>
          </table:table-cell>
        </table:table-row>
        <table:table-row table:style-name="ro1">
          <table:table-cell office:value-type="float" office:value="0.563558" calcext:value-type="float">
            <text:p>0.563558</text:p>
          </table:table-cell>
          <table:table-cell office:value-type="float" office:value="0.599353" calcext:value-type="float">
            <text:p>0.599353</text:p>
          </table:table-cell>
          <table:table-cell office:value-type="float" office:value="0.118052" calcext:value-type="float">
            <text:p>0.118052</text:p>
          </table:table-cell>
          <table:table-cell office:value-type="float" office:value="0.046627" calcext:value-type="float">
            <text:p>0.046627</text:p>
          </table:table-cell>
        </table:table-row>
        <table:table-row table:style-name="ro1">
          <table:table-cell office:value-type="float" office:value="0.563558" calcext:value-type="float">
            <text:p>0.563558</text:p>
          </table:table-cell>
          <table:table-cell office:value-type="float" office:value="0.594597" calcext:value-type="float">
            <text:p>0.594597</text:p>
          </table:table-cell>
          <table:table-cell office:value-type="float" office:value="0.117896" calcext:value-type="float">
            <text:p>0.117896</text:p>
          </table:table-cell>
          <table:table-cell office:value-type="float" office:value="0.047194" calcext:value-type="float">
            <text:p>0.047194</text:p>
          </table:table-cell>
        </table:table-row>
        <table:table-row table:style-name="ro1">
          <table:table-cell office:value-type="float" office:value="0.537346" calcext:value-type="float">
            <text:p>0.537346</text:p>
          </table:table-cell>
          <table:table-cell office:value-type="float" office:value="0.589877" calcext:value-type="float">
            <text:p>0.589877</text:p>
          </table:table-cell>
          <table:table-cell office:value-type="float" office:value="0.117475" calcext:value-type="float">
            <text:p>0.117475</text:p>
          </table:table-cell>
          <table:table-cell office:value-type="float" office:value="0.044018" calcext:value-type="float">
            <text:p>0.044018</text:p>
          </table:table-cell>
        </table:table-row>
        <table:table-row table:style-name="ro1">
          <table:table-cell office:value-type="float" office:value="0.550452" calcext:value-type="float">
            <text:p>0.550452</text:p>
          </table:table-cell>
          <table:table-cell office:value-type="float" office:value="0.585196" calcext:value-type="float">
            <text:p>0.585196</text:p>
          </table:table-cell>
          <table:table-cell office:value-type="float" office:value="0.11701" calcext:value-type="float">
            <text:p>0.11701</text:p>
          </table:table-cell>
          <table:table-cell office:value-type="float" office:value="0.046397" calcext:value-type="float">
            <text:p>0.046397</text:p>
          </table:table-cell>
        </table:table-row>
        <table:table-row table:style-name="ro1">
          <table:table-cell office:value-type="float" office:value="0.52424" calcext:value-type="float">
            <text:p>0.52424</text:p>
          </table:table-cell>
          <table:table-cell office:value-type="float" office:value="0.580551" calcext:value-type="float">
            <text:p>0.580551</text:p>
          </table:table-cell>
          <table:table-cell office:value-type="float" office:value="0.116204" calcext:value-type="float">
            <text:p>0.116204</text:p>
          </table:table-cell>
          <table:table-cell office:value-type="float" office:value="0.043208" calcext:value-type="float">
            <text:p>0.043208</text:p>
          </table:table-cell>
        </table:table-row>
        <table:table-row table:style-name="ro1">
          <table:table-cell office:value-type="float" office:value="0.511134" calcext:value-type="float">
            <text:p>0.511134</text:p>
          </table:table-cell>
          <table:table-cell office:value-type="float" office:value="0.575944" calcext:value-type="float">
            <text:p>0.575944</text:p>
          </table:table-cell>
          <table:table-cell office:value-type="float" office:value="0.114773" calcext:value-type="float">
            <text:p>0.114773</text:p>
          </table:table-cell>
          <table:table-cell office:value-type="float" office:value="0.041827" calcext:value-type="float">
            <text:p>0.041827</text:p>
          </table:table-cell>
        </table:table-row>
        <table:table-row table:style-name="ro1">
          <table:table-cell office:value-type="float" office:value="0.498028" calcext:value-type="float">
            <text:p>0.498028</text:p>
          </table:table-cell>
          <table:table-cell office:value-type="float" office:value="0.571373" calcext:value-type="float">
            <text:p>0.571373</text:p>
          </table:table-cell>
          <table:table-cell office:value-type="float" office:value="0.113125" calcext:value-type="float">
            <text:p>0.113125</text:p>
          </table:table-cell>
          <table:table-cell office:value-type="float" office:value="0.040412" calcext:value-type="float">
            <text:p>0.040412</text:p>
          </table:table-cell>
        </table:table-row>
        <table:table-row table:style-name="ro1">
          <table:table-cell office:value-type="float" office:value="0.498028" calcext:value-type="float">
            <text:p>0.498028</text:p>
          </table:table-cell>
          <table:table-cell office:value-type="float" office:value="0.566838" calcext:value-type="float">
            <text:p>0.566838</text:p>
          </table:table-cell>
          <table:table-cell office:value-type="float" office:value="0.110003" calcext:value-type="float">
            <text:p>0.110003</text:p>
          </table:table-cell>
          <table:table-cell office:value-type="float" office:value="0.040839" calcext:value-type="float">
            <text:p>0.040839</text:p>
          </table:table-cell>
        </table:table-row>
        <table:table-row table:style-name="ro1">
          <table:table-cell office:value-type="float" office:value="0.471816" calcext:value-type="float">
            <text:p>0.471816</text:p>
          </table:table-cell>
          <table:table-cell office:value-type="float" office:value="0.562339" calcext:value-type="float">
            <text:p>0.562339</text:p>
          </table:table-cell>
          <table:table-cell office:value-type="float" office:value="0.107584" calcext:value-type="float">
            <text:p>0.107584</text:p>
          </table:table-cell>
          <table:table-cell office:value-type="float" office:value="0.037527" calcext:value-type="float">
            <text:p>0.037527</text:p>
          </table:table-cell>
        </table:table-row>
        <table:table-row table:style-name="ro1">
          <table:table-cell office:value-type="float" office:value="0.471816" calcext:value-type="float">
            <text:p>0.471816</text:p>
          </table:table-cell>
          <table:table-cell office:value-type="float" office:value="0.557876" calcext:value-type="float">
            <text:p>0.557876</text:p>
          </table:table-cell>
          <table:table-cell office:value-type="float" office:value="0.105358" calcext:value-type="float">
            <text:p>0.105358</text:p>
          </table:table-cell>
          <table:table-cell office:value-type="float" office:value="0.037894" calcext:value-type="float">
            <text:p>0.037894</text:p>
          </table:table-cell>
        </table:table-row>
        <table:table-row table:style-name="ro1">
          <table:table-cell office:value-type="float" office:value="0.471816" calcext:value-type="float">
            <text:p>0.471816</text:p>
          </table:table-cell>
          <table:table-cell office:value-type="float" office:value="0.553449" calcext:value-type="float">
            <text:p>0.553449</text:p>
          </table:table-cell>
          <table:table-cell office:value-type="float" office:value="0.102976" calcext:value-type="float">
            <text:p>0.102976</text:p>
          </table:table-cell>
          <table:table-cell office:value-type="float" office:value="0.038271" calcext:value-type="float">
            <text:p>0.038271</text:p>
          </table:table-cell>
        </table:table-row>
        <table:table-row table:style-name="ro1">
          <table:table-cell office:value-type="float" office:value="0.45871" calcext:value-type="float">
            <text:p>0.45871</text:p>
          </table:table-cell>
          <table:table-cell office:value-type="float" office:value="0.549056" calcext:value-type="float">
            <text:p>0.549056</text:p>
          </table:table-cell>
          <table:table-cell office:value-type="float" office:value="0.101509" calcext:value-type="float">
            <text:p>0.101509</text:p>
          </table:table-cell>
          <table:table-cell office:value-type="float" office:value="0.036786" calcext:value-type="float">
            <text:p>0.036786</text:p>
          </table:table-cell>
        </table:table-row>
        <table:table-row table:style-name="ro1">
          <table:table-cell office:value-type="float" office:value="0.45871" calcext:value-type="float">
            <text:p>0.45871</text:p>
          </table:table-cell>
          <table:table-cell office:value-type="float" office:value="0.544699" calcext:value-type="float">
            <text:p>0.544699</text:p>
          </table:table-cell>
          <table:table-cell office:value-type="float" office:value="0.099426" calcext:value-type="float">
            <text:p>0.099426</text:p>
          </table:table-cell>
          <table:table-cell office:value-type="float" office:value="0.037146" calcext:value-type="float">
            <text:p>0.037146</text:p>
          </table:table-cell>
        </table:table-row>
        <table:table-row table:style-name="ro1">
          <table:table-cell office:value-type="float" office:value="0.445604" calcext:value-type="float">
            <text:p>0.445604</text:p>
          </table:table-cell>
          <table:table-cell office:value-type="float" office:value="0.540376" calcext:value-type="float">
            <text:p>0.540376</text:p>
          </table:table-cell>
          <table:table-cell office:value-type="float" office:value="0.097668" calcext:value-type="float">
            <text:p>0.097668</text:p>
          </table:table-cell>
          <table:table-cell office:value-type="float" office:value="0.03564" calcext:value-type="float">
            <text:p>0.03564</text:p>
          </table:table-cell>
        </table:table-row>
        <table:table-row table:style-name="ro1">
          <table:table-cell office:value-type="float" office:value="0.432498" calcext:value-type="float">
            <text:p>0.432498</text:p>
          </table:table-cell>
          <table:table-cell office:value-type="float" office:value="0.536087" calcext:value-type="float">
            <text:p>0.536087</text:p>
          </table:table-cell>
          <table:table-cell office:value-type="float" office:value="0.095875" calcext:value-type="float">
            <text:p>0.095875</text:p>
          </table:table-cell>
          <table:table-cell office:value-type="float" office:value="0.034098" calcext:value-type="float">
            <text:p>0.034098</text:p>
          </table:table-cell>
        </table:table-row>
        <table:table-row table:style-name="ro1">
          <table:table-cell office:value-type="float" office:value="0.45871" calcext:value-type="float">
            <text:p>0.45871</text:p>
          </table:table-cell>
          <table:table-cell office:value-type="float" office:value="0.531832" calcext:value-type="float">
            <text:p>0.531832</text:p>
          </table:table-cell>
          <table:table-cell office:value-type="float" office:value="0.094164" calcext:value-type="float">
            <text:p>0.094164</text:p>
          </table:table-cell>
          <table:table-cell office:value-type="float" office:value="0.038144" calcext:value-type="float">
            <text:p>0.038144</text:p>
          </table:table-cell>
        </table:table-row>
        <table:table-row table:style-name="ro1">
          <table:table-cell office:value-type="float" office:value="0.432498" calcext:value-type="float">
            <text:p>0.432498</text:p>
          </table:table-cell>
          <table:table-cell office:value-type="float" office:value="0.527611" calcext:value-type="float">
            <text:p>0.527611</text:p>
          </table:table-cell>
          <table:table-cell office:value-type="float" office:value="0.092482" calcext:value-type="float">
            <text:p>0.092482</text:p>
          </table:table-cell>
          <table:table-cell office:value-type="float" office:value="0.034784" calcext:value-type="float">
            <text:p>0.034784</text:p>
          </table:table-cell>
        </table:table-row>
        <table:table-row table:style-name="ro1">
          <table:table-cell office:value-type="float" office:value="0.432498" calcext:value-type="float">
            <text:p>0.432498</text:p>
          </table:table-cell>
          <table:table-cell office:value-type="float" office:value="0.523424" calcext:value-type="float">
            <text:p>0.523424</text:p>
          </table:table-cell>
          <table:table-cell office:value-type="float" office:value="0.090529" calcext:value-type="float">
            <text:p>0.090529</text:p>
          </table:table-cell>
          <table:table-cell office:value-type="float" office:value="0.035103" calcext:value-type="float">
            <text:p>0.035103</text:p>
          </table:table-cell>
        </table:table-row>
        <table:table-row table:style-name="ro1">
          <table:table-cell office:value-type="float" office:value="0.432498" calcext:value-type="float">
            <text:p>0.432498</text:p>
          </table:table-cell>
          <table:table-cell office:value-type="float" office:value="0.51927" calcext:value-type="float">
            <text:p>0.51927</text:p>
          </table:table-cell>
          <table:table-cell office:value-type="float" office:value="0.088621" calcext:value-type="float">
            <text:p>0.088621</text:p>
          </table:table-cell>
          <table:table-cell office:value-type="float" office:value="0.035427" calcext:value-type="float">
            <text:p>0.035427</text:p>
          </table:table-cell>
        </table:table-row>
        <table:table-row table:style-name="ro1">
          <table:table-cell office:value-type="float" office:value="0.419392" calcext:value-type="float">
            <text:p>0.419392</text:p>
          </table:table-cell>
          <table:table-cell office:value-type="float" office:value="0.515149" calcext:value-type="float">
            <text:p>0.515149</text:p>
          </table:table-cell>
          <table:table-cell office:value-type="float" office:value="0.087136" calcext:value-type="float">
            <text:p>0.087136</text:p>
          </table:table-cell>
          <table:table-cell office:value-type="float" office:value="0.033881" calcext:value-type="float">
            <text:p>0.033881</text:p>
          </table:table-cell>
        </table:table-row>
        <table:table-row table:style-name="ro1">
          <table:table-cell office:value-type="float" office:value="0.419392" calcext:value-type="float">
            <text:p>0.419392</text:p>
          </table:table-cell>
          <table:table-cell office:value-type="float" office:value="0.51106" calcext:value-type="float">
            <text:p>0.51106</text:p>
          </table:table-cell>
          <table:table-cell office:value-type="float" office:value="0.08591" calcext:value-type="float">
            <text:p>0.08591</text:p>
          </table:table-cell>
          <table:table-cell office:value-type="float" office:value="0.034176" calcext:value-type="float">
            <text:p>0.034176</text:p>
          </table:table-cell>
        </table:table-row>
        <table:table-row table:style-name="ro1">
          <table:table-cell office:value-type="float" office:value="0.419392" calcext:value-type="float">
            <text:p>0.419392</text:p>
          </table:table-cell>
          <table:table-cell office:value-type="float" office:value="0.507004" calcext:value-type="float">
            <text:p>0.507004</text:p>
          </table:table-cell>
          <table:table-cell office:value-type="float" office:value="0.085167" calcext:value-type="float">
            <text:p>0.085167</text:p>
          </table:table-cell>
          <table:table-cell office:value-type="float" office:value="0.034479" calcext:value-type="float">
            <text:p>0.034479</text:p>
          </table:table-cell>
        </table:table-row>
        <table:table-row table:style-name="ro1">
          <table:table-cell office:value-type="float" office:value="0.406286" calcext:value-type="float">
            <text:p>0.406286</text:p>
          </table:table-cell>
          <table:table-cell office:value-type="float" office:value="0.50298" calcext:value-type="float">
            <text:p>0.50298</text:p>
          </table:table-cell>
          <table:table-cell office:value-type="float" office:value="0.084541" calcext:value-type="float">
            <text:p>0.084541</text:p>
          </table:table-cell>
          <table:table-cell office:value-type="float" office:value="0.032916" calcext:value-type="float">
            <text:p>0.032916</text:p>
          </table:table-cell>
        </table:table-row>
        <table:table-row table:style-name="ro1">
          <table:table-cell office:value-type="float" office:value="0.406286" calcext:value-type="float">
            <text:p>0.406286</text:p>
          </table:table-cell>
          <table:table-cell office:value-type="float" office:value="0.498988" calcext:value-type="float">
            <text:p>0.498988</text:p>
          </table:table-cell>
          <table:table-cell office:value-type="float" office:value="0.083774" calcext:value-type="float">
            <text:p>0.083774</text:p>
          </table:table-cell>
          <table:table-cell office:value-type="float" office:value="0.033197" calcext:value-type="float">
            <text:p>0.033197</text:p>
          </table:table-cell>
        </table:table-row>
        <table:table-row table:style-name="ro1">
          <table:table-cell office:value-type="float" office:value="0.39318" calcext:value-type="float">
            <text:p>0.39318</text:p>
          </table:table-cell>
          <table:table-cell office:value-type="float" office:value="0.495028" calcext:value-type="float">
            <text:p>0.495028</text:p>
          </table:table-cell>
          <table:table-cell office:value-type="float" office:value="0.083211" calcext:value-type="float">
            <text:p>0.083211</text:p>
          </table:table-cell>
          <table:table-cell office:value-type="float" office:value="0.031609" calcext:value-type="float">
            <text:p>0.031609</text:p>
          </table:table-cell>
        </table:table-row>
        <table:table-row table:style-name="ro1">
          <table:table-cell office:value-type="float" office:value="0.406286" calcext:value-type="float">
            <text:p>0.406286</text:p>
          </table:table-cell>
          <table:table-cell office:value-type="float" office:value="0.491099" calcext:value-type="float">
            <text:p>0.491099</text:p>
          </table:table-cell>
          <table:table-cell office:value-type="float" office:value="0.082413" calcext:value-type="float">
            <text:p>0.082413</text:p>
          </table:table-cell>
          <table:table-cell office:value-type="float" office:value="0.033738" calcext:value-type="float">
            <text:p>0.033738</text:p>
          </table:table-cell>
        </table:table-row>
        <table:table-row table:style-name="ro1">
          <table:table-cell office:value-type="float" office:value="0.39318" calcext:value-type="float">
            <text:p>0.39318</text:p>
          </table:table-cell>
          <table:table-cell office:value-type="float" office:value="0.487202" calcext:value-type="float">
            <text:p>0.487202</text:p>
          </table:table-cell>
          <table:table-cell office:value-type="float" office:value="0.082165" calcext:value-type="float">
            <text:p>0.082165</text:p>
          </table:table-cell>
          <table:table-cell office:value-type="float" office:value="0.032169" calcext:value-type="float">
            <text:p>0.032169</text:p>
          </table:table-cell>
        </table:table-row>
        <table:table-row table:style-name="ro1">
          <table:table-cell office:value-type="float" office:value="0.380074" calcext:value-type="float">
            <text:p>0.380074</text:p>
          </table:table-cell>
          <table:table-cell office:value-type="float" office:value="0.483335" calcext:value-type="float">
            <text:p>0.483335</text:p>
          </table:table-cell>
          <table:table-cell office:value-type="float" office:value="0.0818" calcext:value-type="float">
            <text:p>0.0818</text:p>
          </table:table-cell>
          <table:table-cell office:value-type="float" office:value="0.030569" calcext:value-type="float">
            <text:p>0.030569</text:p>
          </table:table-cell>
        </table:table-row>
        <table:table-row table:style-name="ro1">
          <table:table-cell office:value-type="float" office:value="0.366968" calcext:value-type="float">
            <text:p>0.366968</text:p>
          </table:table-cell>
          <table:table-cell office:value-type="float" office:value="0.479499" calcext:value-type="float">
            <text:p>0.479499</text:p>
          </table:table-cell>
          <table:table-cell office:value-type="float" office:value="0.08125" calcext:value-type="float">
            <text:p>0.08125</text:p>
          </table:table-cell>
          <table:table-cell office:value-type="float" office:value="0.028931" calcext:value-type="float">
            <text:p>0.028931</text:p>
          </table:table-cell>
        </table:table-row>
        <table:table-row table:style-name="ro1">
          <table:table-cell office:value-type="float" office:value="0.380074" calcext:value-type="float">
            <text:p>0.380074</text:p>
          </table:table-cell>
          <table:table-cell office:value-type="float" office:value="0.475693" calcext:value-type="float">
            <text:p>0.475693</text:p>
          </table:table-cell>
          <table:table-cell office:value-type="float" office:value="0.080781" calcext:value-type="float">
            <text:p>0.080781</text:p>
          </table:table-cell>
          <table:table-cell office:value-type="float" office:value="0.031005" calcext:value-type="float">
            <text:p>0.031005</text:p>
          </table:table-cell>
        </table:table-row>
        <table:table-row table:style-name="ro1">
          <table:table-cell office:value-type="float" office:value="0.353862" calcext:value-type="float">
            <text:p>0.353862</text:p>
          </table:table-cell>
          <table:table-cell office:value-type="float" office:value="0.471918" calcext:value-type="float">
            <text:p>0.471918</text:p>
          </table:table-cell>
          <table:table-cell office:value-type="float" office:value="0.079874" calcext:value-type="float">
            <text:p>0.079874</text:p>
          </table:table-cell>
          <table:table-cell office:value-type="float" office:value="0.027505" calcext:value-type="float">
            <text:p>0.027505</text:p>
          </table:table-cell>
        </table:table-row>
        <table:table-row table:style-name="ro1">
          <table:table-cell office:value-type="float" office:value="0.366968" calcext:value-type="float">
            <text:p>0.366968</text:p>
          </table:table-cell>
          <table:table-cell office:value-type="float" office:value="0.468173" calcext:value-type="float">
            <text:p>0.468173</text:p>
          </table:table-cell>
          <table:table-cell office:value-type="float" office:value="0.078889" calcext:value-type="float">
            <text:p>0.078889</text:p>
          </table:table-cell>
          <table:table-cell office:value-type="float" office:value="0.02956" calcext:value-type="float">
            <text:p>0.02956</text:p>
          </table:table-cell>
        </table:table-row>
        <table:table-row table:style-name="ro1">
          <table:table-cell office:value-type="float" office:value="0.340756" calcext:value-type="float">
            <text:p>0.340756</text:p>
          </table:table-cell>
          <table:table-cell office:value-type="float" office:value="0.464457" calcext:value-type="float">
            <text:p>0.464457</text:p>
          </table:table-cell>
          <table:table-cell office:value-type="float" office:value="0.07833" calcext:value-type="float">
            <text:p>0.07833</text:p>
          </table:table-cell>
          <table:table-cell office:value-type="float" office:value="0.02604" calcext:value-type="float">
            <text:p>0.02604</text:p>
          </table:table-cell>
        </table:table-row>
        <table:table-row table:style-name="ro1">
          <table:table-cell office:value-type="float" office:value="0.340756" calcext:value-type="float">
            <text:p>0.340756</text:p>
          </table:table-cell>
          <table:table-cell office:value-type="float" office:value="0.460771" calcext:value-type="float">
            <text:p>0.460771</text:p>
          </table:table-cell>
          <table:table-cell office:value-type="float" office:value="0.077985" calcext:value-type="float">
            <text:p>0.077985</text:p>
          </table:table-cell>
          <table:table-cell office:value-type="float" office:value="0.026195" calcext:value-type="float">
            <text:p>0.026195</text:p>
          </table:table-cell>
        </table:table-row>
        <table:table-row table:style-name="ro1">
          <table:table-cell office:value-type="float" office:value="0.340756" calcext:value-type="float">
            <text:p>0.340756</text:p>
          </table:table-cell>
          <table:table-cell office:value-type="float" office:value="0.457114" calcext:value-type="float">
            <text:p>0.457114</text:p>
          </table:table-cell>
          <table:table-cell office:value-type="float" office:value="0.077484" calcext:value-type="float">
            <text:p>0.077484</text:p>
          </table:table-cell>
          <table:table-cell office:value-type="float" office:value="0.026357" calcext:value-type="float">
            <text:p>0.026357</text:p>
          </table:table-cell>
        </table:table-row>
        <table:table-row table:style-name="ro1">
          <table:table-cell office:value-type="float" office:value="0.314544" calcext:value-type="float">
            <text:p>0.314544</text:p>
          </table:table-cell>
          <table:table-cell office:value-type="float" office:value="0.453486" calcext:value-type="float">
            <text:p>0.453486</text:p>
          </table:table-cell>
          <table:table-cell office:value-type="float" office:value="0.07726" calcext:value-type="float">
            <text:p>0.07726</text:p>
          </table:table-cell>
          <table:table-cell office:value-type="float" office:value="0.022777" calcext:value-type="float">
            <text:p>0.022777</text:p>
          </table:table-cell>
        </table:table-row>
        <table:table-row table:style-name="ro1">
          <table:table-cell office:value-type="float" office:value="0.314544" calcext:value-type="float">
            <text:p>0.314544</text:p>
          </table:table-cell>
          <table:table-cell office:value-type="float" office:value="0.449887" calcext:value-type="float">
            <text:p>0.449887</text:p>
          </table:table-cell>
          <table:table-cell office:value-type="float" office:value="0.076907" calcext:value-type="float">
            <text:p>0.076907</text:p>
          </table:table-cell>
          <table:table-cell office:value-type="float" office:value="0.022873" calcext:value-type="float">
            <text:p>0.022873</text:p>
          </table:table-cell>
        </table:table-row>
        <table:table-row table:style-name="ro1">
          <table:table-cell office:value-type="float" office:value="0.32765" calcext:value-type="float">
            <text:p>0.32765</text:p>
          </table:table-cell>
          <table:table-cell office:value-type="float" office:value="0.446316" calcext:value-type="float">
            <text:p>0.446316</text:p>
          </table:table-cell>
          <table:table-cell office:value-type="float" office:value="0.076401" calcext:value-type="float">
            <text:p>0.076401</text:p>
          </table:table-cell>
          <table:table-cell office:value-type="float" office:value="0.024849" calcext:value-type="float">
            <text:p>0.024849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442774" calcext:value-type="float">
            <text:p>0.442774</text:p>
          </table:table-cell>
          <table:table-cell office:value-type="float" office:value="0.075898" calcext:value-type="float">
            <text:p>0.075898</text:p>
          </table:table-cell>
          <table:table-cell office:value-type="float" office:value="0.021255" calcext:value-type="float">
            <text:p>0.021255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43926" calcext:value-type="float">
            <text:p>0.43926</text:p>
          </table:table-cell>
          <table:table-cell office:value-type="float" office:value="0.075666" calcext:value-type="float">
            <text:p>0.075666</text:p>
          </table:table-cell>
          <table:table-cell office:value-type="float" office:value="0.021339" calcext:value-type="float">
            <text:p>0.021339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435774" calcext:value-type="float">
            <text:p>0.435774</text:p>
          </table:table-cell>
          <table:table-cell office:value-type="float" office:value="0.0759" calcext:value-type="float">
            <text:p>0.0759</text:p>
          </table:table-cell>
          <table:table-cell office:value-type="float" office:value="0.021426" calcext:value-type="float">
            <text:p>0.021426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432315" calcext:value-type="float">
            <text:p>0.432315</text:p>
          </table:table-cell>
          <table:table-cell office:value-type="float" office:value="0.075297" calcext:value-type="float">
            <text:p>0.075297</text:p>
          </table:table-cell>
          <table:table-cell office:value-type="float" office:value="0.019645" calcext:value-type="float">
            <text:p>0.019645</text:p>
          </table:table-cell>
        </table:table-row>
        <table:table-row table:style-name="ro1">
          <table:table-cell office:value-type="float" office:value="0.26212" calcext:value-type="float">
            <text:p>0.26212</text:p>
          </table:table-cell>
          <table:table-cell office:value-type="float" office:value="0.428884" calcext:value-type="float">
            <text:p>0.428884</text:p>
          </table:table-cell>
          <table:table-cell office:value-type="float" office:value="0.074375" calcext:value-type="float">
            <text:p>0.074375</text:p>
          </table:table-cell>
          <table:table-cell office:value-type="float" office:value="0.015954" calcext:value-type="float">
            <text:p>0.015954</text:p>
          </table:table-cell>
        </table:table-row>
        <table:table-row table:style-name="ro1">
          <table:table-cell office:value-type="float" office:value="0.26212" calcext:value-type="float">
            <text:p>0.26212</text:p>
          </table:table-cell>
          <table:table-cell office:value-type="float" office:value="0.42548" calcext:value-type="float">
            <text:p>0.42548</text:p>
          </table:table-cell>
          <table:table-cell office:value-type="float" office:value="0.073258" calcext:value-type="float">
            <text:p>0.073258</text:p>
          </table:table-cell>
          <table:table-cell office:value-type="float" office:value="0.015932" calcext:value-type="float">
            <text:p>0.015932</text:p>
          </table:table-cell>
        </table:table-row>
        <table:table-row table:style-name="ro1">
          <table:table-cell office:value-type="float" office:value="0.26212" calcext:value-type="float">
            <text:p>0.26212</text:p>
          </table:table-cell>
          <table:table-cell office:value-type="float" office:value="0.422103" calcext:value-type="float">
            <text:p>0.422103</text:p>
          </table:table-cell>
          <table:table-cell office:value-type="float" office:value="0.072329" calcext:value-type="float">
            <text:p>0.072329</text:p>
          </table:table-cell>
          <table:table-cell office:value-type="float" office:value="0.015915" calcext:value-type="float">
            <text:p>0.015915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418753" calcext:value-type="float">
            <text:p>0.418753</text:p>
          </table:table-cell>
          <table:table-cell office:value-type="float" office:value="0.07207" calcext:value-type="float">
            <text:p>0.07207</text:p>
          </table:table-cell>
          <table:table-cell office:value-type="float" office:value="0.014036" calcext:value-type="float">
            <text:p>0.014036</text:p>
          </table:table-cell>
        </table:table-row>
        <table:table-row table:style-name="ro1">
          <table:table-cell office:value-type="float" office:value="0.26212" calcext:value-type="float">
            <text:p>0.26212</text:p>
          </table:table-cell>
          <table:table-cell office:value-type="float" office:value="0.41543" calcext:value-type="float">
            <text:p>0.41543</text:p>
          </table:table-cell>
          <table:table-cell office:value-type="float" office:value="0.071456" calcext:value-type="float">
            <text:p>0.071456</text:p>
          </table:table-cell>
          <table:table-cell office:value-type="float" office:value="0.015881" calcext:value-type="float">
            <text:p>0.015881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412133" calcext:value-type="float">
            <text:p>0.412133</text:p>
          </table:table-cell>
          <table:table-cell office:value-type="float" office:value="0.070176" calcext:value-type="float">
            <text:p>0.070176</text:p>
          </table:table-cell>
          <table:table-cell office:value-type="float" office:value="0.012153" calcext:value-type="float">
            <text:p>0.012153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408862" calcext:value-type="float">
            <text:p>0.408862</text:p>
          </table:table-cell>
          <table:table-cell office:value-type="float" office:value="0.069031" calcext:value-type="float">
            <text:p>0.069031</text:p>
          </table:table-cell>
          <table:table-cell office:value-type="float" office:value="0.010224" calcext:value-type="float">
            <text:p>0.010224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405617" calcext:value-type="float">
            <text:p>0.405617</text:p>
          </table:table-cell>
          <table:table-cell office:value-type="float" office:value="0.067478" calcext:value-type="float">
            <text:p>0.067478</text:p>
          </table:table-cell>
          <table:table-cell office:value-type="float" office:value="0.008253" calcext:value-type="float">
            <text:p>0.008253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402398" calcext:value-type="float">
            <text:p>0.402398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09991" calcext:value-type="float">
            <text:p>0.009991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399204" calcext:value-type="float">
            <text:p>0.399204</text:p>
          </table:table-cell>
          <table:table-cell office:value-type="float" office:value="0.063726" calcext:value-type="float">
            <text:p>0.063726</text:p>
          </table:table-cell>
          <table:table-cell office:value-type="float" office:value="0.006157" calcext:value-type="float">
            <text:p>0.006157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396036" calcext:value-type="float">
            <text:p>0.396036</text:p>
          </table:table-cell>
          <table:table-cell office:value-type="float" office:value="0.061921" calcext:value-type="float">
            <text:p>0.061921</text:p>
          </table:table-cell>
          <table:table-cell office:value-type="float" office:value="0.006002" calcext:value-type="float">
            <text:p>0.006002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392893" calcext:value-type="float">
            <text:p>0.392893</text:p>
          </table:table-cell>
          <table:table-cell office:value-type="float" office:value="0.060309" calcext:value-type="float">
            <text:p>0.060309</text:p>
          </table:table-cell>
          <table:table-cell office:value-type="float" office:value="0.00398" calcext:value-type="float">
            <text:p>0.00398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389775" calcext:value-type="float">
            <text:p>0.389775</text:p>
          </table:table-cell>
          <table:table-cell office:value-type="float" office:value="0.058761" calcext:value-type="float">
            <text:p>0.058761</text:p>
          </table:table-cell>
          <table:table-cell office:value-type="float" office:value="0.003799" calcext:value-type="float">
            <text:p>0.003799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386681" calcext:value-type="float">
            <text:p>0.386681</text:p>
          </table:table-cell>
          <table:table-cell office:value-type="float" office:value="0.057426" calcext:value-type="float">
            <text:p>0.057426</text:p>
          </table:table-cell>
          <table:table-cell office:value-type="float" office:value="0.003625" calcext:value-type="float">
            <text:p>0.003625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383612" calcext:value-type="float">
            <text:p>0.383612</text:p>
          </table:table-cell>
          <table:table-cell office:value-type="float" office:value="0.056024" calcext:value-type="float">
            <text:p>0.056024</text:p>
          </table:table-cell>
          <table:table-cell office:value-type="float" office:value="0.001586" calcext:value-type="float">
            <text:p>0.001586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380568" calcext:value-type="float">
            <text:p>0.380568</text:p>
          </table:table-cell>
          <table:table-cell office:value-type="float" office:value="0.054155" calcext:value-type="float">
            <text:p>0.054155</text:p>
          </table:table-cell>
          <table:table-cell office:value-type="float" office:value="0.001388" calcext:value-type="float">
            <text:p>0.001388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377547" calcext:value-type="float">
            <text:p>0.377547</text:p>
          </table:table-cell>
          <table:table-cell office:value-type="float" office:value="0.052597" calcext:value-type="float">
            <text:p>0.052597</text:p>
          </table:table-cell>
          <table:table-cell office:value-type="float" office:value="-0.000682" calcext:value-type="float">
            <text:p>-0.000682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374551" calcext:value-type="float">
            <text:p>0.374551</text:p>
          </table:table-cell>
          <table:table-cell office:value-type="float" office:value="0.05053" calcext:value-type="float">
            <text:p>0.05053</text:p>
          </table:table-cell>
          <table:table-cell office:value-type="float" office:value="-0.000915" calcext:value-type="float">
            <text:p>-0.000915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371578" calcext:value-type="float">
            <text:p>0.371578</text:p>
          </table:table-cell>
          <table:table-cell office:value-type="float" office:value="0.047887" calcext:value-type="float">
            <text:p>0.047887</text:p>
          </table:table-cell>
          <table:table-cell office:value-type="float" office:value="-0.003018" calcext:value-type="float">
            <text:p>-0.003018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368629" calcext:value-type="float">
            <text:p>0.368629</text:p>
          </table:table-cell>
          <table:table-cell office:value-type="float" office:value="0.045806" calcext:value-type="float">
            <text:p>0.045806</text:p>
          </table:table-cell>
          <table:table-cell office:value-type="float" office:value="-0.003281" calcext:value-type="float">
            <text:p>-0.003281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365704" calcext:value-type="float">
            <text:p>0.365704</text:p>
          </table:table-cell>
          <table:table-cell office:value-type="float" office:value="0.043948" calcext:value-type="float">
            <text:p>0.043948</text:p>
          </table:table-cell>
          <table:table-cell office:value-type="float" office:value="-0.003538" calcext:value-type="float">
            <text:p>-0.003538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362801" calcext:value-type="float">
            <text:p>0.362801</text:p>
          </table:table-cell>
          <table:table-cell office:value-type="float" office:value="0.041596" calcext:value-type="float">
            <text:p>0.041596</text:p>
          </table:table-cell>
          <table:table-cell office:value-type="float" office:value="-0.00566" calcext:value-type="float">
            <text:p>-0.00566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359922" calcext:value-type="float">
            <text:p>0.359922</text:p>
          </table:table-cell>
          <table:table-cell office:value-type="float" office:value="0.039062" calcext:value-type="float">
            <text:p>0.039062</text:p>
          </table:table-cell>
          <table:table-cell office:value-type="float" office:value="-0.005941" calcext:value-type="float">
            <text:p>-0.005941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357065" calcext:value-type="float">
            <text:p>0.357065</text:p>
          </table:table-cell>
          <table:table-cell office:value-type="float" office:value="0.036374" calcext:value-type="float">
            <text:p>0.036374</text:p>
          </table:table-cell>
          <table:table-cell office:value-type="float" office:value="-0.006217" calcext:value-type="float">
            <text:p>-0.006217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354231" calcext:value-type="float">
            <text:p>0.354231</text:p>
          </table:table-cell>
          <table:table-cell office:value-type="float" office:value="0.033716" calcext:value-type="float">
            <text:p>0.033716</text:p>
          </table:table-cell>
          <table:table-cell office:value-type="float" office:value="-0.008361" calcext:value-type="float">
            <text:p>-0.008361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35142" calcext:value-type="float">
            <text:p>0.35142</text:p>
          </table:table-cell>
          <table:table-cell office:value-type="float" office:value="0.031037" calcext:value-type="float">
            <text:p>0.031037</text:p>
          </table:table-cell>
          <table:table-cell office:value-type="float" office:value="-0.008667" calcext:value-type="float">
            <text:p>-0.008667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348631" calcext:value-type="float">
            <text:p>0.348631</text:p>
          </table:table-cell>
          <table:table-cell office:value-type="float" office:value="0.028453" calcext:value-type="float">
            <text:p>0.028453</text:p>
          </table:table-cell>
          <table:table-cell office:value-type="float" office:value="-0.007094" calcext:value-type="float">
            <text:p>-0.007094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345864" calcext:value-type="float">
            <text:p>0.345864</text:p>
          </table:table-cell>
          <table:table-cell office:value-type="float" office:value="0.02601" calcext:value-type="float">
            <text:p>0.02601</text:p>
          </table:table-cell>
          <table:table-cell office:value-type="float" office:value="-0.00922" calcext:value-type="float">
            <text:p>-0.00922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343119" calcext:value-type="float">
            <text:p>0.343119</text:p>
          </table:table-cell>
          <table:table-cell office:value-type="float" office:value="0.023604" calcext:value-type="float">
            <text:p>0.023604</text:p>
          </table:table-cell>
          <table:table-cell office:value-type="float" office:value="-0.00763" calcext:value-type="float">
            <text:p>-0.00763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340396" calcext:value-type="float">
            <text:p>0.340396</text:p>
          </table:table-cell>
          <table:table-cell office:value-type="float" office:value="0.021132" calcext:value-type="float">
            <text:p>0.021132</text:p>
          </table:table-cell>
          <table:table-cell office:value-type="float" office:value="-0.009745" calcext:value-type="float">
            <text:p>-0.009745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337694" calcext:value-type="float">
            <text:p>0.337694</text:p>
          </table:table-cell>
          <table:table-cell office:value-type="float" office:value="0.018587" calcext:value-type="float">
            <text:p>0.018587</text:p>
          </table:table-cell>
          <table:table-cell office:value-type="float" office:value="-0.008148" calcext:value-type="float">
            <text:p>-0.008148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335014" calcext:value-type="float">
            <text:p>0.335014</text:p>
          </table:table-cell>
          <table:table-cell office:value-type="float" office:value="0.015962" calcext:value-type="float">
            <text:p>0.015962</text:p>
          </table:table-cell>
          <table:table-cell office:value-type="float" office:value="-0.010257" calcext:value-type="float">
            <text:p>-0.010257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332355" calcext:value-type="float">
            <text:p>0.332355</text:p>
          </table:table-cell>
          <table:table-cell office:value-type="float" office:value="0.013309" calcext:value-type="float">
            <text:p>0.013309</text:p>
          </table:table-cell>
          <table:table-cell office:value-type="float" office:value="-0.008655" calcext:value-type="float">
            <text:p>-0.008655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329718" calcext:value-type="float">
            <text:p>0.329718</text:p>
          </table:table-cell>
          <table:table-cell office:value-type="float" office:value="0.010537" calcext:value-type="float">
            <text:p>0.010537</text:p>
          </table:table-cell>
          <table:table-cell office:value-type="float" office:value="-0.012632" calcext:value-type="float">
            <text:p>-0.012632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327101" calcext:value-type="float">
            <text:p>0.327101</text:p>
          </table:table-cell>
          <table:table-cell office:value-type="float" office:value="0.008046" calcext:value-type="float">
            <text:p>0.008046</text:p>
          </table:table-cell>
          <table:table-cell office:value-type="float" office:value="-0.01294" calcext:value-type="float">
            <text:p>-0.01294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324505" calcext:value-type="float">
            <text:p>0.324505</text:p>
          </table:table-cell>
          <table:table-cell office:value-type="float" office:value="0.006057" calcext:value-type="float">
            <text:p>0.006057</text:p>
          </table:table-cell>
          <table:table-cell office:value-type="float" office:value="-0.009495" calcext:value-type="float">
            <text:p>-0.009495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321929" calcext:value-type="float">
            <text:p>0.321929</text:p>
          </table:table-cell>
          <table:table-cell office:value-type="float" office:value="0.004785" calcext:value-type="float">
            <text:p>0.004785</text:p>
          </table:table-cell>
          <table:table-cell office:value-type="float" office:value="-0.009706" calcext:value-type="float">
            <text:p>-0.009706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319374" calcext:value-type="float">
            <text:p>0.319374</text:p>
          </table:table-cell>
          <table:table-cell office:value-type="float" office:value="0.004074" calcext:value-type="float">
            <text:p>0.004074</text:p>
          </table:table-cell>
          <table:table-cell office:value-type="float" office:value="-0.011777" calcext:value-type="float">
            <text:p>-0.011777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316839" calcext:value-type="float">
            <text:p>0.316839</text:p>
          </table:table-cell>
          <table:table-cell office:value-type="float" office:value="0.003924" calcext:value-type="float">
            <text:p>0.003924</text:p>
          </table:table-cell>
          <table:table-cell office:value-type="float" office:value="-0.010134" calcext:value-type="float">
            <text:p>-0.010134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314325" calcext:value-type="float">
            <text:p>0.314325</text:p>
          </table:table-cell>
          <table:table-cell office:value-type="float" office:value="0.003892" calcext:value-type="float">
            <text:p>0.003892</text:p>
          </table:table-cell>
          <table:table-cell office:value-type="float" office:value="-0.010327" calcext:value-type="float">
            <text:p>-0.010327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31183" calcext:value-type="float">
            <text:p>0.31183</text:p>
          </table:table-cell>
          <table:table-cell office:value-type="float" office:value="0.003864" calcext:value-type="float">
            <text:p>0.003864</text:p>
          </table:table-cell>
          <table:table-cell office:value-type="float" office:value="-0.008643" calcext:value-type="float">
            <text:p>-0.008643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309355" calcext:value-type="float">
            <text:p>0.309355</text:p>
          </table:table-cell>
          <table:table-cell office:value-type="float" office:value="0.004161" calcext:value-type="float">
            <text:p>0.004161</text:p>
          </table:table-cell>
          <table:table-cell office:value-type="float" office:value="-0.012539" calcext:value-type="float">
            <text:p>-0.012539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3069" calcext:value-type="float">
            <text:p>0.3069</text:p>
          </table:table-cell>
          <table:table-cell office:value-type="float" office:value="0.004456" calcext:value-type="float">
            <text:p>0.004456</text:p>
          </table:table-cell>
          <table:table-cell office:value-type="float" office:value="-0.010893" calcext:value-type="float">
            <text:p>-0.010893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304464" calcext:value-type="float">
            <text:p>0.304464</text:p>
          </table:table-cell>
          <table:table-cell office:value-type="float" office:value="0.00452" calcext:value-type="float">
            <text:p>0.00452</text:p>
          </table:table-cell>
          <table:table-cell office:value-type="float" office:value="-0.011081" calcext:value-type="float">
            <text:p>-0.011081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302048" calcext:value-type="float">
            <text:p>0.302048</text:p>
          </table:table-cell>
          <table:table-cell office:value-type="float" office:value="0.005004" calcext:value-type="float">
            <text:p>0.005004</text:p>
          </table:table-cell>
          <table:table-cell office:value-type="float" office:value="-0.011262" calcext:value-type="float">
            <text:p>-0.011262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299651" calcext:value-type="float">
            <text:p>0.299651</text:p>
          </table:table-cell>
          <table:table-cell office:value-type="float" office:value="0.005373" calcext:value-type="float">
            <text:p>0.005373</text:p>
          </table:table-cell>
          <table:table-cell office:value-type="float" office:value="-0.013309" calcext:value-type="float">
            <text:p>-0.013309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297273" calcext:value-type="float">
            <text:p>0.297273</text:p>
          </table:table-cell>
          <table:table-cell office:value-type="float" office:value="0.00556" calcext:value-type="float">
            <text:p>0.00556</text:p>
          </table:table-cell>
          <table:table-cell office:value-type="float" office:value="-0.015393" calcext:value-type="float">
            <text:p>-0.015393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294913" calcext:value-type="float">
            <text:p>0.294913</text:p>
          </table:table-cell>
          <table:table-cell office:value-type="float" office:value="0.005647" calcext:value-type="float">
            <text:p>0.005647</text:p>
          </table:table-cell>
          <table:table-cell office:value-type="float" office:value="-0.013767" calcext:value-type="float">
            <text:p>-0.013767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292573" calcext:value-type="float">
            <text:p>0.292573</text:p>
          </table:table-cell>
          <table:table-cell office:value-type="float" office:value="0.005488" calcext:value-type="float">
            <text:p>0.005488</text:p>
          </table:table-cell>
          <table:table-cell office:value-type="float" office:value="-0.015844" calcext:value-type="float">
            <text:p>-0.015844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290251" calcext:value-type="float">
            <text:p>0.290251</text:p>
          </table:table-cell>
          <table:table-cell office:value-type="float" office:value="0.005105" calcext:value-type="float">
            <text:p>0.005105</text:p>
          </table:table-cell>
          <table:table-cell office:value-type="float" office:value="-0.0142" calcext:value-type="float">
            <text:p>-0.0142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287947" calcext:value-type="float">
            <text:p>0.287947</text:p>
          </table:table-cell>
          <table:table-cell office:value-type="float" office:value="0.004607" calcext:value-type="float">
            <text:p>0.004607</text:p>
          </table:table-cell>
          <table:table-cell office:value-type="float" office:value="-0.018132" calcext:value-type="float">
            <text:p>-0.018132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285662" calcext:value-type="float">
            <text:p>0.285662</text:p>
          </table:table-cell>
          <table:table-cell office:value-type="float" office:value="0.003847" calcext:value-type="float">
            <text:p>0.003847</text:p>
          </table:table-cell>
          <table:table-cell office:value-type="float" office:value="-0.016517" calcext:value-type="float">
            <text:p>-0.016517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283395" calcext:value-type="float">
            <text:p>0.283395</text:p>
          </table:table-cell>
          <table:table-cell office:value-type="float" office:value="0.002929" calcext:value-type="float">
            <text:p>0.002929</text:p>
          </table:table-cell>
          <table:table-cell office:value-type="float" office:value="-0.018609" calcext:value-type="float">
            <text:p>-0.018609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281146" calcext:value-type="float">
            <text:p>0.281146</text:p>
          </table:table-cell>
          <table:table-cell office:value-type="float" office:value="0.002027" calcext:value-type="float">
            <text:p>0.002027</text:p>
          </table:table-cell>
          <table:table-cell office:value-type="float" office:value="-0.020739" calcext:value-type="float">
            <text:p>-0.020739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278914" calcext:value-type="float">
            <text:p>0.278914</text:p>
          </table:table-cell>
          <table:table-cell office:value-type="float" office:value="0.000818" calcext:value-type="float">
            <text:p>0.000818</text:p>
          </table:table-cell>
          <table:table-cell office:value-type="float" office:value="-0.017282" calcext:value-type="float">
            <text:p>-0.017282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276701" calcext:value-type="float">
            <text:p>0.276701</text:p>
          </table:table-cell>
          <table:table-cell office:value-type="float" office:value="-0.000576" calcext:value-type="float">
            <text:p>-0.000576</text:p>
          </table:table-cell>
          <table:table-cell office:value-type="float" office:value="-0.021235" calcext:value-type="float">
            <text:p>-0.021235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274505" calcext:value-type="float">
            <text:p>0.274505</text:p>
          </table:table-cell>
          <table:table-cell office:value-type="float" office:value="-0.002143" calcext:value-type="float">
            <text:p>-0.002143</text:p>
          </table:table-cell>
          <table:table-cell office:value-type="float" office:value="-0.019636" calcext:value-type="float">
            <text:p>-0.019636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272326" calcext:value-type="float">
            <text:p>0.272326</text:p>
          </table:table-cell>
          <table:table-cell office:value-type="float" office:value="-0.003707" calcext:value-type="float">
            <text:p>-0.003707</text:p>
          </table:table-cell>
          <table:table-cell office:value-type="float" office:value="-0.023619" calcext:value-type="float">
            <text:p>-0.023619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270165" calcext:value-type="float">
            <text:p>0.270165</text:p>
          </table:table-cell>
          <table:table-cell office:value-type="float" office:value="-0.00542" calcext:value-type="float">
            <text:p>-0.00542</text:p>
          </table:table-cell>
          <table:table-cell office:value-type="float" office:value="-0.022058" calcext:value-type="float">
            <text:p>-0.022058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26802" calcext:value-type="float">
            <text:p>0.26802</text:p>
          </table:table-cell>
          <table:table-cell office:value-type="float" office:value="-0.007447" calcext:value-type="float">
            <text:p>-0.007447</text:p>
          </table:table-cell>
          <table:table-cell office:value-type="float" office:value="-0.020454" calcext:value-type="float">
            <text:p>-0.020454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265893" calcext:value-type="float">
            <text:p>0.265893</text:p>
          </table:table-cell>
          <table:table-cell office:value-type="float" office:value="-0.009529" calcext:value-type="float">
            <text:p>-0.009529</text:p>
          </table:table-cell>
          <table:table-cell office:value-type="float" office:value="-0.022547" calcext:value-type="float">
            <text:p>-0.022547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263783" calcext:value-type="float">
            <text:p>0.263783</text:p>
          </table:table-cell>
          <table:table-cell office:value-type="float" office:value="-0.011622" calcext:value-type="float">
            <text:p>-0.011622</text:p>
          </table:table-cell>
          <table:table-cell office:value-type="float" office:value="-0.0228" calcext:value-type="float">
            <text:p>-0.0228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261689" calcext:value-type="float">
            <text:p>0.261689</text:p>
          </table:table-cell>
          <table:table-cell office:value-type="float" office:value="-0.013457" calcext:value-type="float">
            <text:p>-0.013457</text:p>
          </table:table-cell>
          <table:table-cell office:value-type="float" office:value="-0.024928" calcext:value-type="float">
            <text:p>-0.024928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259613" calcext:value-type="float">
            <text:p>0.259613</text:p>
          </table:table-cell>
          <table:table-cell office:value-type="float" office:value="-0.015053" calcext:value-type="float">
            <text:p>-0.015053</text:p>
          </table:table-cell>
          <table:table-cell office:value-type="float" office:value="-0.021473" calcext:value-type="float">
            <text:p>-0.021473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257552" calcext:value-type="float">
            <text:p>0.257552</text:p>
          </table:table-cell>
          <table:table-cell office:value-type="float" office:value="-0.016973" calcext:value-type="float">
            <text:p>-0.016973</text:p>
          </table:table-cell>
          <table:table-cell office:value-type="float" office:value="-0.023556" calcext:value-type="float">
            <text:p>-0.023556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255508" calcext:value-type="float">
            <text:p>0.255508</text:p>
          </table:table-cell>
          <table:table-cell office:value-type="float" office:value="-0.018249" calcext:value-type="float">
            <text:p>-0.018249</text:p>
          </table:table-cell>
          <table:table-cell office:value-type="float" office:value="-0.021922" calcext:value-type="float">
            <text:p>-0.021922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25348" calcext:value-type="float">
            <text:p>0.25348</text:p>
          </table:table-cell>
          <table:table-cell office:value-type="float" office:value="-0.019546" calcext:value-type="float">
            <text:p>-0.019546</text:p>
          </table:table-cell>
          <table:table-cell office:value-type="float" office:value="-0.022117" calcext:value-type="float">
            <text:p>-0.022117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251469" calcext:value-type="float">
            <text:p>0.251469</text:p>
          </table:table-cell>
          <table:table-cell office:value-type="float" office:value="-0.020442" calcext:value-type="float">
            <text:p>-0.020442</text:p>
          </table:table-cell>
          <table:table-cell office:value-type="float" office:value="-0.020433" calcext:value-type="float">
            <text:p>-0.020433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249473" calcext:value-type="float">
            <text:p>0.249473</text:p>
          </table:table-cell>
          <table:table-cell office:value-type="float" office:value="-0.021581" calcext:value-type="float">
            <text:p>-0.021581</text:p>
          </table:table-cell>
          <table:table-cell office:value-type="float" office:value="-0.020581" calcext:value-type="float">
            <text:p>-0.020581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247493" calcext:value-type="float">
            <text:p>0.247493</text:p>
          </table:table-cell>
          <table:table-cell office:value-type="float" office:value="-0.022775" calcext:value-type="float">
            <text:p>-0.022775</text:p>
          </table:table-cell>
          <table:table-cell office:value-type="float" office:value="-0.024478" calcext:value-type="float">
            <text:p>-0.024478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245529" calcext:value-type="float">
            <text:p>0.245529</text:p>
          </table:table-cell>
          <table:table-cell office:value-type="float" office:value="-0.023473" calcext:value-type="float">
            <text:p>-0.023473</text:p>
          </table:table-cell>
          <table:table-cell office:value-type="float" office:value="-0.020962" calcext:value-type="float">
            <text:p>-0.020962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24358" calcext:value-type="float">
            <text:p>0.24358</text:p>
          </table:table-cell>
          <table:table-cell office:value-type="float" office:value="-0.024687" calcext:value-type="float">
            <text:p>-0.024687</text:p>
          </table:table-cell>
          <table:table-cell office:value-type="float" office:value="-0.021115" calcext:value-type="float">
            <text:p>-0.021115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241647" calcext:value-type="float">
            <text:p>0.241647</text:p>
          </table:table-cell>
          <table:table-cell office:value-type="float" office:value="-0.025869" calcext:value-type="float">
            <text:p>-0.025869</text:p>
          </table:table-cell>
          <table:table-cell office:value-type="float" office:value="-0.021258" calcext:value-type="float">
            <text:p>-0.021258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239729" calcext:value-type="float">
            <text:p>0.239729</text:p>
          </table:table-cell>
          <table:table-cell office:value-type="float" office:value="-0.026822" calcext:value-type="float">
            <text:p>-0.026822</text:p>
          </table:table-cell>
          <table:table-cell office:value-type="float" office:value="-0.021393" calcext:value-type="float">
            <text:p>-0.021393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237826" calcext:value-type="float">
            <text:p>0.237826</text:p>
          </table:table-cell>
          <table:table-cell office:value-type="float" office:value="-0.027543" calcext:value-type="float">
            <text:p>-0.027543</text:p>
          </table:table-cell>
          <table:table-cell office:value-type="float" office:value="-0.019649" calcext:value-type="float">
            <text:p>-0.019649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235939" calcext:value-type="float">
            <text:p>0.235939</text:p>
          </table:table-cell>
          <table:table-cell office:value-type="float" office:value="-0.02849" calcext:value-type="float">
            <text:p>-0.02849</text:p>
          </table:table-cell>
          <table:table-cell office:value-type="float" office:value="-0.019734" calcext:value-type="float">
            <text:p>-0.019734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234066" calcext:value-type="float">
            <text:p>0.234066</text:p>
          </table:table-cell>
          <table:table-cell office:value-type="float" office:value="-0.028986" calcext:value-type="float">
            <text:p>-0.028986</text:p>
          </table:table-cell>
          <table:table-cell office:value-type="float" office:value="-0.017941" calcext:value-type="float">
            <text:p>-0.017941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232209" calcext:value-type="float">
            <text:p>0.232209</text:p>
          </table:table-cell>
          <table:table-cell office:value-type="float" office:value="-0.02898" calcext:value-type="float">
            <text:p>-0.02898</text:p>
          </table:table-cell>
          <table:table-cell office:value-type="float" office:value="-0.021729" calcext:value-type="float">
            <text:p>-0.021729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230366" calcext:value-type="float">
            <text:p>0.230366</text:p>
          </table:table-cell>
          <table:table-cell office:value-type="float" office:value="-0.028964" calcext:value-type="float">
            <text:p>-0.028964</text:p>
          </table:table-cell>
          <table:table-cell office:value-type="float" office:value="-0.018102" calcext:value-type="float">
            <text:p>-0.018102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228537" calcext:value-type="float">
            <text:p>0.228537</text:p>
          </table:table-cell>
          <table:table-cell office:value-type="float" office:value="-0.02899" calcext:value-type="float">
            <text:p>-0.02899</text:p>
          </table:table-cell>
          <table:table-cell office:value-type="float" office:value="-0.016268" calcext:value-type="float">
            <text:p>-0.016268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226724" calcext:value-type="float">
            <text:p>0.226724</text:p>
          </table:table-cell>
          <table:table-cell office:value-type="float" office:value="-0.029107" calcext:value-type="float">
            <text:p>-0.029107</text:p>
          </table:table-cell>
          <table:table-cell office:value-type="float" office:value="-0.020009" calcext:value-type="float">
            <text:p>-0.020009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224924" calcext:value-type="float">
            <text:p>0.224924</text:p>
          </table:table-cell>
          <table:table-cell office:value-type="float" office:value="-0.028594" calcext:value-type="float">
            <text:p>-0.028594</text:p>
          </table:table-cell>
          <table:table-cell office:value-type="float" office:value="-0.01633" calcext:value-type="float">
            <text:p>-0.01633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223139" calcext:value-type="float">
            <text:p>0.223139</text:p>
          </table:table-cell>
          <table:table-cell office:value-type="float" office:value="-0.028613" calcext:value-type="float">
            <text:p>-0.028613</text:p>
          </table:table-cell>
          <table:table-cell office:value-type="float" office:value="-0.018193" calcext:value-type="float">
            <text:p>-0.018193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221368" calcext:value-type="float">
            <text:p>0.221368</text:p>
          </table:table-cell>
          <table:table-cell office:value-type="float" office:value="-0.028799" calcext:value-type="float">
            <text:p>-0.028799</text:p>
          </table:table-cell>
          <table:table-cell office:value-type="float" office:value="-0.018219" calcext:value-type="float">
            <text:p>-0.018219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219611" calcext:value-type="float">
            <text:p>0.219611</text:p>
          </table:table-cell>
          <table:table-cell office:value-type="float" office:value="-0.029326" calcext:value-type="float">
            <text:p>-0.029326</text:p>
          </table:table-cell>
          <table:table-cell office:value-type="float" office:value="-0.016369" calcext:value-type="float">
            <text:p>-0.016369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217868" calcext:value-type="float">
            <text:p>0.217868</text:p>
          </table:table-cell>
          <table:table-cell office:value-type="float" office:value="-0.029305" calcext:value-type="float">
            <text:p>-0.029305</text:p>
          </table:table-cell>
          <table:table-cell office:value-type="float" office:value="-0.018223" calcext:value-type="float">
            <text:p>-0.018223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216139" calcext:value-type="float">
            <text:p>0.216139</text:p>
          </table:table-cell>
          <table:table-cell office:value-type="float" office:value="-0.028895" calcext:value-type="float">
            <text:p>-0.028895</text:p>
          </table:table-cell>
          <table:table-cell office:value-type="float" office:value="-0.014487" calcext:value-type="float">
            <text:p>-0.014487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214424" calcext:value-type="float">
            <text:p>0.214424</text:p>
          </table:table-cell>
          <table:table-cell office:value-type="float" office:value="-0.029093" calcext:value-type="float">
            <text:p>-0.029093</text:p>
          </table:table-cell>
          <table:table-cell office:value-type="float" office:value="-0.016289" calcext:value-type="float">
            <text:p>-0.016289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212722" calcext:value-type="float">
            <text:p>0.212722</text:p>
          </table:table-cell>
          <table:table-cell office:value-type="float" office:value="-0.028861" calcext:value-type="float">
            <text:p>-0.028861</text:p>
          </table:table-cell>
          <table:table-cell office:value-type="float" office:value="-0.016252" calcext:value-type="float">
            <text:p>-0.016252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211034" calcext:value-type="float">
            <text:p>0.211034</text:p>
          </table:table-cell>
          <table:table-cell office:value-type="float" office:value="-0.028345" calcext:value-type="float">
            <text:p>-0.028345</text:p>
          </table:table-cell>
          <table:table-cell office:value-type="float" office:value="-0.014342" calcext:value-type="float">
            <text:p>-0.014342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209359" calcext:value-type="float">
            <text:p>0.209359</text:p>
          </table:table-cell>
          <table:table-cell office:value-type="float" office:value="-0.0286" calcext:value-type="float">
            <text:p>-0.0286</text:p>
          </table:table-cell>
          <table:table-cell office:value-type="float" office:value="-0.012388" calcext:value-type="float">
            <text:p>-0.012388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207697" calcext:value-type="float">
            <text:p>0.207697</text:p>
          </table:table-cell>
          <table:table-cell office:value-type="float" office:value="-0.028744" calcext:value-type="float">
            <text:p>-0.028744</text:p>
          </table:table-cell>
          <table:table-cell office:value-type="float" office:value="-0.016013" calcext:value-type="float">
            <text:p>-0.016013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206049" calcext:value-type="float">
            <text:p>0.206049</text:p>
          </table:table-cell>
          <table:table-cell office:value-type="float" office:value="-0.028501" calcext:value-type="float">
            <text:p>-0.028501</text:p>
          </table:table-cell>
          <table:table-cell office:value-type="float" office:value="-0.014095" calcext:value-type="float">
            <text:p>-0.014095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204413" calcext:value-type="float">
            <text:p>0.204413</text:p>
          </table:table-cell>
          <table:table-cell office:value-type="float" office:value="-0.028987" calcext:value-type="float">
            <text:p>-0.028987</text:p>
          </table:table-cell>
          <table:table-cell office:value-type="float" office:value="-0.012139" calcext:value-type="float">
            <text:p>-0.012139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202791" calcext:value-type="float">
            <text:p>0.202791</text:p>
          </table:table-cell>
          <table:table-cell office:value-type="float" office:value="-0.028818" calcext:value-type="float">
            <text:p>-0.028818</text:p>
          </table:table-cell>
          <table:table-cell office:value-type="float" office:value="-0.013886" calcext:value-type="float">
            <text:p>-0.013886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201182" calcext:value-type="float">
            <text:p>0.201182</text:p>
          </table:table-cell>
          <table:table-cell office:value-type="float" office:value="-0.028157" calcext:value-type="float">
            <text:p>-0.028157</text:p>
          </table:table-cell>
          <table:table-cell office:value-type="float" office:value="-0.011919" calcext:value-type="float">
            <text:p>-0.011919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99585" calcext:value-type="float">
            <text:p>0.199585</text:p>
          </table:table-cell>
          <table:table-cell office:value-type="float" office:value="-0.028108" calcext:value-type="float">
            <text:p>-0.028108</text:p>
          </table:table-cell>
          <table:table-cell office:value-type="float" office:value="-0.009907" calcext:value-type="float">
            <text:p>-0.009907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98001" calcext:value-type="float">
            <text:p>0.198001</text:p>
          </table:table-cell>
          <table:table-cell office:value-type="float" office:value="-0.027952" calcext:value-type="float">
            <text:p>-0.027952</text:p>
          </table:table-cell>
          <table:table-cell office:value-type="float" office:value="-0.011598" calcext:value-type="float">
            <text:p>-0.011598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9643" calcext:value-type="float">
            <text:p>0.19643</text:p>
          </table:table-cell>
          <table:table-cell office:value-type="float" office:value="-0.027456" calcext:value-type="float">
            <text:p>-0.027456</text:p>
          </table:table-cell>
          <table:table-cell office:value-type="float" office:value="-0.009578" calcext:value-type="float">
            <text:p>-0.009578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94871" calcext:value-type="float">
            <text:p>0.194871</text:p>
          </table:table-cell>
          <table:table-cell office:value-type="float" office:value="-0.027304" calcext:value-type="float">
            <text:p>-0.027304</text:p>
          </table:table-cell>
          <table:table-cell office:value-type="float" office:value="-0.011268" calcext:value-type="float">
            <text:p>-0.011268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93324" calcext:value-type="float">
            <text:p>0.193324</text:p>
          </table:table-cell>
          <table:table-cell office:value-type="float" office:value="-0.027186" calcext:value-type="float">
            <text:p>-0.027186</text:p>
          </table:table-cell>
          <table:table-cell office:value-type="float" office:value="-0.009251" calcext:value-type="float">
            <text:p>-0.009251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9179" calcext:value-type="float">
            <text:p>0.19179</text:p>
          </table:table-cell>
          <table:table-cell office:value-type="float" office:value="-0.026754" calcext:value-type="float">
            <text:p>-0.026754</text:p>
          </table:table-cell>
          <table:table-cell office:value-type="float" office:value="-0.009066" calcext:value-type="float">
            <text:p>-0.009066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190267" calcext:value-type="float">
            <text:p>0.190267</text:p>
          </table:table-cell>
          <table:table-cell office:value-type="float" office:value="-0.02625" calcext:value-type="float">
            <text:p>-0.02625</text:p>
          </table:table-cell>
          <table:table-cell office:value-type="float" office:value="-0.007" calcext:value-type="float">
            <text:p>-0.007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88757" calcext:value-type="float">
            <text:p>0.188757</text:p>
          </table:table-cell>
          <table:table-cell office:value-type="float" office:value="-0.025727" calcext:value-type="float">
            <text:p>-0.025727</text:p>
          </table:table-cell>
          <table:table-cell office:value-type="float" office:value="-0.008637" calcext:value-type="float">
            <text:p>-0.008637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187259" calcext:value-type="float">
            <text:p>0.187259</text:p>
          </table:table-cell>
          <table:table-cell office:value-type="float" office:value="-0.025037" calcext:value-type="float">
            <text:p>-0.025037</text:p>
          </table:table-cell>
          <table:table-cell office:value-type="float" office:value="-0.006562" calcext:value-type="float">
            <text:p>-0.006562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185773" calcext:value-type="float">
            <text:p>0.185773</text:p>
          </table:table-cell>
          <table:table-cell office:value-type="float" office:value="-0.024783" calcext:value-type="float">
            <text:p>-0.024783</text:p>
          </table:table-cell>
          <table:table-cell office:value-type="float" office:value="-0.006321" calcext:value-type="float">
            <text:p>-0.006321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184299" calcext:value-type="float">
            <text:p>0.184299</text:p>
          </table:table-cell>
          <table:table-cell office:value-type="float" office:value="-0.024109" calcext:value-type="float">
            <text:p>-0.024109</text:p>
          </table:table-cell>
          <table:table-cell office:value-type="float" office:value="-0.006078" calcext:value-type="float">
            <text:p>-0.006078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182836" calcext:value-type="float">
            <text:p>0.182836</text:p>
          </table:table-cell>
          <table:table-cell office:value-type="float" office:value="-0.023573" calcext:value-type="float">
            <text:p>-0.023573</text:p>
          </table:table-cell>
          <table:table-cell office:value-type="float" office:value="-0.003957" calcext:value-type="float">
            <text:p>-0.003957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181385" calcext:value-type="float">
            <text:p>0.181385</text:p>
          </table:table-cell>
          <table:table-cell office:value-type="float" office:value="-0.023369" calcext:value-type="float">
            <text:p>-0.023369</text:p>
          </table:table-cell>
          <table:table-cell office:value-type="float" office:value="-0.005543" calcext:value-type="float">
            <text:p>-0.005543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179945" calcext:value-type="float">
            <text:p>0.179945</text:p>
          </table:table-cell>
          <table:table-cell office:value-type="float" office:value="-0.022513" calcext:value-type="float">
            <text:p>-0.022513</text:p>
          </table:table-cell>
          <table:table-cell office:value-type="float" office:value="-0.003418" calcext:value-type="float">
            <text:p>-0.003418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178517" calcext:value-type="float">
            <text:p>0.178517</text:p>
          </table:table-cell>
          <table:table-cell office:value-type="float" office:value="-0.022087" calcext:value-type="float">
            <text:p>-0.022087</text:p>
          </table:table-cell>
          <table:table-cell office:value-type="float" office:value="-0.005002" calcext:value-type="float">
            <text:p>-0.005002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1771" calcext:value-type="float">
            <text:p>0.1771</text:p>
          </table:table-cell>
          <table:table-cell office:value-type="float" office:value="-0.021531" calcext:value-type="float">
            <text:p>-0.021531</text:p>
          </table:table-cell>
          <table:table-cell office:value-type="float" office:value="-0.002875" calcext:value-type="float">
            <text:p>-0.002875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175695" calcext:value-type="float">
            <text:p>0.175695</text:p>
          </table:table-cell>
          <table:table-cell office:value-type="float" office:value="-0.020577" calcext:value-type="float">
            <text:p>-0.020577</text:p>
          </table:table-cell>
          <table:table-cell office:value-type="float" office:value="-0.002579" calcext:value-type="float">
            <text:p>-0.002579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1743" calcext:value-type="float">
            <text:p>0.1743</text:p>
          </table:table-cell>
          <table:table-cell office:value-type="float" office:value="-0.020186" calcext:value-type="float">
            <text:p>-0.020186</text:p>
          </table:table-cell>
          <table:table-cell office:value-type="float" office:value="-0.000402" calcext:value-type="float">
            <text:p>-0.000402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172917" calcext:value-type="float">
            <text:p>0.172917</text:p>
          </table:table-cell>
          <table:table-cell office:value-type="float" office:value="-0.019289" calcext:value-type="float">
            <text:p>-0.019289</text:p>
          </table:table-cell>
          <table:table-cell office:value-type="float" office:value="-0.000053" calcext:value-type="float">
            <text:p>-0.000053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171545" calcext:value-type="float">
            <text:p>0.171545</text:p>
          </table:table-cell>
          <table:table-cell office:value-type="float" office:value="-0.018135" calcext:value-type="float">
            <text:p>-0.018135</text:p>
          </table:table-cell>
          <table:table-cell office:value-type="float" office:value="0.002175" calcext:value-type="float">
            <text:p>0.002175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170183" calcext:value-type="float">
            <text:p>0.170183</text:p>
          </table:table-cell>
          <table:table-cell office:value-type="float" office:value="-0.017322" calcext:value-type="float">
            <text:p>-0.017322</text:p>
          </table:table-cell>
          <table:table-cell office:value-type="float" office:value="-0.00118" calcext:value-type="float">
            <text:p>-0.00118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168833" calcext:value-type="float">
            <text:p>0.168833</text:p>
          </table:table-cell>
          <table:table-cell office:value-type="float" office:value="-0.016222" calcext:value-type="float">
            <text:p>-0.016222</text:p>
          </table:table-cell>
          <table:table-cell office:value-type="float" office:value="0.001002" calcext:value-type="float">
            <text:p>0.001002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167493" calcext:value-type="float">
            <text:p>0.167493</text:p>
          </table:table-cell>
          <table:table-cell office:value-type="float" office:value="-0.015514" calcext:value-type="float">
            <text:p>-0.015514</text:p>
          </table:table-cell>
          <table:table-cell office:value-type="float" office:value="0.00322" calcext:value-type="float">
            <text:p>0.00322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166163" calcext:value-type="float">
            <text:p>0.166163</text:p>
          </table:table-cell>
          <table:table-cell office:value-type="float" office:value="-0.015216" calcext:value-type="float">
            <text:p>-0.015216</text:p>
          </table:table-cell>
          <table:table-cell office:value-type="float" office:value="-0.000139" calcext:value-type="float">
            <text:p>-0.000139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164845" calcext:value-type="float">
            <text:p>0.164845</text:p>
          </table:table-cell>
          <table:table-cell office:value-type="float" office:value="-0.014423" calcext:value-type="float">
            <text:p>-0.014423</text:p>
          </table:table-cell>
          <table:table-cell office:value-type="float" office:value="0.003924" calcext:value-type="float">
            <text:p>0.003924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163536" calcext:value-type="float">
            <text:p>0.163536</text:p>
          </table:table-cell>
          <table:table-cell office:value-type="float" office:value="-0.013531" calcext:value-type="float">
            <text:p>-0.013531</text:p>
          </table:table-cell>
          <table:table-cell office:value-type="float" office:value="0.004323" calcext:value-type="float">
            <text:p>0.004323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162238" calcext:value-type="float">
            <text:p>0.162238</text:p>
          </table:table-cell>
          <table:table-cell office:value-type="float" office:value="-0.012297" calcext:value-type="float">
            <text:p>-0.012297</text:p>
          </table:table-cell>
          <table:table-cell office:value-type="float" office:value="0.002855" calcext:value-type="float">
            <text:p>0.002855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160951" calcext:value-type="float">
            <text:p>0.160951</text:p>
          </table:table-cell>
          <table:table-cell office:value-type="float" office:value="-0.011122" calcext:value-type="float">
            <text:p>-0.011122</text:p>
          </table:table-cell>
          <table:table-cell office:value-type="float" office:value="0.006973" calcext:value-type="float">
            <text:p>0.006973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159673" calcext:value-type="float">
            <text:p>0.159673</text:p>
          </table:table-cell>
          <table:table-cell office:value-type="float" office:value="-0.010369" calcext:value-type="float">
            <text:p>-0.010369</text:p>
          </table:table-cell>
          <table:table-cell office:value-type="float" office:value="0.007425" calcext:value-type="float">
            <text:p>0.007425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158406" calcext:value-type="float">
            <text:p>0.158406</text:p>
          </table:table-cell>
          <table:table-cell office:value-type="float" office:value="-0.009037" calcext:value-type="float">
            <text:p>-0.009037</text:p>
          </table:table-cell>
          <table:table-cell office:value-type="float" office:value="0.004131" calcext:value-type="float">
            <text:p>0.004131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157149" calcext:value-type="float">
            <text:p>0.157149</text:p>
          </table:table-cell>
          <table:table-cell office:value-type="float" office:value="-0.00743" calcext:value-type="float">
            <text:p>-0.00743</text:p>
          </table:table-cell>
          <table:table-cell office:value-type="float" office:value="0.008251" calcext:value-type="float">
            <text:p>0.008251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155902" calcext:value-type="float">
            <text:p>0.155902</text:p>
          </table:table-cell>
          <table:table-cell office:value-type="float" office:value="-0.006239" calcext:value-type="float">
            <text:p>-0.006239</text:p>
          </table:table-cell>
          <table:table-cell office:value-type="float" office:value="0.006824" calcext:value-type="float">
            <text:p>0.006824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154664" calcext:value-type="float">
            <text:p>0.154664</text:p>
          </table:table-cell>
          <table:table-cell office:value-type="float" office:value="-0.00482" calcext:value-type="float">
            <text:p>-0.00482</text:p>
          </table:table-cell>
          <table:table-cell office:value-type="float" office:value="0.00911" calcext:value-type="float">
            <text:p>0.00911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153437" calcext:value-type="float">
            <text:p>0.153437</text:p>
          </table:table-cell>
          <table:table-cell office:value-type="float" office:value="-0.003569" calcext:value-type="float">
            <text:p>-0.003569</text:p>
          </table:table-cell>
          <table:table-cell office:value-type="float" office:value="0.007693" calcext:value-type="float">
            <text:p>0.007693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152219" calcext:value-type="float">
            <text:p>0.152219</text:p>
          </table:table-cell>
          <table:table-cell office:value-type="float" office:value="-0.00265" calcext:value-type="float">
            <text:p>-0.00265</text:p>
          </table:table-cell>
          <table:table-cell office:value-type="float" office:value="0.008112" calcext:value-type="float">
            <text:p>0.008112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151011" calcext:value-type="float">
            <text:p>0.151011</text:p>
          </table:table-cell>
          <table:table-cell office:value-type="float" office:value="-0.001272" calcext:value-type="float">
            <text:p>-0.001272</text:p>
          </table:table-cell>
          <table:table-cell office:value-type="float" office:value="0.010407" calcext:value-type="float">
            <text:p>0.010407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149813" calcext:value-type="float">
            <text:p>0.149813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.010873" calcext:value-type="float">
            <text:p>0.010873</text:p>
          </table:table-cell>
        </table:table-row>
        <table:table-row table:style-name="ro1">
          <table:table-cell office:value-type="float" office:value="0.26212" calcext:value-type="float">
            <text:p>0.26212</text:p>
          </table:table-cell>
          <table:table-cell office:value-type="float" office:value="0.148624" calcext:value-type="float">
            <text:p>0.148624</text:p>
          </table:table-cell>
          <table:table-cell office:value-type="float" office:value="0.001195" calcext:value-type="float">
            <text:p>0.001195</text:p>
          </table:table-cell>
          <table:table-cell office:value-type="float" office:value="0.013221" calcext:value-type="float">
            <text:p>0.013221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147444" calcext:value-type="float">
            <text:p>0.147444</text:p>
          </table:table-cell>
          <table:table-cell office:value-type="float" office:value="0.002319" calcext:value-type="float">
            <text:p>0.002319</text:p>
          </table:table-cell>
          <table:table-cell office:value-type="float" office:value="0.009989" calcext:value-type="float">
            <text:p>0.009989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146274" calcext:value-type="float">
            <text:p>0.146274</text:p>
          </table:table-cell>
          <table:table-cell office:value-type="float" office:value="0.002928" calcext:value-type="float">
            <text:p>0.002928</text:p>
          </table:table-cell>
          <table:table-cell office:value-type="float" office:value="0.010421" calcext:value-type="float">
            <text:p>0.010421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145113" calcext:value-type="float">
            <text:p>0.145113</text:p>
          </table:table-cell>
          <table:table-cell office:value-type="float" office:value="0.003701" calcext:value-type="float">
            <text:p>0.003701</text:p>
          </table:table-cell>
          <table:table-cell office:value-type="float" office:value="0.010846" calcext:value-type="float">
            <text:p>0.010846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143961" calcext:value-type="float">
            <text:p>0.143961</text:p>
          </table:table-cell>
          <table:table-cell office:value-type="float" office:value="0.004552" calcext:value-type="float">
            <text:p>0.004552</text:p>
          </table:table-cell>
          <table:table-cell office:value-type="float" office:value="0.013146" calcext:value-type="float">
            <text:p>0.013146</text:p>
          </table:table-cell>
        </table:table-row>
        <table:table-row table:style-name="ro1">
          <table:table-cell office:value-type="float" office:value="0.26212" calcext:value-type="float">
            <text:p>0.26212</text:p>
          </table:table-cell>
          <table:table-cell office:value-type="float" office:value="0.142819" calcext:value-type="float">
            <text:p>0.142819</text:p>
          </table:table-cell>
          <table:table-cell office:value-type="float" office:value="0.005002" calcext:value-type="float">
            <text:p>0.005002</text:p>
          </table:table-cell>
          <table:table-cell office:value-type="float" office:value="0.015498" calcext:value-type="float">
            <text:p>0.015498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141685" calcext:value-type="float">
            <text:p>0.141685</text:p>
          </table:table-cell>
          <table:table-cell office:value-type="float" office:value="0.005379" calcext:value-type="float">
            <text:p>0.005379</text:p>
          </table:table-cell>
          <table:table-cell office:value-type="float" office:value="0.012278" calcext:value-type="float">
            <text:p>0.012278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140561" calcext:value-type="float">
            <text:p>0.140561</text:p>
          </table:table-cell>
          <table:table-cell office:value-type="float" office:value="0.006415" calcext:value-type="float">
            <text:p>0.006415</text:p>
          </table:table-cell>
          <table:table-cell office:value-type="float" office:value="0.012727" calcext:value-type="float">
            <text:p>0.012727</text:p>
          </table:table-cell>
        </table:table-row>
        <table:table-row table:style-name="ro1">
          <table:table-cell office:value-type="float" office:value="0.26212" calcext:value-type="float">
            <text:p>0.26212</text:p>
          </table:table-cell>
          <table:table-cell office:value-type="float" office:value="0.139445" calcext:value-type="float">
            <text:p>0.139445</text:p>
          </table:table-cell>
          <table:table-cell office:value-type="float" office:value="0.007456" calcext:value-type="float">
            <text:p>0.007456</text:p>
          </table:table-cell>
          <table:table-cell office:value-type="float" office:value="0.01692" calcext:value-type="float">
            <text:p>0.01692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138338" calcext:value-type="float">
            <text:p>0.138338</text:p>
          </table:table-cell>
          <table:table-cell office:value-type="float" office:value="0.008244" calcext:value-type="float">
            <text:p>0.008244</text:p>
          </table:table-cell>
          <table:table-cell office:value-type="float" office:value="0.015572" calcext:value-type="float">
            <text:p>0.015572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13724" calcext:value-type="float">
            <text:p>0.13724</text:p>
          </table:table-cell>
          <table:table-cell office:value-type="float" office:value="0.008734" calcext:value-type="float">
            <text:p>0.008734</text:p>
          </table:table-cell>
          <table:table-cell office:value-type="float" office:value="0.014189" calcext:value-type="float">
            <text:p>0.014189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136151" calcext:value-type="float">
            <text:p>0.136151</text:p>
          </table:table-cell>
          <table:table-cell office:value-type="float" office:value="0.009848" calcext:value-type="float">
            <text:p>0.009848</text:p>
          </table:table-cell>
          <table:table-cell office:value-type="float" office:value="0.014638" calcext:value-type="float">
            <text:p>0.014638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135071" calcext:value-type="float">
            <text:p>0.135071</text:p>
          </table:table-cell>
          <table:table-cell office:value-type="float" office:value="0.010479" calcext:value-type="float">
            <text:p>0.010479</text:p>
          </table:table-cell>
          <table:table-cell office:value-type="float" office:value="0.016958" calcext:value-type="float">
            <text:p>0.016958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133999" calcext:value-type="float">
            <text:p>0.133999</text:p>
          </table:table-cell>
          <table:table-cell office:value-type="float" office:value="0.011392" calcext:value-type="float">
            <text:p>0.011392</text:p>
          </table:table-cell>
          <table:table-cell office:value-type="float" office:value="0.01745" calcext:value-type="float">
            <text:p>0.01745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132935" calcext:value-type="float">
            <text:p>0.132935</text:p>
          </table:table-cell>
          <table:table-cell office:value-type="float" office:value="0.012849" calcext:value-type="float">
            <text:p>0.012849</text:p>
          </table:table-cell>
          <table:table-cell office:value-type="float" office:value="0.017952" calcext:value-type="float">
            <text:p>0.017952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13188" calcext:value-type="float">
            <text:p>0.13188</text:p>
          </table:table-cell>
          <table:table-cell office:value-type="float" office:value="0.014189" calcext:value-type="float">
            <text:p>0.014189</text:p>
          </table:table-cell>
          <table:table-cell office:value-type="float" office:value="0.018457" calcext:value-type="float">
            <text:p>0.018457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130834" calcext:value-type="float">
            <text:p>0.130834</text:p>
          </table:table-cell>
          <table:table-cell office:value-type="float" office:value="0.015451" calcext:value-type="float">
            <text:p>0.015451</text:p>
          </table:table-cell>
          <table:table-cell office:value-type="float" office:value="0.017087" calcext:value-type="float">
            <text:p>0.017087</text:p>
          </table:table-cell>
        </table:table-row>
        <table:table-row table:style-name="ro1">
          <table:table-cell office:value-type="float" office:value="0.26212" calcext:value-type="float">
            <text:p>0.26212</text:p>
          </table:table-cell>
          <table:table-cell office:value-type="float" office:value="0.129795" calcext:value-type="float">
            <text:p>0.129795</text:p>
          </table:table-cell>
          <table:table-cell office:value-type="float" office:value="0.016593" calcext:value-type="float">
            <text:p>0.016593</text:p>
          </table:table-cell>
          <table:table-cell office:value-type="float" office:value="0.021298" calcext:value-type="float">
            <text:p>0.021298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128765" calcext:value-type="float">
            <text:p>0.128765</text:p>
          </table:table-cell>
          <table:table-cell office:value-type="float" office:value="0.017899" calcext:value-type="float">
            <text:p>0.017899</text:p>
          </table:table-cell>
          <table:table-cell office:value-type="float" office:value="0.019968" calcext:value-type="float">
            <text:p>0.019968</text:p>
          </table:table-cell>
        </table:table-row>
        <table:table-row table:style-name="ro1">
          <table:table-cell office:value-type="float" office:value="0.26212" calcext:value-type="float">
            <text:p>0.26212</text:p>
          </table:table-cell>
          <table:table-cell office:value-type="float" office:value="0.127743" calcext:value-type="float">
            <text:p>0.127743</text:p>
          </table:table-cell>
          <table:table-cell office:value-type="float" office:value="0.019173" calcext:value-type="float">
            <text:p>0.019173</text:p>
          </table:table-cell>
          <table:table-cell office:value-type="float" office:value="0.022352" calcext:value-type="float">
            <text:p>0.022352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126729" calcext:value-type="float">
            <text:p>0.126729</text:p>
          </table:table-cell>
          <table:table-cell office:value-type="float" office:value="0.020376" calcext:value-type="float">
            <text:p>0.020376</text:p>
          </table:table-cell>
          <table:table-cell office:value-type="float" office:value="0.019154" calcext:value-type="float">
            <text:p>0.019154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125723" calcext:value-type="float">
            <text:p>0.125723</text:p>
          </table:table-cell>
          <table:table-cell office:value-type="float" office:value="0.021409" calcext:value-type="float">
            <text:p>0.021409</text:p>
          </table:table-cell>
          <table:table-cell office:value-type="float" office:value="0.021495" calcext:value-type="float">
            <text:p>0.021495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124726" calcext:value-type="float">
            <text:p>0.124726</text:p>
          </table:table-cell>
          <table:table-cell office:value-type="float" office:value="0.022774" calcext:value-type="float">
            <text:p>0.022774</text:p>
          </table:table-cell>
          <table:table-cell office:value-type="float" office:value="0.020125" calcext:value-type="float">
            <text:p>0.020125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123736" calcext:value-type="float">
            <text:p>0.123736</text:p>
          </table:table-cell>
          <table:table-cell office:value-type="float" office:value="0.023701" calcext:value-type="float">
            <text:p>0.023701</text:p>
          </table:table-cell>
          <table:table-cell office:value-type="float" office:value="0.022467" calcext:value-type="float">
            <text:p>0.022467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122754" calcext:value-type="float">
            <text:p>0.122754</text:p>
          </table:table-cell>
          <table:table-cell office:value-type="float" office:value="0.024444" calcext:value-type="float">
            <text:p>0.024444</text:p>
          </table:table-cell>
          <table:table-cell office:value-type="float" office:value="0.022981" calcext:value-type="float">
            <text:p>0.022981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121779" calcext:value-type="float">
            <text:p>0.121779</text:p>
          </table:table-cell>
          <table:table-cell office:value-type="float" office:value="0.025394" calcext:value-type="float">
            <text:p>0.025394</text:p>
          </table:table-cell>
          <table:table-cell office:value-type="float" office:value="0.019753" calcext:value-type="float">
            <text:p>0.019753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120813" calcext:value-type="float">
            <text:p>0.120813</text:p>
          </table:table-cell>
          <table:table-cell office:value-type="float" office:value="0.026269" calcext:value-type="float">
            <text:p>0.026269</text:p>
          </table:table-cell>
          <table:table-cell office:value-type="float" office:value="0.022068" calcext:value-type="float">
            <text:p>0.022068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119854" calcext:value-type="float">
            <text:p>0.119854</text:p>
          </table:table-cell>
          <table:table-cell office:value-type="float" office:value="0.026869" calcext:value-type="float">
            <text:p>0.026869</text:p>
          </table:table-cell>
          <table:table-cell office:value-type="float" office:value="0.022547" calcext:value-type="float">
            <text:p>0.022547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118903" calcext:value-type="float">
            <text:p>0.118903</text:p>
          </table:table-cell>
          <table:table-cell office:value-type="float" office:value="0.027788" calcext:value-type="float">
            <text:p>0.027788</text:p>
          </table:table-cell>
          <table:table-cell office:value-type="float" office:value="0.021156" calcext:value-type="float">
            <text:p>0.021156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117959" calcext:value-type="float">
            <text:p>0.117959</text:p>
          </table:table-cell>
          <table:table-cell office:value-type="float" office:value="0.028611" calcext:value-type="float">
            <text:p>0.028611</text:p>
          </table:table-cell>
          <table:table-cell office:value-type="float" office:value="0.021603" calcext:value-type="float">
            <text:p>0.021603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117023" calcext:value-type="float">
            <text:p>0.117023</text:p>
          </table:table-cell>
          <table:table-cell office:value-type="float" office:value="0.029286" calcext:value-type="float">
            <text:p>0.029286</text:p>
          </table:table-cell>
          <table:table-cell office:value-type="float" office:value="0.02205" calcext:value-type="float">
            <text:p>0.02205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116094" calcext:value-type="float">
            <text:p>0.116094</text:p>
          </table:table-cell>
          <table:table-cell office:value-type="float" office:value="0.02984" calcext:value-type="float">
            <text:p>0.02984</text:p>
          </table:table-cell>
          <table:table-cell office:value-type="float" office:value="0.024375" calcext:value-type="float">
            <text:p>0.024375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115173" calcext:value-type="float">
            <text:p>0.115173</text:p>
          </table:table-cell>
          <table:table-cell office:value-type="float" office:value="0.030028" calcext:value-type="float">
            <text:p>0.030028</text:p>
          </table:table-cell>
          <table:table-cell office:value-type="float" office:value="0.022998" calcext:value-type="float">
            <text:p>0.022998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114259" calcext:value-type="float">
            <text:p>0.114259</text:p>
          </table:table-cell>
          <table:table-cell office:value-type="float" office:value="0.03041" calcext:value-type="float">
            <text:p>0.03041</text:p>
          </table:table-cell>
          <table:table-cell office:value-type="float" office:value="0.025334" calcext:value-type="float">
            <text:p>0.025334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113352" calcext:value-type="float">
            <text:p>0.113352</text:p>
          </table:table-cell>
          <table:table-cell office:value-type="float" office:value="0.031048" calcext:value-type="float">
            <text:p>0.031048</text:p>
          </table:table-cell>
          <table:table-cell office:value-type="float" office:value="0.022084" calcext:value-type="float">
            <text:p>0.022084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112452" calcext:value-type="float">
            <text:p>0.112452</text:p>
          </table:table-cell>
          <table:table-cell office:value-type="float" office:value="0.031586" calcext:value-type="float">
            <text:p>0.031586</text:p>
          </table:table-cell>
          <table:table-cell office:value-type="float" office:value="0.024374" calcext:value-type="float">
            <text:p>0.024374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11156" calcext:value-type="float">
            <text:p>0.11156</text:p>
          </table:table-cell>
          <table:table-cell office:value-type="float" office:value="0.03217" calcext:value-type="float">
            <text:p>0.03217</text:p>
          </table:table-cell>
          <table:table-cell office:value-type="float" office:value="0.022951" calcext:value-type="float">
            <text:p>0.022951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110675" calcext:value-type="float">
            <text:p>0.110675</text:p>
          </table:table-cell>
          <table:table-cell office:value-type="float" office:value="0.032654" calcext:value-type="float">
            <text:p>0.032654</text:p>
          </table:table-cell>
          <table:table-cell office:value-type="float" office:value="0.02524" calcext:value-type="float">
            <text:p>0.02524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109796" calcext:value-type="float">
            <text:p>0.109796</text:p>
          </table:table-cell>
          <table:table-cell office:value-type="float" office:value="0.032975" calcext:value-type="float">
            <text:p>0.032975</text:p>
          </table:table-cell>
          <table:table-cell office:value-type="float" office:value="0.023827" calcext:value-type="float">
            <text:p>0.023827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108925" calcext:value-type="float">
            <text:p>0.108925</text:p>
          </table:table-cell>
          <table:table-cell office:value-type="float" office:value="0.033155" calcext:value-type="float">
            <text:p>0.033155</text:p>
          </table:table-cell>
          <table:table-cell office:value-type="float" office:value="0.024252" calcext:value-type="float">
            <text:p>0.024252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10806" calcext:value-type="float">
            <text:p>0.10806</text:p>
          </table:table-cell>
          <table:table-cell office:value-type="float" office:value="0.033333" calcext:value-type="float">
            <text:p>0.033333</text:p>
          </table:table-cell>
          <table:table-cell office:value-type="float" office:value="0.024679" calcext:value-type="float">
            <text:p>0.024679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107203" calcext:value-type="float">
            <text:p>0.107203</text:p>
          </table:table-cell>
          <table:table-cell office:value-type="float" office:value="0.033508" calcext:value-type="float">
            <text:p>0.033508</text:p>
          </table:table-cell>
          <table:table-cell office:value-type="float" office:value="0.025107" calcext:value-type="float">
            <text:p>0.025107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106352" calcext:value-type="float">
            <text:p>0.106352</text:p>
          </table:table-cell>
          <table:table-cell office:value-type="float" office:value="0.033616" calcext:value-type="float">
            <text:p>0.033616</text:p>
          </table:table-cell>
          <table:table-cell office:value-type="float" office:value="0.025539" calcext:value-type="float">
            <text:p>0.025539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105508" calcext:value-type="float">
            <text:p>0.105508</text:p>
          </table:table-cell>
          <table:table-cell office:value-type="float" office:value="0.033828" calcext:value-type="float">
            <text:p>0.033828</text:p>
          </table:table-cell>
          <table:table-cell office:value-type="float" office:value="0.025972" calcext:value-type="float">
            <text:p>0.025972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10467" calcext:value-type="float">
            <text:p>0.10467</text:p>
          </table:table-cell>
          <table:table-cell office:value-type="float" office:value="0.033918" calcext:value-type="float">
            <text:p>0.033918</text:p>
          </table:table-cell>
          <table:table-cell office:value-type="float" office:value="0.024532" calcext:value-type="float">
            <text:p>0.024532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10384" calcext:value-type="float">
            <text:p>0.10384</text:p>
          </table:table-cell>
          <table:table-cell office:value-type="float" office:value="0.033893" calcext:value-type="float">
            <text:p>0.033893</text:p>
          </table:table-cell>
          <table:table-cell office:value-type="float" office:value="0.028675" calcext:value-type="float">
            <text:p>0.028675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103016" calcext:value-type="float">
            <text:p>0.103016</text:p>
          </table:table-cell>
          <table:table-cell office:value-type="float" office:value="0.033747" calcext:value-type="float">
            <text:p>0.033747</text:p>
          </table:table-cell>
          <table:table-cell office:value-type="float" office:value="0.025403" calcext:value-type="float">
            <text:p>0.025403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102198" calcext:value-type="float">
            <text:p>0.102198</text:p>
          </table:table-cell>
          <table:table-cell office:value-type="float" office:value="0.033544" calcext:value-type="float">
            <text:p>0.033544</text:p>
          </table:table-cell>
          <table:table-cell office:value-type="float" office:value="0.027676" calcext:value-type="float">
            <text:p>0.027676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101387" calcext:value-type="float">
            <text:p>0.101387</text:p>
          </table:table-cell>
          <table:table-cell office:value-type="float" office:value="0.033066" calcext:value-type="float">
            <text:p>0.033066</text:p>
          </table:table-cell>
          <table:table-cell office:value-type="float" office:value="0.026239" calcext:value-type="float">
            <text:p>0.026239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100582" calcext:value-type="float">
            <text:p>0.100582</text:p>
          </table:table-cell>
          <table:table-cell office:value-type="float" office:value="0.032592" calcext:value-type="float">
            <text:p>0.032592</text:p>
          </table:table-cell>
          <table:table-cell office:value-type="float" office:value="0.026636" calcext:value-type="float">
            <text:p>0.026636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099784" calcext:value-type="float">
            <text:p>0.099784</text:p>
          </table:table-cell>
          <table:table-cell office:value-type="float" office:value="0.032037" calcext:value-type="float">
            <text:p>0.032037</text:p>
          </table:table-cell>
          <table:table-cell office:value-type="float" office:value="0.028909" calcext:value-type="float">
            <text:p>0.028909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098992" calcext:value-type="float">
            <text:p>0.098992</text:p>
          </table:table-cell>
          <table:table-cell office:value-type="float" office:value="0.031452" calcext:value-type="float">
            <text:p>0.031452</text:p>
          </table:table-cell>
          <table:table-cell office:value-type="float" office:value="0.031229" calcext:value-type="float">
            <text:p>0.031229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098206" calcext:value-type="float">
            <text:p>0.098206</text:p>
          </table:table-cell>
          <table:table-cell office:value-type="float" office:value="0.030912" calcext:value-type="float">
            <text:p>0.030912</text:p>
          </table:table-cell>
          <table:table-cell office:value-type="float" office:value="0.029849" calcext:value-type="float">
            <text:p>0.029849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097427" calcext:value-type="float">
            <text:p>0.097427</text:p>
          </table:table-cell>
          <table:table-cell office:value-type="float" office:value="0.030326" calcext:value-type="float">
            <text:p>0.030326</text:p>
          </table:table-cell>
          <table:table-cell office:value-type="float" office:value="0.028429" calcext:value-type="float">
            <text:p>0.028429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096654" calcext:value-type="float">
            <text:p>0.096654</text:p>
          </table:table-cell>
          <table:table-cell office:value-type="float" office:value="0.029629" calcext:value-type="float">
            <text:p>0.029629</text:p>
          </table:table-cell>
          <table:table-cell office:value-type="float" office:value="0.030709" calcext:value-type="float">
            <text:p>0.030709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095887" calcext:value-type="float">
            <text:p>0.095887</text:p>
          </table:table-cell>
          <table:table-cell office:value-type="float" office:value="0.029323" calcext:value-type="float">
            <text:p>0.029323</text:p>
          </table:table-cell>
          <table:table-cell office:value-type="float" office:value="0.031151" calcext:value-type="float">
            <text:p>0.031151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095126" calcext:value-type="float">
            <text:p>0.095126</text:p>
          </table:table-cell>
          <table:table-cell office:value-type="float" office:value="0.029343" calcext:value-type="float">
            <text:p>0.029343</text:p>
          </table:table-cell>
          <table:table-cell office:value-type="float" office:value="0.033473" calcext:value-type="float">
            <text:p>0.033473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094371" calcext:value-type="float">
            <text:p>0.094371</text:p>
          </table:table-cell>
          <table:table-cell office:value-type="float" office:value="0.029612" calcext:value-type="float">
            <text:p>0.029612</text:p>
          </table:table-cell>
          <table:table-cell office:value-type="float" office:value="0.033968" calcext:value-type="float">
            <text:p>0.033968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093622" calcext:value-type="float">
            <text:p>0.093622</text:p>
          </table:table-cell>
          <table:table-cell office:value-type="float" office:value="0.030275" calcext:value-type="float">
            <text:p>0.030275</text:p>
          </table:table-cell>
          <table:table-cell office:value-type="float" office:value="0.032592" calcext:value-type="float">
            <text:p>0.032592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092879" calcext:value-type="float">
            <text:p>0.092879</text:p>
          </table:table-cell>
          <table:table-cell office:value-type="float" office:value="0.031255" calcext:value-type="float">
            <text:p>0.031255</text:p>
          </table:table-cell>
          <table:table-cell office:value-type="float" office:value="0.033047" calcext:value-type="float">
            <text:p>0.033047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092141" calcext:value-type="float">
            <text:p>0.092141</text:p>
          </table:table-cell>
          <table:table-cell office:value-type="float" office:value="0.032257" calcext:value-type="float">
            <text:p>0.032257</text:p>
          </table:table-cell>
          <table:table-cell office:value-type="float" office:value="0.037247" calcext:value-type="float">
            <text:p>0.037247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09141" calcext:value-type="float">
            <text:p>0.09141</text:p>
          </table:table-cell>
          <table:table-cell office:value-type="float" office:value="0.033655" calcext:value-type="float">
            <text:p>0.033655</text:p>
          </table:table-cell>
          <table:table-cell office:value-type="float" office:value="0.034033" calcext:value-type="float">
            <text:p>0.034033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090685" calcext:value-type="float">
            <text:p>0.090685</text:p>
          </table:table-cell>
          <table:table-cell office:value-type="float" office:value="0.035285" calcext:value-type="float">
            <text:p>0.035285</text:p>
          </table:table-cell>
          <table:table-cell office:value-type="float" office:value="0.036366" calcext:value-type="float">
            <text:p>0.036366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089965" calcext:value-type="float">
            <text:p>0.089965</text:p>
          </table:table-cell>
          <table:table-cell office:value-type="float" office:value="0.03671" calcext:value-type="float">
            <text:p>0.03671</text:p>
          </table:table-cell>
          <table:table-cell office:value-type="float" office:value="0.036864" calcext:value-type="float">
            <text:p>0.036864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089251" calcext:value-type="float">
            <text:p>0.089251</text:p>
          </table:table-cell>
          <table:table-cell office:value-type="float" office:value="0.038261" calcext:value-type="float">
            <text:p>0.038261</text:p>
          </table:table-cell>
          <table:table-cell office:value-type="float" office:value="0.039239" calcext:value-type="float">
            <text:p>0.039239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088543" calcext:value-type="float">
            <text:p>0.088543</text:p>
          </table:table-cell>
          <table:table-cell office:value-type="float" office:value="0.03989" calcext:value-type="float">
            <text:p>0.03989</text:p>
          </table:table-cell>
          <table:table-cell office:value-type="float" office:value="0.036034" calcext:value-type="float">
            <text:p>0.036034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08784" calcext:value-type="float">
            <text:p>0.08784</text:p>
          </table:table-cell>
          <table:table-cell office:value-type="float" office:value="0.041532" calcext:value-type="float">
            <text:p>0.041532</text:p>
          </table:table-cell>
          <table:table-cell office:value-type="float" office:value="0.036496" calcext:value-type="float">
            <text:p>0.036496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087143" calcext:value-type="float">
            <text:p>0.087143</text:p>
          </table:table-cell>
          <table:table-cell office:value-type="float" office:value="0.043182" calcext:value-type="float">
            <text:p>0.043182</text:p>
          </table:table-cell>
          <table:table-cell office:value-type="float" office:value="0.036951" calcext:value-type="float">
            <text:p>0.036951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086451" calcext:value-type="float">
            <text:p>0.086451</text:p>
          </table:table-cell>
          <table:table-cell office:value-type="float" office:value="0.045004" calcext:value-type="float">
            <text:p>0.045004</text:p>
          </table:table-cell>
          <table:table-cell office:value-type="float" office:value="0.037408" calcext:value-type="float">
            <text:p>0.037408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085765" calcext:value-type="float">
            <text:p>0.085765</text:p>
          </table:table-cell>
          <table:table-cell office:value-type="float" office:value="0.04691" calcext:value-type="float">
            <text:p>0.04691</text:p>
          </table:table-cell>
          <table:table-cell office:value-type="float" office:value="0.037872" calcext:value-type="float">
            <text:p>0.037872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085084" calcext:value-type="float">
            <text:p>0.085084</text:p>
          </table:table-cell>
          <table:table-cell office:value-type="float" office:value="0.04891" calcext:value-type="float">
            <text:p>0.04891</text:p>
          </table:table-cell>
          <table:table-cell office:value-type="float" office:value="0.036468" calcext:value-type="float">
            <text:p>0.036468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084409" calcext:value-type="float">
            <text:p>0.084409</text:p>
          </table:table-cell>
          <table:table-cell office:value-type="float" office:value="0.051125" calcext:value-type="float">
            <text:p>0.051125</text:p>
          </table:table-cell>
          <table:table-cell office:value-type="float" office:value="0.036899" calcext:value-type="float">
            <text:p>0.036899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083739" calcext:value-type="float">
            <text:p>0.083739</text:p>
          </table:table-cell>
          <table:table-cell office:value-type="float" office:value="0.052317" calcext:value-type="float">
            <text:p>0.052317</text:p>
          </table:table-cell>
          <table:table-cell office:value-type="float" office:value="0.037331" calcext:value-type="float">
            <text:p>0.037331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083075" calcext:value-type="float">
            <text:p>0.083075</text:p>
          </table:table-cell>
          <table:table-cell office:value-type="float" office:value="0.052488" calcext:value-type="float">
            <text:p>0.052488</text:p>
          </table:table-cell>
          <table:table-cell office:value-type="float" office:value="0.037765" calcext:value-type="float">
            <text:p>0.037765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082415" calcext:value-type="float">
            <text:p>0.082415</text:p>
          </table:table-cell>
          <table:table-cell office:value-type="float" office:value="0.052802" calcext:value-type="float">
            <text:p>0.052802</text:p>
          </table:table-cell>
          <table:table-cell office:value-type="float" office:value="0.034453" calcext:value-type="float">
            <text:p>0.034453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081761" calcext:value-type="float">
            <text:p>0.081761</text:p>
          </table:table-cell>
          <table:table-cell office:value-type="float" office:value="0.052718" calcext:value-type="float">
            <text:p>0.052718</text:p>
          </table:table-cell>
          <table:table-cell office:value-type="float" office:value="0.036681" calcext:value-type="float">
            <text:p>0.036681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081112" calcext:value-type="float">
            <text:p>0.081112</text:p>
          </table:table-cell>
          <table:table-cell office:value-type="float" office:value="0.051312" calcext:value-type="float">
            <text:p>0.051312</text:p>
          </table:table-cell>
          <table:table-cell office:value-type="float" office:value="0.0352" calcext:value-type="float">
            <text:p>0.0352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080468" calcext:value-type="float">
            <text:p>0.080468</text:p>
          </table:table-cell>
          <table:table-cell office:value-type="float" office:value="0.04997" calcext:value-type="float">
            <text:p>0.04997</text:p>
          </table:table-cell>
          <table:table-cell office:value-type="float" office:value="0.035557" calcext:value-type="float">
            <text:p>0.035557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07983" calcext:value-type="float">
            <text:p>0.07983</text:p>
          </table:table-cell>
          <table:table-cell office:value-type="float" office:value="0.048413" calcext:value-type="float">
            <text:p>0.048413</text:p>
          </table:table-cell>
          <table:table-cell office:value-type="float" office:value="0.035919" calcext:value-type="float">
            <text:p>0.035919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079196" calcext:value-type="float">
            <text:p>0.079196</text:p>
          </table:table-cell>
          <table:table-cell office:value-type="float" office:value="0.046869" calcext:value-type="float">
            <text:p>0.046869</text:p>
          </table:table-cell>
          <table:table-cell office:value-type="float" office:value="0.03441" calcext:value-type="float">
            <text:p>0.03441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078568" calcext:value-type="float">
            <text:p>0.078568</text:p>
          </table:table-cell>
          <table:table-cell office:value-type="float" office:value="0.045805" calcext:value-type="float">
            <text:p>0.045805</text:p>
          </table:table-cell>
          <table:table-cell office:value-type="float" office:value="0.036611" calcext:value-type="float">
            <text:p>0.036611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077944" calcext:value-type="float">
            <text:p>0.077944</text:p>
          </table:table-cell>
          <table:table-cell office:value-type="float" office:value="0.043902" calcext:value-type="float">
            <text:p>0.043902</text:p>
          </table:table-cell>
          <table:table-cell office:value-type="float" office:value="0.038856" calcext:value-type="float">
            <text:p>0.038856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077326" calcext:value-type="float">
            <text:p>0.077326</text:p>
          </table:table-cell>
          <table:table-cell office:value-type="float" office:value="0.041909" calcext:value-type="float">
            <text:p>0.041909</text:p>
          </table:table-cell>
          <table:table-cell office:value-type="float" office:value="0.037399" calcext:value-type="float">
            <text:p>0.037399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076712" calcext:value-type="float">
            <text:p>0.076712</text:p>
          </table:table-cell>
          <table:table-cell office:value-type="float" office:value="0.040158" calcext:value-type="float">
            <text:p>0.040158</text:p>
          </table:table-cell>
          <table:table-cell office:value-type="float" office:value="0.037776" calcext:value-type="float">
            <text:p>0.037776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076103" calcext:value-type="float">
            <text:p>0.076103</text:p>
          </table:table-cell>
          <table:table-cell office:value-type="float" office:value="0.038099" calcext:value-type="float">
            <text:p>0.038099</text:p>
          </table:table-cell>
          <table:table-cell office:value-type="float" office:value="0.041897" calcext:value-type="float">
            <text:p>0.041897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075499" calcext:value-type="float">
            <text:p>0.075499</text:p>
          </table:table-cell>
          <table:table-cell office:value-type="float" office:value="0.035928" calcext:value-type="float">
            <text:p>0.035928</text:p>
          </table:table-cell>
          <table:table-cell office:value-type="float" office:value="0.04235" calcext:value-type="float">
            <text:p>0.04235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0749" calcext:value-type="float">
            <text:p>0.0749</text:p>
          </table:table-cell>
          <table:table-cell office:value-type="float" office:value="0.033759" calcext:value-type="float">
            <text:p>0.033759</text:p>
          </table:table-cell>
          <table:table-cell office:value-type="float" office:value="0.040932" calcext:value-type="float">
            <text:p>0.040932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074305" calcext:value-type="float">
            <text:p>0.074305</text:p>
          </table:table-cell>
          <table:table-cell office:value-type="float" office:value="0.031538" calcext:value-type="float">
            <text:p>0.031538</text:p>
          </table:table-cell>
          <table:table-cell office:value-type="float" office:value="0.041343" calcext:value-type="float">
            <text:p>0.041343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073716" calcext:value-type="float">
            <text:p>0.073716</text:p>
          </table:table-cell>
          <table:table-cell office:value-type="float" office:value="0.03024" calcext:value-type="float">
            <text:p>0.03024</text:p>
          </table:table-cell>
          <table:table-cell office:value-type="float" office:value="0.03987" calcext:value-type="float">
            <text:p>0.03987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073131" calcext:value-type="float">
            <text:p>0.073131</text:p>
          </table:table-cell>
          <table:table-cell office:value-type="float" office:value="0.030216" calcext:value-type="float">
            <text:p>0.030216</text:p>
          </table:table-cell>
          <table:table-cell office:value-type="float" office:value="0.043978" calcext:value-type="float">
            <text:p>0.043978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07255" calcext:value-type="float">
            <text:p>0.07255</text:p>
          </table:table-cell>
          <table:table-cell office:value-type="float" office:value="0.031508" calcext:value-type="float">
            <text:p>0.031508</text:p>
          </table:table-cell>
          <table:table-cell office:value-type="float" office:value="0.0463" calcext:value-type="float">
            <text:p>0.0463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071974" calcext:value-type="float">
            <text:p>0.071974</text:p>
          </table:table-cell>
          <table:table-cell office:value-type="float" office:value="0.033522" calcext:value-type="float">
            <text:p>0.033522</text:p>
          </table:table-cell>
          <table:table-cell office:value-type="float" office:value="0.048679" calcext:value-type="float">
            <text:p>0.048679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071403" calcext:value-type="float">
            <text:p>0.071403</text:p>
          </table:table-cell>
          <table:table-cell office:value-type="float" office:value="0.036113" calcext:value-type="float">
            <text:p>0.036113</text:p>
          </table:table-cell>
          <table:table-cell office:value-type="float" office:value="0.051108" calcext:value-type="float">
            <text:p>0.051108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070836" calcext:value-type="float">
            <text:p>0.070836</text:p>
          </table:table-cell>
          <table:table-cell office:value-type="float" office:value="0.039736" calcext:value-type="float">
            <text:p>0.039736</text:p>
          </table:table-cell>
          <table:table-cell office:value-type="float" office:value="0.051703" calcext:value-type="float">
            <text:p>0.051703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070274" calcext:value-type="float">
            <text:p>0.070274</text:p>
          </table:table-cell>
          <table:table-cell office:value-type="float" office:value="0.042966" calcext:value-type="float">
            <text:p>0.042966</text:p>
          </table:table-cell>
          <table:table-cell office:value-type="float" office:value="0.052289" calcext:value-type="float">
            <text:p>0.052289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069717" calcext:value-type="float">
            <text:p>0.069717</text:p>
          </table:table-cell>
          <table:table-cell office:value-type="float" office:value="0.046435" calcext:value-type="float">
            <text:p>0.046435</text:p>
          </table:table-cell>
          <table:table-cell office:value-type="float" office:value="0.050987" calcext:value-type="float">
            <text:p>0.050987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069163" calcext:value-type="float">
            <text:p>0.069163</text:p>
          </table:table-cell>
          <table:table-cell office:value-type="float" office:value="0.04991" calcext:value-type="float">
            <text:p>0.04991</text:p>
          </table:table-cell>
          <table:table-cell office:value-type="float" office:value="0.051507" calcext:value-type="float">
            <text:p>0.051507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068614" calcext:value-type="float">
            <text:p>0.068614</text:p>
          </table:table-cell>
          <table:table-cell office:value-type="float" office:value="0.053468" calcext:value-type="float">
            <text:p>0.053468</text:p>
          </table:table-cell>
          <table:table-cell office:value-type="float" office:value="0.052022" calcext:value-type="float">
            <text:p>0.052022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06807" calcext:value-type="float">
            <text:p>0.06807</text:p>
          </table:table-cell>
          <table:table-cell office:value-type="float" office:value="0.057131" calcext:value-type="float">
            <text:p>0.057131</text:p>
          </table:table-cell>
          <table:table-cell office:value-type="float" office:value="0.052543" calcext:value-type="float">
            <text:p>0.052543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06753" calcext:value-type="float">
            <text:p>0.06753</text:p>
          </table:table-cell>
          <table:table-cell office:value-type="float" office:value="0.060953" calcext:value-type="float">
            <text:p>0.060953</text:p>
          </table:table-cell>
          <table:table-cell office:value-type="float" office:value="0.049324" calcext:value-type="float">
            <text:p>0.049324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066994" calcext:value-type="float">
            <text:p>0.066994</text:p>
          </table:table-cell>
          <table:table-cell office:value-type="float" office:value="0.064876" calcext:value-type="float">
            <text:p>0.064876</text:p>
          </table:table-cell>
          <table:table-cell office:value-type="float" office:value="0.049779" calcext:value-type="float">
            <text:p>0.049779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066462" calcext:value-type="float">
            <text:p>0.066462</text:p>
          </table:table-cell>
          <table:table-cell office:value-type="float" office:value="0.069007" calcext:value-type="float">
            <text:p>0.069007</text:p>
          </table:table-cell>
          <table:table-cell office:value-type="float" office:value="0.046485" calcext:value-type="float">
            <text:p>0.046485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065934" calcext:value-type="float">
            <text:p>0.065934</text:p>
          </table:table-cell>
          <table:table-cell office:value-type="float" office:value="0.073274" calcext:value-type="float">
            <text:p>0.073274</text:p>
          </table:table-cell>
          <table:table-cell office:value-type="float" office:value="0.048737" calcext:value-type="float">
            <text:p>0.048737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065411" calcext:value-type="float">
            <text:p>0.065411</text:p>
          </table:table-cell>
          <table:table-cell office:value-type="float" office:value="0.07714" calcext:value-type="float">
            <text:p>0.07714</text:p>
          </table:table-cell>
          <table:table-cell office:value-type="float" office:value="0.049162" calcext:value-type="float">
            <text:p>0.049162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064892" calcext:value-type="float">
            <text:p>0.064892</text:p>
          </table:table-cell>
          <table:table-cell office:value-type="float" office:value="0.080119" calcext:value-type="float">
            <text:p>0.080119</text:p>
          </table:table-cell>
          <table:table-cell office:value-type="float" office:value="0.045849" calcext:value-type="float">
            <text:p>0.045849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64377" calcext:value-type="float">
            <text:p>0.064377</text:p>
          </table:table-cell>
          <table:table-cell office:value-type="float" office:value="0.082277" calcext:value-type="float">
            <text:p>0.082277</text:p>
          </table:table-cell>
          <table:table-cell office:value-type="float" office:value="0.044332" calcext:value-type="float">
            <text:p>0.044332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63866" calcext:value-type="float">
            <text:p>0.063866</text:p>
          </table:table-cell>
          <table:table-cell office:value-type="float" office:value="0.081748" calcext:value-type="float">
            <text:p>0.081748</text:p>
          </table:table-cell>
          <table:table-cell office:value-type="float" office:value="0.042768" calcext:value-type="float">
            <text:p>0.042768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63359" calcext:value-type="float">
            <text:p>0.063359</text:p>
          </table:table-cell>
          <table:table-cell office:value-type="float" office:value="0.080138" calcext:value-type="float">
            <text:p>0.080138</text:p>
          </table:table-cell>
          <table:table-cell office:value-type="float" office:value="0.043034" calcext:value-type="float">
            <text:p>0.043034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62856" calcext:value-type="float">
            <text:p>0.062856</text:p>
          </table:table-cell>
          <table:table-cell office:value-type="float" office:value="0.078834" calcext:value-type="float">
            <text:p>0.078834</text:p>
          </table:table-cell>
          <table:table-cell office:value-type="float" office:value="0.032053" calcext:value-type="float">
            <text:p>0.032053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62357" calcext:value-type="float">
            <text:p>0.062357</text:p>
          </table:table-cell>
          <table:table-cell office:value-type="float" office:value="0.077041" calcext:value-type="float">
            <text:p>0.077041</text:p>
          </table:table-cell>
          <table:table-cell office:value-type="float" office:value="0.037698" calcext:value-type="float">
            <text:p>0.037698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61863" calcext:value-type="float">
            <text:p>0.061863</text:p>
          </table:table-cell>
          <table:table-cell office:value-type="float" office:value="0.074204" calcext:value-type="float">
            <text:p>0.074204</text:p>
          </table:table-cell>
          <table:table-cell office:value-type="float" office:value="0.041594" calcext:value-type="float">
            <text:p>0.041594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61372" calcext:value-type="float">
            <text:p>0.061372</text:p>
          </table:table-cell>
          <table:table-cell office:value-type="float" office:value="0.071398" calcext:value-type="float">
            <text:p>0.071398</text:p>
          </table:table-cell>
          <table:table-cell office:value-type="float" office:value="0.038101" calcext:value-type="float">
            <text:p>0.038101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60884" calcext:value-type="float">
            <text:p>0.060884</text:p>
          </table:table-cell>
          <table:table-cell office:value-type="float" office:value="0.06843" calcext:value-type="float">
            <text:p>0.06843</text:p>
          </table:table-cell>
          <table:table-cell office:value-type="float" office:value="0.038294" calcext:value-type="float">
            <text:p>0.038294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60401" calcext:value-type="float">
            <text:p>0.060401</text:p>
          </table:table-cell>
          <table:table-cell office:value-type="float" office:value="0.065662" calcext:value-type="float">
            <text:p>0.065662</text:p>
          </table:table-cell>
          <table:table-cell office:value-type="float" office:value="0.036605" calcext:value-type="float">
            <text:p>0.036605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59922" calcext:value-type="float">
            <text:p>0.059922</text:p>
          </table:table-cell>
          <table:table-cell office:value-type="float" office:value="0.06285" calcext:value-type="float">
            <text:p>0.06285</text:p>
          </table:table-cell>
          <table:table-cell office:value-type="float" office:value="0.036738" calcext:value-type="float">
            <text:p>0.036738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59446" calcext:value-type="float">
            <text:p>0.059446</text:p>
          </table:table-cell>
          <table:table-cell office:value-type="float" office:value="0.059995" calcext:value-type="float">
            <text:p>0.059995</text:p>
          </table:table-cell>
          <table:table-cell office:value-type="float" office:value="0.038736" calcext:value-type="float">
            <text:p>0.038736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58975" calcext:value-type="float">
            <text:p>0.058975</text:p>
          </table:table-cell>
          <table:table-cell office:value-type="float" office:value="0.057054" calcext:value-type="float">
            <text:p>0.057054</text:p>
          </table:table-cell>
          <table:table-cell office:value-type="float" office:value="0.038902" calcext:value-type="float">
            <text:p>0.038902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58506" calcext:value-type="float">
            <text:p>0.058506</text:p>
          </table:table-cell>
          <table:table-cell office:value-type="float" office:value="0.053984" calcext:value-type="float">
            <text:p>0.053984</text:p>
          </table:table-cell>
          <table:table-cell office:value-type="float" office:value="0.039072" calcext:value-type="float">
            <text:p>0.039072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58042" calcext:value-type="float">
            <text:p>0.058042</text:p>
          </table:table-cell>
          <table:table-cell office:value-type="float" office:value="0.050748" calcext:value-type="float">
            <text:p>0.050748</text:p>
          </table:table-cell>
          <table:table-cell office:value-type="float" office:value="0.039243" calcext:value-type="float">
            <text:p>0.039243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57581" calcext:value-type="float">
            <text:p>0.057581</text:p>
          </table:table-cell>
          <table:table-cell office:value-type="float" office:value="0.048816" calcext:value-type="float">
            <text:p>0.048816</text:p>
          </table:table-cell>
          <table:table-cell office:value-type="float" office:value="0.035663" calcext:value-type="float">
            <text:p>0.035663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57124" calcext:value-type="float">
            <text:p>0.057124</text:p>
          </table:table-cell>
          <table:table-cell office:value-type="float" office:value="0.048605" calcext:value-type="float">
            <text:p>0.048605</text:p>
          </table:table-cell>
          <table:table-cell office:value-type="float" office:value="0.043244" calcext:value-type="float">
            <text:p>0.043244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56671" calcext:value-type="float">
            <text:p>0.056671</text:p>
          </table:table-cell>
          <table:table-cell office:value-type="float" office:value="0.049051" calcext:value-type="float">
            <text:p>0.049051</text:p>
          </table:table-cell>
          <table:table-cell office:value-type="float" office:value="0.04537" calcext:value-type="float">
            <text:p>0.04537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56221" calcext:value-type="float">
            <text:p>0.056221</text:p>
          </table:table-cell>
          <table:table-cell office:value-type="float" office:value="0.049815" calcext:value-type="float">
            <text:p>0.049815</text:p>
          </table:table-cell>
          <table:table-cell office:value-type="float" office:value="0.041926" calcext:value-type="float">
            <text:p>0.041926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55775" calcext:value-type="float">
            <text:p>0.055775</text:p>
          </table:table-cell>
          <table:table-cell office:value-type="float" office:value="0.05134" calcext:value-type="float">
            <text:p>0.05134</text:p>
          </table:table-cell>
          <table:table-cell office:value-type="float" office:value="0.044023" calcext:value-type="float">
            <text:p>0.044023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55332" calcext:value-type="float">
            <text:p>0.055332</text:p>
          </table:table-cell>
          <table:table-cell office:value-type="float" office:value="0.053106" calcext:value-type="float">
            <text:p>0.053106</text:p>
          </table:table-cell>
          <table:table-cell office:value-type="float" office:value="0.048023" calcext:value-type="float">
            <text:p>0.048023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54893" calcext:value-type="float">
            <text:p>0.054893</text:p>
          </table:table-cell>
          <table:table-cell office:value-type="float" office:value="0.054878" calcext:value-type="float">
            <text:p>0.054878</text:p>
          </table:table-cell>
          <table:table-cell office:value-type="float" office:value="0.042728" calcext:value-type="float">
            <text:p>0.042728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54458" calcext:value-type="float">
            <text:p>0.054458</text:p>
          </table:table-cell>
          <table:table-cell office:value-type="float" office:value="0.057013" calcext:value-type="float">
            <text:p>0.057013</text:p>
          </table:table-cell>
          <table:table-cell office:value-type="float" office:value="0.041054" calcext:value-type="float">
            <text:p>0.041054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54025" calcext:value-type="float">
            <text:p>0.054025</text:p>
          </table:table-cell>
          <table:table-cell office:value-type="float" office:value="0.059014" calcext:value-type="float">
            <text:p>0.059014</text:p>
          </table:table-cell>
          <table:table-cell office:value-type="float" office:value="0.044953" calcext:value-type="float">
            <text:p>0.044953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53597" calcext:value-type="float">
            <text:p>0.053597</text:p>
          </table:table-cell>
          <table:table-cell office:value-type="float" office:value="0.061077" calcext:value-type="float">
            <text:p>0.061077</text:p>
          </table:table-cell>
          <table:table-cell office:value-type="float" office:value="0.043313" calcext:value-type="float">
            <text:p>0.043313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53171" calcext:value-type="float">
            <text:p>0.053171</text:p>
          </table:table-cell>
          <table:table-cell office:value-type="float" office:value="0.063299" calcext:value-type="float">
            <text:p>0.063299</text:p>
          </table:table-cell>
          <table:table-cell office:value-type="float" office:value="0.041647" calcext:value-type="float">
            <text:p>0.041647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52749" calcext:value-type="float">
            <text:p>0.052749</text:p>
          </table:table-cell>
          <table:table-cell office:value-type="float" office:value="0.065602" calcext:value-type="float">
            <text:p>0.065602</text:p>
          </table:table-cell>
          <table:table-cell office:value-type="float" office:value="0.039945" calcext:value-type="float">
            <text:p>0.039945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52331" calcext:value-type="float">
            <text:p>0.052331</text:p>
          </table:table-cell>
          <table:table-cell office:value-type="float" office:value="0.067898" calcext:value-type="float">
            <text:p>0.067898</text:p>
          </table:table-cell>
          <table:table-cell office:value-type="float" office:value="0.040077" calcext:value-type="float">
            <text:p>0.040077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51915" calcext:value-type="float">
            <text:p>0.051915</text:p>
          </table:table-cell>
          <table:table-cell office:value-type="float" office:value="0.070325" calcext:value-type="float">
            <text:p>0.070325</text:p>
          </table:table-cell>
          <table:table-cell office:value-type="float" office:value="0.040212" calcext:value-type="float">
            <text:p>0.040212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51503" calcext:value-type="float">
            <text:p>0.051503</text:p>
          </table:table-cell>
          <table:table-cell office:value-type="float" office:value="0.072837" calcext:value-type="float">
            <text:p>0.072837</text:p>
          </table:table-cell>
          <table:table-cell office:value-type="float" office:value="0.038478" calcext:value-type="float">
            <text:p>0.038478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51095" calcext:value-type="float">
            <text:p>0.051095</text:p>
          </table:table-cell>
          <table:table-cell office:value-type="float" office:value="0.074928" calcext:value-type="float">
            <text:p>0.074928</text:p>
          </table:table-cell>
          <table:table-cell office:value-type="float" office:value="0.034831" calcext:value-type="float">
            <text:p>0.034831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50689" calcext:value-type="float">
            <text:p>0.050689</text:p>
          </table:table-cell>
          <table:table-cell office:value-type="float" office:value="0.07543" calcext:value-type="float">
            <text:p>0.07543</text:p>
          </table:table-cell>
          <table:table-cell office:value-type="float" office:value="0.036724" calcext:value-type="float">
            <text:p>0.036724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50287" calcext:value-type="float">
            <text:p>0.050287</text:p>
          </table:table-cell>
          <table:table-cell office:value-type="float" office:value="0.075472" calcext:value-type="float">
            <text:p>0.075472</text:p>
          </table:table-cell>
          <table:table-cell office:value-type="float" office:value="0.036784" calcext:value-type="float">
            <text:p>0.036784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49888" calcext:value-type="float">
            <text:p>0.049888</text:p>
          </table:table-cell>
          <table:table-cell office:value-type="float" office:value="0.074705" calcext:value-type="float">
            <text:p>0.074705</text:p>
          </table:table-cell>
          <table:table-cell office:value-type="float" office:value="0.031227" calcext:value-type="float">
            <text:p>0.0312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9492" calcext:value-type="float">
            <text:p>0.049492</text:p>
          </table:table-cell>
          <table:table-cell office:value-type="float" office:value="0.073613" calcext:value-type="float">
            <text:p>0.073613</text:p>
          </table:table-cell>
          <table:table-cell office:value-type="float" office:value="0.029297" calcext:value-type="float">
            <text:p>0.0292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9099" calcext:value-type="float">
            <text:p>0.049099</text:p>
          </table:table-cell>
          <table:table-cell office:value-type="float" office:value="0.071239" calcext:value-type="float">
            <text:p>0.071239</text:p>
          </table:table-cell>
          <table:table-cell office:value-type="float" office:value="0.029194" calcext:value-type="float">
            <text:p>0.029194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48709" calcext:value-type="float">
            <text:p>0.048709</text:p>
          </table:table-cell>
          <table:table-cell office:value-type="float" office:value="0.068129" calcext:value-type="float">
            <text:p>0.068129</text:p>
          </table:table-cell>
          <table:table-cell office:value-type="float" office:value="0.027218" calcext:value-type="float">
            <text:p>0.0272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8323" calcext:value-type="float">
            <text:p>0.048323</text:p>
          </table:table-cell>
          <table:table-cell office:value-type="float" office:value="0.065586" calcext:value-type="float">
            <text:p>0.065586</text:p>
          </table:table-cell>
          <table:table-cell office:value-type="float" office:value="0.028962" calcext:value-type="float">
            <text:p>0.0289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939" calcext:value-type="float">
            <text:p>0.047939</text:p>
          </table:table-cell>
          <table:table-cell office:value-type="float" office:value="0.063935" calcext:value-type="float">
            <text:p>0.063935</text:p>
          </table:table-cell>
          <table:table-cell office:value-type="float" office:value="0.028883" calcext:value-type="float">
            <text:p>0.0288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559" calcext:value-type="float">
            <text:p>0.047559</text:p>
          </table:table-cell>
          <table:table-cell office:value-type="float" office:value="0.06244" calcext:value-type="float">
            <text:p>0.06244</text:p>
          </table:table-cell>
          <table:table-cell office:value-type="float" office:value="0.028814" calcext:value-type="float">
            <text:p>0.028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81" calcext:value-type="float">
            <text:p>0.047181</text:p>
          </table:table-cell>
          <table:table-cell office:value-type="float" office:value="0.060862" calcext:value-type="float">
            <text:p>0.060862</text:p>
          </table:table-cell>
          <table:table-cell office:value-type="float" office:value="0.028746" calcext:value-type="float">
            <text:p>0.0287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807" calcext:value-type="float">
            <text:p>0.046807</text:p>
          </table:table-cell>
          <table:table-cell office:value-type="float" office:value="0.059523" calcext:value-type="float">
            <text:p>0.059523</text:p>
          </table:table-cell>
          <table:table-cell office:value-type="float" office:value="0.028673" calcext:value-type="float">
            <text:p>0.028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435" calcext:value-type="float">
            <text:p>0.046435</text:p>
          </table:table-cell>
          <table:table-cell office:value-type="float" office:value="0.058538" calcext:value-type="float">
            <text:p>0.058538</text:p>
          </table:table-cell>
          <table:table-cell office:value-type="float" office:value="0.028592" calcext:value-type="float">
            <text:p>0.028592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0.046067" calcext:value-type="float">
            <text:p>0.046067</text:p>
          </table:table-cell>
          <table:table-cell office:value-type="float" office:value="0.057651" calcext:value-type="float">
            <text:p>0.057651</text:p>
          </table:table-cell>
          <table:table-cell office:value-type="float" office:value="0.011628" calcext:value-type="float">
            <text:p>0.011628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45701" calcext:value-type="float">
            <text:p>0.045701</text:p>
          </table:table-cell>
          <table:table-cell office:value-type="float" office:value="0.056794" calcext:value-type="float">
            <text:p>0.056794</text:p>
          </table:table-cell>
          <table:table-cell office:value-type="float" office:value="0.031774" calcext:value-type="float">
            <text:p>0.031774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45338" calcext:value-type="float">
            <text:p>0.045338</text:p>
          </table:table-cell>
          <table:table-cell office:value-type="float" office:value="0.056154" calcext:value-type="float">
            <text:p>0.056154</text:p>
          </table:table-cell>
          <table:table-cell office:value-type="float" office:value="0.03738" calcext:value-type="float">
            <text:p>0.03738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44979" calcext:value-type="float">
            <text:p>0.044979</text:p>
          </table:table-cell>
          <table:table-cell office:value-type="float" office:value="0.055456" calcext:value-type="float">
            <text:p>0.055456</text:p>
          </table:table-cell>
          <table:table-cell office:value-type="float" office:value="0.030035" calcext:value-type="float">
            <text:p>0.030035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44622" calcext:value-type="float">
            <text:p>0.044622</text:p>
          </table:table-cell>
          <table:table-cell office:value-type="float" office:value="0.055175" calcext:value-type="float">
            <text:p>0.055175</text:p>
          </table:table-cell>
          <table:table-cell office:value-type="float" office:value="0.022537" calcext:value-type="float">
            <text:p>0.022537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44267" calcext:value-type="float">
            <text:p>0.044267</text:p>
          </table:table-cell>
          <table:table-cell office:value-type="float" office:value="0.055326" calcext:value-type="float">
            <text:p>0.055326</text:p>
          </table:table-cell>
          <table:table-cell office:value-type="float" office:value="0.022332" calcext:value-type="float">
            <text:p>0.0223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3916" calcext:value-type="float">
            <text:p>0.043916</text:p>
          </table:table-cell>
          <table:table-cell office:value-type="float" office:value="0.055331" calcext:value-type="float">
            <text:p>0.055331</text:p>
          </table:table-cell>
          <table:table-cell office:value-type="float" office:value="0.027718" calcext:value-type="float">
            <text:p>0.027718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43568" calcext:value-type="float">
            <text:p>0.043568</text:p>
          </table:table-cell>
          <table:table-cell office:value-type="float" office:value="0.055341" calcext:value-type="float">
            <text:p>0.055341</text:p>
          </table:table-cell>
          <table:table-cell office:value-type="float" office:value="0.025734" calcext:value-type="float">
            <text:p>0.025734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43222" calcext:value-type="float">
            <text:p>0.043222</text:p>
          </table:table-cell>
          <table:table-cell office:value-type="float" office:value="0.055318" calcext:value-type="float">
            <text:p>0.055318</text:p>
          </table:table-cell>
          <table:table-cell office:value-type="float" office:value="0.023734" calcext:value-type="float">
            <text:p>0.023734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42879" calcext:value-type="float">
            <text:p>0.042879</text:p>
          </table:table-cell>
          <table:table-cell office:value-type="float" office:value="0.055341" calcext:value-type="float">
            <text:p>0.055341</text:p>
          </table:table-cell>
          <table:table-cell office:value-type="float" office:value="0.021702" calcext:value-type="float">
            <text:p>0.0217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2538" calcext:value-type="float">
            <text:p>0.042538</text:p>
          </table:table-cell>
          <table:table-cell office:value-type="float" office:value="0.055596" calcext:value-type="float">
            <text:p>0.055596</text:p>
          </table:table-cell>
          <table:table-cell office:value-type="float" office:value="0.027129" calcext:value-type="float">
            <text:p>0.027129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42201" calcext:value-type="float">
            <text:p>0.042201</text:p>
          </table:table-cell>
          <table:table-cell office:value-type="float" office:value="0.054945" calcext:value-type="float">
            <text:p>0.054945</text:p>
          </table:table-cell>
          <table:table-cell office:value-type="float" office:value="0.021435" calcext:value-type="float">
            <text:p>0.021435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41866" calcext:value-type="float">
            <text:p>0.041866</text:p>
          </table:table-cell>
          <table:table-cell office:value-type="float" office:value="0.054476" calcext:value-type="float">
            <text:p>0.054476</text:p>
          </table:table-cell>
          <table:table-cell office:value-type="float" office:value="0.021246" calcext:value-type="float">
            <text:p>0.021246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41534" calcext:value-type="float">
            <text:p>0.041534</text:p>
          </table:table-cell>
          <table:table-cell office:value-type="float" office:value="0.053167" calcext:value-type="float">
            <text:p>0.053167</text:p>
          </table:table-cell>
          <table:table-cell office:value-type="float" office:value="0.019174" calcext:value-type="float">
            <text:p>0.019174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41204" calcext:value-type="float">
            <text:p>0.041204</text:p>
          </table:table-cell>
          <table:table-cell office:value-type="float" office:value="0.051084" calcext:value-type="float">
            <text:p>0.051084</text:p>
          </table:table-cell>
          <table:table-cell office:value-type="float" office:value="0.017054" calcext:value-type="float">
            <text:p>0.017054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40877" calcext:value-type="float">
            <text:p>0.040877</text:p>
          </table:table-cell>
          <table:table-cell office:value-type="float" office:value="0.049213" calcext:value-type="float">
            <text:p>0.049213</text:p>
          </table:table-cell>
          <table:table-cell office:value-type="float" office:value="0.014892" calcext:value-type="float">
            <text:p>0.014892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40553" calcext:value-type="float">
            <text:p>0.040553</text:p>
          </table:table-cell>
          <table:table-cell office:value-type="float" office:value="0.046657" calcext:value-type="float">
            <text:p>0.046657</text:p>
          </table:table-cell>
          <table:table-cell office:value-type="float" office:value="0.016442" calcext:value-type="float">
            <text:p>0.016442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40231" calcext:value-type="float">
            <text:p>0.040231</text:p>
          </table:table-cell>
          <table:table-cell office:value-type="float" office:value="0.043908" calcext:value-type="float">
            <text:p>0.043908</text:p>
          </table:table-cell>
          <table:table-cell office:value-type="float" office:value="0.012419" calcext:value-type="float">
            <text:p>0.012419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39911" calcext:value-type="float">
            <text:p>0.039911</text:p>
          </table:table-cell>
          <table:table-cell office:value-type="float" office:value="0.041606" calcext:value-type="float">
            <text:p>0.041606</text:p>
          </table:table-cell>
          <table:table-cell office:value-type="float" office:value="0.012071" calcext:value-type="float">
            <text:p>0.012071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39595" calcext:value-type="float">
            <text:p>0.039595</text:p>
          </table:table-cell>
          <table:table-cell office:value-type="float" office:value="0.039095" calcext:value-type="float">
            <text:p>0.039095</text:p>
          </table:table-cell>
          <table:table-cell office:value-type="float" office:value="0.013602" calcext:value-type="float">
            <text:p>0.013602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3928" calcext:value-type="float">
            <text:p>0.03928</text:p>
          </table:table-cell>
          <table:table-cell office:value-type="float" office:value="0.035487" calcext:value-type="float">
            <text:p>0.035487</text:p>
          </table:table-cell>
          <table:table-cell office:value-type="float" office:value="0.013304" calcext:value-type="float">
            <text:p>0.013304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38969" calcext:value-type="float">
            <text:p>0.038969</text:p>
          </table:table-cell>
          <table:table-cell office:value-type="float" office:value="0.032863" calcext:value-type="float">
            <text:p>0.032863</text:p>
          </table:table-cell>
          <table:table-cell office:value-type="float" office:value="0.011136" calcext:value-type="float">
            <text:p>0.011136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38659" calcext:value-type="float">
            <text:p>0.038659</text:p>
          </table:table-cell>
          <table:table-cell office:value-type="float" office:value="0.030216" calcext:value-type="float">
            <text:p>0.030216</text:p>
          </table:table-cell>
          <table:table-cell office:value-type="float" office:value="0.010799" calcext:value-type="float">
            <text:p>0.010799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38353" calcext:value-type="float">
            <text:p>0.038353</text:p>
          </table:table-cell>
          <table:table-cell office:value-type="float" office:value="0.02753" calcext:value-type="float">
            <text:p>0.02753</text:p>
          </table:table-cell>
          <table:table-cell office:value-type="float" office:value="0.010454" calcext:value-type="float">
            <text:p>0.010454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38048" calcext:value-type="float">
            <text:p>0.038048</text:p>
          </table:table-cell>
          <table:table-cell office:value-type="float" office:value="0.025121" calcext:value-type="float">
            <text:p>0.025121</text:p>
          </table:table-cell>
          <table:table-cell office:value-type="float" office:value="0.011981" calcext:value-type="float">
            <text:p>0.011981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37746" calcext:value-type="float">
            <text:p>0.037746</text:p>
          </table:table-cell>
          <table:table-cell office:value-type="float" office:value="0.022539" calcext:value-type="float">
            <text:p>0.022539</text:p>
          </table:table-cell>
          <table:table-cell office:value-type="float" office:value="0.011677" calcext:value-type="float">
            <text:p>0.011677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37447" calcext:value-type="float">
            <text:p>0.037447</text:p>
          </table:table-cell>
          <table:table-cell office:value-type="float" office:value="0.020907" calcext:value-type="float">
            <text:p>0.020907</text:p>
          </table:table-cell>
          <table:table-cell office:value-type="float" office:value="0.011377" calcext:value-type="float">
            <text:p>0.011377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37149" calcext:value-type="float">
            <text:p>0.037149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0.014827" calcext:value-type="float">
            <text:p>0.014827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36855" calcext:value-type="float">
            <text:p>0.036855</text:p>
          </table:table-cell>
          <table:table-cell office:value-type="float" office:value="0.016181" calcext:value-type="float">
            <text:p>0.016181</text:p>
          </table:table-cell>
          <table:table-cell office:value-type="float" office:value="0.008984" calcext:value-type="float">
            <text:p>0.008984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36562" calcext:value-type="float">
            <text:p>0.036562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010513" calcext:value-type="float">
            <text:p>0.010513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36272" calcext:value-type="float">
            <text:p>0.036272</text:p>
          </table:table-cell>
          <table:table-cell office:value-type="float" office:value="0.012782" calcext:value-type="float">
            <text:p>0.012782</text:p>
          </table:table-cell>
          <table:table-cell office:value-type="float" office:value="0.010198" calcext:value-type="float">
            <text:p>0.010198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35984" calcext:value-type="float">
            <text:p>0.035984</text:p>
          </table:table-cell>
          <table:table-cell office:value-type="float" office:value="0.010489" calcext:value-type="float">
            <text:p>0.010489</text:p>
          </table:table-cell>
          <table:table-cell office:value-type="float" office:value="0.013635" calcext:value-type="float">
            <text:p>0.013635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35699" calcext:value-type="float">
            <text:p>0.035699</text:p>
          </table:table-cell>
          <table:table-cell office:value-type="float" office:value="0.009163" calcext:value-type="float">
            <text:p>0.009163</text:p>
          </table:table-cell>
          <table:table-cell office:value-type="float" office:value="0.011539" calcext:value-type="float">
            <text:p>0.011539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35415" calcext:value-type="float">
            <text:p>0.035415</text:p>
          </table:table-cell>
          <table:table-cell office:value-type="float" office:value="0.008264" calcext:value-type="float">
            <text:p>0.008264</text:p>
          </table:table-cell>
          <table:table-cell office:value-type="float" office:value="0.015034" calcext:value-type="float">
            <text:p>0.015034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35134" calcext:value-type="float">
            <text:p>0.035134</text:p>
          </table:table-cell>
          <table:table-cell office:value-type="float" office:value="0.007282" calcext:value-type="float">
            <text:p>0.007282</text:p>
          </table:table-cell>
          <table:table-cell office:value-type="float" office:value="0.012987" calcext:value-type="float">
            <text:p>0.012987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34855" calcext:value-type="float">
            <text:p>0.034855</text:p>
          </table:table-cell>
          <table:table-cell office:value-type="float" office:value="0.007072" calcext:value-type="float">
            <text:p>0.007072</text:p>
          </table:table-cell>
          <table:table-cell office:value-type="float" office:value="0.012771" calcext:value-type="float">
            <text:p>0.012771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34579" calcext:value-type="float">
            <text:p>0.034579</text:p>
          </table:table-cell>
          <table:table-cell office:value-type="float" office:value="0.006722" calcext:value-type="float">
            <text:p>0.006722</text:p>
          </table:table-cell>
          <table:table-cell office:value-type="float" office:value="0.014421" calcext:value-type="float">
            <text:p>0.014421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34304" calcext:value-type="float">
            <text:p>0.034304</text:p>
          </table:table-cell>
          <table:table-cell office:value-type="float" office:value="0.005722" calcext:value-type="float">
            <text:p>0.005722</text:p>
          </table:table-cell>
          <table:table-cell office:value-type="float" office:value="0.017984" calcext:value-type="float">
            <text:p>0.017984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34032" calcext:value-type="float">
            <text:p>0.034032</text:p>
          </table:table-cell>
          <table:table-cell office:value-type="float" office:value="0.005025" calcext:value-type="float">
            <text:p>0.005025</text:p>
          </table:table-cell>
          <table:table-cell office:value-type="float" office:value="0.012259" calcext:value-type="float">
            <text:p>0.012259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33762" calcext:value-type="float">
            <text:p>0.033762</text:p>
          </table:table-cell>
          <table:table-cell office:value-type="float" office:value="0.005125" calcext:value-type="float">
            <text:p>0.005125</text:p>
          </table:table-cell>
          <table:table-cell office:value-type="float" office:value="0.012034" calcext:value-type="float">
            <text:p>0.012034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33494" calcext:value-type="float">
            <text:p>0.033494</text:p>
          </table:table-cell>
          <table:table-cell office:value-type="float" office:value="0.006115" calcext:value-type="float">
            <text:p>0.006115</text:p>
          </table:table-cell>
          <table:table-cell office:value-type="float" office:value="0.017424" calcext:value-type="float">
            <text:p>0.017424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33228" calcext:value-type="float">
            <text:p>0.033228</text:p>
          </table:table-cell>
          <table:table-cell office:value-type="float" office:value="0.00621" calcext:value-type="float">
            <text:p>0.00621</text:p>
          </table:table-cell>
          <table:table-cell office:value-type="float" office:value="0.017318" calcext:value-type="float">
            <text:p>0.017318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32964" calcext:value-type="float">
            <text:p>0.032964</text:p>
          </table:table-cell>
          <table:table-cell office:value-type="float" office:value="0.006241" calcext:value-type="float">
            <text:p>0.006241</text:p>
          </table:table-cell>
          <table:table-cell office:value-type="float" office:value="0.013475" calcext:value-type="float">
            <text:p>0.013475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32703" calcext:value-type="float">
            <text:p>0.032703</text:p>
          </table:table-cell>
          <table:table-cell office:value-type="float" office:value="0.006158" calcext:value-type="float">
            <text:p>0.006158</text:p>
          </table:table-cell>
          <table:table-cell office:value-type="float" office:value="0.015173" calcext:value-type="float">
            <text:p>0.015173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32443" calcext:value-type="float">
            <text:p>0.032443</text:p>
          </table:table-cell>
          <table:table-cell office:value-type="float" office:value="0.005928" calcext:value-type="float">
            <text:p>0.005928</text:p>
          </table:table-cell>
          <table:table-cell office:value-type="float" office:value="0.015028" calcext:value-type="float">
            <text:p>0.015028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32186" calcext:value-type="float">
            <text:p>0.032186</text:p>
          </table:table-cell>
          <table:table-cell office:value-type="float" office:value="0.006451" calcext:value-type="float">
            <text:p>0.006451</text:p>
          </table:table-cell>
          <table:table-cell office:value-type="float" office:value="0.014883" calcext:value-type="float">
            <text:p>0.0148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93" calcext:value-type="float">
            <text:p>0.03193</text:p>
          </table:table-cell>
          <table:table-cell office:value-type="float" office:value="0.007021" calcext:value-type="float">
            <text:p>0.007021</text:p>
          </table:table-cell>
          <table:table-cell office:value-type="float" office:value="0.018492" calcext:value-type="float">
            <text:p>0.018492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31677" calcext:value-type="float">
            <text:p>0.031677</text:p>
          </table:table-cell>
          <table:table-cell office:value-type="float" office:value="0.007926" calcext:value-type="float">
            <text:p>0.007926</text:p>
          </table:table-cell>
          <table:table-cell office:value-type="float" office:value="0.016564" calcext:value-type="float">
            <text:p>0.0165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425" calcext:value-type="float">
            <text:p>0.031425</text:p>
          </table:table-cell>
          <table:table-cell office:value-type="float" office:value="0.009089" calcext:value-type="float">
            <text:p>0.009089</text:p>
          </table:table-cell>
          <table:table-cell office:value-type="float" office:value="0.018349" calcext:value-type="float">
            <text:p>0.018349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31176" calcext:value-type="float">
            <text:p>0.031176</text:p>
          </table:table-cell>
          <table:table-cell office:value-type="float" office:value="0.009668" calcext:value-type="float">
            <text:p>0.009668</text:p>
          </table:table-cell>
          <table:table-cell office:value-type="float" office:value="0.014545" calcext:value-type="float">
            <text:p>0.014545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30929" calcext:value-type="float">
            <text:p>0.030929</text:p>
          </table:table-cell>
          <table:table-cell office:value-type="float" office:value="0.009953" calcext:value-type="float">
            <text:p>0.009953</text:p>
          </table:table-cell>
          <table:table-cell office:value-type="float" office:value="0.016277" calcext:value-type="float">
            <text:p>0.016277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30683" calcext:value-type="float">
            <text:p>0.030683</text:p>
          </table:table-cell>
          <table:table-cell office:value-type="float" office:value="0.009852" calcext:value-type="float">
            <text:p>0.009852</text:p>
          </table:table-cell>
          <table:table-cell office:value-type="float" office:value="0.014293" calcext:value-type="float">
            <text:p>0.014293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3044" calcext:value-type="float">
            <text:p>0.03044</text:p>
          </table:table-cell>
          <table:table-cell office:value-type="float" office:value="0.009307" calcext:value-type="float">
            <text:p>0.009307</text:p>
          </table:table-cell>
          <table:table-cell office:value-type="float" office:value="0.01602" calcext:value-type="float">
            <text:p>0.01602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30198" calcext:value-type="float">
            <text:p>0.030198</text:p>
          </table:table-cell>
          <table:table-cell office:value-type="float" office:value="0.009202" calcext:value-type="float">
            <text:p>0.009202</text:p>
          </table:table-cell>
          <table:table-cell office:value-type="float" office:value="0.015919" calcext:value-type="float">
            <text:p>0.015919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29958" calcext:value-type="float">
            <text:p>0.029958</text:p>
          </table:table-cell>
          <table:table-cell office:value-type="float" office:value="0.009724" calcext:value-type="float">
            <text:p>0.009724</text:p>
          </table:table-cell>
          <table:table-cell office:value-type="float" office:value="0.013951" calcext:value-type="float">
            <text:p>0.013951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29721" calcext:value-type="float">
            <text:p>0.029721</text:p>
          </table:table-cell>
          <table:table-cell office:value-type="float" office:value="0.010618" calcext:value-type="float">
            <text:p>0.010618</text:p>
          </table:table-cell>
          <table:table-cell office:value-type="float" office:value="0.015694" calcext:value-type="float">
            <text:p>0.015694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29485" calcext:value-type="float">
            <text:p>0.029485</text:p>
          </table:table-cell>
          <table:table-cell office:value-type="float" office:value="0.010921" calcext:value-type="float">
            <text:p>0.010921</text:p>
          </table:table-cell>
          <table:table-cell office:value-type="float" office:value="0.015603" calcext:value-type="float">
            <text:p>0.015603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29251" calcext:value-type="float">
            <text:p>0.029251</text:p>
          </table:table-cell>
          <table:table-cell office:value-type="float" office:value="0.011642" calcext:value-type="float">
            <text:p>0.011642</text:p>
          </table:table-cell>
          <table:table-cell office:value-type="float" office:value="0.013638" calcext:value-type="float">
            <text:p>0.013638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29019" calcext:value-type="float">
            <text:p>0.029019</text:p>
          </table:table-cell>
          <table:table-cell office:value-type="float" office:value="0.012088" calcext:value-type="float">
            <text:p>0.012088</text:p>
          </table:table-cell>
          <table:table-cell office:value-type="float" office:value="0.01163" calcext:value-type="float">
            <text:p>0.01163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28788" calcext:value-type="float">
            <text:p>0.028788</text:p>
          </table:table-cell>
          <table:table-cell office:value-type="float" office:value="0.011851" calcext:value-type="float">
            <text:p>0.011851</text:p>
          </table:table-cell>
          <table:table-cell office:value-type="float" office:value="0.011449" calcext:value-type="float">
            <text:p>0.011449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2856" calcext:value-type="float">
            <text:p>0.02856</text:p>
          </table:table-cell>
          <table:table-cell office:value-type="float" office:value="0.012293" calcext:value-type="float">
            <text:p>0.012293</text:p>
          </table:table-cell>
          <table:table-cell office:value-type="float" office:value="0.011266" calcext:value-type="float">
            <text:p>0.011266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28333" calcext:value-type="float">
            <text:p>0.028333</text:p>
          </table:table-cell>
          <table:table-cell office:value-type="float" office:value="0.01327" calcext:value-type="float">
            <text:p>0.01327</text:p>
          </table:table-cell>
          <table:table-cell office:value-type="float" office:value="0.014839" calcext:value-type="float">
            <text:p>0.014839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28108" calcext:value-type="float">
            <text:p>0.028108</text:p>
          </table:table-cell>
          <table:table-cell office:value-type="float" office:value="0.014718" calcext:value-type="float">
            <text:p>0.014718</text:p>
          </table:table-cell>
          <table:table-cell office:value-type="float" office:value="0.012882" calcext:value-type="float">
            <text:p>0.012882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27885" calcext:value-type="float">
            <text:p>0.027885</text:p>
          </table:table-cell>
          <table:table-cell office:value-type="float" office:value="0.016745" calcext:value-type="float">
            <text:p>0.016745</text:p>
          </table:table-cell>
          <table:table-cell office:value-type="float" office:value="0.010891" calcext:value-type="float">
            <text:p>0.010891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27664" calcext:value-type="float">
            <text:p>0.027664</text:p>
          </table:table-cell>
          <table:table-cell office:value-type="float" office:value="0.018352" calcext:value-type="float">
            <text:p>0.018352</text:p>
          </table:table-cell>
          <table:table-cell office:value-type="float" office:value="0.010727" calcext:value-type="float">
            <text:p>0.010727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27444" calcext:value-type="float">
            <text:p>0.027444</text:p>
          </table:table-cell>
          <table:table-cell office:value-type="float" office:value="0.019361" calcext:value-type="float">
            <text:p>0.019361</text:p>
          </table:table-cell>
          <table:table-cell office:value-type="float" office:value="0.010553" calcext:value-type="float">
            <text:p>0.010553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27226" calcext:value-type="float">
            <text:p>0.027226</text:p>
          </table:table-cell>
          <table:table-cell office:value-type="float" office:value="0.021458" calcext:value-type="float">
            <text:p>0.021458</text:p>
          </table:table-cell>
          <table:table-cell office:value-type="float" office:value="0.010377" calcext:value-type="float">
            <text:p>0.010377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2701" calcext:value-type="float">
            <text:p>0.02701</text:p>
          </table:table-cell>
          <table:table-cell office:value-type="float" office:value="0.022582" calcext:value-type="float">
            <text:p>0.022582</text:p>
          </table:table-cell>
          <table:table-cell office:value-type="float" office:value="0.008329" calcext:value-type="float">
            <text:p>0.008329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26796" calcext:value-type="float">
            <text:p>0.026796</text:p>
          </table:table-cell>
          <table:table-cell office:value-type="float" office:value="0.022867" calcext:value-type="float">
            <text:p>0.022867</text:p>
          </table:table-cell>
          <table:table-cell office:value-type="float" office:value="0.006241" calcext:value-type="float">
            <text:p>0.006241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26583" calcext:value-type="float">
            <text:p>0.026583</text:p>
          </table:table-cell>
          <table:table-cell office:value-type="float" office:value="0.022878" calcext:value-type="float">
            <text:p>0.022878</text:p>
          </table:table-cell>
          <table:table-cell office:value-type="float" office:value="0.004111" calcext:value-type="float">
            <text:p>0.004111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26372" calcext:value-type="float">
            <text:p>0.026372</text:p>
          </table:table-cell>
          <table:table-cell office:value-type="float" office:value="0.022808" calcext:value-type="float">
            <text:p>0.022808</text:p>
          </table:table-cell>
          <table:table-cell office:value-type="float" office:value="0.007565" calcext:value-type="float">
            <text:p>0.007565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26163" calcext:value-type="float">
            <text:p>0.026163</text:p>
          </table:table-cell>
          <table:table-cell office:value-type="float" office:value="0.022383" calcext:value-type="float">
            <text:p>0.022383</text:p>
          </table:table-cell>
          <table:table-cell office:value-type="float" office:value="0.00361" calcext:value-type="float">
            <text:p>0.00361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25955" calcext:value-type="float">
            <text:p>0.025955</text:p>
          </table:table-cell>
          <table:table-cell office:value-type="float" office:value="0.022164" calcext:value-type="float">
            <text:p>0.022164</text:p>
          </table:table-cell>
          <table:table-cell office:value-type="float" office:value="0.001456" calcext:value-type="float">
            <text:p>0.001456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25749" calcext:value-type="float">
            <text:p>0.025749</text:p>
          </table:table-cell>
          <table:table-cell office:value-type="float" office:value="0.021698" calcext:value-type="float">
            <text:p>0.021698</text:p>
          </table:table-cell>
          <table:table-cell office:value-type="float" office:value="0.004884" calcext:value-type="float">
            <text:p>0.004884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25545" calcext:value-type="float">
            <text:p>0.025545</text:p>
          </table:table-cell>
          <table:table-cell office:value-type="float" office:value="0.020333" calcext:value-type="float">
            <text:p>0.020333</text:p>
          </table:table-cell>
          <table:table-cell office:value-type="float" office:value="0.000895" calcext:value-type="float">
            <text:p>0.000895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0.025342" calcext:value-type="float">
            <text:p>0.025342</text:p>
          </table:table-cell>
          <table:table-cell office:value-type="float" office:value="0.019404" calcext:value-type="float">
            <text:p>0.019404</text:p>
          </table:table-cell>
          <table:table-cell office:value-type="float" office:value="-0.001298" calcext:value-type="float">
            <text:p>-0.001298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25141" calcext:value-type="float">
            <text:p>0.025141</text:p>
          </table:table-cell>
          <table:table-cell office:value-type="float" office:value="0.018389" calcext:value-type="float">
            <text:p>0.018389</text:p>
          </table:table-cell>
          <table:table-cell office:value-type="float" office:value="0.002088" calcext:value-type="float">
            <text:p>0.002088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0.024942" calcext:value-type="float">
            <text:p>0.024942</text:p>
          </table:table-cell>
          <table:table-cell office:value-type="float" office:value="0.016715" calcext:value-type="float">
            <text:p>0.016715</text:p>
          </table:table-cell>
          <table:table-cell office:value-type="float" office:value="-0.001943" calcext:value-type="float">
            <text:p>-0.001943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24744" calcext:value-type="float">
            <text:p>0.024744</text:p>
          </table:table-cell>
          <table:table-cell office:value-type="float" office:value="0.01528" calcext:value-type="float">
            <text:p>0.01528</text:p>
          </table:table-cell>
          <table:table-cell office:value-type="float" office:value="-0.000427" calcext:value-type="float">
            <text:p>-0.000427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0.024547" calcext:value-type="float">
            <text:p>0.024547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-0.002619" calcext:value-type="float">
            <text:p>-0.002619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0.024353" calcext:value-type="float">
            <text:p>0.024353</text:p>
          </table:table-cell>
          <table:table-cell office:value-type="float" office:value="0.011777" calcext:value-type="float">
            <text:p>0.011777</text:p>
          </table:table-cell>
          <table:table-cell office:value-type="float" office:value="-0.002978" calcext:value-type="float">
            <text:p>-0.002978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24159" calcext:value-type="float">
            <text:p>0.024159</text:p>
          </table:table-cell>
          <table:table-cell office:value-type="float" office:value="0.009737" calcext:value-type="float">
            <text:p>0.009737</text:p>
          </table:table-cell>
          <table:table-cell office:value-type="float" office:value="0.000412" calcext:value-type="float">
            <text:p>0.000412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0.023968" calcext:value-type="float">
            <text:p>0.023968</text:p>
          </table:table-cell>
          <table:table-cell office:value-type="float" office:value="0.007874" calcext:value-type="float">
            <text:p>0.007874</text:p>
          </table:table-cell>
          <table:table-cell office:value-type="float" office:value="-0.005486" calcext:value-type="float">
            <text:p>-0.005486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0.023777" calcext:value-type="float">
            <text:p>0.023777</text:p>
          </table:table-cell>
          <table:table-cell office:value-type="float" office:value="0.006657" calcext:value-type="float">
            <text:p>0.006657</text:p>
          </table:table-cell>
          <table:table-cell office:value-type="float" office:value="-0.004007" calcext:value-type="float">
            <text:p>-0.004007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23589" calcext:value-type="float">
            <text:p>0.023589</text:p>
          </table:table-cell>
          <table:table-cell office:value-type="float" office:value="0.005643" calcext:value-type="float">
            <text:p>0.005643</text:p>
          </table:table-cell>
          <table:table-cell office:value-type="float" office:value="-0.002494" calcext:value-type="float">
            <text:p>-0.002494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23401" calcext:value-type="float">
            <text:p>0.023401</text:p>
          </table:table-cell>
          <table:table-cell office:value-type="float" office:value="0.004067" calcext:value-type="float">
            <text:p>0.004067</text:p>
          </table:table-cell>
          <table:table-cell office:value-type="float" office:value="-0.000937" calcext:value-type="float">
            <text:p>-0.000937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23216" calcext:value-type="float">
            <text:p>0.023216</text:p>
          </table:table-cell>
          <table:table-cell office:value-type="float" office:value="0.002675" calcext:value-type="float">
            <text:p>0.002675</text:p>
          </table:table-cell>
          <table:table-cell office:value-type="float" office:value="-0.00308" calcext:value-type="float">
            <text:p>-0.00308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0.023031" calcext:value-type="float">
            <text:p>0.023031</text:p>
          </table:table-cell>
          <table:table-cell office:value-type="float" office:value="0.001853" calcext:value-type="float">
            <text:p>0.001853</text:p>
          </table:table-cell>
          <table:table-cell office:value-type="float" office:value="-0.005266" calcext:value-type="float">
            <text:p>-0.005266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22849" calcext:value-type="float">
            <text:p>0.022849</text:p>
          </table:table-cell>
          <table:table-cell office:value-type="float" office:value="0.001365" calcext:value-type="float">
            <text:p>0.001365</text:p>
          </table:table-cell>
          <table:table-cell office:value-type="float" office:value="-0.001877" calcext:value-type="float">
            <text:p>-0.001877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22667" calcext:value-type="float">
            <text:p>0.022667</text:p>
          </table:table-cell>
          <table:table-cell office:value-type="float" office:value="-0.000132" calcext:value-type="float">
            <text:p>-0.000132</text:p>
          </table:table-cell>
          <table:table-cell office:value-type="float" office:value="-0.002159" calcext:value-type="float">
            <text:p>-0.002159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22487" calcext:value-type="float">
            <text:p>0.022487</text:p>
          </table:table-cell>
          <table:table-cell office:value-type="float" office:value="-0.001268" calcext:value-type="float">
            <text:p>-0.001268</text:p>
          </table:table-cell>
          <table:table-cell office:value-type="float" office:value="-0.00431" calcext:value-type="float">
            <text:p>-0.00431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22309" calcext:value-type="float">
            <text:p>0.022309</text:p>
          </table:table-cell>
          <table:table-cell office:value-type="float" office:value="-0.001437" calcext:value-type="float">
            <text:p>-0.001437</text:p>
          </table:table-cell>
          <table:table-cell office:value-type="float" office:value="-0.002753" calcext:value-type="float">
            <text:p>-0.002753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22132" calcext:value-type="float">
            <text:p>0.022132</text:p>
          </table:table-cell>
          <table:table-cell office:value-type="float" office:value="-0.002936" calcext:value-type="float">
            <text:p>-0.002936</text:p>
          </table:table-cell>
          <table:table-cell office:value-type="float" office:value="-0.003033" calcext:value-type="float">
            <text:p>-0.003033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21956" calcext:value-type="float">
            <text:p>0.021956</text:p>
          </table:table-cell>
          <table:table-cell office:value-type="float" office:value="-0.004086" calcext:value-type="float">
            <text:p>-0.004086</text:p>
          </table:table-cell>
          <table:table-cell office:value-type="float" office:value="-0.003311" calcext:value-type="float">
            <text:p>-0.003311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21782" calcext:value-type="float">
            <text:p>0.021782</text:p>
          </table:table-cell>
          <table:table-cell office:value-type="float" office:value="-0.00522" calcext:value-type="float">
            <text:p>-0.00522</text:p>
          </table:table-cell>
          <table:table-cell office:value-type="float" office:value="-0.005463" calcext:value-type="float">
            <text:p>-0.005463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21609" calcext:value-type="float">
            <text:p>0.021609</text:p>
          </table:table-cell>
          <table:table-cell office:value-type="float" office:value="-0.005668" calcext:value-type="float">
            <text:p>-0.005668</text:p>
          </table:table-cell>
          <table:table-cell office:value-type="float" office:value="-0.003909" calcext:value-type="float">
            <text:p>-0.003909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21438" calcext:value-type="float">
            <text:p>0.021438</text:p>
          </table:table-cell>
          <table:table-cell office:value-type="float" office:value="-0.00635" calcext:value-type="float">
            <text:p>-0.00635</text:p>
          </table:table-cell>
          <table:table-cell office:value-type="float" office:value="-0.000439" calcext:value-type="float">
            <text:p>-0.000439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21267" calcext:value-type="float">
            <text:p>0.021267</text:p>
          </table:table-cell>
          <table:table-cell office:value-type="float" office:value="-0.007712" calcext:value-type="float">
            <text:p>-0.007712</text:p>
          </table:table-cell>
          <table:table-cell office:value-type="float" office:value="-0.000627" calcext:value-type="float">
            <text:p>-0.000627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21099" calcext:value-type="float">
            <text:p>0.021099</text:p>
          </table:table-cell>
          <table:table-cell office:value-type="float" office:value="-0.008236" calcext:value-type="float">
            <text:p>-0.008236</text:p>
          </table:table-cell>
          <table:table-cell office:value-type="float" office:value="-0.006434" calcext:value-type="float">
            <text:p>-0.006434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20931" calcext:value-type="float">
            <text:p>0.020931</text:p>
          </table:table-cell>
          <table:table-cell office:value-type="float" office:value="-0.007929" calcext:value-type="float">
            <text:p>-0.007929</text:p>
          </table:table-cell>
          <table:table-cell office:value-type="float" office:value="0.000749" calcext:value-type="float">
            <text:p>0.000749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20765" calcext:value-type="float">
            <text:p>0.020765</text:p>
          </table:table-cell>
          <table:table-cell office:value-type="float" office:value="-0.008302" calcext:value-type="float">
            <text:p>-0.008302</text:p>
          </table:table-cell>
          <table:table-cell office:value-type="float" office:value="-0.001285" calcext:value-type="float">
            <text:p>-0.001285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206" calcext:value-type="float">
            <text:p>0.0206</text:p>
          </table:table-cell>
          <table:table-cell office:value-type="float" office:value="-0.009078" calcext:value-type="float">
            <text:p>-0.009078</text:p>
          </table:table-cell>
          <table:table-cell office:value-type="float" office:value="-0.007106" calcext:value-type="float">
            <text:p>-0.007106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20437" calcext:value-type="float">
            <text:p>0.020437</text:p>
          </table:table-cell>
          <table:table-cell office:value-type="float" office:value="-0.008659" calcext:value-type="float">
            <text:p>-0.008659</text:p>
          </table:table-cell>
          <table:table-cell office:value-type="float" office:value="-0.005558" calcext:value-type="float">
            <text:p>-0.005558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20275" calcext:value-type="float">
            <text:p>0.020275</text:p>
          </table:table-cell>
          <table:table-cell office:value-type="float" office:value="-0.009385" calcext:value-type="float">
            <text:p>-0.009385</text:p>
          </table:table-cell>
          <table:table-cell office:value-type="float" office:value="-0.000225" calcext:value-type="float">
            <text:p>-0.000225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20114" calcext:value-type="float">
            <text:p>0.020114</text:p>
          </table:table-cell>
          <table:table-cell office:value-type="float" office:value="-0.01027" calcext:value-type="float">
            <text:p>-0.01027</text:p>
          </table:table-cell>
          <table:table-cell office:value-type="float" office:value="-0.002255" calcext:value-type="float">
            <text:p>-0.002255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19954" calcext:value-type="float">
            <text:p>0.019954</text:p>
          </table:table-cell>
          <table:table-cell office:value-type="float" office:value="-0.010079" calcext:value-type="float">
            <text:p>-0.010079</text:p>
          </table:table-cell>
          <table:table-cell office:value-type="float" office:value="-0.008062" calcext:value-type="float">
            <text:p>-0.008062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19796" calcext:value-type="float">
            <text:p>0.019796</text:p>
          </table:table-cell>
          <table:table-cell office:value-type="float" office:value="-0.009165" calcext:value-type="float">
            <text:p>-0.009165</text:p>
          </table:table-cell>
          <table:table-cell office:value-type="float" office:value="-0.000874" calcext:value-type="float">
            <text:p>-0.000874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19639" calcext:value-type="float">
            <text:p>0.019639</text:p>
          </table:table-cell>
          <table:table-cell office:value-type="float" office:value="-0.009661" calcext:value-type="float">
            <text:p>-0.009661</text:p>
          </table:table-cell>
          <table:table-cell office:value-type="float" office:value="-0.001027" calcext:value-type="float">
            <text:p>-0.001027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19483" calcext:value-type="float">
            <text:p>0.019483</text:p>
          </table:table-cell>
          <table:table-cell office:value-type="float" office:value="-0.009178" calcext:value-type="float">
            <text:p>-0.009178</text:p>
          </table:table-cell>
          <table:table-cell office:value-type="float" office:value="-0.003046" calcext:value-type="float">
            <text:p>-0.003046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19328" calcext:value-type="float">
            <text:p>0.019328</text:p>
          </table:table-cell>
          <table:table-cell office:value-type="float" office:value="-0.008519" calcext:value-type="float">
            <text:p>-0.008519</text:p>
          </table:table-cell>
          <table:table-cell office:value-type="float" office:value="-0.005108" calcext:value-type="float">
            <text:p>-0.005108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19175" calcext:value-type="float">
            <text:p>0.019175</text:p>
          </table:table-cell>
          <table:table-cell office:value-type="float" office:value="-0.00738" calcext:value-type="float">
            <text:p>-0.00738</text:p>
          </table:table-cell>
          <table:table-cell office:value-type="float" office:value="-0.003473" calcext:value-type="float">
            <text:p>-0.003473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19022" calcext:value-type="float">
            <text:p>0.019022</text:p>
          </table:table-cell>
          <table:table-cell office:value-type="float" office:value="-0.006558" calcext:value-type="float">
            <text:p>-0.006558</text:p>
          </table:table-cell>
          <table:table-cell office:value-type="float" office:value="0.000074" calcext:value-type="float">
            <text:p>0.000074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18872" calcext:value-type="float">
            <text:p>0.018872</text:p>
          </table:table-cell>
          <table:table-cell office:value-type="float" office:value="-0.00564" calcext:value-type="float">
            <text:p>-0.00564</text:p>
          </table:table-cell>
          <table:table-cell office:value-type="float" office:value="-0.005664" calcext:value-type="float">
            <text:p>-0.005664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18722" calcext:value-type="float">
            <text:p>0.018722</text:p>
          </table:table-cell>
          <table:table-cell office:value-type="float" office:value="-0.004756" calcext:value-type="float">
            <text:p>-0.004756</text:p>
          </table:table-cell>
          <table:table-cell office:value-type="float" office:value="-0.005897" calcext:value-type="float">
            <text:p>-0.005897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18573" calcext:value-type="float">
            <text:p>0.018573</text:p>
          </table:table-cell>
          <table:table-cell office:value-type="float" office:value="-0.004189" calcext:value-type="float">
            <text:p>-0.004189</text:p>
          </table:table-cell>
          <table:table-cell office:value-type="float" office:value="-0.004263" calcext:value-type="float">
            <text:p>-0.004263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18426" calcext:value-type="float">
            <text:p>0.018426</text:p>
          </table:table-cell>
          <table:table-cell office:value-type="float" office:value="-0.004813" calcext:value-type="float">
            <text:p>-0.004813</text:p>
          </table:table-cell>
          <table:table-cell office:value-type="float" office:value="-0.002587" calcext:value-type="float">
            <text:p>-0.002587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1828" calcext:value-type="float">
            <text:p>0.01828</text:p>
          </table:table-cell>
          <table:table-cell office:value-type="float" office:value="-0.004402" calcext:value-type="float">
            <text:p>-0.004402</text:p>
          </table:table-cell>
          <table:table-cell office:value-type="float" office:value="-0.008359" calcext:value-type="float">
            <text:p>-0.008359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18134" calcext:value-type="float">
            <text:p>0.018134</text:p>
          </table:table-cell>
          <table:table-cell office:value-type="float" office:value="-0.004516" calcext:value-type="float">
            <text:p>-0.004516</text:p>
          </table:table-cell>
          <table:table-cell office:value-type="float" office:value="-0.006755" calcext:value-type="float">
            <text:p>-0.006755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1799" calcext:value-type="float">
            <text:p>0.01799</text:p>
          </table:table-cell>
          <table:table-cell office:value-type="float" office:value="-0.004327" calcext:value-type="float">
            <text:p>-0.004327</text:p>
          </table:table-cell>
          <table:table-cell office:value-type="float" office:value="-0.005115" calcext:value-type="float">
            <text:p>-0.005115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17848" calcext:value-type="float">
            <text:p>0.017848</text:p>
          </table:table-cell>
          <table:table-cell office:value-type="float" office:value="-0.005335" calcext:value-type="float">
            <text:p>-0.005335</text:p>
          </table:table-cell>
          <table:table-cell office:value-type="float" office:value="-0.009055" calcext:value-type="float">
            <text:p>-0.009055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17706" calcext:value-type="float">
            <text:p>0.017706</text:p>
          </table:table-cell>
          <table:table-cell office:value-type="float" office:value="-0.00565" calcext:value-type="float">
            <text:p>-0.00565</text:p>
          </table:table-cell>
          <table:table-cell office:value-type="float" office:value="-0.009324" calcext:value-type="float">
            <text:p>-0.009324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17566" calcext:value-type="float">
            <text:p>0.017566</text:p>
          </table:table-cell>
          <table:table-cell office:value-type="float" office:value="-0.006126" calcext:value-type="float">
            <text:p>-0.006126</text:p>
          </table:table-cell>
          <table:table-cell office:value-type="float" office:value="-0.007722" calcext:value-type="float">
            <text:p>-0.007722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17426" calcext:value-type="float">
            <text:p>0.017426</text:p>
          </table:table-cell>
          <table:table-cell office:value-type="float" office:value="-0.006369" calcext:value-type="float">
            <text:p>-0.006369</text:p>
          </table:table-cell>
          <table:table-cell office:value-type="float" office:value="-0.00795" calcext:value-type="float">
            <text:p>-0.00795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17288" calcext:value-type="float">
            <text:p>0.017288</text:p>
          </table:table-cell>
          <table:table-cell office:value-type="float" office:value="-0.007262" calcext:value-type="float">
            <text:p>-0.007262</text:p>
          </table:table-cell>
          <table:table-cell office:value-type="float" office:value="-0.011923" calcext:value-type="float">
            <text:p>-0.011923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17151" calcext:value-type="float">
            <text:p>0.017151</text:p>
          </table:table-cell>
          <table:table-cell office:value-type="float" office:value="-0.008207" calcext:value-type="float">
            <text:p>-0.008207</text:p>
          </table:table-cell>
          <table:table-cell office:value-type="float" office:value="-0.00848" calcext:value-type="float">
            <text:p>-0.00848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17015" calcext:value-type="float">
            <text:p>0.017015</text:p>
          </table:table-cell>
          <table:table-cell office:value-type="float" office:value="-0.008989" calcext:value-type="float">
            <text:p>-0.008989</text:p>
          </table:table-cell>
          <table:table-cell office:value-type="float" office:value="-0.010582" calcext:value-type="float">
            <text:p>-0.010582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16879" calcext:value-type="float">
            <text:p>0.016879</text:p>
          </table:table-cell>
          <table:table-cell office:value-type="float" office:value="-0.009714" calcext:value-type="float">
            <text:p>-0.009714</text:p>
          </table:table-cell>
          <table:table-cell office:value-type="float" office:value="-0.008972" calcext:value-type="float">
            <text:p>-0.008972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16746" calcext:value-type="float">
            <text:p>0.016746</text:p>
          </table:table-cell>
          <table:table-cell office:value-type="float" office:value="-0.010557" calcext:value-type="float">
            <text:p>-0.010557</text:p>
          </table:table-cell>
          <table:table-cell office:value-type="float" office:value="-0.007319" calcext:value-type="float">
            <text:p>-0.007319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16613" calcext:value-type="float">
            <text:p>0.016613</text:p>
          </table:table-cell>
          <table:table-cell office:value-type="float" office:value="-0.010714" calcext:value-type="float">
            <text:p>-0.010714</text:p>
          </table:table-cell>
          <table:table-cell office:value-type="float" office:value="-0.009372" calcext:value-type="float">
            <text:p>-0.009372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16481" calcext:value-type="float">
            <text:p>0.016481</text:p>
          </table:table-cell>
          <table:table-cell office:value-type="float" office:value="-0.010629" calcext:value-type="float">
            <text:p>-0.010629</text:p>
          </table:table-cell>
          <table:table-cell office:value-type="float" office:value="-0.009594" calcext:value-type="float">
            <text:p>-0.009594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1635" calcext:value-type="float">
            <text:p>0.01635</text:p>
          </table:table-cell>
          <table:table-cell office:value-type="float" office:value="-0.011286" calcext:value-type="float">
            <text:p>-0.011286</text:p>
          </table:table-cell>
          <table:table-cell office:value-type="float" office:value="-0.007948" calcext:value-type="float">
            <text:p>-0.007948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1622" calcext:value-type="float">
            <text:p>0.01622</text:p>
          </table:table-cell>
          <table:table-cell office:value-type="float" office:value="-0.012243" calcext:value-type="float">
            <text:p>-0.012243</text:p>
          </table:table-cell>
          <table:table-cell office:value-type="float" office:value="-0.010014" calcext:value-type="float">
            <text:p>-0.010014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16091" calcext:value-type="float">
            <text:p>0.016091</text:p>
          </table:table-cell>
          <table:table-cell office:value-type="float" office:value="-0.012223" calcext:value-type="float">
            <text:p>-0.012223</text:p>
          </table:table-cell>
          <table:table-cell office:value-type="float" office:value="-0.010246" calcext:value-type="float">
            <text:p>-0.010246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15964" calcext:value-type="float">
            <text:p>0.015964</text:p>
          </table:table-cell>
          <table:table-cell office:value-type="float" office:value="-0.01254" calcext:value-type="float">
            <text:p>-0.01254</text:p>
          </table:table-cell>
          <table:table-cell office:value-type="float" office:value="-0.008605" calcext:value-type="float">
            <text:p>-0.008605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15837" calcext:value-type="float">
            <text:p>0.015837</text:p>
          </table:table-cell>
          <table:table-cell office:value-type="float" office:value="-0.013256" calcext:value-type="float">
            <text:p>-0.013256</text:p>
          </table:table-cell>
          <table:table-cell office:value-type="float" office:value="-0.008794" calcext:value-type="float">
            <text:p>-0.008794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15711" calcext:value-type="float">
            <text:p>0.015711</text:p>
          </table:table-cell>
          <table:table-cell office:value-type="float" office:value="-0.013843" calcext:value-type="float">
            <text:p>-0.013843</text:p>
          </table:table-cell>
          <table:table-cell office:value-type="float" office:value="-0.012728" calcext:value-type="float">
            <text:p>-0.012728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15587" calcext:value-type="float">
            <text:p>0.015587</text:p>
          </table:table-cell>
          <table:table-cell office:value-type="float" office:value="-0.014118" calcext:value-type="float">
            <text:p>-0.014118</text:p>
          </table:table-cell>
          <table:table-cell office:value-type="float" office:value="-0.011122" calcext:value-type="float">
            <text:p>-0.011122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15463" calcext:value-type="float">
            <text:p>0.015463</text:p>
          </table:table-cell>
          <table:table-cell office:value-type="float" office:value="-0.014445" calcext:value-type="float">
            <text:p>-0.014445</text:p>
          </table:table-cell>
          <table:table-cell office:value-type="float" office:value="-0.005729" calcext:value-type="float">
            <text:p>-0.005729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1534" calcext:value-type="float">
            <text:p>0.01534</text:p>
          </table:table-cell>
          <table:table-cell office:value-type="float" office:value="-0.015681" calcext:value-type="float">
            <text:p>-0.015681</text:p>
          </table:table-cell>
          <table:table-cell office:value-type="float" office:value="-0.009576" calcext:value-type="float">
            <text:p>-0.009576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15218" calcext:value-type="float">
            <text:p>0.015218</text:p>
          </table:table-cell>
          <table:table-cell office:value-type="float" office:value="-0.015378" calcext:value-type="float">
            <text:p>-0.015378</text:p>
          </table:table-cell>
          <table:table-cell office:value-type="float" office:value="-0.011625" calcext:value-type="float">
            <text:p>-0.011625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15098" calcext:value-type="float">
            <text:p>0.015098</text:p>
          </table:table-cell>
          <table:table-cell office:value-type="float" office:value="-0.014532" calcext:value-type="float">
            <text:p>-0.014532</text:p>
          </table:table-cell>
          <table:table-cell office:value-type="float" office:value="-0.009975" calcext:value-type="float">
            <text:p>-0.009975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14978" calcext:value-type="float">
            <text:p>0.014978</text:p>
          </table:table-cell>
          <table:table-cell office:value-type="float" office:value="-0.014429" calcext:value-type="float">
            <text:p>-0.014429</text:p>
          </table:table-cell>
          <table:table-cell office:value-type="float" office:value="-0.006418" calcext:value-type="float">
            <text:p>-0.006418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14859" calcext:value-type="float">
            <text:p>0.014859</text:p>
          </table:table-cell>
          <table:table-cell office:value-type="float" office:value="-0.014948" calcext:value-type="float">
            <text:p>-0.014948</text:p>
          </table:table-cell>
          <table:table-cell office:value-type="float" office:value="-0.010272" calcext:value-type="float">
            <text:p>-0.010272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14741" calcext:value-type="float">
            <text:p>0.014741</text:p>
          </table:table-cell>
          <table:table-cell office:value-type="float" office:value="-0.013987" calcext:value-type="float">
            <text:p>-0.013987</text:p>
          </table:table-cell>
          <table:table-cell office:value-type="float" office:value="-0.01233" calcext:value-type="float">
            <text:p>-0.01233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14624" calcext:value-type="float">
            <text:p>0.014624</text:p>
          </table:table-cell>
          <table:table-cell office:value-type="float" office:value="-0.012425" calcext:value-type="float">
            <text:p>-0.012425</text:p>
          </table:table-cell>
          <table:table-cell office:value-type="float" office:value="-0.010688" calcext:value-type="float">
            <text:p>-0.010688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14508" calcext:value-type="float">
            <text:p>0.014508</text:p>
          </table:table-cell>
          <table:table-cell office:value-type="float" office:value="-0.010534" calcext:value-type="float">
            <text:p>-0.010534</text:p>
          </table:table-cell>
          <table:table-cell office:value-type="float" office:value="-0.009008" calcext:value-type="float">
            <text:p>-0.009008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14393" calcext:value-type="float">
            <text:p>0.014393</text:p>
          </table:table-cell>
          <table:table-cell office:value-type="float" office:value="-0.010456" calcext:value-type="float">
            <text:p>-0.010456</text:p>
          </table:table-cell>
          <table:table-cell office:value-type="float" office:value="-0.007277" calcext:value-type="float">
            <text:p>-0.007277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14279" calcext:value-type="float">
            <text:p>0.014279</text:p>
          </table:table-cell>
          <table:table-cell office:value-type="float" office:value="-0.009603" calcext:value-type="float">
            <text:p>-0.009603</text:p>
          </table:table-cell>
          <table:table-cell office:value-type="float" office:value="-0.01487" calcext:value-type="float">
            <text:p>-0.01487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14165" calcext:value-type="float">
            <text:p>0.014165</text:p>
          </table:table-cell>
          <table:table-cell office:value-type="float" office:value="-0.008172" calcext:value-type="float">
            <text:p>-0.008172</text:p>
          </table:table-cell>
          <table:table-cell office:value-type="float" office:value="-0.013261" calcext:value-type="float">
            <text:p>-0.013261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14053" calcext:value-type="float">
            <text:p>0.014053</text:p>
          </table:table-cell>
          <table:table-cell office:value-type="float" office:value="-0.006993" calcext:value-type="float">
            <text:p>-0.006993</text:p>
          </table:table-cell>
          <table:table-cell office:value-type="float" office:value="-0.011622" calcext:value-type="float">
            <text:p>-0.011622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13941" calcext:value-type="float">
            <text:p>0.013941</text:p>
          </table:table-cell>
          <table:table-cell office:value-type="float" office:value="-0.006621" calcext:value-type="float">
            <text:p>-0.006621</text:p>
          </table:table-cell>
          <table:table-cell office:value-type="float" office:value="-0.011812" calcext:value-type="float">
            <text:p>-0.011812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13831" calcext:value-type="float">
            <text:p>0.013831</text:p>
          </table:table-cell>
          <table:table-cell office:value-type="float" office:value="-0.006234" calcext:value-type="float">
            <text:p>-0.006234</text:p>
          </table:table-cell>
          <table:table-cell office:value-type="float" office:value="-0.015742" calcext:value-type="float">
            <text:p>-0.015742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13721" calcext:value-type="float">
            <text:p>0.013721</text:p>
          </table:table-cell>
          <table:table-cell office:value-type="float" office:value="-0.006916" calcext:value-type="float">
            <text:p>-0.006916</text:p>
          </table:table-cell>
          <table:table-cell office:value-type="float" office:value="-0.014128" calcext:value-type="float">
            <text:p>-0.014128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13612" calcext:value-type="float">
            <text:p>0.013612</text:p>
          </table:table-cell>
          <table:table-cell office:value-type="float" office:value="-0.006733" calcext:value-type="float">
            <text:p>-0.006733</text:p>
          </table:table-cell>
          <table:table-cell office:value-type="float" office:value="-0.014352" calcext:value-type="float">
            <text:p>-0.014352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13504" calcext:value-type="float">
            <text:p>0.013504</text:p>
          </table:table-cell>
          <table:table-cell office:value-type="float" office:value="-0.006464" calcext:value-type="float">
            <text:p>-0.006464</text:p>
          </table:table-cell>
          <table:table-cell office:value-type="float" office:value="-0.014571" calcext:value-type="float">
            <text:p>-0.014571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13397" calcext:value-type="float">
            <text:p>0.013397</text:p>
          </table:table-cell>
          <table:table-cell office:value-type="float" office:value="-0.007034" calcext:value-type="float">
            <text:p>-0.007034</text:p>
          </table:table-cell>
          <table:table-cell office:value-type="float" office:value="-0.016663" calcext:value-type="float">
            <text:p>-0.016663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13291" calcext:value-type="float">
            <text:p>0.013291</text:p>
          </table:table-cell>
          <table:table-cell office:value-type="float" office:value="-0.007921" calcext:value-type="float">
            <text:p>-0.007921</text:p>
          </table:table-cell>
          <table:table-cell office:value-type="float" office:value="-0.018799" calcext:value-type="float">
            <text:p>-0.018799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13185" calcext:value-type="float">
            <text:p>0.013185</text:p>
          </table:table-cell>
          <table:table-cell office:value-type="float" office:value="-0.009087" calcext:value-type="float">
            <text:p>-0.009087</text:p>
          </table:table-cell>
          <table:table-cell office:value-type="float" office:value="-0.019106" calcext:value-type="float">
            <text:p>-0.019106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1308" calcext:value-type="float">
            <text:p>0.01308</text:p>
          </table:table-cell>
          <table:table-cell office:value-type="float" office:value="-0.009962" calcext:value-type="float">
            <text:p>-0.009962</text:p>
          </table:table-cell>
          <table:table-cell office:value-type="float" office:value="-0.015664" calcext:value-type="float">
            <text:p>-0.015664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12977" calcext:value-type="float">
            <text:p>0.012977</text:p>
          </table:table-cell>
          <table:table-cell office:value-type="float" office:value="-0.012318" calcext:value-type="float">
            <text:p>-0.012318</text:p>
          </table:table-cell>
          <table:table-cell office:value-type="float" office:value="-0.01963" calcext:value-type="float">
            <text:p>-0.01963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12874" calcext:value-type="float">
            <text:p>0.012874</text:p>
          </table:table-cell>
          <table:table-cell office:value-type="float" office:value="-0.014234" calcext:value-type="float">
            <text:p>-0.014234</text:p>
          </table:table-cell>
          <table:table-cell office:value-type="float" office:value="-0.019922" calcext:value-type="float">
            <text:p>-0.019922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12771" calcext:value-type="float">
            <text:p>0.012771</text:p>
          </table:table-cell>
          <table:table-cell office:value-type="float" office:value="-0.01582" calcext:value-type="float">
            <text:p>-0.01582</text:p>
          </table:table-cell>
          <table:table-cell office:value-type="float" office:value="-0.020219" calcext:value-type="float">
            <text:p>-0.020219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1267" calcext:value-type="float">
            <text:p>0.01267</text:p>
          </table:table-cell>
          <table:table-cell office:value-type="float" office:value="-0.0187" calcext:value-type="float">
            <text:p>-0.0187</text:p>
          </table:table-cell>
          <table:table-cell office:value-type="float" office:value="-0.020518" calcext:value-type="float">
            <text:p>-0.020518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1257" calcext:value-type="float">
            <text:p>0.01257</text:p>
          </table:table-cell>
          <table:table-cell office:value-type="float" office:value="-0.021077" calcext:value-type="float">
            <text:p>-0.021077</text:p>
          </table:table-cell>
          <table:table-cell office:value-type="float" office:value="-0.018941" calcext:value-type="float">
            <text:p>-0.018941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1247" calcext:value-type="float">
            <text:p>0.01247</text:p>
          </table:table-cell>
          <table:table-cell office:value-type="float" office:value="-0.02399" calcext:value-type="float">
            <text:p>-0.02399</text:p>
          </table:table-cell>
          <table:table-cell office:value-type="float" office:value="-0.02107" calcext:value-type="float">
            <text:p>-0.02107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12371" calcext:value-type="float">
            <text:p>0.012371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019488" calcext:value-type="float">
            <text:p>-0.019488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12273" calcext:value-type="float">
            <text:p>0.012273</text:p>
          </table:table-cell>
          <table:table-cell office:value-type="float" office:value="-0.02958" calcext:value-type="float">
            <text:p>-0.02958</text:p>
          </table:table-cell>
          <table:table-cell office:value-type="float" office:value="-0.015992" calcext:value-type="float">
            <text:p>-0.015992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12175" calcext:value-type="float">
            <text:p>0.012175</text:p>
          </table:table-cell>
          <table:table-cell office:value-type="float" office:value="-0.032052" calcext:value-type="float">
            <text:p>-0.032052</text:p>
          </table:table-cell>
          <table:table-cell office:value-type="float" office:value="-0.018034" calcext:value-type="float">
            <text:p>-0.018034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12079" calcext:value-type="float">
            <text:p>0.012079</text:p>
          </table:table-cell>
          <table:table-cell office:value-type="float" office:value="-0.034036" calcext:value-type="float">
            <text:p>-0.034036</text:p>
          </table:table-cell>
          <table:table-cell office:value-type="float" office:value="-0.018243" calcext:value-type="float">
            <text:p>-0.018243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11983" calcext:value-type="float">
            <text:p>0.011983</text:p>
          </table:table-cell>
          <table:table-cell office:value-type="float" office:value="-0.035508" calcext:value-type="float">
            <text:p>-0.035508</text:p>
          </table:table-cell>
          <table:table-cell office:value-type="float" office:value="-0.012836" calcext:value-type="float">
            <text:p>-0.012836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11888" calcext:value-type="float">
            <text:p>0.011888</text:p>
          </table:table-cell>
          <table:table-cell office:value-type="float" office:value="-0.03724" calcext:value-type="float">
            <text:p>-0.03724</text:p>
          </table:table-cell>
          <table:table-cell office:value-type="float" office:value="-0.012932" calcext:value-type="float">
            <text:p>-0.012932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11793" calcext:value-type="float">
            <text:p>0.011793</text:p>
          </table:table-cell>
          <table:table-cell office:value-type="float" office:value="-0.038203" calcext:value-type="float">
            <text:p>-0.038203</text:p>
          </table:table-cell>
          <table:table-cell office:value-type="float" office:value="-0.011149" calcext:value-type="float">
            <text:p>-0.0111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17" calcext:value-type="float">
            <text:p>0.0117</text:p>
          </table:table-cell>
          <table:table-cell office:value-type="float" office:value="-0.039032" calcext:value-type="float">
            <text:p>-0.039032</text:p>
          </table:table-cell>
          <table:table-cell office:value-type="float" office:value="-0.009328" calcext:value-type="float">
            <text:p>-0.009328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11607" calcext:value-type="float">
            <text:p>0.011607</text:p>
          </table:table-cell>
          <table:table-cell office:value-type="float" office:value="-0.039158" calcext:value-type="float">
            <text:p>-0.039158</text:p>
          </table:table-cell>
          <table:table-cell office:value-type="float" office:value="-0.011222" calcext:value-type="float">
            <text:p>-0.011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1515" calcext:value-type="float">
            <text:p>0.011515</text:p>
          </table:table-cell>
          <table:table-cell office:value-type="float" office:value="-0.038766" calcext:value-type="float">
            <text:p>-0.038766</text:p>
          </table:table-cell>
          <table:table-cell office:value-type="float" office:value="-0.009415" calcext:value-type="float">
            <text:p>-0.0094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1423" calcext:value-type="float">
            <text:p>0.011423</text:p>
          </table:table-cell>
          <table:table-cell office:value-type="float" office:value="-0.038128" calcext:value-type="float">
            <text:p>-0.038128</text:p>
          </table:table-cell>
          <table:table-cell office:value-type="float" office:value="-0.00945" calcext:value-type="float">
            <text:p>-0.00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1333" calcext:value-type="float">
            <text:p>0.011333</text:p>
          </table:table-cell>
          <table:table-cell office:value-type="float" office:value="-0.037295" calcext:value-type="float">
            <text:p>-0.037295</text:p>
          </table:table-cell>
          <table:table-cell office:value-type="float" office:value="-0.009485" calcext:value-type="float">
            <text:p>-0.0094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1243" calcext:value-type="float">
            <text:p>0.011243</text:p>
          </table:table-cell>
          <table:table-cell office:value-type="float" office:value="-0.036748" calcext:value-type="float">
            <text:p>-0.036748</text:p>
          </table:table-cell>
          <table:table-cell office:value-type="float" office:value="-0.009517" calcext:value-type="float">
            <text:p>-0.0095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1153" calcext:value-type="float">
            <text:p>0.011153</text:p>
          </table:table-cell>
          <table:table-cell office:value-type="float" office:value="-0.03647" calcext:value-type="float">
            <text:p>-0.03647</text:p>
          </table:table-cell>
          <table:table-cell office:value-type="float" office:value="-0.009547" calcext:value-type="float">
            <text:p>-0.0095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1065" calcext:value-type="float">
            <text:p>0.011065</text:p>
          </table:table-cell>
          <table:table-cell office:value-type="float" office:value="-0.036239" calcext:value-type="float">
            <text:p>-0.036239</text:p>
          </table:table-cell>
          <table:table-cell office:value-type="float" office:value="-0.009574" calcext:value-type="float">
            <text:p>-0.0095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0977" calcext:value-type="float">
            <text:p>0.010977</text:p>
          </table:table-cell>
          <table:table-cell office:value-type="float" office:value="-0.035975" calcext:value-type="float">
            <text:p>-0.035975</text:p>
          </table:table-cell>
          <table:table-cell office:value-type="float" office:value="-0.009597" calcext:value-type="float">
            <text:p>-0.009597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3578" calcext:value-type="float">
            <text:p>-0.03578</text:p>
          </table:table-cell>
          <table:table-cell office:value-type="float" office:value="-0.005868" calcext:value-type="float">
            <text:p>-0.0058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0804" calcext:value-type="float">
            <text:p>0.010804</text:p>
          </table:table-cell>
          <table:table-cell office:value-type="float" office:value="-0.035799" calcext:value-type="float">
            <text:p>-0.035799</text:p>
          </table:table-cell>
          <table:table-cell office:value-type="float" office:value="-0.009551" calcext:value-type="float">
            <text:p>-0.009551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10718" calcext:value-type="float">
            <text:p>0.010718</text:p>
          </table:table-cell>
          <table:table-cell office:value-type="float" office:value="-0.035818" calcext:value-type="float">
            <text:p>-0.035818</text:p>
          </table:table-cell>
          <table:table-cell office:value-type="float" office:value="-0.007691" calcext:value-type="float">
            <text:p>-0.007691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10633" calcext:value-type="float">
            <text:p>0.010633</text:p>
          </table:table-cell>
          <table:table-cell office:value-type="float" office:value="-0.035846" calcext:value-type="float">
            <text:p>-0.035846</text:p>
          </table:table-cell>
          <table:table-cell office:value-type="float" office:value="-0.005796" calcext:value-type="float">
            <text:p>-0.005796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10548" calcext:value-type="float">
            <text:p>0.010548</text:p>
          </table:table-cell>
          <table:table-cell office:value-type="float" office:value="-0.036016" calcext:value-type="float">
            <text:p>-0.036016</text:p>
          </table:table-cell>
          <table:table-cell office:value-type="float" office:value="-0.003859" calcext:value-type="float">
            <text:p>-0.003859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10465" calcext:value-type="float">
            <text:p>0.010465</text:p>
          </table:table-cell>
          <table:table-cell office:value-type="float" office:value="-0.03631" calcext:value-type="float">
            <text:p>-0.03631</text:p>
          </table:table-cell>
          <table:table-cell office:value-type="float" office:value="-0.001877" calcext:value-type="float">
            <text:p>-0.001877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10382" calcext:value-type="float">
            <text:p>0.010382</text:p>
          </table:table-cell>
          <table:table-cell office:value-type="float" office:value="-0.036658" calcext:value-type="float">
            <text:p>-0.036658</text:p>
          </table:table-cell>
          <table:table-cell office:value-type="float" office:value="-0.003602" calcext:value-type="float">
            <text:p>-0.003602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10299" calcext:value-type="float">
            <text:p>0.010299</text:p>
          </table:table-cell>
          <table:table-cell office:value-type="float" office:value="-0.037079" calcext:value-type="float">
            <text:p>-0.037079</text:p>
          </table:table-cell>
          <table:table-cell office:value-type="float" office:value="-0.003501" calcext:value-type="float">
            <text:p>-0.003501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10217" calcext:value-type="float">
            <text:p>0.010217</text:p>
          </table:table-cell>
          <table:table-cell office:value-type="float" office:value="-0.037131" calcext:value-type="float">
            <text:p>-0.037131</text:p>
          </table:table-cell>
          <table:table-cell office:value-type="float" office:value="-0.007162" calcext:value-type="float">
            <text:p>-0.007162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10136" calcext:value-type="float">
            <text:p>0.010136</text:p>
          </table:table-cell>
          <table:table-cell office:value-type="float" office:value="-0.0366" calcext:value-type="float">
            <text:p>-0.0366</text:p>
          </table:table-cell>
          <table:table-cell office:value-type="float" office:value="0.000336" calcext:value-type="float">
            <text:p>0.000336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10056" calcext:value-type="float">
            <text:p>0.010056</text:p>
          </table:table-cell>
          <table:table-cell office:value-type="float" office:value="-0.03642" calcext:value-type="float">
            <text:p>-0.03642</text:p>
          </table:table-cell>
          <table:table-cell office:value-type="float" office:value="0.000505" calcext:value-type="float">
            <text:p>0.000505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09976" calcext:value-type="float">
            <text:p>0.009976</text:p>
          </table:table-cell>
          <table:table-cell office:value-type="float" office:value="-0.034458" calcext:value-type="float">
            <text:p>-0.034458</text:p>
          </table:table-cell>
          <table:table-cell office:value-type="float" office:value="-0.001183" calcext:value-type="float">
            <text:p>-0.001183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09897" calcext:value-type="float">
            <text:p>0.009897</text:p>
          </table:table-cell>
          <table:table-cell office:value-type="float" office:value="-0.030256" calcext:value-type="float">
            <text:p>-0.030256</text:p>
          </table:table-cell>
          <table:table-cell office:value-type="float" office:value="0.00084" calcext:value-type="float">
            <text:p>0.00084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09818" calcext:value-type="float">
            <text:p>0.009818</text:p>
          </table:table-cell>
          <table:table-cell office:value-type="float" office:value="-0.027025" calcext:value-type="float">
            <text:p>-0.027025</text:p>
          </table:table-cell>
          <table:table-cell office:value-type="float" office:value="0.004773" calcext:value-type="float">
            <text:p>0.004773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0974" calcext:value-type="float">
            <text:p>0.00974</text:p>
          </table:table-cell>
          <table:table-cell office:value-type="float" office:value="-0.024109" calcext:value-type="float">
            <text:p>-0.024109</text:p>
          </table:table-cell>
          <table:table-cell office:value-type="float" office:value="0.006913" calcext:value-type="float">
            <text:p>0.006913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09663" calcext:value-type="float">
            <text:p>0.009663</text:p>
          </table:table-cell>
          <table:table-cell office:value-type="float" office:value="-0.020396" calcext:value-type="float">
            <text:p>-0.020396</text:p>
          </table:table-cell>
          <table:table-cell office:value-type="float" office:value="0.005348" calcext:value-type="float">
            <text:p>0.005348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09587" calcext:value-type="float">
            <text:p>0.009587</text:p>
          </table:table-cell>
          <table:table-cell office:value-type="float" office:value="-0.016417" calcext:value-type="float">
            <text:p>-0.016417</text:p>
          </table:table-cell>
          <table:table-cell office:value-type="float" office:value="0.005609" calcext:value-type="float">
            <text:p>0.005609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0951" calcext:value-type="float">
            <text:p>0.00951</text:p>
          </table:table-cell>
          <table:table-cell office:value-type="float" office:value="-0.012641" calcext:value-type="float">
            <text:p>-0.012641</text:p>
          </table:table-cell>
          <table:table-cell office:value-type="float" office:value="0.007731" calcext:value-type="float">
            <text:p>0.007731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09435" calcext:value-type="float">
            <text:p>0.009435</text:p>
          </table:table-cell>
          <table:table-cell office:value-type="float" office:value="-0.009121" calcext:value-type="float">
            <text:p>-0.009121</text:p>
          </table:table-cell>
          <table:table-cell office:value-type="float" office:value="0.00614" calcext:value-type="float">
            <text:p>0.00614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0936" calcext:value-type="float">
            <text:p>0.00936</text:p>
          </table:table-cell>
          <table:table-cell office:value-type="float" office:value="-0.00601" calcext:value-type="float">
            <text:p>-0.00601</text:p>
          </table:table-cell>
          <table:table-cell office:value-type="float" office:value="0.000757" calcext:value-type="float">
            <text:p>0.000757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09286" calcext:value-type="float">
            <text:p>0.009286</text:p>
          </table:table-cell>
          <table:table-cell office:value-type="float" office:value="-0.002654" calcext:value-type="float">
            <text:p>-0.002654</text:p>
          </table:table-cell>
          <table:table-cell office:value-type="float" office:value="0.006495" calcext:value-type="float">
            <text:p>0.006495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09212" calcext:value-type="float">
            <text:p>0.009212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0.006737" calcext:value-type="float">
            <text:p>0.006737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09139" calcext:value-type="float">
            <text:p>0.009139</text:p>
          </table:table-cell>
          <table:table-cell office:value-type="float" office:value="0.002903" calcext:value-type="float">
            <text:p>0.002903</text:p>
          </table:table-cell>
          <table:table-cell office:value-type="float" office:value="0.005123" calcext:value-type="float">
            <text:p>0.005123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09066" calcext:value-type="float">
            <text:p>0.009066</text:p>
          </table:table-cell>
          <table:table-cell office:value-type="float" office:value="0.005743" calcext:value-type="float">
            <text:p>0.005743</text:p>
          </table:table-cell>
          <table:table-cell office:value-type="float" office:value="0.003477" calcext:value-type="float">
            <text:p>0.003477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08994" calcext:value-type="float">
            <text:p>0.008994</text:p>
          </table:table-cell>
          <table:table-cell office:value-type="float" office:value="0.008086" calcext:value-type="float">
            <text:p>0.008086</text:p>
          </table:table-cell>
          <table:table-cell office:value-type="float" office:value="0.001784" calcext:value-type="float">
            <text:p>0.001784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08923" calcext:value-type="float">
            <text:p>0.008923</text:p>
          </table:table-cell>
          <table:table-cell office:value-type="float" office:value="0.010038" calcext:value-type="float">
            <text:p>0.010038</text:p>
          </table:table-cell>
          <table:table-cell office:value-type="float" office:value="0.000042" calcext:value-type="float">
            <text:p>0.000042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08852" calcext:value-type="float">
            <text:p>0.008852</text:p>
          </table:table-cell>
          <table:table-cell office:value-type="float" office:value="0.011246" calcext:value-type="float">
            <text:p>0.011246</text:p>
          </table:table-cell>
          <table:table-cell office:value-type="float" office:value="0.000131" calcext:value-type="float">
            <text:p>0.000131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08782" calcext:value-type="float">
            <text:p>0.008782</text:p>
          </table:table-cell>
          <table:table-cell office:value-type="float" office:value="0.012205" calcext:value-type="float">
            <text:p>0.012205</text:p>
          </table:table-cell>
          <table:table-cell office:value-type="float" office:value="-0.014779" calcext:value-type="float">
            <text:p>-0.014779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08712" calcext:value-type="float">
            <text:p>0.008712</text:p>
          </table:table-cell>
          <table:table-cell office:value-type="float" office:value="0.012583" calcext:value-type="float">
            <text:p>0.012583</text:p>
          </table:table-cell>
          <table:table-cell office:value-type="float" office:value="0.005602" calcext:value-type="float">
            <text:p>0.005602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08643" calcext:value-type="float">
            <text:p>0.008643</text:p>
          </table:table-cell>
          <table:table-cell office:value-type="float" office:value="0.012477" calcext:value-type="float">
            <text:p>0.012477</text:p>
          </table:table-cell>
          <table:table-cell office:value-type="float" office:value="0.007704" calcext:value-type="float">
            <text:p>0.007704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08575" calcext:value-type="float">
            <text:p>0.008575</text:p>
          </table:table-cell>
          <table:table-cell office:value-type="float" office:value="0.01204" calcext:value-type="float">
            <text:p>0.01204</text:p>
          </table:table-cell>
          <table:table-cell office:value-type="float" office:value="0.002394" calcext:value-type="float">
            <text:p>0.0023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8507" calcext:value-type="float">
            <text:p>0.008507</text:p>
          </table:table-cell>
          <table:table-cell office:value-type="float" office:value="0.012207" calcext:value-type="float">
            <text:p>0.012207</text:p>
          </table:table-cell>
          <table:table-cell office:value-type="float" office:value="-0.004913" calcext:value-type="float">
            <text:p>-0.004913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08439" calcext:value-type="float">
            <text:p>0.008439</text:p>
          </table:table-cell>
          <table:table-cell office:value-type="float" office:value="0.012029" calcext:value-type="float">
            <text:p>0.012029</text:p>
          </table:table-cell>
          <table:table-cell office:value-type="float" office:value="-0.006803" calcext:value-type="float">
            <text:p>-0.0068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8372" calcext:value-type="float">
            <text:p>0.008372</text:p>
          </table:table-cell>
          <table:table-cell office:value-type="float" office:value="0.011517" calcext:value-type="float">
            <text:p>0.011517</text:p>
          </table:table-cell>
          <table:table-cell office:value-type="float" office:value="-0.005023" calcext:value-type="float">
            <text:p>-0.005023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08306" calcext:value-type="float">
            <text:p>0.008306</text:p>
          </table:table-cell>
          <table:table-cell office:value-type="float" office:value="0.010098" calcext:value-type="float">
            <text:p>0.010098</text:p>
          </table:table-cell>
          <table:table-cell office:value-type="float" office:value="-0.003202" calcext:value-type="float">
            <text:p>-0.003202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0824" calcext:value-type="float">
            <text:p>0.00824</text:p>
          </table:table-cell>
          <table:table-cell office:value-type="float" office:value="0.008111" calcext:value-type="float">
            <text:p>0.008111</text:p>
          </table:table-cell>
          <table:table-cell office:value-type="float" office:value="-0.00319" calcext:value-type="float">
            <text:p>-0.00319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08174" calcext:value-type="float">
            <text:p>0.008174</text:p>
          </table:table-cell>
          <table:table-cell office:value-type="float" office:value="0.00536" calcext:value-type="float">
            <text:p>0.00536</text:p>
          </table:table-cell>
          <table:table-cell office:value-type="float" office:value="-0.003153" calcext:value-type="float">
            <text:p>-0.0031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8109" calcext:value-type="float">
            <text:p>0.008109</text:p>
          </table:table-cell>
          <table:table-cell office:value-type="float" office:value="0.002003" calcext:value-type="float">
            <text:p>0.002003</text:p>
          </table:table-cell>
          <table:table-cell office:value-type="float" office:value="-0.004982" calcext:value-type="float">
            <text:p>-0.004982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08045" calcext:value-type="float">
            <text:p>0.008045</text:p>
          </table:table-cell>
          <table:table-cell office:value-type="float" office:value="-0.002051" calcext:value-type="float">
            <text:p>-0.002051</text:p>
          </table:table-cell>
          <table:table-cell office:value-type="float" office:value="-0.001232" calcext:value-type="float">
            <text:p>-0.001232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07981" calcext:value-type="float">
            <text:p>0.007981</text:p>
          </table:table-cell>
          <table:table-cell office:value-type="float" office:value="-0.006199" calcext:value-type="float">
            <text:p>-0.006199</text:p>
          </table:table-cell>
          <table:table-cell office:value-type="float" office:value="0.000721" calcext:value-type="float">
            <text:p>0.000721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07918" calcext:value-type="float">
            <text:p>0.007918</text:p>
          </table:table-cell>
          <table:table-cell office:value-type="float" office:value="-0.010468" calcext:value-type="float">
            <text:p>-0.010468</text:p>
          </table:table-cell>
          <table:table-cell office:value-type="float" office:value="-0.001035" calcext:value-type="float">
            <text:p>-0.001035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07855" calcext:value-type="float">
            <text:p>0.007855</text:p>
          </table:table-cell>
          <table:table-cell office:value-type="float" office:value="-0.013711" calcext:value-type="float">
            <text:p>-0.013711</text:p>
          </table:table-cell>
          <table:table-cell office:value-type="float" office:value="-0.002838" calcext:value-type="float">
            <text:p>-0.002838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07793" calcext:value-type="float">
            <text:p>0.007793</text:p>
          </table:table-cell>
          <table:table-cell office:value-type="float" office:value="-0.017283" calcext:value-type="float">
            <text:p>-0.017283</text:p>
          </table:table-cell>
          <table:table-cell office:value-type="float" office:value="0.002804" calcext:value-type="float">
            <text:p>0.002804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07731" calcext:value-type="float">
            <text:p>0.007731</text:p>
          </table:table-cell>
          <table:table-cell office:value-type="float" office:value="-0.021632" calcext:value-type="float">
            <text:p>-0.021632</text:p>
          </table:table-cell>
          <table:table-cell office:value-type="float" office:value="0.006692" calcext:value-type="float">
            <text:p>0.006692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07669" calcext:value-type="float">
            <text:p>0.007669</text:p>
          </table:table-cell>
          <table:table-cell office:value-type="float" office:value="-0.025512" calcext:value-type="float">
            <text:p>-0.025512</text:p>
          </table:table-cell>
          <table:table-cell office:value-type="float" office:value="0.005051" calcext:value-type="float">
            <text:p>0.005051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07609" calcext:value-type="float">
            <text:p>0.007609</text:p>
          </table:table-cell>
          <table:table-cell office:value-type="float" office:value="-0.027931" calcext:value-type="float">
            <text:p>-0.027931</text:p>
          </table:table-cell>
          <table:table-cell office:value-type="float" office:value="0.00712" calcext:value-type="float">
            <text:p>0.00712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07548" calcext:value-type="float">
            <text:p>0.007548</text:p>
          </table:table-cell>
          <table:table-cell office:value-type="float" office:value="-0.030232" calcext:value-type="float">
            <text:p>-0.030232</text:p>
          </table:table-cell>
          <table:table-cell office:value-type="float" office:value="0.009222" calcext:value-type="float">
            <text:p>0.009222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07488" calcext:value-type="float">
            <text:p>0.007488</text:p>
          </table:table-cell>
          <table:table-cell office:value-type="float" office:value="-0.031227" calcext:value-type="float">
            <text:p>-0.031227</text:p>
          </table:table-cell>
          <table:table-cell office:value-type="float" office:value="0.009482" calcext:value-type="float">
            <text:p>0.009482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07429" calcext:value-type="float">
            <text:p>0.007429</text:p>
          </table:table-cell>
          <table:table-cell office:value-type="float" office:value="-0.031067" calcext:value-type="float">
            <text:p>-0.031067</text:p>
          </table:table-cell>
          <table:table-cell office:value-type="float" office:value="0.015363" calcext:value-type="float">
            <text:p>0.015363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-0.031046" calcext:value-type="float">
            <text:p>-0.031046</text:p>
          </table:table-cell>
          <table:table-cell office:value-type="float" office:value="0.015745" calcext:value-type="float">
            <text:p>0.015745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007311" calcext:value-type="float">
            <text:p>0.007311</text:p>
          </table:table-cell>
          <table:table-cell office:value-type="float" office:value="-0.028976" calcext:value-type="float">
            <text:p>-0.028976</text:p>
          </table:table-cell>
          <table:table-cell office:value-type="float" office:value="0.019881" calcext:value-type="float">
            <text:p>0.019881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007253" calcext:value-type="float">
            <text:p>0.007253</text:p>
          </table:table-cell>
          <table:table-cell office:value-type="float" office:value="-0.026053" calcext:value-type="float">
            <text:p>-0.026053</text:p>
          </table:table-cell>
          <table:table-cell office:value-type="float" office:value="0.022223" calcext:value-type="float">
            <text:p>0.022223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007196" calcext:value-type="float">
            <text:p>0.007196</text:p>
          </table:table-cell>
          <table:table-cell office:value-type="float" office:value="-0.022914" calcext:value-type="float">
            <text:p>-0.022914</text:p>
          </table:table-cell>
          <table:table-cell office:value-type="float" office:value="0.022726" calcext:value-type="float">
            <text:p>0.022726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007139" calcext:value-type="float">
            <text:p>0.007139</text:p>
          </table:table-cell>
          <table:table-cell office:value-type="float" office:value="-0.018874" calcext:value-type="float">
            <text:p>-0.018874</text:p>
          </table:table-cell>
          <table:table-cell office:value-type="float" office:value="0.023222" calcext:value-type="float">
            <text:p>0.023222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007082" calcext:value-type="float">
            <text:p>0.007082</text:p>
          </table:table-cell>
          <table:table-cell office:value-type="float" office:value="-0.014204" calcext:value-type="float">
            <text:p>-0.014204</text:p>
          </table:table-cell>
          <table:table-cell office:value-type="float" office:value="0.025581" calcext:value-type="float">
            <text:p>0.025581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007026" calcext:value-type="float">
            <text:p>0.007026</text:p>
          </table:table-cell>
          <table:table-cell office:value-type="float" office:value="-0.008911" calcext:value-type="float">
            <text:p>-0.008911</text:p>
          </table:table-cell>
          <table:table-cell office:value-type="float" office:value="0.026102" calcext:value-type="float">
            <text:p>0.026102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00697" calcext:value-type="float">
            <text:p>0.00697</text:p>
          </table:table-cell>
          <table:table-cell office:value-type="float" office:value="-0.003427" calcext:value-type="float">
            <text:p>-0.003427</text:p>
          </table:table-cell>
          <table:table-cell office:value-type="float" office:value="0.026625" calcext:value-type="float">
            <text:p>0.026625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006915" calcext:value-type="float">
            <text:p>0.006915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.025275" calcext:value-type="float">
            <text:p>0.025275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00686" calcext:value-type="float">
            <text:p>0.00686</text:p>
          </table:table-cell>
          <table:table-cell office:value-type="float" office:value="0.007112" calcext:value-type="float">
            <text:p>0.007112</text:p>
          </table:table-cell>
          <table:table-cell office:value-type="float" office:value="0.025758" calcext:value-type="float">
            <text:p>0.025758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006805" calcext:value-type="float">
            <text:p>0.006805</text:p>
          </table:table-cell>
          <table:table-cell office:value-type="float" office:value="0.012428" calcext:value-type="float">
            <text:p>0.012428</text:p>
          </table:table-cell>
          <table:table-cell office:value-type="float" office:value="0.026243" calcext:value-type="float">
            <text:p>0.026243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006751" calcext:value-type="float">
            <text:p>0.006751</text:p>
          </table:table-cell>
          <table:table-cell office:value-type="float" office:value="0.016726" calcext:value-type="float">
            <text:p>0.016726</text:p>
          </table:table-cell>
          <table:table-cell office:value-type="float" office:value="0.026733" calcext:value-type="float">
            <text:p>0.026733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06698" calcext:value-type="float">
            <text:p>0.006698</text:p>
          </table:table-cell>
          <table:table-cell office:value-type="float" office:value="0.020731" calcext:value-type="float">
            <text:p>0.020731</text:p>
          </table:table-cell>
          <table:table-cell office:value-type="float" office:value="0.02348" calcext:value-type="float">
            <text:p>0.02348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06645" calcext:value-type="float">
            <text:p>0.006645</text:p>
          </table:table-cell>
          <table:table-cell office:value-type="float" office:value="0.024618" calcext:value-type="float">
            <text:p>0.024618</text:p>
          </table:table-cell>
          <table:table-cell office:value-type="float" office:value="0.020144" calcext:value-type="float">
            <text:p>0.020144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06592" calcext:value-type="float">
            <text:p>0.006592</text:p>
          </table:table-cell>
          <table:table-cell office:value-type="float" office:value="0.027737" calcext:value-type="float">
            <text:p>0.027737</text:p>
          </table:table-cell>
          <table:table-cell office:value-type="float" office:value="0.02422" calcext:value-type="float">
            <text:p>0.02422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0654" calcext:value-type="float">
            <text:p>0.00654</text:p>
          </table:table-cell>
          <table:table-cell office:value-type="float" office:value="0.030323" calcext:value-type="float">
            <text:p>0.030323</text:p>
          </table:table-cell>
          <table:table-cell office:value-type="float" office:value="0.022759" calcext:value-type="float">
            <text:p>0.022759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06488" calcext:value-type="float">
            <text:p>0.006488</text:p>
          </table:table-cell>
          <table:table-cell office:value-type="float" office:value="0.032325" calcext:value-type="float">
            <text:p>0.032325</text:p>
          </table:table-cell>
          <table:table-cell office:value-type="float" office:value="0.023145" calcext:value-type="float">
            <text:p>0.023145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06436" calcext:value-type="float">
            <text:p>0.006436</text:p>
          </table:table-cell>
          <table:table-cell office:value-type="float" office:value="0.033791" calcext:value-type="float">
            <text:p>0.033791</text:p>
          </table:table-cell>
          <table:table-cell office:value-type="float" office:value="0.017912" calcext:value-type="float">
            <text:p>0.017912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06385" calcext:value-type="float">
            <text:p>0.006385</text:p>
          </table:table-cell>
          <table:table-cell office:value-type="float" office:value="0.034701" calcext:value-type="float">
            <text:p>0.034701</text:p>
          </table:table-cell>
          <table:table-cell office:value-type="float" office:value="0.02005" calcext:value-type="float">
            <text:p>0.02005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06334" calcext:value-type="float">
            <text:p>0.006334</text:p>
          </table:table-cell>
          <table:table-cell office:value-type="float" office:value="0.035037" calcext:value-type="float">
            <text:p>0.035037</text:p>
          </table:table-cell>
          <table:table-cell office:value-type="float" office:value="0.018473" calcext:value-type="float">
            <text:p>0.018473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06284" calcext:value-type="float">
            <text:p>0.006284</text:p>
          </table:table-cell>
          <table:table-cell office:value-type="float" office:value="0.034912" calcext:value-type="float">
            <text:p>0.034912</text:p>
          </table:table-cell>
          <table:table-cell office:value-type="float" office:value="0.018734" calcext:value-type="float">
            <text:p>0.018734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06234" calcext:value-type="float">
            <text:p>0.006234</text:p>
          </table:table-cell>
          <table:table-cell office:value-type="float" office:value="0.034243" calcext:value-type="float">
            <text:p>0.034243</text:p>
          </table:table-cell>
          <table:table-cell office:value-type="float" office:value="0.017126" calcext:value-type="float">
            <text:p>0.017126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06185" calcext:value-type="float">
            <text:p>0.006185</text:p>
          </table:table-cell>
          <table:table-cell office:value-type="float" office:value="0.032921" calcext:value-type="float">
            <text:p>0.032921</text:p>
          </table:table-cell>
          <table:table-cell office:value-type="float" office:value="0.017353" calcext:value-type="float">
            <text:p>0.017353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06136" calcext:value-type="float">
            <text:p>0.006136</text:p>
          </table:table-cell>
          <table:table-cell office:value-type="float" office:value="0.031504" calcext:value-type="float">
            <text:p>0.031504</text:p>
          </table:table-cell>
          <table:table-cell office:value-type="float" office:value="0.017582" calcext:value-type="float">
            <text:p>0.017582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06087" calcext:value-type="float">
            <text:p>0.006087</text:p>
          </table:table-cell>
          <table:table-cell office:value-type="float" office:value="0.030015" calcext:value-type="float">
            <text:p>0.030015</text:p>
          </table:table-cell>
          <table:table-cell office:value-type="float" office:value="0.014062" calcext:value-type="float">
            <text:p>0.014062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06039" calcext:value-type="float">
            <text:p>0.006039</text:p>
          </table:table-cell>
          <table:table-cell office:value-type="float" office:value="0.02803" calcext:value-type="float">
            <text:p>0.02803</text:p>
          </table:table-cell>
          <table:table-cell office:value-type="float" office:value="0.017959" calcext:value-type="float">
            <text:p>0.017959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05991" calcext:value-type="float">
            <text:p>0.005991</text:p>
          </table:table-cell>
          <table:table-cell office:value-type="float" office:value="0.026056" calcext:value-type="float">
            <text:p>0.026056</text:p>
          </table:table-cell>
          <table:table-cell office:value-type="float" office:value="0.020063" calcext:value-type="float">
            <text:p>0.020063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05943" calcext:value-type="float">
            <text:p>0.005943</text:p>
          </table:table-cell>
          <table:table-cell office:value-type="float" office:value="0.02433" calcext:value-type="float">
            <text:p>0.02433</text:p>
          </table:table-cell>
          <table:table-cell office:value-type="float" office:value="0.016592" calcext:value-type="float">
            <text:p>0.016592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05896" calcext:value-type="float">
            <text:p>0.005896</text:p>
          </table:table-cell>
          <table:table-cell office:value-type="float" office:value="0.021929" calcext:value-type="float">
            <text:p>0.021929</text:p>
          </table:table-cell>
          <table:table-cell office:value-type="float" office:value="0.020539" calcext:value-type="float">
            <text:p>0.020539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05849" calcext:value-type="float">
            <text:p>0.005849</text:p>
          </table:table-cell>
          <table:table-cell office:value-type="float" office:value="0.019349" calcext:value-type="float">
            <text:p>0.019349</text:p>
          </table:table-cell>
          <table:table-cell office:value-type="float" office:value="0.017061" calcext:value-type="float">
            <text:p>0.017061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05803" calcext:value-type="float">
            <text:p>0.005803</text:p>
          </table:table-cell>
          <table:table-cell office:value-type="float" office:value="0.017047" calcext:value-type="float">
            <text:p>0.017047</text:p>
          </table:table-cell>
          <table:table-cell office:value-type="float" office:value="0.020995" calcext:value-type="float">
            <text:p>0.020995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05757" calcext:value-type="float">
            <text:p>0.005757</text:p>
          </table:table-cell>
          <table:table-cell office:value-type="float" office:value="0.013949" calcext:value-type="float">
            <text:p>0.013949</text:p>
          </table:table-cell>
          <table:table-cell office:value-type="float" office:value="0.023134" calcext:value-type="float">
            <text:p>0.023134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05711" calcext:value-type="float">
            <text:p>0.005711</text:p>
          </table:table-cell>
          <table:table-cell office:value-type="float" office:value="0.011842" calcext:value-type="float">
            <text:p>0.011842</text:p>
          </table:table-cell>
          <table:table-cell office:value-type="float" office:value="0.017819" calcext:value-type="float">
            <text:p>0.017819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05666" calcext:value-type="float">
            <text:p>0.005666</text:p>
          </table:table-cell>
          <table:table-cell office:value-type="float" office:value="0.011301" calcext:value-type="float">
            <text:p>0.011301</text:p>
          </table:table-cell>
          <table:table-cell office:value-type="float" office:value="0.021751" calcext:value-type="float">
            <text:p>0.021751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05621" calcext:value-type="float">
            <text:p>0.005621</text:p>
          </table:table-cell>
          <table:table-cell office:value-type="float" office:value="0.010495" calcext:value-type="float">
            <text:p>0.010495</text:p>
          </table:table-cell>
          <table:table-cell office:value-type="float" office:value="0.023884" calcext:value-type="float">
            <text:p>0.023884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05576" calcext:value-type="float">
            <text:p>0.005576</text:p>
          </table:table-cell>
          <table:table-cell office:value-type="float" office:value="0.010472" calcext:value-type="float">
            <text:p>0.010472</text:p>
          </table:table-cell>
          <table:table-cell office:value-type="float" office:value="0.026065" calcext:value-type="float">
            <text:p>0.026065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05532" calcext:value-type="float">
            <text:p>0.005532</text:p>
          </table:table-cell>
          <table:table-cell office:value-type="float" office:value="0.011829" calcext:value-type="float">
            <text:p>0.011829</text:p>
          </table:table-cell>
          <table:table-cell office:value-type="float" office:value="0.028296" calcext:value-type="float">
            <text:p>0.028296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05488" calcext:value-type="float">
            <text:p>0.005488</text:p>
          </table:table-cell>
          <table:table-cell office:value-type="float" office:value="0.013196" calcext:value-type="float">
            <text:p>0.013196</text:p>
          </table:table-cell>
          <table:table-cell office:value-type="float" office:value="0.028695" calcext:value-type="float">
            <text:p>0.028695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05445" calcext:value-type="float">
            <text:p>0.005445</text:p>
          </table:table-cell>
          <table:table-cell office:value-type="float" office:value="0.014991" calcext:value-type="float">
            <text:p>0.014991</text:p>
          </table:table-cell>
          <table:table-cell office:value-type="float" office:value="0.030963" calcext:value-type="float">
            <text:p>0.030963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05401" calcext:value-type="float">
            <text:p>0.005401</text:p>
          </table:table-cell>
          <table:table-cell office:value-type="float" office:value="0.017062" calcext:value-type="float">
            <text:p>0.017062</text:p>
          </table:table-cell>
          <table:table-cell office:value-type="float" office:value="0.031388" calcext:value-type="float">
            <text:p>0.031388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05358" calcext:value-type="float">
            <text:p>0.005358</text:p>
          </table:table-cell>
          <table:table-cell office:value-type="float" office:value="0.01903" calcext:value-type="float">
            <text:p>0.01903</text:p>
          </table:table-cell>
          <table:table-cell office:value-type="float" office:value="0.031806" calcext:value-type="float">
            <text:p>0.031806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005316" calcext:value-type="float">
            <text:p>0.005316</text:p>
          </table:table-cell>
          <table:table-cell office:value-type="float" office:value="0.021115" calcext:value-type="float">
            <text:p>0.021115</text:p>
          </table:table-cell>
          <table:table-cell office:value-type="float" office:value="0.034093" calcext:value-type="float">
            <text:p>0.034093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05274" calcext:value-type="float">
            <text:p>0.005274</text:p>
          </table:table-cell>
          <table:table-cell office:value-type="float" office:value="0.023119" calcext:value-type="float">
            <text:p>0.023119</text:p>
          </table:table-cell>
          <table:table-cell office:value-type="float" office:value="0.028919" calcext:value-type="float">
            <text:p>0.028919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05232" calcext:value-type="float">
            <text:p>0.005232</text:p>
          </table:table-cell>
          <table:table-cell office:value-type="float" office:value="0.025221" calcext:value-type="float">
            <text:p>0.025221</text:p>
          </table:table-cell>
          <table:table-cell office:value-type="float" office:value="0.032994" calcext:value-type="float">
            <text:p>0.032994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0519" calcext:value-type="float">
            <text:p>0.00519</text:p>
          </table:table-cell>
          <table:table-cell office:value-type="float" office:value="0.027382" calcext:value-type="float">
            <text:p>0.027382</text:p>
          </table:table-cell>
          <table:table-cell office:value-type="float" office:value="0.033401" calcext:value-type="float">
            <text:p>0.033401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05149" calcext:value-type="float">
            <text:p>0.005149</text:p>
          </table:table-cell>
          <table:table-cell office:value-type="float" office:value="0.029122" calcext:value-type="float">
            <text:p>0.029122</text:p>
          </table:table-cell>
          <table:table-cell office:value-type="float" office:value="0.031943" calcext:value-type="float">
            <text:p>0.031943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05108" calcext:value-type="float">
            <text:p>0.005108</text:p>
          </table:table-cell>
          <table:table-cell office:value-type="float" office:value="0.031222" calcext:value-type="float">
            <text:p>0.031222</text:p>
          </table:table-cell>
          <table:table-cell office:value-type="float" office:value="0.028576" calcext:value-type="float">
            <text:p>0.028576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05068" calcext:value-type="float">
            <text:p>0.005068</text:p>
          </table:table-cell>
          <table:table-cell office:value-type="float" office:value="0.033087" calcext:value-type="float">
            <text:p>0.033087</text:p>
          </table:table-cell>
          <table:table-cell office:value-type="float" office:value="0.034498" calcext:value-type="float">
            <text:p>0.034498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05028" calcext:value-type="float">
            <text:p>0.005028</text:p>
          </table:table-cell>
          <table:table-cell office:value-type="float" office:value="0.03454" calcext:value-type="float">
            <text:p>0.03454</text:p>
          </table:table-cell>
          <table:table-cell office:value-type="float" office:value="0.034922" calcext:value-type="float">
            <text:p>0.034922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04988" calcext:value-type="float">
            <text:p>0.004988</text:p>
          </table:table-cell>
          <table:table-cell office:value-type="float" office:value="0.035447" calcext:value-type="float">
            <text:p>0.035447</text:p>
          </table:table-cell>
          <table:table-cell office:value-type="float" office:value="0.031609" calcext:value-type="float">
            <text:p>0.031609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04948" calcext:value-type="float">
            <text:p>0.004948</text:p>
          </table:table-cell>
          <table:table-cell office:value-type="float" office:value="0.035753" calcext:value-type="float">
            <text:p>0.035753</text:p>
          </table:table-cell>
          <table:table-cell office:value-type="float" office:value="0.030086" calcext:value-type="float">
            <text:p>0.030086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04909" calcext:value-type="float">
            <text:p>0.004909</text:p>
          </table:table-cell>
          <table:table-cell office:value-type="float" office:value="0.035653" calcext:value-type="float">
            <text:p>0.035653</text:p>
          </table:table-cell>
          <table:table-cell office:value-type="float" office:value="0.032259" calcext:value-type="float">
            <text:p>0.032259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0487" calcext:value-type="float">
            <text:p>0.00487</text:p>
          </table:table-cell>
          <table:table-cell office:value-type="float" office:value="0.034948" calcext:value-type="float">
            <text:p>0.034948</text:p>
          </table:table-cell>
          <table:table-cell office:value-type="float" office:value="0.030719" calcext:value-type="float">
            <text:p>0.030719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04831" calcext:value-type="float">
            <text:p>0.004831</text:p>
          </table:table-cell>
          <table:table-cell office:value-type="float" office:value="0.034438" calcext:value-type="float">
            <text:p>0.034438</text:p>
          </table:table-cell>
          <table:table-cell office:value-type="float" office:value="0.031019" calcext:value-type="float">
            <text:p>0.031019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04793" calcext:value-type="float">
            <text:p>0.004793</text:p>
          </table:table-cell>
          <table:table-cell office:value-type="float" office:value="0.034294" calcext:value-type="float">
            <text:p>0.034294</text:p>
          </table:table-cell>
          <table:table-cell office:value-type="float" office:value="0.031323" calcext:value-type="float">
            <text:p>0.031323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04755" calcext:value-type="float">
            <text:p>0.004755</text:p>
          </table:table-cell>
          <table:table-cell office:value-type="float" office:value="0.034537" calcext:value-type="float">
            <text:p>0.034537</text:p>
          </table:table-cell>
          <table:table-cell office:value-type="float" office:value="0.031632" calcext:value-type="float">
            <text:p>0.031632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04717" calcext:value-type="float">
            <text:p>0.004717</text:p>
          </table:table-cell>
          <table:table-cell office:value-type="float" office:value="0.035405" calcext:value-type="float">
            <text:p>0.035405</text:p>
          </table:table-cell>
          <table:table-cell office:value-type="float" office:value="0.033819" calcext:value-type="float">
            <text:p>0.033819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036735" calcext:value-type="float">
            <text:p>0.036735</text:p>
          </table:table-cell>
          <table:table-cell office:value-type="float" office:value="0.032301" calcext:value-type="float">
            <text:p>0.032301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04642" calcext:value-type="float">
            <text:p>0.004642</text:p>
          </table:table-cell>
          <table:table-cell office:value-type="float" office:value="0.03847" calcext:value-type="float">
            <text:p>0.03847</text:p>
          </table:table-cell>
          <table:table-cell office:value-type="float" office:value="0.032614" calcext:value-type="float">
            <text:p>0.032614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04606" calcext:value-type="float">
            <text:p>0.004606</text:p>
          </table:table-cell>
          <table:table-cell office:value-type="float" office:value="0.040778" calcext:value-type="float">
            <text:p>0.040778</text:p>
          </table:table-cell>
          <table:table-cell office:value-type="float" office:value="0.032922" calcext:value-type="float">
            <text:p>0.032922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04569" calcext:value-type="float">
            <text:p>0.004569</text:p>
          </table:table-cell>
          <table:table-cell office:value-type="float" office:value="0.043647" calcext:value-type="float">
            <text:p>0.043647</text:p>
          </table:table-cell>
          <table:table-cell office:value-type="float" office:value="0.033225" calcext:value-type="float">
            <text:p>0.033225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04533" calcext:value-type="float">
            <text:p>0.004533</text:p>
          </table:table-cell>
          <table:table-cell office:value-type="float" office:value="0.046587" calcext:value-type="float">
            <text:p>0.046587</text:p>
          </table:table-cell>
          <table:table-cell office:value-type="float" office:value="0.031652" calcext:value-type="float">
            <text:p>0.031652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04497" calcext:value-type="float">
            <text:p>0.004497</text:p>
          </table:table-cell>
          <table:table-cell office:value-type="float" office:value="0.049441" calcext:value-type="float">
            <text:p>0.049441</text:p>
          </table:table-cell>
          <table:table-cell office:value-type="float" office:value="0.031913" calcext:value-type="float">
            <text:p>0.031913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04461" calcext:value-type="float">
            <text:p>0.004461</text:p>
          </table:table-cell>
          <table:table-cell office:value-type="float" office:value="0.052507" calcext:value-type="float">
            <text:p>0.052507</text:p>
          </table:table-cell>
          <table:table-cell office:value-type="float" office:value="0.030297" calcext:value-type="float">
            <text:p>0.030297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04426" calcext:value-type="float">
            <text:p>0.004426</text:p>
          </table:table-cell>
          <table:table-cell office:value-type="float" office:value="0.055395" calcext:value-type="float">
            <text:p>0.055395</text:p>
          </table:table-cell>
          <table:table-cell office:value-type="float" office:value="0.030517" calcext:value-type="float">
            <text:p>0.030517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04391" calcext:value-type="float">
            <text:p>0.004391</text:p>
          </table:table-cell>
          <table:table-cell office:value-type="float" office:value="0.057736" calcext:value-type="float">
            <text:p>0.057736</text:p>
          </table:table-cell>
          <table:table-cell office:value-type="float" office:value="0.03074" calcext:value-type="float">
            <text:p>0.03074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04356" calcext:value-type="float">
            <text:p>0.004356</text:p>
          </table:table-cell>
          <table:table-cell office:value-type="float" office:value="0.058225" calcext:value-type="float">
            <text:p>0.058225</text:p>
          </table:table-cell>
          <table:table-cell office:value-type="float" office:value="0.025342" calcext:value-type="float">
            <text:p>0.025342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04321" calcext:value-type="float">
            <text:p>0.004321</text:p>
          </table:table-cell>
          <table:table-cell office:value-type="float" office:value="0.058188" calcext:value-type="float">
            <text:p>0.058188</text:p>
          </table:table-cell>
          <table:table-cell office:value-type="float" office:value="0.025445" calcext:value-type="float">
            <text:p>0.025445</text:p>
          </table:table-cell>
        </table:table-row>
        <table:table-row table:style-name="ro1">
          <table:table-cell office:value-type="float" office:value="0.275226" calcext:value-type="float">
            <text:p>0.275226</text:p>
          </table:table-cell>
          <table:table-cell office:value-type="float" office:value="0.004287" calcext:value-type="float">
            <text:p>0.004287</text:p>
          </table:table-cell>
          <table:table-cell office:value-type="float" office:value="0.057449" calcext:value-type="float">
            <text:p>0.057449</text:p>
          </table:table-cell>
          <table:table-cell office:value-type="float" office:value="0.059301" calcext:value-type="float">
            <text:p>0.0593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4253" calcext:value-type="float">
            <text:p>0.004253</text:p>
          </table:table-cell>
          <table:table-cell office:value-type="float" office:value="0.05603" calcext:value-type="float">
            <text:p>0.05603</text:p>
          </table:table-cell>
          <table:table-cell office:value-type="float" office:value="0.020812" calcext:value-type="float">
            <text:p>0.020812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04219" calcext:value-type="float">
            <text:p>0.004219</text:p>
          </table:table-cell>
          <table:table-cell office:value-type="float" office:value="0.05477" calcext:value-type="float">
            <text:p>0.05477</text:p>
          </table:table-cell>
          <table:table-cell office:value-type="float" office:value="0.015208" calcext:value-type="float">
            <text:p>0.0152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4186" calcext:value-type="float">
            <text:p>0.004186</text:p>
          </table:table-cell>
          <table:table-cell office:value-type="float" office:value="0.051364" calcext:value-type="float">
            <text:p>0.051364</text:p>
          </table:table-cell>
          <table:table-cell office:value-type="float" office:value="0.020646" calcext:value-type="float">
            <text:p>0.020646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04152" calcext:value-type="float">
            <text:p>0.004152</text:p>
          </table:table-cell>
          <table:table-cell office:value-type="float" office:value="0.045864" calcext:value-type="float">
            <text:p>0.045864</text:p>
          </table:table-cell>
          <table:table-cell office:value-type="float" office:value="0.024306" calcext:value-type="float">
            <text:p>0.024306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04119" calcext:value-type="float">
            <text:p>0.004119</text:p>
          </table:table-cell>
          <table:table-cell office:value-type="float" office:value="0.041523" calcext:value-type="float">
            <text:p>0.041523</text:p>
          </table:table-cell>
          <table:table-cell office:value-type="float" office:value="0.022471" calcext:value-type="float">
            <text:p>0.022471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04087" calcext:value-type="float">
            <text:p>0.004087</text:p>
          </table:table-cell>
          <table:table-cell office:value-type="float" office:value="0.038512" calcext:value-type="float">
            <text:p>0.038512</text:p>
          </table:table-cell>
          <table:table-cell office:value-type="float" office:value="0.016896" calcext:value-type="float">
            <text:p>0.016896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04054" calcext:value-type="float">
            <text:p>0.004054</text:p>
          </table:table-cell>
          <table:table-cell office:value-type="float" office:value="0.037972" calcext:value-type="float">
            <text:p>0.037972</text:p>
          </table:table-cell>
          <table:table-cell office:value-type="float" office:value="0.024337" calcext:value-type="float">
            <text:p>0.024337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04022" calcext:value-type="float">
            <text:p>0.004022</text:p>
          </table:table-cell>
          <table:table-cell office:value-type="float" office:value="0.037267" calcext:value-type="float">
            <text:p>0.037267</text:p>
          </table:table-cell>
          <table:table-cell office:value-type="float" office:value="0.026321" calcext:value-type="float">
            <text:p>0.026321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0.036428" calcext:value-type="float">
            <text:p>0.036428</text:p>
          </table:table-cell>
          <table:table-cell office:value-type="float" office:value="0.022726" calcext:value-type="float">
            <text:p>0.022726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03959" calcext:value-type="float">
            <text:p>0.003959</text:p>
          </table:table-cell>
          <table:table-cell office:value-type="float" office:value="0.037363" calcext:value-type="float">
            <text:p>0.037363</text:p>
          </table:table-cell>
          <table:table-cell office:value-type="float" office:value="0.024662" calcext:value-type="float">
            <text:p>0.024662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03927" calcext:value-type="float">
            <text:p>0.003927</text:p>
          </table:table-cell>
          <table:table-cell office:value-type="float" office:value="0.038128" calcext:value-type="float">
            <text:p>0.038128</text:p>
          </table:table-cell>
          <table:table-cell office:value-type="float" office:value="0.030367" calcext:value-type="float">
            <text:p>0.030367</text:p>
          </table:table-cell>
        </table:table-row>
        <table:table-row table:style-name="ro1">
          <table:table-cell office:value-type="float" office:value="0.32765" calcext:value-type="float">
            <text:p>0.32765</text:p>
          </table:table-cell>
          <table:table-cell office:value-type="float" office:value="0.003896" calcext:value-type="float">
            <text:p>0.003896</text:p>
          </table:table-cell>
          <table:table-cell office:value-type="float" office:value="0.039864" calcext:value-type="float">
            <text:p>0.039864</text:p>
          </table:table-cell>
          <table:table-cell office:value-type="float" office:value="0.06807" calcext:value-type="float">
            <text:p>0.06807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03865" calcext:value-type="float">
            <text:p>0.003865</text:p>
          </table:table-cell>
          <table:table-cell office:value-type="float" office:value="0.04164" calcext:value-type="float">
            <text:p>0.04164</text:p>
          </table:table-cell>
          <table:table-cell office:value-type="float" office:value="0.020382" calcext:value-type="float">
            <text:p>0.020382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03834" calcext:value-type="float">
            <text:p>0.003834</text:p>
          </table:table-cell>
          <table:table-cell office:value-type="float" office:value="0.04341" calcext:value-type="float">
            <text:p>0.04341</text:p>
          </table:table-cell>
          <table:table-cell office:value-type="float" office:value="0.010972" calcext:value-type="float">
            <text:p>0.010972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03804" calcext:value-type="float">
            <text:p>0.003804</text:p>
          </table:table-cell>
          <table:table-cell office:value-type="float" office:value="0.045422" calcext:value-type="float">
            <text:p>0.045422</text:p>
          </table:table-cell>
          <table:table-cell office:value-type="float" office:value="0.025611" calcext:value-type="float">
            <text:p>0.025611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03774" calcext:value-type="float">
            <text:p>0.003774</text:p>
          </table:table-cell>
          <table:table-cell office:value-type="float" office:value="0.044566" calcext:value-type="float">
            <text:p>0.044566</text:p>
          </table:table-cell>
          <table:table-cell office:value-type="float" office:value="0.029305" calcext:value-type="float">
            <text:p>0.029305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03744" calcext:value-type="float">
            <text:p>0.003744</text:p>
          </table:table-cell>
          <table:table-cell office:value-type="float" office:value="0.04494" calcext:value-type="float">
            <text:p>0.04494</text:p>
          </table:table-cell>
          <table:table-cell office:value-type="float" office:value="0.027539" calcext:value-type="float">
            <text:p>0.027539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03714" calcext:value-type="float">
            <text:p>0.003714</text:p>
          </table:table-cell>
          <table:table-cell office:value-type="float" office:value="0.04512" calcext:value-type="float">
            <text:p>0.04512</text:p>
          </table:table-cell>
          <table:table-cell office:value-type="float" office:value="0.018303" calcext:value-type="float">
            <text:p>0.0183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685" calcext:value-type="float">
            <text:p>0.003685</text:p>
          </table:table-cell>
          <table:table-cell office:value-type="float" office:value="0.044794" calcext:value-type="float">
            <text:p>0.044794</text:p>
          </table:table-cell>
          <table:table-cell office:value-type="float" office:value="0.021996" calcext:value-type="float">
            <text:p>0.021996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03655" calcext:value-type="float">
            <text:p>0.003655</text:p>
          </table:table-cell>
          <table:table-cell office:value-type="float" office:value="0.045056" calcext:value-type="float">
            <text:p>0.045056</text:p>
          </table:table-cell>
          <table:table-cell office:value-type="float" office:value="0.01826" calcext:value-type="float">
            <text:p>0.01826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03626" calcext:value-type="float">
            <text:p>0.003626</text:p>
          </table:table-cell>
          <table:table-cell office:value-type="float" office:value="0.044951" calcext:value-type="float">
            <text:p>0.044951</text:p>
          </table:table-cell>
          <table:table-cell office:value-type="float" office:value="0.023811" calcext:value-type="float">
            <text:p>0.0238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598" calcext:value-type="float">
            <text:p>0.003598</text:p>
          </table:table-cell>
          <table:table-cell office:value-type="float" office:value="0.043911" calcext:value-type="float">
            <text:p>0.043911</text:p>
          </table:table-cell>
          <table:table-cell office:value-type="float" office:value="0.021987" calcext:value-type="float">
            <text:p>0.021987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03569" calcext:value-type="float">
            <text:p>0.003569</text:p>
          </table:table-cell>
          <table:table-cell office:value-type="float" office:value="0.043818" calcext:value-type="float">
            <text:p>0.043818</text:p>
          </table:table-cell>
          <table:table-cell office:value-type="float" office:value="0.020126" calcext:value-type="float">
            <text:p>0.020126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03541" calcext:value-type="float">
            <text:p>0.003541</text:p>
          </table:table-cell>
          <table:table-cell office:value-type="float" office:value="0.044248" calcext:value-type="float">
            <text:p>0.044248</text:p>
          </table:table-cell>
          <table:table-cell office:value-type="float" office:value="0.02009" calcext:value-type="float">
            <text:p>0.020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513" calcext:value-type="float">
            <text:p>0.003513</text:p>
          </table:table-cell>
          <table:table-cell office:value-type="float" office:value="0.044771" calcext:value-type="float">
            <text:p>0.044771</text:p>
          </table:table-cell>
          <table:table-cell office:value-type="float" office:value="0.021918" calcext:value-type="float">
            <text:p>0.0219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485" calcext:value-type="float">
            <text:p>0.003485</text:p>
          </table:table-cell>
          <table:table-cell office:value-type="float" office:value="0.044993" calcext:value-type="float">
            <text:p>0.044993</text:p>
          </table:table-cell>
          <table:table-cell office:value-type="float" office:value="0.021909" calcext:value-type="float">
            <text:p>0.0219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457" calcext:value-type="float">
            <text:p>0.003457</text:p>
          </table:table-cell>
          <table:table-cell office:value-type="float" office:value="0.045386" calcext:value-type="float">
            <text:p>0.045386</text:p>
          </table:table-cell>
          <table:table-cell office:value-type="float" office:value="0.021904" calcext:value-type="float">
            <text:p>0.021904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45871" calcext:value-type="float">
            <text:p>0.045871</text:p>
          </table:table-cell>
          <table:table-cell office:value-type="float" office:value="0.020025" calcext:value-type="float">
            <text:p>0.0200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402" calcext:value-type="float">
            <text:p>0.003402</text:p>
          </table:table-cell>
          <table:table-cell office:value-type="float" office:value="0.045924" calcext:value-type="float">
            <text:p>0.045924</text:p>
          </table:table-cell>
          <table:table-cell office:value-type="float" office:value="0.021851" calcext:value-type="float">
            <text:p>0.021851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03375" calcext:value-type="float">
            <text:p>0.003375</text:p>
          </table:table-cell>
          <table:table-cell office:value-type="float" office:value="0.045707" calcext:value-type="float">
            <text:p>0.045707</text:p>
          </table:table-cell>
          <table:table-cell office:value-type="float" office:value="0.018091" calcext:value-type="float">
            <text:p>0.018091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03349" calcext:value-type="float">
            <text:p>0.003349</text:p>
          </table:table-cell>
          <table:table-cell office:value-type="float" office:value="0.045524" calcext:value-type="float">
            <text:p>0.045524</text:p>
          </table:table-cell>
          <table:table-cell office:value-type="float" office:value="0.017998" calcext:value-type="float">
            <text:p>0.017998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03322" calcext:value-type="float">
            <text:p>0.003322</text:p>
          </table:table-cell>
          <table:table-cell office:value-type="float" office:value="0.044858" calcext:value-type="float">
            <text:p>0.044858</text:p>
          </table:table-cell>
          <table:table-cell office:value-type="float" office:value="0.017902" calcext:value-type="float">
            <text:p>0.017902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03296" calcext:value-type="float">
            <text:p>0.003296</text:p>
          </table:table-cell>
          <table:table-cell office:value-type="float" office:value="0.043409" calcext:value-type="float">
            <text:p>0.043409</text:p>
          </table:table-cell>
          <table:table-cell office:value-type="float" office:value="0.015935" calcext:value-type="float">
            <text:p>0.015935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0327" calcext:value-type="float">
            <text:p>0.00327</text:p>
          </table:table-cell>
          <table:table-cell office:value-type="float" office:value="0.042187" calcext:value-type="float">
            <text:p>0.042187</text:p>
          </table:table-cell>
          <table:table-cell office:value-type="float" office:value="0.015808" calcext:value-type="float">
            <text:p>0.015808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03244" calcext:value-type="float">
            <text:p>0.003244</text:p>
          </table:table-cell>
          <table:table-cell office:value-type="float" office:value="0.041231" calcext:value-type="float">
            <text:p>0.041231</text:p>
          </table:table-cell>
          <table:table-cell office:value-type="float" office:value="0.015684" calcext:value-type="float">
            <text:p>0.015684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03218" calcext:value-type="float">
            <text:p>0.003218</text:p>
          </table:table-cell>
          <table:table-cell office:value-type="float" office:value="0.040616" calcext:value-type="float">
            <text:p>0.040616</text:p>
          </table:table-cell>
          <table:table-cell office:value-type="float" office:value="0.009939" calcext:value-type="float">
            <text:p>0.009939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03192" calcext:value-type="float">
            <text:p>0.003192</text:p>
          </table:table-cell>
          <table:table-cell office:value-type="float" office:value="0.040258" calcext:value-type="float">
            <text:p>0.040258</text:p>
          </table:table-cell>
          <table:table-cell office:value-type="float" office:value="0.015317" calcext:value-type="float">
            <text:p>0.015317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03167" calcext:value-type="float">
            <text:p>0.003167</text:p>
          </table:table-cell>
          <table:table-cell office:value-type="float" office:value="0.038024" calcext:value-type="float">
            <text:p>0.038024</text:p>
          </table:table-cell>
          <table:table-cell office:value-type="float" office:value="0.017072" calcext:value-type="float">
            <text:p>0.017072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03142" calcext:value-type="float">
            <text:p>0.003142</text:p>
          </table:table-cell>
          <table:table-cell office:value-type="float" office:value="0.036149" calcext:value-type="float">
            <text:p>0.036149</text:p>
          </table:table-cell>
          <table:table-cell office:value-type="float" office:value="0.01138" calcext:value-type="float">
            <text:p>0.01138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03117" calcext:value-type="float">
            <text:p>0.003117</text:p>
          </table:table-cell>
          <table:table-cell office:value-type="float" office:value="0.035598" calcext:value-type="float">
            <text:p>0.035598</text:p>
          </table:table-cell>
          <table:table-cell office:value-type="float" office:value="0.011189" calcext:value-type="float">
            <text:p>0.011189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03092" calcext:value-type="float">
            <text:p>0.003092</text:p>
          </table:table-cell>
          <table:table-cell office:value-type="float" office:value="0.034529" calcext:value-type="float">
            <text:p>0.034529</text:p>
          </table:table-cell>
          <table:table-cell office:value-type="float" office:value="0.014734" calcext:value-type="float">
            <text:p>0.014734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03068" calcext:value-type="float">
            <text:p>0.003068</text:p>
          </table:table-cell>
          <table:table-cell office:value-type="float" office:value="0.031574" calcext:value-type="float">
            <text:p>0.031574</text:p>
          </table:table-cell>
          <table:table-cell office:value-type="float" office:value="0.01086" calcext:value-type="float">
            <text:p>0.01086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03043" calcext:value-type="float">
            <text:p>0.003043</text:p>
          </table:table-cell>
          <table:table-cell office:value-type="float" office:value="0.029349" calcext:value-type="float">
            <text:p>0.029349</text:p>
          </table:table-cell>
          <table:table-cell office:value-type="float" office:value="0.008781" calcext:value-type="float">
            <text:p>0.008781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03019" calcext:value-type="float">
            <text:p>0.003019</text:p>
          </table:table-cell>
          <table:table-cell office:value-type="float" office:value="0.027022" calcext:value-type="float">
            <text:p>0.027022</text:p>
          </table:table-cell>
          <table:table-cell office:value-type="float" office:value="0.010406" calcext:value-type="float">
            <text:p>0.010406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02995" calcext:value-type="float">
            <text:p>0.002995</text:p>
          </table:table-cell>
          <table:table-cell office:value-type="float" office:value="0.024543" calcext:value-type="float">
            <text:p>0.024543</text:p>
          </table:table-cell>
          <table:table-cell office:value-type="float" office:value="0.012073" calcext:value-type="float">
            <text:p>0.012073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02971" calcext:value-type="float">
            <text:p>0.002971</text:p>
          </table:table-cell>
          <table:table-cell office:value-type="float" office:value="0.02122" calcext:value-type="float">
            <text:p>0.02122</text:p>
          </table:table-cell>
          <table:table-cell office:value-type="float" office:value="0.011916" calcext:value-type="float">
            <text:p>0.011916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02948" calcext:value-type="float">
            <text:p>0.002948</text:p>
          </table:table-cell>
          <table:table-cell office:value-type="float" office:value="0.01838" calcext:value-type="float">
            <text:p>0.01838</text:p>
          </table:table-cell>
          <table:table-cell office:value-type="float" office:value="0.008017" calcext:value-type="float">
            <text:p>0.008017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02924" calcext:value-type="float">
            <text:p>0.002924</text:p>
          </table:table-cell>
          <table:table-cell office:value-type="float" office:value="0.015671" calcext:value-type="float">
            <text:p>0.015671</text:p>
          </table:table-cell>
          <table:table-cell office:value-type="float" office:value="0.007778" calcext:value-type="float">
            <text:p>0.007778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02901" calcext:value-type="float">
            <text:p>0.002901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128" calcext:value-type="float">
            <text:p>0.01128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02878" calcext:value-type="float">
            <text:p>0.002878</text:p>
          </table:table-cell>
          <table:table-cell office:value-type="float" office:value="0.010191" calcext:value-type="float">
            <text:p>0.010191</text:p>
          </table:table-cell>
          <table:table-cell office:value-type="float" office:value="0.011117" calcext:value-type="float">
            <text:p>0.011117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02855" calcext:value-type="float">
            <text:p>0.002855</text:p>
          </table:table-cell>
          <table:table-cell office:value-type="float" office:value="0.008009" calcext:value-type="float">
            <text:p>0.008009</text:p>
          </table:table-cell>
          <table:table-cell office:value-type="float" office:value="0.010963" calcext:value-type="float">
            <text:p>0.010963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02833" calcext:value-type="float">
            <text:p>0.002833</text:p>
          </table:table-cell>
          <table:table-cell office:value-type="float" office:value="0.005593" calcext:value-type="float">
            <text:p>0.005593</text:p>
          </table:table-cell>
          <table:table-cell office:value-type="float" office:value="0.012686" calcext:value-type="float">
            <text:p>0.0126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281" calcext:value-type="float">
            <text:p>0.00281</text:p>
          </table:table-cell>
          <table:table-cell office:value-type="float" office:value="0.002856" calcext:value-type="float">
            <text:p>0.002856</text:p>
          </table:table-cell>
          <table:table-cell office:value-type="float" office:value="0.018198" calcext:value-type="float">
            <text:p>0.018198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02788" calcext:value-type="float">
            <text:p>0.002788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1446" calcext:value-type="float">
            <text:p>0.01446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02766" calcext:value-type="float">
            <text:p>0.002766</text:p>
          </table:table-cell>
          <table:table-cell office:value-type="float" office:value="-0.001398" calcext:value-type="float">
            <text:p>-0.001398</text:p>
          </table:table-cell>
          <table:table-cell office:value-type="float" office:value="0.014386" calcext:value-type="float">
            <text:p>0.014386</text:p>
          </table:table-cell>
        </table:table-row>
        <table:table-row table:style-name="ro1">
          <table:table-cell office:value-type="float" office:value="-0.170378" calcext:value-type="float">
            <text:p>-0.170378</text:p>
          </table:table-cell>
          <table:table-cell office:value-type="float" office:value="0.002744" calcext:value-type="float">
            <text:p>0.002744</text:p>
          </table:table-cell>
          <table:table-cell office:value-type="float" office:value="-0.002726" calcext:value-type="float">
            <text:p>-0.002726</text:p>
          </table:table-cell>
          <table:table-cell office:value-type="float" office:value="-0.006334" calcext:value-type="float">
            <text:p>-0.006334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02722" calcext:value-type="float">
            <text:p>0.002722</text:p>
          </table:table-cell>
          <table:table-cell office:value-type="float" office:value="-0.004769" calcext:value-type="float">
            <text:p>-0.004769</text:p>
          </table:table-cell>
          <table:table-cell office:value-type="float" office:value="0.019338" calcext:value-type="float">
            <text:p>0.019338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6711" calcext:value-type="float">
            <text:p>-0.006711</text:p>
          </table:table-cell>
          <table:table-cell office:value-type="float" office:value="0.026846" calcext:value-type="float">
            <text:p>0.026846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02679" calcext:value-type="float">
            <text:p>0.002679</text:p>
          </table:table-cell>
          <table:table-cell office:value-type="float" office:value="-0.007939" calcext:value-type="float">
            <text:p>-0.007939</text:p>
          </table:table-cell>
          <table:table-cell office:value-type="float" office:value="0.015836" calcext:value-type="float">
            <text:p>0.015836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02658" calcext:value-type="float">
            <text:p>0.002658</text:p>
          </table:table-cell>
          <table:table-cell office:value-type="float" office:value="-0.007961" calcext:value-type="float">
            <text:p>-0.007961</text:p>
          </table:table-cell>
          <table:table-cell office:value-type="float" office:value="0.012096" calcext:value-type="float">
            <text:p>0.012096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02637" calcext:value-type="float">
            <text:p>0.002637</text:p>
          </table:table-cell>
          <table:table-cell office:value-type="float" office:value="-0.007959" calcext:value-type="float">
            <text:p>-0.007959</text:p>
          </table:table-cell>
          <table:table-cell office:value-type="float" office:value="0.015727" calcext:value-type="float">
            <text:p>0.015727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02616" calcext:value-type="float">
            <text:p>0.002616</text:p>
          </table:table-cell>
          <table:table-cell office:value-type="float" office:value="-0.008288" calcext:value-type="float">
            <text:p>-0.008288</text:p>
          </table:table-cell>
          <table:table-cell office:value-type="float" office:value="0.021283" calcext:value-type="float">
            <text:p>0.021283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02595" calcext:value-type="float">
            <text:p>0.002595</text:p>
          </table:table-cell>
          <table:table-cell office:value-type="float" office:value="-0.008537" calcext:value-type="float">
            <text:p>-0.008537</text:p>
          </table:table-cell>
          <table:table-cell office:value-type="float" office:value="0.021345" calcext:value-type="float">
            <text:p>0.021345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02574" calcext:value-type="float">
            <text:p>0.002574</text:p>
          </table:table-cell>
          <table:table-cell office:value-type="float" office:value="-0.008384" calcext:value-type="float">
            <text:p>-0.008384</text:p>
          </table:table-cell>
          <table:table-cell office:value-type="float" office:value="0.019548" calcext:value-type="float">
            <text:p>0.019548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02554" calcext:value-type="float">
            <text:p>0.002554</text:p>
          </table:table-cell>
          <table:table-cell office:value-type="float" office:value="-0.008508" calcext:value-type="float">
            <text:p>-0.008508</text:p>
          </table:table-cell>
          <table:table-cell office:value-type="float" office:value="0.019584" calcext:value-type="float">
            <text:p>0.019584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02534" calcext:value-type="float">
            <text:p>0.002534</text:p>
          </table:table-cell>
          <table:table-cell office:value-type="float" office:value="-0.009056" calcext:value-type="float">
            <text:p>-0.009056</text:p>
          </table:table-cell>
          <table:table-cell office:value-type="float" office:value="0.021487" calcext:value-type="float">
            <text:p>0.021487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02514" calcext:value-type="float">
            <text:p>0.002514</text:p>
          </table:table-cell>
          <table:table-cell office:value-type="float" office:value="-0.009522" calcext:value-type="float">
            <text:p>-0.009522</text:p>
          </table:table-cell>
          <table:table-cell office:value-type="float" office:value="0.021553" calcext:value-type="float">
            <text:p>0.021553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02494" calcext:value-type="float">
            <text:p>0.002494</text:p>
          </table:table-cell>
          <table:table-cell office:value-type="float" office:value="-0.008623" calcext:value-type="float">
            <text:p>-0.008623</text:p>
          </table:table-cell>
          <table:table-cell office:value-type="float" office:value="0.023498" calcext:value-type="float">
            <text:p>0.023498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02474" calcext:value-type="float">
            <text:p>0.002474</text:p>
          </table:table-cell>
          <table:table-cell office:value-type="float" office:value="-0.006728" calcext:value-type="float">
            <text:p>-0.006728</text:p>
          </table:table-cell>
          <table:table-cell office:value-type="float" office:value="0.025488" calcext:value-type="float">
            <text:p>0.025488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02454" calcext:value-type="float">
            <text:p>0.002454</text:p>
          </table:table-cell>
          <table:table-cell office:value-type="float" office:value="-0.005456" calcext:value-type="float">
            <text:p>-0.005456</text:p>
          </table:table-cell>
          <table:table-cell office:value-type="float" office:value="0.023773" calcext:value-type="float">
            <text:p>0.023773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02435" calcext:value-type="float">
            <text:p>0.002435</text:p>
          </table:table-cell>
          <table:table-cell office:value-type="float" office:value="-0.003271" calcext:value-type="float">
            <text:p>-0.003271</text:p>
          </table:table-cell>
          <table:table-cell office:value-type="float" office:value="0.029516" calcext:value-type="float">
            <text:p>0.029516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02415" calcext:value-type="float">
            <text:p>0.002415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.027879" calcext:value-type="float">
            <text:p>0.027879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02396" calcext:value-type="float">
            <text:p>0.002396</text:p>
          </table:table-cell>
          <table:table-cell office:value-type="float" office:value="0.005387" calcext:value-type="float">
            <text:p>0.005387</text:p>
          </table:table-cell>
          <table:table-cell office:value-type="float" office:value="0.028076" calcext:value-type="float">
            <text:p>0.028076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02377" calcext:value-type="float">
            <text:p>0.002377</text:p>
          </table:table-cell>
          <table:table-cell office:value-type="float" office:value="0.010926" calcext:value-type="float">
            <text:p>0.010926</text:p>
          </table:table-cell>
          <table:table-cell office:value-type="float" office:value="0.030139" calcext:value-type="float">
            <text:p>0.030139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02358" calcext:value-type="float">
            <text:p>0.002358</text:p>
          </table:table-cell>
          <table:table-cell office:value-type="float" office:value="0.016399" calcext:value-type="float">
            <text:p>0.016399</text:p>
          </table:table-cell>
          <table:table-cell office:value-type="float" office:value="0.028488" calcext:value-type="float">
            <text:p>0.028488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0234" calcext:value-type="float">
            <text:p>0.00234</text:p>
          </table:table-cell>
          <table:table-cell office:value-type="float" office:value="0.021561" calcext:value-type="float">
            <text:p>0.021561</text:p>
          </table:table-cell>
          <table:table-cell office:value-type="float" office:value="0.028669" calcext:value-type="float">
            <text:p>0.028669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02321" calcext:value-type="float">
            <text:p>0.002321</text:p>
          </table:table-cell>
          <table:table-cell office:value-type="float" office:value="0.028003" calcext:value-type="float">
            <text:p>0.028003</text:p>
          </table:table-cell>
          <table:table-cell office:value-type="float" office:value="0.025098" calcext:value-type="float">
            <text:p>0.025098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02303" calcext:value-type="float">
            <text:p>0.002303</text:p>
          </table:table-cell>
          <table:table-cell office:value-type="float" office:value="0.03447" calcext:value-type="float">
            <text:p>0.03447</text:p>
          </table:table-cell>
          <table:table-cell office:value-type="float" office:value="0.025191" calcext:value-type="float">
            <text:p>0.025191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02284" calcext:value-type="float">
            <text:p>0.002284</text:p>
          </table:table-cell>
          <table:table-cell office:value-type="float" office:value="0.040882" calcext:value-type="float">
            <text:p>0.040882</text:p>
          </table:table-cell>
          <table:table-cell office:value-type="float" office:value="0.023411" calcext:value-type="float">
            <text:p>0.023411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02266" calcext:value-type="float">
            <text:p>0.002266</text:p>
          </table:table-cell>
          <table:table-cell office:value-type="float" office:value="0.047263" calcext:value-type="float">
            <text:p>0.047263</text:p>
          </table:table-cell>
          <table:table-cell office:value-type="float" office:value="0.025347" calcext:value-type="float">
            <text:p>0.0253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2248" calcext:value-type="float">
            <text:p>0.002248</text:p>
          </table:table-cell>
          <table:table-cell office:value-type="float" office:value="0.052708" calcext:value-type="float">
            <text:p>0.052708</text:p>
          </table:table-cell>
          <table:table-cell office:value-type="float" office:value="0.019837" calcext:value-type="float">
            <text:p>0.019837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55045" calcext:value-type="float">
            <text:p>0.055045</text:p>
          </table:table-cell>
          <table:table-cell office:value-type="float" office:value="0.016082" calcext:value-type="float">
            <text:p>0.016082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02213" calcext:value-type="float">
            <text:p>0.002213</text:p>
          </table:table-cell>
          <table:table-cell office:value-type="float" office:value="0.057129" calcext:value-type="float">
            <text:p>0.057129</text:p>
          </table:table-cell>
          <table:table-cell office:value-type="float" office:value="0.017864" calcext:value-type="float">
            <text:p>0.017864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02195" calcext:value-type="float">
            <text:p>0.002195</text:p>
          </table:table-cell>
          <table:table-cell office:value-type="float" office:value="0.059234" calcext:value-type="float">
            <text:p>0.059234</text:p>
          </table:table-cell>
          <table:table-cell office:value-type="float" office:value="0.014064" calcext:value-type="float">
            <text:p>0.014064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0.06053" calcext:value-type="float">
            <text:p>0.06053</text:p>
          </table:table-cell>
          <table:table-cell office:value-type="float" office:value="0.015816" calcext:value-type="float">
            <text:p>0.0158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6:50:26.302947393</meta:creation-date>
    <dc:date>2017-11-12T16:55:59.858598231</dc:date>
    <meta:editing-duration>P0D</meta:editing-duration>
    <meta:editing-cycles>1</meta:editing-cycles>
    <meta:document-statistic meta:table-count="1" meta:cell-count="6872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77cm" svg:y="3.434cm" style:legend-expansion="high" chart:style-name="ch2"/>
        <chart:plot-area chart:style-name="ch3" table:cell-range-address="Sheet1.A1:Sheet1.D1718" svg:x="0.32cm" svg:y="0.18cm" svg:width="12.437cm" svg:height="8.64cm">
          <chartooo:coordinate-region svg:x="1.173cm" svg:y="0.384cm" svg:width="11.584cm" svg:height="8.2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1718" chart:class="chart:line">
            <chart:data-point chart:repeated="1718"/>
          </chart:series>
          <chart:series chart:style-name="ch7" chart:values-cell-range-address="Sheet1.B1:Sheet1.B1718" chart:class="chart:line">
            <chart:data-point chart:repeated="1718"/>
          </chart:series>
          <chart:series chart:style-name="ch8" chart:values-cell-range-address="Sheet1.C1:Sheet1.C1718" chart:class="chart:line">
            <chart:data-point chart:repeated="1718"/>
          </chart:series>
          <chart:series chart:style-name="ch9" chart:values-cell-range-address="Sheet1.D1:Sheet1.D1718" chart:class="chart:line">
            <chart:data-point chart:repeated="17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718</svg:desc>
                </draw:g>
              </table:table-cell>
              <table:table-cell office:value-type="float" office:value="0">
                <text:p>0</text:p>
                <draw:g>
                  <svg:desc>Sheet1.B1:Sheet1.B1718</svg:desc>
                </draw:g>
              </table:table-cell>
              <table:table-cell office:value-type="float" office:value="0.014509">
                <text:p>0.014509</text:p>
                <draw:g>
                  <svg:desc>Sheet1.C1:Sheet1.C1718</svg:desc>
                </draw:g>
              </table:table-cell>
              <table:table-cell office:value-type="float" office:value="-0">
                <text:p>-0</text:p>
                <draw:g>
                  <svg:desc>Sheet1.D1:Sheet1.D17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0.000814">
                <text:p>-0.000814</text:p>
              </table:table-cell>
              <table:table-cell office:value-type="float" office:value="0.013881">
                <text:p>0.013881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01589">
                <text:p>-0.001589</text:p>
              </table:table-cell>
              <table:table-cell office:value-type="float" office:value="0.013183">
                <text:p>0.013183</text:p>
              </table:table-cell>
              <table:table-cell office:value-type="float" office:value="-0.001969">
                <text:p>-0.001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02327">
                <text:p>-0.002327</text:p>
              </table:table-cell>
              <table:table-cell office:value-type="float" office:value="0.012256">
                <text:p>0.012256</text:p>
              </table:table-cell>
              <table:table-cell office:value-type="float" office:value="-0.001858">
                <text:p>-0.001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0303">
                <text:p>-0.00303</text:p>
              </table:table-cell>
              <table:table-cell office:value-type="float" office:value="0.011206">
                <text:p>0.011206</text:p>
              </table:table-cell>
              <table:table-cell office:value-type="float" office:value="-0.001754">
                <text:p>-0.0017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0.0037">
                <text:p>-0.0037</text:p>
              </table:table-cell>
              <table:table-cell office:value-type="float" office:value="0.010356">
                <text:p>0.010356</text:p>
              </table:table-cell>
              <table:table-cell office:value-type="float" office:value="0.000589">
                <text:p>0.0005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04338">
                <text:p>-0.004338</text:p>
              </table:table-cell>
              <table:table-cell office:value-type="float" office:value="0.009376">
                <text:p>0.009376</text:p>
              </table:table-cell>
              <table:table-cell office:value-type="float" office:value="-0.001535">
                <text:p>-0.0015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04945">
                <text:p>-0.004945</text:p>
              </table:table-cell>
              <table:table-cell office:value-type="float" office:value="0.007998">
                <text:p>0.007998</text:p>
              </table:table-cell>
              <table:table-cell office:value-type="float" office:value="-0.001434">
                <text:p>-0.0014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05524">
                <text:p>-0.005524</text:p>
              </table:table-cell>
              <table:table-cell office:value-type="float" office:value="0.006737">
                <text:p>0.006737</text:p>
              </table:table-cell>
              <table:table-cell office:value-type="float" office:value="-0.00134">
                <text:p>-0.001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06074">
                <text:p>-0.006074</text:p>
              </table:table-cell>
              <table:table-cell office:value-type="float" office:value="0.005511">
                <text:p>0.005511</text:p>
              </table:table-cell>
              <table:table-cell office:value-type="float" office:value="-0.001254">
                <text:p>-0.0012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06599">
                <text:p>-0.006599</text:p>
              </table:table-cell>
              <table:table-cell office:value-type="float" office:value="0.003935">
                <text:p>0.003935</text:p>
              </table:table-cell>
              <table:table-cell office:value-type="float" office:value="-0.003414">
                <text:p>-0.0034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07099">
                <text:p>-0.007099</text:p>
              </table:table-cell>
              <table:table-cell office:value-type="float" office:value="0.001992">
                <text:p>0.001992</text:p>
              </table:table-cell>
              <table:table-cell office:value-type="float" office:value="-0.003353">
                <text:p>-0.0033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07575">
                <text:p>-0.007575</text:p>
              </table:table-cell>
              <table:table-cell office:value-type="float" office:value="-0.000218">
                <text:p>-0.000218</text:p>
              </table:table-cell>
              <table:table-cell office:value-type="float" office:value="-0.003297">
                <text:p>-0.0032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08028">
                <text:p>-0.008028</text:p>
              </table:table-cell>
              <table:table-cell office:value-type="float" office:value="-0.00248">
                <text:p>-0.00248</text:p>
              </table:table-cell>
              <table:table-cell office:value-type="float" office:value="-0.000999">
                <text:p>-0.000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0846">
                <text:p>-0.00846</text:p>
              </table:table-cell>
              <table:table-cell office:value-type="float" office:value="-0.004496">
                <text:p>-0.004496</text:p>
              </table:table-cell>
              <table:table-cell office:value-type="float" office:value="-0.000925">
                <text:p>-0.0009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-0.008871">
                <text:p>-0.008871</text:p>
              </table:table-cell>
              <table:table-cell office:value-type="float" office:value="-0.007051">
                <text:p>-0.007051</text:p>
              </table:table-cell>
              <table:table-cell office:value-type="float" office:value="0.001394">
                <text:p>0.0013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-0.009262">
                <text:p>-0.009262</text:p>
              </table:table-cell>
              <table:table-cell office:value-type="float" office:value="-0.009218">
                <text:p>-0.009218</text:p>
              </table:table-cell>
              <table:table-cell office:value-type="float" office:value="0.001484">
                <text:p>0.0014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-0.009635">
                <text:p>-0.009635</text:p>
              </table:table-cell>
              <table:table-cell office:value-type="float" office:value="-0.011014">
                <text:p>-0.011014</text:p>
              </table:table-cell>
              <table:table-cell office:value-type="float" office:value="0.001567">
                <text:p>0.0015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0999">
                <text:p>-0.00999</text:p>
              </table:table-cell>
              <table:table-cell office:value-type="float" office:value="-0.012335">
                <text:p>-0.012335</text:p>
              </table:table-cell>
              <table:table-cell office:value-type="float" office:value="-0.000602">
                <text:p>-0.0006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-0.010328">
                <text:p>-0.010328</text:p>
              </table:table-cell>
              <table:table-cell office:value-type="float" office:value="-0.013327">
                <text:p>-0.013327</text:p>
              </table:table-cell>
              <table:table-cell office:value-type="float" office:value="0.001686">
                <text:p>0.0016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-0.01065">
                <text:p>-0.01065</text:p>
              </table:table-cell>
              <table:table-cell office:value-type="float" office:value="-0.013992">
                <text:p>-0.013992</text:p>
              </table:table-cell>
              <table:table-cell office:value-type="float" office:value="0.001741">
                <text:p>0.0017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3106">
                <text:p>0.013106</text:p>
              </table:table-cell>
              <table:table-cell office:value-type="float" office:value="-0.010957">
                <text:p>-0.010957</text:p>
              </table:table-cell>
              <table:table-cell office:value-type="float" office:value="-0.014775">
                <text:p>-0.014775</text:p>
              </table:table-cell>
              <table:table-cell office:value-type="float" office:value="0.004041">
                <text:p>0.0040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-0.011249">
                <text:p>-0.011249</text:p>
              </table:table-cell>
              <table:table-cell office:value-type="float" office:value="-0.015345">
                <text:p>-0.015345</text:p>
              </table:table-cell>
              <table:table-cell office:value-type="float" office:value="0.001874">
                <text:p>0.0018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-0.011528">
                <text:p>-0.011528</text:p>
              </table:table-cell>
              <table:table-cell office:value-type="float" office:value="-0.015765">
                <text:p>-0.015765</text:p>
              </table:table-cell>
              <table:table-cell office:value-type="float" office:value="0.001935">
                <text:p>0.0019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-0.011793">
                <text:p>-0.011793</text:p>
              </table:table-cell>
              <table:table-cell office:value-type="float" office:value="-0.016378">
                <text:p>-0.016378</text:p>
              </table:table-cell>
              <table:table-cell office:value-type="float" office:value="0.001989">
                <text:p>0.0019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-0.012045">
                <text:p>-0.012045</text:p>
              </table:table-cell>
              <table:table-cell office:value-type="float" office:value="-0.017031">
                <text:p>-0.017031</text:p>
              </table:table-cell>
              <table:table-cell office:value-type="float" office:value="0.00204">
                <text:p>0.002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212">
                <text:p>0.026212</text:p>
              </table:table-cell>
              <table:table-cell office:value-type="float" office:value="-0.012285">
                <text:p>-0.012285</text:p>
              </table:table-cell>
              <table:table-cell office:value-type="float" office:value="-0.017598">
                <text:p>-0.017598</text:p>
              </table:table-cell>
              <table:table-cell office:value-type="float" office:value="0.006574">
                <text:p>0.0065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3106">
                <text:p>0.013106</text:p>
              </table:table-cell>
              <table:table-cell office:value-type="float" office:value="-0.012514">
                <text:p>-0.012514</text:p>
              </table:table-cell>
              <table:table-cell office:value-type="float" office:value="-0.018251">
                <text:p>-0.018251</text:p>
              </table:table-cell>
              <table:table-cell office:value-type="float" office:value="0.004416">
                <text:p>0.0044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9318">
                <text:p>0.039318</text:p>
              </table:table-cell>
              <table:table-cell office:value-type="float" office:value="-0.012732">
                <text:p>-0.012732</text:p>
              </table:table-cell>
              <table:table-cell office:value-type="float" office:value="-0.019034">
                <text:p>-0.019034</text:p>
              </table:table-cell>
              <table:table-cell office:value-type="float" office:value="0.008973">
                <text:p>0.0089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2424">
                <text:p>0.052424</text:p>
              </table:table-cell>
              <table:table-cell office:value-type="float" office:value="-0.01294">
                <text:p>-0.01294</text:p>
              </table:table-cell>
              <table:table-cell office:value-type="float" office:value="-0.019815">
                <text:p>-0.019815</text:p>
              </table:table-cell>
              <table:table-cell office:value-type="float" office:value="0.011314">
                <text:p>0.011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6212">
                <text:p>0.026212</text:p>
              </table:table-cell>
              <table:table-cell office:value-type="float" office:value="-0.013138">
                <text:p>-0.013138</text:p>
              </table:table-cell>
              <table:table-cell office:value-type="float" office:value="-0.020635">
                <text:p>-0.020635</text:p>
              </table:table-cell>
              <table:table-cell office:value-type="float" office:value="0.006942">
                <text:p>0.0069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2424">
                <text:p>0.052424</text:p>
              </table:table-cell>
              <table:table-cell office:value-type="float" office:value="-0.013326">
                <text:p>-0.013326</text:p>
              </table:table-cell>
              <table:table-cell office:value-type="float" office:value="-0.021026">
                <text:p>-0.021026</text:p>
              </table:table-cell>
              <table:table-cell office:value-type="float" office:value="0.011498">
                <text:p>0.0114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2424">
                <text:p>0.052424</text:p>
              </table:table-cell>
              <table:table-cell office:value-type="float" office:value="-0.013505">
                <text:p>-0.013505</text:p>
              </table:table-cell>
              <table:table-cell office:value-type="float" office:value="-0.020708">
                <text:p>-0.020708</text:p>
              </table:table-cell>
              <table:table-cell office:value-type="float" office:value="0.011588">
                <text:p>0.0115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553">
                <text:p>0.06553</text:p>
              </table:table-cell>
              <table:table-cell office:value-type="float" office:value="-0.013676">
                <text:p>-0.013676</text:p>
              </table:table-cell>
              <table:table-cell office:value-type="float" office:value="-0.018938">
                <text:p>-0.018938</text:p>
              </table:table-cell>
              <table:table-cell office:value-type="float" office:value="0.013919">
                <text:p>0.0139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78636">
                <text:p>0.078636</text:p>
              </table:table-cell>
              <table:table-cell office:value-type="float" office:value="-0.013839">
                <text:p>-0.013839</text:p>
              </table:table-cell>
              <table:table-cell office:value-type="float" office:value="-0.015858">
                <text:p>-0.015858</text:p>
              </table:table-cell>
              <table:table-cell office:value-type="float" office:value="0.016266">
                <text:p>0.0162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1742">
                <text:p>0.091742</text:p>
              </table:table-cell>
              <table:table-cell office:value-type="float" office:value="-0.013994">
                <text:p>-0.013994</text:p>
              </table:table-cell>
              <table:table-cell office:value-type="float" office:value="-0.012503">
                <text:p>-0.012503</text:p>
              </table:table-cell>
              <table:table-cell office:value-type="float" office:value="0.018631">
                <text:p>0.0186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1742">
                <text:p>0.091742</text:p>
              </table:table-cell>
              <table:table-cell office:value-type="float" office:value="-0.014141">
                <text:p>-0.014141</text:p>
              </table:table-cell>
              <table:table-cell office:value-type="float" office:value="-0.008767">
                <text:p>-0.008767</text:p>
              </table:table-cell>
              <table:table-cell office:value-type="float" office:value="0.018769">
                <text:p>0.0187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04848">
                <text:p>0.104848</text:p>
              </table:table-cell>
              <table:table-cell office:value-type="float" office:value="-0.014282">
                <text:p>-0.014282</text:p>
              </table:table-cell>
              <table:table-cell office:value-type="float" office:value="-0.004258">
                <text:p>-0.004258</text:p>
              </table:table-cell>
              <table:table-cell office:value-type="float" office:value="0.021146">
                <text:p>0.0211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04848">
                <text:p>0.104848</text:p>
              </table:table-cell>
              <table:table-cell office:value-type="float" office:value="-0.014416">
                <text:p>-0.014416</text:p>
              </table:table-cell>
              <table:table-cell office:value-type="float" office:value="-0.000148">
                <text:p>-0.000148</text:p>
              </table:table-cell>
              <table:table-cell office:value-type="float" office:value="0.021288">
                <text:p>0.0212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91742">
                <text:p>0.091742</text:p>
              </table:table-cell>
              <table:table-cell office:value-type="float" office:value="-0.014543">
                <text:p>-0.014543</text:p>
              </table:table-cell>
              <table:table-cell office:value-type="float" office:value="0.004143">
                <text:p>0.004143</text:p>
              </table:table-cell>
              <table:table-cell office:value-type="float" office:value="0.019183">
                <text:p>0.0191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91742">
                <text:p>0.091742</text:p>
              </table:table-cell>
              <table:table-cell office:value-type="float" office:value="-0.014664">
                <text:p>-0.014664</text:p>
              </table:table-cell>
              <table:table-cell office:value-type="float" office:value="0.008295">
                <text:p>0.008295</text:p>
              </table:table-cell>
              <table:table-cell office:value-type="float" office:value="0.019296">
                <text:p>0.0192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91742">
                <text:p>0.091742</text:p>
              </table:table-cell>
              <table:table-cell office:value-type="float" office:value="-0.01478">
                <text:p>-0.01478</text:p>
              </table:table-cell>
              <table:table-cell office:value-type="float" office:value="0.012147">
                <text:p>0.012147</text:p>
              </table:table-cell>
              <table:table-cell office:value-type="float" office:value="0.019403">
                <text:p>0.0194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209696">
                <text:p>-0.209696</text:p>
              </table:table-cell>
              <table:table-cell office:value-type="float" office:value="-0.01489">
                <text:p>-0.01489</text:p>
              </table:table-cell>
              <table:table-cell office:value-type="float" office:value="0.015626">
                <text:p>0.015626</text:p>
              </table:table-cell>
              <table:table-cell office:value-type="float" office:value="-0.032061">
                <text:p>-0.0320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17954">
                <text:p>0.117954</text:p>
              </table:table-cell>
              <table:table-cell office:value-type="float" office:value="-0.014995">
                <text:p>-0.014995</text:p>
              </table:table-cell>
              <table:table-cell office:value-type="float" office:value="0.019031">
                <text:p>0.019031</text:p>
              </table:table-cell>
              <table:table-cell office:value-type="float" office:value="0.02371">
                <text:p>0.023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17954">
                <text:p>0.117954</text:p>
              </table:table-cell>
              <table:table-cell office:value-type="float" office:value="-0.015095">
                <text:p>-0.015095</text:p>
              </table:table-cell>
              <table:table-cell office:value-type="float" office:value="0.022102">
                <text:p>0.022102</text:p>
              </table:table-cell>
              <table:table-cell office:value-type="float" office:value="0.023822">
                <text:p>0.0238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553">
                <text:p>0.06553</text:p>
              </table:table-cell>
              <table:table-cell office:value-type="float" office:value="-0.01519">
                <text:p>-0.01519</text:p>
              </table:table-cell>
              <table:table-cell office:value-type="float" office:value="0.028719">
                <text:p>0.028719</text:p>
              </table:table-cell>
              <table:table-cell office:value-type="float" office:value="0.015073">
                <text:p>0.0150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2424">
                <text:p>0.052424</text:p>
              </table:table-cell>
              <table:table-cell office:value-type="float" office:value="-0.015281">
                <text:p>-0.015281</text:p>
              </table:table-cell>
              <table:table-cell office:value-type="float" office:value="0.036789">
                <text:p>0.036789</text:p>
              </table:table-cell>
              <table:table-cell office:value-type="float" office:value="0.013026">
                <text:p>0.0130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2424">
                <text:p>0.052424</text:p>
              </table:table-cell>
              <table:table-cell office:value-type="float" office:value="-0.015367">
                <text:p>-0.015367</text:p>
              </table:table-cell>
              <table:table-cell office:value-type="float" office:value="0.045244">
                <text:p>0.045244</text:p>
              </table:table-cell>
              <table:table-cell office:value-type="float" office:value="0.013159">
                <text:p>0.0131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52424">
                <text:p>0.052424</text:p>
              </table:table-cell>
              <table:table-cell office:value-type="float" office:value="-0.015449">
                <text:p>-0.015449</text:p>
              </table:table-cell>
              <table:table-cell office:value-type="float" office:value="0.049989">
                <text:p>0.049989</text:p>
              </table:table-cell>
              <table:table-cell office:value-type="float" office:value="0.013241">
                <text:p>0.0132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15527">
                <text:p>-0.015527</text:p>
              </table:table-cell>
              <table:table-cell office:value-type="float" office:value="0.052519">
                <text:p>0.052519</text:p>
              </table:table-cell>
              <table:table-cell office:value-type="float" office:value="0.002087">
                <text:p>0.0020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15602">
                <text:p>-0.015602</text:p>
              </table:table-cell>
              <table:table-cell office:value-type="float" office:value="0.052759">
                <text:p>0.052759</text:p>
              </table:table-cell>
              <table:table-cell office:value-type="float" office:value="0.002053">
                <text:p>0.0020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5673">
                <text:p>-0.015673</text:p>
              </table:table-cell>
              <table:table-cell office:value-type="float" office:value="0.050104">
                <text:p>0.050104</text:p>
              </table:table-cell>
              <table:table-cell office:value-type="float" office:value="-0.000227">
                <text:p>-0.0002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52424">
                <text:p>-0.052424</text:p>
              </table:table-cell>
              <table:table-cell office:value-type="float" office:value="-0.01574">
                <text:p>-0.01574</text:p>
              </table:table-cell>
              <table:table-cell office:value-type="float" office:value="0.047193">
                <text:p>0.047193</text:p>
              </table:table-cell>
              <table:table-cell office:value-type="float" office:value="-0.004745">
                <text:p>-0.0047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52424">
                <text:p>-0.052424</text:p>
              </table:table-cell>
              <table:table-cell office:value-type="float" office:value="-0.015805">
                <text:p>-0.015805</text:p>
              </table:table-cell>
              <table:table-cell office:value-type="float" office:value="0.044495">
                <text:p>0.044495</text:p>
              </table:table-cell>
              <table:table-cell office:value-type="float" office:value="-0.004784">
                <text:p>-0.0047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5866">
                <text:p>-0.015866</text:p>
              </table:table-cell>
              <table:table-cell office:value-type="float" office:value="0.041609">
                <text:p>0.041609</text:p>
              </table:table-cell>
              <table:table-cell office:value-type="float" office:value="-0.000319">
                <text:p>-0.0003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78636">
                <text:p>-0.078636</text:p>
              </table:table-cell>
              <table:table-cell office:value-type="float" office:value="-0.015924">
                <text:p>-0.015924</text:p>
              </table:table-cell>
              <table:table-cell office:value-type="float" office:value="0.038695">
                <text:p>0.038695</text:p>
              </table:table-cell>
              <table:table-cell office:value-type="float" office:value="-0.009256">
                <text:p>-0.0092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6553">
                <text:p>-0.06553</text:p>
              </table:table-cell>
              <table:table-cell office:value-type="float" office:value="-0.01598">
                <text:p>-0.01598</text:p>
              </table:table-cell>
              <table:table-cell office:value-type="float" office:value="0.036237">
                <text:p>0.036237</text:p>
              </table:table-cell>
              <table:table-cell office:value-type="float" office:value="-0.007039">
                <text:p>-0.0070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6553">
                <text:p>-0.06553</text:p>
              </table:table-cell>
              <table:table-cell office:value-type="float" office:value="-0.016033">
                <text:p>-0.016033</text:p>
              </table:table-cell>
              <table:table-cell office:value-type="float" office:value="0.032934">
                <text:p>0.032934</text:p>
              </table:table-cell>
              <table:table-cell office:value-type="float" office:value="-0.007062">
                <text:p>-0.0070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91742">
                <text:p>-0.091742</text:p>
              </table:table-cell>
              <table:table-cell office:value-type="float" office:value="-0.016084">
                <text:p>-0.016084</text:p>
              </table:table-cell>
              <table:table-cell office:value-type="float" office:value="0.028579">
                <text:p>0.028579</text:p>
              </table:table-cell>
              <table:table-cell office:value-type="float" office:value="-0.011576">
                <text:p>-0.0115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78636">
                <text:p>-0.078636</text:p>
              </table:table-cell>
              <table:table-cell office:value-type="float" office:value="-0.016132">
                <text:p>-0.016132</text:p>
              </table:table-cell>
              <table:table-cell office:value-type="float" office:value="0.025365">
                <text:p>0.025365</text:p>
              </table:table-cell>
              <table:table-cell office:value-type="float" office:value="-0.009399">
                <text:p>-0.0093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78636">
                <text:p>-0.078636</text:p>
              </table:table-cell>
              <table:table-cell office:value-type="float" office:value="-0.016177">
                <text:p>-0.016177</text:p>
              </table:table-cell>
              <table:table-cell office:value-type="float" office:value="0.021956">
                <text:p>0.021956</text:p>
              </table:table-cell>
              <table:table-cell office:value-type="float" office:value="-0.009454">
                <text:p>-0.0094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104848">
                <text:p>-0.104848</text:p>
              </table:table-cell>
              <table:table-cell office:value-type="float" office:value="-0.016221">
                <text:p>-0.016221</text:p>
              </table:table-cell>
              <table:table-cell office:value-type="float" office:value="0.017883">
                <text:p>0.017883</text:p>
              </table:table-cell>
              <table:table-cell office:value-type="float" office:value="-0.013991">
                <text:p>-0.0139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91742">
                <text:p>-0.091742</text:p>
              </table:table-cell>
              <table:table-cell office:value-type="float" office:value="-0.016262">
                <text:p>-0.016262</text:p>
              </table:table-cell>
              <table:table-cell office:value-type="float" office:value="0.014054">
                <text:p>0.014054</text:p>
              </table:table-cell>
              <table:table-cell office:value-type="float" office:value="-0.011831">
                <text:p>-0.0118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91742">
                <text:p>-0.091742</text:p>
              </table:table-cell>
              <table:table-cell office:value-type="float" office:value="-0.016302">
                <text:p>-0.016302</text:p>
              </table:table-cell>
              <table:table-cell office:value-type="float" office:value="0.010621">
                <text:p>0.010621</text:p>
              </table:table-cell>
              <table:table-cell office:value-type="float" office:value="-0.011901">
                <text:p>-0.0119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78636">
                <text:p>-0.078636</text:p>
              </table:table-cell>
              <table:table-cell office:value-type="float" office:value="-0.01634">
                <text:p>-0.01634</text:p>
              </table:table-cell>
              <table:table-cell office:value-type="float" office:value="0.007247">
                <text:p>0.007247</text:p>
              </table:table-cell>
              <table:table-cell office:value-type="float" office:value="-0.009724">
                <text:p>-0.0097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52424">
                <text:p>-0.052424</text:p>
              </table:table-cell>
              <table:table-cell office:value-type="float" office:value="-0.016375">
                <text:p>-0.016375</text:p>
              </table:table-cell>
              <table:table-cell office:value-type="float" office:value="0.003577">
                <text:p>0.003577</text:p>
              </table:table-cell>
              <table:table-cell office:value-type="float" office:value="-0.005283">
                <text:p>-0.0052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91742">
                <text:p>-0.091742</text:p>
              </table:table-cell>
              <table:table-cell office:value-type="float" office:value="-0.01641">
                <text:p>-0.01641</text:p>
              </table:table-cell>
              <table:table-cell office:value-type="float" office:value="0.000496">
                <text:p>0.000496</text:p>
              </table:table-cell>
              <table:table-cell office:value-type="float" office:value="-0.012017">
                <text:p>-0.0120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6553">
                <text:p>-0.06553</text:p>
              </table:table-cell>
              <table:table-cell office:value-type="float" office:value="-0.016442">
                <text:p>-0.016442</text:p>
              </table:table-cell>
              <table:table-cell office:value-type="float" office:value="-0.002605">
                <text:p>-0.002605</text:p>
              </table:table-cell>
              <table:table-cell office:value-type="float" office:value="-0.007593">
                <text:p>-0.0075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78636">
                <text:p>-0.078636</text:p>
              </table:table-cell>
              <table:table-cell office:value-type="float" office:value="-0.016473">
                <text:p>-0.016473</text:p>
              </table:table-cell>
              <table:table-cell office:value-type="float" office:value="-0.005714">
                <text:p>-0.005714</text:p>
              </table:table-cell>
              <table:table-cell office:value-type="float" office:value="-0.00988">
                <text:p>-0.009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6553">
                <text:p>-0.06553</text:p>
              </table:table-cell>
              <table:table-cell office:value-type="float" office:value="-0.016502">
                <text:p>-0.016502</text:p>
              </table:table-cell>
              <table:table-cell office:value-type="float" office:value="-0.008395">
                <text:p>-0.008395</text:p>
              </table:table-cell>
              <table:table-cell office:value-type="float" office:value="-0.007703">
                <text:p>-0.0077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16531">
                <text:p>-0.016531</text:p>
              </table:table-cell>
              <table:table-cell office:value-type="float" office:value="-0.010898">
                <text:p>-0.010898</text:p>
              </table:table-cell>
              <table:table-cell office:value-type="float" office:value="-0.003268">
                <text:p>-0.0032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6557">
                <text:p>-0.016557</text:p>
              </table:table-cell>
              <table:table-cell office:value-type="float" office:value="-0.013358">
                <text:p>-0.013358</text:p>
              </table:table-cell>
              <table:table-cell office:value-type="float" office:value="-0.001038">
                <text:p>-0.0010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6583">
                <text:p>-0.016583</text:p>
              </table:table-cell>
              <table:table-cell office:value-type="float" office:value="-0.015509">
                <text:p>-0.015509</text:p>
              </table:table-cell>
              <table:table-cell office:value-type="float" office:value="-0.001028">
                <text:p>-0.0010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6607">
                <text:p>-0.016607</text:p>
              </table:table-cell>
              <table:table-cell office:value-type="float" office:value="-0.017362">
                <text:p>-0.017362</text:p>
              </table:table-cell>
              <table:table-cell office:value-type="float" office:value="-0.00102">
                <text:p>-0.001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663">
                <text:p>-0.01663</text:p>
              </table:table-cell>
              <table:table-cell office:value-type="float" office:value="-0.01907">
                <text:p>-0.01907</text:p>
              </table:table-cell>
              <table:table-cell office:value-type="float" office:value="-0.001025">
                <text:p>-0.0010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-0.016652">
                <text:p>-0.016652</text:p>
              </table:table-cell>
              <table:table-cell office:value-type="float" office:value="-0.020557">
                <text:p>-0.020557</text:p>
              </table:table-cell>
              <table:table-cell office:value-type="float" office:value="0.003444">
                <text:p>0.0034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3106">
                <text:p>0.013106</text:p>
              </table:table-cell>
              <table:table-cell office:value-type="float" office:value="-0.016673">
                <text:p>-0.016673</text:p>
              </table:table-cell>
              <table:table-cell office:value-type="float" office:value="-0.021647">
                <text:p>-0.021647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-0.016693">
                <text:p>-0.016693</text:p>
              </table:table-cell>
              <table:table-cell office:value-type="float" office:value="-0.022503">
                <text:p>-0.022503</text:p>
              </table:table-cell>
              <table:table-cell office:value-type="float" office:value="0.003493">
                <text:p>0.0034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-0.016712">
                <text:p>-0.016712</text:p>
              </table:table-cell>
              <table:table-cell office:value-type="float" office:value="-0.023049">
                <text:p>-0.023049</text:p>
              </table:table-cell>
              <table:table-cell office:value-type="float" office:value="0.003512">
                <text:p>0.0035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-0.01673">
                <text:p>-0.01673</text:p>
              </table:table-cell>
              <table:table-cell office:value-type="float" office:value="-0.023211">
                <text:p>-0.023211</text:p>
              </table:table-cell>
              <table:table-cell office:value-type="float" office:value="0.003523">
                <text:p>0.0035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3106">
                <text:p>0.013106</text:p>
              </table:table-cell>
              <table:table-cell office:value-type="float" office:value="-0.016747">
                <text:p>-0.016747</text:p>
              </table:table-cell>
              <table:table-cell office:value-type="float" office:value="-0.023422">
                <text:p>-0.023422</text:p>
              </table:table-cell>
              <table:table-cell office:value-type="float" office:value="0.005771">
                <text:p>0.0057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3106">
                <text:p>0.013106</text:p>
              </table:table-cell>
              <table:table-cell office:value-type="float" office:value="-0.016764">
                <text:p>-0.016764</text:p>
              </table:table-cell>
              <table:table-cell office:value-type="float" office:value="-0.023412">
                <text:p>-0.023412</text:p>
              </table:table-cell>
              <table:table-cell office:value-type="float" office:value="0.005796">
                <text:p>0.0057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3106">
                <text:p>0.013106</text:p>
              </table:table-cell>
              <table:table-cell office:value-type="float" office:value="-0.01678">
                <text:p>-0.01678</text:p>
              </table:table-cell>
              <table:table-cell office:value-type="float" office:value="-0.023235">
                <text:p>-0.023235</text:p>
              </table:table-cell>
              <table:table-cell office:value-type="float" office:value="0.005828">
                <text:p>0.0058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3106">
                <text:p>0.013106</text:p>
              </table:table-cell>
              <table:table-cell office:value-type="float" office:value="-0.016794">
                <text:p>-0.016794</text:p>
              </table:table-cell>
              <table:table-cell office:value-type="float" office:value="-0.022697">
                <text:p>-0.022697</text:p>
              </table:table-cell>
              <table:table-cell office:value-type="float" office:value="0.005861">
                <text:p>0.0058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3106">
                <text:p>0.013106</text:p>
              </table:table-cell>
              <table:table-cell office:value-type="float" office:value="-0.016809">
                <text:p>-0.016809</text:p>
              </table:table-cell>
              <table:table-cell office:value-type="float" office:value="-0.02252">
                <text:p>-0.02252</text:p>
              </table:table-cell>
              <table:table-cell office:value-type="float" office:value="0.005893">
                <text:p>0.0058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-0.016822">
                <text:p>-0.016822</text:p>
              </table:table-cell>
              <table:table-cell office:value-type="float" office:value="-0.022532">
                <text:p>-0.022532</text:p>
              </table:table-cell>
              <table:table-cell office:value-type="float" office:value="0.003681">
                <text:p>0.0036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-0.016835">
                <text:p>-0.016835</text:p>
              </table:table-cell>
              <table:table-cell office:value-type="float" office:value="-0.022512">
                <text:p>-0.022512</text:p>
              </table:table-cell>
              <table:table-cell office:value-type="float" office:value="0.003693">
                <text:p>0.0036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6212">
                <text:p>0.026212</text:p>
              </table:table-cell>
              <table:table-cell office:value-type="float" office:value="-0.016847">
                <text:p>-0.016847</text:p>
              </table:table-cell>
              <table:table-cell office:value-type="float" office:value="-0.023013">
                <text:p>-0.023013</text:p>
              </table:table-cell>
              <table:table-cell office:value-type="float" office:value="0.008188">
                <text:p>0.0081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-0.016859">
                <text:p>-0.016859</text:p>
              </table:table-cell>
              <table:table-cell office:value-type="float" office:value="-0.023853">
                <text:p>-0.023853</text:p>
              </table:table-cell>
              <table:table-cell office:value-type="float" office:value="0.003751">
                <text:p>0.0037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3106">
                <text:p>0.013106</text:p>
              </table:table-cell>
              <table:table-cell office:value-type="float" office:value="-0.01687">
                <text:p>-0.01687</text:p>
              </table:table-cell>
              <table:table-cell office:value-type="float" office:value="-0.024032">
                <text:p>-0.024032</text:p>
              </table:table-cell>
              <table:table-cell office:value-type="float" office:value="0.006015">
                <text:p>0.0060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9318">
                <text:p>0.039318</text:p>
              </table:table-cell>
              <table:table-cell office:value-type="float" office:value="-0.016881">
                <text:p>-0.016881</text:p>
              </table:table-cell>
              <table:table-cell office:value-type="float" office:value="-0.024446">
                <text:p>-0.024446</text:p>
              </table:table-cell>
              <table:table-cell office:value-type="float" office:value="0.010535">
                <text:p>0.0105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78636">
                <text:p>0.078636</text:p>
              </table:table-cell>
              <table:table-cell office:value-type="float" office:value="-0.016891">
                <text:p>-0.016891</text:p>
              </table:table-cell>
              <table:table-cell office:value-type="float" office:value="-0.02402">
                <text:p>-0.02402</text:p>
              </table:table-cell>
              <table:table-cell office:value-type="float" office:value="0.017331">
                <text:p>0.0173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78636">
                <text:p>0.078636</text:p>
              </table:table-cell>
              <table:table-cell office:value-type="float" office:value="-0.0169">
                <text:p>-0.0169</text:p>
              </table:table-cell>
              <table:table-cell office:value-type="float" office:value="-0.021377">
                <text:p>-0.021377</text:p>
              </table:table-cell>
              <table:table-cell office:value-type="float" office:value="0.017457">
                <text:p>0.0174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04848">
                <text:p>0.104848</text:p>
              </table:table-cell>
              <table:table-cell office:value-type="float" office:value="-0.016909">
                <text:p>-0.016909</text:p>
              </table:table-cell>
              <table:table-cell office:value-type="float" office:value="-0.017026">
                <text:p>-0.017026</text:p>
              </table:table-cell>
              <table:table-cell office:value-type="float" office:value="0.022066">
                <text:p>0.0220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17954">
                <text:p>0.117954</text:p>
              </table:table-cell>
              <table:table-cell office:value-type="float" office:value="0">
                <text:p>0</text:p>
              </table:table-cell>
              <table:table-cell office:value-type="float" office:value="-0.012979">
                <text:p>-0.012979</text:p>
              </table:table-cell>
              <table:table-cell office:value-type="float" office:value="0.021556">
                <text:p>0.0215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91742">
                <text:p>0.091742</text:p>
              </table:table-cell>
              <table:table-cell office:value-type="float" office:value="0">
                <text:p>0</text:p>
              </table:table-cell>
              <table:table-cell office:value-type="float" office:value="-0.008473">
                <text:p>-0.008473</text:p>
              </table:table-cell>
              <table:table-cell office:value-type="float" office:value="0.014622">
                <text:p>0.0146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17954">
                <text:p>0.117954</text:p>
              </table:table-cell>
              <table:table-cell office:value-type="float" office:value="0.010714">
                <text:p>0.010714</text:p>
              </table:table-cell>
              <table:table-cell office:value-type="float" office:value="-0.002831">
                <text:p>-0.002831</text:p>
              </table:table-cell>
              <table:table-cell office:value-type="float" office:value="0.017088">
                <text:p>0.0170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17954">
                <text:p>0.117954</text:p>
              </table:table-cell>
              <table:table-cell office:value-type="float" office:value="0.021344">
                <text:p>0.021344</text:p>
              </table:table-cell>
              <table:table-cell office:value-type="float" office:value="0.001987">
                <text:p>0.001987</text:p>
              </table:table-cell>
              <table:table-cell office:value-type="float" office:value="0.015854">
                <text:p>0.0158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04848">
                <text:p>0.104848</text:p>
              </table:table-cell>
              <table:table-cell office:value-type="float" office:value="0.031888">
                <text:p>0.031888</text:p>
              </table:table-cell>
              <table:table-cell office:value-type="float" office:value="0.006034">
                <text:p>0.006034</text:p>
              </table:table-cell>
              <table:table-cell office:value-type="float" office:value="0.012728">
                <text:p>0.0127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04848">
                <text:p>0.104848</text:p>
              </table:table-cell>
              <table:table-cell office:value-type="float" office:value="0.04235">
                <text:p>0.04235</text:p>
              </table:table-cell>
              <table:table-cell office:value-type="float" office:value="0.00962">
                <text:p>0.00962</text:p>
              </table:table-cell>
              <table:table-cell office:value-type="float" office:value="0.011422">
                <text:p>0.0114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78636">
                <text:p>0.078636</text:p>
              </table:table-cell>
              <table:table-cell office:value-type="float" office:value="0.052728">
                <text:p>0.052728</text:p>
              </table:table-cell>
              <table:table-cell office:value-type="float" office:value="0.012374">
                <text:p>0.012374</text:p>
              </table:table-cell>
              <table:table-cell office:value-type="float" office:value="0.00635">
                <text:p>0.006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26212">
                <text:p>0.026212</text:p>
              </table:table-cell>
              <table:table-cell office:value-type="float" office:value="0.063024">
                <text:p>0.063024</text:p>
              </table:table-cell>
              <table:table-cell office:value-type="float" office:value="0.014274">
                <text:p>0.014274</text:p>
              </table:table-cell>
              <table:table-cell office:value-type="float" office:value="-0.002569">
                <text:p>-0.0025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3106">
                <text:p>0.013106</text:p>
              </table:table-cell>
              <table:table-cell office:value-type="float" office:value="0.073238">
                <text:p>0.073238</text:p>
              </table:table-cell>
              <table:table-cell office:value-type="float" office:value="0.015332">
                <text:p>0.015332</text:p>
              </table:table-cell>
              <table:table-cell office:value-type="float" office:value="-0.00605">
                <text:p>-0.006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6212">
                <text:p>0.026212</text:p>
              </table:table-cell>
              <table:table-cell office:value-type="float" office:value="0.083371">
                <text:p>0.083371</text:p>
              </table:table-cell>
              <table:table-cell office:value-type="float" office:value="0.015519">
                <text:p>0.015519</text:p>
              </table:table-cell>
              <table:table-cell office:value-type="float" office:value="-0.005839">
                <text:p>-0.0058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6212">
                <text:p>0.026212</text:p>
              </table:table-cell>
              <table:table-cell office:value-type="float" office:value="0.093423">
                <text:p>0.093423</text:p>
              </table:table-cell>
              <table:table-cell office:value-type="float" office:value="0.014734">
                <text:p>0.014734</text:p>
              </table:table-cell>
              <table:table-cell office:value-type="float" office:value="-0.007458">
                <text:p>-0.0074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3106">
                <text:p>0.013106</text:p>
              </table:table-cell>
              <table:table-cell office:value-type="float" office:value="0.103396">
                <text:p>0.103396</text:p>
              </table:table-cell>
              <table:table-cell office:value-type="float" office:value="0.013131">
                <text:p>0.013131</text:p>
              </table:table-cell>
              <table:table-cell office:value-type="float" office:value="-0.010942">
                <text:p>-0.0109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.11329">
                <text:p>0.11329</text:p>
              </table:table-cell>
              <table:table-cell office:value-type="float" office:value="0.011272">
                <text:p>0.011272</text:p>
              </table:table-cell>
              <table:table-cell office:value-type="float" office:value="-0.014473">
                <text:p>-0.0144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13106">
                <text:p>-0.013106</text:p>
              </table:table-cell>
              <table:table-cell office:value-type="float" office:value="0.123105">
                <text:p>0.123105</text:p>
              </table:table-cell>
              <table:table-cell office:value-type="float" office:value="0.009356">
                <text:p>0.009356</text:p>
              </table:table-cell>
              <table:table-cell office:value-type="float" office:value="-0.018068">
                <text:p>-0.0180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.132842">
                <text:p>0.132842</text:p>
              </table:table-cell>
              <table:table-cell office:value-type="float" office:value="0.007686">
                <text:p>0.007686</text:p>
              </table:table-cell>
              <table:table-cell office:value-type="float" office:value="-0.017982">
                <text:p>-0.0179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.142502">
                <text:p>0.142502</text:p>
              </table:table-cell>
              <table:table-cell office:value-type="float" office:value="0.005964">
                <text:p>0.005964</text:p>
              </table:table-cell>
              <table:table-cell office:value-type="float" office:value="-0.019754">
                <text:p>-0.0197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13106">
                <text:p>-0.013106</text:p>
              </table:table-cell>
              <table:table-cell office:value-type="float" office:value="0.152086">
                <text:p>0.152086</text:p>
              </table:table-cell>
              <table:table-cell office:value-type="float" office:value="0.004185">
                <text:p>0.004185</text:p>
              </table:table-cell>
              <table:table-cell office:value-type="float" office:value="-0.023417">
                <text:p>-0.0234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13106">
                <text:p>-0.013106</text:p>
              </table:table-cell>
              <table:table-cell office:value-type="float" office:value="0.161593">
                <text:p>0.161593</text:p>
              </table:table-cell>
              <table:table-cell office:value-type="float" office:value="0.0025">
                <text:p>0.0025</text:p>
              </table:table-cell>
              <table:table-cell office:value-type="float" office:value="-0.025266">
                <text:p>-0.0252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13106">
                <text:p>-0.013106</text:p>
              </table:table-cell>
              <table:table-cell office:value-type="float" office:value="0.171025">
                <text:p>0.171025</text:p>
              </table:table-cell>
              <table:table-cell office:value-type="float" office:value="0.000779">
                <text:p>0.000779</text:p>
              </table:table-cell>
              <table:table-cell office:value-type="float" office:value="-0.027138">
                <text:p>-0.0271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39318">
                <text:p>-0.039318</text:p>
              </table:table-cell>
              <table:table-cell office:value-type="float" office:value="0.180382">
                <text:p>0.180382</text:p>
              </table:table-cell>
              <table:table-cell office:value-type="float" office:value="-0.001058">
                <text:p>-0.001058</text:p>
              </table:table-cell>
              <table:table-cell office:value-type="float" office:value="-0.03278">
                <text:p>-0.032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26212">
                <text:p>-0.026212</text:p>
              </table:table-cell>
              <table:table-cell office:value-type="float" office:value="0.189664">
                <text:p>0.189664</text:p>
              </table:table-cell>
              <table:table-cell office:value-type="float" office:value="-0.002951">
                <text:p>-0.002951</text:p>
              </table:table-cell>
              <table:table-cell office:value-type="float" office:value="-0.032899">
                <text:p>-0.0328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13106">
                <text:p>-0.013106</text:p>
              </table:table-cell>
              <table:table-cell office:value-type="float" office:value="0.198873">
                <text:p>0.198873</text:p>
              </table:table-cell>
              <table:table-cell office:value-type="float" office:value="-0.00478">
                <text:p>-0.00478</text:p>
              </table:table-cell>
              <table:table-cell office:value-type="float" office:value="-0.032994">
                <text:p>-0.0329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26212">
                <text:p>-0.026212</text:p>
              </table:table-cell>
              <table:table-cell office:value-type="float" office:value="0.208009">
                <text:p>0.208009</text:p>
              </table:table-cell>
              <table:table-cell office:value-type="float" office:value="-0.00668">
                <text:p>-0.00668</text:p>
              </table:table-cell>
              <table:table-cell office:value-type="float" office:value="-0.036805">
                <text:p>-0.0368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52424">
                <text:p>-0.052424</text:p>
              </table:table-cell>
              <table:table-cell office:value-type="float" office:value="0.217073">
                <text:p>0.217073</text:p>
              </table:table-cell>
              <table:table-cell office:value-type="float" office:value="-0.008613">
                <text:p>-0.008613</text:p>
              </table:table-cell>
              <table:table-cell office:value-type="float" office:value="-0.042545">
                <text:p>-0.0425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6553">
                <text:p>-0.06553</text:p>
              </table:table-cell>
              <table:table-cell office:value-type="float" office:value="0.226064">
                <text:p>0.226064</text:p>
              </table:table-cell>
              <table:table-cell office:value-type="float" office:value="-0.011334">
                <text:p>-0.011334</text:p>
              </table:table-cell>
              <table:table-cell office:value-type="float" office:value="-0.046516">
                <text:p>-0.0465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6553">
                <text:p>-0.06553</text:p>
              </table:table-cell>
              <table:table-cell office:value-type="float" office:value="0.234984">
                <text:p>0.234984</text:p>
              </table:table-cell>
              <table:table-cell office:value-type="float" office:value="-0.0154">
                <text:p>-0.0154</text:p>
              </table:table-cell>
              <table:table-cell office:value-type="float" office:value="-0.048681">
                <text:p>-0.0486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52424">
                <text:p>-0.052424</text:p>
              </table:table-cell>
              <table:table-cell office:value-type="float" office:value="0.243834">
                <text:p>0.243834</text:p>
              </table:table-cell>
              <table:table-cell office:value-type="float" office:value="-0.020012">
                <text:p>-0.020012</text:p>
              </table:table-cell>
              <table:table-cell office:value-type="float" office:value="-0.048986">
                <text:p>-0.0489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6553">
                <text:p>-0.06553</text:p>
              </table:table-cell>
              <table:table-cell office:value-type="float" office:value="0.252613">
                <text:p>0.252613</text:p>
              </table:table-cell>
              <table:table-cell office:value-type="float" office:value="-0.025414">
                <text:p>-0.025414</text:p>
              </table:table-cell>
              <table:table-cell office:value-type="float" office:value="-0.053004">
                <text:p>-0.0530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104848">
                <text:p>-0.104848</text:p>
              </table:table-cell>
              <table:table-cell office:value-type="float" office:value="0.261322">
                <text:p>0.261322</text:p>
              </table:table-cell>
              <table:table-cell office:value-type="float" office:value="-0.031145">
                <text:p>-0.031145</text:p>
              </table:table-cell>
              <table:table-cell office:value-type="float" office:value="-0.060819">
                <text:p>-0.0608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6553">
                <text:p>-0.06553</text:p>
              </table:table-cell>
              <table:table-cell office:value-type="float" office:value="0.269962">
                <text:p>0.269962</text:p>
              </table:table-cell>
              <table:table-cell office:value-type="float" office:value="-0.037992">
                <text:p>-0.037992</text:p>
              </table:table-cell>
              <table:table-cell office:value-type="float" office:value="-0.057529">
                <text:p>-0.0575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52424">
                <text:p>-0.052424</text:p>
              </table:table-cell>
              <table:table-cell office:value-type="float" office:value="0.278534">
                <text:p>0.278534</text:p>
              </table:table-cell>
              <table:table-cell office:value-type="float" office:value="-0.046091">
                <text:p>-0.046091</text:p>
              </table:table-cell>
              <table:table-cell office:value-type="float" office:value="-0.057882">
                <text:p>-0.0578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6553">
                <text:p>-0.06553</text:p>
              </table:table-cell>
              <table:table-cell office:value-type="float" office:value="0.287038">
                <text:p>0.287038</text:p>
              </table:table-cell>
              <table:table-cell office:value-type="float" office:value="-0.054741">
                <text:p>-0.054741</text:p>
              </table:table-cell>
              <table:table-cell office:value-type="float" office:value="-0.061947">
                <text:p>-0.0619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6553">
                <text:p>-0.06553</text:p>
              </table:table-cell>
              <table:table-cell office:value-type="float" office:value="0.295474">
                <text:p>0.295474</text:p>
              </table:table-cell>
              <table:table-cell office:value-type="float" office:value="-0.06359">
                <text:p>-0.06359</text:p>
              </table:table-cell>
              <table:table-cell office:value-type="float" office:value="-0.06419">
                <text:p>-0.064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39318">
                <text:p>-0.039318</text:p>
              </table:table-cell>
              <table:table-cell office:value-type="float" office:value="0.303843">
                <text:p>0.303843</text:p>
              </table:table-cell>
              <table:table-cell office:value-type="float" office:value="-0.072781">
                <text:p>-0.072781</text:p>
              </table:table-cell>
              <table:table-cell office:value-type="float" office:value="-0.062709">
                <text:p>-0.0627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52424">
                <text:p>-0.052424</text:p>
              </table:table-cell>
              <table:table-cell office:value-type="float" office:value="0.312146">
                <text:p>0.312146</text:p>
              </table:table-cell>
              <table:table-cell office:value-type="float" office:value="-0.082635">
                <text:p>-0.082635</text:p>
              </table:table-cell>
              <table:table-cell office:value-type="float" office:value="-0.066792">
                <text:p>-0.0667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52424">
                <text:p>-0.052424</text:p>
              </table:table-cell>
              <table:table-cell office:value-type="float" office:value="0.320383">
                <text:p>0.320383</text:p>
              </table:table-cell>
              <table:table-cell office:value-type="float" office:value="-0.093162">
                <text:p>-0.093162</text:p>
              </table:table-cell>
              <table:table-cell office:value-type="float" office:value="-0.069061">
                <text:p>-0.0690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13106">
                <text:p>-0.013106</text:p>
              </table:table-cell>
              <table:table-cell office:value-type="float" office:value="0.328555">
                <text:p>0.328555</text:p>
              </table:table-cell>
              <table:table-cell office:value-type="float" office:value="-0.102469">
                <text:p>-0.102469</text:p>
              </table:table-cell>
              <table:table-cell office:value-type="float" office:value="-0.065726">
                <text:p>-0.0657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.336661">
                <text:p>0.336661</text:p>
              </table:table-cell>
              <table:table-cell office:value-type="float" office:value="-0.109176">
                <text:p>-0.109176</text:p>
              </table:table-cell>
              <table:table-cell office:value-type="float" office:value="-0.066031">
                <text:p>-0.0660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6212">
                <text:p>0.026212</text:p>
              </table:table-cell>
              <table:table-cell office:value-type="float" office:value="0.344704">
                <text:p>0.344704</text:p>
              </table:table-cell>
              <table:table-cell office:value-type="float" office:value="-0.113679">
                <text:p>-0.113679</text:p>
              </table:table-cell>
              <table:table-cell office:value-type="float" office:value="-0.064427">
                <text:p>-0.0644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39318">
                <text:p>0.039318</text:p>
              </table:table-cell>
              <table:table-cell office:value-type="float" office:value="0.352682">
                <text:p>0.352682</text:p>
              </table:table-cell>
              <table:table-cell office:value-type="float" office:value="-0.117541">
                <text:p>-0.117541</text:p>
              </table:table-cell>
              <table:table-cell office:value-type="float" office:value="-0.064627">
                <text:p>-0.0646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6212">
                <text:p>0.026212</text:p>
              </table:table-cell>
              <table:table-cell office:value-type="float" office:value="0.360597">
                <text:p>0.360597</text:p>
              </table:table-cell>
              <table:table-cell office:value-type="float" office:value="-0.121771">
                <text:p>-0.121771</text:p>
              </table:table-cell>
              <table:table-cell office:value-type="float" office:value="-0.068557">
                <text:p>-0.0685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39318">
                <text:p>0.039318</text:p>
              </table:table-cell>
              <table:table-cell office:value-type="float" office:value="0.36845">
                <text:p>0.36845</text:p>
              </table:table-cell>
              <table:table-cell office:value-type="float" office:value="-0.126275">
                <text:p>-0.126275</text:p>
              </table:table-cell>
              <table:table-cell office:value-type="float" office:value="-0.06881">
                <text:p>-0.068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78636">
                <text:p>0.078636</text:p>
              </table:table-cell>
              <table:table-cell office:value-type="float" office:value="0.37624">
                <text:p>0.37624</text:p>
              </table:table-cell>
              <table:table-cell office:value-type="float" office:value="-0.132232">
                <text:p>-0.132232</text:p>
              </table:table-cell>
              <table:table-cell office:value-type="float" office:value="-0.065301">
                <text:p>-0.0653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6553">
                <text:p>0.06553</text:p>
              </table:table-cell>
              <table:table-cell office:value-type="float" office:value="0.383968">
                <text:p>0.383968</text:p>
              </table:table-cell>
              <table:table-cell office:value-type="float" office:value="-0.137509">
                <text:p>-0.137509</text:p>
              </table:table-cell>
              <table:table-cell office:value-type="float" office:value="-0.069183">
                <text:p>-0.0691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91742">
                <text:p>0.091742</text:p>
              </table:table-cell>
              <table:table-cell office:value-type="float" office:value="0.391635">
                <text:p>0.391635</text:p>
              </table:table-cell>
              <table:table-cell office:value-type="float" office:value="-0.141279">
                <text:p>-0.141279</text:p>
              </table:table-cell>
              <table:table-cell office:value-type="float" office:value="-0.06749">
                <text:p>-0.067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57272">
                <text:p>0.157272</text:p>
              </table:table-cell>
              <table:table-cell office:value-type="float" office:value="0.399241">
                <text:p>0.399241</text:p>
              </table:table-cell>
              <table:table-cell office:value-type="float" office:value="-0.144427">
                <text:p>-0.144427</text:p>
              </table:table-cell>
              <table:table-cell office:value-type="float" office:value="-0.060102">
                <text:p>-0.0601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44166">
                <text:p>0.144166</text:p>
              </table:table-cell>
              <table:table-cell office:value-type="float" office:value="0.406787">
                <text:p>0.406787</text:p>
              </table:table-cell>
              <table:table-cell office:value-type="float" office:value="-0.147417">
                <text:p>-0.147417</text:p>
              </table:table-cell>
              <table:table-cell office:value-type="float" office:value="-0.063763">
                <text:p>-0.0637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9659">
                <text:p>0.19659</text:p>
              </table:table-cell>
              <table:table-cell office:value-type="float" office:value="0.414273">
                <text:p>0.414273</text:p>
              </table:table-cell>
              <table:table-cell office:value-type="float" office:value="-0.149052">
                <text:p>-0.149052</text:p>
              </table:table-cell>
              <table:table-cell office:value-type="float" office:value="-0.0581">
                <text:p>-0.05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09696">
                <text:p>0.209696</text:p>
              </table:table-cell>
              <table:table-cell office:value-type="float" office:value="0.421699">
                <text:p>0.421699</text:p>
              </table:table-cell>
              <table:table-cell office:value-type="float" office:value="-0.150006">
                <text:p>-0.150006</text:p>
              </table:table-cell>
              <table:table-cell office:value-type="float" office:value="-0.05792">
                <text:p>-0.057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22802">
                <text:p>0.222802</text:p>
              </table:table-cell>
              <table:table-cell office:value-type="float" office:value="0.429067">
                <text:p>0.429067</text:p>
              </table:table-cell>
              <table:table-cell office:value-type="float" office:value="-0.15065">
                <text:p>-0.15065</text:p>
              </table:table-cell>
              <table:table-cell office:value-type="float" office:value="-0.057724">
                <text:p>-0.0577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49014">
                <text:p>0.249014</text:p>
              </table:table-cell>
              <table:table-cell office:value-type="float" office:value="0.436376">
                <text:p>0.436376</text:p>
              </table:table-cell>
              <table:table-cell office:value-type="float" office:value="-0.150695">
                <text:p>-0.150695</text:p>
              </table:table-cell>
              <table:table-cell office:value-type="float" office:value="-0.055641">
                <text:p>-0.0556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49014">
                <text:p>0.249014</text:p>
              </table:table-cell>
              <table:table-cell office:value-type="float" office:value="0.443627">
                <text:p>0.443627</text:p>
              </table:table-cell>
              <table:table-cell office:value-type="float" office:value="-0.149831">
                <text:p>-0.149831</text:p>
              </table:table-cell>
              <table:table-cell office:value-type="float" office:value="-0.057252">
                <text:p>-0.0572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01438">
                <text:p>0.301438</text:p>
              </table:table-cell>
              <table:table-cell office:value-type="float" office:value="0.45082">
                <text:p>0.45082</text:p>
              </table:table-cell>
              <table:table-cell office:value-type="float" office:value="-0.148866">
                <text:p>-0.148866</text:p>
              </table:table-cell>
              <table:table-cell office:value-type="float" office:value="-0.051382">
                <text:p>-0.0513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01438">
                <text:p>0.301438</text:p>
              </table:table-cell>
              <table:table-cell office:value-type="float" office:value="0.457956">
                <text:p>0.457956</text:p>
              </table:table-cell>
              <table:table-cell office:value-type="float" office:value="-0.14745">
                <text:p>-0.14745</text:p>
              </table:table-cell>
              <table:table-cell office:value-type="float" office:value="-0.05286">
                <text:p>-0.052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01438">
                <text:p>0.301438</text:p>
              </table:table-cell>
              <table:table-cell office:value-type="float" office:value="0.465036">
                <text:p>0.465036</text:p>
              </table:table-cell>
              <table:table-cell office:value-type="float" office:value="-0.145904">
                <text:p>-0.145904</text:p>
              </table:table-cell>
              <table:table-cell office:value-type="float" office:value="-0.054346">
                <text:p>-0.0543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14544">
                <text:p>0.314544</text:p>
              </table:table-cell>
              <table:table-cell office:value-type="float" office:value="0.47206">
                <text:p>0.47206</text:p>
              </table:table-cell>
              <table:table-cell office:value-type="float" office:value="-0.143769">
                <text:p>-0.143769</text:p>
              </table:table-cell>
              <table:table-cell office:value-type="float" office:value="-0.053976">
                <text:p>-0.0539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40756">
                <text:p>0.340756</text:p>
              </table:table-cell>
              <table:table-cell office:value-type="float" office:value="0.479027">
                <text:p>0.479027</text:p>
              </table:table-cell>
              <table:table-cell office:value-type="float" office:value="-0.142209">
                <text:p>-0.142209</text:p>
              </table:table-cell>
              <table:table-cell office:value-type="float" office:value="-0.05171">
                <text:p>-0.051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40756">
                <text:p>0.340756</text:p>
              </table:table-cell>
              <table:table-cell office:value-type="float" office:value="0.48594">
                <text:p>0.48594</text:p>
              </table:table-cell>
              <table:table-cell office:value-type="float" office:value="-0.141037">
                <text:p>-0.141037</text:p>
              </table:table-cell>
              <table:table-cell office:value-type="float" office:value="-0.053122">
                <text:p>-0.0531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40756">
                <text:p>0.340756</text:p>
              </table:table-cell>
              <table:table-cell office:value-type="float" office:value="0.492797">
                <text:p>0.492797</text:p>
              </table:table-cell>
              <table:table-cell office:value-type="float" office:value="-0.139715">
                <text:p>-0.139715</text:p>
              </table:table-cell>
              <table:table-cell office:value-type="float" office:value="-0.054543">
                <text:p>-0.0545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80074">
                <text:p>0.380074</text:p>
              </table:table-cell>
              <table:table-cell office:value-type="float" office:value="0.499601">
                <text:p>0.499601</text:p>
              </table:table-cell>
              <table:table-cell office:value-type="float" office:value="-0.137653">
                <text:p>-0.137653</text:p>
              </table:table-cell>
              <table:table-cell office:value-type="float" office:value="-0.050354">
                <text:p>-0.0503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80074">
                <text:p>0.380074</text:p>
              </table:table-cell>
              <table:table-cell office:value-type="float" office:value="0.50635">
                <text:p>0.50635</text:p>
              </table:table-cell>
              <table:table-cell office:value-type="float" office:value="-0.136453">
                <text:p>-0.136453</text:p>
              </table:table-cell>
              <table:table-cell office:value-type="float" office:value="-0.051677">
                <text:p>-0.0516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53862">
                <text:p>0.353862</text:p>
              </table:table-cell>
              <table:table-cell office:value-type="float" office:value="0.513045">
                <text:p>0.513045</text:p>
              </table:table-cell>
              <table:table-cell office:value-type="float" office:value="-0.136062">
                <text:p>-0.136062</text:p>
              </table:table-cell>
              <table:table-cell office:value-type="float" office:value="-0.056759">
                <text:p>-0.0567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80074">
                <text:p>0.380074</text:p>
              </table:table-cell>
              <table:table-cell office:value-type="float" office:value="0.519688">
                <text:p>0.519688</text:p>
              </table:table-cell>
              <table:table-cell office:value-type="float" office:value="-0.135047">
                <text:p>-0.135047</text:p>
              </table:table-cell>
              <table:table-cell office:value-type="float" office:value="-0.054445">
                <text:p>-0.0544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19392">
                <text:p>0.419392</text:p>
              </table:table-cell>
              <table:table-cell office:value-type="float" office:value="0.526278">
                <text:p>0.526278</text:p>
              </table:table-cell>
              <table:table-cell office:value-type="float" office:value="-0.135575">
                <text:p>-0.135575</text:p>
              </table:table-cell>
              <table:table-cell office:value-type="float" office:value="-0.050194">
                <text:p>-0.0501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80074">
                <text:p>0.380074</text:p>
              </table:table-cell>
              <table:table-cell office:value-type="float" office:value="0.532815">
                <text:p>0.532815</text:p>
              </table:table-cell>
              <table:table-cell office:value-type="float" office:value="-0.136247">
                <text:p>-0.136247</text:p>
              </table:table-cell>
              <table:table-cell office:value-type="float" office:value="-0.057073">
                <text:p>-0.0570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32498">
                <text:p>0.432498</text:p>
              </table:table-cell>
              <table:table-cell office:value-type="float" office:value="0.539301">
                <text:p>0.539301</text:p>
              </table:table-cell>
              <table:table-cell office:value-type="float" office:value="-0.135555">
                <text:p>-0.135555</text:p>
              </table:table-cell>
              <table:table-cell office:value-type="float" office:value="-0.050958">
                <text:p>-0.0509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19392">
                <text:p>0.419392</text:p>
              </table:table-cell>
              <table:table-cell office:value-type="float" office:value="0.545735">
                <text:p>0.545735</text:p>
              </table:table-cell>
              <table:table-cell office:value-type="float" office:value="-0.135958">
                <text:p>-0.135958</text:p>
              </table:table-cell>
              <table:table-cell office:value-type="float" office:value="-0.054068">
                <text:p>-0.0540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06286">
                <text:p>0.406286</text:p>
              </table:table-cell>
              <table:table-cell office:value-type="float" office:value="0.552118">
                <text:p>0.552118</text:p>
              </table:table-cell>
              <table:table-cell office:value-type="float" office:value="-0.136625">
                <text:p>-0.136625</text:p>
              </table:table-cell>
              <table:table-cell office:value-type="float" office:value="-0.057232">
                <text:p>-0.0572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71816">
                <text:p>0.471816</text:p>
              </table:table-cell>
              <table:table-cell office:value-type="float" office:value="0.55845">
                <text:p>0.55845</text:p>
              </table:table-cell>
              <table:table-cell office:value-type="float" office:value="-0.136871">
                <text:p>-0.136871</text:p>
              </table:table-cell>
              <table:table-cell office:value-type="float" office:value="-0.049206">
                <text:p>-0.0492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5871">
                <text:p>0.45871</text:p>
              </table:table-cell>
              <table:table-cell office:value-type="float" office:value="0.564732">
                <text:p>0.564732</text:p>
              </table:table-cell>
              <table:table-cell office:value-type="float" office:value="-0.137331">
                <text:p>-0.137331</text:p>
              </table:table-cell>
              <table:table-cell office:value-type="float" office:value="-0.052236">
                <text:p>-0.0522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5871">
                <text:p>0.45871</text:p>
              </table:table-cell>
              <table:table-cell office:value-type="float" office:value="0.570965">
                <text:p>0.570965</text:p>
              </table:table-cell>
              <table:table-cell office:value-type="float" office:value="-0.137023">
                <text:p>-0.137023</text:p>
              </table:table-cell>
              <table:table-cell office:value-type="float" office:value="-0.053435">
                <text:p>-0.0534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84922">
                <text:p>0.484922</text:p>
              </table:table-cell>
              <table:table-cell office:value-type="float" office:value="0.577147">
                <text:p>0.577147</text:p>
              </table:table-cell>
              <table:table-cell office:value-type="float" office:value="-0.137037">
                <text:p>-0.137037</text:p>
              </table:table-cell>
              <table:table-cell office:value-type="float" office:value="-0.050903">
                <text:p>-0.0509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98028">
                <text:p>0.498028</text:p>
              </table:table-cell>
              <table:table-cell office:value-type="float" office:value="0.583281">
                <text:p>0.583281</text:p>
              </table:table-cell>
              <table:table-cell office:value-type="float" office:value="-0.137148">
                <text:p>-0.137148</text:p>
              </table:table-cell>
              <table:table-cell office:value-type="float" office:value="-0.050183">
                <text:p>-0.0501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11134">
                <text:p>0.511134</text:p>
              </table:table-cell>
              <table:table-cell office:value-type="float" office:value="0.589366">
                <text:p>0.589366</text:p>
              </table:table-cell>
              <table:table-cell office:value-type="float" office:value="-0.136892">
                <text:p>-0.136892</text:p>
              </table:table-cell>
              <table:table-cell office:value-type="float" office:value="-0.049433">
                <text:p>-0.0494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2424">
                <text:p>0.52424</text:p>
              </table:table-cell>
              <table:table-cell office:value-type="float" office:value="0.595403">
                <text:p>0.595403</text:p>
              </table:table-cell>
              <table:table-cell office:value-type="float" office:value="-0.136633">
                <text:p>-0.136633</text:p>
              </table:table-cell>
              <table:table-cell office:value-type="float" office:value="-0.048653">
                <text:p>-0.0486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37346">
                <text:p>0.537346</text:p>
              </table:table-cell>
              <table:table-cell office:value-type="float" office:value="0.601392">
                <text:p>0.601392</text:p>
              </table:table-cell>
              <table:table-cell office:value-type="float" office:value="-0.136407">
                <text:p>-0.136407</text:p>
              </table:table-cell>
              <table:table-cell office:value-type="float" office:value="-0.047846">
                <text:p>-0.0478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50452">
                <text:p>0.550452</text:p>
              </table:table-cell>
              <table:table-cell office:value-type="float" office:value="0.607333">
                <text:p>0.607333</text:p>
              </table:table-cell>
              <table:table-cell office:value-type="float" office:value="-0.136661">
                <text:p>-0.136661</text:p>
              </table:table-cell>
              <table:table-cell office:value-type="float" office:value="-0.047012">
                <text:p>-0.0470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50452">
                <text:p>0.550452</text:p>
              </table:table-cell>
              <table:table-cell office:value-type="float" office:value="0.613227">
                <text:p>0.613227</text:p>
              </table:table-cell>
              <table:table-cell office:value-type="float" office:value="-0.136303">
                <text:p>-0.136303</text:p>
              </table:table-cell>
              <table:table-cell office:value-type="float" office:value="-0.048027">
                <text:p>-0.0480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63558">
                <text:p>0.563558</text:p>
              </table:table-cell>
              <table:table-cell office:value-type="float" office:value="0.619075">
                <text:p>0.619075</text:p>
              </table:table-cell>
              <table:table-cell office:value-type="float" office:value="-0.136478">
                <text:p>-0.136478</text:p>
              </table:table-cell>
              <table:table-cell office:value-type="float" office:value="-0.047182">
                <text:p>-0.0471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8977">
                <text:p>0.58977</text:p>
              </table:table-cell>
              <table:table-cell office:value-type="float" office:value="0.624876">
                <text:p>0.624876</text:p>
              </table:table-cell>
              <table:table-cell office:value-type="float" office:value="-0.136164">
                <text:p>-0.136164</text:p>
              </table:table-cell>
              <table:table-cell office:value-type="float" office:value="-0.044436">
                <text:p>-0.0444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8977">
                <text:p>0.58977</text:p>
              </table:table-cell>
              <table:table-cell office:value-type="float" office:value="0.630631">
                <text:p>0.630631</text:p>
              </table:table-cell>
              <table:table-cell office:value-type="float" office:value="-0.13598">
                <text:p>-0.13598</text:p>
              </table:table-cell>
              <table:table-cell office:value-type="float" office:value="-0.045366">
                <text:p>-0.0453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02876">
                <text:p>0.602876</text:p>
              </table:table-cell>
              <table:table-cell office:value-type="float" office:value="0.63634">
                <text:p>0.63634</text:p>
              </table:table-cell>
              <table:table-cell office:value-type="float" office:value="-0.135369">
                <text:p>-0.135369</text:p>
              </table:table-cell>
              <table:table-cell office:value-type="float" office:value="-0.044429">
                <text:p>-0.0444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29088">
                <text:p>0.629088</text:p>
              </table:table-cell>
              <table:table-cell office:value-type="float" office:value="0.642004">
                <text:p>0.642004</text:p>
              </table:table-cell>
              <table:table-cell office:value-type="float" office:value="-0.13522">
                <text:p>-0.13522</text:p>
              </table:table-cell>
              <table:table-cell office:value-type="float" office:value="-0.041588">
                <text:p>-0.0415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42194">
                <text:p>0.642194</text:p>
              </table:table-cell>
              <table:table-cell office:value-type="float" office:value="0.647623">
                <text:p>0.647623</text:p>
              </table:table-cell>
              <table:table-cell office:value-type="float" office:value="-0.13533">
                <text:p>-0.13533</text:p>
              </table:table-cell>
              <table:table-cell office:value-type="float" office:value="-0.040551">
                <text:p>-0.0405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42194">
                <text:p>0.642194</text:p>
              </table:table-cell>
              <table:table-cell office:value-type="float" office:value="0.653197">
                <text:p>0.653197</text:p>
              </table:table-cell>
              <table:table-cell office:value-type="float" office:value="-0.135922">
                <text:p>-0.135922</text:p>
              </table:table-cell>
              <table:table-cell office:value-type="float" office:value="-0.041357">
                <text:p>-0.0413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68406">
                <text:p>0.668406</text:p>
              </table:table-cell>
              <table:table-cell office:value-type="float" office:value="0.658727">
                <text:p>0.658727</text:p>
              </table:table-cell>
              <table:table-cell office:value-type="float" office:value="-0.136139">
                <text:p>-0.136139</text:p>
              </table:table-cell>
              <table:table-cell office:value-type="float" office:value="-0.03843">
                <text:p>-0.038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81512">
                <text:p>0.681512</text:p>
              </table:table-cell>
              <table:table-cell office:value-type="float" office:value="0.664214">
                <text:p>0.664214</text:p>
              </table:table-cell>
              <table:table-cell office:value-type="float" office:value="-0.136493">
                <text:p>-0.136493</text:p>
              </table:table-cell>
              <table:table-cell office:value-type="float" office:value="-0.037311">
                <text:p>-0.0373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94618">
                <text:p>0.694618</text:p>
              </table:table-cell>
              <table:table-cell office:value-type="float" office:value="0.669656">
                <text:p>0.669656</text:p>
              </table:table-cell>
              <table:table-cell office:value-type="float" office:value="-0.137465">
                <text:p>-0.137465</text:p>
              </table:table-cell>
              <table:table-cell office:value-type="float" office:value="-0.036163">
                <text:p>-0.0361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94618">
                <text:p>0.694618</text:p>
              </table:table-cell>
              <table:table-cell office:value-type="float" office:value="0.675056">
                <text:p>0.675056</text:p>
              </table:table-cell>
              <table:table-cell office:value-type="float" office:value="-0.138514">
                <text:p>-0.138514</text:p>
              </table:table-cell>
              <table:table-cell office:value-type="float" office:value="-0.036861">
                <text:p>-0.0368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33936">
                <text:p>0.733936</text:p>
              </table:table-cell>
              <table:table-cell office:value-type="float" office:value="0.680413">
                <text:p>0.680413</text:p>
              </table:table-cell>
              <table:table-cell office:value-type="float" office:value="-0.138484">
                <text:p>-0.138484</text:p>
              </table:table-cell>
              <table:table-cell office:value-type="float" office:value="-0.031948">
                <text:p>-0.03194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47042">
                <text:p>0.747042</text:p>
              </table:table-cell>
              <table:table-cell office:value-type="float" office:value="0.685727">
                <text:p>0.685727</text:p>
              </table:table-cell>
              <table:table-cell office:value-type="float" office:value="-0.138258">
                <text:p>-0.138258</text:p>
              </table:table-cell>
              <table:table-cell office:value-type="float" office:value="-0.030673">
                <text:p>-0.03067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12572">
                <text:p>0.812572</text:p>
              </table:table-cell>
              <table:table-cell office:value-type="float" office:value="0.690999">
                <text:p>0.690999</text:p>
              </table:table-cell>
              <table:table-cell office:value-type="float" office:value="-0.137907">
                <text:p>-0.137907</text:p>
              </table:table-cell>
              <table:table-cell office:value-type="float" office:value="-0.02186">
                <text:p>-0.021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94618">
                <text:p>0.694618</text:p>
              </table:table-cell>
              <table:table-cell office:value-type="float" office:value="0.696229">
                <text:p>0.696229</text:p>
              </table:table-cell>
              <table:table-cell office:value-type="float" office:value="-0.136867">
                <text:p>-0.136867</text:p>
              </table:table-cell>
              <table:table-cell office:value-type="float" office:value="-0.039098">
                <text:p>-0.03909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8636">
                <text:p>0.78636</text:p>
              </table:table-cell>
              <table:table-cell office:value-type="float" office:value="0.701418">
                <text:p>0.701418</text:p>
              </table:table-cell>
              <table:table-cell office:value-type="float" office:value="-0.13605">
                <text:p>-0.13605</text:p>
              </table:table-cell>
              <table:table-cell office:value-type="float" office:value="-0.026735">
                <text:p>-0.0267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12572">
                <text:p>0.812572</text:p>
              </table:table-cell>
              <table:table-cell office:value-type="float" office:value="0.706565">
                <text:p>0.706565</text:p>
              </table:table-cell>
              <table:table-cell office:value-type="float" office:value="-0.135401">
                <text:p>-0.135401</text:p>
              </table:table-cell>
              <table:table-cell office:value-type="float" office:value="-0.023492">
                <text:p>-0.0234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25678">
                <text:p>0.825678</text:p>
              </table:table-cell>
              <table:table-cell office:value-type="float" office:value="0.711672">
                <text:p>0.711672</text:p>
              </table:table-cell>
              <table:table-cell office:value-type="float" office:value="-0.134325">
                <text:p>-0.134325</text:p>
              </table:table-cell>
              <table:table-cell office:value-type="float" office:value="-0.022034">
                <text:p>-0.0220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38784">
                <text:p>0.838784</text:p>
              </table:table-cell>
              <table:table-cell office:value-type="float" office:value="0.716738">
                <text:p>0.716738</text:p>
              </table:table-cell>
              <table:table-cell office:value-type="float" office:value="-0.133029">
                <text:p>-0.133029</text:p>
              </table:table-cell>
              <table:table-cell office:value-type="float" office:value="-0.020528">
                <text:p>-0.0205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64996">
                <text:p>0.864996</text:p>
              </table:table-cell>
              <table:table-cell office:value-type="float" office:value="0.721764">
                <text:p>0.721764</text:p>
              </table:table-cell>
              <table:table-cell office:value-type="float" office:value="-0.132085">
                <text:p>-0.132085</text:p>
              </table:table-cell>
              <table:table-cell office:value-type="float" office:value="-0.017116">
                <text:p>-0.0171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64996">
                <text:p>0.864996</text:p>
              </table:table-cell>
              <table:table-cell office:value-type="float" office:value="0.72675">
                <text:p>0.72675</text:p>
              </table:table-cell>
              <table:table-cell office:value-type="float" office:value="-0.13226">
                <text:p>-0.13226</text:p>
              </table:table-cell>
              <table:table-cell office:value-type="float" office:value="-0.017389">
                <text:p>-0.0173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91208">
                <text:p>0.891208</text:p>
              </table:table-cell>
              <table:table-cell office:value-type="float" office:value="0.731696">
                <text:p>0.731696</text:p>
              </table:table-cell>
              <table:table-cell office:value-type="float" office:value="-0.130749">
                <text:p>-0.130749</text:p>
              </table:table-cell>
              <table:table-cell office:value-type="float" office:value="-0.013932">
                <text:p>-0.0139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91208">
                <text:p>0.891208</text:p>
              </table:table-cell>
              <table:table-cell office:value-type="float" office:value="0.736603">
                <text:p>0.736603</text:p>
              </table:table-cell>
              <table:table-cell office:value-type="float" office:value="-0.129484">
                <text:p>-0.129484</text:p>
              </table:table-cell>
              <table:table-cell office:value-type="float" office:value="-0.014161">
                <text:p>-0.0141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6738">
                <text:p>0.956738</text:p>
              </table:table-cell>
              <table:table-cell office:value-type="float" office:value="0.741471">
                <text:p>0.741471</text:p>
              </table:table-cell>
              <table:table-cell office:value-type="float" office:value="-0.12914">
                <text:p>-0.12914</text:p>
              </table:table-cell>
              <table:table-cell office:value-type="float" office:value="-0.005028">
                <text:p>-0.0050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30526">
                <text:p>0.930526</text:p>
              </table:table-cell>
              <table:table-cell office:value-type="float" office:value="0.746301">
                <text:p>0.746301</text:p>
              </table:table-cell>
              <table:table-cell office:value-type="float" office:value="-0.129006">
                <text:p>-0.129006</text:p>
              </table:table-cell>
              <table:table-cell office:value-type="float" office:value="-0.00882">
                <text:p>-0.008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56738">
                <text:p>0.956738</text:p>
              </table:table-cell>
              <table:table-cell office:value-type="float" office:value="0.751092">
                <text:p>0.751092</text:p>
              </table:table-cell>
              <table:table-cell office:value-type="float" office:value="-0.128154">
                <text:p>-0.128154</text:p>
              </table:table-cell>
              <table:table-cell office:value-type="float" office:value="-0.0052">
                <text:p>-0.00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96056">
                <text:p>0.996056</text:p>
              </table:table-cell>
              <table:table-cell office:value-type="float" office:value="0.755845">
                <text:p>0.755845</text:p>
              </table:table-cell>
              <table:table-cell office:value-type="float" office:value="-0.125484">
                <text:p>-0.125484</text:p>
              </table:table-cell>
              <table:table-cell office:value-type="float" office:value="0.000359">
                <text:p>0.0003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56738">
                <text:p>0.956738</text:p>
              </table:table-cell>
              <table:table-cell office:value-type="float" office:value="0.760561">
                <text:p>0.760561</text:p>
              </table:table-cell>
              <table:table-cell office:value-type="float" office:value="-0.123129">
                <text:p>-0.123129</text:p>
              </table:table-cell>
              <table:table-cell office:value-type="float" office:value="-0.00522">
                <text:p>-0.0052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96056">
                <text:p>0.996056</text:p>
              </table:table-cell>
              <table:table-cell office:value-type="float" office:value="0.765239">
                <text:p>0.765239</text:p>
              </table:table-cell>
              <table:table-cell office:value-type="float" office:value="-0.120299">
                <text:p>-0.120299</text:p>
              </table:table-cell>
              <table:table-cell office:value-type="float" office:value="0.000314">
                <text:p>0.0003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035374">
                <text:p>1.035374</text:p>
              </table:table-cell>
              <table:table-cell office:value-type="float" office:value="0.76988">
                <text:p>0.76988</text:p>
              </table:table-cell>
              <table:table-cell office:value-type="float" office:value="-0.116571">
                <text:p>-0.116571</text:p>
              </table:table-cell>
              <table:table-cell office:value-type="float" office:value="0.005954">
                <text:p>0.0059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04848">
                <text:p>1.04848</text:p>
              </table:table-cell>
              <table:table-cell office:value-type="float" office:value="0.774484">
                <text:p>0.774484</text:p>
              </table:table-cell>
              <table:table-cell office:value-type="float" office:value="-0.111888">
                <text:p>-0.111888</text:p>
              </table:table-cell>
              <table:table-cell office:value-type="float" office:value="0.007968">
                <text:p>0.0079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04848">
                <text:p>1.04848</text:p>
              </table:table-cell>
              <table:table-cell office:value-type="float" office:value="0.779052">
                <text:p>0.779052</text:p>
              </table:table-cell>
              <table:table-cell office:value-type="float" office:value="-0.106928">
                <text:p>-0.106928</text:p>
              </table:table-cell>
              <table:table-cell office:value-type="float" office:value="0.008149">
                <text:p>0.00814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035374">
                <text:p>1.035374</text:p>
              </table:table-cell>
              <table:table-cell office:value-type="float" office:value="0.783583">
                <text:p>0.783583</text:p>
              </table:table-cell>
              <table:table-cell office:value-type="float" office:value="-0.102161">
                <text:p>-0.102161</text:p>
              </table:table-cell>
              <table:table-cell office:value-type="float" office:value="0.006441">
                <text:p>0.0064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087798">
                <text:p>1.087798</text:p>
              </table:table-cell>
              <table:table-cell office:value-type="float" office:value="0.788078">
                <text:p>0.788078</text:p>
              </table:table-cell>
              <table:table-cell office:value-type="float" office:value="-0.097422">
                <text:p>-0.097422</text:p>
              </table:table-cell>
              <table:table-cell office:value-type="float" office:value="0.014041">
                <text:p>0.0140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100904">
                <text:p>1.100904</text:p>
              </table:table-cell>
              <table:table-cell office:value-type="float" office:value="0.792538">
                <text:p>0.792538</text:p>
              </table:table-cell>
              <table:table-cell office:value-type="float" office:value="-0.093263">
                <text:p>-0.093263</text:p>
              </table:table-cell>
              <table:table-cell office:value-type="float" office:value="0.016168">
                <text:p>0.0161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140222">
                <text:p>1.140222</text:p>
              </table:table-cell>
              <table:table-cell office:value-type="float" office:value="0.796962">
                <text:p>0.796962</text:p>
              </table:table-cell>
              <table:table-cell office:value-type="float" office:value="-0.089448">
                <text:p>-0.089448</text:p>
              </table:table-cell>
              <table:table-cell office:value-type="float" office:value="0.022088">
                <text:p>0.0220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27116">
                <text:p>1.127116</text:p>
              </table:table-cell>
              <table:table-cell office:value-type="float" office:value="0.801351">
                <text:p>0.801351</text:p>
              </table:table-cell>
              <table:table-cell office:value-type="float" office:value="-0.085414">
                <text:p>-0.085414</text:p>
              </table:table-cell>
              <table:table-cell office:value-type="float" office:value="0.02063">
                <text:p>0.020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53328">
                <text:p>1.153328</text:p>
              </table:table-cell>
              <table:table-cell office:value-type="float" office:value="0.805706">
                <text:p>0.805706</text:p>
              </table:table-cell>
              <table:table-cell office:value-type="float" office:value="-0.081355">
                <text:p>-0.081355</text:p>
              </table:table-cell>
              <table:table-cell office:value-type="float" office:value="0.024743">
                <text:p>0.0247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11401">
                <text:p>1.11401</text:p>
              </table:table-cell>
              <table:table-cell office:value-type="float" office:value="0.810026">
                <text:p>0.810026</text:p>
              </table:table-cell>
              <table:table-cell office:value-type="float" office:value="-0.077219">
                <text:p>-0.077219</text:p>
              </table:table-cell>
              <table:table-cell office:value-type="float" office:value="0.01954">
                <text:p>0.019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17954">
                <text:p>1.17954</text:p>
              </table:table-cell>
              <table:table-cell office:value-type="float" office:value="0.814311">
                <text:p>0.814311</text:p>
              </table:table-cell>
              <table:table-cell office:value-type="float" office:value="-0.073637">
                <text:p>-0.073637</text:p>
              </table:table-cell>
              <table:table-cell office:value-type="float" office:value="0.02919">
                <text:p>0.029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153328">
                <text:p>1.153328</text:p>
              </table:table-cell>
              <table:table-cell office:value-type="float" office:value="0.818563">
                <text:p>0.818563</text:p>
              </table:table-cell>
              <table:table-cell office:value-type="float" office:value="-0.071272">
                <text:p>-0.071272</text:p>
              </table:table-cell>
              <table:table-cell office:value-type="float" office:value="0.025911">
                <text:p>0.0259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166434">
                <text:p>1.166434</text:p>
              </table:table-cell>
              <table:table-cell office:value-type="float" office:value="0.82278">
                <text:p>0.82278</text:p>
              </table:table-cell>
              <table:table-cell office:value-type="float" office:value="-0.068447">
                <text:p>-0.068447</text:p>
              </table:table-cell>
              <table:table-cell office:value-type="float" office:value="0.028175">
                <text:p>0.0281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166434">
                <text:p>1.166434</text:p>
              </table:table-cell>
              <table:table-cell office:value-type="float" office:value="0.826964">
                <text:p>0.826964</text:p>
              </table:table-cell>
              <table:table-cell office:value-type="float" office:value="-0.063813">
                <text:p>-0.063813</text:p>
              </table:table-cell>
              <table:table-cell office:value-type="float" office:value="0.028599">
                <text:p>0.0285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17954">
                <text:p>1.17954</text:p>
              </table:table-cell>
              <table:table-cell office:value-type="float" office:value="0.831116">
                <text:p>0.831116</text:p>
              </table:table-cell>
              <table:table-cell office:value-type="float" office:value="-0.061194">
                <text:p>-0.061194</text:p>
              </table:table-cell>
              <table:table-cell office:value-type="float" office:value="0.030892">
                <text:p>0.0308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192646">
                <text:p>1.192646</text:p>
              </table:table-cell>
              <table:table-cell office:value-type="float" office:value="0.835234">
                <text:p>0.835234</text:p>
              </table:table-cell>
              <table:table-cell office:value-type="float" office:value="-0.058516">
                <text:p>-0.058516</text:p>
              </table:table-cell>
              <table:table-cell office:value-type="float" office:value="0.033221">
                <text:p>0.0332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192646">
                <text:p>1.192646</text:p>
              </table:table-cell>
              <table:table-cell office:value-type="float" office:value="0.839319">
                <text:p>0.839319</text:p>
              </table:table-cell>
              <table:table-cell office:value-type="float" office:value="-0.055992">
                <text:p>-0.055992</text:p>
              </table:table-cell>
              <table:table-cell office:value-type="float" office:value="0.033714">
                <text:p>0.0337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205752">
                <text:p>1.205752</text:p>
              </table:table-cell>
              <table:table-cell office:value-type="float" office:value="0.843372">
                <text:p>0.843372</text:p>
              </table:table-cell>
              <table:table-cell office:value-type="float" office:value="-0.053581">
                <text:p>-0.053581</text:p>
              </table:table-cell>
              <table:table-cell office:value-type="float" office:value="0.036074">
                <text:p>0.0360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192646">
                <text:p>1.192646</text:p>
              </table:table-cell>
              <table:table-cell office:value-type="float" office:value="0.847393">
                <text:p>0.847393</text:p>
              </table:table-cell>
              <table:table-cell office:value-type="float" office:value="-0.051257">
                <text:p>-0.051257</text:p>
              </table:table-cell>
              <table:table-cell office:value-type="float" office:value="0.034715">
                <text:p>0.0347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284388">
                <text:p>1.284388</text:p>
              </table:table-cell>
              <table:table-cell office:value-type="float" office:value="0.851382">
                <text:p>0.851382</text:p>
              </table:table-cell>
              <table:table-cell office:value-type="float" office:value="-0.049328">
                <text:p>-0.049328</text:p>
              </table:table-cell>
              <table:table-cell office:value-type="float" office:value="0.048304">
                <text:p>0.0483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205752">
                <text:p>1.205752</text:p>
              </table:table-cell>
              <table:table-cell office:value-type="float" office:value="0.855339">
                <text:p>0.855339</text:p>
              </table:table-cell>
              <table:table-cell office:value-type="float" office:value="-0.047537">
                <text:p>-0.047537</text:p>
              </table:table-cell>
              <table:table-cell office:value-type="float" office:value="0.037804">
                <text:p>0.0378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231964">
                <text:p>1.231964</text:p>
              </table:table-cell>
              <table:table-cell office:value-type="float" office:value="0.859265">
                <text:p>0.859265</text:p>
              </table:table-cell>
              <table:table-cell office:value-type="float" office:value="-0.043604">
                <text:p>-0.043604</text:p>
              </table:table-cell>
              <table:table-cell office:value-type="float" office:value="0.04205">
                <text:p>0.042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271282">
                <text:p>1.271282</text:p>
              </table:table-cell>
              <table:table-cell office:value-type="float" office:value="0.86316">
                <text:p>0.86316</text:p>
              </table:table-cell>
              <table:table-cell office:value-type="float" office:value="-0.040659">
                <text:p>-0.040659</text:p>
              </table:table-cell>
              <table:table-cell office:value-type="float" office:value="0.048225">
                <text:p>0.0482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258176">
                <text:p>1.258176</text:p>
              </table:table-cell>
              <table:table-cell office:value-type="float" office:value="0.867023">
                <text:p>0.867023</text:p>
              </table:table-cell>
              <table:table-cell office:value-type="float" office:value="-0.038251">
                <text:p>-0.038251</text:p>
              </table:table-cell>
              <table:table-cell office:value-type="float" office:value="0.047016">
                <text:p>0.0470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258176">
                <text:p>1.258176</text:p>
              </table:table-cell>
              <table:table-cell office:value-type="float" office:value="0.870857">
                <text:p>0.870857</text:p>
              </table:table-cell>
              <table:table-cell office:value-type="float" office:value="-0.035184">
                <text:p>-0.035184</text:p>
              </table:table-cell>
              <table:table-cell office:value-type="float" office:value="0.04764">
                <text:p>0.047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258176">
                <text:p>1.258176</text:p>
              </table:table-cell>
              <table:table-cell office:value-type="float" office:value="0.874659">
                <text:p>0.874659</text:p>
              </table:table-cell>
              <table:table-cell office:value-type="float" office:value="-0.03144">
                <text:p>-0.03144</text:p>
              </table:table-cell>
              <table:table-cell office:value-type="float" office:value="0.048253">
                <text:p>0.0482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3106">
                <text:p>1.3106</text:p>
              </table:table-cell>
              <table:table-cell office:value-type="float" office:value="0.878432">
                <text:p>0.878432</text:p>
              </table:table-cell>
              <table:table-cell office:value-type="float" office:value="-0.027602">
                <text:p>-0.027602</text:p>
              </table:table-cell>
              <table:table-cell office:value-type="float" office:value="0.056354">
                <text:p>0.05635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323706">
                <text:p>1.323706</text:p>
              </table:table-cell>
              <table:table-cell office:value-type="float" office:value="0.882174">
                <text:p>0.882174</text:p>
              </table:table-cell>
              <table:table-cell office:value-type="float" office:value="-0.023403">
                <text:p>-0.023403</text:p>
              </table:table-cell>
              <table:table-cell office:value-type="float" office:value="0.058996">
                <text:p>0.0589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349918">
                <text:p>1.349918</text:p>
              </table:table-cell>
              <table:table-cell office:value-type="float" office:value="0.885887">
                <text:p>0.885887</text:p>
              </table:table-cell>
              <table:table-cell office:value-type="float" office:value="-0.018583">
                <text:p>-0.018583</text:p>
              </table:table-cell>
              <table:table-cell office:value-type="float" office:value="0.063561">
                <text:p>0.0635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297494">
                <text:p>1.297494</text:p>
              </table:table-cell>
              <table:table-cell office:value-type="float" office:value="0.889571">
                <text:p>0.889571</text:p>
              </table:table-cell>
              <table:table-cell office:value-type="float" office:value="-0.013656">
                <text:p>-0.013656</text:p>
              </table:table-cell>
              <table:table-cell office:value-type="float" office:value="0.05695">
                <text:p>0.056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336812">
                <text:p>1.336812</text:p>
              </table:table-cell>
              <table:table-cell office:value-type="float" office:value="0.893225">
                <text:p>0.893225</text:p>
              </table:table-cell>
              <table:table-cell office:value-type="float" office:value="-0.009471">
                <text:p>-0.009471</text:p>
              </table:table-cell>
              <table:table-cell office:value-type="float" office:value="0.063272">
                <text:p>0.06327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349918">
                <text:p>1.349918</text:p>
              </table:table-cell>
              <table:table-cell office:value-type="float" office:value="0.89685">
                <text:p>0.89685</text:p>
              </table:table-cell>
              <table:table-cell office:value-type="float" office:value="-0.005695">
                <text:p>-0.005695</text:p>
              </table:table-cell>
              <table:table-cell office:value-type="float" office:value="0.06594">
                <text:p>0.065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323706">
                <text:p>1.323706</text:p>
              </table:table-cell>
              <table:table-cell office:value-type="float" office:value="0.900446">
                <text:p>0.900446</text:p>
              </table:table-cell>
              <table:table-cell office:value-type="float" office:value="-0.003189">
                <text:p>-0.003189</text:p>
              </table:table-cell>
              <table:table-cell office:value-type="float" office:value="0.063019">
                <text:p>0.0630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336812">
                <text:p>1.336812</text:p>
              </table:table-cell>
              <table:table-cell office:value-type="float" office:value="0.904014">
                <text:p>0.904014</text:p>
              </table:table-cell>
              <table:table-cell office:value-type="float" office:value="-0.000471">
                <text:p>-0.000471</text:p>
              </table:table-cell>
              <table:table-cell office:value-type="float" office:value="0.065637">
                <text:p>0.0656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349918">
                <text:p>1.349918</text:p>
              </table:table-cell>
              <table:table-cell office:value-type="float" office:value="0.907554">
                <text:p>0.907554</text:p>
              </table:table-cell>
              <table:table-cell office:value-type="float" office:value="0.00268">
                <text:p>0.00268</text:p>
              </table:table-cell>
              <table:table-cell office:value-type="float" office:value="0.068289">
                <text:p>0.0682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336812">
                <text:p>1.336812</text:p>
              </table:table-cell>
              <table:table-cell office:value-type="float" office:value="0.911065">
                <text:p>0.911065</text:p>
              </table:table-cell>
              <table:table-cell office:value-type="float" office:value="0.005232">
                <text:p>0.005232</text:p>
              </table:table-cell>
              <table:table-cell office:value-type="float" office:value="0.067233">
                <text:p>0.0672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349918">
                <text:p>1.349918</text:p>
              </table:table-cell>
              <table:table-cell office:value-type="float" office:value="0.914549">
                <text:p>0.914549</text:p>
              </table:table-cell>
              <table:table-cell office:value-type="float" office:value="0.008526">
                <text:p>0.008526</text:p>
              </table:table-cell>
              <table:table-cell office:value-type="float" office:value="0.069886">
                <text:p>0.0698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363024">
                <text:p>1.363024</text:p>
              </table:table-cell>
              <table:table-cell office:value-type="float" office:value="0.918005">
                <text:p>0.918005</text:p>
              </table:table-cell>
              <table:table-cell office:value-type="float" office:value="0.012115">
                <text:p>0.012115</text:p>
              </table:table-cell>
              <table:table-cell office:value-type="float" office:value="0.072575">
                <text:p>0.0725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349918">
                <text:p>1.349918</text:p>
              </table:table-cell>
              <table:table-cell office:value-type="float" office:value="0.921433">
                <text:p>0.921433</text:p>
              </table:table-cell>
              <table:table-cell office:value-type="float" office:value="0.016157">
                <text:p>0.016157</text:p>
              </table:table-cell>
              <table:table-cell office:value-type="float" office:value="0.071553">
                <text:p>0.07155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363024">
                <text:p>1.363024</text:p>
              </table:table-cell>
              <table:table-cell office:value-type="float" office:value="0.924835">
                <text:p>0.924835</text:p>
              </table:table-cell>
              <table:table-cell office:value-type="float" office:value="0.018806">
                <text:p>0.018806</text:p>
              </table:table-cell>
              <table:table-cell office:value-type="float" office:value="0.074232">
                <text:p>0.07423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37613">
                <text:p>1.37613</text:p>
              </table:table-cell>
              <table:table-cell office:value-type="float" office:value="0.928209">
                <text:p>0.928209</text:p>
              </table:table-cell>
              <table:table-cell office:value-type="float" office:value="0.02179">
                <text:p>0.02179</text:p>
              </table:table-cell>
              <table:table-cell office:value-type="float" office:value="0.076941">
                <text:p>0.0769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37613">
                <text:p>1.37613</text:p>
              </table:table-cell>
              <table:table-cell office:value-type="float" office:value="0.931556">
                <text:p>0.931556</text:p>
              </table:table-cell>
              <table:table-cell office:value-type="float" office:value="0.02565">
                <text:p>0.02565</text:p>
              </table:table-cell>
              <table:table-cell office:value-type="float" office:value="0.077809">
                <text:p>0.07780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37613">
                <text:p>1.37613</text:p>
              </table:table-cell>
              <table:table-cell office:value-type="float" office:value="0.934877">
                <text:p>0.934877</text:p>
              </table:table-cell>
              <table:table-cell office:value-type="float" office:value="0.029615">
                <text:p>0.029615</text:p>
              </table:table-cell>
              <table:table-cell office:value-type="float" office:value="0.078672">
                <text:p>0.0786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37613">
                <text:p>1.37613</text:p>
              </table:table-cell>
              <table:table-cell office:value-type="float" office:value="0.938172">
                <text:p>0.938172</text:p>
              </table:table-cell>
              <table:table-cell office:value-type="float" office:value="0.033131">
                <text:p>0.033131</text:p>
              </table:table-cell>
              <table:table-cell office:value-type="float" office:value="0.079524">
                <text:p>0.0795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363024">
                <text:p>1.363024</text:p>
              </table:table-cell>
              <table:table-cell office:value-type="float" office:value="0.94144">
                <text:p>0.94144</text:p>
              </table:table-cell>
              <table:table-cell office:value-type="float" office:value="0.037328">
                <text:p>0.037328</text:p>
              </table:table-cell>
              <table:table-cell office:value-type="float" office:value="0.078489">
                <text:p>0.07848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402342">
                <text:p>1.402342</text:p>
              </table:table-cell>
              <table:table-cell office:value-type="float" office:value="0.944683">
                <text:p>0.944683</text:p>
              </table:table-cell>
              <table:table-cell office:value-type="float" office:value="0.041754">
                <text:p>0.041754</text:p>
              </table:table-cell>
              <table:table-cell office:value-type="float" office:value="0.084903">
                <text:p>0.08490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402342">
                <text:p>1.402342</text:p>
              </table:table-cell>
              <table:table-cell office:value-type="float" office:value="0.9479">
                <text:p>0.9479</text:p>
              </table:table-cell>
              <table:table-cell office:value-type="float" office:value="0.045367">
                <text:p>0.045367</text:p>
              </table:table-cell>
              <table:table-cell office:value-type="float" office:value="0.085815">
                <text:p>0.0858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389236">
                <text:p>1.389236</text:p>
              </table:table-cell>
              <table:table-cell office:value-type="float" office:value="0.951091">
                <text:p>0.951091</text:p>
              </table:table-cell>
              <table:table-cell office:value-type="float" office:value="0.049371">
                <text:p>0.049371</text:p>
              </table:table-cell>
              <table:table-cell office:value-type="float" office:value="0.084857">
                <text:p>0.08485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389236">
                <text:p>1.389236</text:p>
              </table:table-cell>
              <table:table-cell office:value-type="float" office:value="0.954257">
                <text:p>0.954257</text:p>
              </table:table-cell>
              <table:table-cell office:value-type="float" office:value="0.053156">
                <text:p>0.053156</text:p>
              </table:table-cell>
              <table:table-cell office:value-type="float" office:value="0.085724">
                <text:p>0.0857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415448">
                <text:p>1.415448</text:p>
              </table:table-cell>
              <table:table-cell office:value-type="float" office:value="0.957398">
                <text:p>0.957398</text:p>
              </table:table-cell>
              <table:table-cell office:value-type="float" office:value="0.056528">
                <text:p>0.056528</text:p>
              </table:table-cell>
              <table:table-cell office:value-type="float" office:value="0.090325">
                <text:p>0.0903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37613">
                <text:p>1.37613</text:p>
              </table:table-cell>
              <table:table-cell office:value-type="float" office:value="0.960514">
                <text:p>0.960514</text:p>
              </table:table-cell>
              <table:table-cell office:value-type="float" office:value="0.058983">
                <text:p>0.058983</text:p>
              </table:table-cell>
              <table:table-cell office:value-type="float" office:value="0.085627">
                <text:p>0.0856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389236">
                <text:p>1.389236</text:p>
              </table:table-cell>
              <table:table-cell office:value-type="float" office:value="0.963605">
                <text:p>0.963605</text:p>
              </table:table-cell>
              <table:table-cell office:value-type="float" office:value="0.060697">
                <text:p>0.060697</text:p>
              </table:table-cell>
              <table:table-cell office:value-type="float" office:value="0.088298">
                <text:p>0.08829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37613">
                <text:p>1.37613</text:p>
              </table:table-cell>
              <table:table-cell office:value-type="float" office:value="0.966671">
                <text:p>0.966671</text:p>
              </table:table-cell>
              <table:table-cell office:value-type="float" office:value="0.062393">
                <text:p>0.062393</text:p>
              </table:table-cell>
              <table:table-cell office:value-type="float" office:value="0.087249">
                <text:p>0.08724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37613">
                <text:p>1.37613</text:p>
              </table:table-cell>
              <table:table-cell office:value-type="float" office:value="0.969714">
                <text:p>0.969714</text:p>
              </table:table-cell>
              <table:table-cell office:value-type="float" office:value="0.063971">
                <text:p>0.063971</text:p>
              </table:table-cell>
              <table:table-cell office:value-type="float" office:value="0.088029">
                <text:p>0.08802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402342">
                <text:p>1.402342</text:p>
              </table:table-cell>
              <table:table-cell office:value-type="float" office:value="0.972732">
                <text:p>0.972732</text:p>
              </table:table-cell>
              <table:table-cell office:value-type="float" office:value="0.064612">
                <text:p>0.064612</text:p>
              </table:table-cell>
              <table:table-cell office:value-type="float" office:value="0.09256">
                <text:p>0.092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349918">
                <text:p>1.349918</text:p>
              </table:table-cell>
              <table:table-cell office:value-type="float" office:value="0.975726">
                <text:p>0.975726</text:p>
              </table:table-cell>
              <table:table-cell office:value-type="float" office:value="0.065279">
                <text:p>0.065279</text:p>
              </table:table-cell>
              <table:table-cell office:value-type="float" office:value="0.085927">
                <text:p>0.08592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349918">
                <text:p>1.349918</text:p>
              </table:table-cell>
              <table:table-cell office:value-type="float" office:value="0.978696">
                <text:p>0.978696</text:p>
              </table:table-cell>
              <table:table-cell office:value-type="float" office:value="0.066134">
                <text:p>0.066134</text:p>
              </table:table-cell>
              <table:table-cell office:value-type="float" office:value="0.086625">
                <text:p>0.0866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402342">
                <text:p>1.402342</text:p>
              </table:table-cell>
              <table:table-cell office:value-type="float" office:value="0.981643">
                <text:p>0.981643</text:p>
              </table:table-cell>
              <table:table-cell office:value-type="float" office:value="0.066953">
                <text:p>0.066953</text:p>
              </table:table-cell>
              <table:table-cell office:value-type="float" office:value="0.094809">
                <text:p>0.09480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363024">
                <text:p>1.363024</text:p>
              </table:table-cell>
              <table:table-cell office:value-type="float" office:value="0.984567">
                <text:p>0.984567</text:p>
              </table:table-cell>
              <table:table-cell office:value-type="float" office:value="0.067471">
                <text:p>0.067471</text:p>
              </table:table-cell>
              <table:table-cell office:value-type="float" office:value="0.090036">
                <text:p>0.0900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363024">
                <text:p>1.363024</text:p>
              </table:table-cell>
              <table:table-cell office:value-type="float" office:value="0.987467">
                <text:p>0.987467</text:p>
              </table:table-cell>
              <table:table-cell office:value-type="float" office:value="0.069524">
                <text:p>0.069524</text:p>
              </table:table-cell>
              <table:table-cell office:value-type="float" office:value="0.090769">
                <text:p>0.0907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402342">
                <text:p>1.402342</text:p>
              </table:table-cell>
              <table:table-cell office:value-type="float" office:value="0.990344">
                <text:p>0.990344</text:p>
              </table:table-cell>
              <table:table-cell office:value-type="float" office:value="0.072291">
                <text:p>0.072291</text:p>
              </table:table-cell>
              <table:table-cell office:value-type="float" office:value="0.097115">
                <text:p>0.0971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389236">
                <text:p>1.389236</text:p>
              </table:table-cell>
              <table:table-cell office:value-type="float" office:value="0.993198">
                <text:p>0.993198</text:p>
              </table:table-cell>
              <table:table-cell office:value-type="float" office:value="0.073655">
                <text:p>0.073655</text:p>
              </table:table-cell>
              <table:table-cell office:value-type="float" office:value="0.096079">
                <text:p>0.0960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389236">
                <text:p>1.389236</text:p>
              </table:table-cell>
              <table:table-cell office:value-type="float" office:value="0.99603">
                <text:p>0.99603</text:p>
              </table:table-cell>
              <table:table-cell office:value-type="float" office:value="0.076212">
                <text:p>0.076212</text:p>
              </table:table-cell>
              <table:table-cell office:value-type="float" office:value="0.096874">
                <text:p>0.09687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402342">
                <text:p>1.402342</text:p>
              </table:table-cell>
              <table:table-cell office:value-type="float" office:value="0.998839">
                <text:p>0.998839</text:p>
              </table:table-cell>
              <table:table-cell office:value-type="float" office:value="0.079743">
                <text:p>0.079743</text:p>
              </table:table-cell>
              <table:table-cell office:value-type="float" office:value="0.099533">
                <text:p>0.0995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402342">
                <text:p>1.402342</text:p>
              </table:table-cell>
              <table:table-cell office:value-type="float" office:value="1.001626">
                <text:p>1.001626</text:p>
              </table:table-cell>
              <table:table-cell office:value-type="float" office:value="0.082637">
                <text:p>0.082637</text:p>
              </table:table-cell>
              <table:table-cell office:value-type="float" office:value="0.100345">
                <text:p>0.10034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402342">
                <text:p>1.402342</text:p>
              </table:table-cell>
              <table:table-cell office:value-type="float" office:value="1.004391">
                <text:p>1.004391</text:p>
              </table:table-cell>
              <table:table-cell office:value-type="float" office:value="0.085946">
                <text:p>0.085946</text:p>
              </table:table-cell>
              <table:table-cell office:value-type="float" office:value="0.10115">
                <text:p>0.101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389236">
                <text:p>1.389236</text:p>
              </table:table-cell>
              <table:table-cell office:value-type="float" office:value="1.007134">
                <text:p>1.007134</text:p>
              </table:table-cell>
              <table:table-cell office:value-type="float" office:value="0.088644">
                <text:p>0.088644</text:p>
              </table:table-cell>
              <table:table-cell office:value-type="float" office:value="0.100071">
                <text:p>0.10007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402342">
                <text:p>1.402342</text:p>
              </table:table-cell>
              <table:table-cell office:value-type="float" office:value="1.009855">
                <text:p>1.009855</text:p>
              </table:table-cell>
              <table:table-cell office:value-type="float" office:value="0.091841">
                <text:p>0.091841</text:p>
              </table:table-cell>
              <table:table-cell office:value-type="float" office:value="0.102692">
                <text:p>0.10269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389236">
                <text:p>1.389236</text:p>
              </table:table-cell>
              <table:table-cell office:value-type="float" office:value="1.012555">
                <text:p>1.012555</text:p>
              </table:table-cell>
              <table:table-cell office:value-type="float" office:value="0.094642">
                <text:p>0.094642</text:p>
              </table:table-cell>
              <table:table-cell office:value-type="float" office:value="0.101599">
                <text:p>0.10159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402342">
                <text:p>1.402342</text:p>
              </table:table-cell>
              <table:table-cell office:value-type="float" office:value="1.015233">
                <text:p>1.015233</text:p>
              </table:table-cell>
              <table:table-cell office:value-type="float" office:value="0.096802">
                <text:p>0.096802</text:p>
              </table:table-cell>
              <table:table-cell office:value-type="float" office:value="0.104214">
                <text:p>0.1042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389236">
                <text:p>1.389236</text:p>
              </table:table-cell>
              <table:table-cell office:value-type="float" office:value="1.01789">
                <text:p>1.01789</text:p>
              </table:table-cell>
              <table:table-cell office:value-type="float" office:value="0.099423">
                <text:p>0.099423</text:p>
              </table:table-cell>
              <table:table-cell office:value-type="float" office:value="0.103119">
                <text:p>0.1031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389236">
                <text:p>1.389236</text:p>
              </table:table-cell>
              <table:table-cell office:value-type="float" office:value="1.020525">
                <text:p>1.020525</text:p>
              </table:table-cell>
              <table:table-cell office:value-type="float" office:value="0.102059">
                <text:p>0.102059</text:p>
              </table:table-cell>
              <table:table-cell office:value-type="float" office:value="0.103856">
                <text:p>0.10385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363024">
                <text:p>1.363024</text:p>
              </table:table-cell>
              <table:table-cell office:value-type="float" office:value="1.02314">
                <text:p>1.02314</text:p>
              </table:table-cell>
              <table:table-cell office:value-type="float" office:value="0.104308">
                <text:p>0.104308</text:p>
              </table:table-cell>
              <table:table-cell office:value-type="float" office:value="0.100837">
                <text:p>0.10083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37613">
                <text:p>1.37613</text:p>
              </table:table-cell>
              <table:table-cell office:value-type="float" office:value="1.025734">
                <text:p>1.025734</text:p>
              </table:table-cell>
              <table:table-cell office:value-type="float" office:value="0.106481">
                <text:p>0.106481</text:p>
              </table:table-cell>
              <table:table-cell office:value-type="float" office:value="0.103352">
                <text:p>0.1033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363024">
                <text:p>1.363024</text:p>
              </table:table-cell>
              <table:table-cell office:value-type="float" office:value="1.028308">
                <text:p>1.028308</text:p>
              </table:table-cell>
              <table:table-cell office:value-type="float" office:value="0.108981">
                <text:p>0.108981</text:p>
              </table:table-cell>
              <table:table-cell office:value-type="float" office:value="0.102153">
                <text:p>0.1021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349918">
                <text:p>1.349918</text:p>
              </table:table-cell>
              <table:table-cell office:value-type="float" office:value="1.030861">
                <text:p>1.030861</text:p>
              </table:table-cell>
              <table:table-cell office:value-type="float" office:value="0.111921">
                <text:p>0.111921</text:p>
              </table:table-cell>
              <table:table-cell office:value-type="float" office:value="0.100913">
                <text:p>0.10091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349918">
                <text:p>1.349918</text:p>
              </table:table-cell>
              <table:table-cell office:value-type="float" office:value="1.033394">
                <text:p>1.033394</text:p>
              </table:table-cell>
              <table:table-cell office:value-type="float" office:value="0.114691">
                <text:p>0.114691</text:p>
              </table:table-cell>
              <table:table-cell office:value-type="float" office:value="0.101505">
                <text:p>0.1015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336812">
                <text:p>1.336812</text:p>
              </table:table-cell>
              <table:table-cell office:value-type="float" office:value="1.035907">
                <text:p>1.035907</text:p>
              </table:table-cell>
              <table:table-cell office:value-type="float" office:value="0.11741">
                <text:p>0.11741</text:p>
              </table:table-cell>
              <table:table-cell office:value-type="float" office:value="0.100218">
                <text:p>0.10021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336812">
                <text:p>1.336812</text:p>
              </table:table-cell>
              <table:table-cell office:value-type="float" office:value="1.038399">
                <text:p>1.038399</text:p>
              </table:table-cell>
              <table:table-cell office:value-type="float" office:value="0.120169">
                <text:p>0.120169</text:p>
              </table:table-cell>
              <table:table-cell office:value-type="float" office:value="0.100765">
                <text:p>0.10076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336812">
                <text:p>1.336812</text:p>
              </table:table-cell>
              <table:table-cell office:value-type="float" office:value="1.040872">
                <text:p>1.040872</text:p>
              </table:table-cell>
              <table:table-cell office:value-type="float" office:value="0.123115">
                <text:p>0.123115</text:p>
              </table:table-cell>
              <table:table-cell office:value-type="float" office:value="0.101309">
                <text:p>0.10130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323706">
                <text:p>1.323706</text:p>
              </table:table-cell>
              <table:table-cell office:value-type="float" office:value="1.043326">
                <text:p>1.043326</text:p>
              </table:table-cell>
              <table:table-cell office:value-type="float" office:value="0.124428">
                <text:p>0.124428</text:p>
              </table:table-cell>
              <table:table-cell office:value-type="float" office:value="0.099977">
                <text:p>0.09997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323706">
                <text:p>1.323706</text:p>
              </table:table-cell>
              <table:table-cell office:value-type="float" office:value="1.04576">
                <text:p>1.04576</text:p>
              </table:table-cell>
              <table:table-cell office:value-type="float" office:value="0.126681">
                <text:p>0.126681</text:p>
              </table:table-cell>
              <table:table-cell office:value-type="float" office:value="0.100475">
                <text:p>0.1004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3106">
                <text:p>1.3106</text:p>
              </table:table-cell>
              <table:table-cell office:value-type="float" office:value="1.048174">
                <text:p>1.048174</text:p>
              </table:table-cell>
              <table:table-cell office:value-type="float" office:value="0.128689">
                <text:p>0.128689</text:p>
              </table:table-cell>
              <table:table-cell office:value-type="float" office:value="0.099091">
                <text:p>0.09909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297494">
                <text:p>1.297494</text:p>
              </table:table-cell>
              <table:table-cell office:value-type="float" office:value="1.05057">
                <text:p>1.05057</text:p>
              </table:table-cell>
              <table:table-cell office:value-type="float" office:value="0.13058">
                <text:p>0.13058</text:p>
              </table:table-cell>
              <table:table-cell office:value-type="float" office:value="0.09766">
                <text:p>0.0976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284388">
                <text:p>1.284388</text:p>
              </table:table-cell>
              <table:table-cell office:value-type="float" office:value="1.052946">
                <text:p>1.052946</text:p>
              </table:table-cell>
              <table:table-cell office:value-type="float" office:value="0.132644">
                <text:p>0.132644</text:p>
              </table:table-cell>
              <table:table-cell office:value-type="float" office:value="0.09618">
                <text:p>0.096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284388">
                <text:p>1.284388</text:p>
              </table:table-cell>
              <table:table-cell office:value-type="float" office:value="1.055304">
                <text:p>1.055304</text:p>
              </table:table-cell>
              <table:table-cell office:value-type="float" office:value="0.134915">
                <text:p>0.134915</text:p>
              </table:table-cell>
              <table:table-cell office:value-type="float" office:value="0.096528">
                <text:p>0.09652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284388">
                <text:p>1.284388</text:p>
              </table:table-cell>
              <table:table-cell office:value-type="float" office:value="1.057642">
                <text:p>1.057642</text:p>
              </table:table-cell>
              <table:table-cell office:value-type="float" office:value="0.134877">
                <text:p>0.134877</text:p>
              </table:table-cell>
              <table:table-cell office:value-type="float" office:value="0.096876">
                <text:p>0.09687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271282">
                <text:p>1.271282</text:p>
              </table:table-cell>
              <table:table-cell office:value-type="float" office:value="1.059963">
                <text:p>1.059963</text:p>
              </table:table-cell>
              <table:table-cell office:value-type="float" office:value="0.134464">
                <text:p>0.134464</text:p>
              </table:table-cell>
              <table:table-cell office:value-type="float" office:value="0.095353">
                <text:p>0.09535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24507">
                <text:p>1.24507</text:p>
              </table:table-cell>
              <table:table-cell office:value-type="float" office:value="1.062265">
                <text:p>1.062265</text:p>
              </table:table-cell>
              <table:table-cell office:value-type="float" office:value="0.132378">
                <text:p>0.132378</text:p>
              </table:table-cell>
              <table:table-cell office:value-type="float" office:value="0.091914">
                <text:p>0.0919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24507">
                <text:p>1.24507</text:p>
              </table:table-cell>
              <table:table-cell office:value-type="float" office:value="1.064548">
                <text:p>1.064548</text:p>
              </table:table-cell>
              <table:table-cell office:value-type="float" office:value="0.131051">
                <text:p>0.131051</text:p>
              </table:table-cell>
              <table:table-cell office:value-type="float" office:value="0.092134">
                <text:p>0.09213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231964">
                <text:p>1.231964</text:p>
              </table:table-cell>
              <table:table-cell office:value-type="float" office:value="1.066814">
                <text:p>1.066814</text:p>
              </table:table-cell>
              <table:table-cell office:value-type="float" office:value="0.128857">
                <text:p>0.128857</text:p>
              </table:table-cell>
              <table:table-cell office:value-type="float" office:value="0.090471">
                <text:p>0.09047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231964">
                <text:p>1.231964</text:p>
              </table:table-cell>
              <table:table-cell office:value-type="float" office:value="1.069061">
                <text:p>1.069061</text:p>
              </table:table-cell>
              <table:table-cell office:value-type="float" office:value="0.12562">
                <text:p>0.12562</text:p>
              </table:table-cell>
              <table:table-cell office:value-type="float" office:value="0.090642">
                <text:p>0.09064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231964">
                <text:p>1.231964</text:p>
              </table:table-cell>
              <table:table-cell office:value-type="float" office:value="1.071291">
                <text:p>1.071291</text:p>
              </table:table-cell>
              <table:table-cell office:value-type="float" office:value="0.122032">
                <text:p>0.122032</text:p>
              </table:table-cell>
              <table:table-cell office:value-type="float" office:value="0.090814">
                <text:p>0.0908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218858">
                <text:p>1.218858</text:p>
              </table:table-cell>
              <table:table-cell office:value-type="float" office:value="1.073503">
                <text:p>1.073503</text:p>
              </table:table-cell>
              <table:table-cell office:value-type="float" office:value="0.118582">
                <text:p>0.118582</text:p>
              </table:table-cell>
              <table:table-cell office:value-type="float" office:value="0.089113">
                <text:p>0.08911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218858">
                <text:p>1.218858</text:p>
              </table:table-cell>
              <table:table-cell office:value-type="float" office:value="1.075697">
                <text:p>1.075697</text:p>
              </table:table-cell>
              <table:table-cell office:value-type="float" office:value="0.115029">
                <text:p>0.115029</text:p>
              </table:table-cell>
              <table:table-cell office:value-type="float" office:value="0.089245">
                <text:p>0.08924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218858">
                <text:p>1.218858</text:p>
              </table:table-cell>
              <table:table-cell office:value-type="float" office:value="1.077874">
                <text:p>1.077874</text:p>
              </table:table-cell>
              <table:table-cell office:value-type="float" office:value="0.111215">
                <text:p>0.111215</text:p>
              </table:table-cell>
              <table:table-cell office:value-type="float" office:value="0.08937">
                <text:p>0.0893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218858">
                <text:p>1.218858</text:p>
              </table:table-cell>
              <table:table-cell office:value-type="float" office:value="1.080034">
                <text:p>1.080034</text:p>
              </table:table-cell>
              <table:table-cell office:value-type="float" office:value="0.107747">
                <text:p>0.107747</text:p>
              </table:table-cell>
              <table:table-cell office:value-type="float" office:value="0.089491">
                <text:p>0.0894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24507">
                <text:p>1.24507</text:p>
              </table:table-cell>
              <table:table-cell office:value-type="float" office:value="1.082176">
                <text:p>1.082176</text:p>
              </table:table-cell>
              <table:table-cell office:value-type="float" office:value="0.104473">
                <text:p>0.104473</text:p>
              </table:table-cell>
              <table:table-cell office:value-type="float" office:value="0.093359">
                <text:p>0.09335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24507">
                <text:p>1.24507</text:p>
              </table:table-cell>
              <table:table-cell office:value-type="float" office:value="1.084302">
                <text:p>1.084302</text:p>
              </table:table-cell>
              <table:table-cell office:value-type="float" office:value="0.101605">
                <text:p>0.101605</text:p>
              </table:table-cell>
              <table:table-cell office:value-type="float" office:value="0.093559">
                <text:p>0.09355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205752">
                <text:p>1.205752</text:p>
              </table:table-cell>
              <table:table-cell office:value-type="float" office:value="1.086411">
                <text:p>1.086411</text:p>
              </table:table-cell>
              <table:table-cell office:value-type="float" office:value="0.099047">
                <text:p>0.099047</text:p>
              </table:table-cell>
              <table:table-cell office:value-type="float" office:value="0.088131">
                <text:p>0.08813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231964">
                <text:p>1.231964</text:p>
              </table:table-cell>
              <table:table-cell office:value-type="float" office:value="1.088503">
                <text:p>1.088503</text:p>
              </table:table-cell>
              <table:table-cell office:value-type="float" office:value="0.097272">
                <text:p>0.097272</text:p>
              </table:table-cell>
              <table:table-cell office:value-type="float" office:value="0.091938">
                <text:p>0.09193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24507">
                <text:p>1.24507</text:p>
              </table:table-cell>
              <table:table-cell office:value-type="float" office:value="1.090578">
                <text:p>1.090578</text:p>
              </table:table-cell>
              <table:table-cell office:value-type="float" office:value="0.096566">
                <text:p>0.096566</text:p>
              </table:table-cell>
              <table:table-cell office:value-type="float" office:value="0.093937">
                <text:p>0.09393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258176">
                <text:p>1.258176</text:p>
              </table:table-cell>
              <table:table-cell office:value-type="float" office:value="1.092637">
                <text:p>1.092637</text:p>
              </table:table-cell>
              <table:table-cell office:value-type="float" office:value="0.097834">
                <text:p>0.097834</text:p>
              </table:table-cell>
              <table:table-cell office:value-type="float" office:value="0.095979">
                <text:p>0.09597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271282">
                <text:p>1.271282</text:p>
              </table:table-cell>
              <table:table-cell office:value-type="float" office:value="1.094679">
                <text:p>1.094679</text:p>
              </table:table-cell>
              <table:table-cell office:value-type="float" office:value="0.099452">
                <text:p>0.099452</text:p>
              </table:table-cell>
              <table:table-cell office:value-type="float" office:value="0.098068">
                <text:p>0.09806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258176">
                <text:p>1.258176</text:p>
              </table:table-cell>
              <table:table-cell office:value-type="float" office:value="1.096706">
                <text:p>1.096706</text:p>
              </table:table-cell>
              <table:table-cell office:value-type="float" office:value="0.101567">
                <text:p>0.101567</text:p>
              </table:table-cell>
              <table:table-cell office:value-type="float" office:value="0.096449">
                <text:p>0.09644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258176">
                <text:p>1.258176</text:p>
              </table:table-cell>
              <table:table-cell office:value-type="float" office:value="1.098716">
                <text:p>1.098716</text:p>
              </table:table-cell>
              <table:table-cell office:value-type="float" office:value="0.104613">
                <text:p>0.104613</text:p>
              </table:table-cell>
              <table:table-cell office:value-type="float" office:value="0.096652">
                <text:p>0.09665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24507">
                <text:p>1.24507</text:p>
              </table:table-cell>
              <table:table-cell office:value-type="float" office:value="1.10071">
                <text:p>1.10071</text:p>
              </table:table-cell>
              <table:table-cell office:value-type="float" office:value="0.107997">
                <text:p>0.107997</text:p>
              </table:table-cell>
              <table:table-cell office:value-type="float" office:value="0.094964">
                <text:p>0.0949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271282">
                <text:p>1.271282</text:p>
              </table:table-cell>
              <table:table-cell office:value-type="float" office:value="1.102689">
                <text:p>1.102689</text:p>
              </table:table-cell>
              <table:table-cell office:value-type="float" office:value="0.111588">
                <text:p>0.111588</text:p>
              </table:table-cell>
              <table:table-cell office:value-type="float" office:value="0.098847">
                <text:p>0.09884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258176">
                <text:p>1.258176</text:p>
              </table:table-cell>
              <table:table-cell office:value-type="float" office:value="1.104651">
                <text:p>1.104651</text:p>
              </table:table-cell>
              <table:table-cell office:value-type="float" office:value="0.115536">
                <text:p>0.115536</text:p>
              </table:table-cell>
              <table:table-cell office:value-type="float" office:value="0.097186">
                <text:p>0.09718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271282">
                <text:p>1.271282</text:p>
              </table:table-cell>
              <table:table-cell office:value-type="float" office:value="1.106598">
                <text:p>1.106598</text:p>
              </table:table-cell>
              <table:table-cell office:value-type="float" office:value="0.119348">
                <text:p>0.119348</text:p>
              </table:table-cell>
              <table:table-cell office:value-type="float" office:value="0.099238">
                <text:p>0.09923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24507">
                <text:p>1.24507</text:p>
              </table:table-cell>
              <table:table-cell office:value-type="float" office:value="1.10853">
                <text:p>1.10853</text:p>
              </table:table-cell>
              <table:table-cell office:value-type="float" office:value="0.123788">
                <text:p>0.123788</text:p>
              </table:table-cell>
              <table:table-cell office:value-type="float" office:value="0.095708">
                <text:p>0.09570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218858">
                <text:p>1.218858</text:p>
              </table:table-cell>
              <table:table-cell office:value-type="float" office:value="1.110447">
                <text:p>1.110447</text:p>
              </table:table-cell>
              <table:table-cell office:value-type="float" office:value="0.128844">
                <text:p>0.128844</text:p>
              </table:table-cell>
              <table:table-cell office:value-type="float" office:value="0.092089">
                <text:p>0.09208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218858">
                <text:p>1.218858</text:p>
              </table:table-cell>
              <table:table-cell office:value-type="float" office:value="1.112348">
                <text:p>1.112348</text:p>
              </table:table-cell>
              <table:table-cell office:value-type="float" office:value="0.132478">
                <text:p>0.132478</text:p>
              </table:table-cell>
              <table:table-cell office:value-type="float" office:value="0.092124">
                <text:p>0.09212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231964">
                <text:p>1.231964</text:p>
              </table:table-cell>
              <table:table-cell office:value-type="float" office:value="1.114234">
                <text:p>1.114234</text:p>
              </table:table-cell>
              <table:table-cell office:value-type="float" office:value="0.135739">
                <text:p>0.135739</text:p>
              </table:table-cell>
              <table:table-cell office:value-type="float" office:value="0.094029">
                <text:p>0.09402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192646">
                <text:p>1.192646</text:p>
              </table:table-cell>
              <table:table-cell office:value-type="float" office:value="1.116105">
                <text:p>1.116105</text:p>
              </table:table-cell>
              <table:table-cell office:value-type="float" office:value="0.137662">
                <text:p>0.137662</text:p>
              </table:table-cell>
              <table:table-cell office:value-type="float" office:value="0.088483">
                <text:p>0.08848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166434">
                <text:p>1.166434</text:p>
              </table:table-cell>
              <table:table-cell office:value-type="float" office:value="1.117961">
                <text:p>1.117961</text:p>
              </table:table-cell>
              <table:table-cell office:value-type="float" office:value="0.138286">
                <text:p>0.138286</text:p>
              </table:table-cell>
              <table:table-cell office:value-type="float" office:value="0.084695">
                <text:p>0.08469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127116">
                <text:p>1.127116</text:p>
              </table:table-cell>
              <table:table-cell office:value-type="float" office:value="1.119803">
                <text:p>1.119803</text:p>
              </table:table-cell>
              <table:table-cell office:value-type="float" office:value="0.1382">
                <text:p>0.1382</text:p>
              </table:table-cell>
              <table:table-cell office:value-type="float" office:value="0.078941">
                <text:p>0.07894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11401">
                <text:p>1.11401</text:p>
              </table:table-cell>
              <table:table-cell office:value-type="float" office:value="1.12163">
                <text:p>1.12163</text:p>
              </table:table-cell>
              <table:table-cell office:value-type="float" office:value="0.137634">
                <text:p>0.137634</text:p>
              </table:table-cell>
              <table:table-cell office:value-type="float" office:value="0.076804">
                <text:p>0.07680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166434">
                <text:p>1.166434</text:p>
              </table:table-cell>
              <table:table-cell office:value-type="float" office:value="1.123442">
                <text:p>1.123442</text:p>
              </table:table-cell>
              <table:table-cell office:value-type="float" office:value="0.136331">
                <text:p>0.136331</text:p>
              </table:table-cell>
              <table:table-cell office:value-type="float" office:value="0.084003">
                <text:p>0.08400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087798">
                <text:p>1.087798</text:p>
              </table:table-cell>
              <table:table-cell office:value-type="float" office:value="1.12524">
                <text:p>1.12524</text:p>
              </table:table-cell>
              <table:table-cell office:value-type="float" office:value="0.134662">
                <text:p>0.134662</text:p>
              </table:table-cell>
              <table:table-cell office:value-type="float" office:value="0.072638">
                <text:p>0.07263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074692">
                <text:p>1.074692</text:p>
              </table:table-cell>
              <table:table-cell office:value-type="float" office:value="1.127024">
                <text:p>1.127024</text:p>
              </table:table-cell>
              <table:table-cell office:value-type="float" office:value="0.132903">
                <text:p>0.132903</text:p>
              </table:table-cell>
              <table:table-cell office:value-type="float" office:value="0.070413">
                <text:p>0.0704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100904">
                <text:p>1.100904</text:p>
              </table:table-cell>
              <table:table-cell office:value-type="float" office:value="1.128794">
                <text:p>1.128794</text:p>
              </table:table-cell>
              <table:table-cell office:value-type="float" office:value="0.131001">
                <text:p>0.131001</text:p>
              </table:table-cell>
              <table:table-cell office:value-type="float" office:value="0.073759">
                <text:p>0.07375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074692">
                <text:p>1.074692</text:p>
              </table:table-cell>
              <table:table-cell office:value-type="float" office:value="1.130549">
                <text:p>1.130549</text:p>
              </table:table-cell>
              <table:table-cell office:value-type="float" office:value="0.129311">
                <text:p>0.129311</text:p>
              </table:table-cell>
              <table:table-cell office:value-type="float" office:value="0.069683">
                <text:p>0.06968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061586">
                <text:p>1.061586</text:p>
              </table:table-cell>
              <table:table-cell office:value-type="float" office:value="1.132291">
                <text:p>1.132291</text:p>
              </table:table-cell>
              <table:table-cell office:value-type="float" office:value="0.127649">
                <text:p>0.127649</text:p>
              </table:table-cell>
              <table:table-cell office:value-type="float" office:value="0.067404">
                <text:p>0.06740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087798">
                <text:p>1.087798</text:p>
              </table:table-cell>
              <table:table-cell office:value-type="float" office:value="1.134019">
                <text:p>1.134019</text:p>
              </table:table-cell>
              <table:table-cell office:value-type="float" office:value="0.12551">
                <text:p>0.12551</text:p>
              </table:table-cell>
              <table:table-cell office:value-type="float" office:value="0.070705">
                <text:p>0.07070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061586">
                <text:p>1.061586</text:p>
              </table:table-cell>
              <table:table-cell office:value-type="float" office:value="1.135733">
                <text:p>1.135733</text:p>
              </table:table-cell>
              <table:table-cell office:value-type="float" office:value="0.123222">
                <text:p>0.123222</text:p>
              </table:table-cell>
              <table:table-cell office:value-type="float" office:value="0.066585">
                <text:p>0.0665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04848">
                <text:p>1.04848</text:p>
              </table:table-cell>
              <table:table-cell office:value-type="float" office:value="1.137433">
                <text:p>1.137433</text:p>
              </table:table-cell>
              <table:table-cell office:value-type="float" office:value="0.120562">
                <text:p>0.120562</text:p>
              </table:table-cell>
              <table:table-cell office:value-type="float" office:value="0.064256">
                <text:p>0.06425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035374">
                <text:p>1.035374</text:p>
              </table:table-cell>
              <table:table-cell office:value-type="float" office:value="1.13912">
                <text:p>1.13912</text:p>
              </table:table-cell>
              <table:table-cell office:value-type="float" office:value="0.117346">
                <text:p>0.117346</text:p>
              </table:table-cell>
              <table:table-cell office:value-type="float" office:value="0.061874">
                <text:p>0.06187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04848">
                <text:p>1.04848</text:p>
              </table:table-cell>
              <table:table-cell office:value-type="float" office:value="1.140794">
                <text:p>1.140794</text:p>
              </table:table-cell>
              <table:table-cell office:value-type="float" office:value="0.11407">
                <text:p>0.11407</text:p>
              </table:table-cell>
              <table:table-cell office:value-type="float" office:value="0.06319">
                <text:p>0.0631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035374">
                <text:p>1.035374</text:p>
              </table:table-cell>
              <table:table-cell office:value-type="float" office:value="1.142454">
                <text:p>1.142454</text:p>
              </table:table-cell>
              <table:table-cell office:value-type="float" office:value="0.110673">
                <text:p>0.110673</text:p>
              </table:table-cell>
              <table:table-cell office:value-type="float" office:value="0.060796">
                <text:p>0.06079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04848">
                <text:p>1.04848</text:p>
              </table:table-cell>
              <table:table-cell office:value-type="float" office:value="1.144102">
                <text:p>1.144102</text:p>
              </table:table-cell>
              <table:table-cell office:value-type="float" office:value="0.106525">
                <text:p>0.106525</text:p>
              </table:table-cell>
              <table:table-cell office:value-type="float" office:value="0.062117">
                <text:p>0.06211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022268">
                <text:p>1.022268</text:p>
              </table:table-cell>
              <table:table-cell office:value-type="float" office:value="1.145736">
                <text:p>1.145736</text:p>
              </table:table-cell>
              <table:table-cell office:value-type="float" office:value="0.102536">
                <text:p>0.102536</text:p>
              </table:table-cell>
              <table:table-cell office:value-type="float" office:value="0.057855">
                <text:p>0.05785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009162">
                <text:p>1.009162</text:p>
              </table:table-cell>
              <table:table-cell office:value-type="float" office:value="1.147357">
                <text:p>1.147357</text:p>
              </table:table-cell>
              <table:table-cell office:value-type="float" office:value="0.098757">
                <text:p>0.098757</text:p>
              </table:table-cell>
              <table:table-cell office:value-type="float" office:value="0.055383">
                <text:p>0.05538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022268">
                <text:p>1.022268</text:p>
              </table:table-cell>
              <table:table-cell office:value-type="float" office:value="1.148965">
                <text:p>1.148965</text:p>
              </table:table-cell>
              <table:table-cell office:value-type="float" office:value="0.094784">
                <text:p>0.094784</text:p>
              </table:table-cell>
              <table:table-cell office:value-type="float" office:value="0.056609">
                <text:p>0.05660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04848">
                <text:p>1.04848</text:p>
              </table:table-cell>
              <table:table-cell office:value-type="float" office:value="1.15056">
                <text:p>1.15056</text:p>
              </table:table-cell>
              <table:table-cell office:value-type="float" office:value="0.090676">
                <text:p>0.090676</text:p>
              </table:table-cell>
              <table:table-cell office:value-type="float" office:value="0.059748">
                <text:p>0.05974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022268">
                <text:p>1.022268</text:p>
              </table:table-cell>
              <table:table-cell office:value-type="float" office:value="1.152143">
                <text:p>1.152143</text:p>
              </table:table-cell>
              <table:table-cell office:value-type="float" office:value="0.086461">
                <text:p>0.086461</text:p>
              </table:table-cell>
              <table:table-cell office:value-type="float" office:value="0.055479">
                <text:p>0.05547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022268">
                <text:p>1.022268</text:p>
              </table:table-cell>
              <table:table-cell office:value-type="float" office:value="1.153714">
                <text:p>1.153714</text:p>
              </table:table-cell>
              <table:table-cell office:value-type="float" office:value="0.082365">
                <text:p>0.082365</text:p>
              </table:table-cell>
              <table:table-cell office:value-type="float" office:value="0.054878">
                <text:p>0.05487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022268">
                <text:p>1.022268</text:p>
              </table:table-cell>
              <table:table-cell office:value-type="float" office:value="1.155271">
                <text:p>1.155271</text:p>
              </table:table-cell>
              <table:table-cell office:value-type="float" office:value="0.07815">
                <text:p>0.07815</text:p>
              </table:table-cell>
              <table:table-cell office:value-type="float" office:value="0.054266">
                <text:p>0.05426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061586">
                <text:p>1.061586</text:p>
              </table:table-cell>
              <table:table-cell office:value-type="float" office:value="1.156817">
                <text:p>1.156817</text:p>
              </table:table-cell>
              <table:table-cell office:value-type="float" office:value="0.073748">
                <text:p>0.073748</text:p>
              </table:table-cell>
              <table:table-cell office:value-type="float" office:value="0.05927">
                <text:p>0.0592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035374">
                <text:p>1.035374</text:p>
              </table:table-cell>
              <table:table-cell office:value-type="float" office:value="1.15835">
                <text:p>1.15835</text:p>
              </table:table-cell>
              <table:table-cell office:value-type="float" office:value="0.069176">
                <text:p>0.069176</text:p>
              </table:table-cell>
              <table:table-cell office:value-type="float" office:value="0.055024">
                <text:p>0.05502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04848">
                <text:p>1.04848</text:p>
              </table:table-cell>
              <table:table-cell office:value-type="float" office:value="1.159871">
                <text:p>1.159871</text:p>
              </table:table-cell>
              <table:table-cell office:value-type="float" office:value="0.06478">
                <text:p>0.06478</text:p>
              </table:table-cell>
              <table:table-cell office:value-type="float" office:value="0.056321">
                <text:p>0.05632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035374">
                <text:p>1.035374</text:p>
              </table:table-cell>
              <table:table-cell office:value-type="float" office:value="1.16138">
                <text:p>1.16138</text:p>
              </table:table-cell>
              <table:table-cell office:value-type="float" office:value="0.060431">
                <text:p>0.060431</text:p>
              </table:table-cell>
              <table:table-cell office:value-type="float" office:value="0.053899">
                <text:p>0.05389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035374">
                <text:p>1.035374</text:p>
              </table:table-cell>
              <table:table-cell office:value-type="float" office:value="1.162877">
                <text:p>1.162877</text:p>
              </table:table-cell>
              <table:table-cell office:value-type="float" office:value="0.057729">
                <text:p>0.057729</text:p>
              </table:table-cell>
              <table:table-cell office:value-type="float" office:value="0.053301">
                <text:p>0.05330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04848">
                <text:p>1.04848</text:p>
              </table:table-cell>
              <table:table-cell office:value-type="float" office:value="1.164362">
                <text:p>1.164362</text:p>
              </table:table-cell>
              <table:table-cell office:value-type="float" office:value="0.056405">
                <text:p>0.056405</text:p>
              </table:table-cell>
              <table:table-cell office:value-type="float" office:value="0.05457">
                <text:p>0.0545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061586">
                <text:p>1.061586</text:p>
              </table:table-cell>
              <table:table-cell office:value-type="float" office:value="1.165835">
                <text:p>1.165835</text:p>
              </table:table-cell>
              <table:table-cell office:value-type="float" office:value="0.055342">
                <text:p>0.055342</text:p>
              </table:table-cell>
              <table:table-cell office:value-type="float" office:value="0.055881">
                <text:p>0.05588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074692">
                <text:p>1.074692</text:p>
              </table:table-cell>
              <table:table-cell office:value-type="float" office:value="1.167297">
                <text:p>1.167297</text:p>
              </table:table-cell>
              <table:table-cell office:value-type="float" office:value="0.055206">
                <text:p>0.055206</text:p>
              </table:table-cell>
              <table:table-cell office:value-type="float" office:value="0.05724">
                <text:p>0.0572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074692">
                <text:p>1.074692</text:p>
              </table:table-cell>
              <table:table-cell office:value-type="float" office:value="1.168747">
                <text:p>1.168747</text:p>
              </table:table-cell>
              <table:table-cell office:value-type="float" office:value="0.056536">
                <text:p>0.056536</text:p>
              </table:table-cell>
              <table:table-cell office:value-type="float" office:value="0.056769">
                <text:p>0.05676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087798">
                <text:p>1.087798</text:p>
              </table:table-cell>
              <table:table-cell office:value-type="float" office:value="1.170185">
                <text:p>1.170185</text:p>
              </table:table-cell>
              <table:table-cell office:value-type="float" office:value="0.058758">
                <text:p>0.058758</text:p>
              </table:table-cell>
              <table:table-cell office:value-type="float" office:value="0.058169">
                <text:p>0.05816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100904">
                <text:p>1.100904</text:p>
              </table:table-cell>
              <table:table-cell office:value-type="float" office:value="1.171612">
                <text:p>1.171612</text:p>
              </table:table-cell>
              <table:table-cell office:value-type="float" office:value="0.060811">
                <text:p>0.060811</text:p>
              </table:table-cell>
              <table:table-cell office:value-type="float" office:value="0.059601">
                <text:p>0.05960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074692">
                <text:p>1.074692</text:p>
              </table:table-cell>
              <table:table-cell office:value-type="float" office:value="1.173028">
                <text:p>1.173028</text:p>
              </table:table-cell>
              <table:table-cell office:value-type="float" office:value="0.062652">
                <text:p>0.062652</text:p>
              </table:table-cell>
              <table:table-cell office:value-type="float" office:value="0.055441">
                <text:p>0.05544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074692">
                <text:p>1.074692</text:p>
              </table:table-cell>
              <table:table-cell office:value-type="float" office:value="1.174433">
                <text:p>1.174433</text:p>
              </table:table-cell>
              <table:table-cell office:value-type="float" office:value="0.065048">
                <text:p>0.065048</text:p>
              </table:table-cell>
              <table:table-cell office:value-type="float" office:value="0.054936">
                <text:p>0.05493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074692">
                <text:p>1.074692</text:p>
              </table:table-cell>
              <table:table-cell office:value-type="float" office:value="1.175826">
                <text:p>1.175826</text:p>
              </table:table-cell>
              <table:table-cell office:value-type="float" office:value="0.067738">
                <text:p>0.067738</text:p>
              </table:table-cell>
              <table:table-cell office:value-type="float" office:value="0.054416">
                <text:p>0.05441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074692">
                <text:p>1.074692</text:p>
              </table:table-cell>
              <table:table-cell office:value-type="float" office:value="1.177208">
                <text:p>1.177208</text:p>
              </table:table-cell>
              <table:table-cell office:value-type="float" office:value="0.070429">
                <text:p>0.070429</text:p>
              </table:table-cell>
              <table:table-cell office:value-type="float" office:value="0.053894">
                <text:p>0.0538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074692">
                <text:p>1.074692</text:p>
              </table:table-cell>
              <table:table-cell office:value-type="float" office:value="1.17858">
                <text:p>1.17858</text:p>
              </table:table-cell>
              <table:table-cell office:value-type="float" office:value="0.073203">
                <text:p>0.073203</text:p>
              </table:table-cell>
              <table:table-cell office:value-type="float" office:value="0.053378">
                <text:p>0.05337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074692">
                <text:p>1.074692</text:p>
              </table:table-cell>
              <table:table-cell office:value-type="float" office:value="1.17994">
                <text:p>1.17994</text:p>
              </table:table-cell>
              <table:table-cell office:value-type="float" office:value="0.076136">
                <text:p>0.076136</text:p>
              </table:table-cell>
              <table:table-cell office:value-type="float" office:value="0.052868">
                <text:p>0.05286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061586">
                <text:p>1.061586</text:p>
              </table:table-cell>
              <table:table-cell office:value-type="float" office:value="1.18129">
                <text:p>1.18129</text:p>
              </table:table-cell>
              <table:table-cell office:value-type="float" office:value="0.078919">
                <text:p>0.078919</text:p>
              </table:table-cell>
              <table:table-cell office:value-type="float" office:value="0.050487">
                <text:p>0.05048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009162">
                <text:p>1.009162</text:p>
              </table:table-cell>
              <table:table-cell office:value-type="float" office:value="1.182629">
                <text:p>1.182629</text:p>
              </table:table-cell>
              <table:table-cell office:value-type="float" office:value="0.082112">
                <text:p>0.082112</text:p>
              </table:table-cell>
              <table:table-cell office:value-type="float" office:value="0.042437">
                <text:p>0.04243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009162">
                <text:p>1.009162</text:p>
              </table:table-cell>
              <table:table-cell office:value-type="float" office:value="1.183957">
                <text:p>1.183957</text:p>
              </table:table-cell>
              <table:table-cell office:value-type="float" office:value="0.083423">
                <text:p>0.083423</text:p>
              </table:table-cell>
              <table:table-cell office:value-type="float" office:value="0.041709">
                <text:p>0.04170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022268">
                <text:p>1.022268</text:p>
              </table:table-cell>
              <table:table-cell office:value-type="float" office:value="1.185275">
                <text:p>1.185275</text:p>
              </table:table-cell>
              <table:table-cell office:value-type="float" office:value="0.082398">
                <text:p>0.082398</text:p>
              </table:table-cell>
              <table:table-cell office:value-type="float" office:value="0.042846">
                <text:p>0.04284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009162">
                <text:p>1.009162</text:p>
              </table:table-cell>
              <table:table-cell office:value-type="float" office:value="1.186582">
                <text:p>1.186582</text:p>
              </table:table-cell>
              <table:table-cell office:value-type="float" office:value="0.08152">
                <text:p>0.08152</text:p>
              </table:table-cell>
              <table:table-cell office:value-type="float" office:value="0.040286">
                <text:p>0.04028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996056">
                <text:p>0.996056</text:p>
              </table:table-cell>
              <table:table-cell office:value-type="float" office:value="1.187879">
                <text:p>1.187879</text:p>
              </table:table-cell>
              <table:table-cell office:value-type="float" office:value="0.080607">
                <text:p>0.080607</text:p>
              </table:table-cell>
              <table:table-cell office:value-type="float" office:value="0.037701">
                <text:p>0.03770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69844">
                <text:p>0.969844</text:p>
              </table:table-cell>
              <table:table-cell office:value-type="float" office:value="1.189166">
                <text:p>1.189166</text:p>
              </table:table-cell>
              <table:table-cell office:value-type="float" office:value="0.079191">
                <text:p>0.079191</text:p>
              </table:table-cell>
              <table:table-cell office:value-type="float" office:value="0.033204">
                <text:p>0.03320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56738">
                <text:p>0.956738</text:p>
              </table:table-cell>
              <table:table-cell office:value-type="float" office:value="1.190442">
                <text:p>1.190442</text:p>
              </table:table-cell>
              <table:table-cell office:value-type="float" office:value="0.075968">
                <text:p>0.075968</text:p>
              </table:table-cell>
              <table:table-cell office:value-type="float" office:value="0.030491">
                <text:p>0.0304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56738">
                <text:p>0.956738</text:p>
              </table:table-cell>
              <table:table-cell office:value-type="float" office:value="1.191709">
                <text:p>1.191709</text:p>
              </table:table-cell>
              <table:table-cell office:value-type="float" office:value="0.072103">
                <text:p>0.072103</text:p>
              </table:table-cell>
              <table:table-cell office:value-type="float" office:value="0.029604">
                <text:p>0.02960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56738">
                <text:p>0.956738</text:p>
              </table:table-cell>
              <table:table-cell office:value-type="float" office:value="1.192965">
                <text:p>1.192965</text:p>
              </table:table-cell>
              <table:table-cell office:value-type="float" office:value="0.068285">
                <text:p>0.068285</text:p>
              </table:table-cell>
              <table:table-cell office:value-type="float" office:value="0.028717">
                <text:p>0.02871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04314">
                <text:p>0.904314</text:p>
              </table:table-cell>
              <table:table-cell office:value-type="float" office:value="1.194211">
                <text:p>1.194211</text:p>
              </table:table-cell>
              <table:table-cell office:value-type="float" office:value="0.064377">
                <text:p>0.064377</text:p>
              </table:table-cell>
              <table:table-cell office:value-type="float" office:value="0.020336">
                <text:p>0.02033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43632">
                <text:p>0.943632</text:p>
              </table:table-cell>
              <table:table-cell office:value-type="float" office:value="1.195448">
                <text:p>1.195448</text:p>
              </table:table-cell>
              <table:table-cell office:value-type="float" office:value="0.060142">
                <text:p>0.060142</text:p>
              </table:table-cell>
              <table:table-cell office:value-type="float" office:value="0.024912">
                <text:p>0.0249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943632">
                <text:p>0.943632</text:p>
              </table:table-cell>
              <table:table-cell office:value-type="float" office:value="1.196674">
                <text:p>1.196674</text:p>
              </table:table-cell>
              <table:table-cell office:value-type="float" office:value="0.055624">
                <text:p>0.055624</text:p>
              </table:table-cell>
              <table:table-cell office:value-type="float" office:value="0.023986">
                <text:p>0.02398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43632">
                <text:p>0.943632</text:p>
              </table:table-cell>
              <table:table-cell office:value-type="float" office:value="1.197891">
                <text:p>1.197891</text:p>
              </table:table-cell>
              <table:table-cell office:value-type="float" office:value="0.050784">
                <text:p>0.050784</text:p>
              </table:table-cell>
              <table:table-cell office:value-type="float" office:value="0.02307">
                <text:p>0.0230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943632">
                <text:p>0.943632</text:p>
              </table:table-cell>
              <table:table-cell office:value-type="float" office:value="1.199098">
                <text:p>1.199098</text:p>
              </table:table-cell>
              <table:table-cell office:value-type="float" office:value="0.045831">
                <text:p>0.045831</text:p>
              </table:table-cell>
              <table:table-cell office:value-type="float" office:value="0.022159">
                <text:p>0.02215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30526">
                <text:p>0.930526</text:p>
              </table:table-cell>
              <table:table-cell office:value-type="float" office:value="1.200296">
                <text:p>1.200296</text:p>
              </table:table-cell>
              <table:table-cell office:value-type="float" office:value="0.040369">
                <text:p>0.040369</text:p>
              </table:table-cell>
              <table:table-cell office:value-type="float" office:value="0.019364">
                <text:p>0.01936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30526">
                <text:p>0.930526</text:p>
              </table:table-cell>
              <table:table-cell office:value-type="float" office:value="1.201484">
                <text:p>1.201484</text:p>
              </table:table-cell>
              <table:table-cell office:value-type="float" office:value="0.0356">
                <text:p>0.0356</text:p>
              </table:table-cell>
              <table:table-cell office:value-type="float" office:value="0.01839">
                <text:p>0.0183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30526">
                <text:p>0.930526</text:p>
              </table:table-cell>
              <table:table-cell office:value-type="float" office:value="1.202663">
                <text:p>1.202663</text:p>
              </table:table-cell>
              <table:table-cell office:value-type="float" office:value="0.032239">
                <text:p>0.032239</text:p>
              </table:table-cell>
              <table:table-cell office:value-type="float" office:value="0.017403">
                <text:p>0.01740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56738">
                <text:p>0.956738</text:p>
              </table:table-cell>
              <table:table-cell office:value-type="float" office:value="1.203832">
                <text:p>1.203832</text:p>
              </table:table-cell>
              <table:table-cell office:value-type="float" office:value="0.030236">
                <text:p>0.030236</text:p>
              </table:table-cell>
              <table:table-cell office:value-type="float" office:value="0.020162">
                <text:p>0.02016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943632">
                <text:p>0.943632</text:p>
              </table:table-cell>
              <table:table-cell office:value-type="float" office:value="1.204992">
                <text:p>1.204992</text:p>
              </table:table-cell>
              <table:table-cell office:value-type="float" office:value="0.028599">
                <text:p>0.028599</text:p>
              </table:table-cell>
              <table:table-cell office:value-type="float" office:value="0.017383">
                <text:p>0.01738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8295">
                <text:p>0.98295</text:p>
              </table:table-cell>
              <table:table-cell office:value-type="float" office:value="1.206143">
                <text:p>1.206143</text:p>
              </table:table-cell>
              <table:table-cell office:value-type="float" office:value="0.0269">
                <text:p>0.0269</text:p>
              </table:table-cell>
              <table:table-cell office:value-type="float" office:value="0.022068">
                <text:p>0.02206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956738">
                <text:p>0.956738</text:p>
              </table:table-cell>
              <table:table-cell office:value-type="float" office:value="1.207284">
                <text:p>1.207284</text:p>
              </table:table-cell>
              <table:table-cell office:value-type="float" office:value="0.025933">
                <text:p>0.025933</text:p>
              </table:table-cell>
              <table:table-cell office:value-type="float" office:value="0.017502">
                <text:p>0.01750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8295">
                <text:p>0.98295</text:p>
              </table:table-cell>
              <table:table-cell office:value-type="float" office:value="1.208417">
                <text:p>1.208417</text:p>
              </table:table-cell>
              <table:table-cell office:value-type="float" office:value="0.025216">
                <text:p>0.025216</text:p>
              </table:table-cell>
              <table:table-cell office:value-type="float" office:value="0.020347">
                <text:p>0.02034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8295">
                <text:p>0.98295</text:p>
              </table:table-cell>
              <table:table-cell office:value-type="float" office:value="1.209541">
                <text:p>1.209541</text:p>
              </table:table-cell>
              <table:table-cell office:value-type="float" office:value="0.024058">
                <text:p>0.024058</text:p>
              </table:table-cell>
              <table:table-cell office:value-type="float" office:value="0.019514">
                <text:p>0.01951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996056">
                <text:p>0.996056</text:p>
              </table:table-cell>
              <table:table-cell office:value-type="float" office:value="1.210655">
                <text:p>1.210655</text:p>
              </table:table-cell>
              <table:table-cell office:value-type="float" office:value="0.02267">
                <text:p>0.02267</text:p>
              </table:table-cell>
              <table:table-cell office:value-type="float" office:value="0.02055">
                <text:p>0.0205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96056">
                <text:p>0.996056</text:p>
              </table:table-cell>
              <table:table-cell office:value-type="float" office:value="1.211761">
                <text:p>1.211761</text:p>
              </table:table-cell>
              <table:table-cell office:value-type="float" office:value="0.020967">
                <text:p>0.020967</text:p>
              </table:table-cell>
              <table:table-cell office:value-type="float" office:value="0.019747">
                <text:p>0.01974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56738">
                <text:p>0.956738</text:p>
              </table:table-cell>
              <table:table-cell office:value-type="float" office:value="1.212858">
                <text:p>1.212858</text:p>
              </table:table-cell>
              <table:table-cell office:value-type="float" office:value="0.020424">
                <text:p>0.020424</text:p>
              </table:table-cell>
              <table:table-cell office:value-type="float" office:value="0.013314">
                <text:p>0.0133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69844">
                <text:p>0.969844</text:p>
              </table:table-cell>
              <table:table-cell office:value-type="float" office:value="1.213947">
                <text:p>1.213947</text:p>
              </table:table-cell>
              <table:table-cell office:value-type="float" office:value="0.019862">
                <text:p>0.019862</text:p>
              </table:table-cell>
              <table:table-cell office:value-type="float" office:value="0.014245">
                <text:p>0.0142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96056">
                <text:p>0.996056</text:p>
              </table:table-cell>
              <table:table-cell office:value-type="float" office:value="1.215027">
                <text:p>1.215027</text:p>
              </table:table-cell>
              <table:table-cell office:value-type="float" office:value="0.018819">
                <text:p>0.018819</text:p>
              </table:table-cell>
              <table:table-cell office:value-type="float" office:value="0.017084">
                <text:p>0.0170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8295">
                <text:p>0.98295</text:p>
              </table:table-cell>
              <table:table-cell office:value-type="float" office:value="1.216098">
                <text:p>1.216098</text:p>
              </table:table-cell>
              <table:table-cell office:value-type="float" office:value="0.017765">
                <text:p>0.017765</text:p>
              </table:table-cell>
              <table:table-cell office:value-type="float" office:value="0.014392">
                <text:p>0.01439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8295">
                <text:p>0.98295</text:p>
              </table:table-cell>
              <table:table-cell office:value-type="float" office:value="1.21716">
                <text:p>1.21716</text:p>
              </table:table-cell>
              <table:table-cell office:value-type="float" office:value="0.017487">
                <text:p>0.017487</text:p>
              </table:table-cell>
              <table:table-cell office:value-type="float" office:value="0.013547">
                <text:p>0.01354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69844">
                <text:p>0.969844</text:p>
              </table:table-cell>
              <table:table-cell office:value-type="float" office:value="1.218215">
                <text:p>1.218215</text:p>
              </table:table-cell>
              <table:table-cell office:value-type="float" office:value="0.018814">
                <text:p>0.018814</text:p>
              </table:table-cell>
              <table:table-cell office:value-type="float" office:value="0.010826">
                <text:p>0.01082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969844">
                <text:p>0.969844</text:p>
              </table:table-cell>
              <table:table-cell office:value-type="float" office:value="1.219261">
                <text:p>1.219261</text:p>
              </table:table-cell>
              <table:table-cell office:value-type="float" office:value="0.01875">
                <text:p>0.01875</text:p>
              </table:table-cell>
              <table:table-cell office:value-type="float" office:value="0.009931">
                <text:p>0.00993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96056">
                <text:p>0.996056</text:p>
              </table:table-cell>
              <table:table-cell office:value-type="float" office:value="1.220298">
                <text:p>1.220298</text:p>
              </table:table-cell>
              <table:table-cell office:value-type="float" office:value="0.018202">
                <text:p>0.018202</text:p>
              </table:table-cell>
              <table:table-cell office:value-type="float" office:value="0.01278">
                <text:p>0.0127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56738">
                <text:p>0.956738</text:p>
              </table:table-cell>
              <table:table-cell office:value-type="float" office:value="1.221328">
                <text:p>1.221328</text:p>
              </table:table-cell>
              <table:table-cell office:value-type="float" office:value="0.016778">
                <text:p>0.016778</text:p>
              </table:table-cell>
              <table:table-cell office:value-type="float" office:value="0.006338">
                <text:p>0.00633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43632">
                <text:p>0.943632</text:p>
              </table:table-cell>
              <table:table-cell office:value-type="float" office:value="1.222349">
                <text:p>1.222349</text:p>
              </table:table-cell>
              <table:table-cell office:value-type="float" office:value="0.015065">
                <text:p>0.015065</text:p>
              </table:table-cell>
              <table:table-cell office:value-type="float" office:value="0.003522">
                <text:p>0.00352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56738">
                <text:p>0.956738</text:p>
              </table:table-cell>
              <table:table-cell office:value-type="float" office:value="1.223362">
                <text:p>1.223362</text:p>
              </table:table-cell>
              <table:table-cell office:value-type="float" office:value="0.01319">
                <text:p>0.01319</text:p>
              </table:table-cell>
              <table:table-cell office:value-type="float" office:value="0.004403">
                <text:p>0.00440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969844">
                <text:p>0.969844</text:p>
              </table:table-cell>
              <table:table-cell office:value-type="float" office:value="1.224367">
                <text:p>1.224367</text:p>
              </table:table-cell>
              <table:table-cell office:value-type="float" office:value="0.011078">
                <text:p>0.011078</text:p>
              </table:table-cell>
              <table:table-cell office:value-type="float" office:value="0.005324">
                <text:p>0.0053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8295">
                <text:p>0.98295</text:p>
              </table:table-cell>
              <table:table-cell office:value-type="float" office:value="1.225364">
                <text:p>1.225364</text:p>
              </table:table-cell>
              <table:table-cell office:value-type="float" office:value="0.009003">
                <text:p>0.009003</text:p>
              </table:table-cell>
              <table:table-cell office:value-type="float" office:value="0.006297">
                <text:p>0.00629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69844">
                <text:p>0.969844</text:p>
              </table:table-cell>
              <table:table-cell office:value-type="float" office:value="1.226353">
                <text:p>1.226353</text:p>
              </table:table-cell>
              <table:table-cell office:value-type="float" office:value="0.006797">
                <text:p>0.006797</text:p>
              </table:table-cell>
              <table:table-cell office:value-type="float" office:value="0.003573">
                <text:p>0.00357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69844">
                <text:p>0.969844</text:p>
              </table:table-cell>
              <table:table-cell office:value-type="float" office:value="1.227334">
                <text:p>1.227334</text:p>
              </table:table-cell>
              <table:table-cell office:value-type="float" office:value="0.004885">
                <text:p>0.004885</text:p>
              </table:table-cell>
              <table:table-cell office:value-type="float" office:value="0.00268">
                <text:p>0.0026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956738">
                <text:p>0.956738</text:p>
              </table:table-cell>
              <table:table-cell office:value-type="float" office:value="1.228308">
                <text:p>1.228308</text:p>
              </table:table-cell>
              <table:table-cell office:value-type="float" office:value="0.003431">
                <text:p>0.003431</text:p>
              </table:table-cell>
              <table:table-cell office:value-type="float" office:value="-0.0001">
                <text:p>-0.000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956738">
                <text:p>0.956738</text:p>
              </table:table-cell>
              <table:table-cell office:value-type="float" office:value="1.229274">
                <text:p>1.229274</text:p>
              </table:table-cell>
              <table:table-cell office:value-type="float" office:value="0.003155">
                <text:p>0.003155</text:p>
              </table:table-cell>
              <table:table-cell office:value-type="float" office:value="-0.001061">
                <text:p>-0.00106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8295">
                <text:p>0.98295</text:p>
              </table:table-cell>
              <table:table-cell office:value-type="float" office:value="1.230232">
                <text:p>1.230232</text:p>
              </table:table-cell>
              <table:table-cell office:value-type="float" office:value="0.003546">
                <text:p>0.003546</text:p>
              </table:table-cell>
              <table:table-cell office:value-type="float" office:value="0.001722">
                <text:p>0.00172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969844">
                <text:p>0.969844</text:p>
              </table:table-cell>
              <table:table-cell office:value-type="float" office:value="1.231182">
                <text:p>1.231182</text:p>
              </table:table-cell>
              <table:table-cell office:value-type="float" office:value="0.002588">
                <text:p>0.002588</text:p>
              </table:table-cell>
              <table:table-cell office:value-type="float" office:value="-0.001032">
                <text:p>-0.00103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969844">
                <text:p>0.969844</text:p>
              </table:table-cell>
              <table:table-cell office:value-type="float" office:value="1.232125">
                <text:p>1.232125</text:p>
              </table:table-cell>
              <table:table-cell office:value-type="float" office:value="0.002085">
                <text:p>0.002085</text:p>
              </table:table-cell>
              <table:table-cell office:value-type="float" office:value="-0.001946">
                <text:p>-0.00194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956738">
                <text:p>0.956738</text:p>
              </table:table-cell>
              <table:table-cell office:value-type="float" office:value="1.233061">
                <text:p>1.233061</text:p>
              </table:table-cell>
              <table:table-cell office:value-type="float" office:value="0.001716">
                <text:p>0.001716</text:p>
              </table:table-cell>
              <table:table-cell office:value-type="float" office:value="-0.004739">
                <text:p>-0.00473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969844">
                <text:p>0.969844</text:p>
              </table:table-cell>
              <table:table-cell office:value-type="float" office:value="1.233989">
                <text:p>1.233989</text:p>
              </table:table-cell>
              <table:table-cell office:value-type="float" office:value="0.001417">
                <text:p>0.001417</text:p>
              </table:table-cell>
              <table:table-cell office:value-type="float" office:value="-0.003829">
                <text:p>-0.00382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98295">
                <text:p>0.98295</text:p>
              </table:table-cell>
              <table:table-cell office:value-type="float" office:value="1.234909">
                <text:p>1.234909</text:p>
              </table:table-cell>
              <table:table-cell office:value-type="float" office:value="-0.00017">
                <text:p>-0.00017</text:p>
              </table:table-cell>
              <table:table-cell office:value-type="float" office:value="-0.002881">
                <text:p>-0.00288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996056">
                <text:p>0.996056</text:p>
              </table:table-cell>
              <table:table-cell office:value-type="float" office:value="1.235823">
                <text:p>1.235823</text:p>
              </table:table-cell>
              <table:table-cell office:value-type="float" office:value="-0.002359">
                <text:p>-0.002359</text:p>
              </table:table-cell>
              <table:table-cell office:value-type="float" office:value="-0.001888">
                <text:p>-0.00188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98295">
                <text:p>0.98295</text:p>
              </table:table-cell>
              <table:table-cell office:value-type="float" office:value="1.236729">
                <text:p>1.236729</text:p>
              </table:table-cell>
              <table:table-cell office:value-type="float" office:value="-0.004883">
                <text:p>-0.004883</text:p>
              </table:table-cell>
              <table:table-cell office:value-type="float" office:value="-0.004598">
                <text:p>-0.00459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969844">
                <text:p>0.969844</text:p>
              </table:table-cell>
              <table:table-cell office:value-type="float" office:value="1.237628">
                <text:p>1.237628</text:p>
              </table:table-cell>
              <table:table-cell office:value-type="float" office:value="-0.008168">
                <text:p>-0.008168</text:p>
              </table:table-cell>
              <table:table-cell office:value-type="float" office:value="-0.007354">
                <text:p>-0.00735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98295">
                <text:p>0.98295</text:p>
              </table:table-cell>
              <table:table-cell office:value-type="float" office:value="1.23852">
                <text:p>1.23852</text:p>
              </table:table-cell>
              <table:table-cell office:value-type="float" office:value="-0.011949">
                <text:p>-0.011949</text:p>
              </table:table-cell>
              <table:table-cell office:value-type="float" office:value="-0.006416">
                <text:p>-0.00641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943632">
                <text:p>0.943632</text:p>
              </table:table-cell>
              <table:table-cell office:value-type="float" office:value="1.239404">
                <text:p>1.239404</text:p>
              </table:table-cell>
              <table:table-cell office:value-type="float" office:value="-0.015549">
                <text:p>-0.015549</text:p>
              </table:table-cell>
              <table:table-cell office:value-type="float" office:value="-0.012946">
                <text:p>-0.01294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98295">
                <text:p>0.98295</text:p>
              </table:table-cell>
              <table:table-cell office:value-type="float" office:value="1.240282">
                <text:p>1.240282</text:p>
              </table:table-cell>
              <table:table-cell office:value-type="float" office:value="-0.018975">
                <text:p>-0.018975</text:p>
              </table:table-cell>
              <table:table-cell office:value-type="float" office:value="-0.008353">
                <text:p>-0.00835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969844">
                <text:p>0.969844</text:p>
              </table:table-cell>
              <table:table-cell office:value-type="float" office:value="1.241153">
                <text:p>1.241153</text:p>
              </table:table-cell>
              <table:table-cell office:value-type="float" office:value="-0.022754">
                <text:p>-0.022754</text:p>
              </table:table-cell>
              <table:table-cell office:value-type="float" office:value="-0.011133">
                <text:p>-0.01113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98295">
                <text:p>0.98295</text:p>
              </table:table-cell>
              <table:table-cell office:value-type="float" office:value="1.242017">
                <text:p>1.242017</text:p>
              </table:table-cell>
              <table:table-cell office:value-type="float" office:value="-0.026055">
                <text:p>-0.026055</text:p>
              </table:table-cell>
              <table:table-cell office:value-type="float" office:value="-0.010193">
                <text:p>-0.01019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996056">
                <text:p>0.996056</text:p>
              </table:table-cell>
              <table:table-cell office:value-type="float" office:value="1.242874">
                <text:p>1.242874</text:p>
              </table:table-cell>
              <table:table-cell office:value-type="float" office:value="-0.027848">
                <text:p>-0.027848</text:p>
              </table:table-cell>
              <table:table-cell office:value-type="float" office:value="-0.009205">
                <text:p>-0.00920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996056">
                <text:p>0.996056</text:p>
              </table:table-cell>
              <table:table-cell office:value-type="float" office:value="1.243724">
                <text:p>1.243724</text:p>
              </table:table-cell>
              <table:table-cell office:value-type="float" office:value="-0.029434">
                <text:p>-0.029434</text:p>
              </table:table-cell>
              <table:table-cell office:value-type="float" office:value="-0.010049">
                <text:p>-0.01004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022268">
                <text:p>1.022268</text:p>
              </table:table-cell>
              <table:table-cell office:value-type="float" office:value="1.244567">
                <text:p>1.244567</text:p>
              </table:table-cell>
              <table:table-cell office:value-type="float" office:value="-0.031345">
                <text:p>-0.031345</text:p>
              </table:table-cell>
              <table:table-cell office:value-type="float" office:value="-0.007147">
                <text:p>-0.00714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022268">
                <text:p>1.022268</text:p>
              </table:table-cell>
              <table:table-cell office:value-type="float" office:value="1.245404">
                <text:p>1.245404</text:p>
              </table:table-cell>
              <table:table-cell office:value-type="float" office:value="-0.034885">
                <text:p>-0.034885</text:p>
              </table:table-cell>
              <table:table-cell office:value-type="float" office:value="-0.007919">
                <text:p>-0.00791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04848">
                <text:p>1.04848</text:p>
              </table:table-cell>
              <table:table-cell office:value-type="float" office:value="1.246234">
                <text:p>1.246234</text:p>
              </table:table-cell>
              <table:table-cell office:value-type="float" office:value="-0.038735">
                <text:p>-0.038735</text:p>
              </table:table-cell>
              <table:table-cell office:value-type="float" office:value="-0.004947">
                <text:p>-0.00494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996056">
                <text:p>0.996056</text:p>
              </table:table-cell>
              <table:table-cell office:value-type="float" office:value="1.247058">
                <text:p>1.247058</text:p>
              </table:table-cell>
              <table:table-cell office:value-type="float" office:value="-0.041062">
                <text:p>-0.041062</text:p>
              </table:table-cell>
              <table:table-cell office:value-type="float" office:value="-0.013152">
                <text:p>-0.0131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035374">
                <text:p>1.035374</text:p>
              </table:table-cell>
              <table:table-cell office:value-type="float" office:value="1.247874">
                <text:p>1.247874</text:p>
              </table:table-cell>
              <table:table-cell office:value-type="float" office:value="-0.043128">
                <text:p>-0.043128</text:p>
              </table:table-cell>
              <table:table-cell office:value-type="float" office:value="-0.008413">
                <text:p>-0.00841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074692">
                <text:p>1.074692</text:p>
              </table:table-cell>
              <table:table-cell office:value-type="float" office:value="1.248685">
                <text:p>1.248685</text:p>
              </table:table-cell>
              <table:table-cell office:value-type="float" office:value="-0.044258">
                <text:p>-0.044258</text:p>
              </table:table-cell>
              <table:table-cell office:value-type="float" office:value="-0.00356">
                <text:p>-0.0035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074692">
                <text:p>1.074692</text:p>
              </table:table-cell>
              <table:table-cell office:value-type="float" office:value="1.249489">
                <text:p>1.249489</text:p>
              </table:table-cell>
              <table:table-cell office:value-type="float" office:value="-0.044949">
                <text:p>-0.044949</text:p>
              </table:table-cell>
              <table:table-cell office:value-type="float" office:value="-0.004196">
                <text:p>-0.00419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087798">
                <text:p>1.087798</text:p>
              </table:table-cell>
              <table:table-cell office:value-type="float" office:value="1.250287">
                <text:p>1.250287</text:p>
              </table:table-cell>
              <table:table-cell office:value-type="float" office:value="-0.04545">
                <text:p>-0.04545</text:p>
              </table:table-cell>
              <table:table-cell office:value-type="float" office:value="-0.002944">
                <text:p>-0.00294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04848">
                <text:p>1.04848</text:p>
              </table:table-cell>
              <table:table-cell office:value-type="float" office:value="1.251078">
                <text:p>1.251078</text:p>
              </table:table-cell>
              <table:table-cell office:value-type="float" office:value="-0.045335">
                <text:p>-0.045335</text:p>
              </table:table-cell>
              <table:table-cell office:value-type="float" office:value="-0.009156">
                <text:p>-0.00915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100904">
                <text:p>1.100904</text:p>
              </table:table-cell>
              <table:table-cell office:value-type="float" office:value="1.251863">
                <text:p>1.251863</text:p>
              </table:table-cell>
              <table:table-cell office:value-type="float" office:value="-0.045263">
                <text:p>-0.045263</text:p>
              </table:table-cell>
              <table:table-cell office:value-type="float" office:value="-0.002385">
                <text:p>-0.00238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127116">
                <text:p>1.127116</text:p>
              </table:table-cell>
              <table:table-cell office:value-type="float" office:value="1.252642">
                <text:p>1.252642</text:p>
              </table:table-cell>
              <table:table-cell office:value-type="float" office:value="-0.046512">
                <text:p>-0.046512</text:p>
              </table:table-cell>
              <table:table-cell office:value-type="float" office:value="0.000791">
                <text:p>0.00079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11401">
                <text:p>1.11401</text:p>
              </table:table-cell>
              <table:table-cell office:value-type="float" office:value="1.253415">
                <text:p>1.253415</text:p>
              </table:table-cell>
              <table:table-cell office:value-type="float" office:value="-0.047607">
                <text:p>-0.047607</text:p>
              </table:table-cell>
              <table:table-cell office:value-type="float" office:value="-0.001566">
                <text:p>-0.00156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140222">
                <text:p>1.140222</text:p>
              </table:table-cell>
              <table:table-cell office:value-type="float" office:value="1.254181">
                <text:p>1.254181</text:p>
              </table:table-cell>
              <table:table-cell office:value-type="float" office:value="-0.047958">
                <text:p>-0.047958</text:p>
              </table:table-cell>
              <table:table-cell office:value-type="float" office:value="0.001664">
                <text:p>0.00166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140222">
                <text:p>1.140222</text:p>
              </table:table-cell>
              <table:table-cell office:value-type="float" office:value="1.254941">
                <text:p>1.254941</text:p>
              </table:table-cell>
              <table:table-cell office:value-type="float" office:value="-0.047407">
                <text:p>-0.047407</text:p>
              </table:table-cell>
              <table:table-cell office:value-type="float" office:value="0.001218">
                <text:p>0.00121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087798">
                <text:p>1.087798</text:p>
              </table:table-cell>
              <table:table-cell office:value-type="float" office:value="1.255696">
                <text:p>1.255696</text:p>
              </table:table-cell>
              <table:table-cell office:value-type="float" office:value="-0.046877">
                <text:p>-0.046877</text:p>
              </table:table-cell>
              <table:table-cell office:value-type="float" office:value="-0.006736">
                <text:p>-0.00673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166434">
                <text:p>1.166434</text:p>
              </table:table-cell>
              <table:table-cell office:value-type="float" office:value="1.256444">
                <text:p>1.256444</text:p>
              </table:table-cell>
              <table:table-cell office:value-type="float" office:value="-0.046748">
                <text:p>-0.046748</text:p>
              </table:table-cell>
              <table:table-cell office:value-type="float" office:value="0.003878">
                <text:p>0.00387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166434">
                <text:p>1.166434</text:p>
              </table:table-cell>
              <table:table-cell office:value-type="float" office:value="1.257187">
                <text:p>1.257187</text:p>
              </table:table-cell>
              <table:table-cell office:value-type="float" office:value="-0.04718">
                <text:p>-0.04718</text:p>
              </table:table-cell>
              <table:table-cell office:value-type="float" office:value="0.003487">
                <text:p>0.00348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166434">
                <text:p>1.166434</text:p>
              </table:table-cell>
              <table:table-cell office:value-type="float" office:value="1.257923">
                <text:p>1.257923</text:p>
              </table:table-cell>
              <table:table-cell office:value-type="float" office:value="-0.046917">
                <text:p>-0.046917</text:p>
              </table:table-cell>
              <table:table-cell office:value-type="float" office:value="0.003115">
                <text:p>0.00311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166434">
                <text:p>1.166434</text:p>
              </table:table-cell>
              <table:table-cell office:value-type="float" office:value="1.258654">
                <text:p>1.258654</text:p>
              </table:table-cell>
              <table:table-cell office:value-type="float" office:value="-0.046021">
                <text:p>-0.046021</text:p>
              </table:table-cell>
              <table:table-cell office:value-type="float" office:value="0.002749">
                <text:p>0.00274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17954">
                <text:p>1.17954</text:p>
              </table:table-cell>
              <table:table-cell office:value-type="float" office:value="1.259379">
                <text:p>1.259379</text:p>
              </table:table-cell>
              <table:table-cell office:value-type="float" office:value="-0.045958">
                <text:p>-0.045958</text:p>
              </table:table-cell>
              <table:table-cell office:value-type="float" office:value="0.004247">
                <text:p>0.00424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192646">
                <text:p>1.192646</text:p>
              </table:table-cell>
              <table:table-cell office:value-type="float" office:value="1.260098">
                <text:p>1.260098</text:p>
              </table:table-cell>
              <table:table-cell office:value-type="float" office:value="-0.045888">
                <text:p>-0.045888</text:p>
              </table:table-cell>
              <table:table-cell office:value-type="float" office:value="0.005778">
                <text:p>0.00577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17954">
                <text:p>1.17954</text:p>
              </table:table-cell>
              <table:table-cell office:value-type="float" office:value="1.260812">
                <text:p>1.260812</text:p>
              </table:table-cell>
              <table:table-cell office:value-type="float" office:value="-0.044865">
                <text:p>-0.044865</text:p>
              </table:table-cell>
              <table:table-cell office:value-type="float" office:value="0.003597">
                <text:p>0.00359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192646">
                <text:p>1.192646</text:p>
              </table:table-cell>
              <table:table-cell office:value-type="float" office:value="1.261519">
                <text:p>1.261519</text:p>
              </table:table-cell>
              <table:table-cell office:value-type="float" office:value="-0.043574">
                <text:p>-0.043574</text:p>
              </table:table-cell>
              <table:table-cell office:value-type="float" office:value="0.00512">
                <text:p>0.0051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17954">
                <text:p>1.17954</text:p>
              </table:table-cell>
              <table:table-cell office:value-type="float" office:value="1.262222">
                <text:p>1.262222</text:p>
              </table:table-cell>
              <table:table-cell office:value-type="float" office:value="-0.042514">
                <text:p>-0.042514</text:p>
              </table:table-cell>
              <table:table-cell office:value-type="float" office:value="0.00293">
                <text:p>0.0029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205752">
                <text:p>1.205752</text:p>
              </table:table-cell>
              <table:table-cell office:value-type="float" office:value="1.262918">
                <text:p>1.262918</text:p>
              </table:table-cell>
              <table:table-cell office:value-type="float" office:value="-0.042538">
                <text:p>-0.042538</text:p>
              </table:table-cell>
              <table:table-cell office:value-type="float" office:value="0.00632">
                <text:p>0.0063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218858">
                <text:p>1.218858</text:p>
              </table:table-cell>
              <table:table-cell office:value-type="float" office:value="1.263609">
                <text:p>1.263609</text:p>
              </table:table-cell>
              <table:table-cell office:value-type="float" office:value="-0.041894">
                <text:p>-0.041894</text:p>
              </table:table-cell>
              <table:table-cell office:value-type="float" office:value="0.007922">
                <text:p>0.00792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218858">
                <text:p>1.218858</text:p>
              </table:table-cell>
              <table:table-cell office:value-type="float" office:value="1.264295">
                <text:p>1.264295</text:p>
              </table:table-cell>
              <table:table-cell office:value-type="float" office:value="-0.040298">
                <text:p>-0.040298</text:p>
              </table:table-cell>
              <table:table-cell office:value-type="float" office:value="0.007697">
                <text:p>0.00769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205752">
                <text:p>1.205752</text:p>
              </table:table-cell>
              <table:table-cell office:value-type="float" office:value="1.264975">
                <text:p>1.264975</text:p>
              </table:table-cell>
              <table:table-cell office:value-type="float" office:value="-0.038827">
                <text:p>-0.038827</text:p>
              </table:table-cell>
              <table:table-cell office:value-type="float" office:value="0.005599">
                <text:p>0.00559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24507">
                <text:p>1.24507</text:p>
              </table:table-cell>
              <table:table-cell office:value-type="float" office:value="1.26565">
                <text:p>1.26565</text:p>
              </table:table-cell>
              <table:table-cell office:value-type="float" office:value="-0.038209">
                <text:p>-0.038209</text:p>
              </table:table-cell>
              <table:table-cell office:value-type="float" office:value="0.01095">
                <text:p>0.0109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231964">
                <text:p>1.231964</text:p>
              </table:table-cell>
              <table:table-cell office:value-type="float" office:value="1.266319">
                <text:p>1.266319</text:p>
              </table:table-cell>
              <table:table-cell office:value-type="float" office:value="-0.037626">
                <text:p>-0.037626</text:p>
              </table:table-cell>
              <table:table-cell office:value-type="float" office:value="0.00892">
                <text:p>0.0089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24507">
                <text:p>1.24507</text:p>
              </table:table-cell>
              <table:table-cell office:value-type="float" office:value="1.266983">
                <text:p>1.266983</text:p>
              </table:table-cell>
              <table:table-cell office:value-type="float" office:value="-0.036466">
                <text:p>-0.036466</text:p>
              </table:table-cell>
              <table:table-cell office:value-type="float" office:value="0.010598">
                <text:p>0.01059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258176">
                <text:p>1.258176</text:p>
              </table:table-cell>
              <table:table-cell office:value-type="float" office:value="1.267642">
                <text:p>1.267642</text:p>
              </table:table-cell>
              <table:table-cell office:value-type="float" office:value="-0.034872">
                <text:p>-0.034872</text:p>
              </table:table-cell>
              <table:table-cell office:value-type="float" office:value="0.012313">
                <text:p>0.01231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284388">
                <text:p>1.284388</text:p>
              </table:table-cell>
              <table:table-cell office:value-type="float" office:value="1.268296">
                <text:p>1.268296</text:p>
              </table:table-cell>
              <table:table-cell office:value-type="float" office:value="-0.033568">
                <text:p>-0.033568</text:p>
              </table:table-cell>
              <table:table-cell office:value-type="float" office:value="0.015943">
                <text:p>0.01594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24507">
                <text:p>1.24507</text:p>
              </table:table-cell>
              <table:table-cell office:value-type="float" office:value="1.268944">
                <text:p>1.268944</text:p>
              </table:table-cell>
              <table:table-cell office:value-type="float" office:value="-0.032148">
                <text:p>-0.032148</text:p>
              </table:table-cell>
              <table:table-cell office:value-type="float" office:value="0.010281">
                <text:p>0.01028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271282">
                <text:p>1.271282</text:p>
              </table:table-cell>
              <table:table-cell office:value-type="float" office:value="1.269587">
                <text:p>1.269587</text:p>
              </table:table-cell>
              <table:table-cell office:value-type="float" office:value="-0.028867">
                <text:p>-0.028867</text:p>
              </table:table-cell>
              <table:table-cell office:value-type="float" office:value="0.013862">
                <text:p>0.01386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284388">
                <text:p>1.284388</text:p>
              </table:table-cell>
              <table:table-cell office:value-type="float" office:value="1.270226">
                <text:p>1.270226</text:p>
              </table:table-cell>
              <table:table-cell office:value-type="float" office:value="-0.026692">
                <text:p>-0.026692</text:p>
              </table:table-cell>
              <table:table-cell office:value-type="float" office:value="0.01564">
                <text:p>0.0156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284388">
                <text:p>1.284388</text:p>
              </table:table-cell>
              <table:table-cell office:value-type="float" office:value="1.270859">
                <text:p>1.270859</text:p>
              </table:table-cell>
              <table:table-cell office:value-type="float" office:value="-0.025483">
                <text:p>-0.025483</text:p>
              </table:table-cell>
              <table:table-cell office:value-type="float" office:value="0.015586">
                <text:p>0.01558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271282">
                <text:p>1.271282</text:p>
              </table:table-cell>
              <table:table-cell office:value-type="float" office:value="1.271487">
                <text:p>1.271487</text:p>
              </table:table-cell>
              <table:table-cell office:value-type="float" office:value="-0.025323">
                <text:p>-0.025323</text:p>
              </table:table-cell>
              <table:table-cell office:value-type="float" office:value="0.013661">
                <text:p>0.01366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284388">
                <text:p>1.284388</text:p>
              </table:table-cell>
              <table:table-cell office:value-type="float" office:value="1.27211">
                <text:p>1.27211</text:p>
              </table:table-cell>
              <table:table-cell office:value-type="float" office:value="-0.024621">
                <text:p>-0.024621</text:p>
              </table:table-cell>
              <table:table-cell office:value-type="float" office:value="0.01544">
                <text:p>0.0154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323706">
                <text:p>1.323706</text:p>
              </table:table-cell>
              <table:table-cell office:value-type="float" office:value="1.272728">
                <text:p>1.272728</text:p>
              </table:table-cell>
              <table:table-cell office:value-type="float" office:value="-0.024817">
                <text:p>-0.024817</text:p>
              </table:table-cell>
              <table:table-cell office:value-type="float" office:value="0.021008">
                <text:p>0.02100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24507">
                <text:p>1.24507</text:p>
              </table:table-cell>
              <table:table-cell office:value-type="float" office:value="1.273341">
                <text:p>1.273341</text:p>
              </table:table-cell>
              <table:table-cell office:value-type="float" office:value="-0.025278">
                <text:p>-0.025278</text:p>
              </table:table-cell>
              <table:table-cell office:value-type="float" office:value="0.009831">
                <text:p>0.00983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271282">
                <text:p>1.271282</text:p>
              </table:table-cell>
              <table:table-cell office:value-type="float" office:value="1.27395">
                <text:p>1.27395</text:p>
              </table:table-cell>
              <table:table-cell office:value-type="float" office:value="-0.025202">
                <text:p>-0.025202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3106">
                <text:p>1.3106</text:p>
              </table:table-cell>
              <table:table-cell office:value-type="float" office:value="1.274553">
                <text:p>1.274553</text:p>
              </table:table-cell>
              <table:table-cell office:value-type="float" office:value="-0.02559">
                <text:p>-0.02559</text:p>
              </table:table-cell>
              <table:table-cell office:value-type="float" office:value="0.018912">
                <text:p>0.01891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323706">
                <text:p>1.323706</text:p>
              </table:table-cell>
              <table:table-cell office:value-type="float" office:value="1.275152">
                <text:p>1.275152</text:p>
              </table:table-cell>
              <table:table-cell office:value-type="float" office:value="-0.025925">
                <text:p>-0.025925</text:p>
              </table:table-cell>
              <table:table-cell office:value-type="float" office:value="0.020809">
                <text:p>0.02080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284388">
                <text:p>1.284388</text:p>
              </table:table-cell>
              <table:table-cell office:value-type="float" office:value="1.275746">
                <text:p>1.275746</text:p>
              </table:table-cell>
              <table:table-cell office:value-type="float" office:value="-0.025844">
                <text:p>-0.025844</text:p>
              </table:table-cell>
              <table:table-cell office:value-type="float" office:value="0.015265">
                <text:p>0.01526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297494">
                <text:p>1.297494</text:p>
              </table:table-cell>
              <table:table-cell office:value-type="float" office:value="1.276335">
                <text:p>1.276335</text:p>
              </table:table-cell>
              <table:table-cell office:value-type="float" office:value="-0.025551">
                <text:p>-0.025551</text:p>
              </table:table-cell>
              <table:table-cell office:value-type="float" office:value="0.017093">
                <text:p>0.01709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3106">
                <text:p>1.3106</text:p>
              </table:table-cell>
              <table:table-cell office:value-type="float" office:value="1.27692">
                <text:p>1.27692</text:p>
              </table:table-cell>
              <table:table-cell office:value-type="float" office:value="-0.025454">
                <text:p>-0.025454</text:p>
              </table:table-cell>
              <table:table-cell office:value-type="float" office:value="0.018945">
                <text:p>0.01894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323706">
                <text:p>1.323706</text:p>
              </table:table-cell>
              <table:table-cell office:value-type="float" office:value="1.2775">
                <text:p>1.2775</text:p>
              </table:table-cell>
              <table:table-cell office:value-type="float" office:value="-0.025202">
                <text:p>-0.025202</text:p>
              </table:table-cell>
              <table:table-cell office:value-type="float" office:value="0.020832">
                <text:p>0.02083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336812">
                <text:p>1.336812</text:p>
              </table:table-cell>
              <table:table-cell office:value-type="float" office:value="1.278075">
                <text:p>1.278075</text:p>
              </table:table-cell>
              <table:table-cell office:value-type="float" office:value="-0.025128">
                <text:p>-0.025128</text:p>
              </table:table-cell>
              <table:table-cell office:value-type="float" office:value="0.022766">
                <text:p>0.02276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336812">
                <text:p>1.336812</text:p>
              </table:table-cell>
              <table:table-cell office:value-type="float" office:value="1.278646">
                <text:p>1.278646</text:p>
              </table:table-cell>
              <table:table-cell office:value-type="float" office:value="-0.02468">
                <text:p>-0.02468</text:p>
              </table:table-cell>
              <table:table-cell office:value-type="float" office:value="0.022871">
                <text:p>0.02287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336812">
                <text:p>1.336812</text:p>
              </table:table-cell>
              <table:table-cell office:value-type="float" office:value="1.279212">
                <text:p>1.279212</text:p>
              </table:table-cell>
              <table:table-cell office:value-type="float" office:value="-0.022714">
                <text:p>-0.022714</text:p>
              </table:table-cell>
              <table:table-cell office:value-type="float" office:value="0.022972">
                <text:p>0.02297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363024">
                <text:p>1.363024</text:p>
              </table:table-cell>
              <table:table-cell office:value-type="float" office:value="1.279774">
                <text:p>1.279774</text:p>
              </table:table-cell>
              <table:table-cell office:value-type="float" office:value="-0.020975">
                <text:p>-0.020975</text:p>
              </table:table-cell>
              <table:table-cell office:value-type="float" office:value="0.026815">
                <text:p>0.02681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363024">
                <text:p>1.363024</text:p>
              </table:table-cell>
              <table:table-cell office:value-type="float" office:value="1.280331">
                <text:p>1.280331</text:p>
              </table:table-cell>
              <table:table-cell office:value-type="float" office:value="-0.019132">
                <text:p>-0.019132</text:p>
              </table:table-cell>
              <table:table-cell office:value-type="float" office:value="0.026986">
                <text:p>0.02698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389236">
                <text:p>1.389236</text:p>
              </table:table-cell>
              <table:table-cell office:value-type="float" office:value="1.280884">
                <text:p>1.280884</text:p>
              </table:table-cell>
              <table:table-cell office:value-type="float" office:value="-0.016075">
                <text:p>-0.016075</text:p>
              </table:table-cell>
              <table:table-cell office:value-type="float" office:value="0.030907">
                <text:p>0.03090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389236">
                <text:p>1.389236</text:p>
              </table:table-cell>
              <table:table-cell office:value-type="float" office:value="1.281433">
                <text:p>1.281433</text:p>
              </table:table-cell>
              <table:table-cell office:value-type="float" office:value="-0.012396">
                <text:p>-0.012396</text:p>
              </table:table-cell>
              <table:table-cell office:value-type="float" office:value="0.031159">
                <text:p>0.03115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402342">
                <text:p>1.402342</text:p>
              </table:table-cell>
              <table:table-cell office:value-type="float" office:value="1.281977">
                <text:p>1.281977</text:p>
              </table:table-cell>
              <table:table-cell office:value-type="float" office:value="-0.008893">
                <text:p>-0.008893</text:p>
              </table:table-cell>
              <table:table-cell office:value-type="float" office:value="0.033284">
                <text:p>0.03328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402342">
                <text:p>1.402342</text:p>
              </table:table-cell>
              <table:table-cell office:value-type="float" office:value="1.282517">
                <text:p>1.282517</text:p>
              </table:table-cell>
              <table:table-cell office:value-type="float" office:value="-0.005957">
                <text:p>-0.005957</text:p>
              </table:table-cell>
              <table:table-cell office:value-type="float" office:value="0.033568">
                <text:p>0.03356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389236">
                <text:p>1.389236</text:p>
              </table:table-cell>
              <table:table-cell office:value-type="float" office:value="1.283052">
                <text:p>1.283052</text:p>
              </table:table-cell>
              <table:table-cell office:value-type="float" office:value="-0.003836">
                <text:p>-0.003836</text:p>
              </table:table-cell>
              <table:table-cell office:value-type="float" office:value="0.03197">
                <text:p>0.0319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402342">
                <text:p>1.402342</text:p>
              </table:table-cell>
              <table:table-cell office:value-type="float" office:value="1.283584">
                <text:p>1.283584</text:p>
              </table:table-cell>
              <table:table-cell office:value-type="float" office:value="-0.001571">
                <text:p>-0.001571</text:p>
              </table:table-cell>
              <table:table-cell office:value-type="float" office:value="0.034072">
                <text:p>0.03407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389236">
                <text:p>1.389236</text:p>
              </table:table-cell>
              <table:table-cell office:value-type="float" office:value="1.284111">
                <text:p>1.284111</text:p>
              </table:table-cell>
              <table:table-cell office:value-type="float" office:value="-0.00068">
                <text:p>-0.00068</text:p>
              </table:table-cell>
              <table:table-cell office:value-type="float" office:value="0.032461">
                <text:p>0.03246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363024">
                <text:p>1.363024</text:p>
              </table:table-cell>
              <table:table-cell office:value-type="float" office:value="1.284634">
                <text:p>1.284634</text:p>
              </table:table-cell>
              <table:table-cell office:value-type="float" office:value="0.001635">
                <text:p>0.001635</text:p>
              </table:table-cell>
              <table:table-cell office:value-type="float" office:value="0.028935">
                <text:p>0.02893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37613">
                <text:p>1.37613</text:p>
              </table:table-cell>
              <table:table-cell office:value-type="float" office:value="1.285152">
                <text:p>1.285152</text:p>
              </table:table-cell>
              <table:table-cell office:value-type="float" office:value="0.002956">
                <text:p>0.002956</text:p>
              </table:table-cell>
              <table:table-cell office:value-type="float" office:value="0.030951">
                <text:p>0.03095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402342">
                <text:p>1.402342</text:p>
              </table:table-cell>
              <table:table-cell office:value-type="float" office:value="1.285667">
                <text:p>1.285667</text:p>
              </table:table-cell>
              <table:table-cell office:value-type="float" office:value="0.004456">
                <text:p>0.004456</text:p>
              </table:table-cell>
              <table:table-cell office:value-type="float" office:value="0.034886">
                <text:p>0.03488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454766">
                <text:p>1.454766</text:p>
              </table:table-cell>
              <table:table-cell office:value-type="float" office:value="1.286178">
                <text:p>1.286178</text:p>
              </table:table-cell>
              <table:table-cell office:value-type="float" office:value="0.005303">
                <text:p>0.005303</text:p>
              </table:table-cell>
              <table:table-cell office:value-type="float" office:value="0.042672">
                <text:p>0.04267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3106">
                <text:p>1.3106</text:p>
              </table:table-cell>
              <table:table-cell office:value-type="float" office:value="1.286684">
                <text:p>1.286684</text:p>
              </table:table-cell>
              <table:table-cell office:value-type="float" office:value="0.006654">
                <text:p>0.006654</text:p>
              </table:table-cell>
              <table:table-cell office:value-type="float" office:value="0.022516">
                <text:p>0.02251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389236">
                <text:p>1.389236</text:p>
              </table:table-cell>
              <table:table-cell office:value-type="float" office:value="1.287187">
                <text:p>1.287187</text:p>
              </table:table-cell>
              <table:table-cell office:value-type="float" office:value="0.008161">
                <text:p>0.008161</text:p>
              </table:table-cell>
              <table:table-cell office:value-type="float" office:value="0.033765">
                <text:p>0.03376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402342">
                <text:p>1.402342</text:p>
              </table:table-cell>
              <table:table-cell office:value-type="float" office:value="1.287685">
                <text:p>1.287685</text:p>
              </table:table-cell>
              <table:table-cell office:value-type="float" office:value="0.008944">
                <text:p>0.008944</text:p>
              </table:table-cell>
              <table:table-cell office:value-type="float" office:value="0.035858">
                <text:p>0.03585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389236">
                <text:p>1.389236</text:p>
              </table:table-cell>
              <table:table-cell office:value-type="float" office:value="1.28818">
                <text:p>1.28818</text:p>
              </table:table-cell>
              <table:table-cell office:value-type="float" office:value="0.009757">
                <text:p>0.009757</text:p>
              </table:table-cell>
              <table:table-cell office:value-type="float" office:value="0.034252">
                <text:p>0.03425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37613">
                <text:p>1.37613</text:p>
              </table:table-cell>
              <table:table-cell office:value-type="float" office:value="1.28867">
                <text:p>1.28867</text:p>
              </table:table-cell>
              <table:table-cell office:value-type="float" office:value="0.011309">
                <text:p>0.011309</text:p>
              </table:table-cell>
              <table:table-cell office:value-type="float" office:value="0.032618">
                <text:p>0.03261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415448">
                <text:p>1.415448</text:p>
              </table:table-cell>
              <table:table-cell office:value-type="float" office:value="1.289157">
                <text:p>1.289157</text:p>
              </table:table-cell>
              <table:table-cell office:value-type="float" office:value="0.013722">
                <text:p>0.013722</text:p>
              </table:table-cell>
              <table:table-cell office:value-type="float" office:value="0.03844">
                <text:p>0.0384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389236">
                <text:p>1.389236</text:p>
              </table:table-cell>
              <table:table-cell office:value-type="float" office:value="1.28964">
                <text:p>1.28964</text:p>
              </table:table-cell>
              <table:table-cell office:value-type="float" office:value="0.015472">
                <text:p>0.015472</text:p>
              </table:table-cell>
              <table:table-cell office:value-type="float" office:value="0.035008">
                <text:p>0.03500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402342">
                <text:p>1.402342</text:p>
              </table:table-cell>
              <table:table-cell office:value-type="float" office:value="1.290119">
                <text:p>1.290119</text:p>
              </table:table-cell>
              <table:table-cell office:value-type="float" office:value="0.01777">
                <text:p>0.01777</text:p>
              </table:table-cell>
              <table:table-cell office:value-type="float" office:value="0.037119">
                <text:p>0.03711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415448">
                <text:p>1.415448</text:p>
              </table:table-cell>
              <table:table-cell office:value-type="float" office:value="1.290594">
                <text:p>1.290594</text:p>
              </table:table-cell>
              <table:table-cell office:value-type="float" office:value="0.020981">
                <text:p>0.020981</text:p>
              </table:table-cell>
              <table:table-cell office:value-type="float" office:value="0.039265">
                <text:p>0.03926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415448">
                <text:p>1.415448</text:p>
              </table:table-cell>
              <table:table-cell office:value-type="float" office:value="1.291065">
                <text:p>1.291065</text:p>
              </table:table-cell>
              <table:table-cell office:value-type="float" office:value="0.023967">
                <text:p>0.023967</text:p>
              </table:table-cell>
              <table:table-cell office:value-type="float" office:value="0.039575">
                <text:p>0.03957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428554">
                <text:p>1.428554</text:p>
              </table:table-cell>
              <table:table-cell office:value-type="float" office:value="1.291533">
                <text:p>1.291533</text:p>
              </table:table-cell>
              <table:table-cell office:value-type="float" office:value="0.026187">
                <text:p>0.026187</text:p>
              </table:table-cell>
              <table:table-cell office:value-type="float" office:value="0.041759">
                <text:p>0.04175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402342">
                <text:p>1.402342</text:p>
              </table:table-cell>
              <table:table-cell office:value-type="float" office:value="1.291997">
                <text:p>1.291997</text:p>
              </table:table-cell>
              <table:table-cell office:value-type="float" office:value="0.029736">
                <text:p>0.029736</text:p>
              </table:table-cell>
              <table:table-cell office:value-type="float" office:value="0.038358">
                <text:p>0.03835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402342">
                <text:p>1.402342</text:p>
              </table:table-cell>
              <table:table-cell office:value-type="float" office:value="1.292457">
                <text:p>1.292457</text:p>
              </table:table-cell>
              <table:table-cell office:value-type="float" office:value="0.03185">
                <text:p>0.03185</text:p>
              </table:table-cell>
              <table:table-cell office:value-type="float" office:value="0.038616">
                <text:p>0.03861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402342">
                <text:p>1.402342</text:p>
              </table:table-cell>
              <table:table-cell office:value-type="float" office:value="1.292914">
                <text:p>1.292914</text:p>
              </table:table-cell>
              <table:table-cell office:value-type="float" office:value="0.033926">
                <text:p>0.033926</text:p>
              </table:table-cell>
              <table:table-cell office:value-type="float" office:value="0.038864">
                <text:p>0.03886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402342">
                <text:p>1.402342</text:p>
              </table:table-cell>
              <table:table-cell office:value-type="float" office:value="1.293367">
                <text:p>1.293367</text:p>
              </table:table-cell>
              <table:table-cell office:value-type="float" office:value="0.035034">
                <text:p>0.035034</text:p>
              </table:table-cell>
              <table:table-cell office:value-type="float" office:value="0.039112">
                <text:p>0.03911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389236">
                <text:p>1.389236</text:p>
              </table:table-cell>
              <table:table-cell office:value-type="float" office:value="1.293816">
                <text:p>1.293816</text:p>
              </table:table-cell>
              <table:table-cell office:value-type="float" office:value="0.035731">
                <text:p>0.035731</text:p>
              </table:table-cell>
              <table:table-cell office:value-type="float" office:value="0.037491">
                <text:p>0.03749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389236">
                <text:p>1.389236</text:p>
              </table:table-cell>
              <table:table-cell office:value-type="float" office:value="1.294262">
                <text:p>1.294262</text:p>
              </table:table-cell>
              <table:table-cell office:value-type="float" office:value="0.036212">
                <text:p>0.036212</text:p>
              </table:table-cell>
              <table:table-cell office:value-type="float" office:value="0.037709">
                <text:p>0.03770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389236">
                <text:p>1.389236</text:p>
              </table:table-cell>
              <table:table-cell office:value-type="float" office:value="1.294705">
                <text:p>1.294705</text:p>
              </table:table-cell>
              <table:table-cell office:value-type="float" office:value="0.03626">
                <text:p>0.03626</text:p>
              </table:table-cell>
              <table:table-cell office:value-type="float" office:value="0.037929">
                <text:p>0.03792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363024">
                <text:p>1.363024</text:p>
              </table:table-cell>
              <table:table-cell office:value-type="float" office:value="1.295143">
                <text:p>1.295143</text:p>
              </table:table-cell>
              <table:table-cell office:value-type="float" office:value="0.036147">
                <text:p>0.036147</text:p>
              </table:table-cell>
              <table:table-cell office:value-type="float" office:value="0.034402">
                <text:p>0.03440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389236">
                <text:p>1.389236</text:p>
              </table:table-cell>
              <table:table-cell office:value-type="float" office:value="1.295579">
                <text:p>1.295579</text:p>
              </table:table-cell>
              <table:table-cell office:value-type="float" office:value="0.035717">
                <text:p>0.035717</text:p>
              </table:table-cell>
              <table:table-cell office:value-type="float" office:value="0.038291">
                <text:p>0.03829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37613">
                <text:p>1.37613</text:p>
              </table:table-cell>
              <table:table-cell office:value-type="float" office:value="1.296011">
                <text:p>1.296011</text:p>
              </table:table-cell>
              <table:table-cell office:value-type="float" office:value="0.034626">
                <text:p>0.034626</text:p>
              </table:table-cell>
              <table:table-cell office:value-type="float" office:value="0.036638">
                <text:p>0.03663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363024">
                <text:p>1.363024</text:p>
              </table:table-cell>
              <table:table-cell office:value-type="float" office:value="1.296439">
                <text:p>1.296439</text:p>
              </table:table-cell>
              <table:table-cell office:value-type="float" office:value="0.03303">
                <text:p>0.03303</text:p>
              </table:table-cell>
              <table:table-cell office:value-type="float" office:value="0.034949">
                <text:p>0.03494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363024">
                <text:p>1.363024</text:p>
              </table:table-cell>
              <table:table-cell office:value-type="float" office:value="1.296864">
                <text:p>1.296864</text:p>
              </table:table-cell>
              <table:table-cell office:value-type="float" office:value="0.03149">
                <text:p>0.03149</text:p>
              </table:table-cell>
              <table:table-cell office:value-type="float" office:value="0.035091">
                <text:p>0.03509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37613">
                <text:p>1.37613</text:p>
              </table:table-cell>
              <table:table-cell office:value-type="float" office:value="1.297286">
                <text:p>1.297286</text:p>
              </table:table-cell>
              <table:table-cell office:value-type="float" office:value="0.030746">
                <text:p>0.030746</text:p>
              </table:table-cell>
              <table:table-cell office:value-type="float" office:value="0.037102">
                <text:p>0.03710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389236">
                <text:p>1.389236</text:p>
              </table:table-cell>
              <table:table-cell office:value-type="float" office:value="1.297704">
                <text:p>1.297704</text:p>
              </table:table-cell>
              <table:table-cell office:value-type="float" office:value="0.029719">
                <text:p>0.029719</text:p>
              </table:table-cell>
              <table:table-cell office:value-type="float" office:value="0.039158">
                <text:p>0.03915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349918">
                <text:p>1.349918</text:p>
              </table:table-cell>
              <table:table-cell office:value-type="float" office:value="1.298119">
                <text:p>1.298119</text:p>
              </table:table-cell>
              <table:table-cell office:value-type="float" office:value="0.027921">
                <text:p>0.027921</text:p>
              </table:table-cell>
              <table:table-cell office:value-type="float" office:value="0.033761">
                <text:p>0.03376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389236">
                <text:p>1.389236</text:p>
              </table:table-cell>
              <table:table-cell office:value-type="float" office:value="1.298531">
                <text:p>1.298531</text:p>
              </table:table-cell>
              <table:table-cell office:value-type="float" office:value="0.026648">
                <text:p>0.026648</text:p>
              </table:table-cell>
              <table:table-cell office:value-type="float" office:value="0.039485">
                <text:p>0.03948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389236">
                <text:p>1.389236</text:p>
              </table:table-cell>
              <table:table-cell office:value-type="float" office:value="1.298939">
                <text:p>1.298939</text:p>
              </table:table-cell>
              <table:table-cell office:value-type="float" office:value="0.024841">
                <text:p>0.024841</text:p>
              </table:table-cell>
              <table:table-cell office:value-type="float" office:value="0.039702">
                <text:p>0.03970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389236">
                <text:p>1.389236</text:p>
              </table:table-cell>
              <table:table-cell office:value-type="float" office:value="1.299344">
                <text:p>1.299344</text:p>
              </table:table-cell>
              <table:table-cell office:value-type="float" office:value="0.024375">
                <text:p>0.024375</text:p>
              </table:table-cell>
              <table:table-cell office:value-type="float" office:value="0.039922">
                <text:p>0.03992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402342">
                <text:p>1.402342</text:p>
              </table:table-cell>
              <table:table-cell office:value-type="float" office:value="1.299746">
                <text:p>1.299746</text:p>
              </table:table-cell>
              <table:table-cell office:value-type="float" office:value="0.023011">
                <text:p>0.023011</text:p>
              </table:table-cell>
              <table:table-cell office:value-type="float" office:value="0.042017">
                <text:p>0.04201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428554">
                <text:p>1.428554</text:p>
              </table:table-cell>
              <table:table-cell office:value-type="float" office:value="1.300145">
                <text:p>1.300145</text:p>
              </table:table-cell>
              <table:table-cell office:value-type="float" office:value="0.023144">
                <text:p>0.023144</text:p>
              </table:table-cell>
              <table:table-cell office:value-type="float" office:value="0.046025">
                <text:p>0.04602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428554">
                <text:p>1.428554</text:p>
              </table:table-cell>
              <table:table-cell office:value-type="float" office:value="1.300541">
                <text:p>1.300541</text:p>
              </table:table-cell>
              <table:table-cell office:value-type="float" office:value="0.022247">
                <text:p>0.022247</text:p>
              </table:table-cell>
              <table:table-cell office:value-type="float" office:value="0.046365">
                <text:p>0.04636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363024">
                <text:p>1.363024</text:p>
              </table:table-cell>
              <table:table-cell office:value-type="float" office:value="1.300933">
                <text:p>1.300933</text:p>
              </table:table-cell>
              <table:table-cell office:value-type="float" office:value="0.021819">
                <text:p>0.021819</text:p>
              </table:table-cell>
              <table:table-cell office:value-type="float" office:value="0.037326">
                <text:p>0.03732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415448">
                <text:p>1.415448</text:p>
              </table:table-cell>
              <table:table-cell office:value-type="float" office:value="1.301323">
                <text:p>1.301323</text:p>
              </table:table-cell>
              <table:table-cell office:value-type="float" office:value="0.020148">
                <text:p>0.020148</text:p>
              </table:table-cell>
              <table:table-cell office:value-type="float" office:value="0.044937">
                <text:p>0.04493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44166">
                <text:p>1.44166</text:p>
              </table:table-cell>
              <table:table-cell office:value-type="float" office:value="1.301709">
                <text:p>1.301709</text:p>
              </table:table-cell>
              <table:table-cell office:value-type="float" office:value="0.020337">
                <text:p>0.020337</text:p>
              </table:table-cell>
              <table:table-cell office:value-type="float" office:value="0.04895">
                <text:p>0.0489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44166">
                <text:p>1.44166</text:p>
              </table:table-cell>
              <table:table-cell office:value-type="float" office:value="1.302092">
                <text:p>1.302092</text:p>
              </table:table-cell>
              <table:table-cell office:value-type="float" office:value="0.020232">
                <text:p>0.020232</text:p>
              </table:table-cell>
              <table:table-cell office:value-type="float" office:value="0.049315">
                <text:p>0.04931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415448">
                <text:p>1.415448</text:p>
              </table:table-cell>
              <table:table-cell office:value-type="float" office:value="1.302472">
                <text:p>1.302472</text:p>
              </table:table-cell>
              <table:table-cell office:value-type="float" office:value="0.020777">
                <text:p>0.020777</text:p>
              </table:table-cell>
              <table:table-cell office:value-type="float" office:value="0.045944">
                <text:p>0.04594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454766">
                <text:p>1.454766</text:p>
              </table:table-cell>
              <table:table-cell office:value-type="float" office:value="1.30285">
                <text:p>1.30285</text:p>
              </table:table-cell>
              <table:table-cell office:value-type="float" office:value="0.021839">
                <text:p>0.021839</text:p>
              </table:table-cell>
              <table:table-cell office:value-type="float" office:value="0.05186">
                <text:p>0.0518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467872">
                <text:p>1.467872</text:p>
              </table:table-cell>
              <table:table-cell office:value-type="float" office:value="1.303224">
                <text:p>1.303224</text:p>
              </table:table-cell>
              <table:table-cell office:value-type="float" office:value="0.022729">
                <text:p>0.022729</text:p>
              </table:table-cell>
              <table:table-cell office:value-type="float" office:value="0.054141">
                <text:p>0.05414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467872">
                <text:p>1.467872</text:p>
              </table:table-cell>
              <table:table-cell office:value-type="float" office:value="1.303595">
                <text:p>1.303595</text:p>
              </table:table-cell>
              <table:table-cell office:value-type="float" office:value="0.023925">
                <text:p>0.023925</text:p>
              </table:table-cell>
              <table:table-cell office:value-type="float" office:value="0.054591">
                <text:p>0.05459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454766">
                <text:p>1.454766</text:p>
              </table:table-cell>
              <table:table-cell office:value-type="float" office:value="1.303963">
                <text:p>1.303963</text:p>
              </table:table-cell>
              <table:table-cell office:value-type="float" office:value="0.025894">
                <text:p>0.025894</text:p>
              </table:table-cell>
              <table:table-cell office:value-type="float" office:value="0.053163">
                <text:p>0.05316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494084">
                <text:p>1.494084</text:p>
              </table:table-cell>
              <table:table-cell office:value-type="float" office:value="1.304329">
                <text:p>1.304329</text:p>
              </table:table-cell>
              <table:table-cell office:value-type="float" office:value="0.028644">
                <text:p>0.028644</text:p>
              </table:table-cell>
              <table:table-cell office:value-type="float" office:value="0.059183">
                <text:p>0.05918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494084">
                <text:p>1.494084</text:p>
              </table:table-cell>
              <table:table-cell office:value-type="float" office:value="1.304691">
                <text:p>1.304691</text:p>
              </table:table-cell>
              <table:table-cell office:value-type="float" office:value="0.032054">
                <text:p>0.032054</text:p>
              </table:table-cell>
              <table:table-cell office:value-type="float" office:value="0.059697">
                <text:p>0.05969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428554">
                <text:p>1.428554</text:p>
              </table:table-cell>
              <table:table-cell office:value-type="float" office:value="1.30505">
                <text:p>1.30505</text:p>
              </table:table-cell>
              <table:table-cell office:value-type="float" office:value="0.035246">
                <text:p>0.035246</text:p>
              </table:table-cell>
              <table:table-cell office:value-type="float" office:value="0.050838">
                <text:p>0.05083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467872">
                <text:p>1.467872</text:p>
              </table:table-cell>
              <table:table-cell office:value-type="float" office:value="1.305407">
                <text:p>1.305407</text:p>
              </table:table-cell>
              <table:table-cell office:value-type="float" office:value="0.040194">
                <text:p>0.040194</text:p>
              </table:table-cell>
              <table:table-cell office:value-type="float" office:value="0.05676">
                <text:p>0.0567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494084">
                <text:p>1.494084</text:p>
              </table:table-cell>
              <table:table-cell office:value-type="float" office:value="1.305761">
                <text:p>1.305761</text:p>
              </table:table-cell>
              <table:table-cell office:value-type="float" office:value="0.044259">
                <text:p>0.044259</text:p>
              </table:table-cell>
              <table:table-cell office:value-type="float" office:value="0.060922">
                <text:p>0.06092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480978">
                <text:p>1.480978</text:p>
              </table:table-cell>
              <table:table-cell office:value-type="float" office:value="1.306112">
                <text:p>1.306112</text:p>
              </table:table-cell>
              <table:table-cell office:value-type="float" office:value="0.048019">
                <text:p>0.048019</text:p>
              </table:table-cell>
              <table:table-cell office:value-type="float" office:value="0.059558">
                <text:p>0.05955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480978">
                <text:p>1.480978</text:p>
              </table:table-cell>
              <table:table-cell office:value-type="float" office:value="1.30646">
                <text:p>1.30646</text:p>
              </table:table-cell>
              <table:table-cell office:value-type="float" office:value="0.051458">
                <text:p>0.051458</text:p>
              </table:table-cell>
              <table:table-cell office:value-type="float" office:value="0.060044">
                <text:p>0.06004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467872">
                <text:p>1.467872</text:p>
              </table:table-cell>
              <table:table-cell office:value-type="float" office:value="1.306806">
                <text:p>1.306806</text:p>
              </table:table-cell>
              <table:table-cell office:value-type="float" office:value="0.054592">
                <text:p>0.054592</text:p>
              </table:table-cell>
              <table:table-cell office:value-type="float" office:value="0.058653">
                <text:p>0.05865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480978">
                <text:p>1.480978</text:p>
              </table:table-cell>
              <table:table-cell office:value-type="float" office:value="1.307149">
                <text:p>1.307149</text:p>
              </table:table-cell>
              <table:table-cell office:value-type="float" office:value="0.057021">
                <text:p>0.057021</text:p>
              </table:table-cell>
              <table:table-cell office:value-type="float" office:value="0.060961">
                <text:p>0.06096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44166">
                <text:p>1.44166</text:p>
              </table:table-cell>
              <table:table-cell office:value-type="float" office:value="1.307489">
                <text:p>1.307489</text:p>
              </table:table-cell>
              <table:table-cell office:value-type="float" office:value="0.059677">
                <text:p>0.059677</text:p>
              </table:table-cell>
              <table:table-cell office:value-type="float" office:value="0.055804">
                <text:p>0.05580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44166">
                <text:p>1.44166</text:p>
              </table:table-cell>
              <table:table-cell office:value-type="float" office:value="1.307826">
                <text:p>1.307826</text:p>
              </table:table-cell>
              <table:table-cell office:value-type="float" office:value="0.062152">
                <text:p>0.062152</text:p>
              </table:table-cell>
              <table:table-cell office:value-type="float" office:value="0.056143">
                <text:p>0.05614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428554">
                <text:p>1.428554</text:p>
              </table:table-cell>
              <table:table-cell office:value-type="float" office:value="1.308161">
                <text:p>1.308161</text:p>
              </table:table-cell>
              <table:table-cell office:value-type="float" office:value="0.064719">
                <text:p>0.064719</text:p>
              </table:table-cell>
              <table:table-cell office:value-type="float" office:value="0.054602">
                <text:p>0.05460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428554">
                <text:p>1.428554</text:p>
              </table:table-cell>
              <table:table-cell office:value-type="float" office:value="1.308493">
                <text:p>1.308493</text:p>
              </table:table-cell>
              <table:table-cell office:value-type="float" office:value="0.066322">
                <text:p>0.066322</text:p>
              </table:table-cell>
              <table:table-cell office:value-type="float" office:value="0.054899">
                <text:p>0.05489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415448">
                <text:p>1.415448</text:p>
              </table:table-cell>
              <table:table-cell office:value-type="float" office:value="1.308822">
                <text:p>1.308822</text:p>
              </table:table-cell>
              <table:table-cell office:value-type="float" office:value="0.068241">
                <text:p>0.068241</text:p>
              </table:table-cell>
              <table:table-cell office:value-type="float" office:value="0.053331">
                <text:p>0.05333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415448">
                <text:p>1.415448</text:p>
              </table:table-cell>
              <table:table-cell office:value-type="float" office:value="1.309149">
                <text:p>1.309149</text:p>
              </table:table-cell>
              <table:table-cell office:value-type="float" office:value="0.070296">
                <text:p>0.070296</text:p>
              </table:table-cell>
              <table:table-cell office:value-type="float" office:value="0.053606">
                <text:p>0.05360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415448">
                <text:p>1.415448</text:p>
              </table:table-cell>
              <table:table-cell office:value-type="float" office:value="1.309473">
                <text:p>1.309473</text:p>
              </table:table-cell>
              <table:table-cell office:value-type="float" office:value="0.072091">
                <text:p>0.072091</text:p>
              </table:table-cell>
              <table:table-cell office:value-type="float" office:value="0.053887">
                <text:p>0.05388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402342">
                <text:p>1.402342</text:p>
              </table:table-cell>
              <table:table-cell office:value-type="float" office:value="1.309795">
                <text:p>1.309795</text:p>
              </table:table-cell>
              <table:table-cell office:value-type="float" office:value="0.073785">
                <text:p>0.073785</text:p>
              </table:table-cell>
              <table:table-cell office:value-type="float" office:value="0.052296">
                <text:p>0.05229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389236">
                <text:p>1.389236</text:p>
              </table:table-cell>
              <table:table-cell office:value-type="float" office:value="1.310114">
                <text:p>1.310114</text:p>
              </table:table-cell>
              <table:table-cell office:value-type="float" office:value="0.075583">
                <text:p>0.075583</text:p>
              </table:table-cell>
              <table:table-cell office:value-type="float" office:value="0.050662">
                <text:p>0.05066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389236">
                <text:p>1.389236</text:p>
              </table:table-cell>
              <table:table-cell office:value-type="float" office:value="1.31043">
                <text:p>1.31043</text:p>
              </table:table-cell>
              <table:table-cell office:value-type="float" office:value="0.076825">
                <text:p>0.076825</text:p>
              </table:table-cell>
              <table:table-cell office:value-type="float" office:value="0.050856">
                <text:p>0.05085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37613">
                <text:p>1.37613</text:p>
              </table:table-cell>
              <table:table-cell office:value-type="float" office:value="1.310744">
                <text:p>1.310744</text:p>
              </table:table-cell>
              <table:table-cell office:value-type="float" office:value="0.077628">
                <text:p>0.077628</text:p>
              </table:table-cell>
              <table:table-cell office:value-type="float" office:value="0.04917">
                <text:p>0.0491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37613">
                <text:p>1.37613</text:p>
              </table:table-cell>
              <table:table-cell office:value-type="float" office:value="1.311056">
                <text:p>1.311056</text:p>
              </table:table-cell>
              <table:table-cell office:value-type="float" office:value="0.078852">
                <text:p>0.078852</text:p>
              </table:table-cell>
              <table:table-cell office:value-type="float" office:value="0.049317">
                <text:p>0.04931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363024">
                <text:p>1.363024</text:p>
              </table:table-cell>
              <table:table-cell office:value-type="float" office:value="1.311365">
                <text:p>1.311365</text:p>
              </table:table-cell>
              <table:table-cell office:value-type="float" office:value="0.078955">
                <text:p>0.078955</text:p>
              </table:table-cell>
              <table:table-cell office:value-type="float" office:value="0.047592">
                <text:p>0.04759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323706">
                <text:p>1.323706</text:p>
              </table:table-cell>
              <table:table-cell office:value-type="float" office:value="1.311671">
                <text:p>1.311671</text:p>
              </table:table-cell>
              <table:table-cell office:value-type="float" office:value="0.078479">
                <text:p>0.078479</text:p>
              </table:table-cell>
              <table:table-cell office:value-type="float" office:value="0.042076">
                <text:p>0.04207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363024">
                <text:p>1.363024</text:p>
              </table:table-cell>
              <table:table-cell office:value-type="float" office:value="1.311976">
                <text:p>1.311976</text:p>
              </table:table-cell>
              <table:table-cell office:value-type="float" office:value="0.077717">
                <text:p>0.077717</text:p>
              </table:table-cell>
              <table:table-cell office:value-type="float" office:value="0.047683">
                <text:p>0.04768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363024">
                <text:p>1.363024</text:p>
              </table:table-cell>
              <table:table-cell office:value-type="float" office:value="1.312277">
                <text:p>1.312277</text:p>
              </table:table-cell>
              <table:table-cell office:value-type="float" office:value="0.076703">
                <text:p>0.076703</text:p>
              </table:table-cell>
              <table:table-cell office:value-type="float" office:value="0.047793">
                <text:p>0.04779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323706">
                <text:p>1.323706</text:p>
              </table:table-cell>
              <table:table-cell office:value-type="float" office:value="1.312577">
                <text:p>1.312577</text:p>
              </table:table-cell>
              <table:table-cell office:value-type="float" office:value="0.074921">
                <text:p>0.074921</text:p>
              </table:table-cell>
              <table:table-cell office:value-type="float" office:value="0.042292">
                <text:p>0.04229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336812">
                <text:p>1.336812</text:p>
              </table:table-cell>
              <table:table-cell office:value-type="float" office:value="1.312874">
                <text:p>1.312874</text:p>
              </table:table-cell>
              <table:table-cell office:value-type="float" office:value="0.072717">
                <text:p>0.072717</text:p>
              </table:table-cell>
              <table:table-cell office:value-type="float" office:value="0.044168">
                <text:p>0.04416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3106">
                <text:p>1.3106</text:p>
              </table:table-cell>
              <table:table-cell office:value-type="float" office:value="1.313168">
                <text:p>1.313168</text:p>
              </table:table-cell>
              <table:table-cell office:value-type="float" office:value="0.070368">
                <text:p>0.070368</text:p>
              </table:table-cell>
              <table:table-cell office:value-type="float" office:value="0.04045">
                <text:p>0.0404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323706">
                <text:p>1.323706</text:p>
              </table:table-cell>
              <table:table-cell office:value-type="float" office:value="1.31346">
                <text:p>1.31346</text:p>
              </table:table-cell>
              <table:table-cell office:value-type="float" office:value="0.067911">
                <text:p>0.067911</text:p>
              </table:table-cell>
              <table:table-cell office:value-type="float" office:value="0.04227">
                <text:p>0.0422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336812">
                <text:p>1.336812</text:p>
              </table:table-cell>
              <table:table-cell office:value-type="float" office:value="1.31375">
                <text:p>1.31375</text:p>
              </table:table-cell>
              <table:table-cell office:value-type="float" office:value="0.06519">
                <text:p>0.06519</text:p>
              </table:table-cell>
              <table:table-cell office:value-type="float" office:value="0.044132">
                <text:p>0.04413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336812">
                <text:p>1.336812</text:p>
              </table:table-cell>
              <table:table-cell office:value-type="float" office:value="1.314038">
                <text:p>1.314038</text:p>
              </table:table-cell>
              <table:table-cell office:value-type="float" office:value="0.06223">
                <text:p>0.06223</text:p>
              </table:table-cell>
              <table:table-cell office:value-type="float" office:value="0.044169">
                <text:p>0.04416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323706">
                <text:p>1.323706</text:p>
              </table:table-cell>
              <table:table-cell office:value-type="float" office:value="1.314323">
                <text:p>1.314323</text:p>
              </table:table-cell>
              <table:table-cell office:value-type="float" office:value="0.05899">
                <text:p>0.05899</text:p>
              </table:table-cell>
              <table:table-cell office:value-type="float" office:value="0.042338">
                <text:p>0.04233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336812">
                <text:p>1.336812</text:p>
              </table:table-cell>
              <table:table-cell office:value-type="float" office:value="1.314607">
                <text:p>1.314607</text:p>
              </table:table-cell>
              <table:table-cell office:value-type="float" office:value="0.055575">
                <text:p>0.055575</text:p>
              </table:table-cell>
              <table:table-cell office:value-type="float" office:value="0.044211">
                <text:p>0.04421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349918">
                <text:p>1.349918</text:p>
              </table:table-cell>
              <table:table-cell office:value-type="float" office:value="1.314887">
                <text:p>1.314887</text:p>
              </table:table-cell>
              <table:table-cell office:value-type="float" office:value="0.052228">
                <text:p>0.052228</text:p>
              </table:table-cell>
              <table:table-cell office:value-type="float" office:value="0.046118">
                <text:p>0.04611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323706">
                <text:p>1.323706</text:p>
              </table:table-cell>
              <table:table-cell office:value-type="float" office:value="1.315166">
                <text:p>1.315166</text:p>
              </table:table-cell>
              <table:table-cell office:value-type="float" office:value="0.048319">
                <text:p>0.048319</text:p>
              </table:table-cell>
              <table:table-cell office:value-type="float" office:value="0.042439">
                <text:p>0.04243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323706">
                <text:p>1.323706</text:p>
              </table:table-cell>
              <table:table-cell office:value-type="float" office:value="1.315442">
                <text:p>1.315442</text:p>
              </table:table-cell>
              <table:table-cell office:value-type="float" office:value="0.044991">
                <text:p>0.044991</text:p>
              </table:table-cell>
              <table:table-cell office:value-type="float" office:value="0.042423">
                <text:p>0.04242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349918">
                <text:p>1.349918</text:p>
              </table:table-cell>
              <table:table-cell office:value-type="float" office:value="1.315717">
                <text:p>1.315717</text:p>
              </table:table-cell>
              <table:table-cell office:value-type="float" office:value="0.042246">
                <text:p>0.042246</text:p>
              </table:table-cell>
              <table:table-cell office:value-type="float" office:value="0.046148">
                <text:p>0.04614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363024">
                <text:p>1.363024</text:p>
              </table:table-cell>
              <table:table-cell office:value-type="float" office:value="1.315989">
                <text:p>1.315989</text:p>
              </table:table-cell>
              <table:table-cell office:value-type="float" office:value="0.039499">
                <text:p>0.039499</text:p>
              </table:table-cell>
              <table:table-cell office:value-type="float" office:value="0.048084">
                <text:p>0.04808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323706">
                <text:p>1.323706</text:p>
              </table:table-cell>
              <table:table-cell office:value-type="float" office:value="1.316259">
                <text:p>1.316259</text:p>
              </table:table-cell>
              <table:table-cell office:value-type="float" office:value="0.037449">
                <text:p>0.037449</text:p>
              </table:table-cell>
              <table:table-cell office:value-type="float" office:value="0.042571">
                <text:p>0.04257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363024">
                <text:p>1.363024</text:p>
              </table:table-cell>
              <table:table-cell office:value-type="float" office:value="1.316526">
                <text:p>1.316526</text:p>
              </table:table-cell>
              <table:table-cell office:value-type="float" office:value="0.036321">
                <text:p>0.036321</text:p>
              </table:table-cell>
              <table:table-cell office:value-type="float" office:value="0.048183">
                <text:p>0.04818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363024">
                <text:p>1.363024</text:p>
              </table:table-cell>
              <table:table-cell office:value-type="float" office:value="1.316792">
                <text:p>1.316792</text:p>
              </table:table-cell>
              <table:table-cell office:value-type="float" office:value="0.036103">
                <text:p>0.036103</text:p>
              </table:table-cell>
              <table:table-cell office:value-type="float" office:value="0.048285">
                <text:p>0.04828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402342">
                <text:p>1.402342</text:p>
              </table:table-cell>
              <table:table-cell office:value-type="float" office:value="1.317055">
                <text:p>1.317055</text:p>
              </table:table-cell>
              <table:table-cell office:value-type="float" office:value="0.036407">
                <text:p>0.036407</text:p>
              </table:table-cell>
              <table:table-cell office:value-type="float" office:value="0.054017">
                <text:p>0.05401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389236">
                <text:p>1.389236</text:p>
              </table:table-cell>
              <table:table-cell office:value-type="float" office:value="1.317317">
                <text:p>1.317317</text:p>
              </table:table-cell>
              <table:table-cell office:value-type="float" office:value="0.036169">
                <text:p>0.036169</text:p>
              </table:table-cell>
              <table:table-cell office:value-type="float" office:value="0.052378">
                <text:p>0.05237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415448">
                <text:p>1.415448</text:p>
              </table:table-cell>
              <table:table-cell office:value-type="float" office:value="1.317576">
                <text:p>1.317576</text:p>
              </table:table-cell>
              <table:table-cell office:value-type="float" office:value="0.038785">
                <text:p>0.038785</text:p>
              </table:table-cell>
              <table:table-cell office:value-type="float" office:value="0.056322">
                <text:p>0.05632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402342">
                <text:p>1.402342</text:p>
              </table:table-cell>
              <table:table-cell office:value-type="float" office:value="1.317834">
                <text:p>1.317834</text:p>
              </table:table-cell>
              <table:table-cell office:value-type="float" office:value="0.040619">
                <text:p>0.040619</text:p>
              </table:table-cell>
              <table:table-cell office:value-type="float" office:value="0.054712">
                <text:p>0.05471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415448">
                <text:p>1.415448</text:p>
              </table:table-cell>
              <table:table-cell office:value-type="float" office:value="1.318089">
                <text:p>1.318089</text:p>
              </table:table-cell>
              <table:table-cell office:value-type="float" office:value="0.042026">
                <text:p>0.042026</text:p>
              </table:table-cell>
              <table:table-cell office:value-type="float" office:value="0.0568">
                <text:p>0.056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415448">
                <text:p>1.415448</text:p>
              </table:table-cell>
              <table:table-cell office:value-type="float" office:value="1.318342">
                <text:p>1.318342</text:p>
              </table:table-cell>
              <table:table-cell office:value-type="float" office:value="0.043868">
                <text:p>0.043868</text:p>
              </table:table-cell>
              <table:table-cell office:value-type="float" office:value="0.057044">
                <text:p>0.05704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402342">
                <text:p>1.402342</text:p>
              </table:table-cell>
              <table:table-cell office:value-type="float" office:value="1.318593">
                <text:p>1.318593</text:p>
              </table:table-cell>
              <table:table-cell office:value-type="float" office:value="0.04684">
                <text:p>0.04684</text:p>
              </table:table-cell>
              <table:table-cell office:value-type="float" office:value="0.05541">
                <text:p>0.0554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402342">
                <text:p>1.402342</text:p>
              </table:table-cell>
              <table:table-cell office:value-type="float" office:value="1.318842">
                <text:p>1.318842</text:p>
              </table:table-cell>
              <table:table-cell office:value-type="float" office:value="0.049045">
                <text:p>0.049045</text:p>
              </table:table-cell>
              <table:table-cell office:value-type="float" office:value="0.055607">
                <text:p>0.05560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402342">
                <text:p>1.402342</text:p>
              </table:table-cell>
              <table:table-cell office:value-type="float" office:value="1.31909">
                <text:p>1.31909</text:p>
              </table:table-cell>
              <table:table-cell office:value-type="float" office:value="0.051097">
                <text:p>0.051097</text:p>
              </table:table-cell>
              <table:table-cell office:value-type="float" office:value="0.055804">
                <text:p>0.05580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389236">
                <text:p>1.389236</text:p>
              </table:table-cell>
              <table:table-cell office:value-type="float" office:value="1.319335">
                <text:p>1.319335</text:p>
              </table:table-cell>
              <table:table-cell office:value-type="float" office:value="0.052843">
                <text:p>0.052843</text:p>
              </table:table-cell>
              <table:table-cell office:value-type="float" office:value="0.054131">
                <text:p>0.05413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402342">
                <text:p>1.402342</text:p>
              </table:table-cell>
              <table:table-cell office:value-type="float" office:value="1.319578">
                <text:p>1.319578</text:p>
              </table:table-cell>
              <table:table-cell office:value-type="float" office:value="0.056001">
                <text:p>0.056001</text:p>
              </table:table-cell>
              <table:table-cell office:value-type="float" office:value="0.056173">
                <text:p>0.05617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402342">
                <text:p>1.402342</text:p>
              </table:table-cell>
              <table:table-cell office:value-type="float" office:value="1.31982">
                <text:p>1.31982</text:p>
              </table:table-cell>
              <table:table-cell office:value-type="float" office:value="0.059341">
                <text:p>0.059341</text:p>
              </table:table-cell>
              <table:table-cell office:value-type="float" office:value="0.056388">
                <text:p>0.05638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389236">
                <text:p>1.389236</text:p>
              </table:table-cell>
              <table:table-cell office:value-type="float" office:value="1.320059">
                <text:p>1.320059</text:p>
              </table:table-cell>
              <table:table-cell office:value-type="float" office:value="0.06267">
                <text:p>0.06267</text:p>
              </table:table-cell>
              <table:table-cell office:value-type="float" office:value="0.054734">
                <text:p>0.05473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37613">
                <text:p>1.37613</text:p>
              </table:table-cell>
              <table:table-cell office:value-type="float" office:value="1.320297">
                <text:p>1.320297</text:p>
              </table:table-cell>
              <table:table-cell office:value-type="float" office:value="0.066279">
                <text:p>0.066279</text:p>
              </table:table-cell>
              <table:table-cell office:value-type="float" office:value="0.053038">
                <text:p>0.05303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389236">
                <text:p>1.389236</text:p>
              </table:table-cell>
              <table:table-cell office:value-type="float" office:value="1.320532">
                <text:p>1.320532</text:p>
              </table:table-cell>
              <table:table-cell office:value-type="float" office:value="0.070042">
                <text:p>0.070042</text:p>
              </table:table-cell>
              <table:table-cell office:value-type="float" office:value="0.055044">
                <text:p>0.05504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363024">
                <text:p>1.363024</text:p>
              </table:table-cell>
              <table:table-cell office:value-type="float" office:value="1.320766">
                <text:p>1.320766</text:p>
              </table:table-cell>
              <table:table-cell office:value-type="float" office:value="0.072979">
                <text:p>0.072979</text:p>
              </table:table-cell>
              <table:table-cell office:value-type="float" office:value="0.051463">
                <text:p>0.05146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363024">
                <text:p>1.363024</text:p>
              </table:table-cell>
              <table:table-cell office:value-type="float" office:value="1.320998">
                <text:p>1.320998</text:p>
              </table:table-cell>
              <table:table-cell office:value-type="float" office:value="0.076603">
                <text:p>0.076603</text:p>
              </table:table-cell>
              <table:table-cell office:value-type="float" office:value="0.051551">
                <text:p>0.05155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336812">
                <text:p>1.336812</text:p>
              </table:table-cell>
              <table:table-cell office:value-type="float" office:value="1.321229">
                <text:p>1.321229</text:p>
              </table:table-cell>
              <table:table-cell office:value-type="float" office:value="0.080457">
                <text:p>0.080457</text:p>
              </table:table-cell>
              <table:table-cell office:value-type="float" office:value="0.047887">
                <text:p>0.04788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336812">
                <text:p>1.336812</text:p>
              </table:table-cell>
              <table:table-cell office:value-type="float" office:value="1.321457">
                <text:p>1.321457</text:p>
              </table:table-cell>
              <table:table-cell office:value-type="float" office:value="0.084145">
                <text:p>0.084145</text:p>
              </table:table-cell>
              <table:table-cell office:value-type="float" office:value="0.047889">
                <text:p>0.04788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297494">
                <text:p>1.297494</text:p>
              </table:table-cell>
              <table:table-cell office:value-type="float" office:value="1.321683">
                <text:p>1.321683</text:p>
              </table:table-cell>
              <table:table-cell office:value-type="float" office:value="0.088192">
                <text:p>0.088192</text:p>
              </table:table-cell>
              <table:table-cell office:value-type="float" office:value="0.042269">
                <text:p>0.04226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336812">
                <text:p>1.336812</text:p>
              </table:table-cell>
              <table:table-cell office:value-type="float" office:value="1.321908">
                <text:p>1.321908</text:p>
              </table:table-cell>
              <table:table-cell office:value-type="float" office:value="0.091299">
                <text:p>0.091299</text:p>
              </table:table-cell>
              <table:table-cell office:value-type="float" office:value="0.047777">
                <text:p>0.04777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323706">
                <text:p>1.323706</text:p>
              </table:table-cell>
              <table:table-cell office:value-type="float" office:value="1.322131">
                <text:p>1.322131</text:p>
              </table:table-cell>
              <table:table-cell office:value-type="float" office:value="0.093098">
                <text:p>0.093098</text:p>
              </table:table-cell>
              <table:table-cell office:value-type="float" office:value="0.045919">
                <text:p>0.04591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24507">
                <text:p>1.24507</text:p>
              </table:table-cell>
              <table:table-cell office:value-type="float" office:value="1.322352">
                <text:p>1.322352</text:p>
              </table:table-cell>
              <table:table-cell office:value-type="float" office:value="0.093223">
                <text:p>0.093223</text:p>
              </table:table-cell>
              <table:table-cell office:value-type="float" office:value="0.034658">
                <text:p>0.03465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271282">
                <text:p>1.271282</text:p>
              </table:table-cell>
              <table:table-cell office:value-type="float" office:value="1.322571">
                <text:p>1.322571</text:p>
              </table:table-cell>
              <table:table-cell office:value-type="float" office:value="0.091985">
                <text:p>0.091985</text:p>
              </table:table-cell>
              <table:table-cell office:value-type="float" office:value="0.038141">
                <text:p>0.03814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24507">
                <text:p>1.24507</text:p>
              </table:table-cell>
              <table:table-cell office:value-type="float" office:value="1.322789">
                <text:p>1.322789</text:p>
              </table:table-cell>
              <table:table-cell office:value-type="float" office:value="0.089806">
                <text:p>0.089806</text:p>
              </table:table-cell>
              <table:table-cell office:value-type="float" office:value="0.034192">
                <text:p>0.03419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231964">
                <text:p>1.231964</text:p>
              </table:table-cell>
              <table:table-cell office:value-type="float" office:value="1.323005">
                <text:p>1.323005</text:p>
              </table:table-cell>
              <table:table-cell office:value-type="float" office:value="0.08648">
                <text:p>0.08648</text:p>
              </table:table-cell>
              <table:table-cell office:value-type="float" office:value="0.032042">
                <text:p>0.03204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231964">
                <text:p>1.231964</text:p>
              </table:table-cell>
              <table:table-cell office:value-type="float" office:value="1.323219">
                <text:p>1.323219</text:p>
              </table:table-cell>
              <table:table-cell office:value-type="float" office:value="0.0826">
                <text:p>0.0826</text:p>
              </table:table-cell>
              <table:table-cell office:value-type="float" office:value="0.031736">
                <text:p>0.03173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192646">
                <text:p>1.192646</text:p>
              </table:table-cell>
              <table:table-cell office:value-type="float" office:value="1.323432">
                <text:p>1.323432</text:p>
              </table:table-cell>
              <table:table-cell office:value-type="float" office:value="0.078104">
                <text:p>0.078104</text:p>
              </table:table-cell>
              <table:table-cell office:value-type="float" office:value="0.025812">
                <text:p>0.02581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218858">
                <text:p>1.218858</text:p>
              </table:table-cell>
              <table:table-cell office:value-type="float" office:value="1.323643">
                <text:p>1.323643</text:p>
              </table:table-cell>
              <table:table-cell office:value-type="float" office:value="0.073481">
                <text:p>0.073481</text:p>
              </table:table-cell>
              <table:table-cell office:value-type="float" office:value="0.029144">
                <text:p>0.02914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205752">
                <text:p>1.205752</text:p>
              </table:table-cell>
              <table:table-cell office:value-type="float" office:value="1.323852">
                <text:p>1.323852</text:p>
              </table:table-cell>
              <table:table-cell office:value-type="float" office:value="0.068993">
                <text:p>0.068993</text:p>
              </table:table-cell>
              <table:table-cell office:value-type="float" office:value="0.026936">
                <text:p>0.02693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231964">
                <text:p>1.231964</text:p>
              </table:table-cell>
              <table:table-cell office:value-type="float" office:value="1.324059">
                <text:p>1.324059</text:p>
              </table:table-cell>
              <table:table-cell office:value-type="float" office:value="0.06459">
                <text:p>0.06459</text:p>
              </table:table-cell>
              <table:table-cell office:value-type="float" office:value="0.03032">
                <text:p>0.0303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17954">
                <text:p>1.17954</text:p>
              </table:table-cell>
              <table:table-cell office:value-type="float" office:value="1.324265">
                <text:p>1.324265</text:p>
              </table:table-cell>
              <table:table-cell office:value-type="float" office:value="0.059518">
                <text:p>0.059518</text:p>
              </table:table-cell>
              <table:table-cell office:value-type="float" office:value="0.022539">
                <text:p>0.02253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218858">
                <text:p>1.218858</text:p>
              </table:table-cell>
              <table:table-cell office:value-type="float" office:value="1.324469">
                <text:p>1.324469</text:p>
              </table:table-cell>
              <table:table-cell office:value-type="float" office:value="0.054848">
                <text:p>0.054848</text:p>
              </table:table-cell>
              <table:table-cell office:value-type="float" office:value="0.027712">
                <text:p>0.02771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205752">
                <text:p>1.205752</text:p>
              </table:table-cell>
              <table:table-cell office:value-type="float" office:value="1.324672">
                <text:p>1.324672</text:p>
              </table:table-cell>
              <table:table-cell office:value-type="float" office:value="0.049762">
                <text:p>0.049762</text:p>
              </table:table-cell>
              <table:table-cell office:value-type="float" office:value="0.025497">
                <text:p>0.02549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218858">
                <text:p>1.218858</text:p>
              </table:table-cell>
              <table:table-cell office:value-type="float" office:value="1.324873">
                <text:p>1.324873</text:p>
              </table:table-cell>
              <table:table-cell office:value-type="float" office:value="0.044694">
                <text:p>0.044694</text:p>
              </table:table-cell>
              <table:table-cell office:value-type="float" office:value="0.02699">
                <text:p>0.0269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231964">
                <text:p>1.231964</text:p>
              </table:table-cell>
              <table:table-cell office:value-type="float" office:value="1.325072">
                <text:p>1.325072</text:p>
              </table:table-cell>
              <table:table-cell office:value-type="float" office:value="0.039822">
                <text:p>0.039822</text:p>
              </table:table-cell>
              <table:table-cell office:value-type="float" office:value="0.028525">
                <text:p>0.02852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205752">
                <text:p>1.205752</text:p>
              </table:table-cell>
              <table:table-cell office:value-type="float" office:value="1.32527">
                <text:p>1.32527</text:p>
              </table:table-cell>
              <table:table-cell office:value-type="float" office:value="0.034616">
                <text:p>0.034616</text:p>
              </table:table-cell>
              <table:table-cell office:value-type="float" office:value="0.024477">
                <text:p>0.02447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218858">
                <text:p>1.218858</text:p>
              </table:table-cell>
              <table:table-cell office:value-type="float" office:value="1.325466">
                <text:p>1.325466</text:p>
              </table:table-cell>
              <table:table-cell office:value-type="float" office:value="0.031162">
                <text:p>0.031162</text:p>
              </table:table-cell>
              <table:table-cell office:value-type="float" office:value="0.025966">
                <text:p>0.02596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231964">
                <text:p>1.231964</text:p>
              </table:table-cell>
              <table:table-cell office:value-type="float" office:value="1.325661">
                <text:p>1.325661</text:p>
              </table:table-cell>
              <table:table-cell office:value-type="float" office:value="0.02885">
                <text:p>0.02885</text:p>
              </table:table-cell>
              <table:table-cell office:value-type="float" office:value="0.027488">
                <text:p>0.02748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258176">
                <text:p>1.258176</text:p>
              </table:table-cell>
              <table:table-cell office:value-type="float" office:value="1.325854">
                <text:p>1.325854</text:p>
              </table:table-cell>
              <table:table-cell office:value-type="float" office:value="0.027103">
                <text:p>0.027103</text:p>
              </table:table-cell>
              <table:table-cell office:value-type="float" office:value="0.030929">
                <text:p>0.03092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271282">
                <text:p>1.271282</text:p>
              </table:table-cell>
              <table:table-cell office:value-type="float" office:value="1.326046">
                <text:p>1.326046</text:p>
              </table:table-cell>
              <table:table-cell office:value-type="float" office:value="0.025662">
                <text:p>0.025662</text:p>
              </table:table-cell>
              <table:table-cell office:value-type="float" office:value="0.032585">
                <text:p>0.03258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271282">
                <text:p>1.271282</text:p>
              </table:table-cell>
              <table:table-cell office:value-type="float" office:value="1.326236">
                <text:p>1.326236</text:p>
              </table:table-cell>
              <table:table-cell office:value-type="float" office:value="0.025734">
                <text:p>0.025734</text:p>
              </table:table-cell>
              <table:table-cell office:value-type="float" office:value="0.032413">
                <text:p>0.03241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271282">
                <text:p>1.271282</text:p>
              </table:table-cell>
              <table:table-cell office:value-type="float" office:value="1.326424">
                <text:p>1.326424</text:p>
              </table:table-cell>
              <table:table-cell office:value-type="float" office:value="0.025885">
                <text:p>0.025885</text:p>
              </table:table-cell>
              <table:table-cell office:value-type="float" office:value="0.032235">
                <text:p>0.03223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284388">
                <text:p>1.284388</text:p>
              </table:table-cell>
              <table:table-cell office:value-type="float" office:value="1.326612">
                <text:p>1.326612</text:p>
              </table:table-cell>
              <table:table-cell office:value-type="float" office:value="0.026081">
                <text:p>0.026081</text:p>
              </table:table-cell>
              <table:table-cell office:value-type="float" office:value="0.033917">
                <text:p>0.03391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297494">
                <text:p>1.297494</text:p>
              </table:table-cell>
              <table:table-cell office:value-type="float" office:value="1.326797">
                <text:p>1.326797</text:p>
              </table:table-cell>
              <table:table-cell office:value-type="float" office:value="0.026704">
                <text:p>0.026704</text:p>
              </table:table-cell>
              <table:table-cell office:value-type="float" office:value="0.035631">
                <text:p>0.03563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284388">
                <text:p>1.284388</text:p>
              </table:table-cell>
              <table:table-cell office:value-type="float" office:value="1.326981">
                <text:p>1.326981</text:p>
              </table:table-cell>
              <table:table-cell office:value-type="float" office:value="0.02825">
                <text:p>0.02825</text:p>
              </table:table-cell>
              <table:table-cell office:value-type="float" office:value="0.033634">
                <text:p>0.03363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3106">
                <text:p>1.3106</text:p>
              </table:table-cell>
              <table:table-cell office:value-type="float" office:value="1.327164">
                <text:p>1.327164</text:p>
              </table:table-cell>
              <table:table-cell office:value-type="float" office:value="0.029621">
                <text:p>0.029621</text:p>
              </table:table-cell>
              <table:table-cell office:value-type="float" office:value="0.03722">
                <text:p>0.0372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271282">
                <text:p>1.271282</text:p>
              </table:table-cell>
              <table:table-cell office:value-type="float" office:value="1.327345">
                <text:p>1.327345</text:p>
              </table:table-cell>
              <table:table-cell office:value-type="float" office:value="0.030576">
                <text:p>0.030576</text:p>
              </table:table-cell>
              <table:table-cell office:value-type="float" office:value="0.031513">
                <text:p>0.03151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271282">
                <text:p>1.271282</text:p>
              </table:table-cell>
              <table:table-cell office:value-type="float" office:value="1.327525">
                <text:p>1.327525</text:p>
              </table:table-cell>
              <table:table-cell office:value-type="float" office:value="0.031346">
                <text:p>0.031346</text:p>
              </table:table-cell>
              <table:table-cell office:value-type="float" office:value="0.031304">
                <text:p>0.03130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297494">
                <text:p>1.297494</text:p>
              </table:table-cell>
              <table:table-cell office:value-type="float" office:value="1.327703">
                <text:p>1.327703</text:p>
              </table:table-cell>
              <table:table-cell office:value-type="float" office:value="0.03286">
                <text:p>0.03286</text:p>
              </table:table-cell>
              <table:table-cell office:value-type="float" office:value="0.03484">
                <text:p>0.0348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284388">
                <text:p>1.284388</text:p>
              </table:table-cell>
              <table:table-cell office:value-type="float" office:value="1.32788">
                <text:p>1.32788</text:p>
              </table:table-cell>
              <table:table-cell office:value-type="float" office:value="0.033933">
                <text:p>0.033933</text:p>
              </table:table-cell>
              <table:table-cell office:value-type="float" office:value="0.032841">
                <text:p>0.03284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284388">
                <text:p>1.284388</text:p>
              </table:table-cell>
              <table:table-cell office:value-type="float" office:value="1.328056">
                <text:p>1.328056</text:p>
              </table:table-cell>
              <table:table-cell office:value-type="float" office:value="0.035303">
                <text:p>0.035303</text:p>
              </table:table-cell>
              <table:table-cell office:value-type="float" office:value="0.032688">
                <text:p>0.03268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258176">
                <text:p>1.258176</text:p>
              </table:table-cell>
              <table:table-cell office:value-type="float" office:value="1.32823">
                <text:p>1.32823</text:p>
              </table:table-cell>
              <table:table-cell office:value-type="float" office:value="0.037279">
                <text:p>0.037279</text:p>
              </table:table-cell>
              <table:table-cell office:value-type="float" office:value="0.028787">
                <text:p>0.02878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271282">
                <text:p>1.271282</text:p>
              </table:table-cell>
              <table:table-cell office:value-type="float" office:value="1.328402">
                <text:p>1.328402</text:p>
              </table:table-cell>
              <table:table-cell office:value-type="float" office:value="0.040028">
                <text:p>0.040028</text:p>
              </table:table-cell>
              <table:table-cell office:value-type="float" office:value="0.030423">
                <text:p>0.03042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271282">
                <text:p>1.271282</text:p>
              </table:table-cell>
              <table:table-cell office:value-type="float" office:value="1.328574">
                <text:p>1.328574</text:p>
              </table:table-cell>
              <table:table-cell office:value-type="float" office:value="0.04219">
                <text:p>0.04219</text:p>
              </table:table-cell>
              <table:table-cell office:value-type="float" office:value="0.030221">
                <text:p>0.03022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271282">
                <text:p>1.271282</text:p>
              </table:table-cell>
              <table:table-cell office:value-type="float" office:value="1.328744">
                <text:p>1.328744</text:p>
              </table:table-cell>
              <table:table-cell office:value-type="float" office:value="0.044177">
                <text:p>0.044177</text:p>
              </table:table-cell>
              <table:table-cell office:value-type="float" office:value="0.030025">
                <text:p>0.03002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271282">
                <text:p>1.271282</text:p>
              </table:table-cell>
              <table:table-cell office:value-type="float" office:value="1.328912">
                <text:p>1.328912</text:p>
              </table:table-cell>
              <table:table-cell office:value-type="float" office:value="0.046767">
                <text:p>0.046767</text:p>
              </table:table-cell>
              <table:table-cell office:value-type="float" office:value="0.029833">
                <text:p>0.02983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271282">
                <text:p>1.271282</text:p>
              </table:table-cell>
              <table:table-cell office:value-type="float" office:value="1.32908">
                <text:p>1.32908</text:p>
              </table:table-cell>
              <table:table-cell office:value-type="float" office:value="0.048664">
                <text:p>0.048664</text:p>
              </table:table-cell>
              <table:table-cell office:value-type="float" office:value="0.029644">
                <text:p>0.02964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24507">
                <text:p>1.24507</text:p>
              </table:table-cell>
              <table:table-cell office:value-type="float" office:value="1.329246">
                <text:p>1.329246</text:p>
              </table:table-cell>
              <table:table-cell office:value-type="float" office:value="0.050934">
                <text:p>0.050934</text:p>
              </table:table-cell>
              <table:table-cell office:value-type="float" office:value="0.025701">
                <text:p>0.02570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231964">
                <text:p>1.231964</text:p>
              </table:table-cell>
              <table:table-cell office:value-type="float" office:value="1.329411">
                <text:p>1.329411</text:p>
              </table:table-cell>
              <table:table-cell office:value-type="float" office:value="0.05309">
                <text:p>0.05309</text:p>
              </table:table-cell>
              <table:table-cell office:value-type="float" office:value="0.023545">
                <text:p>0.02354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218858">
                <text:p>1.218858</text:p>
              </table:table-cell>
              <table:table-cell office:value-type="float" office:value="1.329574">
                <text:p>1.329574</text:p>
              </table:table-cell>
              <table:table-cell office:value-type="float" office:value="0.0553">
                <text:p>0.0553</text:p>
              </table:table-cell>
              <table:table-cell office:value-type="float" office:value="0.021337">
                <text:p>0.02133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24507">
                <text:p>1.24507</text:p>
              </table:table-cell>
              <table:table-cell office:value-type="float" office:value="1.329736">
                <text:p>1.329736</text:p>
              </table:table-cell>
              <table:table-cell office:value-type="float" office:value="0.057481">
                <text:p>0.057481</text:p>
              </table:table-cell>
              <table:table-cell office:value-type="float" office:value="0.024714">
                <text:p>0.02471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218858">
                <text:p>1.218858</text:p>
              </table:table-cell>
              <table:table-cell office:value-type="float" office:value="1.329897">
                <text:p>1.329897</text:p>
              </table:table-cell>
              <table:table-cell office:value-type="float" office:value="0.05891">
                <text:p>0.05891</text:p>
              </table:table-cell>
              <table:table-cell office:value-type="float" office:value="0.020684">
                <text:p>0.02068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192646">
                <text:p>1.192646</text:p>
              </table:table-cell>
              <table:table-cell office:value-type="float" office:value="1.330056">
                <text:p>1.330056</text:p>
              </table:table-cell>
              <table:table-cell office:value-type="float" office:value="0.059419">
                <text:p>0.059419</text:p>
              </table:table-cell>
              <table:table-cell office:value-type="float" office:value="0.016584">
                <text:p>0.01658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17954">
                <text:p>1.17954</text:p>
              </table:table-cell>
              <table:table-cell office:value-type="float" office:value="1.330215">
                <text:p>1.330215</text:p>
              </table:table-cell>
              <table:table-cell office:value-type="float" office:value="0.058588">
                <text:p>0.058588</text:p>
              </table:table-cell>
              <table:table-cell office:value-type="float" office:value="0.014274">
                <text:p>0.01427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192646">
                <text:p>1.192646</text:p>
              </table:table-cell>
              <table:table-cell office:value-type="float" office:value="1.330372">
                <text:p>1.330372</text:p>
              </table:table-cell>
              <table:table-cell office:value-type="float" office:value="0.055952">
                <text:p>0.055952</text:p>
              </table:table-cell>
              <table:table-cell office:value-type="float" office:value="0.015666">
                <text:p>0.01566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153328">
                <text:p>1.153328</text:p>
              </table:table-cell>
              <table:table-cell office:value-type="float" office:value="1.330527">
                <text:p>1.330527</text:p>
              </table:table-cell>
              <table:table-cell office:value-type="float" office:value="0.052654">
                <text:p>0.052654</text:p>
              </table:table-cell>
              <table:table-cell office:value-type="float" office:value="0.009603">
                <text:p>0.00960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153328">
                <text:p>1.153328</text:p>
              </table:table-cell>
              <table:table-cell office:value-type="float" office:value="1.330682">
                <text:p>1.330682</text:p>
              </table:table-cell>
              <table:table-cell office:value-type="float" office:value="0.048403">
                <text:p>0.048403</text:p>
              </table:table-cell>
              <table:table-cell office:value-type="float" office:value="0.009047">
                <text:p>0.00904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127116">
                <text:p>1.127116</text:p>
              </table:table-cell>
              <table:table-cell office:value-type="float" office:value="1.330835">
                <text:p>1.330835</text:p>
              </table:table-cell>
              <table:table-cell office:value-type="float" office:value="0.043933">
                <text:p>0.043933</text:p>
              </table:table-cell>
              <table:table-cell office:value-type="float" office:value="0.004741">
                <text:p>0.00474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140222">
                <text:p>1.140222</text:p>
              </table:table-cell>
              <table:table-cell office:value-type="float" office:value="1.330987">
                <text:p>1.330987</text:p>
              </table:table-cell>
              <table:table-cell office:value-type="float" office:value="0.03892">
                <text:p>0.03892</text:p>
              </table:table-cell>
              <table:table-cell office:value-type="float" office:value="0.005979">
                <text:p>0.00597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140222">
                <text:p>1.140222</text:p>
              </table:table-cell>
              <table:table-cell office:value-type="float" office:value="1.331138">
                <text:p>1.331138</text:p>
              </table:table-cell>
              <table:table-cell office:value-type="float" office:value="0.03362">
                <text:p>0.03362</text:p>
              </table:table-cell>
              <table:table-cell office:value-type="float" office:value="0.00539">
                <text:p>0.0053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153328">
                <text:p>1.153328</text:p>
              </table:table-cell>
              <table:table-cell office:value-type="float" office:value="1.331288">
                <text:p>1.331288</text:p>
              </table:table-cell>
              <table:table-cell office:value-type="float" office:value="0.027782">
                <text:p>0.027782</text:p>
              </table:table-cell>
              <table:table-cell office:value-type="float" office:value="0.006686">
                <text:p>0.00668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153328">
                <text:p>1.153328</text:p>
              </table:table-cell>
              <table:table-cell office:value-type="float" office:value="1.331436">
                <text:p>1.331436</text:p>
              </table:table-cell>
              <table:table-cell office:value-type="float" office:value="0.021722">
                <text:p>0.021722</text:p>
              </table:table-cell>
              <table:table-cell office:value-type="float" office:value="0.006156">
                <text:p>0.00615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17954">
                <text:p>1.17954</text:p>
              </table:table-cell>
              <table:table-cell office:value-type="float" office:value="1.331584">
                <text:p>1.331584</text:p>
              </table:table-cell>
              <table:table-cell office:value-type="float" office:value="0.015417">
                <text:p>0.015417</text:p>
              </table:table-cell>
              <table:table-cell office:value-type="float" office:value="0.009376">
                <text:p>0.00937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153328">
                <text:p>1.153328</text:p>
              </table:table-cell>
              <table:table-cell office:value-type="float" office:value="1.33173">
                <text:p>1.33173</text:p>
              </table:table-cell>
              <table:table-cell office:value-type="float" office:value="0.008633">
                <text:p>0.008633</text:p>
              </table:table-cell>
              <table:table-cell office:value-type="float" office:value="0.005173">
                <text:p>0.00517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140222">
                <text:p>1.140222</text:p>
              </table:table-cell>
              <table:table-cell office:value-type="float" office:value="1.331875">
                <text:p>1.331875</text:p>
              </table:table-cell>
              <table:table-cell office:value-type="float" office:value="0.002326">
                <text:p>0.002326</text:p>
              </table:table-cell>
              <table:table-cell office:value-type="float" office:value="0.002751">
                <text:p>0.00275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17954">
                <text:p>1.17954</text:p>
              </table:table-cell>
              <table:table-cell office:value-type="float" office:value="1.332019">
                <text:p>1.332019</text:p>
              </table:table-cell>
              <table:table-cell office:value-type="float" office:value="-0.002013">
                <text:p>-0.002013</text:p>
              </table:table-cell>
              <table:table-cell office:value-type="float" office:value="0.007769">
                <text:p>0.00776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17954">
                <text:p>1.17954</text:p>
              </table:table-cell>
              <table:table-cell office:value-type="float" office:value="1.332161">
                <text:p>1.332161</text:p>
              </table:table-cell>
              <table:table-cell office:value-type="float" office:value="-0.005624">
                <text:p>-0.005624</text:p>
              </table:table-cell>
              <table:table-cell office:value-type="float" office:value="0.007281">
                <text:p>0.00728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205752">
                <text:p>1.205752</text:p>
              </table:table-cell>
              <table:table-cell office:value-type="float" office:value="1.332303">
                <text:p>1.332303</text:p>
              </table:table-cell>
              <table:table-cell office:value-type="float" office:value="-0.008218">
                <text:p>-0.008218</text:p>
              </table:table-cell>
              <table:table-cell office:value-type="float" office:value="0.010555">
                <text:p>0.01055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218858">
                <text:p>1.218858</text:p>
              </table:table-cell>
              <table:table-cell office:value-type="float" office:value="1.332443">
                <text:p>1.332443</text:p>
              </table:table-cell>
              <table:table-cell office:value-type="float" office:value="-0.009941">
                <text:p>-0.009941</text:p>
              </table:table-cell>
              <table:table-cell office:value-type="float" office:value="0.012044">
                <text:p>0.01204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205752">
                <text:p>1.205752</text:p>
              </table:table-cell>
              <table:table-cell office:value-type="float" office:value="1.332583">
                <text:p>1.332583</text:p>
              </table:table-cell>
              <table:table-cell office:value-type="float" office:value="-0.011381">
                <text:p>-0.011381</text:p>
              </table:table-cell>
              <table:table-cell office:value-type="float" office:value="0.009825">
                <text:p>0.00982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231964">
                <text:p>1.231964</text:p>
              </table:table-cell>
              <table:table-cell office:value-type="float" office:value="1.332721">
                <text:p>1.332721</text:p>
              </table:table-cell>
              <table:table-cell office:value-type="float" office:value="-0.011475">
                <text:p>-0.011475</text:p>
              </table:table-cell>
              <table:table-cell office:value-type="float" office:value="0.013182">
                <text:p>0.01318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284388">
                <text:p>1.284388</text:p>
              </table:table-cell>
              <table:table-cell office:value-type="float" office:value="1.332858">
                <text:p>1.332858</text:p>
              </table:table-cell>
              <table:table-cell office:value-type="float" office:value="-0.010957">
                <text:p>-0.010957</text:p>
              </table:table-cell>
              <table:table-cell office:value-type="float" office:value="0.02036">
                <text:p>0.0203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284388">
                <text:p>1.284388</text:p>
              </table:table-cell>
              <table:table-cell office:value-type="float" office:value="1.332994">
                <text:p>1.332994</text:p>
              </table:table-cell>
              <table:table-cell office:value-type="float" office:value="-0.010755">
                <text:p>-0.010755</text:p>
              </table:table-cell>
              <table:table-cell office:value-type="float" office:value="0.020208">
                <text:p>0.02020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258176">
                <text:p>1.258176</text:p>
              </table:table-cell>
              <table:table-cell office:value-type="float" office:value="1.333129">
                <text:p>1.333129</text:p>
              </table:table-cell>
              <table:table-cell office:value-type="float" office:value="-0.009726">
                <text:p>-0.009726</text:p>
              </table:table-cell>
              <table:table-cell office:value-type="float" office:value="0.016307">
                <text:p>0.01630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258176">
                <text:p>1.258176</text:p>
              </table:table-cell>
              <table:table-cell office:value-type="float" office:value="1.333263">
                <text:p>1.333263</text:p>
              </table:table-cell>
              <table:table-cell office:value-type="float" office:value="-0.009009">
                <text:p>-0.009009</text:p>
              </table:table-cell>
              <table:table-cell office:value-type="float" office:value="0.016057">
                <text:p>0.01605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284388">
                <text:p>1.284388</text:p>
              </table:table-cell>
              <table:table-cell office:value-type="float" office:value="1.333395">
                <text:p>1.333395</text:p>
              </table:table-cell>
              <table:table-cell office:value-type="float" office:value="-0.007978">
                <text:p>-0.007978</text:p>
              </table:table-cell>
              <table:table-cell office:value-type="float" office:value="0.019534">
                <text:p>0.01953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3106">
                <text:p>1.3106</text:p>
              </table:table-cell>
              <table:table-cell office:value-type="float" office:value="1.333527">
                <text:p>1.333527</text:p>
              </table:table-cell>
              <table:table-cell office:value-type="float" office:value="-0.007367">
                <text:p>-0.007367</text:p>
              </table:table-cell>
              <table:table-cell office:value-type="float" office:value="0.023094">
                <text:p>0.02309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271282">
                <text:p>1.271282</text:p>
              </table:table-cell>
              <table:table-cell office:value-type="float" office:value="1.333658">
                <text:p>1.333658</text:p>
              </table:table-cell>
              <table:table-cell office:value-type="float" office:value="-0.006682">
                <text:p>-0.006682</text:p>
              </table:table-cell>
              <table:table-cell office:value-type="float" office:value="0.017376">
                <text:p>0.01737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284388">
                <text:p>1.284388</text:p>
              </table:table-cell>
              <table:table-cell office:value-type="float" office:value="1.333788">
                <text:p>1.333788</text:p>
              </table:table-cell>
              <table:table-cell office:value-type="float" office:value="-0.004971">
                <text:p>-0.004971</text:p>
              </table:table-cell>
              <table:table-cell office:value-type="float" office:value="0.019041">
                <text:p>0.01904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297494">
                <text:p>1.297494</text:p>
              </table:table-cell>
              <table:table-cell office:value-type="float" office:value="1.333916">
                <text:p>1.333916</text:p>
              </table:table-cell>
              <table:table-cell office:value-type="float" office:value="-0.002235">
                <text:p>-0.002235</text:p>
              </table:table-cell>
              <table:table-cell office:value-type="float" office:value="0.02074">
                <text:p>0.0207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297494">
                <text:p>1.297494</text:p>
              </table:table-cell>
              <table:table-cell office:value-type="float" office:value="1.334044">
                <text:p>1.334044</text:p>
              </table:table-cell>
              <table:table-cell office:value-type="float" office:value="-0.000704">
                <text:p>-0.000704</text:p>
              </table:table-cell>
              <table:table-cell office:value-type="float" office:value="0.020608">
                <text:p>0.02060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297494">
                <text:p>1.297494</text:p>
              </table:table-cell>
              <table:table-cell office:value-type="float" office:value="1.33417">
                <text:p>1.33417</text:p>
              </table:table-cell>
              <table:table-cell office:value-type="float" office:value="0.001027">
                <text:p>0.001027</text:p>
              </table:table-cell>
              <table:table-cell office:value-type="float" office:value="0.020482">
                <text:p>0.02048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284388">
                <text:p>1.284388</text:p>
              </table:table-cell>
              <table:table-cell office:value-type="float" office:value="1.334296">
                <text:p>1.334296</text:p>
              </table:table-cell>
              <table:table-cell office:value-type="float" office:value="0.004002">
                <text:p>0.004002</text:p>
              </table:table-cell>
              <table:table-cell office:value-type="float" office:value="0.018481">
                <text:p>0.01848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258176">
                <text:p>1.258176</text:p>
              </table:table-cell>
              <table:table-cell office:value-type="float" office:value="1.334421">
                <text:p>1.334421</text:p>
              </table:table-cell>
              <table:table-cell office:value-type="float" office:value="0.006888">
                <text:p>0.006888</text:p>
              </table:table-cell>
              <table:table-cell office:value-type="float" office:value="0.014558">
                <text:p>0.01455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3106">
                <text:p>1.3106</text:p>
              </table:table-cell>
              <table:table-cell office:value-type="float" office:value="1.334544">
                <text:p>1.334544</text:p>
              </table:table-cell>
              <table:table-cell office:value-type="float" office:value="0.008948">
                <text:p>0.008948</text:p>
              </table:table-cell>
              <table:table-cell office:value-type="float" office:value="0.021796">
                <text:p>0.02179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297494">
                <text:p>1.297494</text:p>
              </table:table-cell>
              <table:table-cell office:value-type="float" office:value="1.334667">
                <text:p>1.334667</text:p>
              </table:table-cell>
              <table:table-cell office:value-type="float" office:value="0.01159">
                <text:p>0.01159</text:p>
              </table:table-cell>
              <table:table-cell office:value-type="float" office:value="0.019828">
                <text:p>0.01982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284388">
                <text:p>1.284388</text:p>
              </table:table-cell>
              <table:table-cell office:value-type="float" office:value="1.334789">
                <text:p>1.334789</text:p>
              </table:table-cell>
              <table:table-cell office:value-type="float" office:value="0.015333">
                <text:p>0.015333</text:p>
              </table:table-cell>
              <table:table-cell office:value-type="float" office:value="0.017834">
                <text:p>0.01783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284388">
                <text:p>1.284388</text:p>
              </table:table-cell>
              <table:table-cell office:value-type="float" office:value="1.334909">
                <text:p>1.334909</text:p>
              </table:table-cell>
              <table:table-cell office:value-type="float" office:value="0.018865">
                <text:p>0.018865</text:p>
              </table:table-cell>
              <table:table-cell office:value-type="float" office:value="0.017673">
                <text:p>0.01767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284388">
                <text:p>1.284388</text:p>
              </table:table-cell>
              <table:table-cell office:value-type="float" office:value="1.335029">
                <text:p>1.335029</text:p>
              </table:table-cell>
              <table:table-cell office:value-type="float" office:value="0.022259">
                <text:p>0.022259</text:p>
              </table:table-cell>
              <table:table-cell office:value-type="float" office:value="0.017503">
                <text:p>0.01750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284388">
                <text:p>1.284388</text:p>
              </table:table-cell>
              <table:table-cell office:value-type="float" office:value="1.335148">
                <text:p>1.335148</text:p>
              </table:table-cell>
              <table:table-cell office:value-type="float" office:value="0.0254">
                <text:p>0.0254</text:p>
              </table:table-cell>
              <table:table-cell office:value-type="float" office:value="0.01733">
                <text:p>0.0173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258176">
                <text:p>1.258176</text:p>
              </table:table-cell>
              <table:table-cell office:value-type="float" office:value="1.335266">
                <text:p>1.335266</text:p>
              </table:table-cell>
              <table:table-cell office:value-type="float" office:value="0.028066">
                <text:p>0.028066</text:p>
              </table:table-cell>
              <table:table-cell office:value-type="float" office:value="0.013406">
                <text:p>0.01340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258176">
                <text:p>1.258176</text:p>
              </table:table-cell>
              <table:table-cell office:value-type="float" office:value="1.335383">
                <text:p>1.335383</text:p>
              </table:table-cell>
              <table:table-cell office:value-type="float" office:value="0.030521">
                <text:p>0.030521</text:p>
              </table:table-cell>
              <table:table-cell office:value-type="float" office:value="0.013148">
                <text:p>0.01314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24507">
                <text:p>1.24507</text:p>
              </table:table-cell>
              <table:table-cell office:value-type="float" office:value="1.335499">
                <text:p>1.335499</text:p>
              </table:table-cell>
              <table:table-cell office:value-type="float" office:value="0.032632">
                <text:p>0.032632</text:p>
              </table:table-cell>
              <table:table-cell office:value-type="float" office:value="0.011013">
                <text:p>0.01101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231964">
                <text:p>1.231964</text:p>
              </table:table-cell>
              <table:table-cell office:value-type="float" office:value="1.335614">
                <text:p>1.335614</text:p>
              </table:table-cell>
              <table:table-cell office:value-type="float" office:value="0.034324">
                <text:p>0.034324</text:p>
              </table:table-cell>
              <table:table-cell office:value-type="float" office:value="0.008839">
                <text:p>0.00883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231964">
                <text:p>1.231964</text:p>
              </table:table-cell>
              <table:table-cell office:value-type="float" office:value="1.335728">
                <text:p>1.335728</text:p>
              </table:table-cell>
              <table:table-cell office:value-type="float" office:value="0.035254">
                <text:p>0.035254</text:p>
              </table:table-cell>
              <table:table-cell office:value-type="float" office:value="0.008504">
                <text:p>0.00850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231964">
                <text:p>1.231964</text:p>
              </table:table-cell>
              <table:table-cell office:value-type="float" office:value="1.335841">
                <text:p>1.335841</text:p>
              </table:table-cell>
              <table:table-cell office:value-type="float" office:value="0.034664">
                <text:p>0.034664</text:p>
              </table:table-cell>
              <table:table-cell office:value-type="float" office:value="0.008175">
                <text:p>0.00817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205752">
                <text:p>1.205752</text:p>
              </table:table-cell>
              <table:table-cell office:value-type="float" office:value="1.335953">
                <text:p>1.335953</text:p>
              </table:table-cell>
              <table:table-cell office:value-type="float" office:value="0.032239">
                <text:p>0.032239</text:p>
              </table:table-cell>
              <table:table-cell office:value-type="float" office:value="0.004104">
                <text:p>0.00410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205752">
                <text:p>1.205752</text:p>
              </table:table-cell>
              <table:table-cell office:value-type="float" office:value="1.336065">
                <text:p>1.336065</text:p>
              </table:table-cell>
              <table:table-cell office:value-type="float" office:value="0.029334">
                <text:p>0.029334</text:p>
              </table:table-cell>
              <table:table-cell office:value-type="float" office:value="0.003702">
                <text:p>0.00370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153328">
                <text:p>1.153328</text:p>
              </table:table-cell>
              <table:table-cell office:value-type="float" office:value="1.336175">
                <text:p>1.336175</text:p>
              </table:table-cell>
              <table:table-cell office:value-type="float" office:value="0.02586">
                <text:p>0.02586</text:p>
              </table:table-cell>
              <table:table-cell office:value-type="float" office:value="-0.004204">
                <text:p>-0.00420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17954">
                <text:p>1.17954</text:p>
              </table:table-cell>
              <table:table-cell office:value-type="float" office:value="1.336285">
                <text:p>1.336285</text:p>
              </table:table-cell>
              <table:table-cell office:value-type="float" office:value="0.021505">
                <text:p>0.021505</text:p>
              </table:table-cell>
              <table:table-cell office:value-type="float" office:value="-0.001032">
                <text:p>-0.00103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192646">
                <text:p>1.192646</text:p>
              </table:table-cell>
              <table:table-cell office:value-type="float" office:value="1.336394">
                <text:p>1.336394</text:p>
              </table:table-cell>
              <table:table-cell office:value-type="float" office:value="0.016563">
                <text:p>0.016563</text:p>
              </table:table-cell>
              <table:table-cell office:value-type="float" office:value="0.000349">
                <text:p>0.00034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192646">
                <text:p>1.192646</text:p>
              </table:table-cell>
              <table:table-cell office:value-type="float" office:value="1.336502">
                <text:p>1.336502</text:p>
              </table:table-cell>
              <table:table-cell office:value-type="float" office:value="0.011204">
                <text:p>0.011204</text:p>
              </table:table-cell>
              <table:table-cell office:value-type="float" office:value="-0.000086">
                <text:p>-0.00008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192646">
                <text:p>1.192646</text:p>
              </table:table-cell>
              <table:table-cell office:value-type="float" office:value="1.336609">
                <text:p>1.336609</text:p>
              </table:table-cell>
              <table:table-cell office:value-type="float" office:value="0.005126">
                <text:p>0.005126</text:p>
              </table:table-cell>
              <table:table-cell office:value-type="float" office:value="-0.000506">
                <text:p>-0.00050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205752">
                <text:p>1.205752</text:p>
              </table:table-cell>
              <table:table-cell office:value-type="float" office:value="1.336715">
                <text:p>1.336715</text:p>
              </table:table-cell>
              <table:table-cell office:value-type="float" office:value="-0.001279">
                <text:p>-0.001279</text:p>
              </table:table-cell>
              <table:table-cell office:value-type="float" office:value="0.000947">
                <text:p>0.00094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166434">
                <text:p>1.166434</text:p>
              </table:table-cell>
              <table:table-cell office:value-type="float" office:value="1.33682">
                <text:p>1.33682</text:p>
              </table:table-cell>
              <table:table-cell office:value-type="float" office:value="-0.008044">
                <text:p>-0.008044</text:p>
              </table:table-cell>
              <table:table-cell office:value-type="float" office:value="-0.005066">
                <text:p>-0.00506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153328">
                <text:p>1.153328</text:p>
              </table:table-cell>
              <table:table-cell office:value-type="float" office:value="1.336925">
                <text:p>1.336925</text:p>
              </table:table-cell>
              <table:table-cell office:value-type="float" office:value="-0.013794">
                <text:p>-0.013794</text:p>
              </table:table-cell>
              <table:table-cell office:value-type="float" office:value="-0.007469">
                <text:p>-0.00746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17954">
                <text:p>1.17954</text:p>
              </table:table-cell>
              <table:table-cell office:value-type="float" office:value="1.337029">
                <text:p>1.337029</text:p>
              </table:table-cell>
              <table:table-cell office:value-type="float" office:value="-0.018124">
                <text:p>-0.018124</text:p>
              </table:table-cell>
              <table:table-cell office:value-type="float" office:value="-0.004307">
                <text:p>-0.00430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258176">
                <text:p>1.258176</text:p>
              </table:table-cell>
              <table:table-cell office:value-type="float" office:value="1.337132">
                <text:p>1.337132</text:p>
              </table:table-cell>
              <table:table-cell office:value-type="float" office:value="-0.021076">
                <text:p>-0.021076</text:p>
              </table:table-cell>
              <table:table-cell office:value-type="float" office:value="0.006442">
                <text:p>0.00644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24507">
                <text:p>1.24507</text:p>
              </table:table-cell>
              <table:table-cell office:value-type="float" office:value="1.337234">
                <text:p>1.337234</text:p>
              </table:table-cell>
              <table:table-cell office:value-type="float" office:value="-0.022644">
                <text:p>-0.022644</text:p>
              </table:table-cell>
              <table:table-cell office:value-type="float" office:value="0.004341">
                <text:p>0.00434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258176">
                <text:p>1.258176</text:p>
              </table:table-cell>
              <table:table-cell office:value-type="float" office:value="1.337335">
                <text:p>1.337335</text:p>
              </table:table-cell>
              <table:table-cell office:value-type="float" office:value="-0.023704">
                <text:p>-0.023704</text:p>
              </table:table-cell>
              <table:table-cell office:value-type="float" office:value="0.00597">
                <text:p>0.0059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271282">
                <text:p>1.271282</text:p>
              </table:table-cell>
              <table:table-cell office:value-type="float" office:value="1.337435">
                <text:p>1.337435</text:p>
              </table:table-cell>
              <table:table-cell office:value-type="float" office:value="-0.024217">
                <text:p>-0.024217</text:p>
              </table:table-cell>
              <table:table-cell office:value-type="float" office:value="0.007627">
                <text:p>0.00762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3106">
                <text:p>1.3106</text:p>
              </table:table-cell>
              <table:table-cell office:value-type="float" office:value="1.337535">
                <text:p>1.337535</text:p>
              </table:table-cell>
              <table:table-cell office:value-type="float" office:value="-0.023531">
                <text:p>-0.023531</text:p>
              </table:table-cell>
              <table:table-cell office:value-type="float" office:value="0.013051">
                <text:p>0.01305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3106">
                <text:p>1.3106</text:p>
              </table:table-cell>
              <table:table-cell office:value-type="float" office:value="1.337634">
                <text:p>1.337634</text:p>
              </table:table-cell>
              <table:table-cell office:value-type="float" office:value="-0.022317">
                <text:p>-0.022317</text:p>
              </table:table-cell>
              <table:table-cell office:value-type="float" office:value="0.012961">
                <text:p>0.01296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323706">
                <text:p>1.323706</text:p>
              </table:table-cell>
              <table:table-cell office:value-type="float" office:value="1.337732">
                <text:p>1.337732</text:p>
              </table:table-cell>
              <table:table-cell office:value-type="float" office:value="-0.021204">
                <text:p>-0.021204</text:p>
              </table:table-cell>
              <table:table-cell office:value-type="float" office:value="0.014737">
                <text:p>0.01473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3106">
                <text:p>1.3106</text:p>
              </table:table-cell>
              <table:table-cell office:value-type="float" office:value="1.337829">
                <text:p>1.337829</text:p>
              </table:table-cell>
              <table:table-cell office:value-type="float" office:value="-0.020465">
                <text:p>-0.020465</text:p>
              </table:table-cell>
              <table:table-cell office:value-type="float" office:value="0.012793">
                <text:p>0.01279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336812">
                <text:p>1.336812</text:p>
              </table:table-cell>
              <table:table-cell office:value-type="float" office:value="1.337926">
                <text:p>1.337926</text:p>
              </table:table-cell>
              <table:table-cell office:value-type="float" office:value="-0.018284">
                <text:p>-0.018284</text:p>
              </table:table-cell>
              <table:table-cell office:value-type="float" office:value="0.016424">
                <text:p>0.01642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323706">
                <text:p>1.323706</text:p>
              </table:table-cell>
              <table:table-cell office:value-type="float" office:value="1.338022">
                <text:p>1.338022</text:p>
              </table:table-cell>
              <table:table-cell office:value-type="float" office:value="-0.016903">
                <text:p>-0.016903</text:p>
              </table:table-cell>
              <table:table-cell office:value-type="float" office:value="0.014509">
                <text:p>0.01450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336812">
                <text:p>1.336812</text:p>
              </table:table-cell>
              <table:table-cell office:value-type="float" office:value="1.338117">
                <text:p>1.338117</text:p>
              </table:table-cell>
              <table:table-cell office:value-type="float" office:value="-0.01578">
                <text:p>-0.01578</text:p>
              </table:table-cell>
              <table:table-cell office:value-type="float" office:value="0.016309">
                <text:p>0.01630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323706">
                <text:p>1.323706</text:p>
              </table:table-cell>
              <table:table-cell office:value-type="float" office:value="1.338211">
                <text:p>1.338211</text:p>
              </table:table-cell>
              <table:table-cell office:value-type="float" office:value="-0.013956">
                <text:p>-0.013956</text:p>
              </table:table-cell>
              <table:table-cell office:value-type="float" office:value="0.014405">
                <text:p>0.01440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323706">
                <text:p>1.323706</text:p>
              </table:table-cell>
              <table:table-cell office:value-type="float" office:value="1.338305">
                <text:p>1.338305</text:p>
              </table:table-cell>
              <table:table-cell office:value-type="float" office:value="-0.011814">
                <text:p>-0.011814</text:p>
              </table:table-cell>
              <table:table-cell office:value-type="float" office:value="0.014338">
                <text:p>0.01433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323706">
                <text:p>1.323706</text:p>
              </table:table-cell>
              <table:table-cell office:value-type="float" office:value="1.338398">
                <text:p>1.338398</text:p>
              </table:table-cell>
              <table:table-cell office:value-type="float" office:value="-0.009581">
                <text:p>-0.009581</text:p>
              </table:table-cell>
              <table:table-cell office:value-type="float" office:value="0.014272">
                <text:p>0.01427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336812">
                <text:p>1.336812</text:p>
              </table:table-cell>
              <table:table-cell office:value-type="float" office:value="1.33849">
                <text:p>1.33849</text:p>
              </table:table-cell>
              <table:table-cell office:value-type="float" office:value="-0.007283">
                <text:p>-0.007283</text:p>
              </table:table-cell>
              <table:table-cell office:value-type="float" office:value="0.016084">
                <text:p>0.01608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336812">
                <text:p>1.336812</text:p>
              </table:table-cell>
              <table:table-cell office:value-type="float" office:value="1.338581">
                <text:p>1.338581</text:p>
              </table:table-cell>
              <table:table-cell office:value-type="float" office:value="-0.005155">
                <text:p>-0.005155</text:p>
              </table:table-cell>
              <table:table-cell office:value-type="float" office:value="0.016068">
                <text:p>0.01606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336812">
                <text:p>1.336812</text:p>
              </table:table-cell>
              <table:table-cell office:value-type="float" office:value="1.338671">
                <text:p>1.338671</text:p>
              </table:table-cell>
              <table:table-cell office:value-type="float" office:value="-0.002165">
                <text:p>-0.002165</text:p>
              </table:table-cell>
              <table:table-cell office:value-type="float" office:value="0.016058">
                <text:p>0.01605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363024">
                <text:p>1.363024</text:p>
              </table:table-cell>
              <table:table-cell office:value-type="float" office:value="1.338761">
                <text:p>1.338761</text:p>
              </table:table-cell>
              <table:table-cell office:value-type="float" office:value="0.000055">
                <text:p>0.000055</text:p>
              </table:table-cell>
              <table:table-cell office:value-type="float" office:value="0.019798">
                <text:p>0.01979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3106">
                <text:p>1.3106</text:p>
              </table:table-cell>
              <table:table-cell office:value-type="float" office:value="1.33885">
                <text:p>1.33885</text:p>
              </table:table-cell>
              <table:table-cell office:value-type="float" office:value="0.002296">
                <text:p>0.002296</text:p>
              </table:table-cell>
              <table:table-cell office:value-type="float" office:value="0.012368">
                <text:p>0.01236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3106">
                <text:p>1.3106</text:p>
              </table:table-cell>
              <table:table-cell office:value-type="float" office:value="1.338939">
                <text:p>1.338939</text:p>
              </table:table-cell>
              <table:table-cell office:value-type="float" office:value="0.004831">
                <text:p>0.004831</text:p>
              </table:table-cell>
              <table:table-cell office:value-type="float" office:value="0.012264">
                <text:p>0.01226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336812">
                <text:p>1.336812</text:p>
              </table:table-cell>
              <table:table-cell office:value-type="float" office:value="1.339027">
                <text:p>1.339027</text:p>
              </table:table-cell>
              <table:table-cell office:value-type="float" office:value="0.007344">
                <text:p>0.007344</text:p>
              </table:table-cell>
              <table:table-cell office:value-type="float" office:value="0.015896">
                <text:p>0.01589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323706">
                <text:p>1.323706</text:p>
              </table:table-cell>
              <table:table-cell office:value-type="float" office:value="1.339114">
                <text:p>1.339114</text:p>
              </table:table-cell>
              <table:table-cell office:value-type="float" office:value="0.009497">
                <text:p>0.009497</text:p>
              </table:table-cell>
              <table:table-cell office:value-type="float" office:value="0.013989">
                <text:p>0.01398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336812">
                <text:p>1.336812</text:p>
              </table:table-cell>
              <table:table-cell office:value-type="float" office:value="1.3392">
                <text:p>1.3392</text:p>
              </table:table-cell>
              <table:table-cell office:value-type="float" office:value="0.01207">
                <text:p>0.01207</text:p>
              </table:table-cell>
              <table:table-cell office:value-type="float" office:value="0.015805">
                <text:p>0.01580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297494">
                <text:p>1.297494</text:p>
              </table:table-cell>
              <table:table-cell office:value-type="float" office:value="1.339286">
                <text:p>1.339286</text:p>
              </table:table-cell>
              <table:table-cell office:value-type="float" office:value="0.014112">
                <text:p>0.014112</text:p>
              </table:table-cell>
              <table:table-cell office:value-type="float" office:value="0.010169">
                <text:p>0.01016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297494">
                <text:p>1.297494</text:p>
              </table:table-cell>
              <table:table-cell office:value-type="float" office:value="1.339371">
                <text:p>1.339371</text:p>
              </table:table-cell>
              <table:table-cell office:value-type="float" office:value="0.016394">
                <text:p>0.016394</text:p>
              </table:table-cell>
              <table:table-cell office:value-type="float" office:value="0.01003">
                <text:p>0.0100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3106">
                <text:p>1.3106</text:p>
              </table:table-cell>
              <table:table-cell office:value-type="float" office:value="1.339455">
                <text:p>1.339455</text:p>
              </table:table-cell>
              <table:table-cell office:value-type="float" office:value="0.01791">
                <text:p>0.01791</text:p>
              </table:table-cell>
              <table:table-cell office:value-type="float" office:value="0.011758">
                <text:p>0.01175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3106">
                <text:p>1.3106</text:p>
              </table:table-cell>
              <table:table-cell office:value-type="float" office:value="1.339539">
                <text:p>1.339539</text:p>
              </table:table-cell>
              <table:table-cell office:value-type="float" office:value="0.018753">
                <text:p>0.018753</text:p>
              </table:table-cell>
              <table:table-cell office:value-type="float" office:value="0.011655">
                <text:p>0.01165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.3106">
                <text:p>1.3106</text:p>
              </table:table-cell>
              <table:table-cell office:value-type="float" office:value="1.339622">
                <text:p>1.339622</text:p>
              </table:table-cell>
              <table:table-cell office:value-type="float" office:value="0.019094">
                <text:p>0.019094</text:p>
              </table:table-cell>
              <table:table-cell office:value-type="float" office:value="0.011562">
                <text:p>0.01156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284388">
                <text:p>1.284388</text:p>
              </table:table-cell>
              <table:table-cell office:value-type="float" office:value="1.339704">
                <text:p>1.339704</text:p>
              </table:table-cell>
              <table:table-cell office:value-type="float" office:value="0.019201">
                <text:p>0.019201</text:p>
              </table:table-cell>
              <table:table-cell office:value-type="float" office:value="0.007724">
                <text:p>0.00772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284388">
                <text:p>1.284388</text:p>
              </table:table-cell>
              <table:table-cell office:value-type="float" office:value="1.339786">
                <text:p>1.339786</text:p>
              </table:table-cell>
              <table:table-cell office:value-type="float" office:value="0.018803">
                <text:p>0.018803</text:p>
              </table:table-cell>
              <table:table-cell office:value-type="float" office:value="0.007547">
                <text:p>0.00754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284388">
                <text:p>1.284388</text:p>
              </table:table-cell>
              <table:table-cell office:value-type="float" office:value="1.339867">
                <text:p>1.339867</text:p>
              </table:table-cell>
              <table:table-cell office:value-type="float" office:value="0.017618">
                <text:p>0.017618</text:p>
              </table:table-cell>
              <table:table-cell office:value-type="float" office:value="0.007362">
                <text:p>0.00736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258176">
                <text:p>1.258176</text:p>
              </table:table-cell>
              <table:table-cell office:value-type="float" office:value="1.339947">
                <text:p>1.339947</text:p>
              </table:table-cell>
              <table:table-cell office:value-type="float" office:value="0.015853">
                <text:p>0.015853</text:p>
              </table:table-cell>
              <table:table-cell office:value-type="float" office:value="0.003427">
                <text:p>0.00342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258176">
                <text:p>1.258176</text:p>
              </table:table-cell>
              <table:table-cell office:value-type="float" office:value="1.340027">
                <text:p>1.340027</text:p>
              </table:table-cell>
              <table:table-cell office:value-type="float" office:value="0.0133">
                <text:p>0.0133</text:p>
              </table:table-cell>
              <table:table-cell office:value-type="float" office:value="0.003162">
                <text:p>0.00316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271282">
                <text:p>1.271282</text:p>
              </table:table-cell>
              <table:table-cell office:value-type="float" office:value="1.340106">
                <text:p>1.340106</text:p>
              </table:table-cell>
              <table:table-cell office:value-type="float" office:value="0.010095">
                <text:p>0.010095</text:p>
              </table:table-cell>
              <table:table-cell office:value-type="float" office:value="0.004773">
                <text:p>0.00477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284388">
                <text:p>1.284388</text:p>
              </table:table-cell>
              <table:table-cell office:value-type="float" office:value="1.340184">
                <text:p>1.340184</text:p>
              </table:table-cell>
              <table:table-cell office:value-type="float" office:value="0.006454">
                <text:p>0.006454</text:p>
              </table:table-cell>
              <table:table-cell office:value-type="float" office:value="0.006434">
                <text:p>0.00643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271282">
                <text:p>1.271282</text:p>
              </table:table-cell>
              <table:table-cell office:value-type="float" office:value="1.340262">
                <text:p>1.340262</text:p>
              </table:table-cell>
              <table:table-cell office:value-type="float" office:value="0.00216">
                <text:p>0.00216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258176">
                <text:p>1.258176</text:p>
              </table:table-cell>
              <table:table-cell office:value-type="float" office:value="1.34034">
                <text:p>1.34034</text:p>
              </table:table-cell>
              <table:table-cell office:value-type="float" office:value="-0.002363">
                <text:p>-0.002363</text:p>
              </table:table-cell>
              <table:table-cell office:value-type="float" office:value="0.002325">
                <text:p>0.00232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258176">
                <text:p>1.258176</text:p>
              </table:table-cell>
              <table:table-cell office:value-type="float" office:value="1.340416">
                <text:p>1.340416</text:p>
              </table:table-cell>
              <table:table-cell office:value-type="float" office:value="-0.00573">
                <text:p>-0.00573</text:p>
              </table:table-cell>
              <table:table-cell office:value-type="float" office:value="0.002073">
                <text:p>0.00207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284388">
                <text:p>1.284388</text:p>
              </table:table-cell>
              <table:table-cell office:value-type="float" office:value="1.340492">
                <text:p>1.340492</text:p>
              </table:table-cell>
              <table:table-cell office:value-type="float" office:value="-0.007991">
                <text:p>-0.007991</text:p>
              </table:table-cell>
              <table:table-cell office:value-type="float" office:value="0.005561">
                <text:p>0.00556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284388">
                <text:p>1.284388</text:p>
              </table:table-cell>
              <table:table-cell office:value-type="float" office:value="1.340568">
                <text:p>1.340568</text:p>
              </table:table-cell>
              <table:table-cell office:value-type="float" office:value="-0.00922">
                <text:p>-0.00922</text:p>
              </table:table-cell>
              <table:table-cell office:value-type="float" office:value="0.005383">
                <text:p>0.00538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297494">
                <text:p>1.297494</text:p>
              </table:table-cell>
              <table:table-cell office:value-type="float" office:value="1.340643">
                <text:p>1.340643</text:p>
              </table:table-cell>
              <table:table-cell office:value-type="float" office:value="-0.00999">
                <text:p>-0.00999</text:p>
              </table:table-cell>
              <table:table-cell office:value-type="float" office:value="0.007089">
                <text:p>0.00708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3106">
                <text:p>1.3106</text:p>
              </table:table-cell>
              <table:table-cell office:value-type="float" office:value="1.340717">
                <text:p>1.340717</text:p>
              </table:table-cell>
              <table:table-cell office:value-type="float" office:value="-0.010854">
                <text:p>-0.010854</text:p>
              </table:table-cell>
              <table:table-cell office:value-type="float" office:value="0.008837">
                <text:p>0.00883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336812">
                <text:p>1.336812</text:p>
              </table:table-cell>
              <table:table-cell office:value-type="float" office:value="1.340791">
                <text:p>1.340791</text:p>
              </table:table-cell>
              <table:table-cell office:value-type="float" office:value="-0.01117">
                <text:p>-0.01117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336812">
                <text:p>1.336812</text:p>
              </table:table-cell>
              <table:table-cell office:value-type="float" office:value="1.340864">
                <text:p>1.340864</text:p>
              </table:table-cell>
              <table:table-cell office:value-type="float" office:value="-0.01089">
                <text:p>-0.01089</text:p>
              </table:table-cell>
              <table:table-cell office:value-type="float" office:value="0.012494">
                <text:p>0.01249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363024">
                <text:p>1.363024</text:p>
              </table:table-cell>
              <table:table-cell office:value-type="float" office:value="1.340936">
                <text:p>1.340936</text:p>
              </table:table-cell>
              <table:table-cell office:value-type="float" office:value="-0.010843">
                <text:p>-0.010843</text:p>
              </table:table-cell>
              <table:table-cell office:value-type="float" office:value="0.016232">
                <text:p>0.01623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349918">
                <text:p>1.349918</text:p>
              </table:table-cell>
              <table:table-cell office:value-type="float" office:value="1.341008">
                <text:p>1.341008</text:p>
              </table:table-cell>
              <table:table-cell office:value-type="float" office:value="-0.01188">
                <text:p>-0.01188</text:p>
              </table:table-cell>
              <table:table-cell office:value-type="float" office:value="0.014418">
                <text:p>0.01441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349918">
                <text:p>1.349918</text:p>
              </table:table-cell>
              <table:table-cell office:value-type="float" office:value="1.341079">
                <text:p>1.341079</text:p>
              </table:table-cell>
              <table:table-cell office:value-type="float" office:value="-0.011924">
                <text:p>-0.011924</text:p>
              </table:table-cell>
              <table:table-cell office:value-type="float" office:value="0.014428">
                <text:p>0.01442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349918">
                <text:p>1.349918</text:p>
              </table:table-cell>
              <table:table-cell office:value-type="float" office:value="1.34115">
                <text:p>1.34115</text:p>
              </table:table-cell>
              <table:table-cell office:value-type="float" office:value="-0.011313">
                <text:p>-0.011313</text:p>
              </table:table-cell>
              <table:table-cell office:value-type="float" office:value="0.014427">
                <text:p>0.01442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363024">
                <text:p>1.363024</text:p>
              </table:table-cell>
              <table:table-cell office:value-type="float" office:value="1.34122">
                <text:p>1.34122</text:p>
              </table:table-cell>
              <table:table-cell office:value-type="float" office:value="-0.011734">
                <text:p>-0.011734</text:p>
              </table:table-cell>
              <table:table-cell office:value-type="float" office:value="0.016295">
                <text:p>0.01629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349918">
                <text:p>1.349918</text:p>
              </table:table-cell>
              <table:table-cell office:value-type="float" office:value="1.34129">
                <text:p>1.34129</text:p>
              </table:table-cell>
              <table:table-cell office:value-type="float" office:value="-0.011652">
                <text:p>-0.011652</text:p>
              </table:table-cell>
              <table:table-cell office:value-type="float" office:value="0.01446">
                <text:p>0.0144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37613">
                <text:p>1.37613</text:p>
              </table:table-cell>
              <table:table-cell office:value-type="float" office:value="1.341359">
                <text:p>1.341359</text:p>
              </table:table-cell>
              <table:table-cell office:value-type="float" office:value="-0.011324">
                <text:p>-0.011324</text:p>
              </table:table-cell>
              <table:table-cell office:value-type="float" office:value="0.018216">
                <text:p>0.01821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363024">
                <text:p>1.363024</text:p>
              </table:table-cell>
              <table:table-cell office:value-type="float" office:value="1.341428">
                <text:p>1.341428</text:p>
              </table:table-cell>
              <table:table-cell office:value-type="float" office:value="-0.010836">
                <text:p>-0.010836</text:p>
              </table:table-cell>
              <table:table-cell office:value-type="float" office:value="0.016436">
                <text:p>0.01643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37613">
                <text:p>1.37613</text:p>
              </table:table-cell>
              <table:table-cell office:value-type="float" office:value="1.341496">
                <text:p>1.341496</text:p>
              </table:table-cell>
              <table:table-cell office:value-type="float" office:value="-0.010749">
                <text:p>-0.010749</text:p>
              </table:table-cell>
              <table:table-cell office:value-type="float" office:value="0.018371">
                <text:p>0.01837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37613">
                <text:p>1.37613</text:p>
              </table:table-cell>
              <table:table-cell office:value-type="float" office:value="1.341563">
                <text:p>1.341563</text:p>
              </table:table-cell>
              <table:table-cell office:value-type="float" office:value="-0.009768">
                <text:p>-0.009768</text:p>
              </table:table-cell>
              <table:table-cell office:value-type="float" office:value="0.018471">
                <text:p>0.01847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389236">
                <text:p>1.389236</text:p>
              </table:table-cell>
              <table:table-cell office:value-type="float" office:value="1.34163">
                <text:p>1.34163</text:p>
              </table:table-cell>
              <table:table-cell office:value-type="float" office:value="-0.007062">
                <text:p>-0.007062</text:p>
              </table:table-cell>
              <table:table-cell office:value-type="float" office:value="0.020445">
                <text:p>0.02044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402342">
                <text:p>1.402342</text:p>
              </table:table-cell>
              <table:table-cell office:value-type="float" office:value="1.341696">
                <text:p>1.341696</text:p>
              </table:table-cell>
              <table:table-cell office:value-type="float" office:value="-0.004516">
                <text:p>-0.004516</text:p>
              </table:table-cell>
              <table:table-cell office:value-type="float" office:value="0.022458">
                <text:p>0.02245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402342">
                <text:p>1.402342</text:p>
              </table:table-cell>
              <table:table-cell office:value-type="float" office:value="1.341762">
                <text:p>1.341762</text:p>
              </table:table-cell>
              <table:table-cell office:value-type="float" office:value="-0.002015">
                <text:p>-0.002015</text:p>
              </table:table-cell>
              <table:table-cell office:value-type="float" office:value="0.022638">
                <text:p>0.02263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402342">
                <text:p>1.402342</text:p>
              </table:table-cell>
              <table:table-cell office:value-type="float" office:value="1.341828">
                <text:p>1.341828</text:p>
              </table:table-cell>
              <table:table-cell office:value-type="float" office:value="0.000391">
                <text:p>0.000391</text:p>
              </table:table-cell>
              <table:table-cell office:value-type="float" office:value="0.022815">
                <text:p>0.02281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389236">
                <text:p>1.389236</text:p>
              </table:table-cell>
              <table:table-cell office:value-type="float" office:value="1.341892">
                <text:p>1.341892</text:p>
              </table:table-cell>
              <table:table-cell office:value-type="float" office:value="0.002945">
                <text:p>0.002945</text:p>
              </table:table-cell>
              <table:table-cell office:value-type="float" office:value="0.02111">
                <text:p>0.0211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415448">
                <text:p>1.415448</text:p>
              </table:table-cell>
              <table:table-cell office:value-type="float" office:value="1.341957">
                <text:p>1.341957</text:p>
              </table:table-cell>
              <table:table-cell office:value-type="float" office:value="0.00558">
                <text:p>0.00558</text:p>
              </table:table-cell>
              <table:table-cell office:value-type="float" office:value="0.02498">
                <text:p>0.0249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402342">
                <text:p>1.402342</text:p>
              </table:table-cell>
              <table:table-cell office:value-type="float" office:value="1.342021">
                <text:p>1.342021</text:p>
              </table:table-cell>
              <table:table-cell office:value-type="float" office:value="0.007448">
                <text:p>0.007448</text:p>
              </table:table-cell>
              <table:table-cell office:value-type="float" office:value="0.023308">
                <text:p>0.02330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415448">
                <text:p>1.415448</text:p>
              </table:table-cell>
              <table:table-cell office:value-type="float" office:value="1.342084">
                <text:p>1.342084</text:p>
              </table:table-cell>
              <table:table-cell office:value-type="float" office:value="0.010188">
                <text:p>0.010188</text:p>
              </table:table-cell>
              <table:table-cell office:value-type="float" office:value="0.025349">
                <text:p>0.02534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389236">
                <text:p>1.389236</text:p>
              </table:table-cell>
              <table:table-cell office:value-type="float" office:value="1.342147">
                <text:p>1.342147</text:p>
              </table:table-cell>
              <table:table-cell office:value-type="float" office:value="0.012338">
                <text:p>0.012338</text:p>
              </table:table-cell>
              <table:table-cell office:value-type="float" office:value="0.021809">
                <text:p>0.02180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415448">
                <text:p>1.415448</text:p>
              </table:table-cell>
              <table:table-cell office:value-type="float" office:value="1.342209">
                <text:p>1.342209</text:p>
              </table:table-cell>
              <table:table-cell office:value-type="float" office:value="0.0141">
                <text:p>0.0141</text:p>
              </table:table-cell>
              <table:table-cell office:value-type="float" office:value="0.025685">
                <text:p>0.02568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37613">
                <text:p>1.37613</text:p>
              </table:table-cell>
              <table:table-cell office:value-type="float" office:value="1.342271">
                <text:p>1.342271</text:p>
              </table:table-cell>
              <table:table-cell office:value-type="float" office:value="0.015415">
                <text:p>0.015415</text:p>
              </table:table-cell>
              <table:table-cell office:value-type="float" office:value="0.020267">
                <text:p>0.02026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389236">
                <text:p>1.389236</text:p>
              </table:table-cell>
              <table:table-cell office:value-type="float" office:value="1.342332">
                <text:p>1.342332</text:p>
              </table:table-cell>
              <table:table-cell office:value-type="float" office:value="0.016553">
                <text:p>0.016553</text:p>
              </table:table-cell>
              <table:table-cell office:value-type="float" office:value="0.022226">
                <text:p>0.02222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389236">
                <text:p>1.389236</text:p>
              </table:table-cell>
              <table:table-cell office:value-type="float" office:value="1.342393">
                <text:p>1.342393</text:p>
              </table:table-cell>
              <table:table-cell office:value-type="float" office:value="0.016896">
                <text:p>0.016896</text:p>
              </table:table-cell>
              <table:table-cell office:value-type="float" office:value="0.022349">
                <text:p>0.02234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389236">
                <text:p>1.389236</text:p>
              </table:table-cell>
              <table:table-cell office:value-type="float" office:value="1.342453">
                <text:p>1.342453</text:p>
              </table:table-cell>
              <table:table-cell office:value-type="float" office:value="0.016192">
                <text:p>0.016192</text:p>
              </table:table-cell>
              <table:table-cell office:value-type="float" office:value="0.022478">
                <text:p>0.02247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363024">
                <text:p>1.363024</text:p>
              </table:table-cell>
              <table:table-cell office:value-type="float" office:value="1.342513">
                <text:p>1.342513</text:p>
              </table:table-cell>
              <table:table-cell office:value-type="float" office:value="0.014538">
                <text:p>0.014538</text:p>
              </table:table-cell>
              <table:table-cell office:value-type="float" office:value="0.018864">
                <text:p>0.01886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37613">
                <text:p>1.37613</text:p>
              </table:table-cell>
              <table:table-cell office:value-type="float" office:value="1.342572">
                <text:p>1.342572</text:p>
              </table:table-cell>
              <table:table-cell office:value-type="float" office:value="0.014536">
                <text:p>0.014536</text:p>
              </table:table-cell>
              <table:table-cell office:value-type="float" office:value="0.020791">
                <text:p>0.02079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363024">
                <text:p>1.363024</text:p>
              </table:table-cell>
              <table:table-cell office:value-type="float" office:value="1.342631">
                <text:p>1.342631</text:p>
              </table:table-cell>
              <table:table-cell office:value-type="float" office:value="0.013577">
                <text:p>0.013577</text:p>
              </table:table-cell>
              <table:table-cell office:value-type="float" office:value="0.019007">
                <text:p>0.01900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349918">
                <text:p>1.349918</text:p>
              </table:table-cell>
              <table:table-cell office:value-type="float" office:value="1.34269">
                <text:p>1.34269</text:p>
              </table:table-cell>
              <table:table-cell office:value-type="float" office:value="0.012357">
                <text:p>0.012357</text:p>
              </table:table-cell>
              <table:table-cell office:value-type="float" office:value="0.017183">
                <text:p>0.01718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402342">
                <text:p>1.402342</text:p>
              </table:table-cell>
              <table:table-cell office:value-type="float" office:value="1.342748">
                <text:p>1.342748</text:p>
              </table:table-cell>
              <table:table-cell office:value-type="float" office:value="0.011255">
                <text:p>0.011255</text:p>
              </table:table-cell>
              <table:table-cell office:value-type="float" office:value="0.024695">
                <text:p>0.02469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349918">
                <text:p>1.349918</text:p>
              </table:table-cell>
              <table:table-cell office:value-type="float" office:value="1.342805">
                <text:p>1.342805</text:p>
              </table:table-cell>
              <table:table-cell office:value-type="float" office:value="0.010911">
                <text:p>0.010911</text:p>
              </table:table-cell>
              <table:table-cell office:value-type="float" office:value="0.017379">
                <text:p>0.01737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363024">
                <text:p>1.363024</text:p>
              </table:table-cell>
              <table:table-cell office:value-type="float" office:value="1.342862">
                <text:p>1.342862</text:p>
              </table:table-cell>
              <table:table-cell office:value-type="float" office:value="0.009965">
                <text:p>0.009965</text:p>
              </table:table-cell>
              <table:table-cell office:value-type="float" office:value="0.019277">
                <text:p>0.01927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389236">
                <text:p>1.389236</text:p>
              </table:table-cell>
              <table:table-cell office:value-type="float" office:value="1.342919">
                <text:p>1.342919</text:p>
              </table:table-cell>
              <table:table-cell office:value-type="float" office:value="0.008941">
                <text:p>0.008941</text:p>
              </table:table-cell>
              <table:table-cell office:value-type="float" office:value="0.023082">
                <text:p>0.02308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415448">
                <text:p>1.415448</text:p>
              </table:table-cell>
              <table:table-cell office:value-type="float" office:value="1.342975">
                <text:p>1.342975</text:p>
              </table:table-cell>
              <table:table-cell office:value-type="float" office:value="0.009035">
                <text:p>0.009035</text:p>
              </table:table-cell>
              <table:table-cell office:value-type="float" office:value="0.02697">
                <text:p>0.0269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415448">
                <text:p>1.415448</text:p>
              </table:table-cell>
              <table:table-cell office:value-type="float" office:value="1.343031">
                <text:p>1.343031</text:p>
              </table:table-cell>
              <table:table-cell office:value-type="float" office:value="0.009829">
                <text:p>0.009829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389236">
                <text:p>1.389236</text:p>
              </table:table-cell>
              <table:table-cell office:value-type="float" office:value="1.343086">
                <text:p>1.343086</text:p>
              </table:table-cell>
              <table:table-cell office:value-type="float" office:value="0.010771">
                <text:p>0.010771</text:p>
              </table:table-cell>
              <table:table-cell office:value-type="float" office:value="0.02368">
                <text:p>0.0236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402342">
                <text:p>1.402342</text:p>
              </table:table-cell>
              <table:table-cell office:value-type="float" office:value="1.343141">
                <text:p>1.343141</text:p>
              </table:table-cell>
              <table:table-cell office:value-type="float" office:value="0.011689">
                <text:p>0.011689</text:p>
              </table:table-cell>
              <table:table-cell office:value-type="float" office:value="0.025686">
                <text:p>0.02568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415448">
                <text:p>1.415448</text:p>
              </table:table-cell>
              <table:table-cell office:value-type="float" office:value="1.343195">
                <text:p>1.343195</text:p>
              </table:table-cell>
              <table:table-cell office:value-type="float" office:value="0.013067">
                <text:p>0.013067</text:p>
              </table:table-cell>
              <table:table-cell office:value-type="float" office:value="0.027716">
                <text:p>0.02771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415448">
                <text:p>1.415448</text:p>
              </table:table-cell>
              <table:table-cell office:value-type="float" office:value="1.343249">
                <text:p>1.343249</text:p>
              </table:table-cell>
              <table:table-cell office:value-type="float" office:value="0.013878">
                <text:p>0.013878</text:p>
              </table:table-cell>
              <table:table-cell office:value-type="float" office:value="0.027911">
                <text:p>0.02791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415448">
                <text:p>1.415448</text:p>
              </table:table-cell>
              <table:table-cell office:value-type="float" office:value="1.343303">
                <text:p>1.343303</text:p>
              </table:table-cell>
              <table:table-cell office:value-type="float" office:value="0.014821">
                <text:p>0.014821</text:p>
              </table:table-cell>
              <table:table-cell office:value-type="float" office:value="0.028113">
                <text:p>0.02811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44166">
                <text:p>1.44166</text:p>
              </table:table-cell>
              <table:table-cell office:value-type="float" office:value="1.343356">
                <text:p>1.343356</text:p>
              </table:table-cell>
              <table:table-cell office:value-type="float" office:value="0.015425">
                <text:p>0.015425</text:p>
              </table:table-cell>
              <table:table-cell office:value-type="float" office:value="0.032069">
                <text:p>0.03206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402342">
                <text:p>1.402342</text:p>
              </table:table-cell>
              <table:table-cell office:value-type="float" office:value="1.343409">
                <text:p>1.343409</text:p>
              </table:table-cell>
              <table:table-cell office:value-type="float" office:value="0.016716">
                <text:p>0.016716</text:p>
              </table:table-cell>
              <table:table-cell office:value-type="float" office:value="0.026737">
                <text:p>0.02673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415448">
                <text:p>1.415448</text:p>
              </table:table-cell>
              <table:table-cell office:value-type="float" office:value="1.343461">
                <text:p>1.343461</text:p>
              </table:table-cell>
              <table:table-cell office:value-type="float" office:value="0.017517">
                <text:p>0.017517</text:p>
              </table:table-cell>
              <table:table-cell office:value-type="float" office:value="0.028778">
                <text:p>0.02877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415448">
                <text:p>1.415448</text:p>
              </table:table-cell>
              <table:table-cell office:value-type="float" office:value="1.343513">
                <text:p>1.343513</text:p>
              </table:table-cell>
              <table:table-cell office:value-type="float" office:value="0.018014">
                <text:p>0.018014</text:p>
              </table:table-cell>
              <table:table-cell office:value-type="float" office:value="0.028977">
                <text:p>0.02897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402342">
                <text:p>1.402342</text:p>
              </table:table-cell>
              <table:table-cell office:value-type="float" office:value="1.343564">
                <text:p>1.343564</text:p>
              </table:table-cell>
              <table:table-cell office:value-type="float" office:value="0.020514">
                <text:p>0.020514</text:p>
              </table:table-cell>
              <table:table-cell office:value-type="float" office:value="0.027301">
                <text:p>0.02730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389236">
                <text:p>1.389236</text:p>
              </table:table-cell>
              <table:table-cell office:value-type="float" office:value="1.343615">
                <text:p>1.343615</text:p>
              </table:table-cell>
              <table:table-cell office:value-type="float" office:value="0.020374">
                <text:p>0.020374</text:p>
              </table:table-cell>
              <table:table-cell office:value-type="float" office:value="0.025587">
                <text:p>0.02558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415448">
                <text:p>1.415448</text:p>
              </table:table-cell>
              <table:table-cell office:value-type="float" office:value="1.343666">
                <text:p>1.343666</text:p>
              </table:table-cell>
              <table:table-cell office:value-type="float" office:value="0.02177">
                <text:p>0.02177</text:p>
              </table:table-cell>
              <table:table-cell office:value-type="float" office:value="0.029457">
                <text:p>0.02945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428554">
                <text:p>1.428554</text:p>
              </table:table-cell>
              <table:table-cell office:value-type="float" office:value="1.343716">
                <text:p>1.343716</text:p>
              </table:table-cell>
              <table:table-cell office:value-type="float" office:value="0.023366">
                <text:p>0.023366</text:p>
              </table:table-cell>
              <table:table-cell office:value-type="float" office:value="0.031541">
                <text:p>0.03154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415448">
                <text:p>1.415448</text:p>
              </table:table-cell>
              <table:table-cell office:value-type="float" office:value="1.343766">
                <text:p>1.343766</text:p>
              </table:table-cell>
              <table:table-cell office:value-type="float" office:value="0.025885">
                <text:p>0.025885</text:p>
              </table:table-cell>
              <table:table-cell office:value-type="float" office:value="0.029929">
                <text:p>0.02992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415448">
                <text:p>1.415448</text:p>
              </table:table-cell>
              <table:table-cell office:value-type="float" office:value="1.343815">
                <text:p>1.343815</text:p>
              </table:table-cell>
              <table:table-cell office:value-type="float" office:value="0.028099">
                <text:p>0.028099</text:p>
              </table:table-cell>
              <table:table-cell office:value-type="float" office:value="0.030154">
                <text:p>0.03015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428554">
                <text:p>1.428554</text:p>
              </table:table-cell>
              <table:table-cell office:value-type="float" office:value="1.343864">
                <text:p>1.343864</text:p>
              </table:table-cell>
              <table:table-cell office:value-type="float" office:value="0.029879">
                <text:p>0.029879</text:p>
              </table:table-cell>
              <table:table-cell office:value-type="float" office:value="0.032244">
                <text:p>0.03224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402342">
                <text:p>1.402342</text:p>
              </table:table-cell>
              <table:table-cell office:value-type="float" office:value="1.343913">
                <text:p>1.343913</text:p>
              </table:table-cell>
              <table:table-cell office:value-type="float" office:value="0.031438">
                <text:p>0.031438</text:p>
              </table:table-cell>
              <table:table-cell office:value-type="float" office:value="0.028742">
                <text:p>0.02874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37613">
                <text:p>1.37613</text:p>
              </table:table-cell>
              <table:table-cell office:value-type="float" office:value="1.343961">
                <text:p>1.343961</text:p>
              </table:table-cell>
              <table:table-cell office:value-type="float" office:value="0.032606">
                <text:p>0.032606</text:p>
              </table:table-cell>
              <table:table-cell office:value-type="float" office:value="0.025151">
                <text:p>0.02515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402342">
                <text:p>1.402342</text:p>
              </table:table-cell>
              <table:table-cell office:value-type="float" office:value="1.344009">
                <text:p>1.344009</text:p>
              </table:table-cell>
              <table:table-cell office:value-type="float" office:value="0.03499">
                <text:p>0.03499</text:p>
              </table:table-cell>
              <table:table-cell office:value-type="float" office:value="0.028967">
                <text:p>0.02896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402342">
                <text:p>1.402342</text:p>
              </table:table-cell>
              <table:table-cell office:value-type="float" office:value="1.344057">
                <text:p>1.344057</text:p>
              </table:table-cell>
              <table:table-cell office:value-type="float" office:value="0.036505">
                <text:p>0.036505</text:p>
              </table:table-cell>
              <table:table-cell office:value-type="float" office:value="0.029119">
                <text:p>0.02911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389236">
                <text:p>1.389236</text:p>
              </table:table-cell>
              <table:table-cell office:value-type="float" office:value="1.344104">
                <text:p>1.344104</text:p>
              </table:table-cell>
              <table:table-cell office:value-type="float" office:value="0.03832">
                <text:p>0.03832</text:p>
              </table:table-cell>
              <table:table-cell office:value-type="float" office:value="0.027411">
                <text:p>0.02741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389236">
                <text:p>1.389236</text:p>
              </table:table-cell>
              <table:table-cell office:value-type="float" office:value="1.344151">
                <text:p>1.344151</text:p>
              </table:table-cell>
              <table:table-cell office:value-type="float" office:value="0.039953">
                <text:p>0.039953</text:p>
              </table:table-cell>
              <table:table-cell office:value-type="float" office:value="0.027547">
                <text:p>0.02754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389236">
                <text:p>1.389236</text:p>
              </table:table-cell>
              <table:table-cell office:value-type="float" office:value="1.344197">
                <text:p>1.344197</text:p>
              </table:table-cell>
              <table:table-cell office:value-type="float" office:value="0.041362">
                <text:p>0.041362</text:p>
              </table:table-cell>
              <table:table-cell office:value-type="float" office:value="0.027683">
                <text:p>0.02768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389236">
                <text:p>1.389236</text:p>
              </table:table-cell>
              <table:table-cell office:value-type="float" office:value="1.344243">
                <text:p>1.344243</text:p>
              </table:table-cell>
              <table:table-cell office:value-type="float" office:value="0.043025">
                <text:p>0.043025</text:p>
              </table:table-cell>
              <table:table-cell office:value-type="float" office:value="0.027817">
                <text:p>0.02781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.37613">
                <text:p>1.37613</text:p>
              </table:table-cell>
              <table:table-cell office:value-type="float" office:value="1.344289">
                <text:p>1.344289</text:p>
              </table:table-cell>
              <table:table-cell office:value-type="float" office:value="0.043834">
                <text:p>0.043834</text:p>
              </table:table-cell>
              <table:table-cell office:value-type="float" office:value="0.026075">
                <text:p>0.02607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336812">
                <text:p>1.336812</text:p>
              </table:table-cell>
              <table:table-cell office:value-type="float" office:value="1.344334">
                <text:p>1.344334</text:p>
              </table:table-cell>
              <table:table-cell office:value-type="float" office:value="0.044686">
                <text:p>0.044686</text:p>
              </table:table-cell>
              <table:table-cell office:value-type="float" office:value="0.020538">
                <text:p>0.02053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349918">
                <text:p>1.349918</text:p>
              </table:table-cell>
              <table:table-cell office:value-type="float" office:value="1.344379">
                <text:p>1.344379</text:p>
              </table:table-cell>
              <table:table-cell office:value-type="float" office:value="0.045121">
                <text:p>0.045121</text:p>
              </table:table-cell>
              <table:table-cell office:value-type="float" office:value="0.022367">
                <text:p>0.02236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349918">
                <text:p>1.349918</text:p>
              </table:table-cell>
              <table:table-cell office:value-type="float" office:value="1.344424">
                <text:p>1.344424</text:p>
              </table:table-cell>
              <table:table-cell office:value-type="float" office:value="0.045307">
                <text:p>0.045307</text:p>
              </table:table-cell>
              <table:table-cell office:value-type="float" office:value="0.02236">
                <text:p>0.0223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.349918">
                <text:p>1.349918</text:p>
              </table:table-cell>
              <table:table-cell office:value-type="float" office:value="1.344468">
                <text:p>1.344468</text:p>
              </table:table-cell>
              <table:table-cell office:value-type="float" office:value="0.043859">
                <text:p>0.043859</text:p>
              </table:table-cell>
              <table:table-cell office:value-type="float" office:value="0.022365">
                <text:p>0.02236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.349918">
                <text:p>1.349918</text:p>
              </table:table-cell>
              <table:table-cell office:value-type="float" office:value="1.344512">
                <text:p>1.344512</text:p>
              </table:table-cell>
              <table:table-cell office:value-type="float" office:value="0.041895">
                <text:p>0.041895</text:p>
              </table:table-cell>
              <table:table-cell office:value-type="float" office:value="0.022384">
                <text:p>0.02238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349918">
                <text:p>1.349918</text:p>
              </table:table-cell>
              <table:table-cell office:value-type="float" office:value="1.344555">
                <text:p>1.344555</text:p>
              </table:table-cell>
              <table:table-cell office:value-type="float" office:value="0.03931">
                <text:p>0.03931</text:p>
              </table:table-cell>
              <table:table-cell office:value-type="float" office:value="0.02241">
                <text:p>0.0224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336812">
                <text:p>1.336812</text:p>
              </table:table-cell>
              <table:table-cell office:value-type="float" office:value="1.344598">
                <text:p>1.344598</text:p>
              </table:table-cell>
              <table:table-cell office:value-type="float" office:value="0.036747">
                <text:p>0.036747</text:p>
              </table:table-cell>
              <table:table-cell office:value-type="float" office:value="0.02056">
                <text:p>0.0205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.336812">
                <text:p>1.336812</text:p>
              </table:table-cell>
              <table:table-cell office:value-type="float" office:value="1.344641">
                <text:p>1.344641</text:p>
              </table:table-cell>
              <table:table-cell office:value-type="float" office:value="0.033631">
                <text:p>0.033631</text:p>
              </table:table-cell>
              <table:table-cell office:value-type="float" office:value="0.020537">
                <text:p>0.02053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.323706">
                <text:p>1.323706</text:p>
              </table:table-cell>
              <table:table-cell office:value-type="float" office:value="1.344684">
                <text:p>1.344684</text:p>
              </table:table-cell>
              <table:table-cell office:value-type="float" office:value="0.029767">
                <text:p>0.029767</text:p>
              </table:table-cell>
              <table:table-cell office:value-type="float" office:value="0.018631">
                <text:p>0.01863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.336812">
                <text:p>1.336812</text:p>
              </table:table-cell>
              <table:table-cell office:value-type="float" office:value="1.344726">
                <text:p>1.344726</text:p>
              </table:table-cell>
              <table:table-cell office:value-type="float" office:value="0.02604">
                <text:p>0.02604</text:p>
              </table:table-cell>
              <table:table-cell office:value-type="float" office:value="0.02043">
                <text:p>0.0204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.363024">
                <text:p>1.363024</text:p>
              </table:table-cell>
              <table:table-cell office:value-type="float" office:value="1.344768">
                <text:p>1.344768</text:p>
              </table:table-cell>
              <table:table-cell office:value-type="float" office:value="0.021586">
                <text:p>0.021586</text:p>
              </table:table-cell>
              <table:table-cell office:value-type="float" office:value="0.024148">
                <text:p>0.02414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3106">
                <text:p>1.3106</text:p>
              </table:table-cell>
              <table:table-cell office:value-type="float" office:value="1.344809">
                <text:p>1.344809</text:p>
              </table:table-cell>
              <table:table-cell office:value-type="float" office:value="0.017375">
                <text:p>0.017375</text:p>
              </table:table-cell>
              <table:table-cell office:value-type="float" office:value="0.016708">
                <text:p>0.01670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336812">
                <text:p>1.336812</text:p>
              </table:table-cell>
              <table:table-cell office:value-type="float" office:value="1.34485">
                <text:p>1.34485</text:p>
              </table:table-cell>
              <table:table-cell office:value-type="float" office:value="0.01385">
                <text:p>0.01385</text:p>
              </table:table-cell>
              <table:table-cell office:value-type="float" office:value="0.020353">
                <text:p>0.02035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349918">
                <text:p>1.349918</text:p>
              </table:table-cell>
              <table:table-cell office:value-type="float" office:value="1.344891">
                <text:p>1.344891</text:p>
              </table:table-cell>
              <table:table-cell office:value-type="float" office:value="0.010244">
                <text:p>0.010244</text:p>
              </table:table-cell>
              <table:table-cell office:value-type="float" office:value="0.022196">
                <text:p>0.02219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37613">
                <text:p>1.37613</text:p>
              </table:table-cell>
              <table:table-cell office:value-type="float" office:value="1.344932">
                <text:p>1.344932</text:p>
              </table:table-cell>
              <table:table-cell office:value-type="float" office:value="0.008057">
                <text:p>0.008057</text:p>
              </table:table-cell>
              <table:table-cell office:value-type="float" office:value="0.025959">
                <text:p>0.02595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37613">
                <text:p>1.37613</text:p>
              </table:table-cell>
              <table:table-cell office:value-type="float" office:value="1.344972">
                <text:p>1.344972</text:p>
              </table:table-cell>
              <table:table-cell office:value-type="float" office:value="0.005454">
                <text:p>0.005454</text:p>
              </table:table-cell>
              <table:table-cell office:value-type="float" office:value="0.026066">
                <text:p>0.02606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37613">
                <text:p>1.37613</text:p>
              </table:table-cell>
              <table:table-cell office:value-type="float" office:value="1.345012">
                <text:p>1.345012</text:p>
              </table:table-cell>
              <table:table-cell office:value-type="float" office:value="0.003515">
                <text:p>0.003515</text:p>
              </table:table-cell>
              <table:table-cell office:value-type="float" office:value="0.026174">
                <text:p>0.02617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.402342">
                <text:p>1.402342</text:p>
              </table:table-cell>
              <table:table-cell office:value-type="float" office:value="1.345051">
                <text:p>1.345051</text:p>
              </table:table-cell>
              <table:table-cell office:value-type="float" office:value="0.001969">
                <text:p>0.001969</text:p>
              </table:table-cell>
              <table:table-cell office:value-type="float" office:value="0.030022">
                <text:p>0.03002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.402342">
                <text:p>1.402342</text:p>
              </table:table-cell>
              <table:table-cell office:value-type="float" office:value="1.345091">
                <text:p>1.345091</text:p>
              </table:table-cell>
              <table:table-cell office:value-type="float" office:value="0.000415">
                <text:p>0.000415</text:p>
              </table:table-cell>
              <table:table-cell office:value-type="float" office:value="0.030192">
                <text:p>0.03019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.402342">
                <text:p>1.402342</text:p>
              </table:table-cell>
              <table:table-cell office:value-type="float" office:value="1.345129">
                <text:p>1.345129</text:p>
              </table:table-cell>
              <table:table-cell office:value-type="float" office:value="-0.000047">
                <text:p>-0.000047</text:p>
              </table:table-cell>
              <table:table-cell office:value-type="float" office:value="0.030358">
                <text:p>0.03035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415448">
                <text:p>1.415448</text:p>
              </table:table-cell>
              <table:table-cell office:value-type="float" office:value="1.345168">
                <text:p>1.345168</text:p>
              </table:table-cell>
              <table:table-cell office:value-type="float" office:value="0.000606">
                <text:p>0.000606</text:p>
              </table:table-cell>
              <table:table-cell office:value-type="float" office:value="0.032391">
                <text:p>0.03239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454766">
                <text:p>1.454766</text:p>
              </table:table-cell>
              <table:table-cell office:value-type="float" office:value="1.345206">
                <text:p>1.345206</text:p>
              </table:table-cell>
              <table:table-cell office:value-type="float" office:value="0.001645">
                <text:p>0.001645</text:p>
              </table:table-cell>
              <table:table-cell office:value-type="float" office:value="0.038213">
                <text:p>0.03821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.44166">
                <text:p>1.44166</text:p>
              </table:table-cell>
              <table:table-cell office:value-type="float" office:value="1.345244">
                <text:p>1.345244</text:p>
              </table:table-cell>
              <table:table-cell office:value-type="float" office:value="0.002327">
                <text:p>0.002327</text:p>
              </table:table-cell>
              <table:table-cell office:value-type="float" office:value="0.036665">
                <text:p>0.03666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.44166">
                <text:p>1.44166</text:p>
              </table:table-cell>
              <table:table-cell office:value-type="float" office:value="1.345282">
                <text:p>1.345282</text:p>
              </table:table-cell>
              <table:table-cell office:value-type="float" office:value="0.004867">
                <text:p>0.004867</text:p>
              </table:table-cell>
              <table:table-cell office:value-type="float" office:value="0.036955">
                <text:p>0.03695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467872">
                <text:p>1.467872</text:p>
              </table:table-cell>
              <table:table-cell office:value-type="float" office:value="1.34532">
                <text:p>1.34532</text:p>
              </table:table-cell>
              <table:table-cell office:value-type="float" office:value="0.007725">
                <text:p>0.007725</text:p>
              </table:table-cell>
              <table:table-cell office:value-type="float" office:value="0.040986">
                <text:p>0.04098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480978">
                <text:p>1.480978</text:p>
              </table:table-cell>
              <table:table-cell office:value-type="float" office:value="1.345357">
                <text:p>1.345357</text:p>
              </table:table-cell>
              <table:table-cell office:value-type="float" office:value="0.011121">
                <text:p>0.011121</text:p>
              </table:table-cell>
              <table:table-cell office:value-type="float" office:value="0.043219">
                <text:p>0.04321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44166">
                <text:p>1.44166</text:p>
              </table:table-cell>
              <table:table-cell office:value-type="float" office:value="1.345393">
                <text:p>1.345393</text:p>
              </table:table-cell>
              <table:table-cell office:value-type="float" office:value="0.015052">
                <text:p>0.015052</text:p>
              </table:table-cell>
              <table:table-cell office:value-type="float" office:value="0.037996">
                <text:p>0.03799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467872">
                <text:p>1.467872</text:p>
              </table:table-cell>
              <table:table-cell office:value-type="float" office:value="1.34543">
                <text:p>1.34543</text:p>
              </table:table-cell>
              <table:table-cell office:value-type="float" office:value="0.020137">
                <text:p>0.020137</text:p>
              </table:table-cell>
              <table:table-cell office:value-type="float" office:value="0.042017">
                <text:p>0.04201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467872">
                <text:p>1.467872</text:p>
              </table:table-cell>
              <table:table-cell office:value-type="float" office:value="1.345466">
                <text:p>1.345466</text:p>
              </table:table-cell>
              <table:table-cell office:value-type="float" office:value="0.024888">
                <text:p>0.024888</text:p>
              </table:table-cell>
              <table:table-cell office:value-type="float" office:value="0.042363">
                <text:p>0.04236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480978">
                <text:p>1.480978</text:p>
              </table:table-cell>
              <table:table-cell office:value-type="float" office:value="1.345502">
                <text:p>1.345502</text:p>
              </table:table-cell>
              <table:table-cell office:value-type="float" office:value="0.030418">
                <text:p>0.030418</text:p>
              </table:table-cell>
              <table:table-cell office:value-type="float" office:value="0.044589">
                <text:p>0.04458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467872">
                <text:p>1.467872</text:p>
              </table:table-cell>
              <table:table-cell office:value-type="float" office:value="1.345538">
                <text:p>1.345538</text:p>
              </table:table-cell>
              <table:table-cell office:value-type="float" office:value="0.035582">
                <text:p>0.035582</text:p>
              </table:table-cell>
              <table:table-cell office:value-type="float" office:value="0.043115">
                <text:p>0.04311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.467872">
                <text:p>1.467872</text:p>
              </table:table-cell>
              <table:table-cell office:value-type="float" office:value="1.345573">
                <text:p>1.345573</text:p>
              </table:table-cell>
              <table:table-cell office:value-type="float" office:value="0.040589">
                <text:p>0.040589</text:p>
              </table:table-cell>
              <table:table-cell office:value-type="float" office:value="0.043477">
                <text:p>0.04347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.454766">
                <text:p>1.454766</text:p>
              </table:table-cell>
              <table:table-cell office:value-type="float" office:value="1.345608">
                <text:p>1.345608</text:p>
              </table:table-cell>
              <table:table-cell office:value-type="float" office:value="0.045216">
                <text:p>0.045216</text:p>
              </table:table-cell>
              <table:table-cell office:value-type="float" office:value="0.041961">
                <text:p>0.04196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44166">
                <text:p>1.44166</text:p>
              </table:table-cell>
              <table:table-cell office:value-type="float" office:value="1.345643">
                <text:p>1.345643</text:p>
              </table:table-cell>
              <table:table-cell office:value-type="float" office:value="0.049806">
                <text:p>0.049806</text:p>
              </table:table-cell>
              <table:table-cell office:value-type="float" office:value="0.040399">
                <text:p>0.04039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428554">
                <text:p>1.428554</text:p>
              </table:table-cell>
              <table:table-cell office:value-type="float" office:value="1.345678">
                <text:p>1.345678</text:p>
              </table:table-cell>
              <table:table-cell office:value-type="float" office:value="0.054378">
                <text:p>0.054378</text:p>
              </table:table-cell>
              <table:table-cell office:value-type="float" office:value="0.038792">
                <text:p>0.03879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.415448">
                <text:p>1.415448</text:p>
              </table:table-cell>
              <table:table-cell office:value-type="float" office:value="1.345712">
                <text:p>1.345712</text:p>
              </table:table-cell>
              <table:table-cell office:value-type="float" office:value="0.058918">
                <text:p>0.058918</text:p>
              </table:table-cell>
              <table:table-cell office:value-type="float" office:value="0.037144">
                <text:p>0.03714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402342">
                <text:p>1.402342</text:p>
              </table:table-cell>
              <table:table-cell office:value-type="float" office:value="1.345746">
                <text:p>1.345746</text:p>
              </table:table-cell>
              <table:table-cell office:value-type="float" office:value="0.0633">
                <text:p>0.0633</text:p>
              </table:table-cell>
              <table:table-cell office:value-type="float" office:value="0.035458">
                <text:p>0.03545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402342">
                <text:p>1.402342</text:p>
              </table:table-cell>
              <table:table-cell office:value-type="float" office:value="1.34578">
                <text:p>1.34578</text:p>
              </table:table-cell>
              <table:table-cell office:value-type="float" office:value="0.066341">
                <text:p>0.066341</text:p>
              </table:table-cell>
              <table:table-cell office:value-type="float" office:value="0.035614">
                <text:p>0.03561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.402342">
                <text:p>1.402342</text:p>
              </table:table-cell>
              <table:table-cell office:value-type="float" office:value="1.345813">
                <text:p>1.345813</text:p>
              </table:table-cell>
              <table:table-cell office:value-type="float" office:value="0.068871">
                <text:p>0.068871</text:p>
              </table:table-cell>
              <table:table-cell office:value-type="float" office:value="0.035779">
                <text:p>0.03577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.363024">
                <text:p>1.363024</text:p>
              </table:table-cell>
              <table:table-cell office:value-type="float" office:value="1.345846">
                <text:p>1.345846</text:p>
              </table:table-cell>
              <table:table-cell office:value-type="float" office:value="0.069171">
                <text:p>0.069171</text:p>
              </table:table-cell>
              <table:table-cell office:value-type="float" office:value="0.030329">
                <text:p>0.03032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349918">
                <text:p>1.349918</text:p>
              </table:table-cell>
              <table:table-cell office:value-type="float" office:value="1.345879">
                <text:p>1.345879</text:p>
              </table:table-cell>
              <table:table-cell office:value-type="float" office:value="0.069216">
                <text:p>0.069216</text:p>
              </table:table-cell>
              <table:table-cell office:value-type="float" office:value="0.028505">
                <text:p>0.02850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.336812">
                <text:p>1.336812</text:p>
              </table:table-cell>
              <table:table-cell office:value-type="float" office:value="1.345912">
                <text:p>1.345912</text:p>
              </table:table-cell>
              <table:table-cell office:value-type="float" office:value="0.067313">
                <text:p>0.067313</text:p>
              </table:table-cell>
              <table:table-cell office:value-type="float" office:value="0.026631">
                <text:p>0.02663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3106">
                <text:p>1.3106</text:p>
              </table:table-cell>
              <table:table-cell office:value-type="float" office:value="1.345944">
                <text:p>1.345944</text:p>
              </table:table-cell>
              <table:table-cell office:value-type="float" office:value="0.066138">
                <text:p>0.066138</text:p>
              </table:table-cell>
              <table:table-cell office:value-type="float" office:value="0.022839">
                <text:p>0.02283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3106">
                <text:p>1.3106</text:p>
              </table:table-cell>
              <table:table-cell office:value-type="float" office:value="1.345976">
                <text:p>1.345976</text:p>
              </table:table-cell>
              <table:table-cell office:value-type="float" office:value="0.064325">
                <text:p>0.064325</text:p>
              </table:table-cell>
              <table:table-cell office:value-type="float" office:value="0.022719">
                <text:p>0.02271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.3106">
                <text:p>1.3106</text:p>
              </table:table-cell>
              <table:table-cell office:value-type="float" office:value="1.346008">
                <text:p>1.346008</text:p>
              </table:table-cell>
              <table:table-cell office:value-type="float" office:value="0.061611">
                <text:p>0.061611</text:p>
              </table:table-cell>
              <table:table-cell office:value-type="float" office:value="0.022606">
                <text:p>0.02260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.284388">
                <text:p>1.284388</text:p>
              </table:table-cell>
              <table:table-cell office:value-type="float" office:value="1.34604">
                <text:p>1.34604</text:p>
              </table:table-cell>
              <table:table-cell office:value-type="float" office:value="0.058723">
                <text:p>0.058723</text:p>
              </table:table-cell>
              <table:table-cell office:value-type="float" office:value="0.018755">
                <text:p>0.01875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.297494">
                <text:p>1.297494</text:p>
              </table:table-cell>
              <table:table-cell office:value-type="float" office:value="1.346071">
                <text:p>1.346071</text:p>
              </table:table-cell>
              <table:table-cell office:value-type="float" office:value="0.055365">
                <text:p>0.055365</text:p>
              </table:table-cell>
              <table:table-cell office:value-type="float" office:value="0.020453">
                <text:p>0.02045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297494">
                <text:p>1.297494</text:p>
              </table:table-cell>
              <table:table-cell office:value-type="float" office:value="1.346102">
                <text:p>1.346102</text:p>
              </table:table-cell>
              <table:table-cell office:value-type="float" office:value="0.052126">
                <text:p>0.052126</text:p>
              </table:table-cell>
              <table:table-cell office:value-type="float" office:value="0.020318">
                <text:p>0.02031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.297494">
                <text:p>1.297494</text:p>
              </table:table-cell>
              <table:table-cell office:value-type="float" office:value="1.346133">
                <text:p>1.346133</text:p>
              </table:table-cell>
              <table:table-cell office:value-type="float" office:value="0.048495">
                <text:p>0.048495</text:p>
              </table:table-cell>
              <table:table-cell office:value-type="float" office:value="0.020185">
                <text:p>0.02018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297494">
                <text:p>1.297494</text:p>
              </table:table-cell>
              <table:table-cell office:value-type="float" office:value="1.346164">
                <text:p>1.346164</text:p>
              </table:table-cell>
              <table:table-cell office:value-type="float" office:value="0.044703">
                <text:p>0.044703</text:p>
              </table:table-cell>
              <table:table-cell office:value-type="float" office:value="0.020053">
                <text:p>0.02005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284388">
                <text:p>1.284388</text:p>
              </table:table-cell>
              <table:table-cell office:value-type="float" office:value="1.346194">
                <text:p>1.346194</text:p>
              </table:table-cell>
              <table:table-cell office:value-type="float" office:value="0.041019">
                <text:p>0.041019</text:p>
              </table:table-cell>
              <table:table-cell office:value-type="float" office:value="0.01804">
                <text:p>0.0180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3106">
                <text:p>1.3106</text:p>
              </table:table-cell>
              <table:table-cell office:value-type="float" office:value="1.346224">
                <text:p>1.346224</text:p>
              </table:table-cell>
              <table:table-cell office:value-type="float" office:value="0.037327">
                <text:p>0.037327</text:p>
              </table:table-cell>
              <table:table-cell office:value-type="float" office:value="0.021603">
                <text:p>0.02160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.297494">
                <text:p>1.297494</text:p>
              </table:table-cell>
              <table:table-cell office:value-type="float" office:value="1.346254">
                <text:p>1.346254</text:p>
              </table:table-cell>
              <table:table-cell office:value-type="float" office:value="0.033446">
                <text:p>0.033446</text:p>
              </table:table-cell>
              <table:table-cell office:value-type="float" office:value="0.01962">
                <text:p>0.0196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297494">
                <text:p>1.297494</text:p>
              </table:table-cell>
              <table:table-cell office:value-type="float" office:value="1.346284">
                <text:p>1.346284</text:p>
              </table:table-cell>
              <table:table-cell office:value-type="float" office:value="0.029239">
                <text:p>0.029239</text:p>
              </table:table-cell>
              <table:table-cell office:value-type="float" office:value="0.019472">
                <text:p>0.01947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.3106">
                <text:p>1.3106</text:p>
              </table:table-cell>
              <table:table-cell office:value-type="float" office:value="1.346313">
                <text:p>1.346313</text:p>
              </table:table-cell>
              <table:table-cell office:value-type="float" office:value="0.025076">
                <text:p>0.025076</text:p>
              </table:table-cell>
              <table:table-cell office:value-type="float" office:value="0.021196">
                <text:p>0.02119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297494">
                <text:p>1.297494</text:p>
              </table:table-cell>
              <table:table-cell office:value-type="float" office:value="1.346343">
                <text:p>1.346343</text:p>
              </table:table-cell>
              <table:table-cell office:value-type="float" office:value="0.020532">
                <text:p>0.020532</text:p>
              </table:table-cell>
              <table:table-cell office:value-type="float" office:value="0.01921">
                <text:p>0.0192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.336812">
                <text:p>1.336812</text:p>
              </table:table-cell>
              <table:table-cell office:value-type="float" office:value="1.346372">
                <text:p>1.346372</text:p>
              </table:table-cell>
              <table:table-cell office:value-type="float" office:value="0.016686">
                <text:p>0.016686</text:p>
              </table:table-cell>
              <table:table-cell office:value-type="float" office:value="0.024683">
                <text:p>0.02468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.3106">
                <text:p>1.3106</text:p>
              </table:table-cell>
              <table:table-cell office:value-type="float" office:value="1.3464">
                <text:p>1.3464</text:p>
              </table:table-cell>
              <table:table-cell office:value-type="float" office:value="0.013682">
                <text:p>0.013682</text:p>
              </table:table-cell>
              <table:table-cell office:value-type="float" office:value="0.020908">
                <text:p>0.02090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.323706">
                <text:p>1.323706</text:p>
              </table:table-cell>
              <table:table-cell office:value-type="float" office:value="1.346429">
                <text:p>1.346429</text:p>
              </table:table-cell>
              <table:table-cell office:value-type="float" office:value="0.0108">
                <text:p>0.0108</text:p>
              </table:table-cell>
              <table:table-cell office:value-type="float" office:value="0.022677">
                <text:p>0.02267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.336812">
                <text:p>1.336812</text:p>
              </table:table-cell>
              <table:table-cell office:value-type="float" office:value="1.346457">
                <text:p>1.346457</text:p>
              </table:table-cell>
              <table:table-cell office:value-type="float" office:value="0.009216">
                <text:p>0.009216</text:p>
              </table:table-cell>
              <table:table-cell office:value-type="float" office:value="0.024481">
                <text:p>0.02448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.349918">
                <text:p>1.349918</text:p>
              </table:table-cell>
              <table:table-cell office:value-type="float" office:value="1.346485">
                <text:p>1.346485</text:p>
              </table:table-cell>
              <table:table-cell office:value-type="float" office:value="0.008678">
                <text:p>0.008678</text:p>
              </table:table-cell>
              <table:table-cell office:value-type="float" office:value="0.026324">
                <text:p>0.02632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.363024">
                <text:p>1.363024</text:p>
              </table:table-cell>
              <table:table-cell office:value-type="float" office:value="1.346513">
                <text:p>1.346513</text:p>
              </table:table-cell>
              <table:table-cell office:value-type="float" office:value="0.008888">
                <text:p>0.008888</text:p>
              </table:table-cell>
              <table:table-cell office:value-type="float" office:value="0.028212">
                <text:p>0.02821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.389236">
                <text:p>1.389236</text:p>
              </table:table-cell>
              <table:table-cell office:value-type="float" office:value="1.346541">
                <text:p>1.346541</text:p>
              </table:table-cell>
              <table:table-cell office:value-type="float" office:value="0.009837">
                <text:p>0.009837</text:p>
              </table:table-cell>
              <table:table-cell office:value-type="float" office:value="0.032018">
                <text:p>0.03201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.389236">
                <text:p>1.389236</text:p>
              </table:table-cell>
              <table:table-cell office:value-type="float" office:value="1.346568">
                <text:p>1.346568</text:p>
              </table:table-cell>
              <table:table-cell office:value-type="float" office:value="0.011642">
                <text:p>0.011642</text:p>
              </table:table-cell>
              <table:table-cell office:value-type="float" office:value="0.032156">
                <text:p>0.03215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.389236">
                <text:p>1.389236</text:p>
              </table:table-cell>
              <table:table-cell office:value-type="float" office:value="1.346595">
                <text:p>1.346595</text:p>
              </table:table-cell>
              <table:table-cell office:value-type="float" office:value="0.014115">
                <text:p>0.014115</text:p>
              </table:table-cell>
              <table:table-cell office:value-type="float" office:value="0.032289">
                <text:p>0.03228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389236">
                <text:p>1.389236</text:p>
              </table:table-cell>
              <table:table-cell office:value-type="float" office:value="1.346622">
                <text:p>1.346622</text:p>
              </table:table-cell>
              <table:table-cell office:value-type="float" office:value="0.017331">
                <text:p>0.017331</text:p>
              </table:table-cell>
              <table:table-cell office:value-type="float" office:value="0.032409">
                <text:p>0.03240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402342">
                <text:p>1.402342</text:p>
              </table:table-cell>
              <table:table-cell office:value-type="float" office:value="1.346649">
                <text:p>1.346649</text:p>
              </table:table-cell>
              <table:table-cell office:value-type="float" office:value="0.020635">
                <text:p>0.020635</text:p>
              </table:table-cell>
              <table:table-cell office:value-type="float" office:value="0.034394">
                <text:p>0.03439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402342">
                <text:p>1.402342</text:p>
              </table:table-cell>
              <table:table-cell office:value-type="float" office:value="1.346676">
                <text:p>1.346676</text:p>
              </table:table-cell>
              <table:table-cell office:value-type="float" office:value="0.024561">
                <text:p>0.024561</text:p>
              </table:table-cell>
              <table:table-cell office:value-type="float" office:value="0.034542">
                <text:p>0.03454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.402342">
                <text:p>1.402342</text:p>
              </table:table-cell>
              <table:table-cell office:value-type="float" office:value="1.346702">
                <text:p>1.346702</text:p>
              </table:table-cell>
              <table:table-cell office:value-type="float" office:value="0.029535">
                <text:p>0.029535</text:p>
              </table:table-cell>
              <table:table-cell office:value-type="float" office:value="0.034693">
                <text:p>0.03469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.402342">
                <text:p>1.402342</text:p>
              </table:table-cell>
              <table:table-cell office:value-type="float" office:value="1.346728">
                <text:p>1.346728</text:p>
              </table:table-cell>
              <table:table-cell office:value-type="float" office:value="0.034037">
                <text:p>0.034037</text:p>
              </table:table-cell>
              <table:table-cell office:value-type="float" office:value="0.034848">
                <text:p>0.03484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.44166">
                <text:p>1.44166</text:p>
              </table:table-cell>
              <table:table-cell office:value-type="float" office:value="1.346754">
                <text:p>1.346754</text:p>
              </table:table-cell>
              <table:table-cell office:value-type="float" office:value="0.038194">
                <text:p>0.038194</text:p>
              </table:table-cell>
              <table:table-cell office:value-type="float" office:value="0.04063">
                <text:p>0.0406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.297494">
                <text:p>1.297494</text:p>
              </table:table-cell>
              <table:table-cell office:value-type="float" office:value="1.34678">
                <text:p>1.34678</text:p>
              </table:table-cell>
              <table:table-cell office:value-type="float" office:value="0.042399">
                <text:p>0.042399</text:p>
              </table:table-cell>
              <table:table-cell office:value-type="float" office:value="0.020291">
                <text:p>0.02029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.349918">
                <text:p>1.349918</text:p>
              </table:table-cell>
              <table:table-cell office:value-type="float" office:value="1.346805">
                <text:p>1.346805</text:p>
              </table:table-cell>
              <table:table-cell office:value-type="float" office:value="0.046034">
                <text:p>0.046034</text:p>
              </table:table-cell>
              <table:table-cell office:value-type="float" office:value="0.027608">
                <text:p>0.02760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.363024">
                <text:p>1.363024</text:p>
              </table:table-cell>
              <table:table-cell office:value-type="float" office:value="1.346809">
                <text:p>1.346809</text:p>
              </table:table-cell>
              <table:table-cell office:value-type="float" office:value="0.04913">
                <text:p>0.04913</text:p>
              </table:table-cell>
              <table:table-cell office:value-type="float" office:value="0.029449">
                <text:p>0.02944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37613">
                <text:p>1.37613</text:p>
              </table:table-cell>
              <table:table-cell office:value-type="float" office:value="1.346704">
                <text:p>1.346704</text:p>
              </table:table-cell>
              <table:table-cell office:value-type="float" office:value="0.053338">
                <text:p>0.053338</text:p>
              </table:table-cell>
              <table:table-cell office:value-type="float" office:value="0.031372">
                <text:p>0.03137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336812">
                <text:p>1.336812</text:p>
              </table:table-cell>
              <table:table-cell office:value-type="float" office:value="1.346491">
                <text:p>1.346491</text:p>
              </table:table-cell>
              <table:table-cell office:value-type="float" office:value="0.056402">
                <text:p>0.056402</text:p>
              </table:table-cell>
              <table:table-cell office:value-type="float" office:value="0.025886">
                <text:p>0.02588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.349918">
                <text:p>1.349918</text:p>
              </table:table-cell>
              <table:table-cell office:value-type="float" office:value="1.346174">
                <text:p>1.346174</text:p>
              </table:table-cell>
              <table:table-cell office:value-type="float" office:value="0.05854">
                <text:p>0.05854</text:p>
              </table:table-cell>
              <table:table-cell office:value-type="float" office:value="0.027801">
                <text:p>0.02780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3106">
                <text:p>1.3106</text:p>
              </table:table-cell>
              <table:table-cell office:value-type="float" office:value="1.345752">
                <text:p>1.345752</text:p>
              </table:table-cell>
              <table:table-cell office:value-type="float" office:value="0.059529">
                <text:p>0.059529</text:p>
              </table:table-cell>
              <table:table-cell office:value-type="float" office:value="0.022262">
                <text:p>0.02226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297494">
                <text:p>1.297494</text:p>
              </table:table-cell>
              <table:table-cell office:value-type="float" office:value="1.345229">
                <text:p>1.345229</text:p>
              </table:table-cell>
              <table:table-cell office:value-type="float" office:value="0.058332">
                <text:p>0.058332</text:p>
              </table:table-cell>
              <table:table-cell office:value-type="float" office:value="0.020354">
                <text:p>0.02035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284388">
                <text:p>1.284388</text:p>
              </table:table-cell>
              <table:table-cell office:value-type="float" office:value="1.344607">
                <text:p>1.344607</text:p>
              </table:table-cell>
              <table:table-cell office:value-type="float" office:value="0.057318">
                <text:p>0.057318</text:p>
              </table:table-cell>
              <table:table-cell office:value-type="float" office:value="0.018409">
                <text:p>0.01840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.284388">
                <text:p>1.284388</text:p>
              </table:table-cell>
              <table:table-cell office:value-type="float" office:value="1.343889">
                <text:p>1.343889</text:p>
              </table:table-cell>
              <table:table-cell office:value-type="float" office:value="0.05535">
                <text:p>0.05535</text:p>
              </table:table-cell>
              <table:table-cell office:value-type="float" office:value="0.018312">
                <text:p>0.01831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231964">
                <text:p>1.231964</text:p>
              </table:table-cell>
              <table:table-cell office:value-type="float" office:value="1.343074">
                <text:p>1.343074</text:p>
              </table:table-cell>
              <table:table-cell office:value-type="float" office:value="0.052657">
                <text:p>0.052657</text:p>
              </table:table-cell>
              <table:table-cell office:value-type="float" office:value="0.010742">
                <text:p>0.01074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258176">
                <text:p>1.258176</text:p>
              </table:table-cell>
              <table:table-cell office:value-type="float" office:value="1.342167">
                <text:p>1.342167</text:p>
              </table:table-cell>
              <table:table-cell office:value-type="float" office:value="0.049064">
                <text:p>0.049064</text:p>
              </table:table-cell>
              <table:table-cell office:value-type="float" office:value="0.014279">
                <text:p>0.01427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231964">
                <text:p>1.231964</text:p>
              </table:table-cell>
              <table:table-cell office:value-type="float" office:value="1.341167">
                <text:p>1.341167</text:p>
              </table:table-cell>
              <table:table-cell office:value-type="float" office:value="0.045328">
                <text:p>0.045328</text:p>
              </table:table-cell>
              <table:table-cell office:value-type="float" office:value="0.010421">
                <text:p>0.01042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.258176">
                <text:p>1.258176</text:p>
              </table:table-cell>
              <table:table-cell office:value-type="float" office:value="1.340077">
                <text:p>1.340077</text:p>
              </table:table-cell>
              <table:table-cell office:value-type="float" office:value="0.041224">
                <text:p>0.041224</text:p>
              </table:table-cell>
              <table:table-cell office:value-type="float" office:value="0.014009">
                <text:p>0.01400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.258176">
                <text:p>1.258176</text:p>
              </table:table-cell>
              <table:table-cell office:value-type="float" office:value="1.338895">
                <text:p>1.338895</text:p>
              </table:table-cell>
              <table:table-cell office:value-type="float" office:value="0.036972">
                <text:p>0.036972</text:p>
              </table:table-cell>
              <table:table-cell office:value-type="float" office:value="0.013956">
                <text:p>0.01395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.258176">
                <text:p>1.258176</text:p>
              </table:table-cell>
              <table:table-cell office:value-type="float" office:value="1.337622">
                <text:p>1.337622</text:p>
              </table:table-cell>
              <table:table-cell office:value-type="float" office:value="0.032487">
                <text:p>0.032487</text:p>
              </table:table-cell>
              <table:table-cell office:value-type="float" office:value="0.013927">
                <text:p>0.01392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258176">
                <text:p>1.258176</text:p>
              </table:table-cell>
              <table:table-cell office:value-type="float" office:value="1.33626">
                <text:p>1.33626</text:p>
              </table:table-cell>
              <table:table-cell office:value-type="float" office:value="0.027674">
                <text:p>0.027674</text:p>
              </table:table-cell>
              <table:table-cell office:value-type="float" office:value="0.01391">
                <text:p>0.0139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24507">
                <text:p>1.24507</text:p>
              </table:table-cell>
              <table:table-cell office:value-type="float" office:value="1.334809">
                <text:p>1.334809</text:p>
              </table:table-cell>
              <table:table-cell office:value-type="float" office:value="0.023276">
                <text:p>0.023276</text:p>
              </table:table-cell>
              <table:table-cell office:value-type="float" office:value="0.012023">
                <text:p>0.01202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.284388">
                <text:p>1.284388</text:p>
              </table:table-cell>
              <table:table-cell office:value-type="float" office:value="1.333271">
                <text:p>1.333271</text:p>
              </table:table-cell>
              <table:table-cell office:value-type="float" office:value="0.019066">
                <text:p>0.019066</text:p>
              </table:table-cell>
              <table:table-cell office:value-type="float" office:value="0.017598">
                <text:p>0.01759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24507">
                <text:p>1.24507</text:p>
              </table:table-cell>
              <table:table-cell office:value-type="float" office:value="1.331643">
                <text:p>1.331643</text:p>
              </table:table-cell>
              <table:table-cell office:value-type="float" office:value="0.014771">
                <text:p>0.014771</text:p>
              </table:table-cell>
              <table:table-cell office:value-type="float" office:value="0.012061">
                <text:p>0.01206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.284388">
                <text:p>1.284388</text:p>
              </table:table-cell>
              <table:table-cell office:value-type="float" office:value="1.329929">
                <text:p>1.329929</text:p>
              </table:table-cell>
              <table:table-cell office:value-type="float" office:value="0.010811">
                <text:p>0.010811</text:p>
              </table:table-cell>
              <table:table-cell office:value-type="float" office:value="0.017667">
                <text:p>0.01766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.3106">
                <text:p>1.3106</text:p>
              </table:table-cell>
              <table:table-cell office:value-type="float" office:value="1.328126">
                <text:p>1.328126</text:p>
              </table:table-cell>
              <table:table-cell office:value-type="float" office:value="0.007278">
                <text:p>0.007278</text:p>
              </table:table-cell>
              <table:table-cell office:value-type="float" office:value="0.021539">
                <text:p>0.02153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297494">
                <text:p>1.297494</text:p>
              </table:table-cell>
              <table:table-cell office:value-type="float" office:value="1.326234">
                <text:p>1.326234</text:p>
              </table:table-cell>
              <table:table-cell office:value-type="float" office:value="0.002795">
                <text:p>0.002795</text:p>
              </table:table-cell>
              <table:table-cell office:value-type="float" office:value="0.019896">
                <text:p>0.01989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3106">
                <text:p>1.3106</text:p>
              </table:table-cell>
              <table:table-cell office:value-type="float" office:value="1.324254">
                <text:p>1.324254</text:p>
              </table:table-cell>
              <table:table-cell office:value-type="float" office:value="-0.000242">
                <text:p>-0.000242</text:p>
              </table:table-cell>
              <table:table-cell office:value-type="float" office:value="0.021982">
                <text:p>0.02198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297494">
                <text:p>1.297494</text:p>
              </table:table-cell>
              <table:table-cell office:value-type="float" office:value="1.322186">
                <text:p>1.322186</text:p>
              </table:table-cell>
              <table:table-cell office:value-type="float" office:value="-0.002113">
                <text:p>-0.002113</text:p>
              </table:table-cell>
              <table:table-cell office:value-type="float" office:value="0.020367">
                <text:p>0.02036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.363024">
                <text:p>1.363024</text:p>
              </table:table-cell>
              <table:table-cell office:value-type="float" office:value="1.320031">
                <text:p>1.320031</text:p>
              </table:table-cell>
              <table:table-cell office:value-type="float" office:value="-0.003753">
                <text:p>-0.003753</text:p>
              </table:table-cell>
              <table:table-cell office:value-type="float" office:value="0.029969">
                <text:p>0.02996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336812">
                <text:p>1.336812</text:p>
              </table:table-cell>
              <table:table-cell office:value-type="float" office:value="1.317785">
                <text:p>1.317785</text:p>
              </table:table-cell>
              <table:table-cell office:value-type="float" office:value="-0.005196">
                <text:p>-0.005196</text:p>
              </table:table-cell>
              <table:table-cell office:value-type="float" office:value="0.026674">
                <text:p>0.02667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336812">
                <text:p>1.336812</text:p>
              </table:table-cell>
              <table:table-cell office:value-type="float" office:value="1.315451">
                <text:p>1.315451</text:p>
              </table:table-cell>
              <table:table-cell office:value-type="float" office:value="-0.005414">
                <text:p>-0.005414</text:p>
              </table:table-cell>
              <table:table-cell office:value-type="float" office:value="0.027071">
                <text:p>0.02707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323706">
                <text:p>1.323706</text:p>
              </table:table-cell>
              <table:table-cell office:value-type="float" office:value="1.313029">
                <text:p>1.313029</text:p>
              </table:table-cell>
              <table:table-cell office:value-type="float" office:value="-0.004476">
                <text:p>-0.004476</text:p>
              </table:table-cell>
              <table:table-cell office:value-type="float" office:value="0.025601">
                <text:p>0.02560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389236">
                <text:p>1.389236</text:p>
              </table:table-cell>
              <table:table-cell office:value-type="float" office:value="1.310521">
                <text:p>1.310521</text:p>
              </table:table-cell>
              <table:table-cell office:value-type="float" office:value="-0.003187">
                <text:p>-0.003187</text:p>
              </table:table-cell>
              <table:table-cell office:value-type="float" office:value="0.035349">
                <text:p>0.03534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402342">
                <text:p>1.402342</text:p>
              </table:table-cell>
              <table:table-cell office:value-type="float" office:value="1.307923">
                <text:p>1.307923</text:p>
              </table:table-cell>
              <table:table-cell office:value-type="float" office:value="-0.000493">
                <text:p>-0.000493</text:p>
              </table:table-cell>
              <table:table-cell office:value-type="float" office:value="0.03783">
                <text:p>0.0378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402342">
                <text:p>1.402342</text:p>
              </table:table-cell>
              <table:table-cell office:value-type="float" office:value="1.305235">
                <text:p>1.305235</text:p>
              </table:table-cell>
              <table:table-cell office:value-type="float" office:value="0.004411">
                <text:p>0.004411</text:p>
              </table:table-cell>
              <table:table-cell office:value-type="float" office:value="0.038517">
                <text:p>0.03851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415448">
                <text:p>1.415448</text:p>
              </table:table-cell>
              <table:table-cell office:value-type="float" office:value="1.302456">
                <text:p>1.302456</text:p>
              </table:table-cell>
              <table:table-cell office:value-type="float" office:value="0.0097">
                <text:p>0.0097</text:p>
              </table:table-cell>
              <table:table-cell office:value-type="float" office:value="0.0411">
                <text:p>0.041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.415448">
                <text:p>1.415448</text:p>
              </table:table-cell>
              <table:table-cell office:value-type="float" office:value="1.299587">
                <text:p>1.299587</text:p>
              </table:table-cell>
              <table:table-cell office:value-type="float" office:value="0.013817">
                <text:p>0.013817</text:p>
              </table:table-cell>
              <table:table-cell office:value-type="float" office:value="0.041857">
                <text:p>0.04185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.402342">
                <text:p>1.402342</text:p>
              </table:table-cell>
              <table:table-cell office:value-type="float" office:value="1.296629">
                <text:p>1.296629</text:p>
              </table:table-cell>
              <table:table-cell office:value-type="float" office:value="0.018563">
                <text:p>0.018563</text:p>
              </table:table-cell>
              <table:table-cell office:value-type="float" office:value="0.040746">
                <text:p>0.04074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428554">
                <text:p>1.428554</text:p>
              </table:table-cell>
              <table:table-cell office:value-type="float" office:value="1.293582">
                <text:p>1.293582</text:p>
              </table:table-cell>
              <table:table-cell office:value-type="float" office:value="0.02496">
                <text:p>0.02496</text:p>
              </table:table-cell>
              <table:table-cell office:value-type="float" office:value="0.045228">
                <text:p>0.04522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44166">
                <text:p>1.44166</text:p>
              </table:table-cell>
              <table:table-cell office:value-type="float" office:value="1.290447">
                <text:p>1.290447</text:p>
              </table:table-cell>
              <table:table-cell office:value-type="float" office:value="0.031225">
                <text:p>0.031225</text:p>
              </table:table-cell>
              <table:table-cell office:value-type="float" office:value="0.047937">
                <text:p>0.04793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37613">
                <text:p>1.37613</text:p>
              </table:table-cell>
              <table:table-cell office:value-type="float" office:value="1.287222">
                <text:p>1.287222</text:p>
              </table:table-cell>
              <table:table-cell office:value-type="float" office:value="0.037234">
                <text:p>0.037234</text:p>
              </table:table-cell>
              <table:table-cell office:value-type="float" office:value="0.039469">
                <text:p>0.03946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389236">
                <text:p>1.389236</text:p>
              </table:table-cell>
              <table:table-cell office:value-type="float" office:value="1.283913">
                <text:p>1.283913</text:p>
              </table:table-cell>
              <table:table-cell office:value-type="float" office:value="0.043482">
                <text:p>0.043482</text:p>
              </table:table-cell>
              <table:table-cell office:value-type="float" office:value="0.042064">
                <text:p>0.04206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402342">
                <text:p>1.402342</text:p>
              </table:table-cell>
              <table:table-cell office:value-type="float" office:value="1.280521">
                <text:p>1.280521</text:p>
              </table:table-cell>
              <table:table-cell office:value-type="float" office:value="0.049354">
                <text:p>0.049354</text:p>
              </table:table-cell>
              <table:table-cell office:value-type="float" office:value="0.044713">
                <text:p>0.04471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.349918">
                <text:p>1.349918</text:p>
              </table:table-cell>
              <table:table-cell office:value-type="float" office:value="1.277044">
                <text:p>1.277044</text:p>
              </table:table-cell>
              <table:table-cell office:value-type="float" office:value="0.05472">
                <text:p>0.05472</text:p>
              </table:table-cell>
              <table:table-cell office:value-type="float" office:value="0.038061">
                <text:p>0.03806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.363024">
                <text:p>1.363024</text:p>
              </table:table-cell>
              <table:table-cell office:value-type="float" office:value="1.273488">
                <text:p>1.273488</text:p>
              </table:table-cell>
              <table:table-cell office:value-type="float" office:value="0.060475">
                <text:p>0.060475</text:p>
              </table:table-cell>
              <table:table-cell office:value-type="float" office:value="0.040652">
                <text:p>0.04065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37613">
                <text:p>1.37613</text:p>
              </table:table-cell>
              <table:table-cell office:value-type="float" office:value="1.269851">
                <text:p>1.269851</text:p>
              </table:table-cell>
              <table:table-cell office:value-type="float" office:value="0.066071">
                <text:p>0.066071</text:p>
              </table:table-cell>
              <table:table-cell office:value-type="float" office:value="0.04331">
                <text:p>0.0433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363024">
                <text:p>1.363024</text:p>
              </table:table-cell>
              <table:table-cell office:value-type="float" office:value="1.266135">
                <text:p>1.266135</text:p>
              </table:table-cell>
              <table:table-cell office:value-type="float" office:value="0.071691">
                <text:p>0.071691</text:p>
              </table:table-cell>
              <table:table-cell office:value-type="float" office:value="0.042294">
                <text:p>0.04229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.3106">
                <text:p>1.3106</text:p>
              </table:table-cell>
              <table:table-cell office:value-type="float" office:value="1.262339">
                <text:p>1.262339</text:p>
              </table:table-cell>
              <table:table-cell office:value-type="float" office:value="0.07519">
                <text:p>0.07519</text:p>
              </table:table-cell>
              <table:table-cell office:value-type="float" office:value="0.035644">
                <text:p>0.03564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297494">
                <text:p>1.297494</text:p>
              </table:table-cell>
              <table:table-cell office:value-type="float" office:value="1.25847">
                <text:p>1.25847</text:p>
              </table:table-cell>
              <table:table-cell office:value-type="float" office:value="0.077409">
                <text:p>0.077409</text:p>
              </table:table-cell>
              <table:table-cell office:value-type="float" office:value="0.034466">
                <text:p>0.03446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297494">
                <text:p>1.297494</text:p>
              </table:table-cell>
              <table:table-cell office:value-type="float" office:value="1.254528">
                <text:p>1.254528</text:p>
              </table:table-cell>
              <table:table-cell office:value-type="float" office:value="0.078094">
                <text:p>0.078094</text:p>
              </table:table-cell>
              <table:table-cell office:value-type="float" office:value="0.035128">
                <text:p>0.03512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.271282">
                <text:p>1.271282</text:p>
              </table:table-cell>
              <table:table-cell office:value-type="float" office:value="1.250515">
                <text:p>1.250515</text:p>
              </table:table-cell>
              <table:table-cell office:value-type="float" office:value="0.077698">
                <text:p>0.077698</text:p>
              </table:table-cell>
              <table:table-cell office:value-type="float" office:value="0.032065">
                <text:p>0.03206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258176">
                <text:p>1.258176</text:p>
              </table:table-cell>
              <table:table-cell office:value-type="float" office:value="1.246432">
                <text:p>1.246432</text:p>
              </table:table-cell>
              <table:table-cell office:value-type="float" office:value="0.076525">
                <text:p>0.076525</text:p>
              </table:table-cell>
              <table:table-cell office:value-type="float" office:value="0.030828">
                <text:p>0.03082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231964">
                <text:p>1.231964</text:p>
              </table:table-cell>
              <table:table-cell office:value-type="float" office:value="1.242283">
                <text:p>1.242283</text:p>
              </table:table-cell>
              <table:table-cell office:value-type="float" office:value="0.075497">
                <text:p>0.075497</text:p>
              </table:table-cell>
              <table:table-cell office:value-type="float" office:value="0.027705">
                <text:p>0.02770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231964">
                <text:p>1.231964</text:p>
              </table:table-cell>
              <table:table-cell office:value-type="float" office:value="1.238068">
                <text:p>1.238068</text:p>
              </table:table-cell>
              <table:table-cell office:value-type="float" office:value="0.073062">
                <text:p>0.073062</text:p>
              </table:table-cell>
              <table:table-cell office:value-type="float" office:value="0.028277">
                <text:p>0.02827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231964">
                <text:p>1.231964</text:p>
              </table:table-cell>
              <table:table-cell office:value-type="float" office:value="1.233789">
                <text:p>1.233789</text:p>
              </table:table-cell>
              <table:table-cell office:value-type="float" office:value="0.070803">
                <text:p>0.070803</text:p>
              </table:table-cell>
              <table:table-cell office:value-type="float" office:value="0.028876">
                <text:p>0.02887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218858">
                <text:p>1.218858</text:p>
              </table:table-cell>
              <table:table-cell office:value-type="float" office:value="1.229446">
                <text:p>1.229446</text:p>
              </table:table-cell>
              <table:table-cell office:value-type="float" office:value="0.068026">
                <text:p>0.068026</text:p>
              </table:table-cell>
              <table:table-cell office:value-type="float" office:value="0.027632">
                <text:p>0.02763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205752">
                <text:p>1.205752</text:p>
              </table:table-cell>
              <table:table-cell office:value-type="float" office:value="1.225041">
                <text:p>1.225041</text:p>
              </table:table-cell>
              <table:table-cell office:value-type="float" office:value="0.06537">
                <text:p>0.06537</text:p>
              </table:table-cell>
              <table:table-cell office:value-type="float" office:value="0.026374">
                <text:p>0.02637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218858">
                <text:p>1.218858</text:p>
              </table:table-cell>
              <table:table-cell office:value-type="float" office:value="1.220576">
                <text:p>1.220576</text:p>
              </table:table-cell>
              <table:table-cell office:value-type="float" office:value="0.06259">
                <text:p>0.06259</text:p>
              </table:table-cell>
              <table:table-cell office:value-type="float" office:value="0.028842">
                <text:p>0.02884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205752">
                <text:p>1.205752</text:p>
              </table:table-cell>
              <table:table-cell office:value-type="float" office:value="1.216049">
                <text:p>1.216049</text:p>
              </table:table-cell>
              <table:table-cell office:value-type="float" office:value="0.059691">
                <text:p>0.059691</text:p>
              </table:table-cell>
              <table:table-cell office:value-type="float" office:value="0.027622">
                <text:p>0.02762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.205752">
                <text:p>1.205752</text:p>
              </table:table-cell>
              <table:table-cell office:value-type="float" office:value="1.211462">
                <text:p>1.211462</text:p>
              </table:table-cell>
              <table:table-cell office:value-type="float" office:value="0.056926">
                <text:p>0.056926</text:p>
              </table:table-cell>
              <table:table-cell office:value-type="float" office:value="0.028257">
                <text:p>0.02825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218858">
                <text:p>1.218858</text:p>
              </table:table-cell>
              <table:table-cell office:value-type="float" office:value="1.206816">
                <text:p>1.206816</text:p>
              </table:table-cell>
              <table:table-cell office:value-type="float" office:value="0.054057">
                <text:p>0.054057</text:p>
              </table:table-cell>
              <table:table-cell office:value-type="float" office:value="0.030786">
                <text:p>0.03078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.218858">
                <text:p>1.218858</text:p>
              </table:table-cell>
              <table:table-cell office:value-type="float" office:value="1.202109">
                <text:p>1.202109</text:p>
              </table:table-cell>
              <table:table-cell office:value-type="float" office:value="0.050962">
                <text:p>0.050962</text:p>
              </table:table-cell>
              <table:table-cell office:value-type="float" office:value="0.031504">
                <text:p>0.03150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.258176">
                <text:p>1.258176</text:p>
              </table:table-cell>
              <table:table-cell office:value-type="float" office:value="1.197342">
                <text:p>1.197342</text:p>
              </table:table-cell>
              <table:table-cell office:value-type="float" office:value="0.047777">
                <text:p>0.047777</text:p>
              </table:table-cell>
              <table:table-cell office:value-type="float" office:value="0.037872">
                <text:p>0.03787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.24507">
                <text:p>1.24507</text:p>
              </table:table-cell>
              <table:table-cell office:value-type="float" office:value="1.192514">
                <text:p>1.192514</text:p>
              </table:table-cell>
              <table:table-cell office:value-type="float" office:value="0.044351">
                <text:p>0.044351</text:p>
              </table:table-cell>
              <table:table-cell office:value-type="float" office:value="0.03689">
                <text:p>0.0368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.205752">
                <text:p>1.205752</text:p>
              </table:table-cell>
              <table:table-cell office:value-type="float" office:value="1.187625">
                <text:p>1.187625</text:p>
              </table:table-cell>
              <table:table-cell office:value-type="float" office:value="0.041086">
                <text:p>0.041086</text:p>
              </table:table-cell>
              <table:table-cell office:value-type="float" office:value="0.032138">
                <text:p>0.03213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24507">
                <text:p>1.24507</text:p>
              </table:table-cell>
              <table:table-cell office:value-type="float" office:value="1.18268">
                <text:p>1.18268</text:p>
              </table:table-cell>
              <table:table-cell office:value-type="float" office:value="0.038272">
                <text:p>0.038272</text:p>
              </table:table-cell>
              <table:table-cell office:value-type="float" office:value="0.038516">
                <text:p>0.03851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24507">
                <text:p>1.24507</text:p>
              </table:table-cell>
              <table:table-cell office:value-type="float" office:value="1.177674">
                <text:p>1.177674</text:p>
              </table:table-cell>
              <table:table-cell office:value-type="float" office:value="0.035941">
                <text:p>0.035941</text:p>
              </table:table-cell>
              <table:table-cell office:value-type="float" office:value="0.039404">
                <text:p>0.03940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258176">
                <text:p>1.258176</text:p>
              </table:table-cell>
              <table:table-cell office:value-type="float" office:value="1.17261">
                <text:p>1.17261</text:p>
              </table:table-cell>
              <table:table-cell office:value-type="float" office:value="0.033638">
                <text:p>0.033638</text:p>
              </table:table-cell>
              <table:table-cell office:value-type="float" office:value="0.042198">
                <text:p>0.04219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.231964">
                <text:p>1.231964</text:p>
              </table:table-cell>
              <table:table-cell office:value-type="float" office:value="1.167486">
                <text:p>1.167486</text:p>
              </table:table-cell>
              <table:table-cell office:value-type="float" office:value="0.031724">
                <text:p>0.031724</text:p>
              </table:table-cell>
              <table:table-cell office:value-type="float" office:value="0.039441">
                <text:p>0.03944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.271282">
                <text:p>1.271282</text:p>
              </table:table-cell>
              <table:table-cell office:value-type="float" office:value="1.162305">
                <text:p>1.162305</text:p>
              </table:table-cell>
              <table:table-cell office:value-type="float" office:value="0.031332">
                <text:p>0.031332</text:p>
              </table:table-cell>
              <table:table-cell office:value-type="float" office:value="0.045999">
                <text:p>0.04599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.284388">
                <text:p>1.284388</text:p>
              </table:table-cell>
              <table:table-cell office:value-type="float" office:value="1.157064">
                <text:p>1.157064</text:p>
              </table:table-cell>
              <table:table-cell office:value-type="float" office:value="0.033153">
                <text:p>0.033153</text:p>
              </table:table-cell>
              <table:table-cell office:value-type="float" office:value="0.048954">
                <text:p>0.04895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284388">
                <text:p>1.284388</text:p>
              </table:table-cell>
              <table:table-cell office:value-type="float" office:value="1.151763">
                <text:p>1.151763</text:p>
              </table:table-cell>
              <table:table-cell office:value-type="float" office:value="0.034302">
                <text:p>0.034302</text:p>
              </table:table-cell>
              <table:table-cell office:value-type="float" office:value="0.050107">
                <text:p>0.05010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.284388">
                <text:p>1.284388</text:p>
              </table:table-cell>
              <table:table-cell office:value-type="float" office:value="1.146402">
                <text:p>1.146402</text:p>
              </table:table-cell>
              <table:table-cell office:value-type="float" office:value="0.036026">
                <text:p>0.036026</text:p>
              </table:table-cell>
              <table:table-cell office:value-type="float" office:value="0.051285">
                <text:p>0.05128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3106">
                <text:p>1.3106</text:p>
              </table:table-cell>
              <table:table-cell office:value-type="float" office:value="1.140981">
                <text:p>1.140981</text:p>
              </table:table-cell>
              <table:table-cell office:value-type="float" office:value="0.040015">
                <text:p>0.040015</text:p>
              </table:table-cell>
              <table:table-cell office:value-type="float" office:value="0.056228">
                <text:p>0.05622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3106">
                <text:p>1.3106</text:p>
              </table:table-cell>
              <table:table-cell office:value-type="float" office:value="1.1355">
                <text:p>1.1355</text:p>
              </table:table-cell>
              <table:table-cell office:value-type="float" office:value="0.044579">
                <text:p>0.044579</text:p>
              </table:table-cell>
              <table:table-cell office:value-type="float" office:value="0.057522">
                <text:p>0.05752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3106">
                <text:p>1.3106</text:p>
              </table:table-cell>
              <table:table-cell office:value-type="float" office:value="1.129958">
                <text:p>1.129958</text:p>
              </table:table-cell>
              <table:table-cell office:value-type="float" office:value="0.049393">
                <text:p>0.049393</text:p>
              </table:table-cell>
              <table:table-cell office:value-type="float" office:value="0.058839">
                <text:p>0.05883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.323706">
                <text:p>1.323706</text:p>
              </table:table-cell>
              <table:table-cell office:value-type="float" office:value="1.124356">
                <text:p>1.124356</text:p>
              </table:table-cell>
              <table:table-cell office:value-type="float" office:value="0.054513">
                <text:p>0.054513</text:p>
              </table:table-cell>
              <table:table-cell office:value-type="float" office:value="0.062052">
                <text:p>0.06205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297494">
                <text:p>1.297494</text:p>
              </table:table-cell>
              <table:table-cell office:value-type="float" office:value="1.118693">
                <text:p>1.118693</text:p>
              </table:table-cell>
              <table:table-cell office:value-type="float" office:value="0.060887">
                <text:p>0.060887</text:p>
              </table:table-cell>
              <table:table-cell office:value-type="float" office:value="0.059703">
                <text:p>0.05970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.3106">
                <text:p>1.3106</text:p>
              </table:table-cell>
              <table:table-cell office:value-type="float" office:value="1.112972">
                <text:p>1.112972</text:p>
              </table:table-cell>
              <table:table-cell office:value-type="float" office:value="0.067489">
                <text:p>0.067489</text:p>
              </table:table-cell>
              <table:table-cell office:value-type="float" office:value="0.062917">
                <text:p>0.06291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297494">
                <text:p>1.297494</text:p>
              </table:table-cell>
              <table:table-cell office:value-type="float" office:value="1.107193">
                <text:p>1.107193</text:p>
              </table:table-cell>
              <table:table-cell office:value-type="float" office:value="0.074218">
                <text:p>0.074218</text:p>
              </table:table-cell>
              <table:table-cell office:value-type="float" office:value="0.062445">
                <text:p>0.06244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284388">
                <text:p>1.284388</text:p>
              </table:table-cell>
              <table:table-cell office:value-type="float" office:value="1.101357">
                <text:p>1.101357</text:p>
              </table:table-cell>
              <table:table-cell office:value-type="float" office:value="0.081346">
                <text:p>0.081346</text:p>
              </table:table-cell>
              <table:table-cell office:value-type="float" office:value="0.061961">
                <text:p>0.06196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284388">
                <text:p>1.284388</text:p>
              </table:table-cell>
              <table:table-cell office:value-type="float" office:value="1.095465">
                <text:p>1.095465</text:p>
              </table:table-cell>
              <table:table-cell office:value-type="float" office:value="0.088511">
                <text:p>0.088511</text:p>
              </table:table-cell>
              <table:table-cell office:value-type="float" office:value="0.063339">
                <text:p>0.06333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.271282">
                <text:p>1.271282</text:p>
              </table:table-cell>
              <table:table-cell office:value-type="float" office:value="1.089518">
                <text:p>1.089518</text:p>
              </table:table-cell>
              <table:table-cell office:value-type="float" office:value="0.096018">
                <text:p>0.096018</text:p>
              </table:table-cell>
              <table:table-cell office:value-type="float" office:value="0.062872">
                <text:p>0.06287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.218858">
                <text:p>1.218858</text:p>
              </table:table-cell>
              <table:table-cell office:value-type="float" office:value="1.083517">
                <text:p>1.083517</text:p>
              </table:table-cell>
              <table:table-cell office:value-type="float" office:value="0.103665">
                <text:p>0.103665</text:p>
              </table:table-cell>
              <table:table-cell office:value-type="float" office:value="0.056769">
                <text:p>0.05676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.218858">
                <text:p>1.218858</text:p>
              </table:table-cell>
              <table:table-cell office:value-type="float" office:value="1.077467">
                <text:p>1.077467</text:p>
              </table:table-cell>
              <table:table-cell office:value-type="float" office:value="0.110777">
                <text:p>0.110777</text:p>
              </table:table-cell>
              <table:table-cell office:value-type="float" office:value="0.058024">
                <text:p>0.05802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.218858">
                <text:p>1.218858</text:p>
              </table:table-cell>
              <table:table-cell office:value-type="float" office:value="1.071368">
                <text:p>1.071368</text:p>
              </table:table-cell>
              <table:table-cell office:value-type="float" office:value="0.115722">
                <text:p>0.115722</text:p>
              </table:table-cell>
              <table:table-cell office:value-type="float" office:value="0.059301">
                <text:p>0.05930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205752">
                <text:p>1.205752</text:p>
              </table:table-cell>
              <table:table-cell office:value-type="float" office:value="1.065222">
                <text:p>1.065222</text:p>
              </table:table-cell>
              <table:table-cell office:value-type="float" office:value="0.119219">
                <text:p>0.119219</text:p>
              </table:table-cell>
              <table:table-cell office:value-type="float" office:value="0.058742">
                <text:p>0.05874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.17954">
                <text:p>1.17954</text:p>
              </table:table-cell>
              <table:table-cell office:value-type="float" office:value="1.059028">
                <text:p>1.059028</text:p>
              </table:table-cell>
              <table:table-cell office:value-type="float" office:value="0.121523">
                <text:p>0.121523</text:p>
              </table:table-cell>
              <table:table-cell office:value-type="float" office:value="0.056307">
                <text:p>0.05630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.127116">
                <text:p>1.127116</text:p>
              </table:table-cell>
              <table:table-cell office:value-type="float" office:value="1.052789">
                <text:p>1.052789</text:p>
              </table:table-cell>
              <table:table-cell office:value-type="float" office:value="0.12236">
                <text:p>0.12236</text:p>
              </table:table-cell>
              <table:table-cell office:value-type="float" office:value="0.050068">
                <text:p>0.05006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.127116">
                <text:p>1.127116</text:p>
              </table:table-cell>
              <table:table-cell office:value-type="float" office:value="1.046511">
                <text:p>1.046511</text:p>
              </table:table-cell>
              <table:table-cell office:value-type="float" office:value="0.123316">
                <text:p>0.123316</text:p>
              </table:table-cell>
              <table:table-cell office:value-type="float" office:value="0.05118">
                <text:p>0.0511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.087798">
                <text:p>1.087798</text:p>
              </table:table-cell>
              <table:table-cell office:value-type="float" office:value="1.040193">
                <text:p>1.040193</text:p>
              </table:table-cell>
              <table:table-cell office:value-type="float" office:value="0.123539">
                <text:p>0.123539</text:p>
              </table:table-cell>
              <table:table-cell office:value-type="float" office:value="0.046686">
                <text:p>0.04668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087798">
                <text:p>1.087798</text:p>
              </table:table-cell>
              <table:table-cell office:value-type="float" office:value="1.033839">
                <text:p>1.033839</text:p>
              </table:table-cell>
              <table:table-cell office:value-type="float" office:value="0.122902">
                <text:p>0.122902</text:p>
              </table:table-cell>
              <table:table-cell office:value-type="float" office:value="0.047725">
                <text:p>0.04772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.061586">
                <text:p>1.061586</text:p>
              </table:table-cell>
              <table:table-cell office:value-type="float" office:value="1.027449">
                <text:p>1.027449</text:p>
              </table:table-cell>
              <table:table-cell office:value-type="float" office:value="0.121353">
                <text:p>0.121353</text:p>
              </table:table-cell>
              <table:table-cell office:value-type="float" office:value="0.045049">
                <text:p>0.04504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.061586">
                <text:p>1.061586</text:p>
              </table:table-cell>
              <table:table-cell office:value-type="float" office:value="1.021026">
                <text:p>1.021026</text:p>
              </table:table-cell>
              <table:table-cell office:value-type="float" office:value="0.119907">
                <text:p>0.119907</text:p>
              </table:table-cell>
              <table:table-cell office:value-type="float" office:value="0.046078">
                <text:p>0.04607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.035374">
                <text:p>1.035374</text:p>
              </table:table-cell>
              <table:table-cell office:value-type="float" office:value="1.014569">
                <text:p>1.014569</text:p>
              </table:table-cell>
              <table:table-cell office:value-type="float" office:value="0.118174">
                <text:p>0.118174</text:p>
              </table:table-cell>
              <table:table-cell office:value-type="float" office:value="0.04339">
                <text:p>0.0433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.035374">
                <text:p>1.035374</text:p>
              </table:table-cell>
              <table:table-cell office:value-type="float" office:value="1.008082">
                <text:p>1.008082</text:p>
              </table:table-cell>
              <table:table-cell office:value-type="float" office:value="0.115331">
                <text:p>0.115331</text:p>
              </table:table-cell>
              <table:table-cell office:value-type="float" office:value="0.044396">
                <text:p>0.04439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.022268">
                <text:p>1.022268</text:p>
              </table:table-cell>
              <table:table-cell office:value-type="float" office:value="1.001563">
                <text:p>1.001563</text:p>
              </table:table-cell>
              <table:table-cell office:value-type="float" office:value="0.112646">
                <text:p>0.112646</text:p>
              </table:table-cell>
              <table:table-cell office:value-type="float" office:value="0.04355">
                <text:p>0.0435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022268">
                <text:p>1.022268</text:p>
              </table:table-cell>
              <table:table-cell office:value-type="float" office:value="0.995015">
                <text:p>0.995015</text:p>
              </table:table-cell>
              <table:table-cell office:value-type="float" office:value="0.109445">
                <text:p>0.109445</text:p>
              </table:table-cell>
              <table:table-cell office:value-type="float" office:value="0.044561">
                <text:p>0.04456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996056">
                <text:p>0.996056</text:p>
              </table:table-cell>
              <table:table-cell office:value-type="float" office:value="0.988438">
                <text:p>0.988438</text:p>
              </table:table-cell>
              <table:table-cell office:value-type="float" office:value="0.106442">
                <text:p>0.106442</text:p>
              </table:table-cell>
              <table:table-cell office:value-type="float" office:value="0.041844">
                <text:p>0.04184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996056">
                <text:p>0.996056</text:p>
              </table:table-cell>
              <table:table-cell office:value-type="float" office:value="0.981835">
                <text:p>0.981835</text:p>
              </table:table-cell>
              <table:table-cell office:value-type="float" office:value="0.103807">
                <text:p>0.103807</text:p>
              </table:table-cell>
              <table:table-cell office:value-type="float" office:value="0.042815">
                <text:p>0.04281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022268">
                <text:p>1.022268</text:p>
              </table:table-cell>
              <table:table-cell office:value-type="float" office:value="0.975204">
                <text:p>0.975204</text:p>
              </table:table-cell>
              <table:table-cell office:value-type="float" office:value="0.101276">
                <text:p>0.101276</text:p>
              </table:table-cell>
              <table:table-cell office:value-type="float" office:value="0.047557">
                <text:p>0.04755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.022268">
                <text:p>1.022268</text:p>
              </table:table-cell>
              <table:table-cell office:value-type="float" office:value="0.968545">
                <text:p>0.968545</text:p>
              </table:table-cell>
              <table:table-cell office:value-type="float" office:value="0.098567">
                <text:p>0.098567</text:p>
              </table:table-cell>
              <table:table-cell office:value-type="float" office:value="0.048662">
                <text:p>0.04866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.009162">
                <text:p>1.009162</text:p>
              </table:table-cell>
              <table:table-cell office:value-type="float" office:value="0.961858">
                <text:p>0.961858</text:p>
              </table:table-cell>
              <table:table-cell office:value-type="float" office:value="0.096703">
                <text:p>0.096703</text:p>
              </table:table-cell>
              <table:table-cell office:value-type="float" office:value="0.047925">
                <text:p>0.04792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.009162">
                <text:p>1.009162</text:p>
              </table:table-cell>
              <table:table-cell office:value-type="float" office:value="0.955144">
                <text:p>0.955144</text:p>
              </table:table-cell>
              <table:table-cell office:value-type="float" office:value="0.095261">
                <text:p>0.095261</text:p>
              </table:table-cell>
              <table:table-cell office:value-type="float" office:value="0.049043">
                <text:p>0.04904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996056">
                <text:p>0.996056</text:p>
              </table:table-cell>
              <table:table-cell office:value-type="float" office:value="0.948403">
                <text:p>0.948403</text:p>
              </table:table-cell>
              <table:table-cell office:value-type="float" office:value="0.093961">
                <text:p>0.093961</text:p>
              </table:table-cell>
              <table:table-cell office:value-type="float" office:value="0.048297">
                <text:p>0.04829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.022268">
                <text:p>1.022268</text:p>
              </table:table-cell>
              <table:table-cell office:value-type="float" office:value="0.941636">
                <text:p>0.941636</text:p>
              </table:table-cell>
              <table:table-cell office:value-type="float" office:value="0.093579">
                <text:p>0.093579</text:p>
              </table:table-cell>
              <table:table-cell office:value-type="float" office:value="0.053151">
                <text:p>0.05315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.009162">
                <text:p>1.009162</text:p>
              </table:table-cell>
              <table:table-cell office:value-type="float" office:value="0.934842">
                <text:p>0.934842</text:p>
              </table:table-cell>
              <table:table-cell office:value-type="float" office:value="0.092001">
                <text:p>0.092001</text:p>
              </table:table-cell>
              <table:table-cell office:value-type="float" office:value="0.052486">
                <text:p>0.05248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.009162">
                <text:p>1.009162</text:p>
              </table:table-cell>
              <table:table-cell office:value-type="float" office:value="0.928022">
                <text:p>0.928022</text:p>
              </table:table-cell>
              <table:table-cell office:value-type="float" office:value="0.090776">
                <text:p>0.090776</text:p>
              </table:table-cell>
              <table:table-cell office:value-type="float" office:value="0.053686">
                <text:p>0.05368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98295">
                <text:p>0.98295</text:p>
              </table:table-cell>
              <table:table-cell office:value-type="float" office:value="0.921176">
                <text:p>0.921176</text:p>
              </table:table-cell>
              <table:table-cell office:value-type="float" office:value="0.089846">
                <text:p>0.089846</text:p>
              </table:table-cell>
              <table:table-cell office:value-type="float" office:value="0.051158">
                <text:p>0.05115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009162">
                <text:p>1.009162</text:p>
              </table:table-cell>
              <table:table-cell office:value-type="float" office:value="0.914307">
                <text:p>0.914307</text:p>
              </table:table-cell>
              <table:table-cell office:value-type="float" office:value="0.089084">
                <text:p>0.089084</text:p>
              </table:table-cell>
              <table:table-cell office:value-type="float" office:value="0.056066">
                <text:p>0.05606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022268">
                <text:p>1.022268</text:p>
              </table:table-cell>
              <table:table-cell office:value-type="float" office:value="0.90705">
                <text:p>0.90705</text:p>
              </table:table-cell>
              <table:table-cell office:value-type="float" office:value="0.088122">
                <text:p>0.088122</text:p>
              </table:table-cell>
              <table:table-cell office:value-type="float" office:value="0.059259">
                <text:p>0.05925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.009162">
                <text:p>1.009162</text:p>
              </table:table-cell>
              <table:table-cell office:value-type="float" office:value="0.899851">
                <text:p>0.899851</text:p>
              </table:table-cell>
              <table:table-cell office:value-type="float" office:value="0.087814">
                <text:p>0.087814</text:p>
              </table:table-cell>
              <table:table-cell office:value-type="float" office:value="0.058768">
                <text:p>0.05876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996056">
                <text:p>0.996056</text:p>
              </table:table-cell>
              <table:table-cell office:value-type="float" office:value="0.89271">
                <text:p>0.89271</text:p>
              </table:table-cell>
              <table:table-cell office:value-type="float" office:value="0.087617">
                <text:p>0.087617</text:p>
              </table:table-cell>
              <table:table-cell office:value-type="float" office:value="0.058254">
                <text:p>0.05825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996056">
                <text:p>0.996056</text:p>
              </table:table-cell>
              <table:table-cell office:value-type="float" office:value="0.885625">
                <text:p>0.885625</text:p>
              </table:table-cell>
              <table:table-cell office:value-type="float" office:value="0.087951">
                <text:p>0.087951</text:p>
              </table:table-cell>
              <table:table-cell office:value-type="float" office:value="0.059578">
                <text:p>0.05957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996056">
                <text:p>0.996056</text:p>
              </table:table-cell>
              <table:table-cell office:value-type="float" office:value="0.878596">
                <text:p>0.878596</text:p>
              </table:table-cell>
              <table:table-cell office:value-type="float" office:value="0.088914">
                <text:p>0.088914</text:p>
              </table:table-cell>
              <table:table-cell office:value-type="float" office:value="0.060907">
                <text:p>0.06090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98295">
                <text:p>0.98295</text:p>
              </table:table-cell>
              <table:table-cell office:value-type="float" office:value="0.871623">
                <text:p>0.871623</text:p>
              </table:table-cell>
              <table:table-cell office:value-type="float" office:value="0.090377">
                <text:p>0.090377</text:p>
              </table:table-cell>
              <table:table-cell office:value-type="float" office:value="0.060373">
                <text:p>0.06037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996056">
                <text:p>0.996056</text:p>
              </table:table-cell>
              <table:table-cell office:value-type="float" office:value="0.864705">
                <text:p>0.864705</text:p>
              </table:table-cell>
              <table:table-cell office:value-type="float" office:value="0.09217">
                <text:p>0.09217</text:p>
              </table:table-cell>
              <table:table-cell office:value-type="float" office:value="0.063564">
                <text:p>0.06356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.009162">
                <text:p>1.009162</text:p>
              </table:table-cell>
              <table:table-cell office:value-type="float" office:value="0.857842">
                <text:p>0.857842</text:p>
              </table:table-cell>
              <table:table-cell office:value-type="float" office:value="0.094688">
                <text:p>0.094688</text:p>
              </table:table-cell>
              <table:table-cell office:value-type="float" office:value="0.066813">
                <text:p>0.06681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996056">
                <text:p>0.996056</text:p>
              </table:table-cell>
              <table:table-cell office:value-type="float" office:value="0.851034">
                <text:p>0.851034</text:p>
              </table:table-cell>
              <table:table-cell office:value-type="float" office:value="0.097682">
                <text:p>0.097682</text:p>
              </table:table-cell>
              <table:table-cell office:value-type="float" office:value="0.066376">
                <text:p>0.06637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996056">
                <text:p>0.996056</text:p>
              </table:table-cell>
              <table:table-cell office:value-type="float" office:value="0.84428">
                <text:p>0.84428</text:p>
              </table:table-cell>
              <table:table-cell office:value-type="float" office:value="0.100672">
                <text:p>0.100672</text:p>
              </table:table-cell>
              <table:table-cell office:value-type="float" office:value="0.067788">
                <text:p>0.06778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98295">
                <text:p>0.98295</text:p>
              </table:table-cell>
              <table:table-cell office:value-type="float" office:value="0.837579">
                <text:p>0.837579</text:p>
              </table:table-cell>
              <table:table-cell office:value-type="float" office:value="0.10323">
                <text:p>0.10323</text:p>
              </table:table-cell>
              <table:table-cell office:value-type="float" office:value="0.06733">
                <text:p>0.0673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969844">
                <text:p>0.969844</text:p>
              </table:table-cell>
              <table:table-cell office:value-type="float" office:value="0.830932">
                <text:p>0.830932</text:p>
              </table:table-cell>
              <table:table-cell office:value-type="float" office:value="0.106093">
                <text:p>0.106093</text:p>
              </table:table-cell>
              <table:table-cell office:value-type="float" office:value="0.066836">
                <text:p>0.06683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969844">
                <text:p>0.969844</text:p>
              </table:table-cell>
              <table:table-cell office:value-type="float" office:value="0.824337">
                <text:p>0.824337</text:p>
              </table:table-cell>
              <table:table-cell office:value-type="float" office:value="0.10889">
                <text:p>0.10889</text:p>
              </table:table-cell>
              <table:table-cell office:value-type="float" office:value="0.068181">
                <text:p>0.06818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943632">
                <text:p>0.943632</text:p>
              </table:table-cell>
              <table:table-cell office:value-type="float" office:value="0.817795">
                <text:p>0.817795</text:p>
              </table:table-cell>
              <table:table-cell office:value-type="float" office:value="0.112242">
                <text:p>0.112242</text:p>
              </table:table-cell>
              <table:table-cell office:value-type="float" office:value="0.065789">
                <text:p>0.06578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930526">
                <text:p>0.930526</text:p>
              </table:table-cell>
              <table:table-cell office:value-type="float" office:value="0.811304">
                <text:p>0.811304</text:p>
              </table:table-cell>
              <table:table-cell office:value-type="float" office:value="0.116294">
                <text:p>0.116294</text:p>
              </table:table-cell>
              <table:table-cell office:value-type="float" office:value="0.065205">
                <text:p>0.06520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91742">
                <text:p>0.91742</text:p>
              </table:table-cell>
              <table:table-cell office:value-type="float" office:value="0.804865">
                <text:p>0.804865</text:p>
              </table:table-cell>
              <table:table-cell office:value-type="float" office:value="0.121327">
                <text:p>0.121327</text:p>
              </table:table-cell>
              <table:table-cell office:value-type="float" office:value="0.064594">
                <text:p>0.06459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930526">
                <text:p>0.930526</text:p>
              </table:table-cell>
              <table:table-cell office:value-type="float" office:value="0.798477">
                <text:p>0.798477</text:p>
              </table:table-cell>
              <table:table-cell office:value-type="float" office:value="0.126444">
                <text:p>0.126444</text:p>
              </table:table-cell>
              <table:table-cell office:value-type="float" office:value="0.067711">
                <text:p>0.06771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904314">
                <text:p>0.904314</text:p>
              </table:table-cell>
              <table:table-cell office:value-type="float" office:value="0.79214">
                <text:p>0.79214</text:p>
              </table:table-cell>
              <table:table-cell office:value-type="float" office:value="0.130472">
                <text:p>0.130472</text:p>
              </table:table-cell>
              <table:table-cell office:value-type="float" office:value="0.065267">
                <text:p>0.06526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891208">
                <text:p>0.891208</text:p>
              </table:table-cell>
              <table:table-cell office:value-type="float" office:value="0.785853">
                <text:p>0.785853</text:p>
              </table:table-cell>
              <table:table-cell office:value-type="float" office:value="0.133096">
                <text:p>0.133096</text:p>
              </table:table-cell>
              <table:table-cell office:value-type="float" office:value="0.064637">
                <text:p>0.06463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878102">
                <text:p>0.878102</text:p>
              </table:table-cell>
              <table:table-cell office:value-type="float" office:value="0.779616">
                <text:p>0.779616</text:p>
              </table:table-cell>
              <table:table-cell office:value-type="float" office:value="0.134996">
                <text:p>0.134996</text:p>
              </table:table-cell>
              <table:table-cell office:value-type="float" office:value="0.063975">
                <text:p>0.06397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838784">
                <text:p>0.838784</text:p>
              </table:table-cell>
              <table:table-cell office:value-type="float" office:value="0.773429">
                <text:p>0.773429</text:p>
              </table:table-cell>
              <table:table-cell office:value-type="float" office:value="0.137613">
                <text:p>0.137613</text:p>
              </table:table-cell>
              <table:table-cell office:value-type="float" office:value="0.059529">
                <text:p>0.05952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838784">
                <text:p>0.838784</text:p>
              </table:table-cell>
              <table:table-cell office:value-type="float" office:value="0.767291">
                <text:p>0.767291</text:p>
              </table:table-cell>
              <table:table-cell office:value-type="float" office:value="0.137787">
                <text:p>0.137787</text:p>
              </table:table-cell>
              <table:table-cell office:value-type="float" office:value="0.060591">
                <text:p>0.06059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812572">
                <text:p>0.812572</text:p>
              </table:table-cell>
              <table:table-cell office:value-type="float" office:value="0.761201">
                <text:p>0.761201</text:p>
              </table:table-cell>
              <table:table-cell office:value-type="float" office:value="0.136139">
                <text:p>0.136139</text:p>
              </table:table-cell>
              <table:table-cell office:value-type="float" office:value="0.057914">
                <text:p>0.05791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78636">
                <text:p>0.78636</text:p>
              </table:table-cell>
              <table:table-cell office:value-type="float" office:value="0.75516">
                <text:p>0.75516</text:p>
              </table:table-cell>
              <table:table-cell office:value-type="float" office:value="0.136702">
                <text:p>0.136702</text:p>
              </table:table-cell>
              <table:table-cell office:value-type="float" office:value="0.055173">
                <text:p>0.05517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78636">
                <text:p>0.78636</text:p>
              </table:table-cell>
              <table:table-cell office:value-type="float" office:value="0.749166">
                <text:p>0.749166</text:p>
              </table:table-cell>
              <table:table-cell office:value-type="float" office:value="0.134467">
                <text:p>0.134467</text:p>
              </table:table-cell>
              <table:table-cell office:value-type="float" office:value="0.056117">
                <text:p>0.05611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760148">
                <text:p>0.760148</text:p>
              </table:table-cell>
              <table:table-cell office:value-type="float" office:value="0.74322">
                <text:p>0.74322</text:p>
              </table:table-cell>
              <table:table-cell office:value-type="float" office:value="0.132882">
                <text:p>0.132882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760148">
                <text:p>0.760148</text:p>
              </table:table-cell>
              <table:table-cell office:value-type="float" office:value="0.737322">
                <text:p>0.737322</text:p>
              </table:table-cell>
              <table:table-cell office:value-type="float" office:value="0.131635">
                <text:p>0.131635</text:p>
              </table:table-cell>
              <table:table-cell office:value-type="float" office:value="0.05423">
                <text:p>0.0542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760148">
                <text:p>0.760148</text:p>
              </table:table-cell>
              <table:table-cell office:value-type="float" office:value="0.73147">
                <text:p>0.73147</text:p>
              </table:table-cell>
              <table:table-cell office:value-type="float" office:value="0.129159">
                <text:p>0.129159</text:p>
              </table:table-cell>
              <table:table-cell office:value-type="float" office:value="0.055147">
                <text:p>0.05514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747042">
                <text:p>0.747042</text:p>
              </table:table-cell>
              <table:table-cell office:value-type="float" office:value="0.725665">
                <text:p>0.725665</text:p>
              </table:table-cell>
              <table:table-cell office:value-type="float" office:value="0.127418">
                <text:p>0.127418</text:p>
              </table:table-cell>
              <table:table-cell office:value-type="float" office:value="0.054207">
                <text:p>0.05420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733936">
                <text:p>0.733936</text:p>
              </table:table-cell>
              <table:table-cell office:value-type="float" office:value="0.719905">
                <text:p>0.719905</text:p>
              </table:table-cell>
              <table:table-cell office:value-type="float" office:value="0.124893">
                <text:p>0.124893</text:p>
              </table:table-cell>
              <table:table-cell office:value-type="float" office:value="0.053237">
                <text:p>0.05323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72083">
                <text:p>0.72083</text:p>
              </table:table-cell>
              <table:table-cell office:value-type="float" office:value="0.714192">
                <text:p>0.714192</text:p>
              </table:table-cell>
              <table:table-cell office:value-type="float" office:value="0.123606">
                <text:p>0.123606</text:p>
              </table:table-cell>
              <table:table-cell office:value-type="float" office:value="0.052231">
                <text:p>0.05223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707724">
                <text:p>0.707724</text:p>
              </table:table-cell>
              <table:table-cell office:value-type="float" office:value="0.708524">
                <text:p>0.708524</text:p>
              </table:table-cell>
              <table:table-cell office:value-type="float" office:value="0.121878">
                <text:p>0.121878</text:p>
              </table:table-cell>
              <table:table-cell office:value-type="float" office:value="0.051186">
                <text:p>0.05118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733936">
                <text:p>0.733936</text:p>
              </table:table-cell>
              <table:table-cell office:value-type="float" office:value="0.7029">
                <text:p>0.7029</text:p>
              </table:table-cell>
              <table:table-cell office:value-type="float" office:value="0.120272">
                <text:p>0.120272</text:p>
              </table:table-cell>
              <table:table-cell office:value-type="float" office:value="0.055732">
                <text:p>0.05573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72083">
                <text:p>0.72083</text:p>
              </table:table-cell>
              <table:table-cell office:value-type="float" office:value="0.697322">
                <text:p>0.697322</text:p>
              </table:table-cell>
              <table:table-cell office:value-type="float" office:value="0.119516">
                <text:p>0.119516</text:p>
              </table:table-cell>
              <table:table-cell office:value-type="float" office:value="0.054753">
                <text:p>0.05475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694618">
                <text:p>0.694618</text:p>
              </table:table-cell>
              <table:table-cell office:value-type="float" office:value="0.691788">
                <text:p>0.691788</text:p>
              </table:table-cell>
              <table:table-cell office:value-type="float" office:value="0.117479">
                <text:p>0.117479</text:p>
              </table:table-cell>
              <table:table-cell office:value-type="float" office:value="0.051877">
                <text:p>0.05187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668406">
                <text:p>0.668406</text:p>
              </table:table-cell>
              <table:table-cell office:value-type="float" office:value="0.686297">
                <text:p>0.686297</text:p>
              </table:table-cell>
              <table:table-cell office:value-type="float" office:value="0.11611">
                <text:p>0.11611</text:p>
              </table:table-cell>
              <table:table-cell office:value-type="float" office:value="0.048923">
                <text:p>0.04892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707724">
                <text:p>0.707724</text:p>
              </table:table-cell>
              <table:table-cell office:value-type="float" office:value="0.68085">
                <text:p>0.68085</text:p>
              </table:table-cell>
              <table:table-cell office:value-type="float" office:value="0.114446">
                <text:p>0.114446</text:p>
              </table:table-cell>
              <table:table-cell office:value-type="float" office:value="0.055261">
                <text:p>0.05526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681512">
                <text:p>0.681512</text:p>
              </table:table-cell>
              <table:table-cell office:value-type="float" office:value="0.675447">
                <text:p>0.675447</text:p>
              </table:table-cell>
              <table:table-cell office:value-type="float" office:value="0.11223">
                <text:p>0.11223</text:p>
              </table:table-cell>
              <table:table-cell office:value-type="float" office:value="0.052361">
                <text:p>0.05236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668406">
                <text:p>0.668406</text:p>
              </table:table-cell>
              <table:table-cell office:value-type="float" office:value="0.670086">
                <text:p>0.670086</text:p>
              </table:table-cell>
              <table:table-cell office:value-type="float" office:value="0.11096">
                <text:p>0.11096</text:p>
              </table:table-cell>
              <table:table-cell office:value-type="float" office:value="0.051275">
                <text:p>0.05127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681512">
                <text:p>0.681512</text:p>
              </table:table-cell>
              <table:table-cell office:value-type="float" office:value="0.664768">
                <text:p>0.664768</text:p>
              </table:table-cell>
              <table:table-cell office:value-type="float" office:value="0.110345">
                <text:p>0.110345</text:p>
              </table:table-cell>
              <table:table-cell office:value-type="float" office:value="0.053909">
                <text:p>0.05390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681512">
                <text:p>0.681512</text:p>
              </table:table-cell>
              <table:table-cell office:value-type="float" office:value="0.659492">
                <text:p>0.659492</text:p>
              </table:table-cell>
              <table:table-cell office:value-type="float" office:value="0.10987">
                <text:p>0.10987</text:p>
              </table:table-cell>
              <table:table-cell office:value-type="float" office:value="0.054718">
                <text:p>0.05471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681512">
                <text:p>0.681512</text:p>
              </table:table-cell>
              <table:table-cell office:value-type="float" office:value="0.654258">
                <text:p>0.654258</text:p>
              </table:table-cell>
              <table:table-cell office:value-type="float" office:value="0.110937">
                <text:p>0.110937</text:p>
              </table:table-cell>
              <table:table-cell office:value-type="float" office:value="0.055543">
                <text:p>0.05554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681512">
                <text:p>0.681512</text:p>
              </table:table-cell>
              <table:table-cell office:value-type="float" office:value="0.649065">
                <text:p>0.649065</text:p>
              </table:table-cell>
              <table:table-cell office:value-type="float" office:value="0.111223">
                <text:p>0.111223</text:p>
              </table:table-cell>
              <table:table-cell office:value-type="float" office:value="0.056378">
                <text:p>0.05637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6553">
                <text:p>0.6553</text:p>
              </table:table-cell>
              <table:table-cell office:value-type="float" office:value="0.643914">
                <text:p>0.643914</text:p>
              </table:table-cell>
              <table:table-cell office:value-type="float" office:value="0.111943">
                <text:p>0.111943</text:p>
              </table:table-cell>
              <table:table-cell office:value-type="float" office:value="0.053469">
                <text:p>0.05346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6553">
                <text:p>0.6553</text:p>
              </table:table-cell>
              <table:table-cell office:value-type="float" office:value="0.638803">
                <text:p>0.638803</text:p>
              </table:table-cell>
              <table:table-cell office:value-type="float" office:value="0.112949">
                <text:p>0.112949</text:p>
              </table:table-cell>
              <table:table-cell office:value-type="float" office:value="0.054229">
                <text:p>0.05422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629088">
                <text:p>0.629088</text:p>
              </table:table-cell>
              <table:table-cell office:value-type="float" office:value="0.633734">
                <text:p>0.633734</text:p>
              </table:table-cell>
              <table:table-cell office:value-type="float" office:value="0.113622">
                <text:p>0.113622</text:p>
              </table:table-cell>
              <table:table-cell office:value-type="float" office:value="0.05124">
                <text:p>0.0512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629088">
                <text:p>0.629088</text:p>
              </table:table-cell>
              <table:table-cell office:value-type="float" office:value="0.628704">
                <text:p>0.628704</text:p>
              </table:table-cell>
              <table:table-cell office:value-type="float" office:value="0.11464">
                <text:p>0.11464</text:p>
              </table:table-cell>
              <table:table-cell office:value-type="float" office:value="0.051927">
                <text:p>0.05192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629088">
                <text:p>0.629088</text:p>
              </table:table-cell>
              <table:table-cell office:value-type="float" office:value="0.623714">
                <text:p>0.623714</text:p>
              </table:table-cell>
              <table:table-cell office:value-type="float" office:value="0.115263">
                <text:p>0.115263</text:p>
              </table:table-cell>
              <table:table-cell office:value-type="float" office:value="0.052627">
                <text:p>0.05262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602876">
                <text:p>0.602876</text:p>
              </table:table-cell>
              <table:table-cell office:value-type="float" office:value="0.618764">
                <text:p>0.618764</text:p>
              </table:table-cell>
              <table:table-cell office:value-type="float" office:value="0.1166">
                <text:p>0.1166</text:p>
              </table:table-cell>
              <table:table-cell office:value-type="float" office:value="0.049598">
                <text:p>0.04959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602876">
                <text:p>0.602876</text:p>
              </table:table-cell>
              <table:table-cell office:value-type="float" office:value="0.613853">
                <text:p>0.613853</text:p>
              </table:table-cell>
              <table:table-cell office:value-type="float" office:value="0.117157">
                <text:p>0.117157</text:p>
              </table:table-cell>
              <table:table-cell office:value-type="float" office:value="0.050253">
                <text:p>0.05025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615982">
                <text:p>0.615982</text:p>
              </table:table-cell>
              <table:table-cell office:value-type="float" office:value="0.608981">
                <text:p>0.608981</text:p>
              </table:table-cell>
              <table:table-cell office:value-type="float" office:value="0.117696">
                <text:p>0.117696</text:p>
              </table:table-cell>
              <table:table-cell office:value-type="float" office:value="0.052795">
                <text:p>0.05279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576664">
                <text:p>0.576664</text:p>
              </table:table-cell>
              <table:table-cell office:value-type="float" office:value="0.604148">
                <text:p>0.604148</text:p>
              </table:table-cell>
              <table:table-cell office:value-type="float" office:value="0.117647">
                <text:p>0.117647</text:p>
              </table:table-cell>
              <table:table-cell office:value-type="float" office:value="0.047893">
                <text:p>0.04789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563558">
                <text:p>0.563558</text:p>
              </table:table-cell>
              <table:table-cell office:value-type="float" office:value="0.599353">
                <text:p>0.599353</text:p>
              </table:table-cell>
              <table:table-cell office:value-type="float" office:value="0.118052">
                <text:p>0.118052</text:p>
              </table:table-cell>
              <table:table-cell office:value-type="float" office:value="0.046627">
                <text:p>0.04662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563558">
                <text:p>0.563558</text:p>
              </table:table-cell>
              <table:table-cell office:value-type="float" office:value="0.594597">
                <text:p>0.594597</text:p>
              </table:table-cell>
              <table:table-cell office:value-type="float" office:value="0.117896">
                <text:p>0.117896</text:p>
              </table:table-cell>
              <table:table-cell office:value-type="float" office:value="0.047194">
                <text:p>0.04719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537346">
                <text:p>0.537346</text:p>
              </table:table-cell>
              <table:table-cell office:value-type="float" office:value="0.589877">
                <text:p>0.589877</text:p>
              </table:table-cell>
              <table:table-cell office:value-type="float" office:value="0.117475">
                <text:p>0.117475</text:p>
              </table:table-cell>
              <table:table-cell office:value-type="float" office:value="0.044018">
                <text:p>0.04401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550452">
                <text:p>0.550452</text:p>
              </table:table-cell>
              <table:table-cell office:value-type="float" office:value="0.585196">
                <text:p>0.585196</text:p>
              </table:table-cell>
              <table:table-cell office:value-type="float" office:value="0.11701">
                <text:p>0.11701</text:p>
              </table:table-cell>
              <table:table-cell office:value-type="float" office:value="0.046397">
                <text:p>0.04639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52424">
                <text:p>0.52424</text:p>
              </table:table-cell>
              <table:table-cell office:value-type="float" office:value="0.580551">
                <text:p>0.580551</text:p>
              </table:table-cell>
              <table:table-cell office:value-type="float" office:value="0.116204">
                <text:p>0.116204</text:p>
              </table:table-cell>
              <table:table-cell office:value-type="float" office:value="0.043208">
                <text:p>0.04320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511134">
                <text:p>0.511134</text:p>
              </table:table-cell>
              <table:table-cell office:value-type="float" office:value="0.575944">
                <text:p>0.575944</text:p>
              </table:table-cell>
              <table:table-cell office:value-type="float" office:value="0.114773">
                <text:p>0.114773</text:p>
              </table:table-cell>
              <table:table-cell office:value-type="float" office:value="0.041827">
                <text:p>0.04182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498028">
                <text:p>0.498028</text:p>
              </table:table-cell>
              <table:table-cell office:value-type="float" office:value="0.571373">
                <text:p>0.571373</text:p>
              </table:table-cell>
              <table:table-cell office:value-type="float" office:value="0.113125">
                <text:p>0.113125</text:p>
              </table:table-cell>
              <table:table-cell office:value-type="float" office:value="0.040412">
                <text:p>0.04041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498028">
                <text:p>0.498028</text:p>
              </table:table-cell>
              <table:table-cell office:value-type="float" office:value="0.566838">
                <text:p>0.566838</text:p>
              </table:table-cell>
              <table:table-cell office:value-type="float" office:value="0.110003">
                <text:p>0.110003</text:p>
              </table:table-cell>
              <table:table-cell office:value-type="float" office:value="0.040839">
                <text:p>0.04083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471816">
                <text:p>0.471816</text:p>
              </table:table-cell>
              <table:table-cell office:value-type="float" office:value="0.562339">
                <text:p>0.562339</text:p>
              </table:table-cell>
              <table:table-cell office:value-type="float" office:value="0.107584">
                <text:p>0.107584</text:p>
              </table:table-cell>
              <table:table-cell office:value-type="float" office:value="0.037527">
                <text:p>0.03752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471816">
                <text:p>0.471816</text:p>
              </table:table-cell>
              <table:table-cell office:value-type="float" office:value="0.557876">
                <text:p>0.557876</text:p>
              </table:table-cell>
              <table:table-cell office:value-type="float" office:value="0.105358">
                <text:p>0.105358</text:p>
              </table:table-cell>
              <table:table-cell office:value-type="float" office:value="0.037894">
                <text:p>0.03789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471816">
                <text:p>0.471816</text:p>
              </table:table-cell>
              <table:table-cell office:value-type="float" office:value="0.553449">
                <text:p>0.553449</text:p>
              </table:table-cell>
              <table:table-cell office:value-type="float" office:value="0.102976">
                <text:p>0.102976</text:p>
              </table:table-cell>
              <table:table-cell office:value-type="float" office:value="0.038271">
                <text:p>0.03827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45871">
                <text:p>0.45871</text:p>
              </table:table-cell>
              <table:table-cell office:value-type="float" office:value="0.549056">
                <text:p>0.549056</text:p>
              </table:table-cell>
              <table:table-cell office:value-type="float" office:value="0.101509">
                <text:p>0.101509</text:p>
              </table:table-cell>
              <table:table-cell office:value-type="float" office:value="0.036786">
                <text:p>0.03678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45871">
                <text:p>0.45871</text:p>
              </table:table-cell>
              <table:table-cell office:value-type="float" office:value="0.544699">
                <text:p>0.544699</text:p>
              </table:table-cell>
              <table:table-cell office:value-type="float" office:value="0.099426">
                <text:p>0.099426</text:p>
              </table:table-cell>
              <table:table-cell office:value-type="float" office:value="0.037146">
                <text:p>0.03714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445604">
                <text:p>0.445604</text:p>
              </table:table-cell>
              <table:table-cell office:value-type="float" office:value="0.540376">
                <text:p>0.540376</text:p>
              </table:table-cell>
              <table:table-cell office:value-type="float" office:value="0.097668">
                <text:p>0.097668</text:p>
              </table:table-cell>
              <table:table-cell office:value-type="float" office:value="0.03564">
                <text:p>0.0356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432498">
                <text:p>0.432498</text:p>
              </table:table-cell>
              <table:table-cell office:value-type="float" office:value="0.536087">
                <text:p>0.536087</text:p>
              </table:table-cell>
              <table:table-cell office:value-type="float" office:value="0.095875">
                <text:p>0.095875</text:p>
              </table:table-cell>
              <table:table-cell office:value-type="float" office:value="0.034098">
                <text:p>0.03409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45871">
                <text:p>0.45871</text:p>
              </table:table-cell>
              <table:table-cell office:value-type="float" office:value="0.531832">
                <text:p>0.531832</text:p>
              </table:table-cell>
              <table:table-cell office:value-type="float" office:value="0.094164">
                <text:p>0.094164</text:p>
              </table:table-cell>
              <table:table-cell office:value-type="float" office:value="0.038144">
                <text:p>0.03814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432498">
                <text:p>0.432498</text:p>
              </table:table-cell>
              <table:table-cell office:value-type="float" office:value="0.527611">
                <text:p>0.527611</text:p>
              </table:table-cell>
              <table:table-cell office:value-type="float" office:value="0.092482">
                <text:p>0.092482</text:p>
              </table:table-cell>
              <table:table-cell office:value-type="float" office:value="0.034784">
                <text:p>0.03478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432498">
                <text:p>0.432498</text:p>
              </table:table-cell>
              <table:table-cell office:value-type="float" office:value="0.523424">
                <text:p>0.523424</text:p>
              </table:table-cell>
              <table:table-cell office:value-type="float" office:value="0.090529">
                <text:p>0.090529</text:p>
              </table:table-cell>
              <table:table-cell office:value-type="float" office:value="0.035103">
                <text:p>0.03510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432498">
                <text:p>0.432498</text:p>
              </table:table-cell>
              <table:table-cell office:value-type="float" office:value="0.51927">
                <text:p>0.51927</text:p>
              </table:table-cell>
              <table:table-cell office:value-type="float" office:value="0.088621">
                <text:p>0.088621</text:p>
              </table:table-cell>
              <table:table-cell office:value-type="float" office:value="0.035427">
                <text:p>0.03542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419392">
                <text:p>0.419392</text:p>
              </table:table-cell>
              <table:table-cell office:value-type="float" office:value="0.515149">
                <text:p>0.515149</text:p>
              </table:table-cell>
              <table:table-cell office:value-type="float" office:value="0.087136">
                <text:p>0.087136</text:p>
              </table:table-cell>
              <table:table-cell office:value-type="float" office:value="0.033881">
                <text:p>0.03388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419392">
                <text:p>0.419392</text:p>
              </table:table-cell>
              <table:table-cell office:value-type="float" office:value="0.51106">
                <text:p>0.51106</text:p>
              </table:table-cell>
              <table:table-cell office:value-type="float" office:value="0.08591">
                <text:p>0.08591</text:p>
              </table:table-cell>
              <table:table-cell office:value-type="float" office:value="0.034176">
                <text:p>0.03417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419392">
                <text:p>0.419392</text:p>
              </table:table-cell>
              <table:table-cell office:value-type="float" office:value="0.507004">
                <text:p>0.507004</text:p>
              </table:table-cell>
              <table:table-cell office:value-type="float" office:value="0.085167">
                <text:p>0.085167</text:p>
              </table:table-cell>
              <table:table-cell office:value-type="float" office:value="0.034479">
                <text:p>0.03447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406286">
                <text:p>0.406286</text:p>
              </table:table-cell>
              <table:table-cell office:value-type="float" office:value="0.50298">
                <text:p>0.50298</text:p>
              </table:table-cell>
              <table:table-cell office:value-type="float" office:value="0.084541">
                <text:p>0.084541</text:p>
              </table:table-cell>
              <table:table-cell office:value-type="float" office:value="0.032916">
                <text:p>0.03291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406286">
                <text:p>0.406286</text:p>
              </table:table-cell>
              <table:table-cell office:value-type="float" office:value="0.498988">
                <text:p>0.498988</text:p>
              </table:table-cell>
              <table:table-cell office:value-type="float" office:value="0.083774">
                <text:p>0.083774</text:p>
              </table:table-cell>
              <table:table-cell office:value-type="float" office:value="0.033197">
                <text:p>0.03319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39318">
                <text:p>0.39318</text:p>
              </table:table-cell>
              <table:table-cell office:value-type="float" office:value="0.495028">
                <text:p>0.495028</text:p>
              </table:table-cell>
              <table:table-cell office:value-type="float" office:value="0.083211">
                <text:p>0.083211</text:p>
              </table:table-cell>
              <table:table-cell office:value-type="float" office:value="0.031609">
                <text:p>0.03160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406286">
                <text:p>0.406286</text:p>
              </table:table-cell>
              <table:table-cell office:value-type="float" office:value="0.491099">
                <text:p>0.491099</text:p>
              </table:table-cell>
              <table:table-cell office:value-type="float" office:value="0.082413">
                <text:p>0.082413</text:p>
              </table:table-cell>
              <table:table-cell office:value-type="float" office:value="0.033738">
                <text:p>0.03373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39318">
                <text:p>0.39318</text:p>
              </table:table-cell>
              <table:table-cell office:value-type="float" office:value="0.487202">
                <text:p>0.487202</text:p>
              </table:table-cell>
              <table:table-cell office:value-type="float" office:value="0.082165">
                <text:p>0.082165</text:p>
              </table:table-cell>
              <table:table-cell office:value-type="float" office:value="0.032169">
                <text:p>0.03216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380074">
                <text:p>0.380074</text:p>
              </table:table-cell>
              <table:table-cell office:value-type="float" office:value="0.483335">
                <text:p>0.483335</text:p>
              </table:table-cell>
              <table:table-cell office:value-type="float" office:value="0.0818">
                <text:p>0.0818</text:p>
              </table:table-cell>
              <table:table-cell office:value-type="float" office:value="0.030569">
                <text:p>0.03056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366968">
                <text:p>0.366968</text:p>
              </table:table-cell>
              <table:table-cell office:value-type="float" office:value="0.479499">
                <text:p>0.479499</text:p>
              </table:table-cell>
              <table:table-cell office:value-type="float" office:value="0.08125">
                <text:p>0.08125</text:p>
              </table:table-cell>
              <table:table-cell office:value-type="float" office:value="0.028931">
                <text:p>0.02893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380074">
                <text:p>0.380074</text:p>
              </table:table-cell>
              <table:table-cell office:value-type="float" office:value="0.475693">
                <text:p>0.475693</text:p>
              </table:table-cell>
              <table:table-cell office:value-type="float" office:value="0.080781">
                <text:p>0.080781</text:p>
              </table:table-cell>
              <table:table-cell office:value-type="float" office:value="0.031005">
                <text:p>0.03100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353862">
                <text:p>0.353862</text:p>
              </table:table-cell>
              <table:table-cell office:value-type="float" office:value="0.471918">
                <text:p>0.471918</text:p>
              </table:table-cell>
              <table:table-cell office:value-type="float" office:value="0.079874">
                <text:p>0.079874</text:p>
              </table:table-cell>
              <table:table-cell office:value-type="float" office:value="0.027505">
                <text:p>0.02750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366968">
                <text:p>0.366968</text:p>
              </table:table-cell>
              <table:table-cell office:value-type="float" office:value="0.468173">
                <text:p>0.468173</text:p>
              </table:table-cell>
              <table:table-cell office:value-type="float" office:value="0.078889">
                <text:p>0.078889</text:p>
              </table:table-cell>
              <table:table-cell office:value-type="float" office:value="0.02956">
                <text:p>0.0295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340756">
                <text:p>0.340756</text:p>
              </table:table-cell>
              <table:table-cell office:value-type="float" office:value="0.464457">
                <text:p>0.464457</text:p>
              </table:table-cell>
              <table:table-cell office:value-type="float" office:value="0.07833">
                <text:p>0.07833</text:p>
              </table:table-cell>
              <table:table-cell office:value-type="float" office:value="0.02604">
                <text:p>0.0260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340756">
                <text:p>0.340756</text:p>
              </table:table-cell>
              <table:table-cell office:value-type="float" office:value="0.460771">
                <text:p>0.460771</text:p>
              </table:table-cell>
              <table:table-cell office:value-type="float" office:value="0.077985">
                <text:p>0.077985</text:p>
              </table:table-cell>
              <table:table-cell office:value-type="float" office:value="0.026195">
                <text:p>0.02619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340756">
                <text:p>0.340756</text:p>
              </table:table-cell>
              <table:table-cell office:value-type="float" office:value="0.457114">
                <text:p>0.457114</text:p>
              </table:table-cell>
              <table:table-cell office:value-type="float" office:value="0.077484">
                <text:p>0.077484</text:p>
              </table:table-cell>
              <table:table-cell office:value-type="float" office:value="0.026357">
                <text:p>0.02635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314544">
                <text:p>0.314544</text:p>
              </table:table-cell>
              <table:table-cell office:value-type="float" office:value="0.453486">
                <text:p>0.453486</text:p>
              </table:table-cell>
              <table:table-cell office:value-type="float" office:value="0.07726">
                <text:p>0.07726</text:p>
              </table:table-cell>
              <table:table-cell office:value-type="float" office:value="0.022777">
                <text:p>0.02277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314544">
                <text:p>0.314544</text:p>
              </table:table-cell>
              <table:table-cell office:value-type="float" office:value="0.449887">
                <text:p>0.449887</text:p>
              </table:table-cell>
              <table:table-cell office:value-type="float" office:value="0.076907">
                <text:p>0.076907</text:p>
              </table:table-cell>
              <table:table-cell office:value-type="float" office:value="0.022873">
                <text:p>0.02287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32765">
                <text:p>0.32765</text:p>
              </table:table-cell>
              <table:table-cell office:value-type="float" office:value="0.446316">
                <text:p>0.446316</text:p>
              </table:table-cell>
              <table:table-cell office:value-type="float" office:value="0.076401">
                <text:p>0.076401</text:p>
              </table:table-cell>
              <table:table-cell office:value-type="float" office:value="0.024849">
                <text:p>0.02484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301438">
                <text:p>0.301438</text:p>
              </table:table-cell>
              <table:table-cell office:value-type="float" office:value="0.442774">
                <text:p>0.442774</text:p>
              </table:table-cell>
              <table:table-cell office:value-type="float" office:value="0.075898">
                <text:p>0.075898</text:p>
              </table:table-cell>
              <table:table-cell office:value-type="float" office:value="0.021255">
                <text:p>0.02125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301438">
                <text:p>0.301438</text:p>
              </table:table-cell>
              <table:table-cell office:value-type="float" office:value="0.43926">
                <text:p>0.43926</text:p>
              </table:table-cell>
              <table:table-cell office:value-type="float" office:value="0.075666">
                <text:p>0.075666</text:p>
              </table:table-cell>
              <table:table-cell office:value-type="float" office:value="0.021339">
                <text:p>0.02133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301438">
                <text:p>0.301438</text:p>
              </table:table-cell>
              <table:table-cell office:value-type="float" office:value="0.435774">
                <text:p>0.435774</text:p>
              </table:table-cell>
              <table:table-cell office:value-type="float" office:value="0.0759">
                <text:p>0.0759</text:p>
              </table:table-cell>
              <table:table-cell office:value-type="float" office:value="0.021426">
                <text:p>0.02142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288332">
                <text:p>0.288332</text:p>
              </table:table-cell>
              <table:table-cell office:value-type="float" office:value="0.432315">
                <text:p>0.432315</text:p>
              </table:table-cell>
              <table:table-cell office:value-type="float" office:value="0.075297">
                <text:p>0.075297</text:p>
              </table:table-cell>
              <table:table-cell office:value-type="float" office:value="0.019645">
                <text:p>0.01964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26212">
                <text:p>0.26212</text:p>
              </table:table-cell>
              <table:table-cell office:value-type="float" office:value="0.428884">
                <text:p>0.428884</text:p>
              </table:table-cell>
              <table:table-cell office:value-type="float" office:value="0.074375">
                <text:p>0.074375</text:p>
              </table:table-cell>
              <table:table-cell office:value-type="float" office:value="0.015954">
                <text:p>0.01595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26212">
                <text:p>0.26212</text:p>
              </table:table-cell>
              <table:table-cell office:value-type="float" office:value="0.42548">
                <text:p>0.42548</text:p>
              </table:table-cell>
              <table:table-cell office:value-type="float" office:value="0.073258">
                <text:p>0.073258</text:p>
              </table:table-cell>
              <table:table-cell office:value-type="float" office:value="0.015932">
                <text:p>0.01593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26212">
                <text:p>0.26212</text:p>
              </table:table-cell>
              <table:table-cell office:value-type="float" office:value="0.422103">
                <text:p>0.422103</text:p>
              </table:table-cell>
              <table:table-cell office:value-type="float" office:value="0.072329">
                <text:p>0.072329</text:p>
              </table:table-cell>
              <table:table-cell office:value-type="float" office:value="0.015915">
                <text:p>0.01591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249014">
                <text:p>0.249014</text:p>
              </table:table-cell>
              <table:table-cell office:value-type="float" office:value="0.418753">
                <text:p>0.418753</text:p>
              </table:table-cell>
              <table:table-cell office:value-type="float" office:value="0.07207">
                <text:p>0.07207</text:p>
              </table:table-cell>
              <table:table-cell office:value-type="float" office:value="0.014036">
                <text:p>0.01403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26212">
                <text:p>0.26212</text:p>
              </table:table-cell>
              <table:table-cell office:value-type="float" office:value="0.41543">
                <text:p>0.41543</text:p>
              </table:table-cell>
              <table:table-cell office:value-type="float" office:value="0.071456">
                <text:p>0.071456</text:p>
              </table:table-cell>
              <table:table-cell office:value-type="float" office:value="0.015881">
                <text:p>0.01588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235908">
                <text:p>0.235908</text:p>
              </table:table-cell>
              <table:table-cell office:value-type="float" office:value="0.412133">
                <text:p>0.412133</text:p>
              </table:table-cell>
              <table:table-cell office:value-type="float" office:value="0.070176">
                <text:p>0.070176</text:p>
              </table:table-cell>
              <table:table-cell office:value-type="float" office:value="0.012153">
                <text:p>0.01215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222802">
                <text:p>0.222802</text:p>
              </table:table-cell>
              <table:table-cell office:value-type="float" office:value="0.408862">
                <text:p>0.408862</text:p>
              </table:table-cell>
              <table:table-cell office:value-type="float" office:value="0.069031">
                <text:p>0.069031</text:p>
              </table:table-cell>
              <table:table-cell office:value-type="float" office:value="0.010224">
                <text:p>0.01022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209696">
                <text:p>0.209696</text:p>
              </table:table-cell>
              <table:table-cell office:value-type="float" office:value="0.405617">
                <text:p>0.405617</text:p>
              </table:table-cell>
              <table:table-cell office:value-type="float" office:value="0.067478">
                <text:p>0.067478</text:p>
              </table:table-cell>
              <table:table-cell office:value-type="float" office:value="0.008253">
                <text:p>0.00825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222802">
                <text:p>0.222802</text:p>
              </table:table-cell>
              <table:table-cell office:value-type="float" office:value="0.402398">
                <text:p>0.402398</text:p>
              </table:table-cell>
              <table:table-cell office:value-type="float" office:value="0.0659">
                <text:p>0.0659</text:p>
              </table:table-cell>
              <table:table-cell office:value-type="float" office:value="0.009991">
                <text:p>0.00999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19659">
                <text:p>0.19659</text:p>
              </table:table-cell>
              <table:table-cell office:value-type="float" office:value="0.399204">
                <text:p>0.399204</text:p>
              </table:table-cell>
              <table:table-cell office:value-type="float" office:value="0.063726">
                <text:p>0.063726</text:p>
              </table:table-cell>
              <table:table-cell office:value-type="float" office:value="0.006157">
                <text:p>0.00615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19659">
                <text:p>0.19659</text:p>
              </table:table-cell>
              <table:table-cell office:value-type="float" office:value="0.396036">
                <text:p>0.396036</text:p>
              </table:table-cell>
              <table:table-cell office:value-type="float" office:value="0.061921">
                <text:p>0.061921</text:p>
              </table:table-cell>
              <table:table-cell office:value-type="float" office:value="0.006002">
                <text:p>0.00600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183484">
                <text:p>0.183484</text:p>
              </table:table-cell>
              <table:table-cell office:value-type="float" office:value="0.392893">
                <text:p>0.392893</text:p>
              </table:table-cell>
              <table:table-cell office:value-type="float" office:value="0.060309">
                <text:p>0.060309</text:p>
              </table:table-cell>
              <table:table-cell office:value-type="float" office:value="0.00398">
                <text:p>0.0039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183484">
                <text:p>0.183484</text:p>
              </table:table-cell>
              <table:table-cell office:value-type="float" office:value="0.389775">
                <text:p>0.389775</text:p>
              </table:table-cell>
              <table:table-cell office:value-type="float" office:value="0.058761">
                <text:p>0.058761</text:p>
              </table:table-cell>
              <table:table-cell office:value-type="float" office:value="0.003799">
                <text:p>0.00379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183484">
                <text:p>0.183484</text:p>
              </table:table-cell>
              <table:table-cell office:value-type="float" office:value="0.386681">
                <text:p>0.386681</text:p>
              </table:table-cell>
              <table:table-cell office:value-type="float" office:value="0.057426">
                <text:p>0.057426</text:p>
              </table:table-cell>
              <table:table-cell office:value-type="float" office:value="0.003625">
                <text:p>0.00362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170378">
                <text:p>0.170378</text:p>
              </table:table-cell>
              <table:table-cell office:value-type="float" office:value="0.383612">
                <text:p>0.383612</text:p>
              </table:table-cell>
              <table:table-cell office:value-type="float" office:value="0.056024">
                <text:p>0.056024</text:p>
              </table:table-cell>
              <table:table-cell office:value-type="float" office:value="0.001586">
                <text:p>0.00158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170378">
                <text:p>0.170378</text:p>
              </table:table-cell>
              <table:table-cell office:value-type="float" office:value="0.380568">
                <text:p>0.380568</text:p>
              </table:table-cell>
              <table:table-cell office:value-type="float" office:value="0.054155">
                <text:p>0.054155</text:p>
              </table:table-cell>
              <table:table-cell office:value-type="float" office:value="0.001388">
                <text:p>0.00138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157272">
                <text:p>0.157272</text:p>
              </table:table-cell>
              <table:table-cell office:value-type="float" office:value="0.377547">
                <text:p>0.377547</text:p>
              </table:table-cell>
              <table:table-cell office:value-type="float" office:value="0.052597">
                <text:p>0.052597</text:p>
              </table:table-cell>
              <table:table-cell office:value-type="float" office:value="-0.000682">
                <text:p>-0.00068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157272">
                <text:p>0.157272</text:p>
              </table:table-cell>
              <table:table-cell office:value-type="float" office:value="0.374551">
                <text:p>0.374551</text:p>
              </table:table-cell>
              <table:table-cell office:value-type="float" office:value="0.05053">
                <text:p>0.05053</text:p>
              </table:table-cell>
              <table:table-cell office:value-type="float" office:value="-0.000915">
                <text:p>-0.00091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144166">
                <text:p>0.144166</text:p>
              </table:table-cell>
              <table:table-cell office:value-type="float" office:value="0.371578">
                <text:p>0.371578</text:p>
              </table:table-cell>
              <table:table-cell office:value-type="float" office:value="0.047887">
                <text:p>0.047887</text:p>
              </table:table-cell>
              <table:table-cell office:value-type="float" office:value="-0.003018">
                <text:p>-0.00301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144166">
                <text:p>0.144166</text:p>
              </table:table-cell>
              <table:table-cell office:value-type="float" office:value="0.368629">
                <text:p>0.368629</text:p>
              </table:table-cell>
              <table:table-cell office:value-type="float" office:value="0.045806">
                <text:p>0.045806</text:p>
              </table:table-cell>
              <table:table-cell office:value-type="float" office:value="-0.003281">
                <text:p>-0.00328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144166">
                <text:p>0.144166</text:p>
              </table:table-cell>
              <table:table-cell office:value-type="float" office:value="0.365704">
                <text:p>0.365704</text:p>
              </table:table-cell>
              <table:table-cell office:value-type="float" office:value="0.043948">
                <text:p>0.043948</text:p>
              </table:table-cell>
              <table:table-cell office:value-type="float" office:value="-0.003538">
                <text:p>-0.00353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13106">
                <text:p>0.13106</text:p>
              </table:table-cell>
              <table:table-cell office:value-type="float" office:value="0.362801">
                <text:p>0.362801</text:p>
              </table:table-cell>
              <table:table-cell office:value-type="float" office:value="0.041596">
                <text:p>0.041596</text:p>
              </table:table-cell>
              <table:table-cell office:value-type="float" office:value="-0.00566">
                <text:p>-0.0056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13106">
                <text:p>0.13106</text:p>
              </table:table-cell>
              <table:table-cell office:value-type="float" office:value="0.359922">
                <text:p>0.359922</text:p>
              </table:table-cell>
              <table:table-cell office:value-type="float" office:value="0.039062">
                <text:p>0.039062</text:p>
              </table:table-cell>
              <table:table-cell office:value-type="float" office:value="-0.005941">
                <text:p>-0.00594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13106">
                <text:p>0.13106</text:p>
              </table:table-cell>
              <table:table-cell office:value-type="float" office:value="0.357065">
                <text:p>0.357065</text:p>
              </table:table-cell>
              <table:table-cell office:value-type="float" office:value="0.036374">
                <text:p>0.036374</text:p>
              </table:table-cell>
              <table:table-cell office:value-type="float" office:value="-0.006217">
                <text:p>-0.00621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117954">
                <text:p>0.117954</text:p>
              </table:table-cell>
              <table:table-cell office:value-type="float" office:value="0.354231">
                <text:p>0.354231</text:p>
              </table:table-cell>
              <table:table-cell office:value-type="float" office:value="0.033716">
                <text:p>0.033716</text:p>
              </table:table-cell>
              <table:table-cell office:value-type="float" office:value="-0.008361">
                <text:p>-0.00836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117954">
                <text:p>0.117954</text:p>
              </table:table-cell>
              <table:table-cell office:value-type="float" office:value="0.35142">
                <text:p>0.35142</text:p>
              </table:table-cell>
              <table:table-cell office:value-type="float" office:value="0.031037">
                <text:p>0.031037</text:p>
              </table:table-cell>
              <table:table-cell office:value-type="float" office:value="-0.008667">
                <text:p>-0.00866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13106">
                <text:p>0.13106</text:p>
              </table:table-cell>
              <table:table-cell office:value-type="float" office:value="0.348631">
                <text:p>0.348631</text:p>
              </table:table-cell>
              <table:table-cell office:value-type="float" office:value="0.028453">
                <text:p>0.028453</text:p>
              </table:table-cell>
              <table:table-cell office:value-type="float" office:value="-0.007094">
                <text:p>-0.00709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117954">
                <text:p>0.117954</text:p>
              </table:table-cell>
              <table:table-cell office:value-type="float" office:value="0.345864">
                <text:p>0.345864</text:p>
              </table:table-cell>
              <table:table-cell office:value-type="float" office:value="0.02601">
                <text:p>0.02601</text:p>
              </table:table-cell>
              <table:table-cell office:value-type="float" office:value="-0.00922">
                <text:p>-0.0092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13106">
                <text:p>0.13106</text:p>
              </table:table-cell>
              <table:table-cell office:value-type="float" office:value="0.343119">
                <text:p>0.343119</text:p>
              </table:table-cell>
              <table:table-cell office:value-type="float" office:value="0.023604">
                <text:p>0.023604</text:p>
              </table:table-cell>
              <table:table-cell office:value-type="float" office:value="-0.00763">
                <text:p>-0.0076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117954">
                <text:p>0.117954</text:p>
              </table:table-cell>
              <table:table-cell office:value-type="float" office:value="0.340396">
                <text:p>0.340396</text:p>
              </table:table-cell>
              <table:table-cell office:value-type="float" office:value="0.021132">
                <text:p>0.021132</text:p>
              </table:table-cell>
              <table:table-cell office:value-type="float" office:value="-0.009745">
                <text:p>-0.00974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13106">
                <text:p>0.13106</text:p>
              </table:table-cell>
              <table:table-cell office:value-type="float" office:value="0.337694">
                <text:p>0.337694</text:p>
              </table:table-cell>
              <table:table-cell office:value-type="float" office:value="0.018587">
                <text:p>0.018587</text:p>
              </table:table-cell>
              <table:table-cell office:value-type="float" office:value="-0.008148">
                <text:p>-0.00814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117954">
                <text:p>0.117954</text:p>
              </table:table-cell>
              <table:table-cell office:value-type="float" office:value="0.335014">
                <text:p>0.335014</text:p>
              </table:table-cell>
              <table:table-cell office:value-type="float" office:value="0.015962">
                <text:p>0.015962</text:p>
              </table:table-cell>
              <table:table-cell office:value-type="float" office:value="-0.010257">
                <text:p>-0.01025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13106">
                <text:p>0.13106</text:p>
              </table:table-cell>
              <table:table-cell office:value-type="float" office:value="0.332355">
                <text:p>0.332355</text:p>
              </table:table-cell>
              <table:table-cell office:value-type="float" office:value="0.013309">
                <text:p>0.013309</text:p>
              </table:table-cell>
              <table:table-cell office:value-type="float" office:value="-0.008655">
                <text:p>-0.00865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104848">
                <text:p>0.104848</text:p>
              </table:table-cell>
              <table:table-cell office:value-type="float" office:value="0.329718">
                <text:p>0.329718</text:p>
              </table:table-cell>
              <table:table-cell office:value-type="float" office:value="0.010537">
                <text:p>0.010537</text:p>
              </table:table-cell>
              <table:table-cell office:value-type="float" office:value="-0.012632">
                <text:p>-0.01263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104848">
                <text:p>0.104848</text:p>
              </table:table-cell>
              <table:table-cell office:value-type="float" office:value="0.327101">
                <text:p>0.327101</text:p>
              </table:table-cell>
              <table:table-cell office:value-type="float" office:value="0.008046">
                <text:p>0.008046</text:p>
              </table:table-cell>
              <table:table-cell office:value-type="float" office:value="-0.01294">
                <text:p>-0.01294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13106">
                <text:p>0.13106</text:p>
              </table:table-cell>
              <table:table-cell office:value-type="float" office:value="0.324505">
                <text:p>0.324505</text:p>
              </table:table-cell>
              <table:table-cell office:value-type="float" office:value="0.006057">
                <text:p>0.006057</text:p>
              </table:table-cell>
              <table:table-cell office:value-type="float" office:value="-0.009495">
                <text:p>-0.00949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13106">
                <text:p>0.13106</text:p>
              </table:table-cell>
              <table:table-cell office:value-type="float" office:value="0.321929">
                <text:p>0.321929</text:p>
              </table:table-cell>
              <table:table-cell office:value-type="float" office:value="0.004785">
                <text:p>0.004785</text:p>
              </table:table-cell>
              <table:table-cell office:value-type="float" office:value="-0.009706">
                <text:p>-0.00970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117954">
                <text:p>0.117954</text:p>
              </table:table-cell>
              <table:table-cell office:value-type="float" office:value="0.319374">
                <text:p>0.319374</text:p>
              </table:table-cell>
              <table:table-cell office:value-type="float" office:value="0.004074">
                <text:p>0.004074</text:p>
              </table:table-cell>
              <table:table-cell office:value-type="float" office:value="-0.011777">
                <text:p>-0.01177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13106">
                <text:p>0.13106</text:p>
              </table:table-cell>
              <table:table-cell office:value-type="float" office:value="0.316839">
                <text:p>0.316839</text:p>
              </table:table-cell>
              <table:table-cell office:value-type="float" office:value="0.003924">
                <text:p>0.003924</text:p>
              </table:table-cell>
              <table:table-cell office:value-type="float" office:value="-0.010134">
                <text:p>-0.01013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13106">
                <text:p>0.13106</text:p>
              </table:table-cell>
              <table:table-cell office:value-type="float" office:value="0.314325">
                <text:p>0.314325</text:p>
              </table:table-cell>
              <table:table-cell office:value-type="float" office:value="0.003892">
                <text:p>0.003892</text:p>
              </table:table-cell>
              <table:table-cell office:value-type="float" office:value="-0.010327">
                <text:p>-0.01032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144166">
                <text:p>0.144166</text:p>
              </table:table-cell>
              <table:table-cell office:value-type="float" office:value="0.31183">
                <text:p>0.31183</text:p>
              </table:table-cell>
              <table:table-cell office:value-type="float" office:value="0.003864">
                <text:p>0.003864</text:p>
              </table:table-cell>
              <table:table-cell office:value-type="float" office:value="-0.008643">
                <text:p>-0.00864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117954">
                <text:p>0.117954</text:p>
              </table:table-cell>
              <table:table-cell office:value-type="float" office:value="0.309355">
                <text:p>0.309355</text:p>
              </table:table-cell>
              <table:table-cell office:value-type="float" office:value="0.004161">
                <text:p>0.004161</text:p>
              </table:table-cell>
              <table:table-cell office:value-type="float" office:value="-0.012539">
                <text:p>-0.01253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13106">
                <text:p>0.13106</text:p>
              </table:table-cell>
              <table:table-cell office:value-type="float" office:value="0.3069">
                <text:p>0.3069</text:p>
              </table:table-cell>
              <table:table-cell office:value-type="float" office:value="0.004456">
                <text:p>0.004456</text:p>
              </table:table-cell>
              <table:table-cell office:value-type="float" office:value="-0.010893">
                <text:p>-0.01089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13106">
                <text:p>0.13106</text:p>
              </table:table-cell>
              <table:table-cell office:value-type="float" office:value="0.304464">
                <text:p>0.304464</text:p>
              </table:table-cell>
              <table:table-cell office:value-type="float" office:value="0.00452">
                <text:p>0.00452</text:p>
              </table:table-cell>
              <table:table-cell office:value-type="float" office:value="-0.011081">
                <text:p>-0.01108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13106">
                <text:p>0.13106</text:p>
              </table:table-cell>
              <table:table-cell office:value-type="float" office:value="0.302048">
                <text:p>0.302048</text:p>
              </table:table-cell>
              <table:table-cell office:value-type="float" office:value="0.005004">
                <text:p>0.005004</text:p>
              </table:table-cell>
              <table:table-cell office:value-type="float" office:value="-0.011262">
                <text:p>-0.01126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117954">
                <text:p>0.117954</text:p>
              </table:table-cell>
              <table:table-cell office:value-type="float" office:value="0.299651">
                <text:p>0.299651</text:p>
              </table:table-cell>
              <table:table-cell office:value-type="float" office:value="0.005373">
                <text:p>0.005373</text:p>
              </table:table-cell>
              <table:table-cell office:value-type="float" office:value="-0.013309">
                <text:p>-0.01330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104848">
                <text:p>0.104848</text:p>
              </table:table-cell>
              <table:table-cell office:value-type="float" office:value="0.297273">
                <text:p>0.297273</text:p>
              </table:table-cell>
              <table:table-cell office:value-type="float" office:value="0.00556">
                <text:p>0.00556</text:p>
              </table:table-cell>
              <table:table-cell office:value-type="float" office:value="-0.015393">
                <text:p>-0.01539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117954">
                <text:p>0.117954</text:p>
              </table:table-cell>
              <table:table-cell office:value-type="float" office:value="0.294913">
                <text:p>0.294913</text:p>
              </table:table-cell>
              <table:table-cell office:value-type="float" office:value="0.005647">
                <text:p>0.005647</text:p>
              </table:table-cell>
              <table:table-cell office:value-type="float" office:value="-0.013767">
                <text:p>-0.01376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104848">
                <text:p>0.104848</text:p>
              </table:table-cell>
              <table:table-cell office:value-type="float" office:value="0.292573">
                <text:p>0.292573</text:p>
              </table:table-cell>
              <table:table-cell office:value-type="float" office:value="0.005488">
                <text:p>0.005488</text:p>
              </table:table-cell>
              <table:table-cell office:value-type="float" office:value="-0.015844">
                <text:p>-0.01584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117954">
                <text:p>0.117954</text:p>
              </table:table-cell>
              <table:table-cell office:value-type="float" office:value="0.290251">
                <text:p>0.290251</text:p>
              </table:table-cell>
              <table:table-cell office:value-type="float" office:value="0.005105">
                <text:p>0.005105</text:p>
              </table:table-cell>
              <table:table-cell office:value-type="float" office:value="-0.0142">
                <text:p>-0.014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91742">
                <text:p>0.091742</text:p>
              </table:table-cell>
              <table:table-cell office:value-type="float" office:value="0.287947">
                <text:p>0.287947</text:p>
              </table:table-cell>
              <table:table-cell office:value-type="float" office:value="0.004607">
                <text:p>0.004607</text:p>
              </table:table-cell>
              <table:table-cell office:value-type="float" office:value="-0.018132">
                <text:p>-0.01813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104848">
                <text:p>0.104848</text:p>
              </table:table-cell>
              <table:table-cell office:value-type="float" office:value="0.285662">
                <text:p>0.285662</text:p>
              </table:table-cell>
              <table:table-cell office:value-type="float" office:value="0.003847">
                <text:p>0.003847</text:p>
              </table:table-cell>
              <table:table-cell office:value-type="float" office:value="-0.016517">
                <text:p>-0.01651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91742">
                <text:p>0.091742</text:p>
              </table:table-cell>
              <table:table-cell office:value-type="float" office:value="0.283395">
                <text:p>0.283395</text:p>
              </table:table-cell>
              <table:table-cell office:value-type="float" office:value="0.002929">
                <text:p>0.002929</text:p>
              </table:table-cell>
              <table:table-cell office:value-type="float" office:value="-0.018609">
                <text:p>-0.01860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78636">
                <text:p>0.078636</text:p>
              </table:table-cell>
              <table:table-cell office:value-type="float" office:value="0.281146">
                <text:p>0.281146</text:p>
              </table:table-cell>
              <table:table-cell office:value-type="float" office:value="0.002027">
                <text:p>0.002027</text:p>
              </table:table-cell>
              <table:table-cell office:value-type="float" office:value="-0.020739">
                <text:p>-0.02073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104848">
                <text:p>0.104848</text:p>
              </table:table-cell>
              <table:table-cell office:value-type="float" office:value="0.278914">
                <text:p>0.278914</text:p>
              </table:table-cell>
              <table:table-cell office:value-type="float" office:value="0.000818">
                <text:p>0.000818</text:p>
              </table:table-cell>
              <table:table-cell office:value-type="float" office:value="-0.017282">
                <text:p>-0.01728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78636">
                <text:p>0.078636</text:p>
              </table:table-cell>
              <table:table-cell office:value-type="float" office:value="0.276701">
                <text:p>0.276701</text:p>
              </table:table-cell>
              <table:table-cell office:value-type="float" office:value="-0.000576">
                <text:p>-0.000576</text:p>
              </table:table-cell>
              <table:table-cell office:value-type="float" office:value="-0.021235">
                <text:p>-0.02123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91742">
                <text:p>0.091742</text:p>
              </table:table-cell>
              <table:table-cell office:value-type="float" office:value="0.274505">
                <text:p>0.274505</text:p>
              </table:table-cell>
              <table:table-cell office:value-type="float" office:value="-0.002143">
                <text:p>-0.002143</text:p>
              </table:table-cell>
              <table:table-cell office:value-type="float" office:value="-0.019636">
                <text:p>-0.01963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6553">
                <text:p>0.06553</text:p>
              </table:table-cell>
              <table:table-cell office:value-type="float" office:value="0.272326">
                <text:p>0.272326</text:p>
              </table:table-cell>
              <table:table-cell office:value-type="float" office:value="-0.003707">
                <text:p>-0.003707</text:p>
              </table:table-cell>
              <table:table-cell office:value-type="float" office:value="-0.023619">
                <text:p>-0.02361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78636">
                <text:p>0.078636</text:p>
              </table:table-cell>
              <table:table-cell office:value-type="float" office:value="0.270165">
                <text:p>0.270165</text:p>
              </table:table-cell>
              <table:table-cell office:value-type="float" office:value="-0.00542">
                <text:p>-0.00542</text:p>
              </table:table-cell>
              <table:table-cell office:value-type="float" office:value="-0.022058">
                <text:p>-0.02205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91742">
                <text:p>0.091742</text:p>
              </table:table-cell>
              <table:table-cell office:value-type="float" office:value="0.26802">
                <text:p>0.26802</text:p>
              </table:table-cell>
              <table:table-cell office:value-type="float" office:value="-0.007447">
                <text:p>-0.007447</text:p>
              </table:table-cell>
              <table:table-cell office:value-type="float" office:value="-0.020454">
                <text:p>-0.02045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78636">
                <text:p>0.078636</text:p>
              </table:table-cell>
              <table:table-cell office:value-type="float" office:value="0.265893">
                <text:p>0.265893</text:p>
              </table:table-cell>
              <table:table-cell office:value-type="float" office:value="-0.009529">
                <text:p>-0.009529</text:p>
              </table:table-cell>
              <table:table-cell office:value-type="float" office:value="-0.022547">
                <text:p>-0.02254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78636">
                <text:p>0.078636</text:p>
              </table:table-cell>
              <table:table-cell office:value-type="float" office:value="0.263783">
                <text:p>0.263783</text:p>
              </table:table-cell>
              <table:table-cell office:value-type="float" office:value="-0.011622">
                <text:p>-0.011622</text:p>
              </table:table-cell>
              <table:table-cell office:value-type="float" office:value="-0.0228">
                <text:p>-0.022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6553">
                <text:p>0.06553</text:p>
              </table:table-cell>
              <table:table-cell office:value-type="float" office:value="0.261689">
                <text:p>0.261689</text:p>
              </table:table-cell>
              <table:table-cell office:value-type="float" office:value="-0.013457">
                <text:p>-0.013457</text:p>
              </table:table-cell>
              <table:table-cell office:value-type="float" office:value="-0.024928">
                <text:p>-0.02492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91742">
                <text:p>0.091742</text:p>
              </table:table-cell>
              <table:table-cell office:value-type="float" office:value="0.259613">
                <text:p>0.259613</text:p>
              </table:table-cell>
              <table:table-cell office:value-type="float" office:value="-0.015053">
                <text:p>-0.015053</text:p>
              </table:table-cell>
              <table:table-cell office:value-type="float" office:value="-0.021473">
                <text:p>-0.02147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78636">
                <text:p>0.078636</text:p>
              </table:table-cell>
              <table:table-cell office:value-type="float" office:value="0.257552">
                <text:p>0.257552</text:p>
              </table:table-cell>
              <table:table-cell office:value-type="float" office:value="-0.016973">
                <text:p>-0.016973</text:p>
              </table:table-cell>
              <table:table-cell office:value-type="float" office:value="-0.023556">
                <text:p>-0.02355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91742">
                <text:p>0.091742</text:p>
              </table:table-cell>
              <table:table-cell office:value-type="float" office:value="0.255508">
                <text:p>0.255508</text:p>
              </table:table-cell>
              <table:table-cell office:value-type="float" office:value="-0.018249">
                <text:p>-0.018249</text:p>
              </table:table-cell>
              <table:table-cell office:value-type="float" office:value="-0.021922">
                <text:p>-0.02192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91742">
                <text:p>0.091742</text:p>
              </table:table-cell>
              <table:table-cell office:value-type="float" office:value="0.25348">
                <text:p>0.25348</text:p>
              </table:table-cell>
              <table:table-cell office:value-type="float" office:value="-0.019546">
                <text:p>-0.019546</text:p>
              </table:table-cell>
              <table:table-cell office:value-type="float" office:value="-0.022117">
                <text:p>-0.02211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104848">
                <text:p>0.104848</text:p>
              </table:table-cell>
              <table:table-cell office:value-type="float" office:value="0.251469">
                <text:p>0.251469</text:p>
              </table:table-cell>
              <table:table-cell office:value-type="float" office:value="-0.020442">
                <text:p>-0.020442</text:p>
              </table:table-cell>
              <table:table-cell office:value-type="float" office:value="-0.020433">
                <text:p>-0.02043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104848">
                <text:p>0.104848</text:p>
              </table:table-cell>
              <table:table-cell office:value-type="float" office:value="0.249473">
                <text:p>0.249473</text:p>
              </table:table-cell>
              <table:table-cell office:value-type="float" office:value="-0.021581">
                <text:p>-0.021581</text:p>
              </table:table-cell>
              <table:table-cell office:value-type="float" office:value="-0.020581">
                <text:p>-0.02058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78636">
                <text:p>0.078636</text:p>
              </table:table-cell>
              <table:table-cell office:value-type="float" office:value="0.247493">
                <text:p>0.247493</text:p>
              </table:table-cell>
              <table:table-cell office:value-type="float" office:value="-0.022775">
                <text:p>-0.022775</text:p>
              </table:table-cell>
              <table:table-cell office:value-type="float" office:value="-0.024478">
                <text:p>-0.02447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104848">
                <text:p>0.104848</text:p>
              </table:table-cell>
              <table:table-cell office:value-type="float" office:value="0.245529">
                <text:p>0.245529</text:p>
              </table:table-cell>
              <table:table-cell office:value-type="float" office:value="-0.023473">
                <text:p>-0.023473</text:p>
              </table:table-cell>
              <table:table-cell office:value-type="float" office:value="-0.020962">
                <text:p>-0.02096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104848">
                <text:p>0.104848</text:p>
              </table:table-cell>
              <table:table-cell office:value-type="float" office:value="0.24358">
                <text:p>0.24358</text:p>
              </table:table-cell>
              <table:table-cell office:value-type="float" office:value="-0.024687">
                <text:p>-0.024687</text:p>
              </table:table-cell>
              <table:table-cell office:value-type="float" office:value="-0.021115">
                <text:p>-0.02111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104848">
                <text:p>0.104848</text:p>
              </table:table-cell>
              <table:table-cell office:value-type="float" office:value="0.241647">
                <text:p>0.241647</text:p>
              </table:table-cell>
              <table:table-cell office:value-type="float" office:value="-0.025869">
                <text:p>-0.025869</text:p>
              </table:table-cell>
              <table:table-cell office:value-type="float" office:value="-0.021258">
                <text:p>-0.021258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104848">
                <text:p>0.104848</text:p>
              </table:table-cell>
              <table:table-cell office:value-type="float" office:value="0.239729">
                <text:p>0.239729</text:p>
              </table:table-cell>
              <table:table-cell office:value-type="float" office:value="-0.026822">
                <text:p>-0.026822</text:p>
              </table:table-cell>
              <table:table-cell office:value-type="float" office:value="-0.021393">
                <text:p>-0.02139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117954">
                <text:p>0.117954</text:p>
              </table:table-cell>
              <table:table-cell office:value-type="float" office:value="0.237826">
                <text:p>0.237826</text:p>
              </table:table-cell>
              <table:table-cell office:value-type="float" office:value="-0.027543">
                <text:p>-0.027543</text:p>
              </table:table-cell>
              <table:table-cell office:value-type="float" office:value="-0.019649">
                <text:p>-0.01964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117954">
                <text:p>0.117954</text:p>
              </table:table-cell>
              <table:table-cell office:value-type="float" office:value="0.235939">
                <text:p>0.235939</text:p>
              </table:table-cell>
              <table:table-cell office:value-type="float" office:value="-0.02849">
                <text:p>-0.02849</text:p>
              </table:table-cell>
              <table:table-cell office:value-type="float" office:value="-0.019734">
                <text:p>-0.01973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13106">
                <text:p>0.13106</text:p>
              </table:table-cell>
              <table:table-cell office:value-type="float" office:value="0.234066">
                <text:p>0.234066</text:p>
              </table:table-cell>
              <table:table-cell office:value-type="float" office:value="-0.028986">
                <text:p>-0.028986</text:p>
              </table:table-cell>
              <table:table-cell office:value-type="float" office:value="-0.017941">
                <text:p>-0.01794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104848">
                <text:p>0.104848</text:p>
              </table:table-cell>
              <table:table-cell office:value-type="float" office:value="0.232209">
                <text:p>0.232209</text:p>
              </table:table-cell>
              <table:table-cell office:value-type="float" office:value="-0.02898">
                <text:p>-0.02898</text:p>
              </table:table-cell>
              <table:table-cell office:value-type="float" office:value="-0.021729">
                <text:p>-0.02172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13106">
                <text:p>0.13106</text:p>
              </table:table-cell>
              <table:table-cell office:value-type="float" office:value="0.230366">
                <text:p>0.230366</text:p>
              </table:table-cell>
              <table:table-cell office:value-type="float" office:value="-0.028964">
                <text:p>-0.028964</text:p>
              </table:table-cell>
              <table:table-cell office:value-type="float" office:value="-0.018102">
                <text:p>-0.01810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144166">
                <text:p>0.144166</text:p>
              </table:table-cell>
              <table:table-cell office:value-type="float" office:value="0.228537">
                <text:p>0.228537</text:p>
              </table:table-cell>
              <table:table-cell office:value-type="float" office:value="-0.02899">
                <text:p>-0.02899</text:p>
              </table:table-cell>
              <table:table-cell office:value-type="float" office:value="-0.016268">
                <text:p>-0.01626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117954">
                <text:p>0.117954</text:p>
              </table:table-cell>
              <table:table-cell office:value-type="float" office:value="0.226724">
                <text:p>0.226724</text:p>
              </table:table-cell>
              <table:table-cell office:value-type="float" office:value="-0.029107">
                <text:p>-0.029107</text:p>
              </table:table-cell>
              <table:table-cell office:value-type="float" office:value="-0.020009">
                <text:p>-0.02000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144166">
                <text:p>0.144166</text:p>
              </table:table-cell>
              <table:table-cell office:value-type="float" office:value="0.224924">
                <text:p>0.224924</text:p>
              </table:table-cell>
              <table:table-cell office:value-type="float" office:value="-0.028594">
                <text:p>-0.028594</text:p>
              </table:table-cell>
              <table:table-cell office:value-type="float" office:value="-0.01633">
                <text:p>-0.0163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13106">
                <text:p>0.13106</text:p>
              </table:table-cell>
              <table:table-cell office:value-type="float" office:value="0.223139">
                <text:p>0.223139</text:p>
              </table:table-cell>
              <table:table-cell office:value-type="float" office:value="-0.028613">
                <text:p>-0.028613</text:p>
              </table:table-cell>
              <table:table-cell office:value-type="float" office:value="-0.018193">
                <text:p>-0.01819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13106">
                <text:p>0.13106</text:p>
              </table:table-cell>
              <table:table-cell office:value-type="float" office:value="0.221368">
                <text:p>0.221368</text:p>
              </table:table-cell>
              <table:table-cell office:value-type="float" office:value="-0.028799">
                <text:p>-0.028799</text:p>
              </table:table-cell>
              <table:table-cell office:value-type="float" office:value="-0.018219">
                <text:p>-0.01821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144166">
                <text:p>0.144166</text:p>
              </table:table-cell>
              <table:table-cell office:value-type="float" office:value="0.219611">
                <text:p>0.219611</text:p>
              </table:table-cell>
              <table:table-cell office:value-type="float" office:value="-0.029326">
                <text:p>-0.029326</text:p>
              </table:table-cell>
              <table:table-cell office:value-type="float" office:value="-0.016369">
                <text:p>-0.01636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13106">
                <text:p>0.13106</text:p>
              </table:table-cell>
              <table:table-cell office:value-type="float" office:value="0.217868">
                <text:p>0.217868</text:p>
              </table:table-cell>
              <table:table-cell office:value-type="float" office:value="-0.029305">
                <text:p>-0.029305</text:p>
              </table:table-cell>
              <table:table-cell office:value-type="float" office:value="-0.018223">
                <text:p>-0.01822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157272">
                <text:p>0.157272</text:p>
              </table:table-cell>
              <table:table-cell office:value-type="float" office:value="0.216139">
                <text:p>0.216139</text:p>
              </table:table-cell>
              <table:table-cell office:value-type="float" office:value="-0.028895">
                <text:p>-0.028895</text:p>
              </table:table-cell>
              <table:table-cell office:value-type="float" office:value="-0.014487">
                <text:p>-0.01448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144166">
                <text:p>0.144166</text:p>
              </table:table-cell>
              <table:table-cell office:value-type="float" office:value="0.214424">
                <text:p>0.214424</text:p>
              </table:table-cell>
              <table:table-cell office:value-type="float" office:value="-0.029093">
                <text:p>-0.029093</text:p>
              </table:table-cell>
              <table:table-cell office:value-type="float" office:value="-0.016289">
                <text:p>-0.01628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144166">
                <text:p>0.144166</text:p>
              </table:table-cell>
              <table:table-cell office:value-type="float" office:value="0.212722">
                <text:p>0.212722</text:p>
              </table:table-cell>
              <table:table-cell office:value-type="float" office:value="-0.028861">
                <text:p>-0.028861</text:p>
              </table:table-cell>
              <table:table-cell office:value-type="float" office:value="-0.016252">
                <text:p>-0.01625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157272">
                <text:p>0.157272</text:p>
              </table:table-cell>
              <table:table-cell office:value-type="float" office:value="0.211034">
                <text:p>0.211034</text:p>
              </table:table-cell>
              <table:table-cell office:value-type="float" office:value="-0.028345">
                <text:p>-0.028345</text:p>
              </table:table-cell>
              <table:table-cell office:value-type="float" office:value="-0.014342">
                <text:p>-0.01434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170378">
                <text:p>0.170378</text:p>
              </table:table-cell>
              <table:table-cell office:value-type="float" office:value="0.209359">
                <text:p>0.209359</text:p>
              </table:table-cell>
              <table:table-cell office:value-type="float" office:value="-0.0286">
                <text:p>-0.0286</text:p>
              </table:table-cell>
              <table:table-cell office:value-type="float" office:value="-0.012388">
                <text:p>-0.01238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144166">
                <text:p>0.144166</text:p>
              </table:table-cell>
              <table:table-cell office:value-type="float" office:value="0.207697">
                <text:p>0.207697</text:p>
              </table:table-cell>
              <table:table-cell office:value-type="float" office:value="-0.028744">
                <text:p>-0.028744</text:p>
              </table:table-cell>
              <table:table-cell office:value-type="float" office:value="-0.016013">
                <text:p>-0.01601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157272">
                <text:p>0.157272</text:p>
              </table:table-cell>
              <table:table-cell office:value-type="float" office:value="0.206049">
                <text:p>0.206049</text:p>
              </table:table-cell>
              <table:table-cell office:value-type="float" office:value="-0.028501">
                <text:p>-0.028501</text:p>
              </table:table-cell>
              <table:table-cell office:value-type="float" office:value="-0.014095">
                <text:p>-0.01409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170378">
                <text:p>0.170378</text:p>
              </table:table-cell>
              <table:table-cell office:value-type="float" office:value="0.204413">
                <text:p>0.204413</text:p>
              </table:table-cell>
              <table:table-cell office:value-type="float" office:value="-0.028987">
                <text:p>-0.028987</text:p>
              </table:table-cell>
              <table:table-cell office:value-type="float" office:value="-0.012139">
                <text:p>-0.01213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157272">
                <text:p>0.157272</text:p>
              </table:table-cell>
              <table:table-cell office:value-type="float" office:value="0.202791">
                <text:p>0.202791</text:p>
              </table:table-cell>
              <table:table-cell office:value-type="float" office:value="-0.028818">
                <text:p>-0.028818</text:p>
              </table:table-cell>
              <table:table-cell office:value-type="float" office:value="-0.013886">
                <text:p>-0.01388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170378">
                <text:p>0.170378</text:p>
              </table:table-cell>
              <table:table-cell office:value-type="float" office:value="0.201182">
                <text:p>0.201182</text:p>
              </table:table-cell>
              <table:table-cell office:value-type="float" office:value="-0.028157">
                <text:p>-0.028157</text:p>
              </table:table-cell>
              <table:table-cell office:value-type="float" office:value="-0.011919">
                <text:p>-0.01191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183484">
                <text:p>0.183484</text:p>
              </table:table-cell>
              <table:table-cell office:value-type="float" office:value="0.199585">
                <text:p>0.199585</text:p>
              </table:table-cell>
              <table:table-cell office:value-type="float" office:value="-0.028108">
                <text:p>-0.028108</text:p>
              </table:table-cell>
              <table:table-cell office:value-type="float" office:value="-0.009907">
                <text:p>-0.009907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170378">
                <text:p>0.170378</text:p>
              </table:table-cell>
              <table:table-cell office:value-type="float" office:value="0.198001">
                <text:p>0.198001</text:p>
              </table:table-cell>
              <table:table-cell office:value-type="float" office:value="-0.027952">
                <text:p>-0.027952</text:p>
              </table:table-cell>
              <table:table-cell office:value-type="float" office:value="-0.011598">
                <text:p>-0.01159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183484">
                <text:p>0.183484</text:p>
              </table:table-cell>
              <table:table-cell office:value-type="float" office:value="0.19643">
                <text:p>0.19643</text:p>
              </table:table-cell>
              <table:table-cell office:value-type="float" office:value="-0.027456">
                <text:p>-0.027456</text:p>
              </table:table-cell>
              <table:table-cell office:value-type="float" office:value="-0.009578">
                <text:p>-0.00957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170378">
                <text:p>0.170378</text:p>
              </table:table-cell>
              <table:table-cell office:value-type="float" office:value="0.194871">
                <text:p>0.194871</text:p>
              </table:table-cell>
              <table:table-cell office:value-type="float" office:value="-0.027304">
                <text:p>-0.027304</text:p>
              </table:table-cell>
              <table:table-cell office:value-type="float" office:value="-0.011268">
                <text:p>-0.01126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183484">
                <text:p>0.183484</text:p>
              </table:table-cell>
              <table:table-cell office:value-type="float" office:value="0.193324">
                <text:p>0.193324</text:p>
              </table:table-cell>
              <table:table-cell office:value-type="float" office:value="-0.027186">
                <text:p>-0.027186</text:p>
              </table:table-cell>
              <table:table-cell office:value-type="float" office:value="-0.009251">
                <text:p>-0.00925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183484">
                <text:p>0.183484</text:p>
              </table:table-cell>
              <table:table-cell office:value-type="float" office:value="0.19179">
                <text:p>0.19179</text:p>
              </table:table-cell>
              <table:table-cell office:value-type="float" office:value="-0.026754">
                <text:p>-0.026754</text:p>
              </table:table-cell>
              <table:table-cell office:value-type="float" office:value="-0.009066">
                <text:p>-0.00906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19659">
                <text:p>0.19659</text:p>
              </table:table-cell>
              <table:table-cell office:value-type="float" office:value="0.190267">
                <text:p>0.190267</text:p>
              </table:table-cell>
              <table:table-cell office:value-type="float" office:value="-0.02625">
                <text:p>-0.02625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183484">
                <text:p>0.183484</text:p>
              </table:table-cell>
              <table:table-cell office:value-type="float" office:value="0.188757">
                <text:p>0.188757</text:p>
              </table:table-cell>
              <table:table-cell office:value-type="float" office:value="-0.025727">
                <text:p>-0.025727</text:p>
              </table:table-cell>
              <table:table-cell office:value-type="float" office:value="-0.008637">
                <text:p>-0.00863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19659">
                <text:p>0.19659</text:p>
              </table:table-cell>
              <table:table-cell office:value-type="float" office:value="0.187259">
                <text:p>0.187259</text:p>
              </table:table-cell>
              <table:table-cell office:value-type="float" office:value="-0.025037">
                <text:p>-0.025037</text:p>
              </table:table-cell>
              <table:table-cell office:value-type="float" office:value="-0.006562">
                <text:p>-0.00656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19659">
                <text:p>0.19659</text:p>
              </table:table-cell>
              <table:table-cell office:value-type="float" office:value="0.185773">
                <text:p>0.185773</text:p>
              </table:table-cell>
              <table:table-cell office:value-type="float" office:value="-0.024783">
                <text:p>-0.024783</text:p>
              </table:table-cell>
              <table:table-cell office:value-type="float" office:value="-0.006321">
                <text:p>-0.00632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19659">
                <text:p>0.19659</text:p>
              </table:table-cell>
              <table:table-cell office:value-type="float" office:value="0.184299">
                <text:p>0.184299</text:p>
              </table:table-cell>
              <table:table-cell office:value-type="float" office:value="-0.024109">
                <text:p>-0.024109</text:p>
              </table:table-cell>
              <table:table-cell office:value-type="float" office:value="-0.006078">
                <text:p>-0.00607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209696">
                <text:p>0.209696</text:p>
              </table:table-cell>
              <table:table-cell office:value-type="float" office:value="0.182836">
                <text:p>0.182836</text:p>
              </table:table-cell>
              <table:table-cell office:value-type="float" office:value="-0.023573">
                <text:p>-0.023573</text:p>
              </table:table-cell>
              <table:table-cell office:value-type="float" office:value="-0.003957">
                <text:p>-0.00395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19659">
                <text:p>0.19659</text:p>
              </table:table-cell>
              <table:table-cell office:value-type="float" office:value="0.181385">
                <text:p>0.181385</text:p>
              </table:table-cell>
              <table:table-cell office:value-type="float" office:value="-0.023369">
                <text:p>-0.023369</text:p>
              </table:table-cell>
              <table:table-cell office:value-type="float" office:value="-0.005543">
                <text:p>-0.00554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209696">
                <text:p>0.209696</text:p>
              </table:table-cell>
              <table:table-cell office:value-type="float" office:value="0.179945">
                <text:p>0.179945</text:p>
              </table:table-cell>
              <table:table-cell office:value-type="float" office:value="-0.022513">
                <text:p>-0.022513</text:p>
              </table:table-cell>
              <table:table-cell office:value-type="float" office:value="-0.003418">
                <text:p>-0.00341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19659">
                <text:p>0.19659</text:p>
              </table:table-cell>
              <table:table-cell office:value-type="float" office:value="0.178517">
                <text:p>0.178517</text:p>
              </table:table-cell>
              <table:table-cell office:value-type="float" office:value="-0.022087">
                <text:p>-0.022087</text:p>
              </table:table-cell>
              <table:table-cell office:value-type="float" office:value="-0.005002">
                <text:p>-0.00500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209696">
                <text:p>0.209696</text:p>
              </table:table-cell>
              <table:table-cell office:value-type="float" office:value="0.1771">
                <text:p>0.1771</text:p>
              </table:table-cell>
              <table:table-cell office:value-type="float" office:value="-0.021531">
                <text:p>-0.021531</text:p>
              </table:table-cell>
              <table:table-cell office:value-type="float" office:value="-0.002875">
                <text:p>-0.00287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209696">
                <text:p>0.209696</text:p>
              </table:table-cell>
              <table:table-cell office:value-type="float" office:value="0.175695">
                <text:p>0.175695</text:p>
              </table:table-cell>
              <table:table-cell office:value-type="float" office:value="-0.020577">
                <text:p>-0.020577</text:p>
              </table:table-cell>
              <table:table-cell office:value-type="float" office:value="-0.002579">
                <text:p>-0.00257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222802">
                <text:p>0.222802</text:p>
              </table:table-cell>
              <table:table-cell office:value-type="float" office:value="0.1743">
                <text:p>0.1743</text:p>
              </table:table-cell>
              <table:table-cell office:value-type="float" office:value="-0.020186">
                <text:p>-0.020186</text:p>
              </table:table-cell>
              <table:table-cell office:value-type="float" office:value="-0.000402">
                <text:p>-0.00040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222802">
                <text:p>0.222802</text:p>
              </table:table-cell>
              <table:table-cell office:value-type="float" office:value="0.172917">
                <text:p>0.172917</text:p>
              </table:table-cell>
              <table:table-cell office:value-type="float" office:value="-0.019289">
                <text:p>-0.019289</text:p>
              </table:table-cell>
              <table:table-cell office:value-type="float" office:value="-0.000053">
                <text:p>-0.00005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235908">
                <text:p>0.235908</text:p>
              </table:table-cell>
              <table:table-cell office:value-type="float" office:value="0.171545">
                <text:p>0.171545</text:p>
              </table:table-cell>
              <table:table-cell office:value-type="float" office:value="-0.018135">
                <text:p>-0.018135</text:p>
              </table:table-cell>
              <table:table-cell office:value-type="float" office:value="0.002175">
                <text:p>0.00217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209696">
                <text:p>0.209696</text:p>
              </table:table-cell>
              <table:table-cell office:value-type="float" office:value="0.170183">
                <text:p>0.170183</text:p>
              </table:table-cell>
              <table:table-cell office:value-type="float" office:value="-0.017322">
                <text:p>-0.017322</text:p>
              </table:table-cell>
              <table:table-cell office:value-type="float" office:value="-0.00118">
                <text:p>-0.0011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222802">
                <text:p>0.222802</text:p>
              </table:table-cell>
              <table:table-cell office:value-type="float" office:value="0.168833">
                <text:p>0.168833</text:p>
              </table:table-cell>
              <table:table-cell office:value-type="float" office:value="-0.016222">
                <text:p>-0.016222</text:p>
              </table:table-cell>
              <table:table-cell office:value-type="float" office:value="0.001002">
                <text:p>0.00100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235908">
                <text:p>0.235908</text:p>
              </table:table-cell>
              <table:table-cell office:value-type="float" office:value="0.167493">
                <text:p>0.167493</text:p>
              </table:table-cell>
              <table:table-cell office:value-type="float" office:value="-0.015514">
                <text:p>-0.015514</text:p>
              </table:table-cell>
              <table:table-cell office:value-type="float" office:value="0.00322">
                <text:p>0.0032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209696">
                <text:p>0.209696</text:p>
              </table:table-cell>
              <table:table-cell office:value-type="float" office:value="0.166163">
                <text:p>0.166163</text:p>
              </table:table-cell>
              <table:table-cell office:value-type="float" office:value="-0.015216">
                <text:p>-0.015216</text:p>
              </table:table-cell>
              <table:table-cell office:value-type="float" office:value="-0.000139">
                <text:p>-0.00013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235908">
                <text:p>0.235908</text:p>
              </table:table-cell>
              <table:table-cell office:value-type="float" office:value="0.164845">
                <text:p>0.164845</text:p>
              </table:table-cell>
              <table:table-cell office:value-type="float" office:value="-0.014423">
                <text:p>-0.014423</text:p>
              </table:table-cell>
              <table:table-cell office:value-type="float" office:value="0.003924">
                <text:p>0.00392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235908">
                <text:p>0.235908</text:p>
              </table:table-cell>
              <table:table-cell office:value-type="float" office:value="0.163536">
                <text:p>0.163536</text:p>
              </table:table-cell>
              <table:table-cell office:value-type="float" office:value="-0.013531">
                <text:p>-0.013531</text:p>
              </table:table-cell>
              <table:table-cell office:value-type="float" office:value="0.004323">
                <text:p>0.00432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222802">
                <text:p>0.222802</text:p>
              </table:table-cell>
              <table:table-cell office:value-type="float" office:value="0.162238">
                <text:p>0.162238</text:p>
              </table:table-cell>
              <table:table-cell office:value-type="float" office:value="-0.012297">
                <text:p>-0.012297</text:p>
              </table:table-cell>
              <table:table-cell office:value-type="float" office:value="0.002855">
                <text:p>0.00285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249014">
                <text:p>0.249014</text:p>
              </table:table-cell>
              <table:table-cell office:value-type="float" office:value="0.160951">
                <text:p>0.160951</text:p>
              </table:table-cell>
              <table:table-cell office:value-type="float" office:value="-0.011122">
                <text:p>-0.011122</text:p>
              </table:table-cell>
              <table:table-cell office:value-type="float" office:value="0.006973">
                <text:p>0.00697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249014">
                <text:p>0.249014</text:p>
              </table:table-cell>
              <table:table-cell office:value-type="float" office:value="0.159673">
                <text:p>0.159673</text:p>
              </table:table-cell>
              <table:table-cell office:value-type="float" office:value="-0.010369">
                <text:p>-0.010369</text:p>
              </table:table-cell>
              <table:table-cell office:value-type="float" office:value="0.007425">
                <text:p>0.00742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222802">
                <text:p>0.222802</text:p>
              </table:table-cell>
              <table:table-cell office:value-type="float" office:value="0.158406">
                <text:p>0.158406</text:p>
              </table:table-cell>
              <table:table-cell office:value-type="float" office:value="-0.009037">
                <text:p>-0.009037</text:p>
              </table:table-cell>
              <table:table-cell office:value-type="float" office:value="0.004131">
                <text:p>0.00413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249014">
                <text:p>0.249014</text:p>
              </table:table-cell>
              <table:table-cell office:value-type="float" office:value="0.157149">
                <text:p>0.157149</text:p>
              </table:table-cell>
              <table:table-cell office:value-type="float" office:value="-0.00743">
                <text:p>-0.00743</text:p>
              </table:table-cell>
              <table:table-cell office:value-type="float" office:value="0.008251">
                <text:p>0.00825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235908">
                <text:p>0.235908</text:p>
              </table:table-cell>
              <table:table-cell office:value-type="float" office:value="0.155902">
                <text:p>0.155902</text:p>
              </table:table-cell>
              <table:table-cell office:value-type="float" office:value="-0.006239">
                <text:p>-0.006239</text:p>
              </table:table-cell>
              <table:table-cell office:value-type="float" office:value="0.006824">
                <text:p>0.00682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249014">
                <text:p>0.249014</text:p>
              </table:table-cell>
              <table:table-cell office:value-type="float" office:value="0.154664">
                <text:p>0.154664</text:p>
              </table:table-cell>
              <table:table-cell office:value-type="float" office:value="-0.00482">
                <text:p>-0.00482</text:p>
              </table:table-cell>
              <table:table-cell office:value-type="float" office:value="0.00911">
                <text:p>0.0091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235908">
                <text:p>0.235908</text:p>
              </table:table-cell>
              <table:table-cell office:value-type="float" office:value="0.153437">
                <text:p>0.153437</text:p>
              </table:table-cell>
              <table:table-cell office:value-type="float" office:value="-0.003569">
                <text:p>-0.003569</text:p>
              </table:table-cell>
              <table:table-cell office:value-type="float" office:value="0.007693">
                <text:p>0.00769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235908">
                <text:p>0.235908</text:p>
              </table:table-cell>
              <table:table-cell office:value-type="float" office:value="0.152219">
                <text:p>0.152219</text:p>
              </table:table-cell>
              <table:table-cell office:value-type="float" office:value="-0.00265">
                <text:p>-0.00265</text:p>
              </table:table-cell>
              <table:table-cell office:value-type="float" office:value="0.008112">
                <text:p>0.00811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249014">
                <text:p>0.249014</text:p>
              </table:table-cell>
              <table:table-cell office:value-type="float" office:value="0.151011">
                <text:p>0.151011</text:p>
              </table:table-cell>
              <table:table-cell office:value-type="float" office:value="-0.001272">
                <text:p>-0.001272</text:p>
              </table:table-cell>
              <table:table-cell office:value-type="float" office:value="0.010407">
                <text:p>0.01040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249014">
                <text:p>0.249014</text:p>
              </table:table-cell>
              <table:table-cell office:value-type="float" office:value="0.149813">
                <text:p>0.149813</text:p>
              </table:table-cell>
              <table:table-cell office:value-type="float" office:value="0.000248">
                <text:p>0.000248</text:p>
              </table:table-cell>
              <table:table-cell office:value-type="float" office:value="0.010873">
                <text:p>0.01087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26212">
                <text:p>0.26212</text:p>
              </table:table-cell>
              <table:table-cell office:value-type="float" office:value="0.148624">
                <text:p>0.148624</text:p>
              </table:table-cell>
              <table:table-cell office:value-type="float" office:value="0.001195">
                <text:p>0.001195</text:p>
              </table:table-cell>
              <table:table-cell office:value-type="float" office:value="0.013221">
                <text:p>0.01322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235908">
                <text:p>0.235908</text:p>
              </table:table-cell>
              <table:table-cell office:value-type="float" office:value="0.147444">
                <text:p>0.147444</text:p>
              </table:table-cell>
              <table:table-cell office:value-type="float" office:value="0.002319">
                <text:p>0.002319</text:p>
              </table:table-cell>
              <table:table-cell office:value-type="float" office:value="0.009989">
                <text:p>0.00998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235908">
                <text:p>0.235908</text:p>
              </table:table-cell>
              <table:table-cell office:value-type="float" office:value="0.146274">
                <text:p>0.146274</text:p>
              </table:table-cell>
              <table:table-cell office:value-type="float" office:value="0.002928">
                <text:p>0.002928</text:p>
              </table:table-cell>
              <table:table-cell office:value-type="float" office:value="0.010421">
                <text:p>0.01042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235908">
                <text:p>0.235908</text:p>
              </table:table-cell>
              <table:table-cell office:value-type="float" office:value="0.145113">
                <text:p>0.145113</text:p>
              </table:table-cell>
              <table:table-cell office:value-type="float" office:value="0.003701">
                <text:p>0.003701</text:p>
              </table:table-cell>
              <table:table-cell office:value-type="float" office:value="0.010846">
                <text:p>0.01084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249014">
                <text:p>0.249014</text:p>
              </table:table-cell>
              <table:table-cell office:value-type="float" office:value="0.143961">
                <text:p>0.143961</text:p>
              </table:table-cell>
              <table:table-cell office:value-type="float" office:value="0.004552">
                <text:p>0.004552</text:p>
              </table:table-cell>
              <table:table-cell office:value-type="float" office:value="0.013146">
                <text:p>0.013146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26212">
                <text:p>0.26212</text:p>
              </table:table-cell>
              <table:table-cell office:value-type="float" office:value="0.142819">
                <text:p>0.142819</text:p>
              </table:table-cell>
              <table:table-cell office:value-type="float" office:value="0.005002">
                <text:p>0.005002</text:p>
              </table:table-cell>
              <table:table-cell office:value-type="float" office:value="0.015498">
                <text:p>0.01549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235908">
                <text:p>0.235908</text:p>
              </table:table-cell>
              <table:table-cell office:value-type="float" office:value="0.141685">
                <text:p>0.141685</text:p>
              </table:table-cell>
              <table:table-cell office:value-type="float" office:value="0.005379">
                <text:p>0.005379</text:p>
              </table:table-cell>
              <table:table-cell office:value-type="float" office:value="0.012278">
                <text:p>0.012278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235908">
                <text:p>0.235908</text:p>
              </table:table-cell>
              <table:table-cell office:value-type="float" office:value="0.140561">
                <text:p>0.140561</text:p>
              </table:table-cell>
              <table:table-cell office:value-type="float" office:value="0.006415">
                <text:p>0.006415</text:p>
              </table:table-cell>
              <table:table-cell office:value-type="float" office:value="0.012727">
                <text:p>0.012727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26212">
                <text:p>0.26212</text:p>
              </table:table-cell>
              <table:table-cell office:value-type="float" office:value="0.139445">
                <text:p>0.139445</text:p>
              </table:table-cell>
              <table:table-cell office:value-type="float" office:value="0.007456">
                <text:p>0.007456</text:p>
              </table:table-cell>
              <table:table-cell office:value-type="float" office:value="0.01692">
                <text:p>0.0169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249014">
                <text:p>0.249014</text:p>
              </table:table-cell>
              <table:table-cell office:value-type="float" office:value="0.138338">
                <text:p>0.138338</text:p>
              </table:table-cell>
              <table:table-cell office:value-type="float" office:value="0.008244">
                <text:p>0.008244</text:p>
              </table:table-cell>
              <table:table-cell office:value-type="float" office:value="0.015572">
                <text:p>0.015572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235908">
                <text:p>0.235908</text:p>
              </table:table-cell>
              <table:table-cell office:value-type="float" office:value="0.13724">
                <text:p>0.13724</text:p>
              </table:table-cell>
              <table:table-cell office:value-type="float" office:value="0.008734">
                <text:p>0.008734</text:p>
              </table:table-cell>
              <table:table-cell office:value-type="float" office:value="0.014189">
                <text:p>0.01418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235908">
                <text:p>0.235908</text:p>
              </table:table-cell>
              <table:table-cell office:value-type="float" office:value="0.136151">
                <text:p>0.136151</text:p>
              </table:table-cell>
              <table:table-cell office:value-type="float" office:value="0.009848">
                <text:p>0.009848</text:p>
              </table:table-cell>
              <table:table-cell office:value-type="float" office:value="0.014638">
                <text:p>0.01463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249014">
                <text:p>0.249014</text:p>
              </table:table-cell>
              <table:table-cell office:value-type="float" office:value="0.135071">
                <text:p>0.135071</text:p>
              </table:table-cell>
              <table:table-cell office:value-type="float" office:value="0.010479">
                <text:p>0.010479</text:p>
              </table:table-cell>
              <table:table-cell office:value-type="float" office:value="0.016958">
                <text:p>0.016958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249014">
                <text:p>0.249014</text:p>
              </table:table-cell>
              <table:table-cell office:value-type="float" office:value="0.133999">
                <text:p>0.133999</text:p>
              </table:table-cell>
              <table:table-cell office:value-type="float" office:value="0.011392">
                <text:p>0.011392</text:p>
              </table:table-cell>
              <table:table-cell office:value-type="float" office:value="0.01745">
                <text:p>0.0174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249014">
                <text:p>0.249014</text:p>
              </table:table-cell>
              <table:table-cell office:value-type="float" office:value="0.132935">
                <text:p>0.132935</text:p>
              </table:table-cell>
              <table:table-cell office:value-type="float" office:value="0.012849">
                <text:p>0.012849</text:p>
              </table:table-cell>
              <table:table-cell office:value-type="float" office:value="0.017952">
                <text:p>0.01795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249014">
                <text:p>0.249014</text:p>
              </table:table-cell>
              <table:table-cell office:value-type="float" office:value="0.13188">
                <text:p>0.13188</text:p>
              </table:table-cell>
              <table:table-cell office:value-type="float" office:value="0.014189">
                <text:p>0.014189</text:p>
              </table:table-cell>
              <table:table-cell office:value-type="float" office:value="0.018457">
                <text:p>0.018457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235908">
                <text:p>0.235908</text:p>
              </table:table-cell>
              <table:table-cell office:value-type="float" office:value="0.130834">
                <text:p>0.130834</text:p>
              </table:table-cell>
              <table:table-cell office:value-type="float" office:value="0.015451">
                <text:p>0.015451</text:p>
              </table:table-cell>
              <table:table-cell office:value-type="float" office:value="0.017087">
                <text:p>0.017087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26212">
                <text:p>0.26212</text:p>
              </table:table-cell>
              <table:table-cell office:value-type="float" office:value="0.129795">
                <text:p>0.129795</text:p>
              </table:table-cell>
              <table:table-cell office:value-type="float" office:value="0.016593">
                <text:p>0.016593</text:p>
              </table:table-cell>
              <table:table-cell office:value-type="float" office:value="0.021298">
                <text:p>0.02129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249014">
                <text:p>0.249014</text:p>
              </table:table-cell>
              <table:table-cell office:value-type="float" office:value="0.128765">
                <text:p>0.128765</text:p>
              </table:table-cell>
              <table:table-cell office:value-type="float" office:value="0.017899">
                <text:p>0.017899</text:p>
              </table:table-cell>
              <table:table-cell office:value-type="float" office:value="0.019968">
                <text:p>0.019968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26212">
                <text:p>0.26212</text:p>
              </table:table-cell>
              <table:table-cell office:value-type="float" office:value="0.127743">
                <text:p>0.127743</text:p>
              </table:table-cell>
              <table:table-cell office:value-type="float" office:value="0.019173">
                <text:p>0.019173</text:p>
              </table:table-cell>
              <table:table-cell office:value-type="float" office:value="0.022352">
                <text:p>0.02235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235908">
                <text:p>0.235908</text:p>
              </table:table-cell>
              <table:table-cell office:value-type="float" office:value="0.126729">
                <text:p>0.126729</text:p>
              </table:table-cell>
              <table:table-cell office:value-type="float" office:value="0.020376">
                <text:p>0.020376</text:p>
              </table:table-cell>
              <table:table-cell office:value-type="float" office:value="0.019154">
                <text:p>0.01915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249014">
                <text:p>0.249014</text:p>
              </table:table-cell>
              <table:table-cell office:value-type="float" office:value="0.125723">
                <text:p>0.125723</text:p>
              </table:table-cell>
              <table:table-cell office:value-type="float" office:value="0.021409">
                <text:p>0.021409</text:p>
              </table:table-cell>
              <table:table-cell office:value-type="float" office:value="0.021495">
                <text:p>0.02149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235908">
                <text:p>0.235908</text:p>
              </table:table-cell>
              <table:table-cell office:value-type="float" office:value="0.124726">
                <text:p>0.124726</text:p>
              </table:table-cell>
              <table:table-cell office:value-type="float" office:value="0.022774">
                <text:p>0.022774</text:p>
              </table:table-cell>
              <table:table-cell office:value-type="float" office:value="0.020125">
                <text:p>0.02012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249014">
                <text:p>0.249014</text:p>
              </table:table-cell>
              <table:table-cell office:value-type="float" office:value="0.123736">
                <text:p>0.123736</text:p>
              </table:table-cell>
              <table:table-cell office:value-type="float" office:value="0.023701">
                <text:p>0.023701</text:p>
              </table:table-cell>
              <table:table-cell office:value-type="float" office:value="0.022467">
                <text:p>0.022467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249014">
                <text:p>0.249014</text:p>
              </table:table-cell>
              <table:table-cell office:value-type="float" office:value="0.122754">
                <text:p>0.122754</text:p>
              </table:table-cell>
              <table:table-cell office:value-type="float" office:value="0.024444">
                <text:p>0.024444</text:p>
              </table:table-cell>
              <table:table-cell office:value-type="float" office:value="0.022981">
                <text:p>0.02298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222802">
                <text:p>0.222802</text:p>
              </table:table-cell>
              <table:table-cell office:value-type="float" office:value="0.121779">
                <text:p>0.121779</text:p>
              </table:table-cell>
              <table:table-cell office:value-type="float" office:value="0.025394">
                <text:p>0.025394</text:p>
              </table:table-cell>
              <table:table-cell office:value-type="float" office:value="0.019753">
                <text:p>0.01975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235908">
                <text:p>0.235908</text:p>
              </table:table-cell>
              <table:table-cell office:value-type="float" office:value="0.120813">
                <text:p>0.120813</text:p>
              </table:table-cell>
              <table:table-cell office:value-type="float" office:value="0.026269">
                <text:p>0.026269</text:p>
              </table:table-cell>
              <table:table-cell office:value-type="float" office:value="0.022068">
                <text:p>0.02206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235908">
                <text:p>0.235908</text:p>
              </table:table-cell>
              <table:table-cell office:value-type="float" office:value="0.119854">
                <text:p>0.119854</text:p>
              </table:table-cell>
              <table:table-cell office:value-type="float" office:value="0.026869">
                <text:p>0.026869</text:p>
              </table:table-cell>
              <table:table-cell office:value-type="float" office:value="0.022547">
                <text:p>0.02254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222802">
                <text:p>0.222802</text:p>
              </table:table-cell>
              <table:table-cell office:value-type="float" office:value="0.118903">
                <text:p>0.118903</text:p>
              </table:table-cell>
              <table:table-cell office:value-type="float" office:value="0.027788">
                <text:p>0.027788</text:p>
              </table:table-cell>
              <table:table-cell office:value-type="float" office:value="0.021156">
                <text:p>0.02115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222802">
                <text:p>0.222802</text:p>
              </table:table-cell>
              <table:table-cell office:value-type="float" office:value="0.117959">
                <text:p>0.117959</text:p>
              </table:table-cell>
              <table:table-cell office:value-type="float" office:value="0.028611">
                <text:p>0.028611</text:p>
              </table:table-cell>
              <table:table-cell office:value-type="float" office:value="0.021603">
                <text:p>0.02160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222802">
                <text:p>0.222802</text:p>
              </table:table-cell>
              <table:table-cell office:value-type="float" office:value="0.117023">
                <text:p>0.117023</text:p>
              </table:table-cell>
              <table:table-cell office:value-type="float" office:value="0.029286">
                <text:p>0.029286</text:p>
              </table:table-cell>
              <table:table-cell office:value-type="float" office:value="0.02205">
                <text:p>0.0220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235908">
                <text:p>0.235908</text:p>
              </table:table-cell>
              <table:table-cell office:value-type="float" office:value="0.116094">
                <text:p>0.116094</text:p>
              </table:table-cell>
              <table:table-cell office:value-type="float" office:value="0.02984">
                <text:p>0.02984</text:p>
              </table:table-cell>
              <table:table-cell office:value-type="float" office:value="0.024375">
                <text:p>0.02437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222802">
                <text:p>0.222802</text:p>
              </table:table-cell>
              <table:table-cell office:value-type="float" office:value="0.115173">
                <text:p>0.115173</text:p>
              </table:table-cell>
              <table:table-cell office:value-type="float" office:value="0.030028">
                <text:p>0.030028</text:p>
              </table:table-cell>
              <table:table-cell office:value-type="float" office:value="0.022998">
                <text:p>0.02299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235908">
                <text:p>0.235908</text:p>
              </table:table-cell>
              <table:table-cell office:value-type="float" office:value="0.114259">
                <text:p>0.114259</text:p>
              </table:table-cell>
              <table:table-cell office:value-type="float" office:value="0.03041">
                <text:p>0.03041</text:p>
              </table:table-cell>
              <table:table-cell office:value-type="float" office:value="0.025334">
                <text:p>0.025334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209696">
                <text:p>0.209696</text:p>
              </table:table-cell>
              <table:table-cell office:value-type="float" office:value="0.113352">
                <text:p>0.113352</text:p>
              </table:table-cell>
              <table:table-cell office:value-type="float" office:value="0.031048">
                <text:p>0.031048</text:p>
              </table:table-cell>
              <table:table-cell office:value-type="float" office:value="0.022084">
                <text:p>0.02208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222802">
                <text:p>0.222802</text:p>
              </table:table-cell>
              <table:table-cell office:value-type="float" office:value="0.112452">
                <text:p>0.112452</text:p>
              </table:table-cell>
              <table:table-cell office:value-type="float" office:value="0.031586">
                <text:p>0.031586</text:p>
              </table:table-cell>
              <table:table-cell office:value-type="float" office:value="0.024374">
                <text:p>0.02437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209696">
                <text:p>0.209696</text:p>
              </table:table-cell>
              <table:table-cell office:value-type="float" office:value="0.11156">
                <text:p>0.11156</text:p>
              </table:table-cell>
              <table:table-cell office:value-type="float" office:value="0.03217">
                <text:p>0.03217</text:p>
              </table:table-cell>
              <table:table-cell office:value-type="float" office:value="0.022951">
                <text:p>0.02295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222802">
                <text:p>0.222802</text:p>
              </table:table-cell>
              <table:table-cell office:value-type="float" office:value="0.110675">
                <text:p>0.110675</text:p>
              </table:table-cell>
              <table:table-cell office:value-type="float" office:value="0.032654">
                <text:p>0.032654</text:p>
              </table:table-cell>
              <table:table-cell office:value-type="float" office:value="0.02524">
                <text:p>0.0252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209696">
                <text:p>0.209696</text:p>
              </table:table-cell>
              <table:table-cell office:value-type="float" office:value="0.109796">
                <text:p>0.109796</text:p>
              </table:table-cell>
              <table:table-cell office:value-type="float" office:value="0.032975">
                <text:p>0.032975</text:p>
              </table:table-cell>
              <table:table-cell office:value-type="float" office:value="0.023827">
                <text:p>0.023827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209696">
                <text:p>0.209696</text:p>
              </table:table-cell>
              <table:table-cell office:value-type="float" office:value="0.108925">
                <text:p>0.108925</text:p>
              </table:table-cell>
              <table:table-cell office:value-type="float" office:value="0.033155">
                <text:p>0.033155</text:p>
              </table:table-cell>
              <table:table-cell office:value-type="float" office:value="0.024252">
                <text:p>0.02425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209696">
                <text:p>0.209696</text:p>
              </table:table-cell>
              <table:table-cell office:value-type="float" office:value="0.10806">
                <text:p>0.10806</text:p>
              </table:table-cell>
              <table:table-cell office:value-type="float" office:value="0.033333">
                <text:p>0.033333</text:p>
              </table:table-cell>
              <table:table-cell office:value-type="float" office:value="0.024679">
                <text:p>0.02467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209696">
                <text:p>0.209696</text:p>
              </table:table-cell>
              <table:table-cell office:value-type="float" office:value="0.107203">
                <text:p>0.107203</text:p>
              </table:table-cell>
              <table:table-cell office:value-type="float" office:value="0.033508">
                <text:p>0.033508</text:p>
              </table:table-cell>
              <table:table-cell office:value-type="float" office:value="0.025107">
                <text:p>0.025107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209696">
                <text:p>0.209696</text:p>
              </table:table-cell>
              <table:table-cell office:value-type="float" office:value="0.106352">
                <text:p>0.106352</text:p>
              </table:table-cell>
              <table:table-cell office:value-type="float" office:value="0.033616">
                <text:p>0.033616</text:p>
              </table:table-cell>
              <table:table-cell office:value-type="float" office:value="0.025539">
                <text:p>0.02553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209696">
                <text:p>0.209696</text:p>
              </table:table-cell>
              <table:table-cell office:value-type="float" office:value="0.105508">
                <text:p>0.105508</text:p>
              </table:table-cell>
              <table:table-cell office:value-type="float" office:value="0.033828">
                <text:p>0.033828</text:p>
              </table:table-cell>
              <table:table-cell office:value-type="float" office:value="0.025972">
                <text:p>0.02597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19659">
                <text:p>0.19659</text:p>
              </table:table-cell>
              <table:table-cell office:value-type="float" office:value="0.10467">
                <text:p>0.10467</text:p>
              </table:table-cell>
              <table:table-cell office:value-type="float" office:value="0.033918">
                <text:p>0.033918</text:p>
              </table:table-cell>
              <table:table-cell office:value-type="float" office:value="0.024532">
                <text:p>0.02453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222802">
                <text:p>0.222802</text:p>
              </table:table-cell>
              <table:table-cell office:value-type="float" office:value="0.10384">
                <text:p>0.10384</text:p>
              </table:table-cell>
              <table:table-cell office:value-type="float" office:value="0.033893">
                <text:p>0.033893</text:p>
              </table:table-cell>
              <table:table-cell office:value-type="float" office:value="0.028675">
                <text:p>0.02867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19659">
                <text:p>0.19659</text:p>
              </table:table-cell>
              <table:table-cell office:value-type="float" office:value="0.103016">
                <text:p>0.103016</text:p>
              </table:table-cell>
              <table:table-cell office:value-type="float" office:value="0.033747">
                <text:p>0.033747</text:p>
              </table:table-cell>
              <table:table-cell office:value-type="float" office:value="0.025403">
                <text:p>0.02540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209696">
                <text:p>0.209696</text:p>
              </table:table-cell>
              <table:table-cell office:value-type="float" office:value="0.102198">
                <text:p>0.102198</text:p>
              </table:table-cell>
              <table:table-cell office:value-type="float" office:value="0.033544">
                <text:p>0.033544</text:p>
              </table:table-cell>
              <table:table-cell office:value-type="float" office:value="0.027676">
                <text:p>0.027676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19659">
                <text:p>0.19659</text:p>
              </table:table-cell>
              <table:table-cell office:value-type="float" office:value="0.101387">
                <text:p>0.101387</text:p>
              </table:table-cell>
              <table:table-cell office:value-type="float" office:value="0.033066">
                <text:p>0.033066</text:p>
              </table:table-cell>
              <table:table-cell office:value-type="float" office:value="0.026239">
                <text:p>0.026239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19659">
                <text:p>0.19659</text:p>
              </table:table-cell>
              <table:table-cell office:value-type="float" office:value="0.100582">
                <text:p>0.100582</text:p>
              </table:table-cell>
              <table:table-cell office:value-type="float" office:value="0.032592">
                <text:p>0.032592</text:p>
              </table:table-cell>
              <table:table-cell office:value-type="float" office:value="0.026636">
                <text:p>0.02663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209696">
                <text:p>0.209696</text:p>
              </table:table-cell>
              <table:table-cell office:value-type="float" office:value="0.099784">
                <text:p>0.099784</text:p>
              </table:table-cell>
              <table:table-cell office:value-type="float" office:value="0.032037">
                <text:p>0.032037</text:p>
              </table:table-cell>
              <table:table-cell office:value-type="float" office:value="0.028909">
                <text:p>0.02890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222802">
                <text:p>0.222802</text:p>
              </table:table-cell>
              <table:table-cell office:value-type="float" office:value="0.098992">
                <text:p>0.098992</text:p>
              </table:table-cell>
              <table:table-cell office:value-type="float" office:value="0.031452">
                <text:p>0.031452</text:p>
              </table:table-cell>
              <table:table-cell office:value-type="float" office:value="0.031229">
                <text:p>0.03122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209696">
                <text:p>0.209696</text:p>
              </table:table-cell>
              <table:table-cell office:value-type="float" office:value="0.098206">
                <text:p>0.098206</text:p>
              </table:table-cell>
              <table:table-cell office:value-type="float" office:value="0.030912">
                <text:p>0.030912</text:p>
              </table:table-cell>
              <table:table-cell office:value-type="float" office:value="0.029849">
                <text:p>0.02984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19659">
                <text:p>0.19659</text:p>
              </table:table-cell>
              <table:table-cell office:value-type="float" office:value="0.097427">
                <text:p>0.097427</text:p>
              </table:table-cell>
              <table:table-cell office:value-type="float" office:value="0.030326">
                <text:p>0.030326</text:p>
              </table:table-cell>
              <table:table-cell office:value-type="float" office:value="0.028429">
                <text:p>0.02842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209696">
                <text:p>0.209696</text:p>
              </table:table-cell>
              <table:table-cell office:value-type="float" office:value="0.096654">
                <text:p>0.096654</text:p>
              </table:table-cell>
              <table:table-cell office:value-type="float" office:value="0.029629">
                <text:p>0.029629</text:p>
              </table:table-cell>
              <table:table-cell office:value-type="float" office:value="0.030709">
                <text:p>0.030709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209696">
                <text:p>0.209696</text:p>
              </table:table-cell>
              <table:table-cell office:value-type="float" office:value="0.095887">
                <text:p>0.095887</text:p>
              </table:table-cell>
              <table:table-cell office:value-type="float" office:value="0.029323">
                <text:p>0.029323</text:p>
              </table:table-cell>
              <table:table-cell office:value-type="float" office:value="0.031151">
                <text:p>0.031151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222802">
                <text:p>0.222802</text:p>
              </table:table-cell>
              <table:table-cell office:value-type="float" office:value="0.095126">
                <text:p>0.095126</text:p>
              </table:table-cell>
              <table:table-cell office:value-type="float" office:value="0.029343">
                <text:p>0.029343</text:p>
              </table:table-cell>
              <table:table-cell office:value-type="float" office:value="0.033473">
                <text:p>0.033473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222802">
                <text:p>0.222802</text:p>
              </table:table-cell>
              <table:table-cell office:value-type="float" office:value="0.094371">
                <text:p>0.094371</text:p>
              </table:table-cell>
              <table:table-cell office:value-type="float" office:value="0.029612">
                <text:p>0.029612</text:p>
              </table:table-cell>
              <table:table-cell office:value-type="float" office:value="0.033968">
                <text:p>0.03396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209696">
                <text:p>0.209696</text:p>
              </table:table-cell>
              <table:table-cell office:value-type="float" office:value="0.093622">
                <text:p>0.093622</text:p>
              </table:table-cell>
              <table:table-cell office:value-type="float" office:value="0.030275">
                <text:p>0.030275</text:p>
              </table:table-cell>
              <table:table-cell office:value-type="float" office:value="0.032592">
                <text:p>0.032592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209696">
                <text:p>0.209696</text:p>
              </table:table-cell>
              <table:table-cell office:value-type="float" office:value="0.092879">
                <text:p>0.092879</text:p>
              </table:table-cell>
              <table:table-cell office:value-type="float" office:value="0.031255">
                <text:p>0.031255</text:p>
              </table:table-cell>
              <table:table-cell office:value-type="float" office:value="0.033047">
                <text:p>0.033047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235908">
                <text:p>0.235908</text:p>
              </table:table-cell>
              <table:table-cell office:value-type="float" office:value="0.092141">
                <text:p>0.092141</text:p>
              </table:table-cell>
              <table:table-cell office:value-type="float" office:value="0.032257">
                <text:p>0.032257</text:p>
              </table:table-cell>
              <table:table-cell office:value-type="float" office:value="0.037247">
                <text:p>0.037247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209696">
                <text:p>0.209696</text:p>
              </table:table-cell>
              <table:table-cell office:value-type="float" office:value="0.09141">
                <text:p>0.09141</text:p>
              </table:table-cell>
              <table:table-cell office:value-type="float" office:value="0.033655">
                <text:p>0.033655</text:p>
              </table:table-cell>
              <table:table-cell office:value-type="float" office:value="0.034033">
                <text:p>0.03403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222802">
                <text:p>0.222802</text:p>
              </table:table-cell>
              <table:table-cell office:value-type="float" office:value="0.090685">
                <text:p>0.090685</text:p>
              </table:table-cell>
              <table:table-cell office:value-type="float" office:value="0.035285">
                <text:p>0.035285</text:p>
              </table:table-cell>
              <table:table-cell office:value-type="float" office:value="0.036366">
                <text:p>0.03636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222802">
                <text:p>0.222802</text:p>
              </table:table-cell>
              <table:table-cell office:value-type="float" office:value="0.089965">
                <text:p>0.089965</text:p>
              </table:table-cell>
              <table:table-cell office:value-type="float" office:value="0.03671">
                <text:p>0.03671</text:p>
              </table:table-cell>
              <table:table-cell office:value-type="float" office:value="0.036864">
                <text:p>0.03686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235908">
                <text:p>0.235908</text:p>
              </table:table-cell>
              <table:table-cell office:value-type="float" office:value="0.089251">
                <text:p>0.089251</text:p>
              </table:table-cell>
              <table:table-cell office:value-type="float" office:value="0.038261">
                <text:p>0.038261</text:p>
              </table:table-cell>
              <table:table-cell office:value-type="float" office:value="0.039239">
                <text:p>0.03923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209696">
                <text:p>0.209696</text:p>
              </table:table-cell>
              <table:table-cell office:value-type="float" office:value="0.088543">
                <text:p>0.088543</text:p>
              </table:table-cell>
              <table:table-cell office:value-type="float" office:value="0.03989">
                <text:p>0.03989</text:p>
              </table:table-cell>
              <table:table-cell office:value-type="float" office:value="0.036034">
                <text:p>0.03603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209696">
                <text:p>0.209696</text:p>
              </table:table-cell>
              <table:table-cell office:value-type="float" office:value="0.08784">
                <text:p>0.08784</text:p>
              </table:table-cell>
              <table:table-cell office:value-type="float" office:value="0.041532">
                <text:p>0.041532</text:p>
              </table:table-cell>
              <table:table-cell office:value-type="float" office:value="0.036496">
                <text:p>0.03649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209696">
                <text:p>0.209696</text:p>
              </table:table-cell>
              <table:table-cell office:value-type="float" office:value="0.087143">
                <text:p>0.087143</text:p>
              </table:table-cell>
              <table:table-cell office:value-type="float" office:value="0.043182">
                <text:p>0.043182</text:p>
              </table:table-cell>
              <table:table-cell office:value-type="float" office:value="0.036951">
                <text:p>0.03695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209696">
                <text:p>0.209696</text:p>
              </table:table-cell>
              <table:table-cell office:value-type="float" office:value="0.086451">
                <text:p>0.086451</text:p>
              </table:table-cell>
              <table:table-cell office:value-type="float" office:value="0.045004">
                <text:p>0.045004</text:p>
              </table:table-cell>
              <table:table-cell office:value-type="float" office:value="0.037408">
                <text:p>0.03740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209696">
                <text:p>0.209696</text:p>
              </table:table-cell>
              <table:table-cell office:value-type="float" office:value="0.085765">
                <text:p>0.085765</text:p>
              </table:table-cell>
              <table:table-cell office:value-type="float" office:value="0.04691">
                <text:p>0.04691</text:p>
              </table:table-cell>
              <table:table-cell office:value-type="float" office:value="0.037872">
                <text:p>0.03787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19659">
                <text:p>0.19659</text:p>
              </table:table-cell>
              <table:table-cell office:value-type="float" office:value="0.085084">
                <text:p>0.085084</text:p>
              </table:table-cell>
              <table:table-cell office:value-type="float" office:value="0.04891">
                <text:p>0.04891</text:p>
              </table:table-cell>
              <table:table-cell office:value-type="float" office:value="0.036468">
                <text:p>0.036468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19659">
                <text:p>0.19659</text:p>
              </table:table-cell>
              <table:table-cell office:value-type="float" office:value="0.084409">
                <text:p>0.084409</text:p>
              </table:table-cell>
              <table:table-cell office:value-type="float" office:value="0.051125">
                <text:p>0.051125</text:p>
              </table:table-cell>
              <table:table-cell office:value-type="float" office:value="0.036899">
                <text:p>0.03689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19659">
                <text:p>0.19659</text:p>
              </table:table-cell>
              <table:table-cell office:value-type="float" office:value="0.083739">
                <text:p>0.083739</text:p>
              </table:table-cell>
              <table:table-cell office:value-type="float" office:value="0.052317">
                <text:p>0.052317</text:p>
              </table:table-cell>
              <table:table-cell office:value-type="float" office:value="0.037331">
                <text:p>0.03733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19659">
                <text:p>0.19659</text:p>
              </table:table-cell>
              <table:table-cell office:value-type="float" office:value="0.083075">
                <text:p>0.083075</text:p>
              </table:table-cell>
              <table:table-cell office:value-type="float" office:value="0.052488">
                <text:p>0.052488</text:p>
              </table:table-cell>
              <table:table-cell office:value-type="float" office:value="0.037765">
                <text:p>0.03776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170378">
                <text:p>0.170378</text:p>
              </table:table-cell>
              <table:table-cell office:value-type="float" office:value="0.082415">
                <text:p>0.082415</text:p>
              </table:table-cell>
              <table:table-cell office:value-type="float" office:value="0.052802">
                <text:p>0.052802</text:p>
              </table:table-cell>
              <table:table-cell office:value-type="float" office:value="0.034453">
                <text:p>0.03445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183484">
                <text:p>0.183484</text:p>
              </table:table-cell>
              <table:table-cell office:value-type="float" office:value="0.081761">
                <text:p>0.081761</text:p>
              </table:table-cell>
              <table:table-cell office:value-type="float" office:value="0.052718">
                <text:p>0.052718</text:p>
              </table:table-cell>
              <table:table-cell office:value-type="float" office:value="0.036681">
                <text:p>0.03668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170378">
                <text:p>0.170378</text:p>
              </table:table-cell>
              <table:table-cell office:value-type="float" office:value="0.081112">
                <text:p>0.081112</text:p>
              </table:table-cell>
              <table:table-cell office:value-type="float" office:value="0.051312">
                <text:p>0.051312</text:p>
              </table:table-cell>
              <table:table-cell office:value-type="float" office:value="0.0352">
                <text:p>0.035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170378">
                <text:p>0.170378</text:p>
              </table:table-cell>
              <table:table-cell office:value-type="float" office:value="0.080468">
                <text:p>0.080468</text:p>
              </table:table-cell>
              <table:table-cell office:value-type="float" office:value="0.04997">
                <text:p>0.04997</text:p>
              </table:table-cell>
              <table:table-cell office:value-type="float" office:value="0.035557">
                <text:p>0.03555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170378">
                <text:p>0.170378</text:p>
              </table:table-cell>
              <table:table-cell office:value-type="float" office:value="0.07983">
                <text:p>0.07983</text:p>
              </table:table-cell>
              <table:table-cell office:value-type="float" office:value="0.048413">
                <text:p>0.048413</text:p>
              </table:table-cell>
              <table:table-cell office:value-type="float" office:value="0.035919">
                <text:p>0.03591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157272">
                <text:p>0.157272</text:p>
              </table:table-cell>
              <table:table-cell office:value-type="float" office:value="0.079196">
                <text:p>0.079196</text:p>
              </table:table-cell>
              <table:table-cell office:value-type="float" office:value="0.046869">
                <text:p>0.046869</text:p>
              </table:table-cell>
              <table:table-cell office:value-type="float" office:value="0.03441">
                <text:p>0.0344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170378">
                <text:p>0.170378</text:p>
              </table:table-cell>
              <table:table-cell office:value-type="float" office:value="0.078568">
                <text:p>0.078568</text:p>
              </table:table-cell>
              <table:table-cell office:value-type="float" office:value="0.045805">
                <text:p>0.045805</text:p>
              </table:table-cell>
              <table:table-cell office:value-type="float" office:value="0.036611">
                <text:p>0.03661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183484">
                <text:p>0.183484</text:p>
              </table:table-cell>
              <table:table-cell office:value-type="float" office:value="0.077944">
                <text:p>0.077944</text:p>
              </table:table-cell>
              <table:table-cell office:value-type="float" office:value="0.043902">
                <text:p>0.043902</text:p>
              </table:table-cell>
              <table:table-cell office:value-type="float" office:value="0.038856">
                <text:p>0.038856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170378">
                <text:p>0.170378</text:p>
              </table:table-cell>
              <table:table-cell office:value-type="float" office:value="0.077326">
                <text:p>0.077326</text:p>
              </table:table-cell>
              <table:table-cell office:value-type="float" office:value="0.041909">
                <text:p>0.041909</text:p>
              </table:table-cell>
              <table:table-cell office:value-type="float" office:value="0.037399">
                <text:p>0.037399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170378">
                <text:p>0.170378</text:p>
              </table:table-cell>
              <table:table-cell office:value-type="float" office:value="0.076712">
                <text:p>0.076712</text:p>
              </table:table-cell>
              <table:table-cell office:value-type="float" office:value="0.040158">
                <text:p>0.040158</text:p>
              </table:table-cell>
              <table:table-cell office:value-type="float" office:value="0.037776">
                <text:p>0.03777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19659">
                <text:p>0.19659</text:p>
              </table:table-cell>
              <table:table-cell office:value-type="float" office:value="0.076103">
                <text:p>0.076103</text:p>
              </table:table-cell>
              <table:table-cell office:value-type="float" office:value="0.038099">
                <text:p>0.038099</text:p>
              </table:table-cell>
              <table:table-cell office:value-type="float" office:value="0.041897">
                <text:p>0.041897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19659">
                <text:p>0.19659</text:p>
              </table:table-cell>
              <table:table-cell office:value-type="float" office:value="0.075499">
                <text:p>0.075499</text:p>
              </table:table-cell>
              <table:table-cell office:value-type="float" office:value="0.035928">
                <text:p>0.035928</text:p>
              </table:table-cell>
              <table:table-cell office:value-type="float" office:value="0.04235">
                <text:p>0.0423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183484">
                <text:p>0.183484</text:p>
              </table:table-cell>
              <table:table-cell office:value-type="float" office:value="0.0749">
                <text:p>0.0749</text:p>
              </table:table-cell>
              <table:table-cell office:value-type="float" office:value="0.033759">
                <text:p>0.033759</text:p>
              </table:table-cell>
              <table:table-cell office:value-type="float" office:value="0.040932">
                <text:p>0.04093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183484">
                <text:p>0.183484</text:p>
              </table:table-cell>
              <table:table-cell office:value-type="float" office:value="0.074305">
                <text:p>0.074305</text:p>
              </table:table-cell>
              <table:table-cell office:value-type="float" office:value="0.031538">
                <text:p>0.031538</text:p>
              </table:table-cell>
              <table:table-cell office:value-type="float" office:value="0.041343">
                <text:p>0.041343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170378">
                <text:p>0.170378</text:p>
              </table:table-cell>
              <table:table-cell office:value-type="float" office:value="0.073716">
                <text:p>0.073716</text:p>
              </table:table-cell>
              <table:table-cell office:value-type="float" office:value="0.03024">
                <text:p>0.03024</text:p>
              </table:table-cell>
              <table:table-cell office:value-type="float" office:value="0.03987">
                <text:p>0.03987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19659">
                <text:p>0.19659</text:p>
              </table:table-cell>
              <table:table-cell office:value-type="float" office:value="0.073131">
                <text:p>0.073131</text:p>
              </table:table-cell>
              <table:table-cell office:value-type="float" office:value="0.030216">
                <text:p>0.030216</text:p>
              </table:table-cell>
              <table:table-cell office:value-type="float" office:value="0.043978">
                <text:p>0.04397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209696">
                <text:p>0.209696</text:p>
              </table:table-cell>
              <table:table-cell office:value-type="float" office:value="0.07255">
                <text:p>0.07255</text:p>
              </table:table-cell>
              <table:table-cell office:value-type="float" office:value="0.031508">
                <text:p>0.031508</text:p>
              </table:table-cell>
              <table:table-cell office:value-type="float" office:value="0.0463">
                <text:p>0.0463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222802">
                <text:p>0.222802</text:p>
              </table:table-cell>
              <table:table-cell office:value-type="float" office:value="0.071974">
                <text:p>0.071974</text:p>
              </table:table-cell>
              <table:table-cell office:value-type="float" office:value="0.033522">
                <text:p>0.033522</text:p>
              </table:table-cell>
              <table:table-cell office:value-type="float" office:value="0.048679">
                <text:p>0.04867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235908">
                <text:p>0.235908</text:p>
              </table:table-cell>
              <table:table-cell office:value-type="float" office:value="0.071403">
                <text:p>0.071403</text:p>
              </table:table-cell>
              <table:table-cell office:value-type="float" office:value="0.036113">
                <text:p>0.036113</text:p>
              </table:table-cell>
              <table:table-cell office:value-type="float" office:value="0.051108">
                <text:p>0.05110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235908">
                <text:p>0.235908</text:p>
              </table:table-cell>
              <table:table-cell office:value-type="float" office:value="0.070836">
                <text:p>0.070836</text:p>
              </table:table-cell>
              <table:table-cell office:value-type="float" office:value="0.039736">
                <text:p>0.039736</text:p>
              </table:table-cell>
              <table:table-cell office:value-type="float" office:value="0.051703">
                <text:p>0.05170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235908">
                <text:p>0.235908</text:p>
              </table:table-cell>
              <table:table-cell office:value-type="float" office:value="0.070274">
                <text:p>0.070274</text:p>
              </table:table-cell>
              <table:table-cell office:value-type="float" office:value="0.042966">
                <text:p>0.042966</text:p>
              </table:table-cell>
              <table:table-cell office:value-type="float" office:value="0.052289">
                <text:p>0.05228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222802">
                <text:p>0.222802</text:p>
              </table:table-cell>
              <table:table-cell office:value-type="float" office:value="0.069717">
                <text:p>0.069717</text:p>
              </table:table-cell>
              <table:table-cell office:value-type="float" office:value="0.046435">
                <text:p>0.046435</text:p>
              </table:table-cell>
              <table:table-cell office:value-type="float" office:value="0.050987">
                <text:p>0.050987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222802">
                <text:p>0.222802</text:p>
              </table:table-cell>
              <table:table-cell office:value-type="float" office:value="0.069163">
                <text:p>0.069163</text:p>
              </table:table-cell>
              <table:table-cell office:value-type="float" office:value="0.04991">
                <text:p>0.04991</text:p>
              </table:table-cell>
              <table:table-cell office:value-type="float" office:value="0.051507">
                <text:p>0.051507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222802">
                <text:p>0.222802</text:p>
              </table:table-cell>
              <table:table-cell office:value-type="float" office:value="0.068614">
                <text:p>0.068614</text:p>
              </table:table-cell>
              <table:table-cell office:value-type="float" office:value="0.053468">
                <text:p>0.053468</text:p>
              </table:table-cell>
              <table:table-cell office:value-type="float" office:value="0.052022">
                <text:p>0.052022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222802">
                <text:p>0.222802</text:p>
              </table:table-cell>
              <table:table-cell office:value-type="float" office:value="0.06807">
                <text:p>0.06807</text:p>
              </table:table-cell>
              <table:table-cell office:value-type="float" office:value="0.057131">
                <text:p>0.057131</text:p>
              </table:table-cell>
              <table:table-cell office:value-type="float" office:value="0.052543">
                <text:p>0.052543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19659">
                <text:p>0.19659</text:p>
              </table:table-cell>
              <table:table-cell office:value-type="float" office:value="0.06753">
                <text:p>0.06753</text:p>
              </table:table-cell>
              <table:table-cell office:value-type="float" office:value="0.060953">
                <text:p>0.060953</text:p>
              </table:table-cell>
              <table:table-cell office:value-type="float" office:value="0.049324">
                <text:p>0.049324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19659">
                <text:p>0.19659</text:p>
              </table:table-cell>
              <table:table-cell office:value-type="float" office:value="0.066994">
                <text:p>0.066994</text:p>
              </table:table-cell>
              <table:table-cell office:value-type="float" office:value="0.064876">
                <text:p>0.064876</text:p>
              </table:table-cell>
              <table:table-cell office:value-type="float" office:value="0.049779">
                <text:p>0.049779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170378">
                <text:p>0.170378</text:p>
              </table:table-cell>
              <table:table-cell office:value-type="float" office:value="0.066462">
                <text:p>0.066462</text:p>
              </table:table-cell>
              <table:table-cell office:value-type="float" office:value="0.069007">
                <text:p>0.069007</text:p>
              </table:table-cell>
              <table:table-cell office:value-type="float" office:value="0.046485">
                <text:p>0.04648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183484">
                <text:p>0.183484</text:p>
              </table:table-cell>
              <table:table-cell office:value-type="float" office:value="0.065934">
                <text:p>0.065934</text:p>
              </table:table-cell>
              <table:table-cell office:value-type="float" office:value="0.073274">
                <text:p>0.073274</text:p>
              </table:table-cell>
              <table:table-cell office:value-type="float" office:value="0.048737">
                <text:p>0.048737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183484">
                <text:p>0.183484</text:p>
              </table:table-cell>
              <table:table-cell office:value-type="float" office:value="0.065411">
                <text:p>0.065411</text:p>
              </table:table-cell>
              <table:table-cell office:value-type="float" office:value="0.07714">
                <text:p>0.07714</text:p>
              </table:table-cell>
              <table:table-cell office:value-type="float" office:value="0.049162">
                <text:p>0.04916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157272">
                <text:p>0.157272</text:p>
              </table:table-cell>
              <table:table-cell office:value-type="float" office:value="0.064892">
                <text:p>0.064892</text:p>
              </table:table-cell>
              <table:table-cell office:value-type="float" office:value="0.080119">
                <text:p>0.080119</text:p>
              </table:table-cell>
              <table:table-cell office:value-type="float" office:value="0.045849">
                <text:p>0.04584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144166">
                <text:p>0.144166</text:p>
              </table:table-cell>
              <table:table-cell office:value-type="float" office:value="0.064377">
                <text:p>0.064377</text:p>
              </table:table-cell>
              <table:table-cell office:value-type="float" office:value="0.082277">
                <text:p>0.082277</text:p>
              </table:table-cell>
              <table:table-cell office:value-type="float" office:value="0.044332">
                <text:p>0.044332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13106">
                <text:p>0.13106</text:p>
              </table:table-cell>
              <table:table-cell office:value-type="float" office:value="0.063866">
                <text:p>0.063866</text:p>
              </table:table-cell>
              <table:table-cell office:value-type="float" office:value="0.081748">
                <text:p>0.081748</text:p>
              </table:table-cell>
              <table:table-cell office:value-type="float" office:value="0.042768">
                <text:p>0.042768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13106">
                <text:p>0.13106</text:p>
              </table:table-cell>
              <table:table-cell office:value-type="float" office:value="0.063359">
                <text:p>0.063359</text:p>
              </table:table-cell>
              <table:table-cell office:value-type="float" office:value="0.080138">
                <text:p>0.080138</text:p>
              </table:table-cell>
              <table:table-cell office:value-type="float" office:value="0.043034">
                <text:p>0.04303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052424">
                <text:p>0.052424</text:p>
              </table:table-cell>
              <table:table-cell office:value-type="float" office:value="0.062856">
                <text:p>0.062856</text:p>
              </table:table-cell>
              <table:table-cell office:value-type="float" office:value="0.078834">
                <text:p>0.078834</text:p>
              </table:table-cell>
              <table:table-cell office:value-type="float" office:value="0.032053">
                <text:p>0.03205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091742">
                <text:p>0.091742</text:p>
              </table:table-cell>
              <table:table-cell office:value-type="float" office:value="0.062357">
                <text:p>0.062357</text:p>
              </table:table-cell>
              <table:table-cell office:value-type="float" office:value="0.077041">
                <text:p>0.077041</text:p>
              </table:table-cell>
              <table:table-cell office:value-type="float" office:value="0.037698">
                <text:p>0.03769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117954">
                <text:p>0.117954</text:p>
              </table:table-cell>
              <table:table-cell office:value-type="float" office:value="0.061863">
                <text:p>0.061863</text:p>
              </table:table-cell>
              <table:table-cell office:value-type="float" office:value="0.074204">
                <text:p>0.074204</text:p>
              </table:table-cell>
              <table:table-cell office:value-type="float" office:value="0.041594">
                <text:p>0.041594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091742">
                <text:p>0.091742</text:p>
              </table:table-cell>
              <table:table-cell office:value-type="float" office:value="0.061372">
                <text:p>0.061372</text:p>
              </table:table-cell>
              <table:table-cell office:value-type="float" office:value="0.071398">
                <text:p>0.071398</text:p>
              </table:table-cell>
              <table:table-cell office:value-type="float" office:value="0.038101">
                <text:p>0.03810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091742">
                <text:p>0.091742</text:p>
              </table:table-cell>
              <table:table-cell office:value-type="float" office:value="0.060884">
                <text:p>0.060884</text:p>
              </table:table-cell>
              <table:table-cell office:value-type="float" office:value="0.06843">
                <text:p>0.06843</text:p>
              </table:table-cell>
              <table:table-cell office:value-type="float" office:value="0.038294">
                <text:p>0.038294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078636">
                <text:p>0.078636</text:p>
              </table:table-cell>
              <table:table-cell office:value-type="float" office:value="0.060401">
                <text:p>0.060401</text:p>
              </table:table-cell>
              <table:table-cell office:value-type="float" office:value="0.065662">
                <text:p>0.065662</text:p>
              </table:table-cell>
              <table:table-cell office:value-type="float" office:value="0.036605">
                <text:p>0.03660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078636">
                <text:p>0.078636</text:p>
              </table:table-cell>
              <table:table-cell office:value-type="float" office:value="0.059922">
                <text:p>0.059922</text:p>
              </table:table-cell>
              <table:table-cell office:value-type="float" office:value="0.06285">
                <text:p>0.06285</text:p>
              </table:table-cell>
              <table:table-cell office:value-type="float" office:value="0.036738">
                <text:p>0.03673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091742">
                <text:p>0.091742</text:p>
              </table:table-cell>
              <table:table-cell office:value-type="float" office:value="0.059446">
                <text:p>0.059446</text:p>
              </table:table-cell>
              <table:table-cell office:value-type="float" office:value="0.059995">
                <text:p>0.059995</text:p>
              </table:table-cell>
              <table:table-cell office:value-type="float" office:value="0.038736">
                <text:p>0.03873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091742">
                <text:p>0.091742</text:p>
              </table:table-cell>
              <table:table-cell office:value-type="float" office:value="0.058975">
                <text:p>0.058975</text:p>
              </table:table-cell>
              <table:table-cell office:value-type="float" office:value="0.057054">
                <text:p>0.057054</text:p>
              </table:table-cell>
              <table:table-cell office:value-type="float" office:value="0.038902">
                <text:p>0.038902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091742">
                <text:p>0.091742</text:p>
              </table:table-cell>
              <table:table-cell office:value-type="float" office:value="0.058506">
                <text:p>0.058506</text:p>
              </table:table-cell>
              <table:table-cell office:value-type="float" office:value="0.053984">
                <text:p>0.053984</text:p>
              </table:table-cell>
              <table:table-cell office:value-type="float" office:value="0.039072">
                <text:p>0.039072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091742">
                <text:p>0.091742</text:p>
              </table:table-cell>
              <table:table-cell office:value-type="float" office:value="0.058042">
                <text:p>0.058042</text:p>
              </table:table-cell>
              <table:table-cell office:value-type="float" office:value="0.050748">
                <text:p>0.050748</text:p>
              </table:table-cell>
              <table:table-cell office:value-type="float" office:value="0.039243">
                <text:p>0.03924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06553">
                <text:p>0.06553</text:p>
              </table:table-cell>
              <table:table-cell office:value-type="float" office:value="0.057581">
                <text:p>0.057581</text:p>
              </table:table-cell>
              <table:table-cell office:value-type="float" office:value="0.048816">
                <text:p>0.048816</text:p>
              </table:table-cell>
              <table:table-cell office:value-type="float" office:value="0.035663">
                <text:p>0.03566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117954">
                <text:p>0.117954</text:p>
              </table:table-cell>
              <table:table-cell office:value-type="float" office:value="0.057124">
                <text:p>0.057124</text:p>
              </table:table-cell>
              <table:table-cell office:value-type="float" office:value="0.048605">
                <text:p>0.048605</text:p>
              </table:table-cell>
              <table:table-cell office:value-type="float" office:value="0.043244">
                <text:p>0.043244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13106">
                <text:p>0.13106</text:p>
              </table:table-cell>
              <table:table-cell office:value-type="float" office:value="0.056671">
                <text:p>0.056671</text:p>
              </table:table-cell>
              <table:table-cell office:value-type="float" office:value="0.049051">
                <text:p>0.049051</text:p>
              </table:table-cell>
              <table:table-cell office:value-type="float" office:value="0.04537">
                <text:p>0.04537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104848">
                <text:p>0.104848</text:p>
              </table:table-cell>
              <table:table-cell office:value-type="float" office:value="0.056221">
                <text:p>0.056221</text:p>
              </table:table-cell>
              <table:table-cell office:value-type="float" office:value="0.049815">
                <text:p>0.049815</text:p>
              </table:table-cell>
              <table:table-cell office:value-type="float" office:value="0.041926">
                <text:p>0.04192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117954">
                <text:p>0.117954</text:p>
              </table:table-cell>
              <table:table-cell office:value-type="float" office:value="0.055775">
                <text:p>0.055775</text:p>
              </table:table-cell>
              <table:table-cell office:value-type="float" office:value="0.05134">
                <text:p>0.05134</text:p>
              </table:table-cell>
              <table:table-cell office:value-type="float" office:value="0.044023">
                <text:p>0.044023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144166">
                <text:p>0.144166</text:p>
              </table:table-cell>
              <table:table-cell office:value-type="float" office:value="0.055332">
                <text:p>0.055332</text:p>
              </table:table-cell>
              <table:table-cell office:value-type="float" office:value="0.053106">
                <text:p>0.053106</text:p>
              </table:table-cell>
              <table:table-cell office:value-type="float" office:value="0.048023">
                <text:p>0.048023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104848">
                <text:p>0.104848</text:p>
              </table:table-cell>
              <table:table-cell office:value-type="float" office:value="0.054893">
                <text:p>0.054893</text:p>
              </table:table-cell>
              <table:table-cell office:value-type="float" office:value="0.054878">
                <text:p>0.054878</text:p>
              </table:table-cell>
              <table:table-cell office:value-type="float" office:value="0.042728">
                <text:p>0.042728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091742">
                <text:p>0.091742</text:p>
              </table:table-cell>
              <table:table-cell office:value-type="float" office:value="0.054458">
                <text:p>0.054458</text:p>
              </table:table-cell>
              <table:table-cell office:value-type="float" office:value="0.057013">
                <text:p>0.057013</text:p>
              </table:table-cell>
              <table:table-cell office:value-type="float" office:value="0.041054">
                <text:p>0.04105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117954">
                <text:p>0.117954</text:p>
              </table:table-cell>
              <table:table-cell office:value-type="float" office:value="0.054025">
                <text:p>0.054025</text:p>
              </table:table-cell>
              <table:table-cell office:value-type="float" office:value="0.059014">
                <text:p>0.059014</text:p>
              </table:table-cell>
              <table:table-cell office:value-type="float" office:value="0.044953">
                <text:p>0.044953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104848">
                <text:p>0.104848</text:p>
              </table:table-cell>
              <table:table-cell office:value-type="float" office:value="0.053597">
                <text:p>0.053597</text:p>
              </table:table-cell>
              <table:table-cell office:value-type="float" office:value="0.061077">
                <text:p>0.061077</text:p>
              </table:table-cell>
              <table:table-cell office:value-type="float" office:value="0.043313">
                <text:p>0.043313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091742">
                <text:p>0.091742</text:p>
              </table:table-cell>
              <table:table-cell office:value-type="float" office:value="0.053171">
                <text:p>0.053171</text:p>
              </table:table-cell>
              <table:table-cell office:value-type="float" office:value="0.063299">
                <text:p>0.063299</text:p>
              </table:table-cell>
              <table:table-cell office:value-type="float" office:value="0.041647">
                <text:p>0.041647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078636">
                <text:p>0.078636</text:p>
              </table:table-cell>
              <table:table-cell office:value-type="float" office:value="0.052749">
                <text:p>0.052749</text:p>
              </table:table-cell>
              <table:table-cell office:value-type="float" office:value="0.065602">
                <text:p>0.065602</text:p>
              </table:table-cell>
              <table:table-cell office:value-type="float" office:value="0.039945">
                <text:p>0.03994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078636">
                <text:p>0.078636</text:p>
              </table:table-cell>
              <table:table-cell office:value-type="float" office:value="0.052331">
                <text:p>0.052331</text:p>
              </table:table-cell>
              <table:table-cell office:value-type="float" office:value="0.067898">
                <text:p>0.067898</text:p>
              </table:table-cell>
              <table:table-cell office:value-type="float" office:value="0.040077">
                <text:p>0.040077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078636">
                <text:p>0.078636</text:p>
              </table:table-cell>
              <table:table-cell office:value-type="float" office:value="0.051915">
                <text:p>0.051915</text:p>
              </table:table-cell>
              <table:table-cell office:value-type="float" office:value="0.070325">
                <text:p>0.070325</text:p>
              </table:table-cell>
              <table:table-cell office:value-type="float" office:value="0.040212">
                <text:p>0.04021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06553">
                <text:p>0.06553</text:p>
              </table:table-cell>
              <table:table-cell office:value-type="float" office:value="0.051503">
                <text:p>0.051503</text:p>
              </table:table-cell>
              <table:table-cell office:value-type="float" office:value="0.072837">
                <text:p>0.072837</text:p>
              </table:table-cell>
              <table:table-cell office:value-type="float" office:value="0.038478">
                <text:p>0.03847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039318">
                <text:p>0.039318</text:p>
              </table:table-cell>
              <table:table-cell office:value-type="float" office:value="0.051095">
                <text:p>0.051095</text:p>
              </table:table-cell>
              <table:table-cell office:value-type="float" office:value="0.074928">
                <text:p>0.074928</text:p>
              </table:table-cell>
              <table:table-cell office:value-type="float" office:value="0.034831">
                <text:p>0.03483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052424">
                <text:p>0.052424</text:p>
              </table:table-cell>
              <table:table-cell office:value-type="float" office:value="0.050689">
                <text:p>0.050689</text:p>
              </table:table-cell>
              <table:table-cell office:value-type="float" office:value="0.07543">
                <text:p>0.07543</text:p>
              </table:table-cell>
              <table:table-cell office:value-type="float" office:value="0.036724">
                <text:p>0.036724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052424">
                <text:p>0.052424</text:p>
              </table:table-cell>
              <table:table-cell office:value-type="float" office:value="0.050287">
                <text:p>0.050287</text:p>
              </table:table-cell>
              <table:table-cell office:value-type="float" office:value="0.075472">
                <text:p>0.075472</text:p>
              </table:table-cell>
              <table:table-cell office:value-type="float" office:value="0.036784">
                <text:p>0.03678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013106">
                <text:p>0.013106</text:p>
              </table:table-cell>
              <table:table-cell office:value-type="float" office:value="0.049888">
                <text:p>0.049888</text:p>
              </table:table-cell>
              <table:table-cell office:value-type="float" office:value="0.074705">
                <text:p>0.074705</text:p>
              </table:table-cell>
              <table:table-cell office:value-type="float" office:value="0.031227">
                <text:p>0.031227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">
                <text:p>0</text:p>
              </table:table-cell>
              <table:table-cell office:value-type="float" office:value="0.049492">
                <text:p>0.049492</text:p>
              </table:table-cell>
              <table:table-cell office:value-type="float" office:value="0.073613">
                <text:p>0.073613</text:p>
              </table:table-cell>
              <table:table-cell office:value-type="float" office:value="0.029297">
                <text:p>0.02929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">
                <text:p>0</text:p>
              </table:table-cell>
              <table:table-cell office:value-type="float" office:value="0.049099">
                <text:p>0.049099</text:p>
              </table:table-cell>
              <table:table-cell office:value-type="float" office:value="0.071239">
                <text:p>0.071239</text:p>
              </table:table-cell>
              <table:table-cell office:value-type="float" office:value="0.029194">
                <text:p>0.029194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48709">
                <text:p>0.048709</text:p>
              </table:table-cell>
              <table:table-cell office:value-type="float" office:value="0.068129">
                <text:p>0.068129</text:p>
              </table:table-cell>
              <table:table-cell office:value-type="float" office:value="0.027218">
                <text:p>0.027218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">
                <text:p>0</text:p>
              </table:table-cell>
              <table:table-cell office:value-type="float" office:value="0.048323">
                <text:p>0.048323</text:p>
              </table:table-cell>
              <table:table-cell office:value-type="float" office:value="0.065586">
                <text:p>0.065586</text:p>
              </table:table-cell>
              <table:table-cell office:value-type="float" office:value="0.028962">
                <text:p>0.02896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">
                <text:p>0</text:p>
              </table:table-cell>
              <table:table-cell office:value-type="float" office:value="0.047939">
                <text:p>0.047939</text:p>
              </table:table-cell>
              <table:table-cell office:value-type="float" office:value="0.063935">
                <text:p>0.063935</text:p>
              </table:table-cell>
              <table:table-cell office:value-type="float" office:value="0.028883">
                <text:p>0.02888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">
                <text:p>0</text:p>
              </table:table-cell>
              <table:table-cell office:value-type="float" office:value="0.047559">
                <text:p>0.047559</text:p>
              </table:table-cell>
              <table:table-cell office:value-type="float" office:value="0.06244">
                <text:p>0.06244</text:p>
              </table:table-cell>
              <table:table-cell office:value-type="float" office:value="0.028814">
                <text:p>0.028814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">
                <text:p>0</text:p>
              </table:table-cell>
              <table:table-cell office:value-type="float" office:value="0.047181">
                <text:p>0.047181</text:p>
              </table:table-cell>
              <table:table-cell office:value-type="float" office:value="0.060862">
                <text:p>0.060862</text:p>
              </table:table-cell>
              <table:table-cell office:value-type="float" office:value="0.028746">
                <text:p>0.02874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">
                <text:p>0</text:p>
              </table:table-cell>
              <table:table-cell office:value-type="float" office:value="0.046807">
                <text:p>0.046807</text:p>
              </table:table-cell>
              <table:table-cell office:value-type="float" office:value="0.059523">
                <text:p>0.059523</text:p>
              </table:table-cell>
              <table:table-cell office:value-type="float" office:value="0.028673">
                <text:p>0.02867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">
                <text:p>0</text:p>
              </table:table-cell>
              <table:table-cell office:value-type="float" office:value="0.046435">
                <text:p>0.046435</text:p>
              </table:table-cell>
              <table:table-cell office:value-type="float" office:value="0.058538">
                <text:p>0.058538</text:p>
              </table:table-cell>
              <table:table-cell office:value-type="float" office:value="0.028592">
                <text:p>0.028592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-0.117954">
                <text:p>-0.117954</text:p>
              </table:table-cell>
              <table:table-cell office:value-type="float" office:value="0.046067">
                <text:p>0.046067</text:p>
              </table:table-cell>
              <table:table-cell office:value-type="float" office:value="0.057651">
                <text:p>0.057651</text:p>
              </table:table-cell>
              <table:table-cell office:value-type="float" office:value="0.011628">
                <text:p>0.011628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026212">
                <text:p>0.026212</text:p>
              </table:table-cell>
              <table:table-cell office:value-type="float" office:value="0.045701">
                <text:p>0.045701</text:p>
              </table:table-cell>
              <table:table-cell office:value-type="float" office:value="0.056794">
                <text:p>0.056794</text:p>
              </table:table-cell>
              <table:table-cell office:value-type="float" office:value="0.031774">
                <text:p>0.03177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06553">
                <text:p>0.06553</text:p>
              </table:table-cell>
              <table:table-cell office:value-type="float" office:value="0.045338">
                <text:p>0.045338</text:p>
              </table:table-cell>
              <table:table-cell office:value-type="float" office:value="0.056154">
                <text:p>0.056154</text:p>
              </table:table-cell>
              <table:table-cell office:value-type="float" office:value="0.03738">
                <text:p>0.03738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013106">
                <text:p>0.013106</text:p>
              </table:table-cell>
              <table:table-cell office:value-type="float" office:value="0.044979">
                <text:p>0.044979</text:p>
              </table:table-cell>
              <table:table-cell office:value-type="float" office:value="0.055456">
                <text:p>0.055456</text:p>
              </table:table-cell>
              <table:table-cell office:value-type="float" office:value="0.030035">
                <text:p>0.03003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44622">
                <text:p>0.044622</text:p>
              </table:table-cell>
              <table:table-cell office:value-type="float" office:value="0.055175">
                <text:p>0.055175</text:p>
              </table:table-cell>
              <table:table-cell office:value-type="float" office:value="0.022537">
                <text:p>0.02253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44267">
                <text:p>0.044267</text:p>
              </table:table-cell>
              <table:table-cell office:value-type="float" office:value="0.055326">
                <text:p>0.055326</text:p>
              </table:table-cell>
              <table:table-cell office:value-type="float" office:value="0.022332">
                <text:p>0.022332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">
                <text:p>0</text:p>
              </table:table-cell>
              <table:table-cell office:value-type="float" office:value="0.043916">
                <text:p>0.043916</text:p>
              </table:table-cell>
              <table:table-cell office:value-type="float" office:value="0.055331">
                <text:p>0.055331</text:p>
              </table:table-cell>
              <table:table-cell office:value-type="float" office:value="0.027718">
                <text:p>0.02771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43568">
                <text:p>0.043568</text:p>
              </table:table-cell>
              <table:table-cell office:value-type="float" office:value="0.055341">
                <text:p>0.055341</text:p>
              </table:table-cell>
              <table:table-cell office:value-type="float" office:value="0.025734">
                <text:p>0.025734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43222">
                <text:p>0.043222</text:p>
              </table:table-cell>
              <table:table-cell office:value-type="float" office:value="0.055318">
                <text:p>0.055318</text:p>
              </table:table-cell>
              <table:table-cell office:value-type="float" office:value="0.023734">
                <text:p>0.023734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42879">
                <text:p>0.042879</text:p>
              </table:table-cell>
              <table:table-cell office:value-type="float" office:value="0.055341">
                <text:p>0.055341</text:p>
              </table:table-cell>
              <table:table-cell office:value-type="float" office:value="0.021702">
                <text:p>0.02170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">
                <text:p>0</text:p>
              </table:table-cell>
              <table:table-cell office:value-type="float" office:value="0.042538">
                <text:p>0.042538</text:p>
              </table:table-cell>
              <table:table-cell office:value-type="float" office:value="0.055596">
                <text:p>0.055596</text:p>
              </table:table-cell>
              <table:table-cell office:value-type="float" office:value="0.027129">
                <text:p>0.02712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42201">
                <text:p>0.042201</text:p>
              </table:table-cell>
              <table:table-cell office:value-type="float" office:value="0.054945">
                <text:p>0.054945</text:p>
              </table:table-cell>
              <table:table-cell office:value-type="float" office:value="0.021435">
                <text:p>0.02143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41866">
                <text:p>0.041866</text:p>
              </table:table-cell>
              <table:table-cell office:value-type="float" office:value="0.054476">
                <text:p>0.054476</text:p>
              </table:table-cell>
              <table:table-cell office:value-type="float" office:value="0.021246">
                <text:p>0.021246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41534">
                <text:p>0.041534</text:p>
              </table:table-cell>
              <table:table-cell office:value-type="float" office:value="0.053167">
                <text:p>0.053167</text:p>
              </table:table-cell>
              <table:table-cell office:value-type="float" office:value="0.019174">
                <text:p>0.019174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-0.06553">
                <text:p>-0.06553</text:p>
              </table:table-cell>
              <table:table-cell office:value-type="float" office:value="0.041204">
                <text:p>0.041204</text:p>
              </table:table-cell>
              <table:table-cell office:value-type="float" office:value="0.051084">
                <text:p>0.051084</text:p>
              </table:table-cell>
              <table:table-cell office:value-type="float" office:value="0.017054">
                <text:p>0.017054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40877">
                <text:p>0.040877</text:p>
              </table:table-cell>
              <table:table-cell office:value-type="float" office:value="0.049213">
                <text:p>0.049213</text:p>
              </table:table-cell>
              <table:table-cell office:value-type="float" office:value="0.014892">
                <text:p>0.014892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-0.06553">
                <text:p>-0.06553</text:p>
              </table:table-cell>
              <table:table-cell office:value-type="float" office:value="0.040553">
                <text:p>0.040553</text:p>
              </table:table-cell>
              <table:table-cell office:value-type="float" office:value="0.046657">
                <text:p>0.046657</text:p>
              </table:table-cell>
              <table:table-cell office:value-type="float" office:value="0.016442">
                <text:p>0.01644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40231">
                <text:p>0.040231</text:p>
              </table:table-cell>
              <table:table-cell office:value-type="float" office:value="0.043908">
                <text:p>0.043908</text:p>
              </table:table-cell>
              <table:table-cell office:value-type="float" office:value="0.012419">
                <text:p>0.01241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39911">
                <text:p>0.039911</text:p>
              </table:table-cell>
              <table:table-cell office:value-type="float" office:value="0.041606">
                <text:p>0.041606</text:p>
              </table:table-cell>
              <table:table-cell office:value-type="float" office:value="0.012071">
                <text:p>0.01207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39595">
                <text:p>0.039595</text:p>
              </table:table-cell>
              <table:table-cell office:value-type="float" office:value="0.039095">
                <text:p>0.039095</text:p>
              </table:table-cell>
              <table:table-cell office:value-type="float" office:value="0.013602">
                <text:p>0.013602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3928">
                <text:p>0.03928</text:p>
              </table:table-cell>
              <table:table-cell office:value-type="float" office:value="0.035487">
                <text:p>0.035487</text:p>
              </table:table-cell>
              <table:table-cell office:value-type="float" office:value="0.013304">
                <text:p>0.01330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38969">
                <text:p>0.038969</text:p>
              </table:table-cell>
              <table:table-cell office:value-type="float" office:value="0.032863">
                <text:p>0.032863</text:p>
              </table:table-cell>
              <table:table-cell office:value-type="float" office:value="0.011136">
                <text:p>0.01113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38659">
                <text:p>0.038659</text:p>
              </table:table-cell>
              <table:table-cell office:value-type="float" office:value="0.030216">
                <text:p>0.030216</text:p>
              </table:table-cell>
              <table:table-cell office:value-type="float" office:value="0.010799">
                <text:p>0.010799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38353">
                <text:p>0.038353</text:p>
              </table:table-cell>
              <table:table-cell office:value-type="float" office:value="0.02753">
                <text:p>0.02753</text:p>
              </table:table-cell>
              <table:table-cell office:value-type="float" office:value="0.010454">
                <text:p>0.01045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38048">
                <text:p>0.038048</text:p>
              </table:table-cell>
              <table:table-cell office:value-type="float" office:value="0.025121">
                <text:p>0.025121</text:p>
              </table:table-cell>
              <table:table-cell office:value-type="float" office:value="0.011981">
                <text:p>0.01198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37746">
                <text:p>0.037746</text:p>
              </table:table-cell>
              <table:table-cell office:value-type="float" office:value="0.022539">
                <text:p>0.022539</text:p>
              </table:table-cell>
              <table:table-cell office:value-type="float" office:value="0.011677">
                <text:p>0.011677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37447">
                <text:p>0.037447</text:p>
              </table:table-cell>
              <table:table-cell office:value-type="float" office:value="0.020907">
                <text:p>0.020907</text:p>
              </table:table-cell>
              <table:table-cell office:value-type="float" office:value="0.011377">
                <text:p>0.011377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37149">
                <text:p>0.037149</text:p>
              </table:table-cell>
              <table:table-cell office:value-type="float" office:value="0.01876">
                <text:p>0.01876</text:p>
              </table:table-cell>
              <table:table-cell office:value-type="float" office:value="0.014827">
                <text:p>0.01482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36855">
                <text:p>0.036855</text:p>
              </table:table-cell>
              <table:table-cell office:value-type="float" office:value="0.016181">
                <text:p>0.016181</text:p>
              </table:table-cell>
              <table:table-cell office:value-type="float" office:value="0.008984">
                <text:p>0.008984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36562">
                <text:p>0.036562</text:p>
              </table:table-cell>
              <table:table-cell office:value-type="float" office:value="0.01428">
                <text:p>0.01428</text:p>
              </table:table-cell>
              <table:table-cell office:value-type="float" office:value="0.010513">
                <text:p>0.010513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36272">
                <text:p>0.036272</text:p>
              </table:table-cell>
              <table:table-cell office:value-type="float" office:value="0.012782">
                <text:p>0.012782</text:p>
              </table:table-cell>
              <table:table-cell office:value-type="float" office:value="0.010198">
                <text:p>0.010198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35984">
                <text:p>0.035984</text:p>
              </table:table-cell>
              <table:table-cell office:value-type="float" office:value="0.010489">
                <text:p>0.010489</text:p>
              </table:table-cell>
              <table:table-cell office:value-type="float" office:value="0.013635">
                <text:p>0.01363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-0.06553">
                <text:p>-0.06553</text:p>
              </table:table-cell>
              <table:table-cell office:value-type="float" office:value="0.035699">
                <text:p>0.035699</text:p>
              </table:table-cell>
              <table:table-cell office:value-type="float" office:value="0.009163">
                <text:p>0.009163</text:p>
              </table:table-cell>
              <table:table-cell office:value-type="float" office:value="0.011539">
                <text:p>0.01153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35415">
                <text:p>0.035415</text:p>
              </table:table-cell>
              <table:table-cell office:value-type="float" office:value="0.008264">
                <text:p>0.008264</text:p>
              </table:table-cell>
              <table:table-cell office:value-type="float" office:value="0.015034">
                <text:p>0.01503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35134">
                <text:p>0.035134</text:p>
              </table:table-cell>
              <table:table-cell office:value-type="float" office:value="0.007282">
                <text:p>0.007282</text:p>
              </table:table-cell>
              <table:table-cell office:value-type="float" office:value="0.012987">
                <text:p>0.012987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34855">
                <text:p>0.034855</text:p>
              </table:table-cell>
              <table:table-cell office:value-type="float" office:value="0.007072">
                <text:p>0.007072</text:p>
              </table:table-cell>
              <table:table-cell office:value-type="float" office:value="0.012771">
                <text:p>0.01277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34579">
                <text:p>0.034579</text:p>
              </table:table-cell>
              <table:table-cell office:value-type="float" office:value="0.006722">
                <text:p>0.006722</text:p>
              </table:table-cell>
              <table:table-cell office:value-type="float" office:value="0.014421">
                <text:p>0.014421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34304">
                <text:p>0.034304</text:p>
              </table:table-cell>
              <table:table-cell office:value-type="float" office:value="0.005722">
                <text:p>0.005722</text:p>
              </table:table-cell>
              <table:table-cell office:value-type="float" office:value="0.017984">
                <text:p>0.01798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34032">
                <text:p>0.034032</text:p>
              </table:table-cell>
              <table:table-cell office:value-type="float" office:value="0.005025">
                <text:p>0.005025</text:p>
              </table:table-cell>
              <table:table-cell office:value-type="float" office:value="0.012259">
                <text:p>0.01225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33762">
                <text:p>0.033762</text:p>
              </table:table-cell>
              <table:table-cell office:value-type="float" office:value="0.005125">
                <text:p>0.005125</text:p>
              </table:table-cell>
              <table:table-cell office:value-type="float" office:value="0.012034">
                <text:p>0.012034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33494">
                <text:p>0.033494</text:p>
              </table:table-cell>
              <table:table-cell office:value-type="float" office:value="0.006115">
                <text:p>0.006115</text:p>
              </table:table-cell>
              <table:table-cell office:value-type="float" office:value="0.017424">
                <text:p>0.017424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33228">
                <text:p>0.033228</text:p>
              </table:table-cell>
              <table:table-cell office:value-type="float" office:value="0.00621">
                <text:p>0.00621</text:p>
              </table:table-cell>
              <table:table-cell office:value-type="float" office:value="0.017318">
                <text:p>0.017318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32964">
                <text:p>0.032964</text:p>
              </table:table-cell>
              <table:table-cell office:value-type="float" office:value="0.006241">
                <text:p>0.006241</text:p>
              </table:table-cell>
              <table:table-cell office:value-type="float" office:value="0.013475">
                <text:p>0.01347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32703">
                <text:p>0.032703</text:p>
              </table:table-cell>
              <table:table-cell office:value-type="float" office:value="0.006158">
                <text:p>0.006158</text:p>
              </table:table-cell>
              <table:table-cell office:value-type="float" office:value="0.015173">
                <text:p>0.015173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32443">
                <text:p>0.032443</text:p>
              </table:table-cell>
              <table:table-cell office:value-type="float" office:value="0.005928">
                <text:p>0.005928</text:p>
              </table:table-cell>
              <table:table-cell office:value-type="float" office:value="0.015028">
                <text:p>0.015028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32186">
                <text:p>0.032186</text:p>
              </table:table-cell>
              <table:table-cell office:value-type="float" office:value="0.006451">
                <text:p>0.006451</text:p>
              </table:table-cell>
              <table:table-cell office:value-type="float" office:value="0.014883">
                <text:p>0.014883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">
                <text:p>0</text:p>
              </table:table-cell>
              <table:table-cell office:value-type="float" office:value="0.03193">
                <text:p>0.03193</text:p>
              </table:table-cell>
              <table:table-cell office:value-type="float" office:value="0.007021">
                <text:p>0.007021</text:p>
              </table:table-cell>
              <table:table-cell office:value-type="float" office:value="0.018492">
                <text:p>0.018492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31677">
                <text:p>0.031677</text:p>
              </table:table-cell>
              <table:table-cell office:value-type="float" office:value="0.007926">
                <text:p>0.007926</text:p>
              </table:table-cell>
              <table:table-cell office:value-type="float" office:value="0.016564">
                <text:p>0.016564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">
                <text:p>0</text:p>
              </table:table-cell>
              <table:table-cell office:value-type="float" office:value="0.031425">
                <text:p>0.031425</text:p>
              </table:table-cell>
              <table:table-cell office:value-type="float" office:value="0.009089">
                <text:p>0.009089</text:p>
              </table:table-cell>
              <table:table-cell office:value-type="float" office:value="0.018349">
                <text:p>0.018349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31176">
                <text:p>0.031176</text:p>
              </table:table-cell>
              <table:table-cell office:value-type="float" office:value="0.009668">
                <text:p>0.009668</text:p>
              </table:table-cell>
              <table:table-cell office:value-type="float" office:value="0.014545">
                <text:p>0.01454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30929">
                <text:p>0.030929</text:p>
              </table:table-cell>
              <table:table-cell office:value-type="float" office:value="0.009953">
                <text:p>0.009953</text:p>
              </table:table-cell>
              <table:table-cell office:value-type="float" office:value="0.016277">
                <text:p>0.01627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30683">
                <text:p>0.030683</text:p>
              </table:table-cell>
              <table:table-cell office:value-type="float" office:value="0.009852">
                <text:p>0.009852</text:p>
              </table:table-cell>
              <table:table-cell office:value-type="float" office:value="0.014293">
                <text:p>0.01429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3044">
                <text:p>0.03044</text:p>
              </table:table-cell>
              <table:table-cell office:value-type="float" office:value="0.009307">
                <text:p>0.009307</text:p>
              </table:table-cell>
              <table:table-cell office:value-type="float" office:value="0.01602">
                <text:p>0.01602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30198">
                <text:p>0.030198</text:p>
              </table:table-cell>
              <table:table-cell office:value-type="float" office:value="0.009202">
                <text:p>0.009202</text:p>
              </table:table-cell>
              <table:table-cell office:value-type="float" office:value="0.015919">
                <text:p>0.01591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29958">
                <text:p>0.029958</text:p>
              </table:table-cell>
              <table:table-cell office:value-type="float" office:value="0.009724">
                <text:p>0.009724</text:p>
              </table:table-cell>
              <table:table-cell office:value-type="float" office:value="0.013951">
                <text:p>0.013951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29721">
                <text:p>0.029721</text:p>
              </table:table-cell>
              <table:table-cell office:value-type="float" office:value="0.010618">
                <text:p>0.010618</text:p>
              </table:table-cell>
              <table:table-cell office:value-type="float" office:value="0.015694">
                <text:p>0.01569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29485">
                <text:p>0.029485</text:p>
              </table:table-cell>
              <table:table-cell office:value-type="float" office:value="0.010921">
                <text:p>0.010921</text:p>
              </table:table-cell>
              <table:table-cell office:value-type="float" office:value="0.015603">
                <text:p>0.015603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29251">
                <text:p>0.029251</text:p>
              </table:table-cell>
              <table:table-cell office:value-type="float" office:value="0.011642">
                <text:p>0.011642</text:p>
              </table:table-cell>
              <table:table-cell office:value-type="float" office:value="0.013638">
                <text:p>0.013638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29019">
                <text:p>0.029019</text:p>
              </table:table-cell>
              <table:table-cell office:value-type="float" office:value="0.012088">
                <text:p>0.012088</text:p>
              </table:table-cell>
              <table:table-cell office:value-type="float" office:value="0.01163">
                <text:p>0.0116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28788">
                <text:p>0.028788</text:p>
              </table:table-cell>
              <table:table-cell office:value-type="float" office:value="0.011851">
                <text:p>0.011851</text:p>
              </table:table-cell>
              <table:table-cell office:value-type="float" office:value="0.011449">
                <text:p>0.011449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2856">
                <text:p>0.02856</text:p>
              </table:table-cell>
              <table:table-cell office:value-type="float" office:value="0.012293">
                <text:p>0.012293</text:p>
              </table:table-cell>
              <table:table-cell office:value-type="float" office:value="0.011266">
                <text:p>0.011266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28333">
                <text:p>0.028333</text:p>
              </table:table-cell>
              <table:table-cell office:value-type="float" office:value="0.01327">
                <text:p>0.01327</text:p>
              </table:table-cell>
              <table:table-cell office:value-type="float" office:value="0.014839">
                <text:p>0.01483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28108">
                <text:p>0.028108</text:p>
              </table:table-cell>
              <table:table-cell office:value-type="float" office:value="0.014718">
                <text:p>0.014718</text:p>
              </table:table-cell>
              <table:table-cell office:value-type="float" office:value="0.012882">
                <text:p>0.01288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27885">
                <text:p>0.027885</text:p>
              </table:table-cell>
              <table:table-cell office:value-type="float" office:value="0.016745">
                <text:p>0.016745</text:p>
              </table:table-cell>
              <table:table-cell office:value-type="float" office:value="0.010891">
                <text:p>0.01089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27664">
                <text:p>0.027664</text:p>
              </table:table-cell>
              <table:table-cell office:value-type="float" office:value="0.018352">
                <text:p>0.018352</text:p>
              </table:table-cell>
              <table:table-cell office:value-type="float" office:value="0.010727">
                <text:p>0.010727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27444">
                <text:p>0.027444</text:p>
              </table:table-cell>
              <table:table-cell office:value-type="float" office:value="0.019361">
                <text:p>0.019361</text:p>
              </table:table-cell>
              <table:table-cell office:value-type="float" office:value="0.010553">
                <text:p>0.01055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27226">
                <text:p>0.027226</text:p>
              </table:table-cell>
              <table:table-cell office:value-type="float" office:value="0.021458">
                <text:p>0.021458</text:p>
              </table:table-cell>
              <table:table-cell office:value-type="float" office:value="0.010377">
                <text:p>0.010377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2701">
                <text:p>0.02701</text:p>
              </table:table-cell>
              <table:table-cell office:value-type="float" office:value="0.022582">
                <text:p>0.022582</text:p>
              </table:table-cell>
              <table:table-cell office:value-type="float" office:value="0.008329">
                <text:p>0.00832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-0.06553">
                <text:p>-0.06553</text:p>
              </table:table-cell>
              <table:table-cell office:value-type="float" office:value="0.026796">
                <text:p>0.026796</text:p>
              </table:table-cell>
              <table:table-cell office:value-type="float" office:value="0.022867">
                <text:p>0.022867</text:p>
              </table:table-cell>
              <table:table-cell office:value-type="float" office:value="0.006241">
                <text:p>0.00624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26583">
                <text:p>0.026583</text:p>
              </table:table-cell>
              <table:table-cell office:value-type="float" office:value="0.022878">
                <text:p>0.022878</text:p>
              </table:table-cell>
              <table:table-cell office:value-type="float" office:value="0.004111">
                <text:p>0.00411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26372">
                <text:p>0.026372</text:p>
              </table:table-cell>
              <table:table-cell office:value-type="float" office:value="0.022808">
                <text:p>0.022808</text:p>
              </table:table-cell>
              <table:table-cell office:value-type="float" office:value="0.007565">
                <text:p>0.00756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26163">
                <text:p>0.026163</text:p>
              </table:table-cell>
              <table:table-cell office:value-type="float" office:value="0.022383">
                <text:p>0.022383</text:p>
              </table:table-cell>
              <table:table-cell office:value-type="float" office:value="0.00361">
                <text:p>0.0036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25955">
                <text:p>0.025955</text:p>
              </table:table-cell>
              <table:table-cell office:value-type="float" office:value="0.022164">
                <text:p>0.022164</text:p>
              </table:table-cell>
              <table:table-cell office:value-type="float" office:value="0.001456">
                <text:p>0.001456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-0.06553">
                <text:p>-0.06553</text:p>
              </table:table-cell>
              <table:table-cell office:value-type="float" office:value="0.025749">
                <text:p>0.025749</text:p>
              </table:table-cell>
              <table:table-cell office:value-type="float" office:value="0.021698">
                <text:p>0.021698</text:p>
              </table:table-cell>
              <table:table-cell office:value-type="float" office:value="0.004884">
                <text:p>0.004884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25545">
                <text:p>0.025545</text:p>
              </table:table-cell>
              <table:table-cell office:value-type="float" office:value="0.020333">
                <text:p>0.020333</text:p>
              </table:table-cell>
              <table:table-cell office:value-type="float" office:value="0.000895">
                <text:p>0.00089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-0.104848">
                <text:p>-0.104848</text:p>
              </table:table-cell>
              <table:table-cell office:value-type="float" office:value="0.025342">
                <text:p>0.025342</text:p>
              </table:table-cell>
              <table:table-cell office:value-type="float" office:value="0.019404">
                <text:p>0.019404</text:p>
              </table:table-cell>
              <table:table-cell office:value-type="float" office:value="-0.001298">
                <text:p>-0.00129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25141">
                <text:p>0.025141</text:p>
              </table:table-cell>
              <table:table-cell office:value-type="float" office:value="0.018389">
                <text:p>0.018389</text:p>
              </table:table-cell>
              <table:table-cell office:value-type="float" office:value="0.002088">
                <text:p>0.002088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-0.104848">
                <text:p>-0.104848</text:p>
              </table:table-cell>
              <table:table-cell office:value-type="float" office:value="0.024942">
                <text:p>0.024942</text:p>
              </table:table-cell>
              <table:table-cell office:value-type="float" office:value="0.016715">
                <text:p>0.016715</text:p>
              </table:table-cell>
              <table:table-cell office:value-type="float" office:value="-0.001943">
                <text:p>-0.001943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24744">
                <text:p>0.024744</text:p>
              </table:table-cell>
              <table:table-cell office:value-type="float" office:value="0.01528">
                <text:p>0.01528</text:p>
              </table:table-cell>
              <table:table-cell office:value-type="float" office:value="-0.000427">
                <text:p>-0.000427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-0.104848">
                <text:p>-0.104848</text:p>
              </table:table-cell>
              <table:table-cell office:value-type="float" office:value="0.024547">
                <text:p>0.024547</text:p>
              </table:table-cell>
              <table:table-cell office:value-type="float" office:value="0.013794">
                <text:p>0.013794</text:p>
              </table:table-cell>
              <table:table-cell office:value-type="float" office:value="-0.002619">
                <text:p>-0.002619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-0.104848">
                <text:p>-0.104848</text:p>
              </table:table-cell>
              <table:table-cell office:value-type="float" office:value="0.024353">
                <text:p>0.024353</text:p>
              </table:table-cell>
              <table:table-cell office:value-type="float" office:value="0.011777">
                <text:p>0.011777</text:p>
              </table:table-cell>
              <table:table-cell office:value-type="float" office:value="-0.002978">
                <text:p>-0.002978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24159">
                <text:p>0.024159</text:p>
              </table:table-cell>
              <table:table-cell office:value-type="float" office:value="0.009737">
                <text:p>0.009737</text:p>
              </table:table-cell>
              <table:table-cell office:value-type="float" office:value="0.000412">
                <text:p>0.00041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-0.117954">
                <text:p>-0.117954</text:p>
              </table:table-cell>
              <table:table-cell office:value-type="float" office:value="0.023968">
                <text:p>0.023968</text:p>
              </table:table-cell>
              <table:table-cell office:value-type="float" office:value="0.007874">
                <text:p>0.007874</text:p>
              </table:table-cell>
              <table:table-cell office:value-type="float" office:value="-0.005486">
                <text:p>-0.00548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-0.104848">
                <text:p>-0.104848</text:p>
              </table:table-cell>
              <table:table-cell office:value-type="float" office:value="0.023777">
                <text:p>0.023777</text:p>
              </table:table-cell>
              <table:table-cell office:value-type="float" office:value="0.006657">
                <text:p>0.006657</text:p>
              </table:table-cell>
              <table:table-cell office:value-type="float" office:value="-0.004007">
                <text:p>-0.00400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23589">
                <text:p>0.023589</text:p>
              </table:table-cell>
              <table:table-cell office:value-type="float" office:value="0.005643">
                <text:p>0.005643</text:p>
              </table:table-cell>
              <table:table-cell office:value-type="float" office:value="-0.002494">
                <text:p>-0.00249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23401">
                <text:p>0.023401</text:p>
              </table:table-cell>
              <table:table-cell office:value-type="float" office:value="0.004067">
                <text:p>0.004067</text:p>
              </table:table-cell>
              <table:table-cell office:value-type="float" office:value="-0.000937">
                <text:p>-0.00093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23216">
                <text:p>0.023216</text:p>
              </table:table-cell>
              <table:table-cell office:value-type="float" office:value="0.002675">
                <text:p>0.002675</text:p>
              </table:table-cell>
              <table:table-cell office:value-type="float" office:value="-0.00308">
                <text:p>-0.00308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-0.104848">
                <text:p>-0.104848</text:p>
              </table:table-cell>
              <table:table-cell office:value-type="float" office:value="0.023031">
                <text:p>0.023031</text:p>
              </table:table-cell>
              <table:table-cell office:value-type="float" office:value="0.001853">
                <text:p>0.001853</text:p>
              </table:table-cell>
              <table:table-cell office:value-type="float" office:value="-0.005266">
                <text:p>-0.005266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22849">
                <text:p>0.022849</text:p>
              </table:table-cell>
              <table:table-cell office:value-type="float" office:value="0.001365">
                <text:p>0.001365</text:p>
              </table:table-cell>
              <table:table-cell office:value-type="float" office:value="-0.001877">
                <text:p>-0.001877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22667">
                <text:p>0.022667</text:p>
              </table:table-cell>
              <table:table-cell office:value-type="float" office:value="-0.000132">
                <text:p>-0.000132</text:p>
              </table:table-cell>
              <table:table-cell office:value-type="float" office:value="-0.002159">
                <text:p>-0.002159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22487">
                <text:p>0.022487</text:p>
              </table:table-cell>
              <table:table-cell office:value-type="float" office:value="-0.001268">
                <text:p>-0.001268</text:p>
              </table:table-cell>
              <table:table-cell office:value-type="float" office:value="-0.00431">
                <text:p>-0.00431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22309">
                <text:p>0.022309</text:p>
              </table:table-cell>
              <table:table-cell office:value-type="float" office:value="-0.001437">
                <text:p>-0.001437</text:p>
              </table:table-cell>
              <table:table-cell office:value-type="float" office:value="-0.002753">
                <text:p>-0.002753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22132">
                <text:p>0.022132</text:p>
              </table:table-cell>
              <table:table-cell office:value-type="float" office:value="-0.002936">
                <text:p>-0.002936</text:p>
              </table:table-cell>
              <table:table-cell office:value-type="float" office:value="-0.003033">
                <text:p>-0.00303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21956">
                <text:p>0.021956</text:p>
              </table:table-cell>
              <table:table-cell office:value-type="float" office:value="-0.004086">
                <text:p>-0.004086</text:p>
              </table:table-cell>
              <table:table-cell office:value-type="float" office:value="-0.003311">
                <text:p>-0.00331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21782">
                <text:p>0.021782</text:p>
              </table:table-cell>
              <table:table-cell office:value-type="float" office:value="-0.00522">
                <text:p>-0.00522</text:p>
              </table:table-cell>
              <table:table-cell office:value-type="float" office:value="-0.005463">
                <text:p>-0.005463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21609">
                <text:p>0.021609</text:p>
              </table:table-cell>
              <table:table-cell office:value-type="float" office:value="-0.005668">
                <text:p>-0.005668</text:p>
              </table:table-cell>
              <table:table-cell office:value-type="float" office:value="-0.003909">
                <text:p>-0.003909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21438">
                <text:p>0.021438</text:p>
              </table:table-cell>
              <table:table-cell office:value-type="float" office:value="-0.00635">
                <text:p>-0.00635</text:p>
              </table:table-cell>
              <table:table-cell office:value-type="float" office:value="-0.000439">
                <text:p>-0.000439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21267">
                <text:p>0.021267</text:p>
              </table:table-cell>
              <table:table-cell office:value-type="float" office:value="-0.007712">
                <text:p>-0.007712</text:p>
              </table:table-cell>
              <table:table-cell office:value-type="float" office:value="-0.000627">
                <text:p>-0.000627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21099">
                <text:p>0.021099</text:p>
              </table:table-cell>
              <table:table-cell office:value-type="float" office:value="-0.008236">
                <text:p>-0.008236</text:p>
              </table:table-cell>
              <table:table-cell office:value-type="float" office:value="-0.006434">
                <text:p>-0.00643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20931">
                <text:p>0.020931</text:p>
              </table:table-cell>
              <table:table-cell office:value-type="float" office:value="-0.007929">
                <text:p>-0.007929</text:p>
              </table:table-cell>
              <table:table-cell office:value-type="float" office:value="0.000749">
                <text:p>0.000749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20765">
                <text:p>0.020765</text:p>
              </table:table-cell>
              <table:table-cell office:value-type="float" office:value="-0.008302">
                <text:p>-0.008302</text:p>
              </table:table-cell>
              <table:table-cell office:value-type="float" office:value="-0.001285">
                <text:p>-0.00128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206">
                <text:p>0.0206</text:p>
              </table:table-cell>
              <table:table-cell office:value-type="float" office:value="-0.009078">
                <text:p>-0.009078</text:p>
              </table:table-cell>
              <table:table-cell office:value-type="float" office:value="-0.007106">
                <text:p>-0.007106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20437">
                <text:p>0.020437</text:p>
              </table:table-cell>
              <table:table-cell office:value-type="float" office:value="-0.008659">
                <text:p>-0.008659</text:p>
              </table:table-cell>
              <table:table-cell office:value-type="float" office:value="-0.005558">
                <text:p>-0.005558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20275">
                <text:p>0.020275</text:p>
              </table:table-cell>
              <table:table-cell office:value-type="float" office:value="-0.009385">
                <text:p>-0.009385</text:p>
              </table:table-cell>
              <table:table-cell office:value-type="float" office:value="-0.000225">
                <text:p>-0.00022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20114">
                <text:p>0.020114</text:p>
              </table:table-cell>
              <table:table-cell office:value-type="float" office:value="-0.01027">
                <text:p>-0.01027</text:p>
              </table:table-cell>
              <table:table-cell office:value-type="float" office:value="-0.002255">
                <text:p>-0.00225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19954">
                <text:p>0.019954</text:p>
              </table:table-cell>
              <table:table-cell office:value-type="float" office:value="-0.010079">
                <text:p>-0.010079</text:p>
              </table:table-cell>
              <table:table-cell office:value-type="float" office:value="-0.008062">
                <text:p>-0.008062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19796">
                <text:p>0.019796</text:p>
              </table:table-cell>
              <table:table-cell office:value-type="float" office:value="-0.009165">
                <text:p>-0.009165</text:p>
              </table:table-cell>
              <table:table-cell office:value-type="float" office:value="-0.000874">
                <text:p>-0.000874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19639">
                <text:p>0.019639</text:p>
              </table:table-cell>
              <table:table-cell office:value-type="float" office:value="-0.009661">
                <text:p>-0.009661</text:p>
              </table:table-cell>
              <table:table-cell office:value-type="float" office:value="-0.001027">
                <text:p>-0.001027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19483">
                <text:p>0.019483</text:p>
              </table:table-cell>
              <table:table-cell office:value-type="float" office:value="-0.009178">
                <text:p>-0.009178</text:p>
              </table:table-cell>
              <table:table-cell office:value-type="float" office:value="-0.003046">
                <text:p>-0.003046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-0.06553">
                <text:p>-0.06553</text:p>
              </table:table-cell>
              <table:table-cell office:value-type="float" office:value="0.019328">
                <text:p>0.019328</text:p>
              </table:table-cell>
              <table:table-cell office:value-type="float" office:value="-0.008519">
                <text:p>-0.008519</text:p>
              </table:table-cell>
              <table:table-cell office:value-type="float" office:value="-0.005108">
                <text:p>-0.005108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19175">
                <text:p>0.019175</text:p>
              </table:table-cell>
              <table:table-cell office:value-type="float" office:value="-0.00738">
                <text:p>-0.00738</text:p>
              </table:table-cell>
              <table:table-cell office:value-type="float" office:value="-0.003473">
                <text:p>-0.00347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19022">
                <text:p>0.019022</text:p>
              </table:table-cell>
              <table:table-cell office:value-type="float" office:value="-0.006558">
                <text:p>-0.006558</text:p>
              </table:table-cell>
              <table:table-cell office:value-type="float" office:value="0.000074">
                <text:p>0.00007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-0.06553">
                <text:p>-0.06553</text:p>
              </table:table-cell>
              <table:table-cell office:value-type="float" office:value="0.018872">
                <text:p>0.018872</text:p>
              </table:table-cell>
              <table:table-cell office:value-type="float" office:value="-0.00564">
                <text:p>-0.00564</text:p>
              </table:table-cell>
              <table:table-cell office:value-type="float" office:value="-0.005664">
                <text:p>-0.005664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-0.06553">
                <text:p>-0.06553</text:p>
              </table:table-cell>
              <table:table-cell office:value-type="float" office:value="0.018722">
                <text:p>0.018722</text:p>
              </table:table-cell>
              <table:table-cell office:value-type="float" office:value="-0.004756">
                <text:p>-0.004756</text:p>
              </table:table-cell>
              <table:table-cell office:value-type="float" office:value="-0.005897">
                <text:p>-0.005897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18573">
                <text:p>0.018573</text:p>
              </table:table-cell>
              <table:table-cell office:value-type="float" office:value="-0.004189">
                <text:p>-0.004189</text:p>
              </table:table-cell>
              <table:table-cell office:value-type="float" office:value="-0.004263">
                <text:p>-0.004263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18426">
                <text:p>0.018426</text:p>
              </table:table-cell>
              <table:table-cell office:value-type="float" office:value="-0.004813">
                <text:p>-0.004813</text:p>
              </table:table-cell>
              <table:table-cell office:value-type="float" office:value="-0.002587">
                <text:p>-0.002587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1828">
                <text:p>0.01828</text:p>
              </table:table-cell>
              <table:table-cell office:value-type="float" office:value="-0.004402">
                <text:p>-0.004402</text:p>
              </table:table-cell>
              <table:table-cell office:value-type="float" office:value="-0.008359">
                <text:p>-0.00835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-0.06553">
                <text:p>-0.06553</text:p>
              </table:table-cell>
              <table:table-cell office:value-type="float" office:value="0.018134">
                <text:p>0.018134</text:p>
              </table:table-cell>
              <table:table-cell office:value-type="float" office:value="-0.004516">
                <text:p>-0.004516</text:p>
              </table:table-cell>
              <table:table-cell office:value-type="float" office:value="-0.006755">
                <text:p>-0.00675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1799">
                <text:p>0.01799</text:p>
              </table:table-cell>
              <table:table-cell office:value-type="float" office:value="-0.004327">
                <text:p>-0.004327</text:p>
              </table:table-cell>
              <table:table-cell office:value-type="float" office:value="-0.005115">
                <text:p>-0.00511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17848">
                <text:p>0.017848</text:p>
              </table:table-cell>
              <table:table-cell office:value-type="float" office:value="-0.005335">
                <text:p>-0.005335</text:p>
              </table:table-cell>
              <table:table-cell office:value-type="float" office:value="-0.009055">
                <text:p>-0.00905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17706">
                <text:p>0.017706</text:p>
              </table:table-cell>
              <table:table-cell office:value-type="float" office:value="-0.00565">
                <text:p>-0.00565</text:p>
              </table:table-cell>
              <table:table-cell office:value-type="float" office:value="-0.009324">
                <text:p>-0.009324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-0.06553">
                <text:p>-0.06553</text:p>
              </table:table-cell>
              <table:table-cell office:value-type="float" office:value="0.017566">
                <text:p>0.017566</text:p>
              </table:table-cell>
              <table:table-cell office:value-type="float" office:value="-0.006126">
                <text:p>-0.006126</text:p>
              </table:table-cell>
              <table:table-cell office:value-type="float" office:value="-0.007722">
                <text:p>-0.00772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-0.06553">
                <text:p>-0.06553</text:p>
              </table:table-cell>
              <table:table-cell office:value-type="float" office:value="0.017426">
                <text:p>0.017426</text:p>
              </table:table-cell>
              <table:table-cell office:value-type="float" office:value="-0.006369">
                <text:p>-0.006369</text:p>
              </table:table-cell>
              <table:table-cell office:value-type="float" office:value="-0.00795">
                <text:p>-0.0079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17288">
                <text:p>0.017288</text:p>
              </table:table-cell>
              <table:table-cell office:value-type="float" office:value="-0.007262">
                <text:p>-0.007262</text:p>
              </table:table-cell>
              <table:table-cell office:value-type="float" office:value="-0.011923">
                <text:p>-0.011923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-0.06553">
                <text:p>-0.06553</text:p>
              </table:table-cell>
              <table:table-cell office:value-type="float" office:value="0.017151">
                <text:p>0.017151</text:p>
              </table:table-cell>
              <table:table-cell office:value-type="float" office:value="-0.008207">
                <text:p>-0.008207</text:p>
              </table:table-cell>
              <table:table-cell office:value-type="float" office:value="-0.00848">
                <text:p>-0.00848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17015">
                <text:p>0.017015</text:p>
              </table:table-cell>
              <table:table-cell office:value-type="float" office:value="-0.008989">
                <text:p>-0.008989</text:p>
              </table:table-cell>
              <table:table-cell office:value-type="float" office:value="-0.010582">
                <text:p>-0.010582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-0.06553">
                <text:p>-0.06553</text:p>
              </table:table-cell>
              <table:table-cell office:value-type="float" office:value="0.016879">
                <text:p>0.016879</text:p>
              </table:table-cell>
              <table:table-cell office:value-type="float" office:value="-0.009714">
                <text:p>-0.009714</text:p>
              </table:table-cell>
              <table:table-cell office:value-type="float" office:value="-0.008972">
                <text:p>-0.008972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16746">
                <text:p>0.016746</text:p>
              </table:table-cell>
              <table:table-cell office:value-type="float" office:value="-0.010557">
                <text:p>-0.010557</text:p>
              </table:table-cell>
              <table:table-cell office:value-type="float" office:value="-0.007319">
                <text:p>-0.00731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-0.06553">
                <text:p>-0.06553</text:p>
              </table:table-cell>
              <table:table-cell office:value-type="float" office:value="0.016613">
                <text:p>0.016613</text:p>
              </table:table-cell>
              <table:table-cell office:value-type="float" office:value="-0.010714">
                <text:p>-0.010714</text:p>
              </table:table-cell>
              <table:table-cell office:value-type="float" office:value="-0.009372">
                <text:p>-0.009372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-0.06553">
                <text:p>-0.06553</text:p>
              </table:table-cell>
              <table:table-cell office:value-type="float" office:value="0.016481">
                <text:p>0.016481</text:p>
              </table:table-cell>
              <table:table-cell office:value-type="float" office:value="-0.010629">
                <text:p>-0.010629</text:p>
              </table:table-cell>
              <table:table-cell office:value-type="float" office:value="-0.009594">
                <text:p>-0.009594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1635">
                <text:p>0.01635</text:p>
              </table:table-cell>
              <table:table-cell office:value-type="float" office:value="-0.011286">
                <text:p>-0.011286</text:p>
              </table:table-cell>
              <table:table-cell office:value-type="float" office:value="-0.007948">
                <text:p>-0.007948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-0.06553">
                <text:p>-0.06553</text:p>
              </table:table-cell>
              <table:table-cell office:value-type="float" office:value="0.01622">
                <text:p>0.01622</text:p>
              </table:table-cell>
              <table:table-cell office:value-type="float" office:value="-0.012243">
                <text:p>-0.012243</text:p>
              </table:table-cell>
              <table:table-cell office:value-type="float" office:value="-0.010014">
                <text:p>-0.010014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-0.06553">
                <text:p>-0.06553</text:p>
              </table:table-cell>
              <table:table-cell office:value-type="float" office:value="0.016091">
                <text:p>0.016091</text:p>
              </table:table-cell>
              <table:table-cell office:value-type="float" office:value="-0.012223">
                <text:p>-0.012223</text:p>
              </table:table-cell>
              <table:table-cell office:value-type="float" office:value="-0.010246">
                <text:p>-0.010246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15964">
                <text:p>0.015964</text:p>
              </table:table-cell>
              <table:table-cell office:value-type="float" office:value="-0.01254">
                <text:p>-0.01254</text:p>
              </table:table-cell>
              <table:table-cell office:value-type="float" office:value="-0.008605">
                <text:p>-0.00860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15837">
                <text:p>0.015837</text:p>
              </table:table-cell>
              <table:table-cell office:value-type="float" office:value="-0.013256">
                <text:p>-0.013256</text:p>
              </table:table-cell>
              <table:table-cell office:value-type="float" office:value="-0.008794">
                <text:p>-0.00879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15711">
                <text:p>0.015711</text:p>
              </table:table-cell>
              <table:table-cell office:value-type="float" office:value="-0.013843">
                <text:p>-0.013843</text:p>
              </table:table-cell>
              <table:table-cell office:value-type="float" office:value="-0.012728">
                <text:p>-0.012728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-0.06553">
                <text:p>-0.06553</text:p>
              </table:table-cell>
              <table:table-cell office:value-type="float" office:value="0.015587">
                <text:p>0.015587</text:p>
              </table:table-cell>
              <table:table-cell office:value-type="float" office:value="-0.014118">
                <text:p>-0.014118</text:p>
              </table:table-cell>
              <table:table-cell office:value-type="float" office:value="-0.011122">
                <text:p>-0.011122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15463">
                <text:p>0.015463</text:p>
              </table:table-cell>
              <table:table-cell office:value-type="float" office:value="-0.014445">
                <text:p>-0.014445</text:p>
              </table:table-cell>
              <table:table-cell office:value-type="float" office:value="-0.005729">
                <text:p>-0.005729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1534">
                <text:p>0.01534</text:p>
              </table:table-cell>
              <table:table-cell office:value-type="float" office:value="-0.015681">
                <text:p>-0.015681</text:p>
              </table:table-cell>
              <table:table-cell office:value-type="float" office:value="-0.009576">
                <text:p>-0.009576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-0.06553">
                <text:p>-0.06553</text:p>
              </table:table-cell>
              <table:table-cell office:value-type="float" office:value="0.015218">
                <text:p>0.015218</text:p>
              </table:table-cell>
              <table:table-cell office:value-type="float" office:value="-0.015378">
                <text:p>-0.015378</text:p>
              </table:table-cell>
              <table:table-cell office:value-type="float" office:value="-0.011625">
                <text:p>-0.01162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15098">
                <text:p>0.015098</text:p>
              </table:table-cell>
              <table:table-cell office:value-type="float" office:value="-0.014532">
                <text:p>-0.014532</text:p>
              </table:table-cell>
              <table:table-cell office:value-type="float" office:value="-0.009975">
                <text:p>-0.00997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14978">
                <text:p>0.014978</text:p>
              </table:table-cell>
              <table:table-cell office:value-type="float" office:value="-0.014429">
                <text:p>-0.014429</text:p>
              </table:table-cell>
              <table:table-cell office:value-type="float" office:value="-0.006418">
                <text:p>-0.00641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14859">
                <text:p>0.014859</text:p>
              </table:table-cell>
              <table:table-cell office:value-type="float" office:value="-0.014948">
                <text:p>-0.014948</text:p>
              </table:table-cell>
              <table:table-cell office:value-type="float" office:value="-0.010272">
                <text:p>-0.010272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-0.06553">
                <text:p>-0.06553</text:p>
              </table:table-cell>
              <table:table-cell office:value-type="float" office:value="0.014741">
                <text:p>0.014741</text:p>
              </table:table-cell>
              <table:table-cell office:value-type="float" office:value="-0.013987">
                <text:p>-0.013987</text:p>
              </table:table-cell>
              <table:table-cell office:value-type="float" office:value="-0.01233">
                <text:p>-0.01233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14624">
                <text:p>0.014624</text:p>
              </table:table-cell>
              <table:table-cell office:value-type="float" office:value="-0.012425">
                <text:p>-0.012425</text:p>
              </table:table-cell>
              <table:table-cell office:value-type="float" office:value="-0.010688">
                <text:p>-0.010688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14508">
                <text:p>0.014508</text:p>
              </table:table-cell>
              <table:table-cell office:value-type="float" office:value="-0.010534">
                <text:p>-0.010534</text:p>
              </table:table-cell>
              <table:table-cell office:value-type="float" office:value="-0.009008">
                <text:p>-0.009008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14393">
                <text:p>0.014393</text:p>
              </table:table-cell>
              <table:table-cell office:value-type="float" office:value="-0.010456">
                <text:p>-0.010456</text:p>
              </table:table-cell>
              <table:table-cell office:value-type="float" office:value="-0.007277">
                <text:p>-0.007277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14279">
                <text:p>0.014279</text:p>
              </table:table-cell>
              <table:table-cell office:value-type="float" office:value="-0.009603">
                <text:p>-0.009603</text:p>
              </table:table-cell>
              <table:table-cell office:value-type="float" office:value="-0.01487">
                <text:p>-0.0148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-0.06553">
                <text:p>-0.06553</text:p>
              </table:table-cell>
              <table:table-cell office:value-type="float" office:value="0.014165">
                <text:p>0.014165</text:p>
              </table:table-cell>
              <table:table-cell office:value-type="float" office:value="-0.008172">
                <text:p>-0.008172</text:p>
              </table:table-cell>
              <table:table-cell office:value-type="float" office:value="-0.013261">
                <text:p>-0.013261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14053">
                <text:p>0.014053</text:p>
              </table:table-cell>
              <table:table-cell office:value-type="float" office:value="-0.006993">
                <text:p>-0.006993</text:p>
              </table:table-cell>
              <table:table-cell office:value-type="float" office:value="-0.011622">
                <text:p>-0.01162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13941">
                <text:p>0.013941</text:p>
              </table:table-cell>
              <table:table-cell office:value-type="float" office:value="-0.006621">
                <text:p>-0.006621</text:p>
              </table:table-cell>
              <table:table-cell office:value-type="float" office:value="-0.011812">
                <text:p>-0.011812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13831">
                <text:p>0.013831</text:p>
              </table:table-cell>
              <table:table-cell office:value-type="float" office:value="-0.006234">
                <text:p>-0.006234</text:p>
              </table:table-cell>
              <table:table-cell office:value-type="float" office:value="-0.015742">
                <text:p>-0.015742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-0.06553">
                <text:p>-0.06553</text:p>
              </table:table-cell>
              <table:table-cell office:value-type="float" office:value="0.013721">
                <text:p>0.013721</text:p>
              </table:table-cell>
              <table:table-cell office:value-type="float" office:value="-0.006916">
                <text:p>-0.006916</text:p>
              </table:table-cell>
              <table:table-cell office:value-type="float" office:value="-0.014128">
                <text:p>-0.014128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-0.06553">
                <text:p>-0.06553</text:p>
              </table:table-cell>
              <table:table-cell office:value-type="float" office:value="0.013612">
                <text:p>0.013612</text:p>
              </table:table-cell>
              <table:table-cell office:value-type="float" office:value="-0.006733">
                <text:p>-0.006733</text:p>
              </table:table-cell>
              <table:table-cell office:value-type="float" office:value="-0.014352">
                <text:p>-0.014352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-0.06553">
                <text:p>-0.06553</text:p>
              </table:table-cell>
              <table:table-cell office:value-type="float" office:value="0.013504">
                <text:p>0.013504</text:p>
              </table:table-cell>
              <table:table-cell office:value-type="float" office:value="-0.006464">
                <text:p>-0.006464</text:p>
              </table:table-cell>
              <table:table-cell office:value-type="float" office:value="-0.014571">
                <text:p>-0.01457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13397">
                <text:p>0.013397</text:p>
              </table:table-cell>
              <table:table-cell office:value-type="float" office:value="-0.007034">
                <text:p>-0.007034</text:p>
              </table:table-cell>
              <table:table-cell office:value-type="float" office:value="-0.016663">
                <text:p>-0.016663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13291">
                <text:p>0.013291</text:p>
              </table:table-cell>
              <table:table-cell office:value-type="float" office:value="-0.007921">
                <text:p>-0.007921</text:p>
              </table:table-cell>
              <table:table-cell office:value-type="float" office:value="-0.018799">
                <text:p>-0.018799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13185">
                <text:p>0.013185</text:p>
              </table:table-cell>
              <table:table-cell office:value-type="float" office:value="-0.009087">
                <text:p>-0.009087</text:p>
              </table:table-cell>
              <table:table-cell office:value-type="float" office:value="-0.019106">
                <text:p>-0.019106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-0.06553">
                <text:p>-0.06553</text:p>
              </table:table-cell>
              <table:table-cell office:value-type="float" office:value="0.01308">
                <text:p>0.01308</text:p>
              </table:table-cell>
              <table:table-cell office:value-type="float" office:value="-0.009962">
                <text:p>-0.009962</text:p>
              </table:table-cell>
              <table:table-cell office:value-type="float" office:value="-0.015664">
                <text:p>-0.015664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12977">
                <text:p>0.012977</text:p>
              </table:table-cell>
              <table:table-cell office:value-type="float" office:value="-0.012318">
                <text:p>-0.012318</text:p>
              </table:table-cell>
              <table:table-cell office:value-type="float" office:value="-0.01963">
                <text:p>-0.01963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12874">
                <text:p>0.012874</text:p>
              </table:table-cell>
              <table:table-cell office:value-type="float" office:value="-0.014234">
                <text:p>-0.014234</text:p>
              </table:table-cell>
              <table:table-cell office:value-type="float" office:value="-0.019922">
                <text:p>-0.019922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12771">
                <text:p>0.012771</text:p>
              </table:table-cell>
              <table:table-cell office:value-type="float" office:value="-0.01582">
                <text:p>-0.01582</text:p>
              </table:table-cell>
              <table:table-cell office:value-type="float" office:value="-0.020219">
                <text:p>-0.020219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1267">
                <text:p>0.01267</text:p>
              </table:table-cell>
              <table:table-cell office:value-type="float" office:value="-0.0187">
                <text:p>-0.0187</text:p>
              </table:table-cell>
              <table:table-cell office:value-type="float" office:value="-0.020518">
                <text:p>-0.02051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1257">
                <text:p>0.01257</text:p>
              </table:table-cell>
              <table:table-cell office:value-type="float" office:value="-0.021077">
                <text:p>-0.021077</text:p>
              </table:table-cell>
              <table:table-cell office:value-type="float" office:value="-0.018941">
                <text:p>-0.01894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1247">
                <text:p>0.01247</text:p>
              </table:table-cell>
              <table:table-cell office:value-type="float" office:value="-0.02399">
                <text:p>-0.02399</text:p>
              </table:table-cell>
              <table:table-cell office:value-type="float" office:value="-0.02107">
                <text:p>-0.02107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12371">
                <text:p>0.012371</text:p>
              </table:table-cell>
              <table:table-cell office:value-type="float" office:value="-0.027">
                <text:p>-0.027</text:p>
              </table:table-cell>
              <table:table-cell office:value-type="float" office:value="-0.019488">
                <text:p>-0.019488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12273">
                <text:p>0.012273</text:p>
              </table:table-cell>
              <table:table-cell office:value-type="float" office:value="-0.02958">
                <text:p>-0.02958</text:p>
              </table:table-cell>
              <table:table-cell office:value-type="float" office:value="-0.015992">
                <text:p>-0.015992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-0.06553">
                <text:p>-0.06553</text:p>
              </table:table-cell>
              <table:table-cell office:value-type="float" office:value="0.012175">
                <text:p>0.012175</text:p>
              </table:table-cell>
              <table:table-cell office:value-type="float" office:value="-0.032052">
                <text:p>-0.032052</text:p>
              </table:table-cell>
              <table:table-cell office:value-type="float" office:value="-0.018034">
                <text:p>-0.01803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-0.06553">
                <text:p>-0.06553</text:p>
              </table:table-cell>
              <table:table-cell office:value-type="float" office:value="0.012079">
                <text:p>0.012079</text:p>
              </table:table-cell>
              <table:table-cell office:value-type="float" office:value="-0.034036">
                <text:p>-0.034036</text:p>
              </table:table-cell>
              <table:table-cell office:value-type="float" office:value="-0.018243">
                <text:p>-0.018243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11983">
                <text:p>0.011983</text:p>
              </table:table-cell>
              <table:table-cell office:value-type="float" office:value="-0.035508">
                <text:p>-0.035508</text:p>
              </table:table-cell>
              <table:table-cell office:value-type="float" office:value="-0.012836">
                <text:p>-0.012836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11888">
                <text:p>0.011888</text:p>
              </table:table-cell>
              <table:table-cell office:value-type="float" office:value="-0.03724">
                <text:p>-0.03724</text:p>
              </table:table-cell>
              <table:table-cell office:value-type="float" office:value="-0.012932">
                <text:p>-0.01293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11793">
                <text:p>0.011793</text:p>
              </table:table-cell>
              <table:table-cell office:value-type="float" office:value="-0.038203">
                <text:p>-0.038203</text:p>
              </table:table-cell>
              <table:table-cell office:value-type="float" office:value="-0.011149">
                <text:p>-0.01114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">
                <text:p>0</text:p>
              </table:table-cell>
              <table:table-cell office:value-type="float" office:value="0.0117">
                <text:p>0.0117</text:p>
              </table:table-cell>
              <table:table-cell office:value-type="float" office:value="-0.039032">
                <text:p>-0.039032</text:p>
              </table:table-cell>
              <table:table-cell office:value-type="float" office:value="-0.009328">
                <text:p>-0.00932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11607">
                <text:p>0.011607</text:p>
              </table:table-cell>
              <table:table-cell office:value-type="float" office:value="-0.039158">
                <text:p>-0.039158</text:p>
              </table:table-cell>
              <table:table-cell office:value-type="float" office:value="-0.011222">
                <text:p>-0.01122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">
                <text:p>0</text:p>
              </table:table-cell>
              <table:table-cell office:value-type="float" office:value="0.011515">
                <text:p>0.011515</text:p>
              </table:table-cell>
              <table:table-cell office:value-type="float" office:value="-0.038766">
                <text:p>-0.038766</text:p>
              </table:table-cell>
              <table:table-cell office:value-type="float" office:value="-0.009415">
                <text:p>-0.00941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">
                <text:p>0</text:p>
              </table:table-cell>
              <table:table-cell office:value-type="float" office:value="0.011423">
                <text:p>0.011423</text:p>
              </table:table-cell>
              <table:table-cell office:value-type="float" office:value="-0.038128">
                <text:p>-0.038128</text:p>
              </table:table-cell>
              <table:table-cell office:value-type="float" office:value="-0.00945">
                <text:p>-0.0094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">
                <text:p>0</text:p>
              </table:table-cell>
              <table:table-cell office:value-type="float" office:value="0.011333">
                <text:p>0.011333</text:p>
              </table:table-cell>
              <table:table-cell office:value-type="float" office:value="-0.037295">
                <text:p>-0.037295</text:p>
              </table:table-cell>
              <table:table-cell office:value-type="float" office:value="-0.009485">
                <text:p>-0.00948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">
                <text:p>0</text:p>
              </table:table-cell>
              <table:table-cell office:value-type="float" office:value="0.011243">
                <text:p>0.011243</text:p>
              </table:table-cell>
              <table:table-cell office:value-type="float" office:value="-0.036748">
                <text:p>-0.036748</text:p>
              </table:table-cell>
              <table:table-cell office:value-type="float" office:value="-0.009517">
                <text:p>-0.009517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">
                <text:p>0</text:p>
              </table:table-cell>
              <table:table-cell office:value-type="float" office:value="0.011153">
                <text:p>0.011153</text:p>
              </table:table-cell>
              <table:table-cell office:value-type="float" office:value="-0.03647">
                <text:p>-0.03647</text:p>
              </table:table-cell>
              <table:table-cell office:value-type="float" office:value="-0.009547">
                <text:p>-0.00954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">
                <text:p>0</text:p>
              </table:table-cell>
              <table:table-cell office:value-type="float" office:value="0.011065">
                <text:p>0.011065</text:p>
              </table:table-cell>
              <table:table-cell office:value-type="float" office:value="-0.036239">
                <text:p>-0.036239</text:p>
              </table:table-cell>
              <table:table-cell office:value-type="float" office:value="-0.009574">
                <text:p>-0.009574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">
                <text:p>0</text:p>
              </table:table-cell>
              <table:table-cell office:value-type="float" office:value="0.010977">
                <text:p>0.010977</text:p>
              </table:table-cell>
              <table:table-cell office:value-type="float" office:value="-0.035975">
                <text:p>-0.035975</text:p>
              </table:table-cell>
              <table:table-cell office:value-type="float" office:value="-0.009597">
                <text:p>-0.009597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026212">
                <text:p>0.026212</text:p>
              </table:table-cell>
              <table:table-cell office:value-type="float" office:value="0.01089">
                <text:p>0.01089</text:p>
              </table:table-cell>
              <table:table-cell office:value-type="float" office:value="-0.03578">
                <text:p>-0.03578</text:p>
              </table:table-cell>
              <table:table-cell office:value-type="float" office:value="-0.005868">
                <text:p>-0.005868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">
                <text:p>0</text:p>
              </table:table-cell>
              <table:table-cell office:value-type="float" office:value="0.010804">
                <text:p>0.010804</text:p>
              </table:table-cell>
              <table:table-cell office:value-type="float" office:value="-0.035799">
                <text:p>-0.035799</text:p>
              </table:table-cell>
              <table:table-cell office:value-type="float" office:value="-0.009551">
                <text:p>-0.009551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013106">
                <text:p>0.013106</text:p>
              </table:table-cell>
              <table:table-cell office:value-type="float" office:value="0.010718">
                <text:p>0.010718</text:p>
              </table:table-cell>
              <table:table-cell office:value-type="float" office:value="-0.035818">
                <text:p>-0.035818</text:p>
              </table:table-cell>
              <table:table-cell office:value-type="float" office:value="-0.007691">
                <text:p>-0.007691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026212">
                <text:p>0.026212</text:p>
              </table:table-cell>
              <table:table-cell office:value-type="float" office:value="0.010633">
                <text:p>0.010633</text:p>
              </table:table-cell>
              <table:table-cell office:value-type="float" office:value="-0.035846">
                <text:p>-0.035846</text:p>
              </table:table-cell>
              <table:table-cell office:value-type="float" office:value="-0.005796">
                <text:p>-0.005796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039318">
                <text:p>0.039318</text:p>
              </table:table-cell>
              <table:table-cell office:value-type="float" office:value="0.010548">
                <text:p>0.010548</text:p>
              </table:table-cell>
              <table:table-cell office:value-type="float" office:value="-0.036016">
                <text:p>-0.036016</text:p>
              </table:table-cell>
              <table:table-cell office:value-type="float" office:value="-0.003859">
                <text:p>-0.003859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052424">
                <text:p>0.052424</text:p>
              </table:table-cell>
              <table:table-cell office:value-type="float" office:value="0.010465">
                <text:p>0.010465</text:p>
              </table:table-cell>
              <table:table-cell office:value-type="float" office:value="-0.03631">
                <text:p>-0.03631</text:p>
              </table:table-cell>
              <table:table-cell office:value-type="float" office:value="-0.001877">
                <text:p>-0.001877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039318">
                <text:p>0.039318</text:p>
              </table:table-cell>
              <table:table-cell office:value-type="float" office:value="0.010382">
                <text:p>0.010382</text:p>
              </table:table-cell>
              <table:table-cell office:value-type="float" office:value="-0.036658">
                <text:p>-0.036658</text:p>
              </table:table-cell>
              <table:table-cell office:value-type="float" office:value="-0.003602">
                <text:p>-0.003602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039318">
                <text:p>0.039318</text:p>
              </table:table-cell>
              <table:table-cell office:value-type="float" office:value="0.010299">
                <text:p>0.010299</text:p>
              </table:table-cell>
              <table:table-cell office:value-type="float" office:value="-0.037079">
                <text:p>-0.037079</text:p>
              </table:table-cell>
              <table:table-cell office:value-type="float" office:value="-0.003501">
                <text:p>-0.003501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013106">
                <text:p>0.013106</text:p>
              </table:table-cell>
              <table:table-cell office:value-type="float" office:value="0.010217">
                <text:p>0.010217</text:p>
              </table:table-cell>
              <table:table-cell office:value-type="float" office:value="-0.037131">
                <text:p>-0.037131</text:p>
              </table:table-cell>
              <table:table-cell office:value-type="float" office:value="-0.007162">
                <text:p>-0.007162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06553">
                <text:p>0.06553</text:p>
              </table:table-cell>
              <table:table-cell office:value-type="float" office:value="0.010136">
                <text:p>0.010136</text:p>
              </table:table-cell>
              <table:table-cell office:value-type="float" office:value="-0.0366">
                <text:p>-0.0366</text:p>
              </table:table-cell>
              <table:table-cell office:value-type="float" office:value="0.000336">
                <text:p>0.000336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06553">
                <text:p>0.06553</text:p>
              </table:table-cell>
              <table:table-cell office:value-type="float" office:value="0.010056">
                <text:p>0.010056</text:p>
              </table:table-cell>
              <table:table-cell office:value-type="float" office:value="-0.03642">
                <text:p>-0.03642</text:p>
              </table:table-cell>
              <table:table-cell office:value-type="float" office:value="0.000505">
                <text:p>0.00050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052424">
                <text:p>0.052424</text:p>
              </table:table-cell>
              <table:table-cell office:value-type="float" office:value="0.009976">
                <text:p>0.009976</text:p>
              </table:table-cell>
              <table:table-cell office:value-type="float" office:value="-0.034458">
                <text:p>-0.034458</text:p>
              </table:table-cell>
              <table:table-cell office:value-type="float" office:value="-0.001183">
                <text:p>-0.001183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06553">
                <text:p>0.06553</text:p>
              </table:table-cell>
              <table:table-cell office:value-type="float" office:value="0.009897">
                <text:p>0.009897</text:p>
              </table:table-cell>
              <table:table-cell office:value-type="float" office:value="-0.030256">
                <text:p>-0.030256</text:p>
              </table:table-cell>
              <table:table-cell office:value-type="float" office:value="0.00084">
                <text:p>0.00084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091742">
                <text:p>0.091742</text:p>
              </table:table-cell>
              <table:table-cell office:value-type="float" office:value="0.009818">
                <text:p>0.009818</text:p>
              </table:table-cell>
              <table:table-cell office:value-type="float" office:value="-0.027025">
                <text:p>-0.027025</text:p>
              </table:table-cell>
              <table:table-cell office:value-type="float" office:value="0.004773">
                <text:p>0.004773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104848">
                <text:p>0.104848</text:p>
              </table:table-cell>
              <table:table-cell office:value-type="float" office:value="0.00974">
                <text:p>0.00974</text:p>
              </table:table-cell>
              <table:table-cell office:value-type="float" office:value="-0.024109">
                <text:p>-0.024109</text:p>
              </table:table-cell>
              <table:table-cell office:value-type="float" office:value="0.006913">
                <text:p>0.006913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091742">
                <text:p>0.091742</text:p>
              </table:table-cell>
              <table:table-cell office:value-type="float" office:value="0.009663">
                <text:p>0.009663</text:p>
              </table:table-cell>
              <table:table-cell office:value-type="float" office:value="-0.020396">
                <text:p>-0.020396</text:p>
              </table:table-cell>
              <table:table-cell office:value-type="float" office:value="0.005348">
                <text:p>0.005348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091742">
                <text:p>0.091742</text:p>
              </table:table-cell>
              <table:table-cell office:value-type="float" office:value="0.009587">
                <text:p>0.009587</text:p>
              </table:table-cell>
              <table:table-cell office:value-type="float" office:value="-0.016417">
                <text:p>-0.016417</text:p>
              </table:table-cell>
              <table:table-cell office:value-type="float" office:value="0.005609">
                <text:p>0.005609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104848">
                <text:p>0.104848</text:p>
              </table:table-cell>
              <table:table-cell office:value-type="float" office:value="0.00951">
                <text:p>0.00951</text:p>
              </table:table-cell>
              <table:table-cell office:value-type="float" office:value="-0.012641">
                <text:p>-0.012641</text:p>
              </table:table-cell>
              <table:table-cell office:value-type="float" office:value="0.007731">
                <text:p>0.007731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091742">
                <text:p>0.091742</text:p>
              </table:table-cell>
              <table:table-cell office:value-type="float" office:value="0.009435">
                <text:p>0.009435</text:p>
              </table:table-cell>
              <table:table-cell office:value-type="float" office:value="-0.009121">
                <text:p>-0.009121</text:p>
              </table:table-cell>
              <table:table-cell office:value-type="float" office:value="0.00614">
                <text:p>0.00614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052424">
                <text:p>0.052424</text:p>
              </table:table-cell>
              <table:table-cell office:value-type="float" office:value="0.00936">
                <text:p>0.00936</text:p>
              </table:table-cell>
              <table:table-cell office:value-type="float" office:value="-0.00601">
                <text:p>-0.00601</text:p>
              </table:table-cell>
              <table:table-cell office:value-type="float" office:value="0.000757">
                <text:p>0.000757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091742">
                <text:p>0.091742</text:p>
              </table:table-cell>
              <table:table-cell office:value-type="float" office:value="0.009286">
                <text:p>0.009286</text:p>
              </table:table-cell>
              <table:table-cell office:value-type="float" office:value="-0.002654">
                <text:p>-0.002654</text:p>
              </table:table-cell>
              <table:table-cell office:value-type="float" office:value="0.006495">
                <text:p>0.00649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091742">
                <text:p>0.091742</text:p>
              </table:table-cell>
              <table:table-cell office:value-type="float" office:value="0.009212">
                <text:p>0.009212</text:p>
              </table:table-cell>
              <table:table-cell office:value-type="float" office:value="0.000027">
                <text:p>0.000027</text:p>
              </table:table-cell>
              <table:table-cell office:value-type="float" office:value="0.006737">
                <text:p>0.006737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078636">
                <text:p>0.078636</text:p>
              </table:table-cell>
              <table:table-cell office:value-type="float" office:value="0.009139">
                <text:p>0.009139</text:p>
              </table:table-cell>
              <table:table-cell office:value-type="float" office:value="0.002903">
                <text:p>0.002903</text:p>
              </table:table-cell>
              <table:table-cell office:value-type="float" office:value="0.005123">
                <text:p>0.00512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06553">
                <text:p>0.06553</text:p>
              </table:table-cell>
              <table:table-cell office:value-type="float" office:value="0.009066">
                <text:p>0.009066</text:p>
              </table:table-cell>
              <table:table-cell office:value-type="float" office:value="0.005743">
                <text:p>0.005743</text:p>
              </table:table-cell>
              <table:table-cell office:value-type="float" office:value="0.003477">
                <text:p>0.003477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052424">
                <text:p>0.052424</text:p>
              </table:table-cell>
              <table:table-cell office:value-type="float" office:value="0.008994">
                <text:p>0.008994</text:p>
              </table:table-cell>
              <table:table-cell office:value-type="float" office:value="0.008086">
                <text:p>0.008086</text:p>
              </table:table-cell>
              <table:table-cell office:value-type="float" office:value="0.001784">
                <text:p>0.001784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039318">
                <text:p>0.039318</text:p>
              </table:table-cell>
              <table:table-cell office:value-type="float" office:value="0.008923">
                <text:p>0.008923</text:p>
              </table:table-cell>
              <table:table-cell office:value-type="float" office:value="0.010038">
                <text:p>0.010038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039318">
                <text:p>0.039318</text:p>
              </table:table-cell>
              <table:table-cell office:value-type="float" office:value="0.008852">
                <text:p>0.008852</text:p>
              </table:table-cell>
              <table:table-cell office:value-type="float" office:value="0.011246">
                <text:p>0.011246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-0.06553">
                <text:p>-0.06553</text:p>
              </table:table-cell>
              <table:table-cell office:value-type="float" office:value="0.008782">
                <text:p>0.008782</text:p>
              </table:table-cell>
              <table:table-cell office:value-type="float" office:value="0.012205">
                <text:p>0.012205</text:p>
              </table:table-cell>
              <table:table-cell office:value-type="float" office:value="-0.014779">
                <text:p>-0.014779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078636">
                <text:p>0.078636</text:p>
              </table:table-cell>
              <table:table-cell office:value-type="float" office:value="0.008712">
                <text:p>0.008712</text:p>
              </table:table-cell>
              <table:table-cell office:value-type="float" office:value="0.012583">
                <text:p>0.012583</text:p>
              </table:table-cell>
              <table:table-cell office:value-type="float" office:value="0.005602">
                <text:p>0.005602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091742">
                <text:p>0.091742</text:p>
              </table:table-cell>
              <table:table-cell office:value-type="float" office:value="0.008643">
                <text:p>0.008643</text:p>
              </table:table-cell>
              <table:table-cell office:value-type="float" office:value="0.012477">
                <text:p>0.012477</text:p>
              </table:table-cell>
              <table:table-cell office:value-type="float" office:value="0.007704">
                <text:p>0.007704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052424">
                <text:p>0.052424</text:p>
              </table:table-cell>
              <table:table-cell office:value-type="float" office:value="0.008575">
                <text:p>0.008575</text:p>
              </table:table-cell>
              <table:table-cell office:value-type="float" office:value="0.01204">
                <text:p>0.01204</text:p>
              </table:table-cell>
              <table:table-cell office:value-type="float" office:value="0.002394">
                <text:p>0.002394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">
                <text:p>0</text:p>
              </table:table-cell>
              <table:table-cell office:value-type="float" office:value="0.008507">
                <text:p>0.008507</text:p>
              </table:table-cell>
              <table:table-cell office:value-type="float" office:value="0.012207">
                <text:p>0.012207</text:p>
              </table:table-cell>
              <table:table-cell office:value-type="float" office:value="-0.004913">
                <text:p>-0.004913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08439">
                <text:p>0.008439</text:p>
              </table:table-cell>
              <table:table-cell office:value-type="float" office:value="0.012029">
                <text:p>0.012029</text:p>
              </table:table-cell>
              <table:table-cell office:value-type="float" office:value="-0.006803">
                <text:p>-0.006803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">
                <text:p>0</text:p>
              </table:table-cell>
              <table:table-cell office:value-type="float" office:value="0.008372">
                <text:p>0.008372</text:p>
              </table:table-cell>
              <table:table-cell office:value-type="float" office:value="0.011517">
                <text:p>0.011517</text:p>
              </table:table-cell>
              <table:table-cell office:value-type="float" office:value="-0.005023">
                <text:p>-0.005023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013106">
                <text:p>0.013106</text:p>
              </table:table-cell>
              <table:table-cell office:value-type="float" office:value="0.008306">
                <text:p>0.008306</text:p>
              </table:table-cell>
              <table:table-cell office:value-type="float" office:value="0.010098">
                <text:p>0.010098</text:p>
              </table:table-cell>
              <table:table-cell office:value-type="float" office:value="-0.003202">
                <text:p>-0.00320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013106">
                <text:p>0.013106</text:p>
              </table:table-cell>
              <table:table-cell office:value-type="float" office:value="0.00824">
                <text:p>0.00824</text:p>
              </table:table-cell>
              <table:table-cell office:value-type="float" office:value="0.008111">
                <text:p>0.008111</text:p>
              </table:table-cell>
              <table:table-cell office:value-type="float" office:value="-0.00319">
                <text:p>-0.00319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013106">
                <text:p>0.013106</text:p>
              </table:table-cell>
              <table:table-cell office:value-type="float" office:value="0.008174">
                <text:p>0.008174</text:p>
              </table:table-cell>
              <table:table-cell office:value-type="float" office:value="0.00536">
                <text:p>0.00536</text:p>
              </table:table-cell>
              <table:table-cell office:value-type="float" office:value="-0.003153">
                <text:p>-0.003153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">
                <text:p>0</text:p>
              </table:table-cell>
              <table:table-cell office:value-type="float" office:value="0.008109">
                <text:p>0.008109</text:p>
              </table:table-cell>
              <table:table-cell office:value-type="float" office:value="0.002003">
                <text:p>0.002003</text:p>
              </table:table-cell>
              <table:table-cell office:value-type="float" office:value="-0.004982">
                <text:p>-0.004982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026212">
                <text:p>0.026212</text:p>
              </table:table-cell>
              <table:table-cell office:value-type="float" office:value="0.008045">
                <text:p>0.008045</text:p>
              </table:table-cell>
              <table:table-cell office:value-type="float" office:value="-0.002051">
                <text:p>-0.002051</text:p>
              </table:table-cell>
              <table:table-cell office:value-type="float" office:value="-0.001232">
                <text:p>-0.001232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039318">
                <text:p>0.039318</text:p>
              </table:table-cell>
              <table:table-cell office:value-type="float" office:value="0.007981">
                <text:p>0.007981</text:p>
              </table:table-cell>
              <table:table-cell office:value-type="float" office:value="-0.006199">
                <text:p>-0.006199</text:p>
              </table:table-cell>
              <table:table-cell office:value-type="float" office:value="0.000721">
                <text:p>0.000721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026212">
                <text:p>0.026212</text:p>
              </table:table-cell>
              <table:table-cell office:value-type="float" office:value="0.007918">
                <text:p>0.007918</text:p>
              </table:table-cell>
              <table:table-cell office:value-type="float" office:value="-0.010468">
                <text:p>-0.010468</text:p>
              </table:table-cell>
              <table:table-cell office:value-type="float" office:value="-0.001035">
                <text:p>-0.001035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013106">
                <text:p>0.013106</text:p>
              </table:table-cell>
              <table:table-cell office:value-type="float" office:value="0.007855">
                <text:p>0.007855</text:p>
              </table:table-cell>
              <table:table-cell office:value-type="float" office:value="-0.013711">
                <text:p>-0.013711</text:p>
              </table:table-cell>
              <table:table-cell office:value-type="float" office:value="-0.002838">
                <text:p>-0.00283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052424">
                <text:p>0.052424</text:p>
              </table:table-cell>
              <table:table-cell office:value-type="float" office:value="0.007793">
                <text:p>0.007793</text:p>
              </table:table-cell>
              <table:table-cell office:value-type="float" office:value="-0.017283">
                <text:p>-0.017283</text:p>
              </table:table-cell>
              <table:table-cell office:value-type="float" office:value="0.002804">
                <text:p>0.002804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078636">
                <text:p>0.078636</text:p>
              </table:table-cell>
              <table:table-cell office:value-type="float" office:value="0.007731">
                <text:p>0.007731</text:p>
              </table:table-cell>
              <table:table-cell office:value-type="float" office:value="-0.021632">
                <text:p>-0.021632</text:p>
              </table:table-cell>
              <table:table-cell office:value-type="float" office:value="0.006692">
                <text:p>0.00669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06553">
                <text:p>0.06553</text:p>
              </table:table-cell>
              <table:table-cell office:value-type="float" office:value="0.007669">
                <text:p>0.007669</text:p>
              </table:table-cell>
              <table:table-cell office:value-type="float" office:value="-0.025512">
                <text:p>-0.025512</text:p>
              </table:table-cell>
              <table:table-cell office:value-type="float" office:value="0.005051">
                <text:p>0.005051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078636">
                <text:p>0.078636</text:p>
              </table:table-cell>
              <table:table-cell office:value-type="float" office:value="0.007609">
                <text:p>0.007609</text:p>
              </table:table-cell>
              <table:table-cell office:value-type="float" office:value="-0.027931">
                <text:p>-0.027931</text:p>
              </table:table-cell>
              <table:table-cell office:value-type="float" office:value="0.00712">
                <text:p>0.0071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091742">
                <text:p>0.091742</text:p>
              </table:table-cell>
              <table:table-cell office:value-type="float" office:value="0.007548">
                <text:p>0.007548</text:p>
              </table:table-cell>
              <table:table-cell office:value-type="float" office:value="-0.030232">
                <text:p>-0.030232</text:p>
              </table:table-cell>
              <table:table-cell office:value-type="float" office:value="0.009222">
                <text:p>0.00922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091742">
                <text:p>0.091742</text:p>
              </table:table-cell>
              <table:table-cell office:value-type="float" office:value="0.007488">
                <text:p>0.007488</text:p>
              </table:table-cell>
              <table:table-cell office:value-type="float" office:value="-0.031227">
                <text:p>-0.031227</text:p>
              </table:table-cell>
              <table:table-cell office:value-type="float" office:value="0.009482">
                <text:p>0.00948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13106">
                <text:p>0.13106</text:p>
              </table:table-cell>
              <table:table-cell office:value-type="float" office:value="0.007429">
                <text:p>0.007429</text:p>
              </table:table-cell>
              <table:table-cell office:value-type="float" office:value="-0.031067">
                <text:p>-0.031067</text:p>
              </table:table-cell>
              <table:table-cell office:value-type="float" office:value="0.015363">
                <text:p>0.015363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13106">
                <text:p>0.13106</text:p>
              </table:table-cell>
              <table:table-cell office:value-type="float" office:value="0.00737">
                <text:p>0.00737</text:p>
              </table:table-cell>
              <table:table-cell office:value-type="float" office:value="-0.031046">
                <text:p>-0.031046</text:p>
              </table:table-cell>
              <table:table-cell office:value-type="float" office:value="0.015745">
                <text:p>0.01574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157272">
                <text:p>0.157272</text:p>
              </table:table-cell>
              <table:table-cell office:value-type="float" office:value="0.007311">
                <text:p>0.007311</text:p>
              </table:table-cell>
              <table:table-cell office:value-type="float" office:value="-0.028976">
                <text:p>-0.028976</text:p>
              </table:table-cell>
              <table:table-cell office:value-type="float" office:value="0.019881">
                <text:p>0.019881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170378">
                <text:p>0.170378</text:p>
              </table:table-cell>
              <table:table-cell office:value-type="float" office:value="0.007253">
                <text:p>0.007253</text:p>
              </table:table-cell>
              <table:table-cell office:value-type="float" office:value="-0.026053">
                <text:p>-0.026053</text:p>
              </table:table-cell>
              <table:table-cell office:value-type="float" office:value="0.022223">
                <text:p>0.022223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170378">
                <text:p>0.170378</text:p>
              </table:table-cell>
              <table:table-cell office:value-type="float" office:value="0.007196">
                <text:p>0.007196</text:p>
              </table:table-cell>
              <table:table-cell office:value-type="float" office:value="-0.022914">
                <text:p>-0.022914</text:p>
              </table:table-cell>
              <table:table-cell office:value-type="float" office:value="0.022726">
                <text:p>0.022726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170378">
                <text:p>0.170378</text:p>
              </table:table-cell>
              <table:table-cell office:value-type="float" office:value="0.007139">
                <text:p>0.007139</text:p>
              </table:table-cell>
              <table:table-cell office:value-type="float" office:value="-0.018874">
                <text:p>-0.018874</text:p>
              </table:table-cell>
              <table:table-cell office:value-type="float" office:value="0.023222">
                <text:p>0.023222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183484">
                <text:p>0.183484</text:p>
              </table:table-cell>
              <table:table-cell office:value-type="float" office:value="0.007082">
                <text:p>0.007082</text:p>
              </table:table-cell>
              <table:table-cell office:value-type="float" office:value="-0.014204">
                <text:p>-0.014204</text:p>
              </table:table-cell>
              <table:table-cell office:value-type="float" office:value="0.025581">
                <text:p>0.025581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183484">
                <text:p>0.183484</text:p>
              </table:table-cell>
              <table:table-cell office:value-type="float" office:value="0.007026">
                <text:p>0.007026</text:p>
              </table:table-cell>
              <table:table-cell office:value-type="float" office:value="-0.008911">
                <text:p>-0.008911</text:p>
              </table:table-cell>
              <table:table-cell office:value-type="float" office:value="0.026102">
                <text:p>0.026102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183484">
                <text:p>0.183484</text:p>
              </table:table-cell>
              <table:table-cell office:value-type="float" office:value="0.00697">
                <text:p>0.00697</text:p>
              </table:table-cell>
              <table:table-cell office:value-type="float" office:value="-0.003427">
                <text:p>-0.003427</text:p>
              </table:table-cell>
              <table:table-cell office:value-type="float" office:value="0.026625">
                <text:p>0.02662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170378">
                <text:p>0.170378</text:p>
              </table:table-cell>
              <table:table-cell office:value-type="float" office:value="0.006915">
                <text:p>0.006915</text:p>
              </table:table-cell>
              <table:table-cell office:value-type="float" office:value="0.00178">
                <text:p>0.00178</text:p>
              </table:table-cell>
              <table:table-cell office:value-type="float" office:value="0.025275">
                <text:p>0.02527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170378">
                <text:p>0.170378</text:p>
              </table:table-cell>
              <table:table-cell office:value-type="float" office:value="0.00686">
                <text:p>0.00686</text:p>
              </table:table-cell>
              <table:table-cell office:value-type="float" office:value="0.007112">
                <text:p>0.007112</text:p>
              </table:table-cell>
              <table:table-cell office:value-type="float" office:value="0.025758">
                <text:p>0.025758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170378">
                <text:p>0.170378</text:p>
              </table:table-cell>
              <table:table-cell office:value-type="float" office:value="0.006805">
                <text:p>0.006805</text:p>
              </table:table-cell>
              <table:table-cell office:value-type="float" office:value="0.012428">
                <text:p>0.012428</text:p>
              </table:table-cell>
              <table:table-cell office:value-type="float" office:value="0.026243">
                <text:p>0.026243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170378">
                <text:p>0.170378</text:p>
              </table:table-cell>
              <table:table-cell office:value-type="float" office:value="0.006751">
                <text:p>0.006751</text:p>
              </table:table-cell>
              <table:table-cell office:value-type="float" office:value="0.016726">
                <text:p>0.016726</text:p>
              </table:table-cell>
              <table:table-cell office:value-type="float" office:value="0.026733">
                <text:p>0.026733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144166">
                <text:p>0.144166</text:p>
              </table:table-cell>
              <table:table-cell office:value-type="float" office:value="0.006698">
                <text:p>0.006698</text:p>
              </table:table-cell>
              <table:table-cell office:value-type="float" office:value="0.020731">
                <text:p>0.020731</text:p>
              </table:table-cell>
              <table:table-cell office:value-type="float" office:value="0.02348">
                <text:p>0.02348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117954">
                <text:p>0.117954</text:p>
              </table:table-cell>
              <table:table-cell office:value-type="float" office:value="0.006645">
                <text:p>0.006645</text:p>
              </table:table-cell>
              <table:table-cell office:value-type="float" office:value="0.024618">
                <text:p>0.024618</text:p>
              </table:table-cell>
              <table:table-cell office:value-type="float" office:value="0.020144">
                <text:p>0.020144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144166">
                <text:p>0.144166</text:p>
              </table:table-cell>
              <table:table-cell office:value-type="float" office:value="0.006592">
                <text:p>0.006592</text:p>
              </table:table-cell>
              <table:table-cell office:value-type="float" office:value="0.027737">
                <text:p>0.027737</text:p>
              </table:table-cell>
              <table:table-cell office:value-type="float" office:value="0.02422">
                <text:p>0.02422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13106">
                <text:p>0.13106</text:p>
              </table:table-cell>
              <table:table-cell office:value-type="float" office:value="0.00654">
                <text:p>0.00654</text:p>
              </table:table-cell>
              <table:table-cell office:value-type="float" office:value="0.030323">
                <text:p>0.030323</text:p>
              </table:table-cell>
              <table:table-cell office:value-type="float" office:value="0.022759">
                <text:p>0.022759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13106">
                <text:p>0.13106</text:p>
              </table:table-cell>
              <table:table-cell office:value-type="float" office:value="0.006488">
                <text:p>0.006488</text:p>
              </table:table-cell>
              <table:table-cell office:value-type="float" office:value="0.032325">
                <text:p>0.032325</text:p>
              </table:table-cell>
              <table:table-cell office:value-type="float" office:value="0.023145">
                <text:p>0.023145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091742">
                <text:p>0.091742</text:p>
              </table:table-cell>
              <table:table-cell office:value-type="float" office:value="0.006436">
                <text:p>0.006436</text:p>
              </table:table-cell>
              <table:table-cell office:value-type="float" office:value="0.033791">
                <text:p>0.033791</text:p>
              </table:table-cell>
              <table:table-cell office:value-type="float" office:value="0.017912">
                <text:p>0.017912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104848">
                <text:p>0.104848</text:p>
              </table:table-cell>
              <table:table-cell office:value-type="float" office:value="0.006385">
                <text:p>0.006385</text:p>
              </table:table-cell>
              <table:table-cell office:value-type="float" office:value="0.034701">
                <text:p>0.034701</text:p>
              </table:table-cell>
              <table:table-cell office:value-type="float" office:value="0.02005">
                <text:p>0.0200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091742">
                <text:p>0.091742</text:p>
              </table:table-cell>
              <table:table-cell office:value-type="float" office:value="0.006334">
                <text:p>0.006334</text:p>
              </table:table-cell>
              <table:table-cell office:value-type="float" office:value="0.035037">
                <text:p>0.035037</text:p>
              </table:table-cell>
              <table:table-cell office:value-type="float" office:value="0.018473">
                <text:p>0.018473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091742">
                <text:p>0.091742</text:p>
              </table:table-cell>
              <table:table-cell office:value-type="float" office:value="0.006284">
                <text:p>0.006284</text:p>
              </table:table-cell>
              <table:table-cell office:value-type="float" office:value="0.034912">
                <text:p>0.034912</text:p>
              </table:table-cell>
              <table:table-cell office:value-type="float" office:value="0.018734">
                <text:p>0.018734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078636">
                <text:p>0.078636</text:p>
              </table:table-cell>
              <table:table-cell office:value-type="float" office:value="0.006234">
                <text:p>0.006234</text:p>
              </table:table-cell>
              <table:table-cell office:value-type="float" office:value="0.034243">
                <text:p>0.034243</text:p>
              </table:table-cell>
              <table:table-cell office:value-type="float" office:value="0.017126">
                <text:p>0.017126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078636">
                <text:p>0.078636</text:p>
              </table:table-cell>
              <table:table-cell office:value-type="float" office:value="0.006185">
                <text:p>0.006185</text:p>
              </table:table-cell>
              <table:table-cell office:value-type="float" office:value="0.032921">
                <text:p>0.032921</text:p>
              </table:table-cell>
              <table:table-cell office:value-type="float" office:value="0.017353">
                <text:p>0.017353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078636">
                <text:p>0.078636</text:p>
              </table:table-cell>
              <table:table-cell office:value-type="float" office:value="0.006136">
                <text:p>0.006136</text:p>
              </table:table-cell>
              <table:table-cell office:value-type="float" office:value="0.031504">
                <text:p>0.031504</text:p>
              </table:table-cell>
              <table:table-cell office:value-type="float" office:value="0.017582">
                <text:p>0.01758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052424">
                <text:p>0.052424</text:p>
              </table:table-cell>
              <table:table-cell office:value-type="float" office:value="0.006087">
                <text:p>0.006087</text:p>
              </table:table-cell>
              <table:table-cell office:value-type="float" office:value="0.030015">
                <text:p>0.030015</text:p>
              </table:table-cell>
              <table:table-cell office:value-type="float" office:value="0.014062">
                <text:p>0.014062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078636">
                <text:p>0.078636</text:p>
              </table:table-cell>
              <table:table-cell office:value-type="float" office:value="0.006039">
                <text:p>0.006039</text:p>
              </table:table-cell>
              <table:table-cell office:value-type="float" office:value="0.02803">
                <text:p>0.02803</text:p>
              </table:table-cell>
              <table:table-cell office:value-type="float" office:value="0.017959">
                <text:p>0.017959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091742">
                <text:p>0.091742</text:p>
              </table:table-cell>
              <table:table-cell office:value-type="float" office:value="0.005991">
                <text:p>0.005991</text:p>
              </table:table-cell>
              <table:table-cell office:value-type="float" office:value="0.026056">
                <text:p>0.026056</text:p>
              </table:table-cell>
              <table:table-cell office:value-type="float" office:value="0.020063">
                <text:p>0.02006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06553">
                <text:p>0.06553</text:p>
              </table:table-cell>
              <table:table-cell office:value-type="float" office:value="0.005943">
                <text:p>0.005943</text:p>
              </table:table-cell>
              <table:table-cell office:value-type="float" office:value="0.02433">
                <text:p>0.02433</text:p>
              </table:table-cell>
              <table:table-cell office:value-type="float" office:value="0.016592">
                <text:p>0.016592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091742">
                <text:p>0.091742</text:p>
              </table:table-cell>
              <table:table-cell office:value-type="float" office:value="0.005896">
                <text:p>0.005896</text:p>
              </table:table-cell>
              <table:table-cell office:value-type="float" office:value="0.021929">
                <text:p>0.021929</text:p>
              </table:table-cell>
              <table:table-cell office:value-type="float" office:value="0.020539">
                <text:p>0.020539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06553">
                <text:p>0.06553</text:p>
              </table:table-cell>
              <table:table-cell office:value-type="float" office:value="0.005849">
                <text:p>0.005849</text:p>
              </table:table-cell>
              <table:table-cell office:value-type="float" office:value="0.019349">
                <text:p>0.019349</text:p>
              </table:table-cell>
              <table:table-cell office:value-type="float" office:value="0.017061">
                <text:p>0.017061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091742">
                <text:p>0.091742</text:p>
              </table:table-cell>
              <table:table-cell office:value-type="float" office:value="0.005803">
                <text:p>0.005803</text:p>
              </table:table-cell>
              <table:table-cell office:value-type="float" office:value="0.017047">
                <text:p>0.017047</text:p>
              </table:table-cell>
              <table:table-cell office:value-type="float" office:value="0.020995">
                <text:p>0.02099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104848">
                <text:p>0.104848</text:p>
              </table:table-cell>
              <table:table-cell office:value-type="float" office:value="0.005757">
                <text:p>0.005757</text:p>
              </table:table-cell>
              <table:table-cell office:value-type="float" office:value="0.013949">
                <text:p>0.013949</text:p>
              </table:table-cell>
              <table:table-cell office:value-type="float" office:value="0.023134">
                <text:p>0.023134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06553">
                <text:p>0.06553</text:p>
              </table:table-cell>
              <table:table-cell office:value-type="float" office:value="0.005711">
                <text:p>0.005711</text:p>
              </table:table-cell>
              <table:table-cell office:value-type="float" office:value="0.011842">
                <text:p>0.011842</text:p>
              </table:table-cell>
              <table:table-cell office:value-type="float" office:value="0.017819">
                <text:p>0.017819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091742">
                <text:p>0.091742</text:p>
              </table:table-cell>
              <table:table-cell office:value-type="float" office:value="0.005666">
                <text:p>0.005666</text:p>
              </table:table-cell>
              <table:table-cell office:value-type="float" office:value="0.011301">
                <text:p>0.011301</text:p>
              </table:table-cell>
              <table:table-cell office:value-type="float" office:value="0.021751">
                <text:p>0.021751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104848">
                <text:p>0.104848</text:p>
              </table:table-cell>
              <table:table-cell office:value-type="float" office:value="0.005621">
                <text:p>0.005621</text:p>
              </table:table-cell>
              <table:table-cell office:value-type="float" office:value="0.010495">
                <text:p>0.010495</text:p>
              </table:table-cell>
              <table:table-cell office:value-type="float" office:value="0.023884">
                <text:p>0.023884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117954">
                <text:p>0.117954</text:p>
              </table:table-cell>
              <table:table-cell office:value-type="float" office:value="0.005576">
                <text:p>0.005576</text:p>
              </table:table-cell>
              <table:table-cell office:value-type="float" office:value="0.010472">
                <text:p>0.010472</text:p>
              </table:table-cell>
              <table:table-cell office:value-type="float" office:value="0.026065">
                <text:p>0.026065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13106">
                <text:p>0.13106</text:p>
              </table:table-cell>
              <table:table-cell office:value-type="float" office:value="0.005532">
                <text:p>0.005532</text:p>
              </table:table-cell>
              <table:table-cell office:value-type="float" office:value="0.011829">
                <text:p>0.011829</text:p>
              </table:table-cell>
              <table:table-cell office:value-type="float" office:value="0.028296">
                <text:p>0.028296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13106">
                <text:p>0.13106</text:p>
              </table:table-cell>
              <table:table-cell office:value-type="float" office:value="0.005488">
                <text:p>0.005488</text:p>
              </table:table-cell>
              <table:table-cell office:value-type="float" office:value="0.013196">
                <text:p>0.013196</text:p>
              </table:table-cell>
              <table:table-cell office:value-type="float" office:value="0.028695">
                <text:p>0.02869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144166">
                <text:p>0.144166</text:p>
              </table:table-cell>
              <table:table-cell office:value-type="float" office:value="0.005445">
                <text:p>0.005445</text:p>
              </table:table-cell>
              <table:table-cell office:value-type="float" office:value="0.014991">
                <text:p>0.014991</text:p>
              </table:table-cell>
              <table:table-cell office:value-type="float" office:value="0.030963">
                <text:p>0.030963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144166">
                <text:p>0.144166</text:p>
              </table:table-cell>
              <table:table-cell office:value-type="float" office:value="0.005401">
                <text:p>0.005401</text:p>
              </table:table-cell>
              <table:table-cell office:value-type="float" office:value="0.017062">
                <text:p>0.017062</text:p>
              </table:table-cell>
              <table:table-cell office:value-type="float" office:value="0.031388">
                <text:p>0.031388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144166">
                <text:p>0.144166</text:p>
              </table:table-cell>
              <table:table-cell office:value-type="float" office:value="0.005358">
                <text:p>0.005358</text:p>
              </table:table-cell>
              <table:table-cell office:value-type="float" office:value="0.01903">
                <text:p>0.01903</text:p>
              </table:table-cell>
              <table:table-cell office:value-type="float" office:value="0.031806">
                <text:p>0.031806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157272">
                <text:p>0.157272</text:p>
              </table:table-cell>
              <table:table-cell office:value-type="float" office:value="0.005316">
                <text:p>0.005316</text:p>
              </table:table-cell>
              <table:table-cell office:value-type="float" office:value="0.021115">
                <text:p>0.021115</text:p>
              </table:table-cell>
              <table:table-cell office:value-type="float" office:value="0.034093">
                <text:p>0.034093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117954">
                <text:p>0.117954</text:p>
              </table:table-cell>
              <table:table-cell office:value-type="float" office:value="0.005274">
                <text:p>0.005274</text:p>
              </table:table-cell>
              <table:table-cell office:value-type="float" office:value="0.023119">
                <text:p>0.023119</text:p>
              </table:table-cell>
              <table:table-cell office:value-type="float" office:value="0.028919">
                <text:p>0.028919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144166">
                <text:p>0.144166</text:p>
              </table:table-cell>
              <table:table-cell office:value-type="float" office:value="0.005232">
                <text:p>0.005232</text:p>
              </table:table-cell>
              <table:table-cell office:value-type="float" office:value="0.025221">
                <text:p>0.025221</text:p>
              </table:table-cell>
              <table:table-cell office:value-type="float" office:value="0.032994">
                <text:p>0.032994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144166">
                <text:p>0.144166</text:p>
              </table:table-cell>
              <table:table-cell office:value-type="float" office:value="0.00519">
                <text:p>0.00519</text:p>
              </table:table-cell>
              <table:table-cell office:value-type="float" office:value="0.027382">
                <text:p>0.027382</text:p>
              </table:table-cell>
              <table:table-cell office:value-type="float" office:value="0.033401">
                <text:p>0.033401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13106">
                <text:p>0.13106</text:p>
              </table:table-cell>
              <table:table-cell office:value-type="float" office:value="0.005149">
                <text:p>0.005149</text:p>
              </table:table-cell>
              <table:table-cell office:value-type="float" office:value="0.029122">
                <text:p>0.029122</text:p>
              </table:table-cell>
              <table:table-cell office:value-type="float" office:value="0.031943">
                <text:p>0.031943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104848">
                <text:p>0.104848</text:p>
              </table:table-cell>
              <table:table-cell office:value-type="float" office:value="0.005108">
                <text:p>0.005108</text:p>
              </table:table-cell>
              <table:table-cell office:value-type="float" office:value="0.031222">
                <text:p>0.031222</text:p>
              </table:table-cell>
              <table:table-cell office:value-type="float" office:value="0.028576">
                <text:p>0.028576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144166">
                <text:p>0.144166</text:p>
              </table:table-cell>
              <table:table-cell office:value-type="float" office:value="0.005068">
                <text:p>0.005068</text:p>
              </table:table-cell>
              <table:table-cell office:value-type="float" office:value="0.033087">
                <text:p>0.033087</text:p>
              </table:table-cell>
              <table:table-cell office:value-type="float" office:value="0.034498">
                <text:p>0.034498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144166">
                <text:p>0.144166</text:p>
              </table:table-cell>
              <table:table-cell office:value-type="float" office:value="0.005028">
                <text:p>0.005028</text:p>
              </table:table-cell>
              <table:table-cell office:value-type="float" office:value="0.03454">
                <text:p>0.03454</text:p>
              </table:table-cell>
              <table:table-cell office:value-type="float" office:value="0.034922">
                <text:p>0.034922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117954">
                <text:p>0.117954</text:p>
              </table:table-cell>
              <table:table-cell office:value-type="float" office:value="0.004988">
                <text:p>0.004988</text:p>
              </table:table-cell>
              <table:table-cell office:value-type="float" office:value="0.035447">
                <text:p>0.035447</text:p>
              </table:table-cell>
              <table:table-cell office:value-type="float" office:value="0.031609">
                <text:p>0.031609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104848">
                <text:p>0.104848</text:p>
              </table:table-cell>
              <table:table-cell office:value-type="float" office:value="0.004948">
                <text:p>0.004948</text:p>
              </table:table-cell>
              <table:table-cell office:value-type="float" office:value="0.035753">
                <text:p>0.035753</text:p>
              </table:table-cell>
              <table:table-cell office:value-type="float" office:value="0.030086">
                <text:p>0.030086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117954">
                <text:p>0.117954</text:p>
              </table:table-cell>
              <table:table-cell office:value-type="float" office:value="0.004909">
                <text:p>0.004909</text:p>
              </table:table-cell>
              <table:table-cell office:value-type="float" office:value="0.035653">
                <text:p>0.035653</text:p>
              </table:table-cell>
              <table:table-cell office:value-type="float" office:value="0.032259">
                <text:p>0.032259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104848">
                <text:p>0.104848</text:p>
              </table:table-cell>
              <table:table-cell office:value-type="float" office:value="0.00487">
                <text:p>0.00487</text:p>
              </table:table-cell>
              <table:table-cell office:value-type="float" office:value="0.034948">
                <text:p>0.034948</text:p>
              </table:table-cell>
              <table:table-cell office:value-type="float" office:value="0.030719">
                <text:p>0.030719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104848">
                <text:p>0.104848</text:p>
              </table:table-cell>
              <table:table-cell office:value-type="float" office:value="0.004831">
                <text:p>0.004831</text:p>
              </table:table-cell>
              <table:table-cell office:value-type="float" office:value="0.034438">
                <text:p>0.034438</text:p>
              </table:table-cell>
              <table:table-cell office:value-type="float" office:value="0.031019">
                <text:p>0.031019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104848">
                <text:p>0.104848</text:p>
              </table:table-cell>
              <table:table-cell office:value-type="float" office:value="0.004793">
                <text:p>0.004793</text:p>
              </table:table-cell>
              <table:table-cell office:value-type="float" office:value="0.034294">
                <text:p>0.034294</text:p>
              </table:table-cell>
              <table:table-cell office:value-type="float" office:value="0.031323">
                <text:p>0.031323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104848">
                <text:p>0.104848</text:p>
              </table:table-cell>
              <table:table-cell office:value-type="float" office:value="0.004755">
                <text:p>0.004755</text:p>
              </table:table-cell>
              <table:table-cell office:value-type="float" office:value="0.034537">
                <text:p>0.034537</text:p>
              </table:table-cell>
              <table:table-cell office:value-type="float" office:value="0.031632">
                <text:p>0.031632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117954">
                <text:p>0.117954</text:p>
              </table:table-cell>
              <table:table-cell office:value-type="float" office:value="0.004717">
                <text:p>0.004717</text:p>
              </table:table-cell>
              <table:table-cell office:value-type="float" office:value="0.035405">
                <text:p>0.035405</text:p>
              </table:table-cell>
              <table:table-cell office:value-type="float" office:value="0.033819">
                <text:p>0.033819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104848">
                <text:p>0.104848</text:p>
              </table:table-cell>
              <table:table-cell office:value-type="float" office:value="0.00468">
                <text:p>0.00468</text:p>
              </table:table-cell>
              <table:table-cell office:value-type="float" office:value="0.036735">
                <text:p>0.036735</text:p>
              </table:table-cell>
              <table:table-cell office:value-type="float" office:value="0.032301">
                <text:p>0.032301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104848">
                <text:p>0.104848</text:p>
              </table:table-cell>
              <table:table-cell office:value-type="float" office:value="0.004642">
                <text:p>0.004642</text:p>
              </table:table-cell>
              <table:table-cell office:value-type="float" office:value="0.03847">
                <text:p>0.03847</text:p>
              </table:table-cell>
              <table:table-cell office:value-type="float" office:value="0.032614">
                <text:p>0.032614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104848">
                <text:p>0.104848</text:p>
              </table:table-cell>
              <table:table-cell office:value-type="float" office:value="0.004606">
                <text:p>0.004606</text:p>
              </table:table-cell>
              <table:table-cell office:value-type="float" office:value="0.040778">
                <text:p>0.040778</text:p>
              </table:table-cell>
              <table:table-cell office:value-type="float" office:value="0.032922">
                <text:p>0.03292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104848">
                <text:p>0.104848</text:p>
              </table:table-cell>
              <table:table-cell office:value-type="float" office:value="0.004569">
                <text:p>0.004569</text:p>
              </table:table-cell>
              <table:table-cell office:value-type="float" office:value="0.043647">
                <text:p>0.043647</text:p>
              </table:table-cell>
              <table:table-cell office:value-type="float" office:value="0.033225">
                <text:p>0.033225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091742">
                <text:p>0.091742</text:p>
              </table:table-cell>
              <table:table-cell office:value-type="float" office:value="0.004533">
                <text:p>0.004533</text:p>
              </table:table-cell>
              <table:table-cell office:value-type="float" office:value="0.046587">
                <text:p>0.046587</text:p>
              </table:table-cell>
              <table:table-cell office:value-type="float" office:value="0.031652">
                <text:p>0.03165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091742">
                <text:p>0.091742</text:p>
              </table:table-cell>
              <table:table-cell office:value-type="float" office:value="0.004497">
                <text:p>0.004497</text:p>
              </table:table-cell>
              <table:table-cell office:value-type="float" office:value="0.049441">
                <text:p>0.049441</text:p>
              </table:table-cell>
              <table:table-cell office:value-type="float" office:value="0.031913">
                <text:p>0.031913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078636">
                <text:p>0.078636</text:p>
              </table:table-cell>
              <table:table-cell office:value-type="float" office:value="0.004461">
                <text:p>0.004461</text:p>
              </table:table-cell>
              <table:table-cell office:value-type="float" office:value="0.052507">
                <text:p>0.052507</text:p>
              </table:table-cell>
              <table:table-cell office:value-type="float" office:value="0.030297">
                <text:p>0.030297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078636">
                <text:p>0.078636</text:p>
              </table:table-cell>
              <table:table-cell office:value-type="float" office:value="0.004426">
                <text:p>0.004426</text:p>
              </table:table-cell>
              <table:table-cell office:value-type="float" office:value="0.055395">
                <text:p>0.055395</text:p>
              </table:table-cell>
              <table:table-cell office:value-type="float" office:value="0.030517">
                <text:p>0.030517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078636">
                <text:p>0.078636</text:p>
              </table:table-cell>
              <table:table-cell office:value-type="float" office:value="0.004391">
                <text:p>0.004391</text:p>
              </table:table-cell>
              <table:table-cell office:value-type="float" office:value="0.057736">
                <text:p>0.057736</text:p>
              </table:table-cell>
              <table:table-cell office:value-type="float" office:value="0.03074">
                <text:p>0.03074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039318">
                <text:p>0.039318</text:p>
              </table:table-cell>
              <table:table-cell office:value-type="float" office:value="0.004356">
                <text:p>0.004356</text:p>
              </table:table-cell>
              <table:table-cell office:value-type="float" office:value="0.058225">
                <text:p>0.058225</text:p>
              </table:table-cell>
              <table:table-cell office:value-type="float" office:value="0.025342">
                <text:p>0.025342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039318">
                <text:p>0.039318</text:p>
              </table:table-cell>
              <table:table-cell office:value-type="float" office:value="0.004321">
                <text:p>0.004321</text:p>
              </table:table-cell>
              <table:table-cell office:value-type="float" office:value="0.058188">
                <text:p>0.058188</text:p>
              </table:table-cell>
              <table:table-cell office:value-type="float" office:value="0.025445">
                <text:p>0.02544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275226">
                <text:p>0.275226</text:p>
              </table:table-cell>
              <table:table-cell office:value-type="float" office:value="0.004287">
                <text:p>0.004287</text:p>
              </table:table-cell>
              <table:table-cell office:value-type="float" office:value="0.057449">
                <text:p>0.057449</text:p>
              </table:table-cell>
              <table:table-cell office:value-type="float" office:value="0.059301">
                <text:p>0.059301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">
                <text:p>0</text:p>
              </table:table-cell>
              <table:table-cell office:value-type="float" office:value="0.004253">
                <text:p>0.004253</text:p>
              </table:table-cell>
              <table:table-cell office:value-type="float" office:value="0.05603">
                <text:p>0.05603</text:p>
              </table:table-cell>
              <table:table-cell office:value-type="float" office:value="0.020812">
                <text:p>0.020812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04219">
                <text:p>0.004219</text:p>
              </table:table-cell>
              <table:table-cell office:value-type="float" office:value="0.05477">
                <text:p>0.05477</text:p>
              </table:table-cell>
              <table:table-cell office:value-type="float" office:value="0.015208">
                <text:p>0.015208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.004186">
                <text:p>0.004186</text:p>
              </table:table-cell>
              <table:table-cell office:value-type="float" office:value="0.051364">
                <text:p>0.051364</text:p>
              </table:table-cell>
              <table:table-cell office:value-type="float" office:value="0.020646">
                <text:p>0.020646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026212">
                <text:p>0.026212</text:p>
              </table:table-cell>
              <table:table-cell office:value-type="float" office:value="0.004152">
                <text:p>0.004152</text:p>
              </table:table-cell>
              <table:table-cell office:value-type="float" office:value="0.045864">
                <text:p>0.045864</text:p>
              </table:table-cell>
              <table:table-cell office:value-type="float" office:value="0.024306">
                <text:p>0.024306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013106">
                <text:p>0.013106</text:p>
              </table:table-cell>
              <table:table-cell office:value-type="float" office:value="0.004119">
                <text:p>0.004119</text:p>
              </table:table-cell>
              <table:table-cell office:value-type="float" office:value="0.041523">
                <text:p>0.041523</text:p>
              </table:table-cell>
              <table:table-cell office:value-type="float" office:value="0.022471">
                <text:p>0.022471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04087">
                <text:p>0.004087</text:p>
              </table:table-cell>
              <table:table-cell office:value-type="float" office:value="0.038512">
                <text:p>0.038512</text:p>
              </table:table-cell>
              <table:table-cell office:value-type="float" office:value="0.016896">
                <text:p>0.016896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026212">
                <text:p>0.026212</text:p>
              </table:table-cell>
              <table:table-cell office:value-type="float" office:value="0.004054">
                <text:p>0.004054</text:p>
              </table:table-cell>
              <table:table-cell office:value-type="float" office:value="0.037972">
                <text:p>0.037972</text:p>
              </table:table-cell>
              <table:table-cell office:value-type="float" office:value="0.024337">
                <text:p>0.024337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039318">
                <text:p>0.039318</text:p>
              </table:table-cell>
              <table:table-cell office:value-type="float" office:value="0.004022">
                <text:p>0.004022</text:p>
              </table:table-cell>
              <table:table-cell office:value-type="float" office:value="0.037267">
                <text:p>0.037267</text:p>
              </table:table-cell>
              <table:table-cell office:value-type="float" office:value="0.026321">
                <text:p>0.026321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013106">
                <text:p>0.013106</text:p>
              </table:table-cell>
              <table:table-cell office:value-type="float" office:value="0.00399">
                <text:p>0.00399</text:p>
              </table:table-cell>
              <table:table-cell office:value-type="float" office:value="0.036428">
                <text:p>0.036428</text:p>
              </table:table-cell>
              <table:table-cell office:value-type="float" office:value="0.022726">
                <text:p>0.022726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026212">
                <text:p>0.026212</text:p>
              </table:table-cell>
              <table:table-cell office:value-type="float" office:value="0.003959">
                <text:p>0.003959</text:p>
              </table:table-cell>
              <table:table-cell office:value-type="float" office:value="0.037363">
                <text:p>0.037363</text:p>
              </table:table-cell>
              <table:table-cell office:value-type="float" office:value="0.024662">
                <text:p>0.024662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06553">
                <text:p>0.06553</text:p>
              </table:table-cell>
              <table:table-cell office:value-type="float" office:value="0.003927">
                <text:p>0.003927</text:p>
              </table:table-cell>
              <table:table-cell office:value-type="float" office:value="0.038128">
                <text:p>0.038128</text:p>
              </table:table-cell>
              <table:table-cell office:value-type="float" office:value="0.030367">
                <text:p>0.030367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32765">
                <text:p>0.32765</text:p>
              </table:table-cell>
              <table:table-cell office:value-type="float" office:value="0.003896">
                <text:p>0.003896</text:p>
              </table:table-cell>
              <table:table-cell office:value-type="float" office:value="0.039864">
                <text:p>0.039864</text:p>
              </table:table-cell>
              <table:table-cell office:value-type="float" office:value="0.06807">
                <text:p>0.06807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03865">
                <text:p>0.003865</text:p>
              </table:table-cell>
              <table:table-cell office:value-type="float" office:value="0.04164">
                <text:p>0.04164</text:p>
              </table:table-cell>
              <table:table-cell office:value-type="float" office:value="0.020382">
                <text:p>0.020382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03834">
                <text:p>0.003834</text:p>
              </table:table-cell>
              <table:table-cell office:value-type="float" office:value="0.04341">
                <text:p>0.04341</text:p>
              </table:table-cell>
              <table:table-cell office:value-type="float" office:value="0.010972">
                <text:p>0.010972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026212">
                <text:p>0.026212</text:p>
              </table:table-cell>
              <table:table-cell office:value-type="float" office:value="0.003804">
                <text:p>0.003804</text:p>
              </table:table-cell>
              <table:table-cell office:value-type="float" office:value="0.045422">
                <text:p>0.045422</text:p>
              </table:table-cell>
              <table:table-cell office:value-type="float" office:value="0.025611">
                <text:p>0.025611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052424">
                <text:p>0.052424</text:p>
              </table:table-cell>
              <table:table-cell office:value-type="float" office:value="0.003774">
                <text:p>0.003774</text:p>
              </table:table-cell>
              <table:table-cell office:value-type="float" office:value="0.044566">
                <text:p>0.044566</text:p>
              </table:table-cell>
              <table:table-cell office:value-type="float" office:value="0.029305">
                <text:p>0.029305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039318">
                <text:p>0.039318</text:p>
              </table:table-cell>
              <table:table-cell office:value-type="float" office:value="0.003744">
                <text:p>0.003744</text:p>
              </table:table-cell>
              <table:table-cell office:value-type="float" office:value="0.04494">
                <text:p>0.04494</text:p>
              </table:table-cell>
              <table:table-cell office:value-type="float" office:value="0.027539">
                <text:p>0.027539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03714">
                <text:p>0.003714</text:p>
              </table:table-cell>
              <table:table-cell office:value-type="float" office:value="0.04512">
                <text:p>0.04512</text:p>
              </table:table-cell>
              <table:table-cell office:value-type="float" office:value="0.018303">
                <text:p>0.018303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">
                <text:p>0</text:p>
              </table:table-cell>
              <table:table-cell office:value-type="float" office:value="0.003685">
                <text:p>0.003685</text:p>
              </table:table-cell>
              <table:table-cell office:value-type="float" office:value="0.044794">
                <text:p>0.044794</text:p>
              </table:table-cell>
              <table:table-cell office:value-type="float" office:value="0.021996">
                <text:p>0.021996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03655">
                <text:p>0.003655</text:p>
              </table:table-cell>
              <table:table-cell office:value-type="float" office:value="0.045056">
                <text:p>0.045056</text:p>
              </table:table-cell>
              <table:table-cell office:value-type="float" office:value="0.01826">
                <text:p>0.01826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013106">
                <text:p>0.013106</text:p>
              </table:table-cell>
              <table:table-cell office:value-type="float" office:value="0.003626">
                <text:p>0.003626</text:p>
              </table:table-cell>
              <table:table-cell office:value-type="float" office:value="0.044951">
                <text:p>0.044951</text:p>
              </table:table-cell>
              <table:table-cell office:value-type="float" office:value="0.023811">
                <text:p>0.023811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">
                <text:p>0</text:p>
              </table:table-cell>
              <table:table-cell office:value-type="float" office:value="0.003598">
                <text:p>0.003598</text:p>
              </table:table-cell>
              <table:table-cell office:value-type="float" office:value="0.043911">
                <text:p>0.043911</text:p>
              </table:table-cell>
              <table:table-cell office:value-type="float" office:value="0.021987">
                <text:p>0.021987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03569">
                <text:p>0.003569</text:p>
              </table:table-cell>
              <table:table-cell office:value-type="float" office:value="0.043818">
                <text:p>0.043818</text:p>
              </table:table-cell>
              <table:table-cell office:value-type="float" office:value="0.020126">
                <text:p>0.020126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03541">
                <text:p>0.003541</text:p>
              </table:table-cell>
              <table:table-cell office:value-type="float" office:value="0.044248">
                <text:p>0.044248</text:p>
              </table:table-cell>
              <table:table-cell office:value-type="float" office:value="0.02009">
                <text:p>0.02009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">
                <text:p>0</text:p>
              </table:table-cell>
              <table:table-cell office:value-type="float" office:value="0.003513">
                <text:p>0.003513</text:p>
              </table:table-cell>
              <table:table-cell office:value-type="float" office:value="0.044771">
                <text:p>0.044771</text:p>
              </table:table-cell>
              <table:table-cell office:value-type="float" office:value="0.021918">
                <text:p>0.021918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">
                <text:p>0</text:p>
              </table:table-cell>
              <table:table-cell office:value-type="float" office:value="0.003485">
                <text:p>0.003485</text:p>
              </table:table-cell>
              <table:table-cell office:value-type="float" office:value="0.044993">
                <text:p>0.044993</text:p>
              </table:table-cell>
              <table:table-cell office:value-type="float" office:value="0.021909">
                <text:p>0.021909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">
                <text:p>0</text:p>
              </table:table-cell>
              <table:table-cell office:value-type="float" office:value="0.003457">
                <text:p>0.003457</text:p>
              </table:table-cell>
              <table:table-cell office:value-type="float" office:value="0.045386">
                <text:p>0.045386</text:p>
              </table:table-cell>
              <table:table-cell office:value-type="float" office:value="0.021904">
                <text:p>0.021904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0343">
                <text:p>0.00343</text:p>
              </table:table-cell>
              <table:table-cell office:value-type="float" office:value="0.045871">
                <text:p>0.045871</text:p>
              </table:table-cell>
              <table:table-cell office:value-type="float" office:value="0.020025">
                <text:p>0.02002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">
                <text:p>0</text:p>
              </table:table-cell>
              <table:table-cell office:value-type="float" office:value="0.003402">
                <text:p>0.003402</text:p>
              </table:table-cell>
              <table:table-cell office:value-type="float" office:value="0.045924">
                <text:p>0.045924</text:p>
              </table:table-cell>
              <table:table-cell office:value-type="float" office:value="0.021851">
                <text:p>0.021851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03375">
                <text:p>0.003375</text:p>
              </table:table-cell>
              <table:table-cell office:value-type="float" office:value="0.045707">
                <text:p>0.045707</text:p>
              </table:table-cell>
              <table:table-cell office:value-type="float" office:value="0.018091">
                <text:p>0.018091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03349">
                <text:p>0.003349</text:p>
              </table:table-cell>
              <table:table-cell office:value-type="float" office:value="0.045524">
                <text:p>0.045524</text:p>
              </table:table-cell>
              <table:table-cell office:value-type="float" office:value="0.017998">
                <text:p>0.017998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03322">
                <text:p>0.003322</text:p>
              </table:table-cell>
              <table:table-cell office:value-type="float" office:value="0.044858">
                <text:p>0.044858</text:p>
              </table:table-cell>
              <table:table-cell office:value-type="float" office:value="0.017902">
                <text:p>0.017902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03296">
                <text:p>0.003296</text:p>
              </table:table-cell>
              <table:table-cell office:value-type="float" office:value="0.043409">
                <text:p>0.043409</text:p>
              </table:table-cell>
              <table:table-cell office:value-type="float" office:value="0.015935">
                <text:p>0.01593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0327">
                <text:p>0.00327</text:p>
              </table:table-cell>
              <table:table-cell office:value-type="float" office:value="0.042187">
                <text:p>0.042187</text:p>
              </table:table-cell>
              <table:table-cell office:value-type="float" office:value="0.015808">
                <text:p>0.015808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03244">
                <text:p>0.003244</text:p>
              </table:table-cell>
              <table:table-cell office:value-type="float" office:value="0.041231">
                <text:p>0.041231</text:p>
              </table:table-cell>
              <table:table-cell office:value-type="float" office:value="0.015684">
                <text:p>0.015684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03218">
                <text:p>0.003218</text:p>
              </table:table-cell>
              <table:table-cell office:value-type="float" office:value="0.040616">
                <text:p>0.040616</text:p>
              </table:table-cell>
              <table:table-cell office:value-type="float" office:value="0.009939">
                <text:p>0.009939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03192">
                <text:p>0.003192</text:p>
              </table:table-cell>
              <table:table-cell office:value-type="float" office:value="0.040258">
                <text:p>0.040258</text:p>
              </table:table-cell>
              <table:table-cell office:value-type="float" office:value="0.015317">
                <text:p>0.015317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03167">
                <text:p>0.003167</text:p>
              </table:table-cell>
              <table:table-cell office:value-type="float" office:value="0.038024">
                <text:p>0.038024</text:p>
              </table:table-cell>
              <table:table-cell office:value-type="float" office:value="0.017072">
                <text:p>0.017072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-0.06553">
                <text:p>-0.06553</text:p>
              </table:table-cell>
              <table:table-cell office:value-type="float" office:value="0.003142">
                <text:p>0.003142</text:p>
              </table:table-cell>
              <table:table-cell office:value-type="float" office:value="0.036149">
                <text:p>0.036149</text:p>
              </table:table-cell>
              <table:table-cell office:value-type="float" office:value="0.01138">
                <text:p>0.01138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-0.06553">
                <text:p>-0.06553</text:p>
              </table:table-cell>
              <table:table-cell office:value-type="float" office:value="0.003117">
                <text:p>0.003117</text:p>
              </table:table-cell>
              <table:table-cell office:value-type="float" office:value="0.035598">
                <text:p>0.035598</text:p>
              </table:table-cell>
              <table:table-cell office:value-type="float" office:value="0.011189">
                <text:p>0.011189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03092">
                <text:p>0.003092</text:p>
              </table:table-cell>
              <table:table-cell office:value-type="float" office:value="0.034529">
                <text:p>0.034529</text:p>
              </table:table-cell>
              <table:table-cell office:value-type="float" office:value="0.014734">
                <text:p>0.01473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-0.06553">
                <text:p>-0.06553</text:p>
              </table:table-cell>
              <table:table-cell office:value-type="float" office:value="0.003068">
                <text:p>0.003068</text:p>
              </table:table-cell>
              <table:table-cell office:value-type="float" office:value="0.031574">
                <text:p>0.031574</text:p>
              </table:table-cell>
              <table:table-cell office:value-type="float" office:value="0.01086">
                <text:p>0.01086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03043">
                <text:p>0.003043</text:p>
              </table:table-cell>
              <table:table-cell office:value-type="float" office:value="0.029349">
                <text:p>0.029349</text:p>
              </table:table-cell>
              <table:table-cell office:value-type="float" office:value="0.008781">
                <text:p>0.008781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-0.06553">
                <text:p>-0.06553</text:p>
              </table:table-cell>
              <table:table-cell office:value-type="float" office:value="0.003019">
                <text:p>0.003019</text:p>
              </table:table-cell>
              <table:table-cell office:value-type="float" office:value="0.027022">
                <text:p>0.027022</text:p>
              </table:table-cell>
              <table:table-cell office:value-type="float" office:value="0.010406">
                <text:p>0.010406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02995">
                <text:p>0.002995</text:p>
              </table:table-cell>
              <table:table-cell office:value-type="float" office:value="0.024543">
                <text:p>0.024543</text:p>
              </table:table-cell>
              <table:table-cell office:value-type="float" office:value="0.012073">
                <text:p>0.012073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02971">
                <text:p>0.002971</text:p>
              </table:table-cell>
              <table:table-cell office:value-type="float" office:value="0.02122">
                <text:p>0.02122</text:p>
              </table:table-cell>
              <table:table-cell office:value-type="float" office:value="0.011916">
                <text:p>0.011916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02948">
                <text:p>0.002948</text:p>
              </table:table-cell>
              <table:table-cell office:value-type="float" office:value="0.01838">
                <text:p>0.01838</text:p>
              </table:table-cell>
              <table:table-cell office:value-type="float" office:value="0.008017">
                <text:p>0.008017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02924">
                <text:p>0.002924</text:p>
              </table:table-cell>
              <table:table-cell office:value-type="float" office:value="0.015671">
                <text:p>0.015671</text:p>
              </table:table-cell>
              <table:table-cell office:value-type="float" office:value="0.007778">
                <text:p>0.007778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02901">
                <text:p>0.002901</text:p>
              </table:table-cell>
              <table:table-cell office:value-type="float" office:value="0.012875">
                <text:p>0.012875</text:p>
              </table:table-cell>
              <table:table-cell office:value-type="float" office:value="0.01128">
                <text:p>0.01128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02878">
                <text:p>0.002878</text:p>
              </table:table-cell>
              <table:table-cell office:value-type="float" office:value="0.010191">
                <text:p>0.010191</text:p>
              </table:table-cell>
              <table:table-cell office:value-type="float" office:value="0.011117">
                <text:p>0.011117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02855">
                <text:p>0.002855</text:p>
              </table:table-cell>
              <table:table-cell office:value-type="float" office:value="0.008009">
                <text:p>0.008009</text:p>
              </table:table-cell>
              <table:table-cell office:value-type="float" office:value="0.010963">
                <text:p>0.010963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02833">
                <text:p>0.002833</text:p>
              </table:table-cell>
              <table:table-cell office:value-type="float" office:value="0.005593">
                <text:p>0.005593</text:p>
              </table:table-cell>
              <table:table-cell office:value-type="float" office:value="0.012686">
                <text:p>0.012686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">
                <text:p>0</text:p>
              </table:table-cell>
              <table:table-cell office:value-type="float" office:value="0.00281">
                <text:p>0.00281</text:p>
              </table:table-cell>
              <table:table-cell office:value-type="float" office:value="0.002856">
                <text:p>0.002856</text:p>
              </table:table-cell>
              <table:table-cell office:value-type="float" office:value="0.018198">
                <text:p>0.018198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02788">
                <text:p>0.002788</text:p>
              </table:table-cell>
              <table:table-cell office:value-type="float" office:value="0.00038">
                <text:p>0.00038</text:p>
              </table:table-cell>
              <table:table-cell office:value-type="float" office:value="0.01446">
                <text:p>0.01446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02766">
                <text:p>0.002766</text:p>
              </table:table-cell>
              <table:table-cell office:value-type="float" office:value="-0.001398">
                <text:p>-0.001398</text:p>
              </table:table-cell>
              <table:table-cell office:value-type="float" office:value="0.014386">
                <text:p>0.01438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-0.170378">
                <text:p>-0.170378</text:p>
              </table:table-cell>
              <table:table-cell office:value-type="float" office:value="0.002744">
                <text:p>0.002744</text:p>
              </table:table-cell>
              <table:table-cell office:value-type="float" office:value="-0.002726">
                <text:p>-0.002726</text:p>
              </table:table-cell>
              <table:table-cell office:value-type="float" office:value="-0.006334">
                <text:p>-0.006334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013106">
                <text:p>0.013106</text:p>
              </table:table-cell>
              <table:table-cell office:value-type="float" office:value="0.002722">
                <text:p>0.002722</text:p>
              </table:table-cell>
              <table:table-cell office:value-type="float" office:value="-0.004769">
                <text:p>-0.004769</text:p>
              </table:table-cell>
              <table:table-cell office:value-type="float" office:value="0.019338">
                <text:p>0.019338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06553">
                <text:p>0.06553</text:p>
              </table:table-cell>
              <table:table-cell office:value-type="float" office:value="0.0027">
                <text:p>0.0027</text:p>
              </table:table-cell>
              <table:table-cell office:value-type="float" office:value="-0.006711">
                <text:p>-0.006711</text:p>
              </table:table-cell>
              <table:table-cell office:value-type="float" office:value="0.026846">
                <text:p>0.026846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02679">
                <text:p>0.002679</text:p>
              </table:table-cell>
              <table:table-cell office:value-type="float" office:value="-0.007939">
                <text:p>-0.007939</text:p>
              </table:table-cell>
              <table:table-cell office:value-type="float" office:value="0.015836">
                <text:p>0.015836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02658">
                <text:p>0.002658</text:p>
              </table:table-cell>
              <table:table-cell office:value-type="float" office:value="-0.007961">
                <text:p>-0.007961</text:p>
              </table:table-cell>
              <table:table-cell office:value-type="float" office:value="0.012096">
                <text:p>0.012096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02637">
                <text:p>0.002637</text:p>
              </table:table-cell>
              <table:table-cell office:value-type="float" office:value="-0.007959">
                <text:p>-0.007959</text:p>
              </table:table-cell>
              <table:table-cell office:value-type="float" office:value="0.015727">
                <text:p>0.015727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026212">
                <text:p>0.026212</text:p>
              </table:table-cell>
              <table:table-cell office:value-type="float" office:value="0.002616">
                <text:p>0.002616</text:p>
              </table:table-cell>
              <table:table-cell office:value-type="float" office:value="-0.008288">
                <text:p>-0.008288</text:p>
              </table:table-cell>
              <table:table-cell office:value-type="float" office:value="0.021283">
                <text:p>0.021283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026212">
                <text:p>0.026212</text:p>
              </table:table-cell>
              <table:table-cell office:value-type="float" office:value="0.002595">
                <text:p>0.002595</text:p>
              </table:table-cell>
              <table:table-cell office:value-type="float" office:value="-0.008537">
                <text:p>-0.008537</text:p>
              </table:table-cell>
              <table:table-cell office:value-type="float" office:value="0.021345">
                <text:p>0.021345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013106">
                <text:p>0.013106</text:p>
              </table:table-cell>
              <table:table-cell office:value-type="float" office:value="0.002574">
                <text:p>0.002574</text:p>
              </table:table-cell>
              <table:table-cell office:value-type="float" office:value="-0.008384">
                <text:p>-0.008384</text:p>
              </table:table-cell>
              <table:table-cell office:value-type="float" office:value="0.019548">
                <text:p>0.019548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013106">
                <text:p>0.013106</text:p>
              </table:table-cell>
              <table:table-cell office:value-type="float" office:value="0.002554">
                <text:p>0.002554</text:p>
              </table:table-cell>
              <table:table-cell office:value-type="float" office:value="-0.008508">
                <text:p>-0.008508</text:p>
              </table:table-cell>
              <table:table-cell office:value-type="float" office:value="0.019584">
                <text:p>0.019584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026212">
                <text:p>0.026212</text:p>
              </table:table-cell>
              <table:table-cell office:value-type="float" office:value="0.002534">
                <text:p>0.002534</text:p>
              </table:table-cell>
              <table:table-cell office:value-type="float" office:value="-0.009056">
                <text:p>-0.009056</text:p>
              </table:table-cell>
              <table:table-cell office:value-type="float" office:value="0.021487">
                <text:p>0.021487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026212">
                <text:p>0.026212</text:p>
              </table:table-cell>
              <table:table-cell office:value-type="float" office:value="0.002514">
                <text:p>0.002514</text:p>
              </table:table-cell>
              <table:table-cell office:value-type="float" office:value="-0.009522">
                <text:p>-0.009522</text:p>
              </table:table-cell>
              <table:table-cell office:value-type="float" office:value="0.021553">
                <text:p>0.021553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039318">
                <text:p>0.039318</text:p>
              </table:table-cell>
              <table:table-cell office:value-type="float" office:value="0.002494">
                <text:p>0.002494</text:p>
              </table:table-cell>
              <table:table-cell office:value-type="float" office:value="-0.008623">
                <text:p>-0.008623</text:p>
              </table:table-cell>
              <table:table-cell office:value-type="float" office:value="0.023498">
                <text:p>0.023498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.052424">
                <text:p>0.052424</text:p>
              </table:table-cell>
              <table:table-cell office:value-type="float" office:value="0.002474">
                <text:p>0.002474</text:p>
              </table:table-cell>
              <table:table-cell office:value-type="float" office:value="-0.006728">
                <text:p>-0.006728</text:p>
              </table:table-cell>
              <table:table-cell office:value-type="float" office:value="0.025488">
                <text:p>0.025488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.039318">
                <text:p>0.039318</text:p>
              </table:table-cell>
              <table:table-cell office:value-type="float" office:value="0.002454">
                <text:p>0.002454</text:p>
              </table:table-cell>
              <table:table-cell office:value-type="float" office:value="-0.005456">
                <text:p>-0.005456</text:p>
              </table:table-cell>
              <table:table-cell office:value-type="float" office:value="0.023773">
                <text:p>0.023773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.078636">
                <text:p>0.078636</text:p>
              </table:table-cell>
              <table:table-cell office:value-type="float" office:value="0.002435">
                <text:p>0.002435</text:p>
              </table:table-cell>
              <table:table-cell office:value-type="float" office:value="-0.003271">
                <text:p>-0.003271</text:p>
              </table:table-cell>
              <table:table-cell office:value-type="float" office:value="0.029516">
                <text:p>0.029516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.06553">
                <text:p>0.06553</text:p>
              </table:table-cell>
              <table:table-cell office:value-type="float" office:value="0.002415">
                <text:p>0.002415</text:p>
              </table:table-cell>
              <table:table-cell office:value-type="float" office:value="0.000225">
                <text:p>0.000225</text:p>
              </table:table-cell>
              <table:table-cell office:value-type="float" office:value="0.027879">
                <text:p>0.027879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.06553">
                <text:p>0.06553</text:p>
              </table:table-cell>
              <table:table-cell office:value-type="float" office:value="0.002396">
                <text:p>0.002396</text:p>
              </table:table-cell>
              <table:table-cell office:value-type="float" office:value="0.005387">
                <text:p>0.005387</text:p>
              </table:table-cell>
              <table:table-cell office:value-type="float" office:value="0.028076">
                <text:p>0.028076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.078636">
                <text:p>0.078636</text:p>
              </table:table-cell>
              <table:table-cell office:value-type="float" office:value="0.002377">
                <text:p>0.002377</text:p>
              </table:table-cell>
              <table:table-cell office:value-type="float" office:value="0.010926">
                <text:p>0.010926</text:p>
              </table:table-cell>
              <table:table-cell office:value-type="float" office:value="0.030139">
                <text:p>0.030139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.06553">
                <text:p>0.06553</text:p>
              </table:table-cell>
              <table:table-cell office:value-type="float" office:value="0.002358">
                <text:p>0.002358</text:p>
              </table:table-cell>
              <table:table-cell office:value-type="float" office:value="0.016399">
                <text:p>0.016399</text:p>
              </table:table-cell>
              <table:table-cell office:value-type="float" office:value="0.028488">
                <text:p>0.028488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.06553">
                <text:p>0.06553</text:p>
              </table:table-cell>
              <table:table-cell office:value-type="float" office:value="0.00234">
                <text:p>0.00234</text:p>
              </table:table-cell>
              <table:table-cell office:value-type="float" office:value="0.021561">
                <text:p>0.021561</text:p>
              </table:table-cell>
              <table:table-cell office:value-type="float" office:value="0.028669">
                <text:p>0.028669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.039318">
                <text:p>0.039318</text:p>
              </table:table-cell>
              <table:table-cell office:value-type="float" office:value="0.002321">
                <text:p>0.002321</text:p>
              </table:table-cell>
              <table:table-cell office:value-type="float" office:value="0.028003">
                <text:p>0.028003</text:p>
              </table:table-cell>
              <table:table-cell office:value-type="float" office:value="0.025098">
                <text:p>0.025098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.039318">
                <text:p>0.039318</text:p>
              </table:table-cell>
              <table:table-cell office:value-type="float" office:value="0.002303">
                <text:p>0.002303</text:p>
              </table:table-cell>
              <table:table-cell office:value-type="float" office:value="0.03447">
                <text:p>0.03447</text:p>
              </table:table-cell>
              <table:table-cell office:value-type="float" office:value="0.025191">
                <text:p>0.025191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.026212">
                <text:p>0.026212</text:p>
              </table:table-cell>
              <table:table-cell office:value-type="float" office:value="0.002284">
                <text:p>0.002284</text:p>
              </table:table-cell>
              <table:table-cell office:value-type="float" office:value="0.040882">
                <text:p>0.040882</text:p>
              </table:table-cell>
              <table:table-cell office:value-type="float" office:value="0.023411">
                <text:p>0.023411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.039318">
                <text:p>0.039318</text:p>
              </table:table-cell>
              <table:table-cell office:value-type="float" office:value="0.002266">
                <text:p>0.002266</text:p>
              </table:table-cell>
              <table:table-cell office:value-type="float" office:value="0.047263">
                <text:p>0.047263</text:p>
              </table:table-cell>
              <table:table-cell office:value-type="float" office:value="0.025347">
                <text:p>0.025347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">
                <text:p>0</text:p>
              </table:table-cell>
              <table:table-cell office:value-type="float" office:value="0.002248">
                <text:p>0.002248</text:p>
              </table:table-cell>
              <table:table-cell office:value-type="float" office:value="0.052708">
                <text:p>0.052708</text:p>
              </table:table-cell>
              <table:table-cell office:value-type="float" office:value="0.019837">
                <text:p>0.019837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0223">
                <text:p>0.00223</text:p>
              </table:table-cell>
              <table:table-cell office:value-type="float" office:value="0.055045">
                <text:p>0.055045</text:p>
              </table:table-cell>
              <table:table-cell office:value-type="float" office:value="0.016082">
                <text:p>0.016082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02213">
                <text:p>0.002213</text:p>
              </table:table-cell>
              <table:table-cell office:value-type="float" office:value="0.057129">
                <text:p>0.057129</text:p>
              </table:table-cell>
              <table:table-cell office:value-type="float" office:value="0.017864">
                <text:p>0.017864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02195">
                <text:p>0.002195</text:p>
              </table:table-cell>
              <table:table-cell office:value-type="float" office:value="0.059234">
                <text:p>0.059234</text:p>
              </table:table-cell>
              <table:table-cell office:value-type="float" office:value="0.014064">
                <text:p>0.014064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02178">
                <text:p>0.002178</text:p>
              </table:table-cell>
              <table:table-cell office:value-type="float" office:value="0.06053">
                <text:p>0.06053</text:p>
              </table:table-cell>
              <table:table-cell office:value-type="float" office:value="0.015816">
                <text:p>0.0158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